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706cm"/>
    </style:style>
  </office:automatic-styles>
  <office:body>
    <office:spreadsheet>
      <table:table table:name="Louga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2">
          <table:table-cell office:value-type="string">
            <text:p>Stats</text:p>
          </table:table-cell>
          <table:table-cell office:value-type="string">
            <text:p>LVL</text:p>
          </table:table-cell>
          <table:table-cell office:value-type="string">
            <text:p>HP</text:p>
          </table:table-cell>
          <table:table-cell office:value-type="string">
            <text:p>MP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office:value-type="string">
            <text:p>MAG</text:p>
          </table:table-cell>
          <table:table-cell office:value-type="string">
            <text:p>MDEF</text:p>
          </table:table-cell>
          <table:table-cell office:value-type="string">
            <text:p>AGI</text:p>
          </table:table-cell>
          <table:table-cell office:value-type="string">
            <text:p>LUK</text:p>
          </table:table-cell>
          <table:table-cell office:value-type="string">
            <text:p>Total (sans HP/MP)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56+(22*[.B3]^1.2)" office:value-type="float" office:value="278">
            <text:p>278</text:p>
          </table:table-cell>
          <table:table-cell table:formula="of:=25+(6*[.B3]^0.8)" office:value-type="float" office:value="31">
            <text:p>31</text:p>
          </table:table-cell>
          <table:table-cell table:formula="of:=8+(1.5*[.B3]^1.2)" office:value-type="float" office:value="9.5">
            <text:p>9,5</text:p>
          </table:table-cell>
          <table:table-cell table:formula="of:=7+(1.4*[.B3]^1.1)" office:value-type="float" office:value="8.4">
            <text:p>8,4</text:p>
          </table:table-cell>
          <table:table-cell table:formula="of:=3+(0.9*[.B3]^1.2)" office:value-type="float" office:value="3.9">
            <text:p>3,9</text:p>
          </table:table-cell>
          <table:table-cell table:formula="of:=8+(1.2*[.B3]^1.2)" office:value-type="float" office:value="9.2">
            <text:p>9,2</text:p>
          </table:table-cell>
          <table:table-cell table:formula="of:=5+(1.7*[.B3]^0.975)" office:value-type="float" office:value="6.7">
            <text:p>6,7</text:p>
          </table:table-cell>
          <table:table-cell table:formula="of:=6+(4*[.B3]^0.85)" office:value-type="float" office:value="10">
            <text:p>10</text:p>
          </table:table-cell>
          <table:table-cell table:formula="of:=SUM([.E3:.J3])" office:value-type="float" office:value="47.7">
            <text:p>47,7</text:p>
          </table:table-cell>
        </table:table-row>
        <table:table-row table:style-name="ro1">
          <table:table-cell/>
          <table:table-cell table:formula="of:=[.B3]+1" office:value-type="float" office:value="2">
            <text:p>2</text:p>
          </table:table-cell>
          <table:table-cell table:style-name="ce1" table:formula="of:=256+(22*[.B4]^1.2)" office:value-type="float" office:value="306.54272761987">
            <text:p>306,5427276199</text:p>
          </table:table-cell>
          <table:table-cell table:formula="of:=25+(6*[.B4]^0.8)" office:value-type="float" office:value="35.4466067595535">
            <text:p>35,4466067596</text:p>
          </table:table-cell>
          <table:table-cell table:formula="of:=8+(1.5*[.B4]^1.2)" office:value-type="float" office:value="11.4460950649911">
            <text:p>11,446095065</text:p>
          </table:table-cell>
          <table:table-cell table:formula="of:=7+(1.4*[.B4]^1.1)" office:value-type="float" office:value="10.0009656951016">
            <text:p>10,0009656951</text:p>
          </table:table-cell>
          <table:table-cell table:formula="of:=3+(0.9*[.B4]^1.2)" office:value-type="float" office:value="5.06765703899466">
            <text:p>5,067657039</text:p>
          </table:table-cell>
          <table:table-cell table:formula="of:=8+(1.2*[.B4]^1.2)" office:value-type="float" office:value="10.7568760519929">
            <text:p>10,756876052</text:p>
          </table:table-cell>
          <table:table-cell table:formula="of:=5+(1.7*[.B4]^0.975)" office:value-type="float" office:value="8.34159003505386">
            <text:p>8,3415900351</text:p>
          </table:table-cell>
          <table:table-cell table:formula="of:=6+(4*[.B4]^0.85)" office:value-type="float" office:value="13.2100037008866">
            <text:p>13,2100037009</text:p>
          </table:table-cell>
          <table:table-cell table:formula="of:=SUM([.E4:.J4])" office:value-type="float" office:value="58.8231875870208">
            <text:p>58,823187587</text:p>
          </table:table-cell>
        </table:table-row>
        <table:table-row table:style-name="ro1">
          <table:table-cell/>
          <table:table-cell table:formula="of:=[.B4]+1" office:value-type="float" office:value="3">
            <text:p>3</text:p>
          </table:table-cell>
          <table:table-cell table:style-name="ce1" table:formula="of:=256+(22*[.B5]^1.2)" office:value-type="float" office:value="338.218242014624">
            <text:p>338,2182420146</text:p>
          </table:table-cell>
          <table:table-cell table:formula="of:=25+(6*[.B5]^0.8)" office:value-type="float" office:value="39.4493481116841">
            <text:p>39,4493481117</text:p>
          </table:table-cell>
          <table:table-cell table:formula="of:=8+(1.5*[.B5]^1.2)" office:value-type="float" office:value="13.6057892282698">
            <text:p>13,6057892283</text:p>
          </table:table-cell>
          <table:table-cell table:formula="of:=7+(1.4*[.B5]^1.1)" office:value-type="float" office:value="11.6877173309424">
            <text:p>11,6877173309</text:p>
          </table:table-cell>
          <table:table-cell table:formula="of:=3+(0.9*[.B5]^1.2)" office:value-type="float" office:value="6.3634735369619">
            <text:p>6,363473537</text:p>
          </table:table-cell>
          <table:table-cell table:formula="of:=8+(1.2*[.B5]^1.2)" office:value-type="float" office:value="12.4846313826159">
            <text:p>12,4846313826</text:p>
          </table:table-cell>
          <table:table-cell table:formula="of:=5+(1.7*[.B5]^0.975)" office:value-type="float" office:value="9.96183301783429">
            <text:p>9,9618330178</text:p>
          </table:table-cell>
          <table:table-cell table:formula="of:=6+(4*[.B5]^0.85)" office:value-type="float" office:value="16.1768426065642">
            <text:p>16,1768426066</text:p>
          </table:table-cell>
          <table:table-cell table:formula="of:=SUM([.E5:.J5])" office:value-type="float" office:value="70.2802871031885">
            <text:p>70,2802871032</text:p>
          </table:table-cell>
        </table:table-row>
        <table:table-row table:style-name="ro1">
          <table:table-cell/>
          <table:table-cell table:formula="of:=[.B5]+1" office:value-type="float" office:value="4">
            <text:p>4</text:p>
          </table:table-cell>
          <table:table-cell table:formula="of:=256+(22*[.B6]^1.2)" office:value-type="float" office:value="372.116696148015">
            <text:p>372,116696148</text:p>
          </table:table-cell>
          <table:table-cell table:formula="of:=25+(6*[.B6]^0.8)" office:value-type="float" office:value="43.1885987981248">
            <text:p>43,1885987981</text:p>
          </table:table-cell>
          <table:table-cell table:formula="of:=8+(1.5*[.B6]^1.2)" office:value-type="float" office:value="15.9170474646374">
            <text:p>15,9170474646</text:p>
          </table:table-cell>
          <table:table-cell table:formula="of:=7+(1.4*[.B6]^1.1)" office:value-type="float" office:value="13.4327107879834">
            <text:p>13,432710788</text:p>
          </table:table-cell>
          <table:table-cell table:formula="of:=3+(0.9*[.B6]^1.2)" office:value-type="float" office:value="7.75022847878242">
            <text:p>7,7502284788</text:p>
          </table:table-cell>
          <table:table-cell table:formula="of:=8+(1.2*[.B6]^1.2)" office:value-type="float" office:value="14.3336379717099">
            <text:p>14,3336379717</text:p>
          </table:table-cell>
          <table:table-cell table:formula="of:=5+(1.7*[.B6]^0.975)" office:value-type="float" office:value="11.568367036689">
            <text:p>11,5683670367</text:p>
          </table:table-cell>
          <table:table-cell table:formula="of:=6+(4*[.B6]^0.85)" office:value-type="float" office:value="18.9960383416998">
            <text:p>18,9960383417</text:p>
          </table:table-cell>
          <table:table-cell table:formula="of:=SUM([.E6:.J6])" office:value-type="float" office:value="81.9980300815018">
            <text:p>81,9980300815</text:p>
          </table:table-cell>
        </table:table-row>
        <table:table-row table:style-name="ro1">
          <table:table-cell/>
          <table:table-cell table:formula="of:=[.B6]+1" office:value-type="float" office:value="5">
            <text:p>5</text:p>
          </table:table-cell>
          <table:table-cell table:formula="of:=256+(22*[.B7]^1.2)" office:value-type="float" office:value="407.770262760734">
            <text:p>407,7702627607</text:p>
          </table:table-cell>
          <table:table-cell table:formula="of:=25+(6*[.B7]^0.8)" office:value-type="float" office:value="46.7433899103309">
            <text:p>46,7433899103</text:p>
          </table:table-cell>
          <table:table-cell table:formula="of:=8+(1.5*[.B7]^1.2)" office:value-type="float" office:value="18.3479724609591">
            <text:p>18,347972461</text:p>
          </table:table-cell>
          <table:table-cell table:formula="of:=7+(1.4*[.B7]^1.1)" office:value-type="float" office:value="15.2223326016161">
            <text:p>15,2223326016</text:p>
          </table:table-cell>
          <table:table-cell table:formula="of:=3+(0.9*[.B7]^1.2)" office:value-type="float" office:value="9.20878347657547">
            <text:p>9,2087834766</text:p>
          </table:table-cell>
          <table:table-cell table:formula="of:=8+(1.2*[.B7]^1.2)" office:value-type="float" office:value="16.2783779687673">
            <text:p>16,2783779688</text:p>
          </table:table-cell>
          <table:table-cell table:formula="of:=5+(1.7*[.B7]^0.975)" office:value-type="float" office:value="13.1647835427015">
            <text:p>13,1647835427</text:p>
          </table:table-cell>
          <table:table-cell table:formula="of:=6+(4*[.B7]^0.85)" office:value-type="float" office:value="21.7103006046353">
            <text:p>21,7103006046</text:p>
          </table:table-cell>
          <table:table-cell table:formula="of:=SUM([.E7:.J7])" office:value-type="float" office:value="93.9325506552548">
            <text:p>93,9325506553</text:p>
          </table:table-cell>
        </table:table-row>
        <table:table-row table:style-name="ro1">
          <table:table-cell/>
          <table:table-cell table:formula="of:=[.B7]+1" office:value-type="float" office:value="6">
            <text:p>6</text:p>
          </table:table-cell>
          <table:table-cell table:formula="of:=256+(22*[.B8]^1.2)" office:value-type="float" office:value="444.887918705894">
            <text:p>444,8879187059</text:p>
          </table:table-cell>
          <table:table-cell table:formula="of:=25+(6*[.B8]^0.8)" office:value-type="float" office:value="50.1577762757769">
            <text:p>50,1577762758</text:p>
          </table:table-cell>
          <table:table-cell table:formula="of:=8+(1.5*[.B8]^1.2)" office:value-type="float" office:value="20.8787217299473">
            <text:p>20,8787217299</text:p>
          </table:table-cell>
          <table:table-cell table:formula="of:=7+(1.4*[.B8]^1.1)" office:value-type="float" office:value="17.0483420703511">
            <text:p>17,0483420704</text:p>
          </table:table-cell>
          <table:table-cell table:formula="of:=3+(0.9*[.B8]^1.2)" office:value-type="float" office:value="10.7272330379684">
            <text:p>10,727233038</text:p>
          </table:table-cell>
          <table:table-cell table:formula="of:=8+(1.2*[.B8]^1.2)" office:value-type="float" office:value="18.3029773839578">
            <text:p>18,302977384</text:p>
          </table:table-cell>
          <table:table-cell table:formula="of:=5+(1.7*[.B8]^0.975)" office:value-type="float" office:value="14.753183392939">
            <text:p>14,7531833929</text:p>
          </table:table-cell>
          <table:table-cell table:formula="of:=6+(4*[.B8]^0.85)" office:value-type="float" office:value="24.3437682141672">
            <text:p>24,3437682142</text:p>
          </table:table-cell>
          <table:table-cell table:formula="of:=SUM([.E8:.J8])" office:value-type="float" office:value="106.054225829331">
            <text:p>106,0542258293</text:p>
          </table:table-cell>
        </table:table-row>
        <table:table-row table:style-name="ro1">
          <table:table-cell/>
          <table:table-cell table:formula="of:=[.B8]+1" office:value-type="float" office:value="7">
            <text:p>7</text:p>
          </table:table-cell>
          <table:table-cell table:formula="of:=256+(22*[.B9]^1.2)" office:value-type="float" office:value="483.269066885561">
            <text:p>483,2690668856</text:p>
          </table:table-cell>
          <table:table-cell table:formula="of:=25+(6*[.B9]^0.8)" office:value-type="float" office:value="53.4596583628202">
            <text:p>53,4596583628</text:p>
          </table:table-cell>
          <table:table-cell table:formula="of:=8+(1.5*[.B9]^1.2)" office:value-type="float" office:value="23.4956181967428">
            <text:p>23,4956181967</text:p>
          </table:table-cell>
          <table:table-cell table:formula="of:=7+(1.4*[.B9]^1.1)" office:value-type="float" office:value="18.9051776315829">
            <text:p>18,9051776316</text:p>
          </table:table-cell>
          <table:table-cell table:formula="of:=3+(0.9*[.B9]^1.2)" office:value-type="float" office:value="12.2973709180457">
            <text:p>12,297370918</text:p>
          </table:table-cell>
          <table:table-cell table:formula="of:=8+(1.2*[.B9]^1.2)" office:value-type="float" office:value="20.3964945573942">
            <text:p>20,3964945574</text:p>
          </table:table-cell>
          <table:table-cell table:formula="of:=5+(1.7*[.B9]^0.975)" office:value-type="float" office:value="16.3349474332842">
            <text:p>16,3349474333</text:p>
          </table:table-cell>
          <table:table-cell table:formula="of:=6+(4*[.B9]^0.85)" office:value-type="float" office:value="26.9118919047929">
            <text:p>26,9118919048</text:p>
          </table:table-cell>
          <table:table-cell table:formula="of:=SUM([.E9:.J9])" office:value-type="float" office:value="118.341500641843">
            <text:p>118,3415006418</text:p>
          </table:table-cell>
        </table:table-row>
        <table:table-row table:style-name="ro1">
          <table:table-cell/>
          <table:table-cell table:formula="of:=[.B9]+1" office:value-type="float" office:value="8">
            <text:p>8</text:p>
          </table:table-cell>
          <table:table-cell table:formula="of:=256+(22*[.B10]^1.2)" office:value-type="float" office:value="522.76611570583">
            <text:p>522,7661157058</text:p>
          </table:table-cell>
          <table:table-cell table:formula="of:=25+(6*[.B10]^0.8)" office:value-type="float" office:value="56.6681898585495">
            <text:p>56,6681898585</text:p>
          </table:table-cell>
          <table:table-cell table:formula="of:=8+(1.5*[.B10]^1.2)" office:value-type="float" office:value="26.1885987981248">
            <text:p>26,1885987981</text:p>
          </table:table-cell>
          <table:table-cell table:formula="of:=7+(1.4*[.B10]^1.1)" office:value-type="float" office:value="20.7888174294631">
            <text:p>20,7888174295</text:p>
          </table:table-cell>
          <table:table-cell table:formula="of:=3+(0.9*[.B10]^1.2)" office:value-type="float" office:value="13.9131592788749">
            <text:p>13,9131592789</text:p>
          </table:table-cell>
          <table:table-cell table:formula="of:=8+(1.2*[.B10]^1.2)" office:value-type="float" office:value="22.5508790384998">
            <text:p>22,5508790385</text:p>
          </table:table-cell>
          <table:table-cell table:formula="of:=5+(1.7*[.B10]^0.975)" office:value-type="float" office:value="17.9110528449271">
            <text:p>17,9110528449</text:p>
          </table:table-cell>
          <table:table-cell table:formula="of:=6+(4*[.B10]^0.85)" office:value-type="float" office:value="29.42537113513">
            <text:p>29,4253711351</text:p>
          </table:table-cell>
          <table:table-cell table:formula="of:=SUM([.E10:.J10])" office:value-type="float" office:value="130.77787852502">
            <text:p>130,777878525</text:p>
          </table:table-cell>
        </table:table-row>
        <table:table-row table:style-name="ro1">
          <table:table-cell/>
          <table:table-cell table:formula="of:=[.B10]+1" office:value-type="float" office:value="9">
            <text:p>9</text:p>
          </table:table-cell>
          <table:table-cell table:formula="of:=256+(22*[.B11]^1.2)" office:value-type="float" office:value="563.265423635241">
            <text:p>563,2654236352</text:p>
          </table:table-cell>
          <table:table-cell table:formula="of:=25+(6*[.B11]^0.8)" office:value-type="float" office:value="59.7972768087717">
            <text:p>59,7972768088</text:p>
          </table:table-cell>
          <table:table-cell table:formula="of:=8+(1.5*[.B11]^1.2)" office:value-type="float" office:value="28.9499152478573">
            <text:p>28,9499152479</text:p>
          </table:table-cell>
          <table:table-cell table:formula="of:=7+(1.4*[.B11]^1.1)" office:value-type="float" office:value="22.6962098391555">
            <text:p>22,6962098392</text:p>
          </table:table-cell>
          <table:table-cell table:formula="of:=3+(0.9*[.B11]^1.2)" office:value-type="float" office:value="15.5699491487144">
            <text:p>15,5699491487</text:p>
          </table:table-cell>
          <table:table-cell table:formula="of:=8+(1.2*[.B11]^1.2)" office:value-type="float" office:value="24.7599321982859">
            <text:p>24,7599321983</text:p>
          </table:table-cell>
          <table:table-cell table:formula="of:=5+(1.7*[.B11]^0.975)" office:value-type="float" office:value="19.4822275863944">
            <text:p>19,4822275864</text:p>
          </table:table-cell>
          <table:table-cell table:formula="of:=6+(4*[.B11]^0.85)" office:value-type="float" office:value="31.8920313596951">
            <text:p>31,8920313597</text:p>
          </table:table-cell>
          <table:table-cell table:formula="of:=SUM([.E11:.J11])" office:value-type="float" office:value="143.350265380103">
            <text:p>143,3502653801</text:p>
          </table:table-cell>
        </table:table-row>
        <table:table-row table:style-name="ro1">
          <table:table-cell/>
          <table:table-cell table:formula="of:=[.B11]+1" office:value-type="float" office:value="10">
            <text:p>10</text:p>
          </table:table-cell>
          <table:table-cell table:formula="of:=256+(22*[.B12]^1.2)" office:value-type="float" office:value="604.676502341445">
            <text:p>604,6765023414</text:p>
          </table:table-cell>
          <table:table-cell table:formula="of:=25+(6*[.B12]^0.8)" office:value-type="float" office:value="62.8574406688116">
            <text:p>62,8574406688</text:p>
          </table:table-cell>
          <table:table-cell table:formula="of:=8+(1.5*[.B12]^1.2)" office:value-type="float" office:value="31.7733978869167">
            <text:p>31,7733978869</text:p>
          </table:table-cell>
          <table:table-cell table:formula="of:=7+(1.4*[.B12]^1.1)" office:value-type="float" office:value="24.6249557651183">
            <text:p>24,6249557651</text:p>
          </table:table-cell>
          <table:table-cell table:formula="of:=3+(0.9*[.B12]^1.2)" office:value-type="float" office:value="17.26403873215">
            <text:p>17,2640387322</text:p>
          </table:table-cell>
          <table:table-cell table:formula="of:=8+(1.2*[.B12]^1.2)" office:value-type="float" office:value="27.0187183095334">
            <text:p>27,0187183095</text:p>
          </table:table-cell>
          <table:table-cell table:formula="of:=5+(1.7*[.B12]^0.975)" office:value-type="float" office:value="21.0490348968607">
            <text:p>21,0490348969</text:p>
          </table:table-cell>
          <table:table-cell table:formula="of:=6+(4*[.B12]^0.85)" office:value-type="float" office:value="34.3178313753655">
            <text:p>34,3178313754</text:p>
          </table:table-cell>
          <table:table-cell table:formula="of:=SUM([.E12:.J12])" office:value-type="float" office:value="156.047976965945">
            <text:p>156,0479769659</text:p>
          </table:table-cell>
        </table:table-row>
        <table:table-row table:style-name="ro1">
          <table:table-cell/>
          <table:table-cell table:formula="of:=[.B12]+1" office:value-type="float" office:value="11">
            <text:p>11</text:p>
          </table:table-cell>
          <table:table-cell table:formula="of:=256+(22*[.B13]^1.2)" office:value-type="float" office:value="646.925412420927">
            <text:p>646,9254124209</text:p>
          </table:table-cell>
          <table:table-cell table:formula="of:=25+(6*[.B13]^0.8)" office:value-type="float" office:value="65.8568987651338">
            <text:p>65,8568987651</text:p>
          </table:table-cell>
          <table:table-cell table:formula="of:=8+(1.5*[.B13]^1.2)" office:value-type="float" office:value="34.6540053923359">
            <text:p>34,6540053923</text:p>
          </table:table-cell>
          <table:table-cell table:formula="of:=7+(1.4*[.B13]^1.1)" office:value-type="float" office:value="26.5731168742362">
            <text:p>26,5731168742</text:p>
          </table:table-cell>
          <table:table-cell table:formula="of:=3+(0.9*[.B13]^1.2)" office:value-type="float" office:value="18.9924032354016">
            <text:p>18,9924032354</text:p>
          </table:table-cell>
          <table:table-cell table:formula="of:=8+(1.2*[.B13]^1.2)" office:value-type="float" office:value="29.3232043138687">
            <text:p>29,3232043139</text:p>
          </table:table-cell>
          <table:table-cell table:formula="of:=5+(1.7*[.B13]^0.975)" office:value-type="float" office:value="22.6119234610046">
            <text:p>22,611923461</text:p>
          </table:table-cell>
          <table:table-cell table:formula="of:=6+(4*[.B13]^0.85)" office:value-type="float" office:value="36.7074514381966">
            <text:p>36,7074514382</text:p>
          </table:table-cell>
          <table:table-cell table:formula="of:=SUM([.E13:.J13])" office:value-type="float" office:value="168.862104715044">
            <text:p>168,862104715</text:p>
          </table:table-cell>
        </table:table-row>
        <table:table-row table:style-name="ro1">
          <table:table-cell/>
          <table:table-cell table:formula="of:=[.B13]+1" office:value-type="float" office:value="12">
            <text:p>12</text:p>
          </table:table-cell>
          <table:table-cell table:formula="of:=256+(22*[.B14]^1.2)" office:value-type="float" office:value="689.950482992548">
            <text:p>689,9504829925</text:p>
          </table:table-cell>
          <table:table-cell table:formula="of:=25+(6*[.B14]^0.8)" office:value-type="float" office:value="68.8022326163108">
            <text:p>68,8022326163</text:p>
          </table:table-cell>
          <table:table-cell table:formula="of:=8+(1.5*[.B14]^1.2)" office:value-type="float" office:value="37.5875329313101">
            <text:p>37,5875329313</text:p>
          </table:table-cell>
          <table:table-cell table:formula="of:=7+(1.4*[.B14]^1.1)" office:value-type="float" office:value="28.5390927469785">
            <text:p>28,539092747</text:p>
          </table:table-cell>
          <table:table-cell table:formula="of:=3+(0.9*[.B14]^1.2)" office:value-type="float" office:value="20.752519758786">
            <text:p>20,7525197588</text:p>
          </table:table-cell>
          <table:table-cell table:formula="of:=8+(1.2*[.B14]^1.2)" office:value-type="float" office:value="31.670026345048">
            <text:p>31,670026345</text:p>
          </table:table-cell>
          <table:table-cell table:formula="of:=5+(1.7*[.B14]^0.975)" office:value-type="float" office:value="24.1712590799398">
            <text:p>24,1712590799</text:p>
          </table:table-cell>
          <table:table-cell table:formula="of:=6+(4*[.B14]^0.85)" office:value-type="float" office:value="39.064659178088">
            <text:p>39,0646591781</text:p>
          </table:table-cell>
          <table:table-cell table:formula="of:=SUM([.E14:.J14])" office:value-type="float" office:value="181.78509004015">
            <text:p>181,7850900402</text:p>
          </table:table-cell>
        </table:table-row>
        <table:table-row table:style-name="ro1">
          <table:table-cell/>
          <table:table-cell table:formula="of:=[.B14]+1" office:value-type="float" office:value="13">
            <text:p>13</text:p>
          </table:table-cell>
          <table:table-cell table:formula="of:=256+(22*[.B15]^1.2)" office:value-type="float" office:value="733.699408567756">
            <text:p>733,6994085678</text:p>
          </table:table-cell>
          <table:table-cell table:formula="of:=25+(6*[.B15]^0.8)" office:value-type="float" office:value="71.6988227322368">
            <text:p>71,6988227322</text:p>
          </table:table-cell>
          <table:table-cell table:formula="of:=8+(1.5*[.B15]^1.2)" office:value-type="float" office:value="40.5704142205288">
            <text:p>40,5704142205</text:p>
          </table:table-cell>
          <table:table-cell table:formula="of:=7+(1.4*[.B15]^1.1)" office:value-type="float" office:value="30.5215384182111">
            <text:p>30,5215384182</text:p>
          </table:table-cell>
          <table:table-cell table:formula="of:=3+(0.9*[.B15]^1.2)" office:value-type="float" office:value="22.5422485323173">
            <text:p>22,5422485323</text:p>
          </table:table-cell>
          <table:table-cell table:formula="of:=8+(1.2*[.B15]^1.2)" office:value-type="float" office:value="34.056331376423">
            <text:p>34,0563313764</text:p>
          </table:table-cell>
          <table:table-cell table:formula="of:=5+(1.7*[.B15]^0.975)" office:value-type="float" office:value="25.727345654882">
            <text:p>25,7273456549</text:p>
          </table:table-cell>
          <table:table-cell table:formula="of:=6+(4*[.B15]^0.85)" office:value-type="float" office:value="41.3925489009903">
            <text:p>41,392548901</text:p>
          </table:table-cell>
          <table:table-cell table:formula="of:=SUM([.E15:.J15])" office:value-type="float" office:value="194.810427103353">
            <text:p>194,8104271034</text:p>
          </table:table-cell>
        </table:table-row>
        <table:table-row table:style-name="ro1">
          <table:table-cell/>
          <table:table-cell table:formula="of:=[.B15]+1" office:value-type="float" office:value="14">
            <text:p>14</text:p>
          </table:table-cell>
          <table:table-cell table:formula="of:=256+(22*[.B16]^1.2)" office:value-type="float" office:value="778.12720654631">
            <text:p>778,1272065463</text:p>
          </table:table-cell>
          <table:table-cell table:formula="of:=25+(6*[.B16]^0.8)" office:value-type="float" office:value="74.5511432379368">
            <text:p>74,5511432379</text:p>
          </table:table-cell>
          <table:table-cell table:formula="of:=8+(1.5*[.B16]^1.2)" office:value-type="float" office:value="43.5995822645211">
            <text:p>43,5995822645</text:p>
          </table:table-cell>
          <table:table-cell table:formula="of:=7+(1.4*[.B16]^1.1)" office:value-type="float" office:value="32.5193069046224">
            <text:p>32,5193069046</text:p>
          </table:table-cell>
          <table:table-cell table:formula="of:=3+(0.9*[.B16]^1.2)" office:value-type="float" office:value="24.3597493587127">
            <text:p>24,3597493587</text:p>
          </table:table-cell>
          <table:table-cell table:formula="of:=8+(1.2*[.B16]^1.2)" office:value-type="float" office:value="36.4796658116169">
            <text:p>36,4796658116</text:p>
          </table:table-cell>
          <table:table-cell table:formula="of:=5+(1.7*[.B16]^0.975)" office:value-type="float" office:value="27.2804396417186">
            <text:p>27,2804396417</text:p>
          </table:table-cell>
          <table:table-cell table:formula="of:=6+(4*[.B16]^0.85)" office:value-type="float" office:value="43.6937045065246">
            <text:p>43,6937045065</text:p>
          </table:table-cell>
          <table:table-cell table:formula="of:=SUM([.E16:.J16])" office:value-type="float" office:value="207.932448487716">
            <text:p>207,9324484877</text:p>
          </table:table-cell>
        </table:table-row>
        <table:table-row table:style-name="ro1">
          <table:table-cell/>
          <table:table-cell table:formula="of:=[.B16]+1" office:value-type="float" office:value="15">
            <text:p>15</text:p>
          </table:table-cell>
          <table:table-cell table:formula="of:=256+(22*[.B17]^1.2)" office:value-type="float" office:value="823.194736103868">
            <text:p>823,1947361039</text:p>
          </table:table-cell>
          <table:table-cell table:formula="of:=25+(6*[.B17]^0.8)" office:value-type="float" office:value="77.3629683237419">
            <text:p>77,3629683237</text:p>
          </table:table-cell>
          <table:table-cell table:formula="of:=8+(1.5*[.B17]^1.2)" office:value-type="float" office:value="46.6723683707183">
            <text:p>46,6723683707</text:p>
          </table:table-cell>
          <table:table-cell table:formula="of:=7+(1.4*[.B17]^1.1)" office:value-type="float" office:value="34.5314078838348">
            <text:p>34,5314078838</text:p>
          </table:table-cell>
          <table:table-cell table:formula="of:=3+(0.9*[.B17]^1.2)" office:value-type="float" office:value="26.203421022431">
            <text:p>26,2034210224</text:p>
          </table:table-cell>
          <table:table-cell table:formula="of:=8+(1.2*[.B17]^1.2)" office:value-type="float" office:value="38.9378946965746">
            <text:p>38,9378946966</text:p>
          </table:table-cell>
          <table:table-cell table:formula="of:=5+(1.7*[.B17]^0.975)" office:value-type="float" office:value="28.8307603327333">
            <text:p>28,8307603327</text:p>
          </table:table-cell>
          <table:table-cell table:formula="of:=6+(4*[.B17]^0.85)" office:value-type="float" office:value="45.9703141387959">
            <text:p>45,9703141388</text:p>
          </table:table-cell>
          <table:table-cell table:formula="of:=SUM([.E17:.J17])" office:value-type="float" office:value="221.146166445088">
            <text:p>221,1461664451</text:p>
          </table:table-cell>
        </table:table-row>
        <table:table-row table:style-name="ro1">
          <table:table-cell/>
          <table:table-cell table:formula="of:=[.B17]+1" office:value-type="float" office:value="16">
            <text:p>16</text:p>
          </table:table-cell>
          <table:table-cell table:formula="of:=256+(22*[.B18]^1.2)" office:value-type="float" office:value="868.867596560471">
            <text:p>868,8675965605</text:p>
          </table:table-cell>
          <table:table-cell table:formula="of:=25+(6*[.B18]^0.8)" office:value-type="float" office:value="80.1375210398577">
            <text:p>80,1375210399</text:p>
          </table:table-cell>
          <table:table-cell table:formula="of:=8+(1.5*[.B18]^1.2)" office:value-type="float" office:value="49.786427038214">
            <text:p>49,7864270382</text:p>
          </table:table-cell>
          <table:table-cell table:formula="of:=7+(1.4*[.B18]^1.1)" office:value-type="float" office:value="36.5569772013128">
            <text:p>36,5569772013</text:p>
          </table:table-cell>
          <table:table-cell table:formula="of:=3+(0.9*[.B18]^1.2)" office:value-type="float" office:value="28.0718562229284">
            <text:p>28,0718562229</text:p>
          </table:table-cell>
          <table:table-cell table:formula="of:=8+(1.2*[.B18]^1.2)" office:value-type="float" office:value="41.4291416305712">
            <text:p>41,4291416306</text:p>
          </table:table-cell>
          <table:table-cell table:formula="of:=5+(1.7*[.B18]^0.975)" office:value-type="float" office:value="30.3784973698012">
            <text:p>30,3784973698</text:p>
          </table:table-cell>
          <table:table-cell table:formula="of:=6+(4*[.B18]^0.85)" office:value-type="float" office:value="48.2242531447326">
            <text:p>48,2242531447</text:p>
          </table:table-cell>
          <table:table-cell table:formula="of:=SUM([.E18:.J18])" office:value-type="float" office:value="234.44715260756">
            <text:p>234,4471526076</text:p>
          </table:table-cell>
        </table:table-row>
        <table:table-row table:style-name="ro1">
          <table:table-cell/>
          <table:table-cell table:formula="of:=[.B18]+1" office:value-type="float" office:value="17">
            <text:p>17</text:p>
          </table:table-cell>
          <table:table-cell table:formula="of:=256+(22*[.B19]^1.2)" office:value-type="float" office:value="915.115290089287">
            <text:p>915,1152900893</text:p>
          </table:table-cell>
          <table:table-cell table:formula="of:=25+(6*[.B19]^0.8)" office:value-type="float" office:value="82.8775831385012">
            <text:p>82,8775831385</text:p>
          </table:table-cell>
          <table:table-cell table:formula="of:=8+(1.5*[.B19]^1.2)" office:value-type="float" office:value="52.9396788697241">
            <text:p>52,9396788697</text:p>
          </table:table-cell>
          <table:table-cell table:formula="of:=7+(1.4*[.B19]^1.1)" office:value-type="float" office:value="38.5952538623468">
            <text:p>38,5952538623</text:p>
          </table:table-cell>
          <table:table-cell table:formula="of:=3+(0.9*[.B19]^1.2)" office:value-type="float" office:value="29.9638073218344">
            <text:p>29,9638073218</text:p>
          </table:table-cell>
          <table:table-cell table:formula="of:=8+(1.2*[.B19]^1.2)" office:value-type="float" office:value="43.9517430957793">
            <text:p>43,9517430958</text:p>
          </table:table-cell>
          <table:table-cell table:formula="of:=5+(1.7*[.B19]^0.975)" office:value-type="float" office:value="31.9238163619441">
            <text:p>31,9238163619</text:p>
          </table:table-cell>
          <table:table-cell table:formula="of:=6+(4*[.B19]^0.85)" office:value-type="float" office:value="50.4571455387423">
            <text:p>50,4571455387</text:p>
          </table:table-cell>
          <table:table-cell table:formula="of:=SUM([.E19:.J19])" office:value-type="float" office:value="247.831445050371">
            <text:p>247,8314450504</text:p>
          </table:table-cell>
        </table:table-row>
        <table:table-row table:style-name="ro1">
          <table:table-cell/>
          <table:table-cell table:formula="of:=[.B19]+1" office:value-type="float" office:value="18">
            <text:p>18</text:p>
          </table:table-cell>
          <table:table-cell table:formula="of:=256+(22*[.B20]^1.2)" office:value-type="float" office:value="961.910573354537">
            <text:p>961,9105733545</text:p>
          </table:table-cell>
          <table:table-cell table:formula="of:=25+(6*[.B20]^0.8)" office:value-type="float" office:value="85.5855778540948">
            <text:p>85,5855778541</text:p>
          </table:table-cell>
          <table:table-cell table:formula="of:=8+(1.5*[.B20]^1.2)" office:value-type="float" office:value="56.1302663650821">
            <text:p>56,1302663651</text:p>
          </table:table-cell>
          <table:table-cell table:formula="of:=7+(1.4*[.B20]^1.1)" office:value-type="float" office:value="40.6455623360159">
            <text:p>40,645562336</text:p>
          </table:table-cell>
          <table:table-cell table:formula="of:=3+(0.9*[.B20]^1.2)" office:value-type="float" office:value="31.8781598190492">
            <text:p>31,878159819</text:p>
          </table:table-cell>
          <table:table-cell table:formula="of:=8+(1.2*[.B20]^1.2)" office:value-type="float" office:value="46.5042130920657">
            <text:p>46,5042130921</text:p>
          </table:table-cell>
          <table:table-cell table:formula="of:=5+(1.7*[.B20]^0.975)" office:value-type="float" office:value="33.4668631694575">
            <text:p>33,4668631695</text:p>
          </table:table-cell>
          <table:table-cell table:formula="of:=6+(4*[.B20]^0.85)" office:value-type="float" office:value="52.6704104817187">
            <text:p>52,6704104817</text:p>
          </table:table-cell>
          <table:table-cell table:formula="of:=SUM([.E20:.J20])" office:value-type="float" office:value="261.295475263389">
            <text:p>261,2954752634</text:p>
          </table:table-cell>
        </table:table-row>
        <table:table-row table:style-name="ro1">
          <table:table-cell/>
          <table:table-cell table:formula="of:=[.B20]+1" office:value-type="float" office:value="19">
            <text:p>19</text:p>
          </table:table-cell>
          <table:table-cell table:formula="of:=256+(22*[.B21]^1.2)" office:value-type="float" office:value="1009.22894721857">
            <text:p>1009,2289472186</text:p>
          </table:table-cell>
          <table:table-cell table:formula="of:=25+(6*[.B21]^0.8)" office:value-type="float" office:value="88.2636334224324">
            <text:p>88,2636334224</text:p>
          </table:table-cell>
          <table:table-cell table:formula="of:=8+(1.5*[.B21]^1.2)" office:value-type="float" office:value="59.3565191285386">
            <text:p>59,3565191285</text:p>
          </table:table-cell>
          <table:table-cell table:formula="of:=7+(1.4*[.B21]^1.1)" office:value-type="float" office:value="42.707298715592">
            <text:p>42,7072987156</text:p>
          </table:table-cell>
          <table:table-cell table:formula="of:=3+(0.9*[.B21]^1.2)" office:value-type="float" office:value="33.8139114771231">
            <text:p>33,8139114771</text:p>
          </table:table-cell>
          <table:table-cell table:formula="of:=8+(1.2*[.B21]^1.2)" office:value-type="float" office:value="49.0852153028308">
            <text:p>49,0852153028</text:p>
          </table:table-cell>
          <table:table-cell table:formula="of:=5+(1.7*[.B21]^0.975)" office:value-type="float" office:value="35.0077672279425">
            <text:p>35,0077672279</text:p>
          </table:table-cell>
          <table:table-cell table:formula="of:=6+(4*[.B21]^0.85)" office:value-type="float" office:value="54.865298058868">
            <text:p>54,8652980589</text:p>
          </table:table-cell>
          <table:table-cell table:formula="of:=SUM([.E21:.J21])" office:value-type="float" office:value="274.836009910895">
            <text:p>274,8360099109</text:p>
          </table:table-cell>
        </table:table-row>
        <table:table-row table:style-name="ro1">
          <table:table-cell/>
          <table:table-cell table:formula="of:=[.B21]+1" office:value-type="float" office:value="20">
            <text:p>20</text:p>
          </table:table-cell>
          <table:table-cell table:formula="of:=256+(22*[.B22]^1.2)" office:value-type="float" office:value="1057.04824933148">
            <text:p>1057,0482493315</text:p>
          </table:table-cell>
          <table:table-cell table:formula="of:=25+(6*[.B22]^0.8)" office:value-type="float" office:value="90.9136325983671">
            <text:p>90,9136325984</text:p>
          </table:table-cell>
          <table:table-cell table:formula="of:=8+(1.5*[.B22]^1.2)" office:value-type="float" office:value="62.6169260907824">
            <text:p>62,6169260908</text:p>
          </table:table-cell>
          <table:table-cell table:formula="of:=7+(1.4*[.B22]^1.1)" office:value-type="float" office:value="44.7799197348598">
            <text:p>44,7799197349</text:p>
          </table:table-cell>
          <table:table-cell table:formula="of:=3+(0.9*[.B22]^1.2)" office:value-type="float" office:value="35.7701556544694">
            <text:p>35,7701556545</text:p>
          </table:table-cell>
          <table:table-cell table:formula="of:=8+(1.2*[.B22]^1.2)" office:value-type="float" office:value="51.6935408726259">
            <text:p>51,6935408726</text:p>
          </table:table-cell>
          <table:table-cell table:formula="of:=5+(1.7*[.B22]^0.975)" office:value-type="float" office:value="36.5466441668125">
            <text:p>36,5466441668</text:p>
          </table:table-cell>
          <table:table-cell table:formula="of:=6+(4*[.B22]^0.85)" office:value-type="float" office:value="57.0429172543673">
            <text:p>57,0429172544</text:p>
          </table:table-cell>
          <table:table-cell table:formula="of:=SUM([.E22:.J22])" office:value-type="float" office:value="288.450103773917">
            <text:p>288,4501037739</text:p>
          </table:table-cell>
        </table:table-row>
        <table:table-row table:style-name="ro1">
          <table:table-cell/>
          <table:table-cell table:formula="of:=[.B22]+1" office:value-type="float" office:value="21">
            <text:p>21</text:p>
          </table:table-cell>
          <table:table-cell table:formula="of:=256+(22*[.B23]^1.2)" office:value-type="float" office:value="1105.34832471068">
            <text:p>1105,3483247107</text:p>
          </table:table-cell>
          <table:table-cell table:formula="of:=25+(6*[.B23]^0.8)" office:value-type="float" office:value="93.5372518039987">
            <text:p>93,537251804</text:p>
          </table:table-cell>
          <table:table-cell table:formula="of:=8+(1.5*[.B23]^1.2)" office:value-type="float" office:value="65.9101130484551">
            <text:p>65,9101130485</text:p>
          </table:table-cell>
          <table:table-cell table:formula="of:=7+(1.4*[.B23]^1.1)" office:value-type="float" office:value="46.8629339367991">
            <text:p>46,8629339368</text:p>
          </table:table-cell>
          <table:table-cell table:formula="of:=3+(0.9*[.B23]^1.2)" office:value-type="float" office:value="37.7460678290731">
            <text:p>37,7460678291</text:p>
          </table:table-cell>
          <table:table-cell table:formula="of:=8+(1.2*[.B23]^1.2)" office:value-type="float" office:value="54.3280904387641">
            <text:p>54,3280904388</text:p>
          </table:table-cell>
          <table:table-cell table:formula="of:=5+(1.7*[.B23]^0.975)" office:value-type="float" office:value="38.0835978999326">
            <text:p>38,0835978999</text:p>
          </table:table-cell>
          <table:table-cell table:formula="of:=6+(4*[.B23]^0.85)" office:value-type="float" office:value="59.2042581301405">
            <text:p>59,2042581301</text:p>
          </table:table-cell>
          <table:table-cell table:formula="of:=SUM([.E23:.J23])" office:value-type="float" office:value="302.135061283165">
            <text:p>302,1350612832</text:p>
          </table:table-cell>
        </table:table-row>
        <table:table-row table:style-name="ro1">
          <table:table-cell/>
          <table:table-cell table:formula="of:=[.B23]+1" office:value-type="float" office:value="22">
            <text:p>22</text:p>
          </table:table-cell>
          <table:table-cell table:formula="of:=256+(22*[.B24]^1.2)" office:value-type="float" office:value="1154.11075634891">
            <text:p>1154,1107563489</text:p>
          </table:table-cell>
          <table:table-cell table:formula="of:=25+(6*[.B24]^0.8)" office:value-type="float" office:value="96.1359924690399">
            <text:p>96,135992469</text:p>
          </table:table-cell>
          <table:table-cell table:formula="of:=8+(1.5*[.B24]^1.2)" office:value-type="float" office:value="69.2348242965168">
            <text:p>69,2348242965</text:p>
          </table:table-cell>
          <table:table-cell table:formula="of:=7+(1.4*[.B24]^1.1)" office:value-type="float" office:value="48.9558944898553">
            <text:p>48,9558944899</text:p>
          </table:table-cell>
          <table:table-cell table:formula="of:=3+(0.9*[.B24]^1.2)" office:value-type="float" office:value="39.7408945779101">
            <text:p>39,7408945779</text:p>
          </table:table-cell>
          <table:table-cell table:formula="of:=8+(1.2*[.B24]^1.2)" office:value-type="float" office:value="56.9878594372134">
            <text:p>56,9878594372</text:p>
          </table:table-cell>
          <table:table-cell table:formula="of:=5+(1.7*[.B24]^0.975)" office:value-type="float" office:value="39.6187223149554">
            <text:p>39,618722315</text:p>
          </table:table-cell>
          <table:table-cell table:formula="of:=6+(4*[.B24]^0.85)" office:value-type="float" office:value="61.3502096285486">
            <text:p>61,3502096285</text:p>
          </table:table-cell>
          <table:table-cell table:formula="of:=SUM([.E24:.J24])" office:value-type="float" office:value="315.888404745">
            <text:p>315,888404745</text:p>
          </table:table-cell>
        </table:table-row>
        <table:table-row table:style-name="ro1">
          <table:table-cell/>
          <table:table-cell table:formula="of:=[.B24]+1" office:value-type="float" office:value="23">
            <text:p>23</text:p>
          </table:table-cell>
          <table:table-cell table:formula="of:=256+(22*[.B25]^1.2)" office:value-type="float" office:value="1203.31864266076">
            <text:p>1203,3186426608</text:p>
          </table:table-cell>
          <table:table-cell table:formula="of:=25+(6*[.B25]^0.8)" office:value-type="float" office:value="98.7112064045022">
            <text:p>98,7112064045</text:p>
          </table:table-cell>
          <table:table-cell table:formula="of:=8+(1.5*[.B25]^1.2)" office:value-type="float" office:value="72.5899074541426">
            <text:p>72,5899074541</text:p>
          </table:table-cell>
          <table:table-cell table:formula="of:=7+(1.4*[.B25]^1.1)" office:value-type="float" office:value="51.0583932831021">
            <text:p>51,0583932831</text:p>
          </table:table-cell>
          <table:table-cell table:formula="of:=3+(0.9*[.B25]^1.2)" office:value-type="float" office:value="41.7539444724855">
            <text:p>41,7539444725</text:p>
          </table:table-cell>
          <table:table-cell table:formula="of:=8+(1.2*[.B25]^1.2)" office:value-type="float" office:value="59.6719259633141">
            <text:p>59,6719259633</text:p>
          </table:table-cell>
          <table:table-cell table:formula="of:=5+(1.7*[.B25]^0.975)" office:value-type="float" office:value="41.1521026531754">
            <text:p>41,1521026532</text:p>
          </table:table-cell>
          <table:table-cell table:formula="of:=6+(4*[.B25]^0.85)" office:value-type="float" office:value="63.4815740221905">
            <text:p>63,4815740222</text:p>
          </table:table-cell>
          <table:table-cell table:formula="of:=SUM([.E25:.J25])" office:value-type="float" office:value="329.70784784841">
            <text:p>329,7078478484</text:p>
          </table:table-cell>
        </table:table-row>
        <table:table-row table:style-name="ro1">
          <table:table-cell/>
          <table:table-cell table:formula="of:=[.B25]+1" office:value-type="float" office:value="24">
            <text:p>24</text:p>
          </table:table-cell>
          <table:table-cell table:formula="of:=256+(22*[.B26]^1.2)" office:value-type="float" office:value="1252.95641192742">
            <text:p>1252,9564119274</text:p>
          </table:table-cell>
          <table:table-cell table:formula="of:=25+(6*[.B26]^0.8)" office:value-type="float" office:value="101.264116555515">
            <text:p>101,2641165555</text:p>
          </table:table-cell>
          <table:table-cell table:formula="of:=8+(1.5*[.B26]^1.2)" office:value-type="float" office:value="75.9743008132329">
            <text:p>75,9743008132</text:p>
          </table:table-cell>
          <table:table-cell table:formula="of:=7+(1.4*[.B26]^1.1)" office:value-type="float" office:value="53.170056026639">
            <text:p>53,1700560266</text:p>
          </table:table-cell>
          <table:table-cell table:formula="of:=3+(0.9*[.B26]^1.2)" office:value-type="float" office:value="43.7845804879398">
            <text:p>43,7845804879</text:p>
          </table:table-cell>
          <table:table-cell table:formula="of:=8+(1.2*[.B26]^1.2)" office:value-type="float" office:value="62.3794406505863">
            <text:p>62,3794406506</text:p>
          </table:table-cell>
          <table:table-cell table:formula="of:=5+(1.7*[.B26]^0.975)" office:value-type="float" office:value="42.683816647625">
            <text:p>42,6838166476</text:p>
          </table:table-cell>
          <table:table-cell table:formula="of:=6+(4*[.B26]^0.85)" office:value-type="float" office:value="65.5990787606426">
            <text:p>65,5990787606</text:p>
          </table:table-cell>
          <table:table-cell table:formula="of:=SUM([.E26:.J26])" office:value-type="float" office:value="343.591273386666">
            <text:p>343,5912733867</text:p>
          </table:table-cell>
        </table:table-row>
        <table:table-row table:style-name="ro1">
          <table:table-cell/>
          <table:table-cell table:formula="of:=[.B26]+1" office:value-type="float" office:value="25">
            <text:p>25</text:p>
          </table:table-cell>
          <table:table-cell table:formula="of:=256+(22*[.B27]^1.2)" office:value-type="float" office:value="1303.00966629373">
            <text:p>1303,0096662937</text:p>
          </table:table-cell>
          <table:table-cell table:formula="of:=25+(6*[.B27]^0.8)" office:value-type="float" office:value="103.795834132113">
            <text:p>103,7958341321</text:p>
          </table:table-cell>
          <table:table-cell table:formula="of:=8+(1.5*[.B27]^1.2)" office:value-type="float" office:value="79.3870227018454">
            <text:p>79,3870227018</text:p>
          </table:table-cell>
          <table:table-cell table:formula="of:=7+(1.4*[.B27]^1.1)" office:value-type="float" office:value="55.2905381511425">
            <text:p>55,2905381511</text:p>
          </table:table-cell>
          <table:table-cell table:formula="of:=3+(0.9*[.B27]^1.2)" office:value-type="float" office:value="45.8322136211073">
            <text:p>45,8322136211</text:p>
          </table:table-cell>
          <table:table-cell table:formula="of:=8+(1.2*[.B27]^1.2)" office:value-type="float" office:value="65.1096181614764">
            <text:p>65,1096181615</text:p>
          </table:table-cell>
          <table:table-cell table:formula="of:=5+(1.7*[.B27]^0.975)" office:value-type="float" office:value="44.2139354701">
            <text:p>44,2139354701</text:p>
          </table:table-cell>
          <table:table-cell table:formula="of:=6+(4*[.B27]^0.85)" office:value-type="float" office:value="67.703386272001">
            <text:p>67,703386272</text:p>
          </table:table-cell>
          <table:table-cell table:formula="of:=SUM([.E27:.J27])" office:value-type="float" office:value="357.536714377673">
            <text:p>357,5367143777</text:p>
          </table:table-cell>
        </table:table-row>
        <table:table-row table:style-name="ro1">
          <table:table-cell/>
          <table:table-cell table:formula="of:=[.B27]+1" office:value-type="float" office:value="26">
            <text:p>26</text:p>
          </table:table-cell>
          <table:table-cell table:formula="of:=256+(22*[.B28]^1.2)" office:value-type="float" office:value="1353.46504960968">
            <text:p>1353,4650496097</text:p>
          </table:table-cell>
          <table:table-cell table:formula="of:=25+(6*[.B28]^0.8)" office:value-type="float" office:value="106.307372869629">
            <text:p>106,3073728696</text:p>
          </table:table-cell>
          <table:table-cell table:formula="of:=8+(1.5*[.B28]^1.2)" office:value-type="float" office:value="82.8271624733869">
            <text:p>82,8271624734</text:p>
          </table:table-cell>
          <table:table-cell table:formula="of:=7+(1.4*[.B28]^1.1)" office:value-type="float" office:value="57.4195213493332">
            <text:p>57,4195213493</text:p>
          </table:table-cell>
          <table:table-cell table:formula="of:=3+(0.9*[.B28]^1.2)" office:value-type="float" office:value="47.8962974840322">
            <text:p>47,896297484</text:p>
          </table:table-cell>
          <table:table-cell table:formula="of:=8+(1.2*[.B28]^1.2)" office:value-type="float" office:value="67.8617299787095">
            <text:p>67,8617299787</text:p>
          </table:table-cell>
          <table:table-cell table:formula="of:=5+(1.7*[.B28]^0.975)" office:value-type="float" office:value="45.7425245255708">
            <text:p>45,7425245256</text:p>
          </table:table-cell>
          <table:table-cell table:formula="of:=6+(4*[.B28]^0.85)" office:value-type="float" office:value="69.795102139988">
            <text:p>69,79510214</text:p>
          </table:table-cell>
          <table:table-cell table:formula="of:=SUM([.E28:.J28])" office:value-type="float" office:value="371.542337951021">
            <text:p>371,542337951</text:p>
          </table:table-cell>
        </table:table-row>
        <table:table-row table:style-name="ro1">
          <table:table-cell/>
          <table:table-cell table:formula="of:=[.B28]+1" office:value-type="float" office:value="27">
            <text:p>27</text:p>
          </table:table-cell>
          <table:table-cell table:formula="of:=256+(22*[.B29]^1.2)" office:value-type="float" office:value="1404.31013468947">
            <text:p>1404,3101346895</text:p>
          </table:table-cell>
          <table:table-cell table:formula="of:=25+(6*[.B29]^0.8)" office:value-type="float" office:value="108.799660991429">
            <text:p>108,7996609914</text:p>
          </table:table-cell>
          <table:table-cell table:formula="of:=8+(1.5*[.B29]^1.2)" office:value-type="float" office:value="86.2938728197364">
            <text:p>86,2938728197</text:p>
          </table:table-cell>
          <table:table-cell table:formula="of:=7+(1.4*[.B29]^1.1)" office:value-type="float" office:value="59.5567106379414">
            <text:p>59,5567106379</text:p>
          </table:table-cell>
          <table:table-cell table:formula="of:=3+(0.9*[.B29]^1.2)" office:value-type="float" office:value="49.9763236918418">
            <text:p>49,9763236918</text:p>
          </table:table-cell>
          <table:table-cell table:formula="of:=8+(1.2*[.B29]^1.2)" office:value-type="float" office:value="70.6350982557891">
            <text:p>70,6350982558</text:p>
          </table:table-cell>
          <table:table-cell table:formula="of:=5+(1.7*[.B29]^0.975)" office:value-type="float" office:value="47.2696441235074">
            <text:p>47,2696441235</text:p>
          </table:table-cell>
          <table:table-cell table:formula="of:=6+(4*[.B29]^0.85)" office:value-type="float" office:value="71.8747819779604">
            <text:p>71,874781978</text:p>
          </table:table-cell>
          <table:table-cell table:formula="of:=SUM([.E29:.J29])" office:value-type="float" office:value="385.606431506777">
            <text:p>385,6064315068</text:p>
          </table:table-cell>
        </table:table-row>
        <table:table-row table:style-name="ro1">
          <table:table-cell/>
          <table:table-cell table:formula="of:=[.B29]+1" office:value-type="float" office:value="28">
            <text:p>28</text:p>
          </table:table-cell>
          <table:table-cell table:formula="of:=256+(22*[.B30]^1.2)" office:value-type="float" office:value="1455.53332651789">
            <text:p>1455,5333265179</text:p>
          </table:table-cell>
          <table:table-cell table:formula="of:=25+(6*[.B30]^0.8)" office:value-type="float" office:value="111.273551315506">
            <text:p>111,2735513155</text:p>
          </table:table-cell>
          <table:table-cell table:formula="of:=8+(1.5*[.B30]^1.2)" office:value-type="float" office:value="89.7863631716741">
            <text:p>89,7863631717</text:p>
          </table:table-cell>
          <table:table-cell table:formula="of:=7+(1.4*[.B30]^1.1)" office:value-type="float" office:value="61.7018318453869">
            <text:p>61,7018318454</text:p>
          </table:table-cell>
          <table:table-cell table:formula="of:=3+(0.9*[.B30]^1.2)" office:value-type="float" office:value="52.0718179030045">
            <text:p>52,071817903</text:p>
          </table:table-cell>
          <table:table-cell table:formula="of:=8+(1.2*[.B30]^1.2)" office:value-type="float" office:value="73.4290905373393">
            <text:p>73,4290905373</text:p>
          </table:table-cell>
          <table:table-cell table:formula="of:=5+(1.7*[.B30]^0.975)" office:value-type="float" office:value="48.7953500490505">
            <text:p>48,7953500491</text:p>
          </table:table-cell>
          <table:table-cell table:formula="of:=6+(4*[.B30]^0.85)" office:value-type="float" office:value="73.9429372480425">
            <text:p>73,942937248</text:p>
          </table:table-cell>
          <table:table-cell table:formula="of:=SUM([.E30:.J30])" office:value-type="float" office:value="399.727390754498">
            <text:p>399,7273907545</text:p>
          </table:table-cell>
        </table:table-row>
        <table:table-row table:style-name="ro1">
          <table:table-cell/>
          <table:table-cell table:formula="of:=[.B30]+1" office:value-type="float" office:value="29">
            <text:p>29</text:p>
          </table:table-cell>
          <table:table-cell table:formula="of:=256+(22*[.B31]^1.2)" office:value-type="float" office:value="1507.123778656">
            <text:p>1507,123778656</text:p>
          </table:table-cell>
          <table:table-cell table:formula="of:=25+(6*[.B31]^0.8)" office:value-type="float" office:value="113.729829848852">
            <text:p>113,7298298489</text:p>
          </table:table-cell>
          <table:table-cell table:formula="of:=8+(1.5*[.B31]^1.2)" office:value-type="float" office:value="93.3038939992728">
            <text:p>93,3038939993</text:p>
          </table:table-cell>
          <table:table-cell table:formula="of:=7+(1.4*[.B31]^1.1)" office:value-type="float" office:value="63.8546294504307">
            <text:p>63,8546294504</text:p>
          </table:table-cell>
          <table:table-cell table:formula="of:=3+(0.9*[.B31]^1.2)" office:value-type="float" office:value="54.1823363995637">
            <text:p>54,1823363996</text:p>
          </table:table-cell>
          <table:table-cell table:formula="of:=8+(1.2*[.B31]^1.2)" office:value-type="float" office:value="76.2431151994183">
            <text:p>76,2431151994</text:p>
          </table:table-cell>
          <table:table-cell table:formula="of:=5+(1.7*[.B31]^0.975)" office:value-type="float" office:value="50.3196940520202">
            <text:p>50,319694052</text:p>
          </table:table-cell>
          <table:table-cell table:formula="of:=6+(4*[.B31]^0.85)" office:value-type="float" office:value="76.000040219144">
            <text:p>76,0000402191</text:p>
          </table:table-cell>
          <table:table-cell table:formula="of:=SUM([.E31:.J31])" office:value-type="float" office:value="413.90370931985">
            <text:p>413,9037093199</text:p>
          </table:table-cell>
        </table:table-row>
        <table:table-row table:style-name="ro1">
          <table:table-cell/>
          <table:table-cell table:formula="of:=[.B31]+1" office:value-type="float" office:value="30">
            <text:p>30</text:p>
          </table:table-cell>
          <table:table-cell table:formula="of:=256+(22*[.B32]^1.2)" office:value-type="float" office:value="1559.07132065098">
            <text:p>1559,071320651</text:p>
          </table:table-cell>
          <table:table-cell table:formula="of:=25+(6*[.B32]^0.8)" office:value-type="float" office:value="116.169223140181">
            <text:p>116,1692231402</text:p>
          </table:table-cell>
          <table:table-cell table:formula="of:=8+(1.5*[.B32]^1.2)" office:value-type="float" office:value="96.8457718625669">
            <text:p>96,8457718626</text:p>
          </table:table-cell>
          <table:table-cell table:formula="of:=7+(1.4*[.B32]^1.1)" office:value-type="float" office:value="66.0148647123131">
            <text:p>66,0148647123</text:p>
          </table:table-cell>
          <table:table-cell table:formula="of:=3+(0.9*[.B32]^1.2)" office:value-type="float" office:value="56.3074631175401">
            <text:p>56,3074631175</text:p>
          </table:table-cell>
          <table:table-cell table:formula="of:=8+(1.2*[.B32]^1.2)" office:value-type="float" office:value="79.0766174900535">
            <text:p>79,0766174901</text:p>
          </table:table-cell>
          <table:table-cell table:formula="of:=5+(1.7*[.B32]^0.975)" office:value-type="float" office:value="51.8427242680107">
            <text:p>51,842724268</text:p>
          </table:table-cell>
          <table:table-cell table:formula="of:=6+(4*[.B32]^0.85)" office:value-type="float" office:value="78.0465282165801">
            <text:p>78,0465282166</text:p>
          </table:table-cell>
          <table:table-cell table:formula="of:=SUM([.E32:.J32])" office:value-type="float" office:value="428.133969667065">
            <text:p>428,1339696671</text:p>
          </table:table-cell>
        </table:table-row>
        <table:table-row table:style-name="ro1">
          <table:table-cell/>
          <table:table-cell table:formula="of:=[.B32]+1" office:value-type="float" office:value="31">
            <text:p>31</text:p>
          </table:table-cell>
          <table:table-cell table:formula="of:=256+(22*[.B33]^1.2)" office:value-type="float" office:value="1611.36639468116">
            <text:p>1611,3663946812</text:p>
          </table:table-cell>
          <table:table-cell table:formula="of:=25+(6*[.B33]^0.8)" office:value-type="float" office:value="118.592404605724">
            <text:p>118,5924046057</text:p>
          </table:table-cell>
          <table:table-cell table:formula="of:=8+(1.5*[.B33]^1.2)" office:value-type="float" office:value="100.411345091897">
            <text:p>100,4113450919</text:p>
          </table:table-cell>
          <table:table-cell table:formula="of:=7+(1.4*[.B33]^1.1)" office:value-type="float" office:value="68.1823140446305">
            <text:p>68,1823140446</text:p>
          </table:table-cell>
          <table:table-cell table:formula="of:=3+(0.9*[.B33]^1.2)" office:value-type="float" office:value="58.4468070551384">
            <text:p>58,4468070551</text:p>
          </table:table-cell>
          <table:table-cell table:formula="of:=8+(1.2*[.B33]^1.2)" office:value-type="float" office:value="81.9290760735178">
            <text:p>81,9290760735</text:p>
          </table:table-cell>
          <table:table-cell table:formula="of:=5+(1.7*[.B33]^0.975)" office:value-type="float" office:value="53.3644855829555">
            <text:p>53,364485583</text:p>
          </table:table-cell>
          <table:table-cell table:formula="of:=6+(4*[.B33]^0.85)" office:value-type="float" office:value="80.0828072847389">
            <text:p>80,0828072847</text:p>
          </table:table-cell>
          <table:table-cell table:formula="of:=SUM([.E33:.J33])" office:value-type="float" office:value="442.416835132878">
            <text:p>442,4168351329</text:p>
          </table:table-cell>
        </table:table-row>
        <table:table-row table:style-name="ro1">
          <table:table-cell/>
          <table:table-cell table:formula="of:=[.B33]+1" office:value-type="float" office:value="32">
            <text:p>32</text:p>
          </table:table-cell>
          <table:table-cell table:formula="of:=256+(22*[.B34]^1.2)" office:value-type="float" office:value="1664">
            <text:p>1664</text:p>
          </table:table-cell>
          <table:table-cell table:formula="of:=25+(6*[.B34]^0.8)" office:value-type="float" office:value="121">
            <text:p>121</text:p>
          </table:table-cell>
          <table:table-cell table:formula="of:=8+(1.5*[.B34]^1.2)" office:value-type="float" office:value="104">
            <text:p>104</text:p>
          </table:table-cell>
          <table:table-cell table:formula="of:=7+(1.4*[.B34]^1.1)" office:value-type="float" office:value="70.3567675943147">
            <text:p>70,3567675943</text:p>
          </table:table-cell>
          <table:table-cell table:formula="of:=3+(0.9*[.B34]^1.2)" office:value-type="float" office:value="60.6">
            <text:p>60,6</text:p>
          </table:table-cell>
          <table:table-cell table:formula="of:=8+(1.2*[.B34]^1.2)" office:value-type="float" office:value="84.8">
            <text:p>84,8</text:p>
          </table:table-cell>
          <table:table-cell table:formula="of:=5+(1.7*[.B34]^0.975)" office:value-type="float" office:value="54.8850199503341">
            <text:p>54,8850199503</text:p>
          </table:table-cell>
          <table:table-cell table:formula="of:=6+(4*[.B34]^0.85)" office:value-type="float" office:value="82.1092553601742">
            <text:p>82,1092553602</text:p>
          </table:table-cell>
          <table:table-cell table:formula="of:=SUM([.E34:.J34])" office:value-type="float" office:value="456.751042904823">
            <text:p>456,7510429048</text:p>
          </table:table-cell>
        </table:table-row>
        <table:table-row table:style-name="ro1">
          <table:table-cell/>
          <table:table-cell table:formula="of:=[.B34]+1" office:value-type="float" office:value="33">
            <text:p>33</text:p>
          </table:table-cell>
          <table:table-cell table:formula="of:=256+(22*[.B35]^1.2)" office:value-type="float" office:value="1716.96364400412">
            <text:p>1716,9636440041</text:p>
          </table:table-cell>
          <table:table-cell table:formula="of:=25+(6*[.B35]^0.8)" office:value-type="float" office:value="123.392592170209">
            <text:p>123,3925921702</text:p>
          </table:table-cell>
          <table:table-cell table:formula="of:=8+(1.5*[.B35]^1.2)" office:value-type="float" office:value="107.611157545735">
            <text:p>107,6111575457</text:p>
          </table:table-cell>
          <table:table-cell table:formula="of:=7+(1.4*[.B35]^1.1)" office:value-type="float" office:value="72.5380279942272">
            <text:p>72,5380279942</text:p>
          </table:table-cell>
          <table:table-cell table:formula="of:=3+(0.9*[.B35]^1.2)" office:value-type="float" office:value="62.7666945274411">
            <text:p>62,7666945274</text:p>
          </table:table-cell>
          <table:table-cell table:formula="of:=8+(1.2*[.B35]^1.2)" office:value-type="float" office:value="87.6889260365881">
            <text:p>87,6889260366</text:p>
          </table:table-cell>
          <table:table-cell table:formula="of:=5+(1.7*[.B35]^0.975)" office:value-type="float" office:value="56.4043666684606">
            <text:p>56,4043666685</text:p>
          </table:table-cell>
          <table:table-cell table:formula="of:=6+(4*[.B35]^0.85)" office:value-type="float" office:value="84.1262250338101">
            <text:p>84,1262250338</text:p>
          </table:table-cell>
          <table:table-cell table:formula="of:=SUM([.E35:.J35])" office:value-type="float" office:value="471.135397806262">
            <text:p>471,1353978063</text:p>
          </table:table-cell>
        </table:table-row>
        <table:table-row table:style-name="ro1">
          <table:table-cell/>
          <table:table-cell table:formula="of:=[.B35]+1" office:value-type="float" office:value="34">
            <text:p>34</text:p>
          </table:table-cell>
          <table:table-cell table:formula="of:=256+(22*[.B36]^1.2)" office:value-type="float" office:value="1770.24929895791">
            <text:p>1770,2492989579</text:p>
          </table:table-cell>
          <table:table-cell table:formula="of:=25+(6*[.B36]^0.8)" office:value-type="float" office:value="125.770725206881">
            <text:p>125,7707252069</text:p>
          </table:table-cell>
          <table:table-cell table:formula="of:=8+(1.5*[.B36]^1.2)" office:value-type="float" office:value="111.244270383494">
            <text:p>111,2442703835</text:p>
          </table:table-cell>
          <table:table-cell table:formula="of:=7+(1.4*[.B36]^1.1)" office:value-type="float" office:value="74.7259092635212">
            <text:p>74,7259092635</text:p>
          </table:table-cell>
          <table:table-cell table:formula="of:=3+(0.9*[.B36]^1.2)" office:value-type="float" office:value="64.9465622300965">
            <text:p>64,9465622301</text:p>
          </table:table-cell>
          <table:table-cell table:formula="of:=8+(1.2*[.B36]^1.2)" office:value-type="float" office:value="90.5954163067953">
            <text:p>90,5954163068</text:p>
          </table:table-cell>
          <table:table-cell table:formula="of:=5+(1.7*[.B36]^0.975)" office:value-type="float" office:value="57.9225626239367">
            <text:p>57,9225626239</text:p>
          </table:table-cell>
          <table:table-cell table:formula="of:=6+(4*[.B36]^0.85)" office:value-type="float" office:value="86.134045966297">
            <text:p>86,1340459663</text:p>
          </table:table-cell>
          <table:table-cell table:formula="of:=SUM([.E36:.J36])" office:value-type="float" office:value="485.568766774141">
            <text:p>485,5687667741</text:p>
          </table:table-cell>
        </table:table-row>
        <table:table-row table:style-name="ro1">
          <table:table-cell/>
          <table:table-cell table:formula="of:=[.B36]+1" office:value-type="float" office:value="35">
            <text:p>35</text:p>
          </table:table-cell>
          <table:table-cell table:formula="of:=256+(22*[.B37]^1.2)" office:value-type="float" office:value="1823.84936357311">
            <text:p>1823,8493635731</text:p>
          </table:table-cell>
          <table:table-cell table:formula="of:=25+(6*[.B37]^0.8)" office:value-type="float" office:value="128.134908082935">
            <text:p>128,1349080829</text:p>
          </table:table-cell>
          <table:table-cell table:formula="of:=8+(1.5*[.B37]^1.2)" office:value-type="float" office:value="114.898820243621">
            <text:p>114,8988202436</text:p>
          </table:table-cell>
          <table:table-cell table:formula="of:=7+(1.4*[.B37]^1.1)" office:value-type="float" office:value="76.9202358344249">
            <text:p>76,9202358344</text:p>
          </table:table-cell>
          <table:table-cell table:formula="of:=3+(0.9*[.B37]^1.2)" office:value-type="float" office:value="67.1392921461725">
            <text:p>67,1392921462</text:p>
          </table:table-cell>
          <table:table-cell table:formula="of:=8+(1.2*[.B37]^1.2)" office:value-type="float" office:value="93.5190561948967">
            <text:p>93,5190561949</text:p>
          </table:table-cell>
          <table:table-cell table:formula="of:=5+(1.7*[.B37]^0.975)" office:value-type="float" office:value="59.439642506274">
            <text:p>59,4396425063</text:p>
          </table:table-cell>
          <table:table-cell table:formula="of:=6+(4*[.B37]^0.85)" office:value-type="float" office:value="88.1330270089841">
            <text:p>88,133027009</text:p>
          </table:table-cell>
          <table:table-cell table:formula="of:=SUM([.E37:.J37])" office:value-type="float" office:value="500.050073934373">
            <text:p>500,0500739344</text:p>
          </table:table-cell>
        </table:table-row>
        <table:table-row table:style-name="ro1">
          <table:table-cell/>
          <table:table-cell table:formula="of:=[.B37]+1" office:value-type="float" office:value="36">
            <text:p>36</text:p>
          </table:table-cell>
          <table:table-cell table:formula="of:=256+(22*[.B38]^1.2)" office:value-type="float" office:value="1877.75662877474">
            <text:p>1877,7566287748</text:p>
          </table:table-cell>
          <table:table-cell table:formula="of:=25+(6*[.B38]^0.8)" office:value-type="float" office:value="130.485617857007">
            <text:p>130,485617857</text:p>
          </table:table-cell>
          <table:table-cell table:formula="of:=8+(1.5*[.B38]^1.2)" office:value-type="float" office:value="118.574315598278">
            <text:p>118,5743155983</text:p>
          </table:table-cell>
          <table:table-cell table:formula="of:=7+(1.4*[.B38]^1.1)" office:value-type="float" office:value="79.1208416877049">
            <text:p>79,1208416877</text:p>
          </table:table-cell>
          <table:table-cell table:formula="of:=3+(0.9*[.B38]^1.2)" office:value-type="float" office:value="69.3445893589667">
            <text:p>69,344589359</text:p>
          </table:table-cell>
          <table:table-cell table:formula="of:=8+(1.2*[.B38]^1.2)" office:value-type="float" office:value="96.4594524786223">
            <text:p>96,4594524786</text:p>
          </table:table-cell>
          <table:table-cell table:formula="of:=5+(1.7*[.B38]^0.975)" office:value-type="float" office:value="60.9556389978239">
            <text:p>60,9556389978</text:p>
          </table:table-cell>
          <table:table-cell table:formula="of:=6+(4*[.B38]^0.85)" office:value-type="float" office:value="90.1234580737726">
            <text:p>90,1234580738</text:p>
          </table:table-cell>
          <table:table-cell table:formula="of:=SUM([.E38:.J38])" office:value-type="float" office:value="514.578296195168">
            <text:p>514,5782961952</text:p>
          </table:table-cell>
        </table:table-row>
        <table:table-row table:style-name="ro1">
          <table:table-cell/>
          <table:table-cell table:formula="of:=[.B38]+1" office:value-type="float" office:value="37">
            <text:p>37</text:p>
          </table:table-cell>
          <table:table-cell table:formula="of:=256+(22*[.B39]^1.2)" office:value-type="float" office:value="1931.96424709351">
            <text:p>1931,9642470935</text:p>
          </table:table-cell>
          <table:table-cell table:formula="of:=25+(6*[.B39]^0.8)" office:value-type="float" office:value="132.823302503849">
            <text:p>132,8233025039</text:p>
          </table:table-cell>
          <table:table-cell table:formula="of:=8+(1.5*[.B39]^1.2)" office:value-type="float" office:value="122.270289574558">
            <text:p>122,2702895746</text:p>
          </table:table-cell>
          <table:table-cell table:formula="of:=7+(1.4*[.B39]^1.1)" office:value-type="float" office:value="81.3275695819836">
            <text:p>81,327569582</text:p>
          </table:table-cell>
          <table:table-cell table:formula="of:=3+(0.9*[.B39]^1.2)" office:value-type="float" office:value="71.5621737447346">
            <text:p>71,5621737447</text:p>
          </table:table-cell>
          <table:table-cell table:formula="of:=8+(1.2*[.B39]^1.2)" office:value-type="float" office:value="99.4162316596461">
            <text:p>99,4162316596</text:p>
          </table:table-cell>
          <table:table-cell table:formula="of:=5+(1.7*[.B39]^0.975)" office:value-type="float" office:value="62.4705829424671">
            <text:p>62,4705829425</text:p>
          </table:table-cell>
          <table:table-cell table:formula="of:=6+(4*[.B39]^0.85)" office:value-type="float" office:value="92.1056117877232">
            <text:p>92,1056117877</text:p>
          </table:table-cell>
          <table:table-cell table:formula="of:=SUM([.E39:.J39])" office:value-type="float" office:value="529.152459291112">
            <text:p>529,1524592911</text:p>
          </table:table-cell>
        </table:table-row>
        <table:table-row table:style-name="ro1">
          <table:table-cell/>
          <table:table-cell table:formula="of:=[.B39]+1" office:value-type="float" office:value="38">
            <text:p>38</text:p>
          </table:table-cell>
          <table:table-cell table:formula="of:=256+(22*[.B40]^1.2)" office:value-type="float" office:value="1986.46570521223">
            <text:p>1986,4657052122</text:p>
          </table:table-cell>
          <table:table-cell table:formula="of:=25+(6*[.B40]^0.8)" office:value-type="float" office:value="135.148383424116">
            <text:p>135,1483834241</text:p>
          </table:table-cell>
          <table:table-cell table:formula="of:=8+(1.5*[.B40]^1.2)" office:value-type="float" office:value="125.986298082652">
            <text:p>125,9862980827</text:p>
          </table:table-cell>
          <table:table-cell table:formula="of:=7+(1.4*[.B40]^1.1)" office:value-type="float" office:value="83.5402703644555">
            <text:p>83,5402703645</text:p>
          </table:table-cell>
          <table:table-cell table:formula="of:=3+(0.9*[.B40]^1.2)" office:value-type="float" office:value="73.7917788495912">
            <text:p>73,7917788496</text:p>
          </table:table-cell>
          <table:table-cell table:formula="of:=8+(1.2*[.B40]^1.2)" office:value-type="float" office:value="102.389038466122">
            <text:p>102,3890384661</text:p>
          </table:table-cell>
          <table:table-cell table:formula="of:=5+(1.7*[.B40]^0.975)" office:value-type="float" office:value="63.984503495946">
            <text:p>63,9845034959</text:p>
          </table:table-cell>
          <table:table-cell table:formula="of:=6+(4*[.B40]^0.85)" office:value-type="float" office:value="94.0797449623417">
            <text:p>94,0797449623</text:p>
          </table:table-cell>
          <table:table-cell table:formula="of:=SUM([.E40:.J40])" office:value-type="float" office:value="543.771634221108">
            <text:p>543,7716342211</text:p>
          </table:table-cell>
        </table:table-row>
        <table:table-row table:style-name="ro1">
          <table:table-cell/>
          <table:table-cell table:formula="of:=[.B40]+1" office:value-type="float" office:value="39">
            <text:p>39</text:p>
          </table:table-cell>
          <table:table-cell table:formula="of:=256+(22*[.B41]^1.2)" office:value-type="float" office:value="2041.25479926666">
            <text:p>2041,2547992667</text:p>
          </table:table-cell>
          <table:table-cell table:formula="of:=25+(6*[.B41]^0.8)" office:value-type="float" office:value="137.46125767732">
            <text:p>137,4612576773</text:p>
          </table:table-cell>
          <table:table-cell table:formula="of:=8+(1.5*[.B41]^1.2)" office:value-type="float" office:value="129.721918131818">
            <text:p>129,7219181318</text:p>
          </table:table-cell>
          <table:table-cell table:formula="of:=7+(1.4*[.B41]^1.1)" office:value-type="float" office:value="85.7588023524827">
            <text:p>85,7588023525</text:p>
          </table:table-cell>
          <table:table-cell table:formula="of:=3+(0.9*[.B41]^1.2)" office:value-type="float" office:value="76.0331508790907">
            <text:p>76,0331508791</text:p>
          </table:table-cell>
          <table:table-cell table:formula="of:=8+(1.2*[.B41]^1.2)" office:value-type="float" office:value="105.377534505454">
            <text:p>105,3775345055</text:p>
          </table:table-cell>
          <table:table-cell table:formula="of:=5+(1.7*[.B41]^0.975)" office:value-type="float" office:value="65.4974282602691">
            <text:p>65,4974282603</text:p>
          </table:table-cell>
          <table:table-cell table:formula="of:=6+(4*[.B41]^0.85)" office:value-type="float" office:value="96.0460999026264">
            <text:p>96,0460999026</text:p>
          </table:table-cell>
          <table:table-cell table:formula="of:=SUM([.E41:.J41])" office:value-type="float" office:value="558.434934031741">
            <text:p>558,4349340317</text:p>
          </table:table-cell>
        </table:table-row>
        <table:table-row table:style-name="ro1">
          <table:table-cell/>
          <table:table-cell table:formula="of:=[.B41]+1" office:value-type="float" office:value="40">
            <text:p>40</text:p>
          </table:table-cell>
          <table:table-cell table:formula="of:=256+(22*[.B42]^1.2)" office:value-type="float" office:value="2096.32561256064">
            <text:p>2096,3256125606</text:p>
          </table:table-cell>
          <table:table-cell table:formula="of:=25+(6*[.B42]^0.8)" office:value-type="float" office:value="139.762299974804">
            <text:p>139,7622999748</text:p>
          </table:table-cell>
          <table:table-cell table:formula="of:=8+(1.5*[.B42]^1.2)" office:value-type="float" office:value="133.476746310953">
            <text:p>133,476746311</text:p>
          </table:table-cell>
          <table:table-cell table:formula="of:=7+(1.4*[.B42]^1.1)" office:value-type="float" office:value="87.9830307771478">
            <text:p>87,9830307771</text:p>
          </table:table-cell>
          <table:table-cell table:formula="of:=3+(0.9*[.B42]^1.2)" office:value-type="float" office:value="78.2860477865717">
            <text:p>78,2860477866</text:p>
          </table:table-cell>
          <table:table-cell table:formula="of:=8+(1.2*[.B42]^1.2)" office:value-type="float" office:value="108.381397048762">
            <text:p>108,3813970488</text:p>
          </table:table-cell>
          <table:table-cell table:formula="of:=5+(1.7*[.B42]^0.975)" office:value-type="float" office:value="67.0093834042414">
            <text:p>67,0093834042</text:p>
          </table:table-cell>
          <table:table-cell table:formula="of:=6+(4*[.B42]^0.85)" office:value-type="float" office:value="98.0049055770097">
            <text:p>98,004905577</text:p>
          </table:table-cell>
          <table:table-cell table:formula="of:=SUM([.E42:.J42])" office:value-type="float" office:value="573.141510904686">
            <text:p>573,1415109047</text:p>
          </table:table-cell>
        </table:table-row>
        <table:table-row table:style-name="ro1">
          <table:table-cell/>
          <table:table-cell table:formula="of:=[.B42]+1" office:value-type="float" office:value="41">
            <text:p>41</text:p>
          </table:table-cell>
          <table:table-cell table:formula="of:=256+(22*[.B43]^1.2)" office:value-type="float" office:value="2151.67249540476">
            <text:p>2151,6724954048</text:p>
          </table:table-cell>
          <table:table-cell table:formula="of:=25+(6*[.B43]^0.8)" office:value-type="float" office:value="142.051864463868">
            <text:p>142,0518644639</text:p>
          </table:table-cell>
          <table:table-cell table:formula="of:=8+(1.5*[.B43]^1.2)" office:value-type="float" office:value="137.250397413961">
            <text:p>137,250397414</text:p>
          </table:table-cell>
          <table:table-cell table:formula="of:=7+(1.4*[.B43]^1.1)" office:value-type="float" office:value="90.2128272811586">
            <text:p>90,2128272812</text:p>
          </table:table-cell>
          <table:table-cell table:formula="of:=3+(0.9*[.B43]^1.2)" office:value-type="float" office:value="80.5502384483765">
            <text:p>80,5502384484</text:p>
          </table:table-cell>
          <table:table-cell table:formula="of:=8+(1.2*[.B43]^1.2)" office:value-type="float" office:value="111.400317931169">
            <text:p>111,4003179312</text:p>
          </table:table-cell>
          <table:table-cell table:formula="of:=5+(1.7*[.B43]^0.975)" office:value-type="float" office:value="68.5203937718631">
            <text:p>68,5203937719</text:p>
          </table:table-cell>
          <table:table-cell table:formula="of:=6+(4*[.B43]^0.85)" office:value-type="float" office:value="99.956378666083">
            <text:p>99,9563786661</text:p>
          </table:table-cell>
          <table:table-cell table:formula="of:=SUM([.E43:.J43])" office:value-type="float" office:value="587.890553512611">
            <text:p>587,8905535126</text:p>
          </table:table-cell>
        </table:table-row>
        <table:table-row table:style-name="ro1">
          <table:table-cell/>
          <table:table-cell table:formula="of:=[.B43]+1" office:value-type="float" office:value="42">
            <text:p>42</text:p>
          </table:table-cell>
          <table:table-cell table:formula="of:=256+(22*[.B44]^1.2)" office:value-type="float" office:value="2207.29004682928">
            <text:p>2207,2900468293</text:p>
          </table:table-cell>
          <table:table-cell table:formula="of:=25+(6*[.B44]^0.8)" office:value-type="float" office:value="144.330286329479">
            <text:p>144,3302863295</text:p>
          </table:table-cell>
          <table:table-cell table:formula="of:=8+(1.5*[.B44]^1.2)" office:value-type="float" office:value="141.042503192905">
            <text:p>141,0425031929</text:p>
          </table:table-cell>
          <table:table-cell table:formula="of:=7+(1.4*[.B44]^1.1)" office:value-type="float" office:value="92.4480694645974">
            <text:p>92,4480694646</text:p>
          </table:table-cell>
          <table:table-cell table:formula="of:=3+(0.9*[.B44]^1.2)" office:value-type="float" office:value="82.8255019157433">
            <text:p>82,8255019157</text:p>
          </table:table-cell>
          <table:table-cell table:formula="of:=8+(1.2*[.B44]^1.2)" office:value-type="float" office:value="114.434002554324">
            <text:p>114,4340025543</text:p>
          </table:table-cell>
          <table:table-cell table:formula="of:=5+(1.7*[.B44]^0.975)" office:value-type="float" office:value="70.0304829800844">
            <text:p>70,0304829801</text:p>
          </table:table-cell>
          <table:table-cell table:formula="of:=6+(4*[.B44]^0.85)" office:value-type="float" office:value="101.90072450531">
            <text:p>101,9007245053</text:p>
          </table:table-cell>
          <table:table-cell table:formula="of:=SUM([.E44:.J44])" office:value-type="float" office:value="602.681284612965">
            <text:p>602,681284613</text:p>
          </table:table-cell>
        </table:table-row>
        <table:table-row table:style-name="ro1">
          <table:table-cell/>
          <table:table-cell table:formula="of:=[.B44]+1" office:value-type="float" office:value="43">
            <text:p>43</text:p>
          </table:table-cell>
          <table:table-cell table:formula="of:=256+(22*[.B45]^1.2)" office:value-type="float" office:value="2263.17309795643">
            <text:p>2263,1730979564</text:p>
          </table:table-cell>
          <table:table-cell table:formula="of:=25+(6*[.B45]^0.8)" office:value-type="float" office:value="146.597883236126">
            <text:p>146,5978832361</text:p>
          </table:table-cell>
          <table:table-cell table:formula="of:=8+(1.5*[.B45]^1.2)" office:value-type="float" office:value="144.852711224302">
            <text:p>144,8527112243</text:p>
          </table:table-cell>
          <table:table-cell table:formula="of:=7+(1.4*[.B45]^1.1)" office:value-type="float" office:value="94.6886404729226">
            <text:p>94,6886404729</text:p>
          </table:table-cell>
          <table:table-cell table:formula="of:=3+(0.9*[.B45]^1.2)" office:value-type="float" office:value="85.1116267345814">
            <text:p>85,1116267346</text:p>
          </table:table-cell>
          <table:table-cell table:formula="of:=8+(1.2*[.B45]^1.2)" office:value-type="float" office:value="117.482168979442">
            <text:p>117,4821689794</text:p>
          </table:table-cell>
          <table:table-cell table:formula="of:=5+(1.7*[.B45]^0.975)" office:value-type="float" office:value="71.5396735071906">
            <text:p>71,5396735072</text:p>
          </table:table-cell>
          <table:table-cell table:formula="of:=6+(4*[.B45]^0.85)" office:value-type="float" office:value="103.838137934716">
            <text:p>103,8381379347</text:p>
          </table:table-cell>
          <table:table-cell table:formula="of:=SUM([.E45:.J45])" office:value-type="float" office:value="617.512958853155">
            <text:p>617,5129588532</text:p>
          </table:table-cell>
        </table:table-row>
        <table:table-row table:style-name="ro1">
          <table:table-cell/>
          <table:table-cell table:formula="of:=[.B45]+1" office:value-type="float" office:value="44">
            <text:p>44</text:p>
          </table:table-cell>
          <table:table-cell table:formula="of:=256+(22*[.B46]^1.2)" office:value-type="float" office:value="2319.31669684628">
            <text:p>2319,3166968463</text:p>
          </table:table-cell>
          <table:table-cell table:formula="of:=25+(6*[.B46]^0.8)" office:value-type="float" office:value="148.854956629103">
            <text:p>148,8549566291</text:p>
          </table:table-cell>
          <table:table-cell table:formula="of:=8+(1.5*[.B46]^1.2)" office:value-type="float" office:value="148.680683875883">
            <text:p>148,6806838759</text:p>
          </table:table-cell>
          <table:table-cell table:formula="of:=7+(1.4*[.B46]^1.1)" office:value-type="float" office:value="96.9344286223992">
            <text:p>96,9344286224</text:p>
          </table:table-cell>
          <table:table-cell table:formula="of:=3+(0.9*[.B46]^1.2)" office:value-type="float" office:value="87.4084103255295">
            <text:p>87,4084103255</text:p>
          </table:table-cell>
          <table:table-cell table:formula="of:=8+(1.2*[.B46]^1.2)" office:value-type="float" office:value="120.544547100706">
            <text:p>120,5445471007</text:p>
          </table:table-cell>
          <table:table-cell table:formula="of:=5+(1.7*[.B46]^0.975)" office:value-type="float" office:value="73.0479867729125">
            <text:p>73,0479867729</text:p>
          </table:table-cell>
          <table:table-cell table:formula="of:=6+(4*[.B46]^0.85)" office:value-type="float" office:value="105.768804066672">
            <text:p>105,7688040667</text:p>
          </table:table-cell>
          <table:table-cell table:formula="of:=SUM([.E46:.J46])" office:value-type="float" office:value="632.384860764102">
            <text:p>632,3848607641</text:p>
          </table:table-cell>
        </table:table-row>
        <table:table-row table:style-name="ro1">
          <table:table-cell/>
          <table:table-cell table:formula="of:=[.B46]+1" office:value-type="float" office:value="45">
            <text:p>45</text:p>
          </table:table-cell>
          <table:table-cell table:formula="of:=256+(22*[.B47]^1.2)" office:value-type="float" office:value="2375.71609465494">
            <text:p>2375,7160946549</text:p>
          </table:table-cell>
          <table:table-cell table:formula="of:=25+(6*[.B47]^0.8)" office:value-type="float" office:value="151.101792911806">
            <text:p>151,1017929118</text:p>
          </table:table-cell>
          <table:table-cell table:formula="of:=8+(1.5*[.B47]^1.2)" office:value-type="float" office:value="152.526097362837">
            <text:p>152,5260973628</text:p>
          </table:table-cell>
          <table:table-cell table:formula="of:=7+(1.4*[.B47]^1.1)" office:value-type="float" office:value="99.1853270587831">
            <text:p>99,1853270588</text:p>
          </table:table-cell>
          <table:table-cell table:formula="of:=3+(0.9*[.B47]^1.2)" office:value-type="float" office:value="89.7156584177021">
            <text:p>89,7156584177</text:p>
          </table:table-cell>
          <table:table-cell table:formula="of:=8+(1.2*[.B47]^1.2)" office:value-type="float" office:value="123.620877890269">
            <text:p>123,6208778903</text:p>
          </table:table-cell>
          <table:table-cell table:formula="of:=5+(1.7*[.B47]^0.975)" office:value-type="float" office:value="74.5554432112068">
            <text:p>74,5554432112</text:p>
          </table:table-cell>
          <table:table-cell table:formula="of:=6+(4*[.B47]^0.85)" office:value-type="float" office:value="107.692898981364">
            <text:p>107,6928989814</text:p>
          </table:table-cell>
          <table:table-cell table:formula="of:=SUM([.E47:.J47])" office:value-type="float" office:value="647.296302922162">
            <text:p>647,2963029222</text:p>
          </table:table-cell>
        </table:table-row>
        <table:table-row table:style-name="ro1">
          <table:table-cell/>
          <table:table-cell table:formula="of:=[.B47]+1" office:value-type="float" office:value="46">
            <text:p>46</text:p>
          </table:table-cell>
          <table:table-cell table:formula="of:=256+(22*[.B48]^1.2)" office:value-type="float" office:value="2432.36673296487">
            <text:p>2432,3667329649</text:p>
          </table:table-cell>
          <table:table-cell table:formula="of:=25+(6*[.B48]^0.8)" office:value-type="float" office:value="153.338664513353">
            <text:p>153,3386645134</text:p>
          </table:table-cell>
          <table:table-cell table:formula="of:=8+(1.5*[.B48]^1.2)" office:value-type="float" office:value="156.388640883969">
            <text:p>156,388640884</text:p>
          </table:table-cell>
          <table:table-cell table:formula="of:=7+(1.4*[.B48]^1.1)" office:value-type="float" office:value="101.441233445632">
            <text:p>101,4412334456</text:p>
          </table:table-cell>
          <table:table-cell table:formula="of:=3+(0.9*[.B48]^1.2)" office:value-type="float" office:value="92.0331845303812">
            <text:p>92,0331845304</text:p>
          </table:table-cell>
          <table:table-cell table:formula="of:=8+(1.2*[.B48]^1.2)" office:value-type="float" office:value="126.710912707175">
            <text:p>126,7109127072</text:p>
          </table:table-cell>
          <table:table-cell table:formula="of:=5+(1.7*[.B48]^0.975)" office:value-type="float" office:value="76.0620623365264">
            <text:p>76,0620623365</text:p>
          </table:table-cell>
          <table:table-cell table:formula="of:=6+(4*[.B48]^0.85)" office:value-type="float" office:value="109.610590358196">
            <text:p>109,6105903582</text:p>
          </table:table-cell>
          <table:table-cell table:formula="of:=SUM([.E48:.J48])" office:value-type="float" office:value="662.246624261879">
            <text:p>662,2466242619</text:p>
          </table:table-cell>
        </table:table-row>
        <table:table-row table:style-name="ro1">
          <table:table-cell/>
          <table:table-cell table:formula="of:=[.B48]+1" office:value-type="float" office:value="47">
            <text:p>47</text:p>
          </table:table-cell>
          <table:table-cell table:formula="of:=256+(22*[.B49]^1.2)" office:value-type="float" office:value="2489.26423216446">
            <text:p>2489,2642321645</text:p>
          </table:table-cell>
          <table:table-cell table:formula="of:=25+(6*[.B49]^0.8)" office:value-type="float" office:value="155.565830858893">
            <text:p>155,5658308589</text:p>
          </table:table-cell>
          <table:table-cell table:formula="of:=8+(1.5*[.B49]^1.2)" office:value-type="float" office:value="160.268015829395">
            <text:p>160,2680158294</text:p>
          </table:table-cell>
          <table:table-cell table:formula="of:=7+(1.4*[.B49]^1.1)" office:value-type="float" office:value="103.702049679083">
            <text:p>103,7020496791</text:p>
          </table:table-cell>
          <table:table-cell table:formula="of:=3+(0.9*[.B49]^1.2)" office:value-type="float" office:value="94.3608094976369">
            <text:p>94,3608094976</text:p>
          </table:table-cell>
          <table:table-cell table:formula="of:=8+(1.2*[.B49]^1.2)" office:value-type="float" office:value="129.814412663516">
            <text:p>129,8144126635</text:p>
          </table:table-cell>
          <table:table-cell table:formula="of:=5+(1.7*[.B49]^0.975)" office:value-type="float" office:value="77.5678628042905">
            <text:p>77,5678628043</text:p>
          </table:table-cell>
          <table:table-cell table:formula="of:=6+(4*[.B49]^0.85)" office:value-type="float" office:value="111.522038050307">
            <text:p>111,5220380503</text:p>
          </table:table-cell>
          <table:table-cell table:formula="of:=SUM([.E49:.J49])" office:value-type="float" office:value="677.235188524229">
            <text:p>677,2351885242</text:p>
          </table:table-cell>
        </table:table-row>
        <table:table-row table:style-name="ro1">
          <table:table-cell/>
          <table:table-cell table:formula="of:=[.B49]+1" office:value-type="float" office:value="48">
            <text:p>48</text:p>
          </table:table-cell>
          <table:table-cell table:formula="of:=256+(22*[.B50]^1.2)" office:value-type="float" office:value="2546.40438076954">
            <text:p>2546,4043807695</text:p>
          </table:table-cell>
          <table:table-cell table:formula="of:=25+(6*[.B50]^0.8)" office:value-type="float" office:value="157.783539253369">
            <text:p>157,7835392534</text:p>
          </table:table-cell>
          <table:table-cell table:formula="of:=8+(1.5*[.B50]^1.2)" office:value-type="float" office:value="164.163935052469">
            <text:p>164,1639350525</text:p>
          </table:table-cell>
          <table:table-cell table:formula="of:=7+(1.4*[.B50]^1.1)" office:value-type="float" office:value="105.967681626331">
            <text:p>105,9676816263</text:p>
          </table:table-cell>
          <table:table-cell table:formula="of:=3+(0.9*[.B50]^1.2)" office:value-type="float" office:value="96.6983610314812">
            <text:p>96,6983610315</text:p>
          </table:table-cell>
          <table:table-cell table:formula="of:=8+(1.2*[.B50]^1.2)" office:value-type="float" office:value="132.931148041975">
            <text:p>132,931148042</text:p>
          </table:table-cell>
          <table:table-cell table:formula="of:=5+(1.7*[.B50]^0.975)" office:value-type="float" office:value="79.0728624661765">
            <text:p>79,0728624662</text:p>
          </table:table-cell>
          <table:table-cell table:formula="of:=6+(4*[.B50]^0.85)" office:value-type="float" office:value="113.427394608417">
            <text:p>113,4273946084</text:p>
          </table:table-cell>
          <table:table-cell table:formula="of:=SUM([.E50:.J50])" office:value-type="float" office:value="692.261382826849">
            <text:p>692,2613828268</text:p>
          </table:table-cell>
        </table:table-row>
        <table:table-row table:style-name="ro1">
          <table:table-cell/>
          <table:table-cell table:formula="of:=[.B50]+1" office:value-type="float" office:value="49">
            <text:p>49</text:p>
          </table:table-cell>
          <table:table-cell table:formula="of:=256+(22*[.B51]^1.2)" office:value-type="float" office:value="2603.78312559244">
            <text:p>2603,7831255924</text:p>
          </table:table-cell>
          <table:table-cell table:formula="of:=25+(6*[.B51]^0.8)" office:value-type="float" office:value="159.992025688074">
            <text:p>159,9920256881</text:p>
          </table:table-cell>
          <table:table-cell table:formula="of:=8+(1.5*[.B51]^1.2)" office:value-type="float" office:value="168.076122199484">
            <text:p>168,0761221995</text:p>
          </table:table-cell>
          <table:table-cell table:formula="of:=7+(1.4*[.B51]^1.1)" office:value-type="float" office:value="108.238038885386">
            <text:p>108,2380388854</text:p>
          </table:table-cell>
          <table:table-cell table:formula="of:=3+(0.9*[.B51]^1.2)" office:value-type="float" office:value="99.0456733196906">
            <text:p>99,0456733197</text:p>
          </table:table-cell>
          <table:table-cell table:formula="of:=8+(1.2*[.B51]^1.2)" office:value-type="float" office:value="136.060897759587">
            <text:p>136,0608977596</text:p>
          </table:table-cell>
          <table:table-cell table:formula="of:=5+(1.7*[.B51]^0.975)" office:value-type="float" office:value="80.5770784207738">
            <text:p>80,5770784208</text:p>
          </table:table-cell>
          <table:table-cell table:formula="of:=6+(4*[.B51]^0.85)" office:value-type="float" office:value="115.326805759436">
            <text:p>115,3268057594</text:p>
          </table:table-cell>
          <table:table-cell table:formula="of:=SUM([.E51:.J51])" office:value-type="float" office:value="707.324616344359">
            <text:p>707,3246163444</text:p>
          </table:table-cell>
        </table:table-row>
        <table:table-row table:style-name="ro1">
          <table:table-cell/>
          <table:table-cell table:formula="of:=[.B51]+1" office:value-type="float" office:value="50">
            <text:p>50</text:p>
          </table:table-cell>
          <table:table-cell table:formula="of:=256+(22*[.B52]^1.2)" office:value-type="float" office:value="2661.39656267521">
            <text:p>2661,3965626752</text:p>
          </table:table-cell>
          <table:table-cell table:formula="of:=25+(6*[.B52]^0.8)" office:value-type="float" office:value="162.191515578198">
            <text:p>162,1915155782</text:p>
          </table:table-cell>
          <table:table-cell table:formula="of:=8+(1.5*[.B52]^1.2)" office:value-type="float" office:value="172.004311091492">
            <text:p>172,0043110915</text:p>
          </table:table-cell>
          <table:table-cell table:formula="of:=7+(1.4*[.B52]^1.1)" office:value-type="float" office:value="110.513034563982">
            <text:p>110,513034564</text:p>
          </table:table-cell>
          <table:table-cell table:formula="of:=3+(0.9*[.B52]^1.2)" office:value-type="float" office:value="101.402586654895">
            <text:p>101,4025866549</text:p>
          </table:table-cell>
          <table:table-cell table:formula="of:=8+(1.2*[.B52]^1.2)" office:value-type="float" office:value="139.203448873193">
            <text:p>139,2034488732</text:p>
          </table:table-cell>
          <table:table-cell table:formula="of:=5+(1.7*[.B52]^0.975)" office:value-type="float" office:value="82.0805270600771">
            <text:p>82,0805270601</text:p>
          </table:table-cell>
          <table:table-cell table:formula="of:=6+(4*[.B52]^0.85)" office:value-type="float" office:value="117.220410844591">
            <text:p>117,2204108446</text:p>
          </table:table-cell>
          <table:table-cell table:formula="of:=SUM([.E52:.J52])" office:value-type="float" office:value="722.42431908823">
            <text:p>722,4243190882</text:p>
          </table:table-cell>
        </table:table-row>
        <table:table-row table:style-name="ro1">
          <table:table-cell/>
          <table:table-cell table:formula="of:=[.B52]+1" office:value-type="float" office:value="51">
            <text:p>51</text:p>
          </table:table-cell>
          <table:table-cell table:formula="of:=256+(22*[.B53]^1.2)" office:value-type="float" office:value="2719.24092891364">
            <text:p>2719,2409289137</text:p>
          </table:table-cell>
          <table:table-cell table:formula="of:=25+(6*[.B53]^0.8)" office:value-type="float" office:value="164.382224438524">
            <text:p>164,3822244385</text:p>
          </table:table-cell>
          <table:table-cell table:formula="of:=8+(1.5*[.B53]^1.2)" office:value-type="float" office:value="175.948245153203">
            <text:p>175,9482451532</text:p>
          </table:table-cell>
          <table:table-cell table:formula="of:=7+(1.4*[.B53]^1.1)" office:value-type="float" office:value="112.792585075748">
            <text:p>112,7925850757</text:p>
          </table:table-cell>
          <table:table-cell table:formula="of:=3+(0.9*[.B53]^1.2)" office:value-type="float" office:value="103.768947091922">
            <text:p>103,7689470919</text:p>
          </table:table-cell>
          <table:table-cell table:formula="of:=8+(1.2*[.B53]^1.2)" office:value-type="float" office:value="142.358596122562">
            <text:p>142,3585961226</text:p>
          </table:table-cell>
          <table:table-cell table:formula="of:=5+(1.7*[.B53]^0.975)" office:value-type="float" office:value="83.5832241122362">
            <text:p>83,5832241122</text:p>
          </table:table-cell>
          <table:table-cell table:formula="of:=6+(4*[.B53]^0.85)" office:value-type="float" office:value="119.108343221224">
            <text:p>119,1083432212</text:p>
          </table:table-cell>
          <table:table-cell table:formula="of:=SUM([.E53:.J53])" office:value-type="float" office:value="737.559940776896">
            <text:p>737,5599407769</text:p>
          </table:table-cell>
        </table:table-row>
        <table:table-row table:style-name="ro1">
          <table:table-cell/>
          <table:table-cell table:formula="of:=[.B53]+1" office:value-type="float" office:value="52">
            <text:p>52</text:p>
          </table:table-cell>
          <table:table-cell table:formula="of:=256+(22*[.B54]^1.2)" office:value-type="float" office:value="2777.31259430675">
            <text:p>2777,3125943068</text:p>
          </table:table-cell>
          <table:table-cell table:formula="of:=25+(6*[.B54]^0.8)" office:value-type="float" office:value="166.564358503568">
            <text:p>166,5643585036</text:p>
          </table:table-cell>
          <table:table-cell table:formula="of:=8+(1.5*[.B54]^1.2)" office:value-type="float" office:value="179.907676884551">
            <text:p>179,9076768846</text:p>
          </table:table-cell>
          <table:table-cell table:formula="of:=7+(1.4*[.B54]^1.1)" office:value-type="float" office:value="115.076609951995">
            <text:p>115,076609952</text:p>
          </table:table-cell>
          <table:table-cell table:formula="of:=3+(0.9*[.B54]^1.2)" office:value-type="float" office:value="106.144606130731">
            <text:p>106,1446061307</text:p>
          </table:table-cell>
          <table:table-cell table:formula="of:=8+(1.2*[.B54]^1.2)" office:value-type="float" office:value="145.526141507641">
            <text:p>145,5261415076</text:p>
          </table:table-cell>
          <table:table-cell table:formula="of:=5+(1.7*[.B54]^0.975)" office:value-type="float" office:value="85.0851846809322">
            <text:p>85,0851846809</text:p>
          </table:table-cell>
          <table:table-cell table:formula="of:=6+(4*[.B54]^0.85)" office:value-type="float" office:value="120.990730631939">
            <text:p>120,9907306319</text:p>
          </table:table-cell>
          <table:table-cell table:formula="of:=SUM([.E54:.J54])" office:value-type="float" office:value="752.730949787788">
            <text:p>752,7309497878</text:p>
          </table:table-cell>
        </table:table-row>
        <table:table-row table:style-name="ro1">
          <table:table-cell/>
          <table:table-cell table:formula="of:=[.B54]+1" office:value-type="float" office:value="53">
            <text:p>53</text:p>
          </table:table-cell>
          <table:table-cell table:formula="of:=256+(22*[.B55]^1.2)" office:value-type="float" office:value="2835.60805477395">
            <text:p>2835,608054774</text:p>
          </table:table-cell>
          <table:table-cell table:formula="of:=25+(6*[.B55]^0.8)" office:value-type="float" office:value="168.73811529771">
            <text:p>168,7381152977</text:p>
          </table:table-cell>
          <table:table-cell table:formula="of:=8+(1.5*[.B55]^1.2)" office:value-type="float" office:value="183.882367370951">
            <text:p>183,882367371</text:p>
          </table:table-cell>
          <table:table-cell table:formula="of:=7+(1.4*[.B55]^1.1)" office:value-type="float" office:value="117.365031667627">
            <text:p>117,3650316676</text:p>
          </table:table-cell>
          <table:table-cell table:formula="of:=3+(0.9*[.B55]^1.2)" office:value-type="float" office:value="108.529420422571">
            <text:p>108,5294204226</text:p>
          </table:table-cell>
          <table:table-cell table:formula="of:=8+(1.2*[.B55]^1.2)" office:value-type="float" office:value="148.705893896761">
            <text:p>148,7058938968</text:p>
          </table:table-cell>
          <table:table-cell table:formula="of:=5+(1.7*[.B55]^0.975)" office:value-type="float" office:value="86.5864232817046">
            <text:p>86,5864232817</text:p>
          </table:table-cell>
          <table:table-cell table:formula="of:=6+(4*[.B55]^0.85)" office:value-type="float" office:value="122.867695544313">
            <text:p>122,8676955443</text:p>
          </table:table-cell>
          <table:table-cell table:formula="of:=SUM([.E55:.J55])" office:value-type="float" office:value="767.936832183927">
            <text:p>767,9368321839</text:p>
          </table:table-cell>
        </table:table-row>
        <table:table-row table:style-name="ro1">
          <table:table-cell/>
          <table:table-cell table:formula="of:=[.B55]+1" office:value-type="float" office:value="54">
            <text:p>54</text:p>
          </table:table-cell>
          <table:table-cell table:formula="of:=256+(22*[.B56]^1.2)" office:value-type="float" office:value="2894.12392548843">
            <text:p>2894,1239254884</text:p>
          </table:table-cell>
          <table:table-cell table:formula="of:=25+(6*[.B56]^0.8)" office:value-type="float" office:value="170.903684160226">
            <text:p>170,9036841602</text:p>
          </table:table-cell>
          <table:table-cell table:formula="of:=8+(1.5*[.B56]^1.2)" office:value-type="float" office:value="187.872085828757">
            <text:p>187,8720858288</text:p>
          </table:table-cell>
          <table:table-cell table:formula="of:=7+(1.4*[.B56]^1.1)" office:value-type="float" office:value="119.657775479889">
            <text:p>119,6577754799</text:p>
          </table:table-cell>
          <table:table-cell table:formula="of:=3+(0.9*[.B56]^1.2)" office:value-type="float" office:value="110.923251497254">
            <text:p>110,9232514973</text:p>
          </table:table-cell>
          <table:table-cell table:formula="of:=8+(1.2*[.B56]^1.2)" office:value-type="float" office:value="151.897668663005">
            <text:p>151,897668663</text:p>
          </table:table-cell>
          <table:table-cell table:formula="of:=5+(1.7*[.B56]^0.975)" office:value-type="float" office:value="88.0869538755205">
            <text:p>88,0869538755</text:p>
          </table:table-cell>
          <table:table-cell table:formula="of:=6+(4*[.B56]^0.85)" office:value-type="float" office:value="124.739355464049">
            <text:p>124,739355464</text:p>
          </table:table-cell>
          <table:table-cell table:formula="of:=SUM([.E56:.J56])" office:value-type="float" office:value="783.177090808474">
            <text:p>783,1770908085</text:p>
          </table:table-cell>
        </table:table-row>
        <table:table-row table:style-name="ro1">
          <table:table-cell/>
          <table:table-cell table:formula="of:=[.B56]+1" office:value-type="float" office:value="55">
            <text:p>55</text:p>
          </table:table-cell>
          <table:table-cell table:formula="of:=256+(22*[.B57]^1.2)" office:value-type="float" office:value="2952.85693468056">
            <text:p>2952,8569346806</text:p>
          </table:table-cell>
          <table:table-cell table:formula="of:=25+(6*[.B57]^0.8)" office:value-type="float" office:value="173.061246729537">
            <text:p>173,0612467295</text:p>
          </table:table-cell>
          <table:table-cell table:formula="of:=8+(1.5*[.B57]^1.2)" office:value-type="float" office:value="191.876609182765">
            <text:p>191,8766091828</text:p>
          </table:table-cell>
          <table:table-cell table:formula="of:=7+(1.4*[.B57]^1.1)" office:value-type="float" office:value="121.954769278768">
            <text:p>121,9547692788</text:p>
          </table:table-cell>
          <table:table-cell table:formula="of:=3+(0.9*[.B57]^1.2)" office:value-type="float" office:value="113.325965509659">
            <text:p>113,3259655097</text:p>
          </table:table-cell>
          <table:table-cell table:formula="of:=8+(1.2*[.B57]^1.2)" office:value-type="float" office:value="155.101287346212">
            <text:p>155,1012873462</text:p>
          </table:table-cell>
          <table:table-cell table:formula="of:=5+(1.7*[.B57]^0.975)" office:value-type="float" office:value="89.5867898998409">
            <text:p>89,5867898998</text:p>
          </table:table-cell>
          <table:table-cell table:formula="of:=6+(4*[.B57]^0.85)" office:value-type="float" office:value="126.605823224077">
            <text:p>126,6058232241</text:p>
          </table:table-cell>
          <table:table-cell table:formula="of:=SUM([.E57:.J57])" office:value-type="float" office:value="798.451244441323">
            <text:p>798,4512444413</text:p>
          </table:table-cell>
        </table:table-row>
        <table:table-row table:style-name="ro1">
          <table:table-cell/>
          <table:table-cell table:formula="of:=[.B57]+1" office:value-type="float" office:value="56">
            <text:p>56</text:p>
          </table:table-cell>
          <table:table-cell table:formula="of:=256+(22*[.B58]^1.2)" office:value-type="float" office:value="3011.80391787044">
            <text:p>3011,8039178704</text:p>
          </table:table-cell>
          <table:table-cell table:formula="of:=25+(6*[.B58]^0.8)" office:value-type="float" office:value="175.210977390541">
            <text:p>175,2109773905</text:p>
          </table:table-cell>
          <table:table-cell table:formula="of:=8+(1.5*[.B58]^1.2)" office:value-type="float" office:value="195.895721672984">
            <text:p>195,895721673</text:p>
          </table:table-cell>
          <table:table-cell table:formula="of:=7+(1.4*[.B58]^1.1)" office:value-type="float" office:value="124.255943448017">
            <text:p>124,255943448</text:p>
          </table:table-cell>
          <table:table-cell table:formula="of:=3+(0.9*[.B58]^1.2)" office:value-type="float" office:value="115.737433003791">
            <text:p>115,7374330038</text:p>
          </table:table-cell>
          <table:table-cell table:formula="of:=8+(1.2*[.B58]^1.2)" office:value-type="float" office:value="158.316577338387">
            <text:p>158,3165773384</text:p>
          </table:table-cell>
          <table:table-cell table:formula="of:=5+(1.7*[.B58]^0.975)" office:value-type="float" office:value="91.0859442974131">
            <text:p>91,0859442974</text:p>
          </table:table-cell>
          <table:table-cell table:formula="of:=6+(4*[.B58]^0.85)" office:value-type="float" office:value="128.467207251874">
            <text:p>128,4672072519</text:p>
          </table:table-cell>
          <table:table-cell table:formula="of:=SUM([.E58:.J58])" office:value-type="float" office:value="813.758827012466">
            <text:p>813,7588270125</text:p>
          </table:table-cell>
        </table:table-row>
        <table:table-row table:style-name="ro1">
          <table:table-cell/>
          <table:table-cell table:formula="of:=[.B58]+1" office:value-type="float" office:value="57">
            <text:p>57</text:p>
          </table:table-cell>
          <table:table-cell table:formula="of:=256+(22*[.B59]^1.2)" office:value-type="float" office:value="3070.96181249257">
            <text:p>3070,9618124926</text:p>
          </table:table-cell>
          <table:table-cell table:formula="of:=25+(6*[.B59]^0.8)" office:value-type="float" office:value="177.35304368845">
            <text:p>177,3530436885</text:p>
          </table:table-cell>
          <table:table-cell table:formula="of:=8+(1.5*[.B59]^1.2)" office:value-type="float" office:value="199.92921448813">
            <text:p>199,9292144881</text:p>
          </table:table-cell>
          <table:table-cell table:formula="of:=7+(1.4*[.B59]^1.1)" office:value-type="float" office:value="126.56123073587">
            <text:p>126,5612307359</text:p>
          </table:table-cell>
          <table:table-cell table:formula="of:=3+(0.9*[.B59]^1.2)" office:value-type="float" office:value="118.157528692878">
            <text:p>118,1575286929</text:p>
          </table:table-cell>
          <table:table-cell table:formula="of:=8+(1.2*[.B59]^1.2)" office:value-type="float" office:value="161.543371590504">
            <text:p>161,5433715905</text:p>
          </table:table-cell>
          <table:table-cell table:formula="of:=5+(1.7*[.B59]^0.975)" office:value-type="float" office:value="92.5844295429946">
            <text:p>92,584429543</text:p>
          </table:table-cell>
          <table:table-cell table:formula="of:=6+(4*[.B59]^0.85)" office:value-type="float" office:value="130.323611816987">
            <text:p>130,323611817</text:p>
          </table:table-cell>
          <table:table-cell table:formula="of:=SUM([.E59:.J59])" office:value-type="float" office:value="829.099386867363">
            <text:p>829,0993868674</text:p>
          </table:table-cell>
        </table:table-row>
        <table:table-row table:style-name="ro1">
          <table:table-cell/>
          <table:table-cell table:formula="of:=[.B59]+1" office:value-type="float" office:value="58">
            <text:p>58</text:p>
          </table:table-cell>
          <table:table-cell table:formula="of:=256+(22*[.B60]^1.2)" office:value-type="float" office:value="3130.32765287965">
            <text:p>3130,3276528797</text:p>
          </table:table-cell>
          <table:table-cell table:formula="of:=25+(6*[.B60]^0.8)" office:value-type="float" office:value="179.487606712175">
            <text:p>179,4876067122</text:p>
          </table:table-cell>
          <table:table-cell table:formula="of:=8+(1.5*[.B60]^1.2)" office:value-type="float" office:value="203.976885423612">
            <text:p>203,9768854236</text:p>
          </table:table-cell>
          <table:table-cell table:formula="of:=7+(1.4*[.B60]^1.1)" office:value-type="float" office:value="128.870566134612">
            <text:p>128,8705661346</text:p>
          </table:table-cell>
          <table:table-cell table:formula="of:=3+(0.9*[.B60]^1.2)" office:value-type="float" office:value="120.586131254167">
            <text:p>120,5861312542</text:p>
          </table:table-cell>
          <table:table-cell table:formula="of:=8+(1.2*[.B60]^1.2)" office:value-type="float" office:value="164.78150833889">
            <text:p>164,7815083389</text:p>
          </table:table-cell>
          <table:table-cell table:formula="of:=5+(1.7*[.B60]^0.975)" office:value-type="float" office:value="94.0822576681883">
            <text:p>94,0822576682</text:p>
          </table:table-cell>
          <table:table-cell table:formula="of:=6+(4*[.B60]^0.85)" office:value-type="float" office:value="132.17513726056">
            <text:p>132,1751372606</text:p>
          </table:table-cell>
          <table:table-cell table:formula="of:=SUM([.E60:.J60])" office:value-type="float" office:value="844.47248608003">
            <text:p>844,47248608</text:p>
          </table:table-cell>
        </table:table-row>
        <table:table-row table:style-name="ro1">
          <table:table-cell/>
          <table:table-cell table:formula="of:=[.B60]+1" office:value-type="float" office:value="59">
            <text:p>59</text:p>
          </table:table-cell>
          <table:table-cell table:formula="of:=256+(22*[.B61]^1.2)" office:value-type="float" office:value="3189.89856557561">
            <text:p>3189,8985655756</text:p>
          </table:table-cell>
          <table:table-cell table:formula="of:=25+(6*[.B61]^0.8)" office:value-type="float" office:value="181.614821449988">
            <text:p>181,61482145</text:p>
          </table:table-cell>
          <table:table-cell table:formula="of:=8+(1.5*[.B61]^1.2)" office:value-type="float" office:value="208.038538561973">
            <text:p>208,038538562</text:p>
          </table:table-cell>
          <table:table-cell table:formula="of:=7+(1.4*[.B61]^1.1)" office:value-type="float" office:value="131.183886768256">
            <text:p>131,1838867683</text:p>
          </table:table-cell>
          <table:table-cell table:formula="of:=3+(0.9*[.B61]^1.2)" office:value-type="float" office:value="123.023123137184">
            <text:p>123,0231231372</text:p>
          </table:table-cell>
          <table:table-cell table:formula="of:=8+(1.2*[.B61]^1.2)" office:value-type="float" office:value="168.030830849579">
            <text:p>168,0308308496</text:p>
          </table:table-cell>
          <table:table-cell table:formula="of:=5+(1.7*[.B61]^0.975)" office:value-type="float" office:value="95.5794402845559">
            <text:p>95,5794402846</text:p>
          </table:table-cell>
          <table:table-cell table:formula="of:=6+(4*[.B61]^0.85)" office:value-type="float" office:value="134.021880208456">
            <text:p>134,0218802085</text:p>
          </table:table-cell>
          <table:table-cell table:formula="of:=SUM([.E61:.J61])" office:value-type="float" office:value="859.877699810004">
            <text:p>859,87769981</text:p>
          </table:table-cell>
        </table:table-row>
        <table:table-row table:style-name="ro1">
          <table:table-cell/>
          <table:table-cell table:formula="of:=[.B61]+1" office:value-type="float" office:value="60">
            <text:p>60</text:p>
          </table:table-cell>
          <table:table-cell table:formula="of:=256+(22*[.B62]^1.2)" office:value-type="float" office:value="3249.67176495119">
            <text:p>3249,6717649512</text:p>
          </table:table-cell>
          <table:table-cell table:formula="of:=25+(6*[.B62]^0.8)" office:value-type="float" office:value="183.73483711991">
            <text:p>183,7348371199</text:p>
          </table:table-cell>
          <table:table-cell table:formula="of:=8+(1.5*[.B62]^1.2)" office:value-type="float" office:value="212.113983973945">
            <text:p>212,1139839739</text:p>
          </table:table-cell>
          <table:table-cell table:formula="of:=7+(1.4*[.B62]^1.1)" office:value-type="float" office:value="133.501131787654">
            <text:p>133,5011317877</text:p>
          </table:table-cell>
          <table:table-cell table:formula="of:=3+(0.9*[.B62]^1.2)" office:value-type="float" office:value="125.468390384367">
            <text:p>125,4683903844</text:p>
          </table:table-cell>
          <table:table-cell table:formula="of:=8+(1.2*[.B62]^1.2)" office:value-type="float" office:value="171.291187179156">
            <text:p>171,2911871792</text:p>
          </table:table-cell>
          <table:table-cell table:formula="of:=5+(1.7*[.B62]^0.975)" office:value-type="float" office:value="97.0759886051528">
            <text:p>97,0759886052</text:p>
          </table:table-cell>
          <table:table-cell table:formula="of:=6+(4*[.B62]^0.85)" office:value-type="float" office:value="135.863933769394">
            <text:p>135,8639337694</text:p>
          </table:table-cell>
          <table:table-cell table:formula="of:=SUM([.E62:.J62])" office:value-type="float" office:value="875.314615699668">
            <text:p>875,3146156997</text:p>
          </table:table-cell>
        </table:table-row>
        <table:table-row table:style-name="ro1">
          <table:table-cell/>
          <table:table-cell table:formula="of:=[.B62]+1" office:value-type="float" office:value="61">
            <text:p>61</text:p>
          </table:table-cell>
          <table:table-cell table:formula="of:=256+(22*[.B63]^1.2)" office:value-type="float" office:value="3309.6445490977">
            <text:p>3309,6445490977</text:p>
          </table:table-cell>
          <table:table-cell table:formula="of:=25+(6*[.B63]^0.8)" office:value-type="float" office:value="185.847797476996">
            <text:p>185,847797477</text:p>
          </table:table-cell>
          <table:table-cell table:formula="of:=8+(1.5*[.B63]^1.2)" office:value-type="float" office:value="216.203037438479">
            <text:p>216,2030374385</text:p>
          </table:table-cell>
          <table:table-cell table:formula="of:=7+(1.4*[.B63]^1.1)" office:value-type="float" office:value="135.822242272429">
            <text:p>135,8222422724</text:p>
          </table:table-cell>
          <table:table-cell table:formula="of:=3+(0.9*[.B63]^1.2)" office:value-type="float" office:value="127.921822463088">
            <text:p>127,9218224631</text:p>
          </table:table-cell>
          <table:table-cell table:formula="of:=8+(1.2*[.B63]^1.2)" office:value-type="float" office:value="174.562429950784">
            <text:p>174,5624299508</text:p>
          </table:table-cell>
          <table:table-cell table:formula="of:=5+(1.7*[.B63]^0.975)" office:value-type="float" office:value="98.5719134646196">
            <text:p>98,5719134646</text:p>
          </table:table-cell>
          <table:table-cell table:formula="of:=6+(4*[.B63]^0.85)" office:value-type="float" office:value="137.701387719408">
            <text:p>137,7013877194</text:p>
          </table:table-cell>
          <table:table-cell table:formula="of:=SUM([.E63:.J63])" office:value-type="float" office:value="890.782833308807">
            <text:p>890,7828333088</text:p>
          </table:table-cell>
        </table:table-row>
        <table:table-row table:style-name="ro1">
          <table:table-cell/>
          <table:table-cell table:formula="of:=[.B63]+1" office:value-type="float" office:value="62">
            <text:p>62</text:p>
          </table:table-cell>
          <table:table-cell table:formula="of:=256+(22*[.B64]^1.2)" office:value-type="float" office:value="3369.81429597702">
            <text:p>3369,814295977</text:p>
          </table:table-cell>
          <table:table-cell table:formula="of:=25+(6*[.B64]^0.8)" office:value-type="float" office:value="187.953841099503">
            <text:p>187,9538410995</text:p>
          </table:table-cell>
          <table:table-cell table:formula="of:=8+(1.5*[.B64]^1.2)" office:value-type="float" office:value="220.305520180251">
            <text:p>220,3055201803</text:p>
          </table:table-cell>
          <table:table-cell table:formula="of:=7+(1.4*[.B64]^1.1)" office:value-type="float" office:value="138.147161139193">
            <text:p>138,1471611392</text:p>
          </table:table-cell>
          <table:table-cell table:formula="of:=3+(0.9*[.B64]^1.2)" office:value-type="float" office:value="130.383312108151">
            <text:p>130,3833121082</text:p>
          </table:table-cell>
          <table:table-cell table:formula="of:=8+(1.2*[.B64]^1.2)" office:value-type="float" office:value="177.844416144201">
            <text:p>177,8444161442</text:p>
          </table:table-cell>
          <table:table-cell table:formula="of:=5+(1.7*[.B64]^0.975)" office:value-type="float" office:value="100.067225337947">
            <text:p>100,0672253379</text:p>
          </table:table-cell>
          <table:table-cell table:formula="of:=6+(4*[.B64]^0.85)" office:value-type="float" office:value="139.53432867376">
            <text:p>139,5343286738</text:p>
          </table:table-cell>
          <table:table-cell table:formula="of:=SUM([.E64:.J64])" office:value-type="float" office:value="906.281963583503">
            <text:p>906,2819635835</text:p>
          </table:table-cell>
        </table:table-row>
        <table:table-row table:style-name="ro1">
          <table:table-cell/>
          <table:table-cell table:formula="of:=[.B64]+1" office:value-type="float" office:value="63">
            <text:p>63</text:p>
          </table:table-cell>
          <table:table-cell table:formula="of:=256+(22*[.B65]^1.2)" office:value-type="float" office:value="3430.17845980808">
            <text:p>3430,1784598081</text:p>
          </table:table-cell>
          <table:table-cell table:formula="of:=25+(6*[.B65]^0.8)" office:value-type="float" office:value="190.053101655688">
            <text:p>190,0531016557</text:p>
          </table:table-cell>
          <table:table-cell table:formula="of:=8+(1.5*[.B65]^1.2)" office:value-type="float" office:value="224.421258623278">
            <text:p>224,4212586233</text:p>
          </table:table-cell>
          <table:table-cell table:formula="of:=7+(1.4*[.B65]^1.1)" office:value-type="float" office:value="140.475833055532">
            <text:p>140,4758330555</text:p>
          </table:table-cell>
          <table:table-cell table:formula="of:=3+(0.9*[.B65]^1.2)" office:value-type="float" office:value="132.852755173967">
            <text:p>132,852755174</text:p>
          </table:table-cell>
          <table:table-cell table:formula="of:=8+(1.2*[.B65]^1.2)" office:value-type="float" office:value="181.137006898623">
            <text:p>181,1370068986</text:p>
          </table:table-cell>
          <table:table-cell table:formula="of:=5+(1.7*[.B65]^0.975)" office:value-type="float" office:value="101.561934358023">
            <text:p>101,561934358</text:p>
          </table:table-cell>
          <table:table-cell table:formula="of:=6+(4*[.B65]^0.85)" office:value-type="float" office:value="141.362840247363">
            <text:p>141,3628402474</text:p>
          </table:table-cell>
          <table:table-cell table:formula="of:=SUM([.E65:.J65])" office:value-type="float" office:value="921.811628356787">
            <text:p>921,8116283568</text:p>
          </table:table-cell>
        </table:table-row>
        <table:table-row table:style-name="ro1">
          <table:table-cell/>
          <table:table-cell table:formula="of:=[.B65]+1" office:value-type="float" office:value="64">
            <text:p>64</text:p>
          </table:table-cell>
          <table:table-cell table:formula="of:=256+(22*[.B66]^1.2)" office:value-type="float" office:value="3490.73456767165">
            <text:p>3490,7345676717</text:p>
          </table:table-cell>
          <table:table-cell table:formula="of:=25+(6*[.B66]^0.8)" office:value-type="float" office:value="192.145708152856">
            <text:p>192,1457081529</text:p>
          </table:table-cell>
          <table:table-cell table:formula="of:=8+(1.5*[.B66]^1.2)" office:value-type="float" office:value="228.550084159431">
            <text:p>228,5500841594</text:p>
          </table:table-cell>
          <table:table-cell table:formula="of:=7+(1.4*[.B66]^1.1)" office:value-type="float" office:value="142.808204359332">
            <text:p>142,8082043593</text:p>
          </table:table-cell>
          <table:table-cell table:formula="of:=3+(0.9*[.B66]^1.2)" office:value-type="float" office:value="135.330050495658">
            <text:p>135,3300504957</text:p>
          </table:table-cell>
          <table:table-cell table:formula="of:=8+(1.2*[.B66]^1.2)" office:value-type="float" office:value="184.440067327545">
            <text:p>184,4400673275</text:p>
          </table:table-cell>
          <table:table-cell table:formula="of:=5+(1.7*[.B66]^0.975)" office:value-type="float" office:value="103.056050332058">
            <text:p>103,0560503321</text:p>
          </table:table-cell>
          <table:table-cell table:formula="of:=6+(4*[.B66]^0.85)" office:value-type="float" office:value="143.187003204646">
            <text:p>143,1870032046</text:p>
          </table:table-cell>
          <table:table-cell table:formula="of:=SUM([.E66:.J66])" office:value-type="float" office:value="937.371459878669">
            <text:p>937,3714598787</text:p>
          </table:table-cell>
        </table:table-row>
        <table:table-row table:style-name="ro1">
          <table:table-cell/>
          <table:table-cell table:formula="of:=[.B66]+1" office:value-type="float" office:value="65">
            <text:p>65</text:p>
          </table:table-cell>
          <table:table-cell table:formula="of:=256+(22*[.B67]^1.2)" office:value-type="float" office:value="3551.48021631706">
            <text:p>3551,4802163171</text:p>
          </table:table-cell>
          <table:table-cell table:formula="of:=25+(6*[.B67]^0.8)" office:value-type="float" office:value="194.231785170075">
            <text:p>194,2317851701</text:p>
          </table:table-cell>
          <table:table-cell table:formula="of:=8+(1.5*[.B67]^1.2)" office:value-type="float" office:value="232.691832930709">
            <text:p>232,6918329307</text:p>
          </table:table-cell>
          <table:table-cell table:formula="of:=7+(1.4*[.B67]^1.1)" office:value-type="float" office:value="145.144222983017">
            <text:p>145,144222983</text:p>
          </table:table-cell>
          <table:table-cell table:formula="of:=3+(0.9*[.B67]^1.2)" office:value-type="float" office:value="137.815099758425">
            <text:p>137,8150997584</text:p>
          </table:table-cell>
          <table:table-cell table:formula="of:=8+(1.2*[.B67]^1.2)" office:value-type="float" office:value="187.753466344567">
            <text:p>187,7534663446</text:p>
          </table:table-cell>
          <table:table-cell table:formula="of:=5+(1.7*[.B67]^0.975)" office:value-type="float" office:value="104.54958275698">
            <text:p>104,549582757</text:p>
          </table:table-cell>
          <table:table-cell table:formula="of:=6+(4*[.B67]^0.85)" office:value-type="float" office:value="145.006895599703">
            <text:p>145,0068955997</text:p>
          </table:table-cell>
          <table:table-cell table:formula="of:=SUM([.E67:.J67])" office:value-type="float" office:value="952.961100373402">
            <text:p>952,9611003734</text:p>
          </table:table-cell>
        </table:table-row>
        <table:table-row table:style-name="ro1">
          <table:table-cell/>
          <table:table-cell table:formula="of:=[.B67]+1" office:value-type="float" office:value="66">
            <text:p>66</text:p>
          </table:table-cell>
          <table:table-cell table:formula="of:=256+(22*[.B68]^1.2)" office:value-type="float" office:value="3612.413069156">
            <text:p>3612,413069156</text:p>
          </table:table-cell>
          <table:table-cell table:formula="of:=25+(6*[.B68]^0.8)" office:value-type="float" office:value="196.311453075883">
            <text:p>196,3114530759</text:p>
          </table:table-cell>
          <table:table-cell table:formula="of:=8+(1.5*[.B68]^1.2)" office:value-type="float" office:value="236.846345624273">
            <text:p>236,8463456243</text:p>
          </table:table-cell>
          <table:table-cell table:formula="of:=7+(1.4*[.B68]^1.1)" office:value-type="float" office:value="147.483838382347">
            <text:p>147,4838383823</text:p>
          </table:table-cell>
          <table:table-cell table:formula="of:=3+(0.9*[.B68]^1.2)" office:value-type="float" office:value="140.307807374564">
            <text:p>140,3078073746</text:p>
          </table:table-cell>
          <table:table-cell table:formula="of:=8+(1.2*[.B68]^1.2)" office:value-type="float" office:value="191.077076499418">
            <text:p>191,0770764994</text:p>
          </table:table-cell>
          <table:table-cell table:formula="of:=5+(1.7*[.B68]^0.975)" office:value-type="float" office:value="106.042540833872">
            <text:p>106,0425408339</text:p>
          </table:table-cell>
          <table:table-cell table:formula="of:=6+(4*[.B68]^0.85)" office:value-type="float" office:value="146.822592907518">
            <text:p>146,8225929075</text:p>
          </table:table-cell>
          <table:table-cell table:formula="of:=SUM([.E68:.J68])" office:value-type="float" office:value="968.580201621992">
            <text:p>968,580201622</text:p>
          </table:table-cell>
        </table:table-row>
        <table:table-row table:style-name="ro1">
          <table:table-cell/>
          <table:table-cell table:formula="of:=[.B68]+1" office:value-type="float" office:value="67">
            <text:p>67</text:p>
          </table:table-cell>
          <table:table-cell table:formula="of:=256+(22*[.B69]^1.2)" office:value-type="float" office:value="3673.53085342965">
            <text:p>3673,5308534297</text:p>
          </table:table-cell>
          <table:table-cell table:formula="of:=25+(6*[.B69]^0.8)" office:value-type="float" office:value="198.384828232158">
            <text:p>198,3848282322</text:p>
          </table:table-cell>
          <table:table-cell table:formula="of:=8+(1.5*[.B69]^1.2)" office:value-type="float" office:value="241.013467279294">
            <text:p>241,0134672793</text:p>
          </table:table-cell>
          <table:table-cell table:formula="of:=7+(1.4*[.B69]^1.1)" office:value-type="float" office:value="149.827001469416">
            <text:p>149,8270014694</text:p>
          </table:table-cell>
          <table:table-cell table:formula="of:=3+(0.9*[.B69]^1.2)" office:value-type="float" office:value="142.808080367576">
            <text:p>142,8080803676</text:p>
          </table:table-cell>
          <table:table-cell table:formula="of:=8+(1.2*[.B69]^1.2)" office:value-type="float" office:value="194.410773823435">
            <text:p>194,4107738234</text:p>
          </table:table-cell>
          <table:table-cell table:formula="of:=5+(1.7*[.B69]^0.975)" office:value-type="float" office:value="107.53493348153">
            <text:p>107,5349334815</text:p>
          </table:table-cell>
          <table:table-cell table:formula="of:=6+(4*[.B69]^0.85)" office:value-type="float" office:value="148.634168146932">
            <text:p>148,6341681469</text:p>
          </table:table-cell>
          <table:table-cell table:formula="of:=SUM([.E69:.J69])" office:value-type="float" office:value="984.228424568184">
            <text:p>984,2284245682</text:p>
          </table:table-cell>
        </table:table-row>
        <table:table-row table:style-name="ro1">
          <table:table-cell/>
          <table:table-cell table:formula="of:=[.B69]+1" office:value-type="float" office:value="68">
            <text:p>68</text:p>
          </table:table-cell>
          <table:table-cell table:formula="of:=256+(22*[.B70]^1.2)" office:value-type="float" office:value="3734.83135753674">
            <text:p>3734,8313575367</text:p>
          </table:table-cell>
          <table:table-cell table:formula="of:=25+(6*[.B70]^0.8)" office:value-type="float" office:value="200.452023185218">
            <text:p>200,4520231852</text:p>
          </table:table-cell>
          <table:table-cell table:formula="of:=8+(1.5*[.B70]^1.2)" office:value-type="float" office:value="245.193047104778">
            <text:p>245,1930471048</text:p>
          </table:table-cell>
          <table:table-cell table:formula="of:=7+(1.4*[.B70]^1.1)" office:value-type="float" office:value="152.173664549566">
            <text:p>152,1736645496</text:p>
          </table:table-cell>
          <table:table-cell table:formula="of:=3+(0.9*[.B70]^1.2)" office:value-type="float" office:value="145.315828262867">
            <text:p>145,3158282629</text:p>
          </table:table-cell>
          <table:table-cell table:formula="of:=8+(1.2*[.B70]^1.2)" office:value-type="float" office:value="197.754437683822">
            <text:p>197,7544376838</text:p>
          </table:table-cell>
          <table:table-cell table:formula="of:=5+(1.7*[.B70]^0.975)" office:value-type="float" office:value="109.026769349212">
            <text:p>109,0267693492</text:p>
          </table:table-cell>
          <table:table-cell table:formula="of:=6+(4*[.B70]^0.85)" office:value-type="float" office:value="150.441691996005">
            <text:p>150,441691996</text:p>
          </table:table-cell>
          <table:table-cell table:formula="of:=SUM([.E70:.J70])" office:value-type="float" office:value="999.905438946249">
            <text:p>999,9054389463</text:p>
          </table:table-cell>
        </table:table-row>
        <table:table-row table:style-name="ro1">
          <table:table-cell/>
          <table:table-cell table:formula="of:=[.B70]+1" office:value-type="float" office:value="69">
            <text:p>69</text:p>
          </table:table-cell>
          <table:table-cell table:formula="of:=256+(22*[.B71]^1.2)" office:value-type="float" office:value="3796.31242851125">
            <text:p>3796,3124285113</text:p>
          </table:table-cell>
          <table:table-cell table:formula="of:=25+(6*[.B71]^0.8)" office:value-type="float" office:value="202.513146845143">
            <text:p>202,5131468451</text:p>
          </table:table-cell>
          <table:table-cell table:formula="of:=8+(1.5*[.B71]^1.2)" office:value-type="float" office:value="249.384938307585">
            <text:p>249,3849383076</text:p>
          </table:table-cell>
          <table:table-cell table:formula="of:=7+(1.4*[.B71]^1.1)" office:value-type="float" office:value="154.52378126191">
            <text:p>154,5237812619</text:p>
          </table:table-cell>
          <table:table-cell table:formula="of:=3+(0.9*[.B71]^1.2)" office:value-type="float" office:value="147.830962984551">
            <text:p>147,8309629846</text:p>
          </table:table-cell>
          <table:table-cell table:formula="of:=8+(1.2*[.B71]^1.2)" office:value-type="float" office:value="201.107950646068">
            <text:p>201,1079506461</text:p>
          </table:table-cell>
          <table:table-cell table:formula="of:=5+(1.7*[.B71]^0.975)" office:value-type="float" office:value="110.518056828624">
            <text:p>110,5180568286</text:p>
          </table:table-cell>
          <table:table-cell table:formula="of:=6+(4*[.B71]^0.85)" office:value-type="float" office:value="152.245232900351">
            <text:p>152,2452329004</text:p>
          </table:table-cell>
          <table:table-cell table:formula="of:=SUM([.E71:.J71])" office:value-type="float" office:value="1015.61092292909">
            <text:p>1015,6109229291</text:p>
          </table:table-cell>
        </table:table-row>
        <table:table-row table:style-name="ro1">
          <table:table-cell/>
          <table:table-cell table:formula="of:=[.B71]+1" office:value-type="float" office:value="70">
            <text:p>70</text:p>
          </table:table-cell>
          <table:table-cell table:formula="of:=256+(22*[.B72]^1.2)" office:value-type="float" office:value="3857.97196963915">
            <text:p>3857,9719696392</text:p>
          </table:table-cell>
          <table:table-cell table:formula="of:=25+(6*[.B72]^0.8)" office:value-type="float" office:value="204.568304654186">
            <text:p>204,5683046542</text:p>
          </table:table-cell>
          <table:table-cell table:formula="of:=8+(1.5*[.B72]^1.2)" office:value-type="float" office:value="253.588997929942">
            <text:p>253,5889979299</text:p>
          </table:table-cell>
          <table:table-cell table:formula="of:=7+(1.4*[.B72]^1.1)" office:value-type="float" office:value="156.877306523232">
            <text:p>156,8773065232</text:p>
          </table:table-cell>
          <table:table-cell table:formula="of:=3+(0.9*[.B72]^1.2)" office:value-type="float" office:value="150.353398757965">
            <text:p>150,353398758</text:p>
          </table:table-cell>
          <table:table-cell table:formula="of:=8+(1.2*[.B72]^1.2)" office:value-type="float" office:value="204.471198343954">
            <text:p>204,471198344</text:p>
          </table:table-cell>
          <table:table-cell table:formula="of:=5+(1.7*[.B72]^0.975)" office:value-type="float" office:value="112.008804065211">
            <text:p>112,0088040652</text:p>
          </table:table-cell>
          <table:table-cell table:formula="of:=6+(4*[.B72]^0.85)" office:value-type="float" office:value="154.044857174949">
            <text:p>154,044857175</text:p>
          </table:table-cell>
          <table:table-cell table:formula="of:=SUM([.E72:.J72])" office:value-type="float" office:value="1031.34456279525">
            <text:p>1031,3445627953</text:p>
          </table:table-cell>
        </table:table-row>
        <table:table-row table:style-name="ro1">
          <table:table-cell/>
          <table:table-cell table:formula="of:=[.B72]+1" office:value-type="float" office:value="71">
            <text:p>71</text:p>
          </table:table-cell>
          <table:table-cell table:formula="of:=256+(22*[.B73]^1.2)" office:value-type="float" office:value="3919.80793820481">
            <text:p>3919,8079382048</text:p>
          </table:table-cell>
          <table:table-cell table:formula="of:=25+(6*[.B73]^0.8)" office:value-type="float" office:value="206.617598745102">
            <text:p>206,6175987451</text:p>
          </table:table-cell>
          <table:table-cell table:formula="of:=8+(1.5*[.B73]^1.2)" office:value-type="float" office:value="257.805086695783">
            <text:p>257,8050866958</text:p>
          </table:table-cell>
          <table:table-cell table:formula="of:=7+(1.4*[.B73]^1.1)" office:value-type="float" office:value="159.234196475004">
            <text:p>159,234196475</text:p>
          </table:table-cell>
          <table:table-cell table:formula="of:=3+(0.9*[.B73]^1.2)" office:value-type="float" office:value="152.88305201747">
            <text:p>152,8830520175</text:p>
          </table:table-cell>
          <table:table-cell table:formula="of:=8+(1.2*[.B73]^1.2)" office:value-type="float" office:value="207.844069356626">
            <text:p>207,8440693566</text:p>
          </table:table-cell>
          <table:table-cell table:formula="of:=5+(1.7*[.B73]^0.975)" office:value-type="float" office:value="113.499018968803">
            <text:p>113,4990189688</text:p>
          </table:table-cell>
          <table:table-cell table:formula="of:=6+(4*[.B73]^0.85)" office:value-type="float" office:value="155.840629099942">
            <text:p>155,8406290999</text:p>
          </table:table-cell>
          <table:table-cell table:formula="of:=SUM([.E73:.J73])" office:value-type="float" office:value="1047.10605261363">
            <text:p>1047,1060526136</text:p>
          </table:table-cell>
        </table:table-row>
        <table:table-row table:style-name="ro1">
          <table:table-cell/>
          <table:table-cell table:formula="of:=[.B73]+1" office:value-type="float" office:value="72">
            <text:p>72</text:p>
          </table:table-cell>
          <table:table-cell table:formula="of:=256+(22*[.B74]^1.2)" office:value-type="float" office:value="3981.81834335816">
            <text:p>3981,8183433582</text:p>
          </table:table-cell>
          <table:table-cell table:formula="of:=25+(6*[.B74]^0.8)" office:value-type="float" office:value="208.661128090114">
            <text:p>208,6611280901</text:p>
          </table:table-cell>
          <table:table-cell table:formula="of:=8+(1.5*[.B74]^1.2)" office:value-type="float" office:value="262.033068865329">
            <text:p>262,0330688653</text:p>
          </table:table-cell>
          <table:table-cell table:formula="of:=7+(1.4*[.B74]^1.1)" office:value-type="float" office:value="161.594408433327">
            <text:p>161,5944084333</text:p>
          </table:table-cell>
          <table:table-cell table:formula="of:=3+(0.9*[.B74]^1.2)" office:value-type="float" office:value="155.419841319198">
            <text:p>155,4198413192</text:p>
          </table:table-cell>
          <table:table-cell table:formula="of:=8+(1.2*[.B74]^1.2)" office:value-type="float" office:value="211.226455092264">
            <text:p>211,2264550923</text:p>
          </table:table-cell>
          <table:table-cell table:formula="of:=5+(1.7*[.B74]^0.975)" office:value-type="float" office:value="114.988709223647">
            <text:p>114,9887092236</text:p>
          </table:table-cell>
          <table:table-cell table:formula="of:=6+(4*[.B74]^0.85)" office:value-type="float" office:value="157.632611010821">
            <text:p>157,6326110108</text:p>
          </table:table-cell>
          <table:table-cell table:formula="of:=SUM([.E74:.J74])" office:value-type="float" office:value="1062.89509394458">
            <text:p>1062,8950939446</text:p>
          </table:table-cell>
        </table:table-row>
        <table:table-row table:style-name="ro1">
          <table:table-cell/>
          <table:table-cell table:formula="of:=[.B74]+1" office:value-type="float" office:value="73">
            <text:p>73</text:p>
          </table:table-cell>
          <table:table-cell table:formula="of:=256+(22*[.B75]^1.2)" office:value-type="float" office:value="4044.00124409462">
            <text:p>4044,0012440946</text:p>
          </table:table-cell>
          <table:table-cell table:formula="of:=25+(6*[.B75]^0.8)" office:value-type="float" office:value="210.698988641206">
            <text:p>210,6989886412</text:p>
          </table:table-cell>
          <table:table-cell table:formula="of:=8+(1.5*[.B75]^1.2)" office:value-type="float" office:value="266.27281209736">
            <text:p>266,2728120974</text:p>
          </table:table-cell>
          <table:table-cell table:formula="of:=7+(1.4*[.B75]^1.1)" office:value-type="float" office:value="163.957900841575">
            <text:p>163,9579008416</text:p>
          </table:table-cell>
          <table:table-cell table:formula="of:=3+(0.9*[.B75]^1.2)" office:value-type="float" office:value="157.963687258416">
            <text:p>157,9636872584</text:p>
          </table:table-cell>
          <table:table-cell table:formula="of:=8+(1.2*[.B75]^1.2)" office:value-type="float" office:value="214.618249677888">
            <text:p>214,6182496779</text:p>
          </table:table-cell>
          <table:table-cell table:formula="of:=5+(1.7*[.B75]^0.975)" office:value-type="float" office:value="116.477882297887">
            <text:p>116,4778822979</text:p>
          </table:table-cell>
          <table:table-cell table:formula="of:=6+(4*[.B75]^0.85)" office:value-type="float" office:value="159.420863383432">
            <text:p>159,4208633834</text:p>
          </table:table-cell>
          <table:table-cell table:formula="of:=SUM([.E75:.J75])" office:value-type="float" office:value="1078.71139555656">
            <text:p>1078,7113955566</text:p>
          </table:table-cell>
        </table:table-row>
        <table:table-row table:style-name="ro1">
          <table:table-cell/>
          <table:table-cell table:formula="of:=[.B75]+1" office:value-type="float" office:value="74">
            <text:p>74</text:p>
          </table:table-cell>
          <table:table-cell table:formula="of:=256+(22*[.B76]^1.2)" office:value-type="float" office:value="4106.35474734033">
            <text:p>4106,3547473403</text:p>
          </table:table-cell>
          <table:table-cell table:formula="of:=25+(6*[.B76]^0.8)" office:value-type="float" office:value="212.731273462349">
            <text:p>212,7312734623</text:p>
          </table:table-cell>
          <table:table-cell table:formula="of:=8+(1.5*[.B76]^1.2)" office:value-type="float" office:value="270.524187318659">
            <text:p>270,5241873187</text:p>
          </table:table-cell>
          <table:table-cell table:formula="of:=7+(1.4*[.B76]^1.1)" office:value-type="float" office:value="166.32463322558">
            <text:p>166,3246332256</text:p>
          </table:table-cell>
          <table:table-cell table:formula="of:=3+(0.9*[.B76]^1.2)" office:value-type="float" office:value="160.514512391195">
            <text:p>160,5145123912</text:p>
          </table:table-cell>
          <table:table-cell table:formula="of:=8+(1.2*[.B76]^1.2)" office:value-type="float" office:value="218.019349854927">
            <text:p>218,0193498549</text:p>
          </table:table-cell>
          <table:table-cell table:formula="of:=5+(1.7*[.B76]^0.975)" office:value-type="float" office:value="117.96654545252">
            <text:p>117,9665454525</text:p>
          </table:table-cell>
          <table:table-cell table:formula="of:=6+(4*[.B76]^0.85)" office:value-type="float" office:value="161.205444914148">
            <text:p>161,2054449141</text:p>
          </table:table-cell>
          <table:table-cell table:formula="of:=SUM([.E76:.J76])" office:value-type="float" office:value="1094.55467315703">
            <text:p>1094,554673157</text:p>
          </table:table-cell>
        </table:table-row>
        <table:table-row table:style-name="ro1">
          <table:table-cell/>
          <table:table-cell table:formula="of:=[.B76]+1" office:value-type="float" office:value="75">
            <text:p>75</text:p>
          </table:table-cell>
          <table:table-cell table:formula="of:=256+(22*[.B77]^1.2)" office:value-type="float" office:value="4168.87700613586">
            <text:p>4168,8770061359</text:p>
          </table:table-cell>
          <table:table-cell table:formula="of:=25+(6*[.B77]^0.8)" office:value-type="float" office:value="214.758072854238">
            <text:p>214,7580728542</text:p>
          </table:table-cell>
          <table:table-cell table:formula="of:=8+(1.5*[.B77]^1.2)" office:value-type="float" office:value="274.787068600172">
            <text:p>274,7870686002</text:p>
          </table:table-cell>
          <table:table-cell table:formula="of:=7+(1.4*[.B77]^1.1)" office:value-type="float" office:value="168.694566151176">
            <text:p>168,6945661512</text:p>
          </table:table-cell>
          <table:table-cell table:formula="of:=3+(0.9*[.B77]^1.2)" office:value-type="float" office:value="163.072241160104">
            <text:p>163,0722411601</text:p>
          </table:table-cell>
          <table:table-cell table:formula="of:=8+(1.2*[.B77]^1.2)" office:value-type="float" office:value="221.429654880138">
            <text:p>221,4296548801</text:p>
          </table:table-cell>
          <table:table-cell table:formula="of:=5+(1.7*[.B77]^0.975)" office:value-type="float" office:value="119.454705749862">
            <text:p>119,4547057499</text:p>
          </table:table-cell>
          <table:table-cell table:formula="of:=6+(4*[.B77]^0.85)" office:value-type="float" office:value="162.986412595547">
            <text:p>162,9864125955</text:p>
          </table:table-cell>
          <table:table-cell table:formula="of:=SUM([.E77:.J77])" office:value-type="float" office:value="1110.424649137">
            <text:p>1110,424649137</text:p>
          </table:table-cell>
        </table:table-row>
        <table:table-row table:style-name="ro1">
          <table:table-cell/>
          <table:table-cell table:formula="of:=[.B77]+1" office:value-type="float" office:value="76">
            <text:p>76</text:p>
          </table:table-cell>
          <table:table-cell table:formula="of:=256+(22*[.B78]^1.2)" office:value-type="float" office:value="4231.56621791214">
            <text:p>4231,5662179122</text:p>
          </table:table-cell>
          <table:table-cell table:formula="of:=25+(6*[.B78]^0.8)" office:value-type="float" office:value="216.779474472043">
            <text:p>216,779474472</text:p>
          </table:table-cell>
          <table:table-cell table:formula="of:=8+(1.5*[.B78]^1.2)" office:value-type="float" office:value="279.061333039464">
            <text:p>279,0613330395</text:p>
          </table:table-cell>
          <table:table-cell table:formula="of:=7+(1.4*[.B78]^1.1)" office:value-type="float" office:value="171.067661183953">
            <text:p>171,067661184</text:p>
          </table:table-cell>
          <table:table-cell table:formula="of:=3+(0.9*[.B78]^1.2)" office:value-type="float" office:value="165.636799823679">
            <text:p>165,6367998237</text:p>
          </table:table-cell>
          <table:table-cell table:formula="of:=8+(1.2*[.B78]^1.2)" office:value-type="float" office:value="224.849066431571">
            <text:p>224,8490664316</text:p>
          </table:table-cell>
          <table:table-cell table:formula="of:=5+(1.7*[.B78]^0.975)" office:value-type="float" office:value="120.94237006156">
            <text:p>120,9423700616</text:p>
          </table:table-cell>
          <table:table-cell table:formula="of:=6+(4*[.B78]^0.85)" office:value-type="float" office:value="164.763821787909">
            <text:p>164,7638217879</text:p>
          </table:table-cell>
          <table:table-cell table:formula="of:=SUM([.E78:.J78])" office:value-type="float" office:value="1126.32105232814">
            <text:p>1126,3210523281</text:p>
          </table:table-cell>
        </table:table-row>
        <table:table-row table:style-name="ro1">
          <table:table-cell/>
          <table:table-cell table:formula="of:=[.B78]+1" office:value-type="float" office:value="77">
            <text:p>77</text:p>
          </table:table-cell>
          <table:table-cell table:formula="of:=256+(22*[.B79]^1.2)" office:value-type="float" office:value="4294.4206228526">
            <text:p>4294,4206228526</text:p>
          </table:table-cell>
          <table:table-cell table:formula="of:=25+(6*[.B79]^0.8)" office:value-type="float" office:value="218.795563436673">
            <text:p>218,7955634367</text:p>
          </table:table-cell>
          <table:table-cell table:formula="of:=8+(1.5*[.B79]^1.2)" office:value-type="float" office:value="283.346860649041">
            <text:p>283,346860649</text:p>
          </table:table-cell>
          <table:table-cell table:formula="of:=7+(1.4*[.B79]^1.1)" office:value-type="float" office:value="173.443880851081">
            <text:p>173,4438808511</text:p>
          </table:table-cell>
          <table:table-cell table:formula="of:=3+(0.9*[.B79]^1.2)" office:value-type="float" office:value="168.208116389425">
            <text:p>168,2081163894</text:p>
          </table:table-cell>
          <table:table-cell table:formula="of:=8+(1.2*[.B79]^1.2)" office:value-type="float" office:value="228.277488519233">
            <text:p>228,2774885192</text:p>
          </table:table-cell>
          <table:table-cell table:formula="of:=5+(1.7*[.B79]^0.975)" office:value-type="float" office:value="122.429545076183">
            <text:p>122,4295450762</text:p>
          </table:table-cell>
          <table:table-cell table:formula="of:=6+(4*[.B79]^0.85)" office:value-type="float" office:value="166.537726286812">
            <text:p>166,5377262868</text:p>
          </table:table-cell>
          <table:table-cell table:formula="of:=SUM([.E79:.J79])" office:value-type="float" office:value="1142.24361777177">
            <text:p>1142,2436177718</text:p>
          </table:table-cell>
        </table:table-row>
        <table:table-row table:style-name="ro1">
          <table:table-cell/>
          <table:table-cell table:formula="of:=[.B79]+1" office:value-type="float" office:value="78">
            <text:p>78</text:p>
          </table:table-cell>
          <table:table-cell table:formula="of:=256+(22*[.B80]^1.2)" office:value-type="float" office:value="4357.43850233635">
            <text:p>4357,4385023364</text:p>
          </table:table-cell>
          <table:table-cell table:formula="of:=25+(6*[.B80]^0.8)" office:value-type="float" office:value="220.806422439963">
            <text:p>220,80642244</text:p>
          </table:table-cell>
          <table:table-cell table:formula="of:=8+(1.5*[.B80]^1.2)" office:value-type="float" office:value="287.643534250206">
            <text:p>287,6435342502</text:p>
          </table:table-cell>
          <table:table-cell table:formula="of:=7+(1.4*[.B80]^1.1)" office:value-type="float" office:value="175.823188605064">
            <text:p>175,8231886051</text:p>
          </table:table-cell>
          <table:table-cell table:formula="of:=3+(0.9*[.B80]^1.2)" office:value-type="float" office:value="170.786120550124">
            <text:p>170,7861205501</text:p>
          </table:table-cell>
          <table:table-cell table:formula="of:=8+(1.2*[.B80]^1.2)" office:value-type="float" office:value="231.714827400165">
            <text:p>231,7148274002</text:p>
          </table:table-cell>
          <table:table-cell table:formula="of:=5+(1.7*[.B80]^0.975)" office:value-type="float" office:value="123.916237306412">
            <text:p>123,9162373064</text:p>
          </table:table-cell>
          <table:table-cell table:formula="of:=6+(4*[.B80]^0.85)" office:value-type="float" office:value="168.308178387086">
            <text:p>168,3081783871</text:p>
          </table:table-cell>
          <table:table-cell table:formula="of:=SUM([.E80:.J80])" office:value-type="float" office:value="1158.19208649906">
            <text:p>1158,1920864991</text:p>
          </table:table-cell>
        </table:table-row>
        <table:table-row table:style-name="ro1">
          <table:table-cell/>
          <table:table-cell table:formula="of:=[.B80]+1" office:value-type="float" office:value="79">
            <text:p>79</text:p>
          </table:table-cell>
          <table:table-cell table:formula="of:=256+(22*[.B81]^1.2)" office:value-type="float" office:value="4420.61817745732">
            <text:p>4420,6181774573</text:p>
          </table:table-cell>
          <table:table-cell table:formula="of:=25+(6*[.B81]^0.8)" office:value-type="float" office:value="222.812131844215">
            <text:p>222,8121318442</text:p>
          </table:table-cell>
          <table:table-cell table:formula="of:=8+(1.5*[.B81]^1.2)" office:value-type="float" office:value="291.95123937209">
            <text:p>291,9512393721</text:p>
          </table:table-cell>
          <table:table-cell table:formula="of:=7+(1.4*[.B81]^1.1)" office:value-type="float" office:value="178.205548789312">
            <text:p>178,2055487893</text:p>
          </table:table-cell>
          <table:table-cell table:formula="of:=3+(0.9*[.B81]^1.2)" office:value-type="float" office:value="173.370743623254">
            <text:p>173,3707436233</text:p>
          </table:table-cell>
          <table:table-cell table:formula="of:=8+(1.2*[.B81]^1.2)" office:value-type="float" office:value="235.160991497672">
            <text:p>235,1609914977</text:p>
          </table:table-cell>
          <table:table-cell table:formula="of:=5+(1.7*[.B81]^0.975)" office:value-type="float" office:value="125.402453095863">
            <text:p>125,4024530959</text:p>
          </table:table-cell>
          <table:table-cell table:formula="of:=6+(4*[.B81]^0.85)" office:value-type="float" office:value="170.075228943371">
            <text:p>170,0752289434</text:p>
          </table:table-cell>
          <table:table-cell table:formula="of:=SUM([.E81:.J81])" office:value-type="float" office:value="1174.16620532156">
            <text:p>1174,1662053216</text:p>
          </table:table-cell>
        </table:table-row>
        <table:table-row table:style-name="ro1">
          <table:table-cell/>
          <table:table-cell table:formula="of:=[.B81]+1" office:value-type="float" office:value="80">
            <text:p>80</text:p>
          </table:table-cell>
          <table:table-cell table:formula="of:=256+(22*[.B82]^1.2)" office:value-type="float" office:value="4483.95800761464">
            <text:p>4483,9580076146</text:p>
          </table:table-cell>
          <table:table-cell table:formula="of:=25+(6*[.B82]^0.8)" office:value-type="float" office:value="224.81276977645">
            <text:p>224,8127697765</text:p>
          </table:table-cell>
          <table:table-cell table:formula="of:=8+(1.5*[.B82]^1.2)" office:value-type="float" office:value="296.269864155543">
            <text:p>296,2698641555</text:p>
          </table:table-cell>
          <table:table-cell table:formula="of:=7+(1.4*[.B82]^1.1)" office:value-type="float" office:value="180.590926605414">
            <text:p>180,5909266054</text:p>
          </table:table-cell>
          <table:table-cell table:formula="of:=3+(0.9*[.B82]^1.2)" office:value-type="float" office:value="175.961918493326">
            <text:p>175,9619184933</text:p>
          </table:table-cell>
          <table:table-cell table:formula="of:=8+(1.2*[.B82]^1.2)" office:value-type="float" office:value="238.615891324435">
            <text:p>238,6158913244</text:p>
          </table:table-cell>
          <table:table-cell table:formula="of:=5+(1.7*[.B82]^0.975)" office:value-type="float" office:value="126.888198625557">
            <text:p>126,8881986256</text:p>
          </table:table-cell>
          <table:table-cell table:formula="of:=6+(4*[.B82]^0.85)" office:value-type="float" office:value="171.838927427492">
            <text:p>171,8389274275</text:p>
          </table:table-cell>
          <table:table-cell table:formula="of:=SUM([.E82:.J82])" office:value-type="float" office:value="1190.16572663177">
            <text:p>1190,1657266318</text:p>
          </table:table-cell>
        </table:table-row>
        <table:table-row table:style-name="ro1">
          <table:table-cell/>
          <table:table-cell table:formula="of:=[.B82]+1" office:value-type="float" office:value="81">
            <text:p>81</text:p>
          </table:table-cell>
          <table:table-cell table:formula="of:=256+(22*[.B83]^1.2)" office:value-type="float" office:value="4547.45638917019">
            <text:p>4547,4563891702</text:p>
          </table:table-cell>
          <table:table-cell table:formula="of:=25+(6*[.B83]^0.8)" office:value-type="float" office:value="226.808412217714">
            <text:p>226,8084122177</text:p>
          </table:table-cell>
          <table:table-cell table:formula="of:=8+(1.5*[.B83]^1.2)" office:value-type="float" office:value="300.599299261604">
            <text:p>300,5992992616</text:p>
          </table:table-cell>
          <table:table-cell table:formula="of:=7+(1.4*[.B83]^1.1)" office:value-type="float" office:value="182.979288082002">
            <text:p>182,979288082</text:p>
          </table:table-cell>
          <table:table-cell table:formula="of:=3+(0.9*[.B83]^1.2)" office:value-type="float" office:value="178.559579556962">
            <text:p>178,559579557</text:p>
          </table:table-cell>
          <table:table-cell table:formula="of:=8+(1.2*[.B83]^1.2)" office:value-type="float" office:value="242.079439409283">
            <text:p>242,0794394093</text:p>
          </table:table-cell>
          <table:table-cell table:formula="of:=5+(1.7*[.B83]^0.975)" office:value-type="float" office:value="128.373479920073">
            <text:p>128,3734799201</text:p>
          </table:table-cell>
          <table:table-cell table:formula="of:=6+(4*[.B83]^0.85)" office:value-type="float" office:value="173.599321982859">
            <text:p>173,5993219829</text:p>
          </table:table-cell>
          <table:table-cell table:formula="of:=SUM([.E83:.J83])" office:value-type="float" office:value="1206.19040821278">
            <text:p>1206,1904082128</text:p>
          </table:table-cell>
        </table:table-row>
        <table:table-row table:style-name="ro1">
          <table:table-cell/>
          <table:table-cell table:formula="of:=[.B83]+1" office:value-type="float" office:value="82">
            <text:p>82</text:p>
          </table:table-cell>
          <table:table-cell table:formula="of:=256+(22*[.B84]^1.2)" office:value-type="float" office:value="4611.11175416914">
            <text:p>4611,1117541691</text:p>
          </table:table-cell>
          <table:table-cell table:formula="of:=25+(6*[.B84]^0.8)" office:value-type="float" office:value="228.799133087764">
            <text:p>228,7991330878</text:p>
          </table:table-cell>
          <table:table-cell table:formula="of:=8+(1.5*[.B84]^1.2)" office:value-type="float" office:value="304.939437784259">
            <text:p>304,9394377843</text:p>
          </table:table-cell>
          <table:table-cell table:formula="of:=7+(1.4*[.B84]^1.1)" office:value-type="float" office:value="185.370600045124">
            <text:p>185,3706000451</text:p>
          </table:table-cell>
          <table:table-cell table:formula="of:=3+(0.9*[.B84]^1.2)" office:value-type="float" office:value="181.163662670556">
            <text:p>181,1636626706</text:p>
          </table:table-cell>
          <table:table-cell table:formula="of:=8+(1.2*[.B84]^1.2)" office:value-type="float" office:value="245.551550227408">
            <text:p>245,5515502274</text:p>
          </table:table-cell>
          <table:table-cell table:formula="of:=5+(1.7*[.B84]^0.975)" office:value-type="float" office:value="129.858302853385">
            <text:p>129,8583028534</text:p>
          </table:table-cell>
          <table:table-cell table:formula="of:=6+(4*[.B84]^0.85)" office:value-type="float" office:value="175.356459476091">
            <text:p>175,3564594761</text:p>
          </table:table-cell>
          <table:table-cell table:formula="of:=SUM([.E84:.J84])" office:value-type="float" office:value="1222.24001305682">
            <text:p>1222,2400130568</text:p>
          </table:table-cell>
        </table:table-row>
        <table:table-row table:style-name="ro1">
          <table:table-cell/>
          <table:table-cell table:formula="of:=[.B84]+1" office:value-type="float" office:value="83">
            <text:p>83</text:p>
          </table:table-cell>
          <table:table-cell table:formula="of:=256+(22*[.B85]^1.2)" office:value-type="float" office:value="4674.92256911985">
            <text:p>4674,9225691199</text:p>
          </table:table-cell>
          <table:table-cell table:formula="of:=25+(6*[.B85]^0.8)" office:value-type="float" office:value="230.785004325415">
            <text:p>230,7850043254</text:p>
          </table:table-cell>
          <table:table-cell table:formula="of:=8+(1.5*[.B85]^1.2)" office:value-type="float" office:value="309.290175167262">
            <text:p>309,2901751673</text:p>
          </table:table-cell>
          <table:table-cell table:formula="of:=7+(1.4*[.B85]^1.1)" office:value-type="float" office:value="187.764830090019">
            <text:p>187,76483009</text:p>
          </table:table-cell>
          <table:table-cell table:formula="of:=3+(0.9*[.B85]^1.2)" office:value-type="float" office:value="183.774105100357">
            <text:p>183,7741051004</text:p>
          </table:table-cell>
          <table:table-cell table:formula="of:=8+(1.2*[.B85]^1.2)" office:value-type="float" office:value="249.03214013381">
            <text:p>249,0321401338</text:p>
          </table:table-cell>
          <table:table-cell table:formula="of:=5+(1.7*[.B85]^0.975)" office:value-type="float" office:value="131.342673154421">
            <text:p>131,3426731544</text:p>
          </table:table-cell>
          <table:table-cell table:formula="of:=6+(4*[.B85]^0.85)" office:value-type="float" office:value="177.11038554602">
            <text:p>177,110385546</text:p>
          </table:table-cell>
          <table:table-cell table:formula="of:=SUM([.E85:.J85])" office:value-type="float" office:value="1238.31430919189">
            <text:p>1238,3143091919</text:p>
          </table:table-cell>
        </table:table-row>
        <table:table-row table:style-name="ro1">
          <table:table-cell/>
          <table:table-cell table:formula="of:=[.B85]+1" office:value-type="float" office:value="84">
            <text:p>84</text:p>
          </table:table-cell>
          <table:table-cell table:formula="of:=256+(22*[.B86]^1.2)" office:value-type="float" office:value="4738.88733382976">
            <text:p>4738,8873338298</text:p>
          </table:table-cell>
          <table:table-cell table:formula="of:=25+(6*[.B86]^0.8)" office:value-type="float" office:value="232.766095964831">
            <text:p>232,7660959648</text:p>
          </table:table-cell>
          <table:table-cell table:formula="of:=8+(1.5*[.B86]^1.2)" office:value-type="float" office:value="313.651409124757">
            <text:p>313,6514091248</text:p>
          </table:table-cell>
          <table:table-cell table:formula="of:=7+(1.4*[.B86]^1.1)" office:value-type="float" office:value="190.161946554226">
            <text:p>190,1619465542</text:p>
          </table:table-cell>
          <table:table-cell table:formula="of:=3+(0.9*[.B86]^1.2)" office:value-type="float" office:value="186.390845474854">
            <text:p>186,3908454749</text:p>
          </table:table-cell>
          <table:table-cell table:formula="of:=8+(1.2*[.B86]^1.2)" office:value-type="float" office:value="252.521127299805">
            <text:p>252,5211272998</text:p>
          </table:table-cell>
          <table:table-cell table:formula="of:=5+(1.7*[.B86]^0.975)" office:value-type="float" office:value="132.826596412347">
            <text:p>132,8265964123</text:p>
          </table:table-cell>
          <table:table-cell table:formula="of:=6+(4*[.B86]^0.85)" office:value-type="float" office:value="178.861144650249">
            <text:p>178,8611446503</text:p>
          </table:table-cell>
          <table:table-cell table:formula="of:=SUM([.E86:.J86])" office:value-type="float" office:value="1254.41306951624">
            <text:p>1254,4130695162</text:p>
          </table:table-cell>
        </table:table-row>
        <table:table-row table:style-name="ro1">
          <table:table-cell/>
          <table:table-cell table:formula="of:=[.B86]+1" office:value-type="float" office:value="85">
            <text:p>85</text:p>
          </table:table-cell>
          <table:table-cell table:formula="of:=256+(22*[.B87]^1.2)" office:value-type="float" office:value="4803.00458029401">
            <text:p>4803,004580294</text:p>
          </table:table-cell>
          <table:table-cell table:formula="of:=25+(6*[.B87]^0.8)" office:value-type="float" office:value="234.742476208004">
            <text:p>234,742476208</text:p>
          </table:table-cell>
          <table:table-cell table:formula="of:=8+(1.5*[.B87]^1.2)" office:value-type="float" office:value="318.023039565501">
            <text:p>318,0230395655</text:p>
          </table:table-cell>
          <table:table-cell table:formula="of:=7+(1.4*[.B87]^1.1)" office:value-type="float" office:value="192.561918491937">
            <text:p>192,5619184919</text:p>
          </table:table-cell>
          <table:table-cell table:formula="of:=3+(0.9*[.B87]^1.2)" office:value-type="float" office:value="189.0138237393">
            <text:p>189,0138237393</text:p>
          </table:table-cell>
          <table:table-cell table:formula="of:=8+(1.2*[.B87]^1.2)" office:value-type="float" office:value="256.0184316524">
            <text:p>256,0184316524</text:p>
          </table:table-cell>
          <table:table-cell table:formula="of:=5+(1.7*[.B87]^0.975)" office:value-type="float" office:value="134.3100780816">
            <text:p>134,3100780816</text:p>
          </table:table-cell>
          <table:table-cell table:formula="of:=6+(4*[.B87]^0.85)" office:value-type="float" office:value="180.608780109415">
            <text:p>180,6087801094</text:p>
          </table:table-cell>
          <table:table-cell table:formula="of:=SUM([.E87:.J87])" office:value-type="float" office:value="1270.53607164015">
            <text:p>1270,5360716402</text:p>
          </table:table-cell>
        </table:table-row>
        <table:table-row table:style-name="ro1">
          <table:table-cell/>
          <table:table-cell table:formula="of:=[.B87]+1" office:value-type="float" office:value="86">
            <text:p>86</text:p>
          </table:table-cell>
          <table:table-cell table:formula="of:=256+(22*[.B88]^1.2)" office:value-type="float" office:value="4867.27287163372">
            <text:p>4867,2728716337</text:p>
          </table:table-cell>
          <table:table-cell table:formula="of:=25+(6*[.B88]^0.8)" office:value-type="float" office:value="236.714211493652">
            <text:p>236,7142114937</text:p>
          </table:table-cell>
          <table:table-cell table:formula="of:=8+(1.5*[.B88]^1.2)" office:value-type="float" office:value="322.404968520481">
            <text:p>322,4049685205</text:p>
          </table:table-cell>
          <table:table-cell table:formula="of:=7+(1.4*[.B88]^1.1)" office:value-type="float" office:value="194.964715649529">
            <text:p>194,9647156495</text:p>
          </table:table-cell>
          <table:table-cell table:formula="of:=3+(0.9*[.B88]^1.2)" office:value-type="float" office:value="191.642981112289">
            <text:p>191,6429811123</text:p>
          </table:table-cell>
          <table:table-cell table:formula="of:=8+(1.2*[.B88]^1.2)" office:value-type="float" office:value="259.523974816385">
            <text:p>259,5239748164</text:p>
          </table:table-cell>
          <table:table-cell table:formula="of:=5+(1.7*[.B88]^0.975)" office:value-type="float" office:value="135.793123486685">
            <text:p>135,7931234867</text:p>
          </table:table-cell>
          <table:table-cell table:formula="of:=6+(4*[.B88]^0.85)" office:value-type="float" office:value="182.353334149289">
            <text:p>182,3533341493</text:p>
          </table:table-cell>
          <table:table-cell table:formula="of:=SUM([.E88:.J88])" office:value-type="float" office:value="1286.68309773466">
            <text:p>1286,6830977347</text:p>
          </table:table-cell>
        </table:table-row>
        <table:table-row table:style-name="ro1">
          <table:table-cell/>
          <table:table-cell table:formula="of:=[.B88]+1" office:value-type="float" office:value="87">
            <text:p>87</text:p>
          </table:table-cell>
          <table:table-cell table:formula="of:=256+(22*[.B89]^1.2)" office:value-type="float" office:value="4931.69080108137">
            <text:p>4931,6908010814</text:p>
          </table:table-cell>
          <table:table-cell table:formula="of:=25+(6*[.B89]^0.8)" office:value-type="float" office:value="238.681366562761">
            <text:p>238,6813665628</text:p>
          </table:table-cell>
          <table:table-cell table:formula="of:=8+(1.5*[.B89]^1.2)" office:value-type="float" office:value="326.79710007373">
            <text:p>326,7971000737</text:p>
          </table:table-cell>
          <table:table-cell table:formula="of:=7+(1.4*[.B89]^1.1)" office:value-type="float" office:value="197.370308442209">
            <text:p>197,3703084422</text:p>
          </table:table-cell>
          <table:table-cell table:formula="of:=3+(0.9*[.B89]^1.2)" office:value-type="float" office:value="194.278260044238">
            <text:p>194,2782600442</text:p>
          </table:table-cell>
          <table:table-cell table:formula="of:=8+(1.2*[.B89]^1.2)" office:value-type="float" office:value="263.037680058984">
            <text:p>263,037680059</text:p>
          </table:table-cell>
          <table:table-cell table:formula="of:=5+(1.7*[.B89]^0.975)" office:value-type="float" office:value="137.275737826742">
            <text:p>137,2757378267</text:p>
          </table:table-cell>
          <table:table-cell table:formula="of:=6+(4*[.B89]^0.85)" office:value-type="float" office:value="184.094847940848">
            <text:p>184,0948479408</text:p>
          </table:table-cell>
          <table:table-cell table:formula="of:=SUM([.E89:.J89])" office:value-type="float" office:value="1302.85393438675">
            <text:p>1302,8539343868</text:p>
          </table:table-cell>
        </table:table-row>
        <table:table-row table:style-name="ro1">
          <table:table-cell/>
          <table:table-cell table:formula="of:=[.B89]+1" office:value-type="float" office:value="88">
            <text:p>88</text:p>
          </table:table-cell>
          <table:table-cell table:formula="of:=256+(22*[.B90]^1.2)" office:value-type="float" office:value="4996.25699101047">
            <text:p>4996,2569910105</text:p>
          </table:table-cell>
          <table:table-cell table:formula="of:=25+(6*[.B90]^0.8)" office:value-type="float" office:value="240.644004520965">
            <text:p>240,644004521</text:p>
          </table:table-cell>
          <table:table-cell table:formula="of:=8+(1.5*[.B90]^1.2)" office:value-type="float" office:value="331.199340296168">
            <text:p>331,1993402962</text:p>
          </table:table-cell>
          <table:table-cell table:formula="of:=7+(1.4*[.B90]^1.1)" office:value-type="float" office:value="199.778667931704">
            <text:p>199,7786679317</text:p>
          </table:table-cell>
          <table:table-cell table:formula="of:=3+(0.9*[.B90]^1.2)" office:value-type="float" office:value="196.919604177701">
            <text:p>196,9196041777</text:p>
          </table:table-cell>
          <table:table-cell table:formula="of:=8+(1.2*[.B90]^1.2)" office:value-type="float" office:value="266.559472236935">
            <text:p>266,5594722369</text:p>
          </table:table-cell>
          <table:table-cell table:formula="of:=5+(1.7*[.B90]^0.975)" office:value-type="float" office:value="138.757926179906">
            <text:p>138,7579261799</text:p>
          </table:table-cell>
          <table:table-cell table:formula="of:=6+(4*[.B90]^0.85)" office:value-type="float" office:value="185.833361638434">
            <text:p>185,8333616384</text:p>
          </table:table-cell>
          <table:table-cell table:formula="of:=SUM([.E90:.J90])" office:value-type="float" office:value="1319.04837246085">
            <text:p>1319,0483724609</text:p>
          </table:table-cell>
        </table:table-row>
        <table:table-row table:style-name="ro1">
          <table:table-cell/>
          <table:table-cell table:formula="of:=[.B90]+1" office:value-type="float" office:value="89">
            <text:p>89</text:p>
          </table:table-cell>
          <table:table-cell table:formula="of:=256+(22*[.B91]^1.2)" office:value-type="float" office:value="5060.9700920072">
            <text:p>5060,9700920072</text:p>
          </table:table-cell>
          <table:table-cell table:formula="of:=25+(6*[.B91]^0.8)" office:value-type="float" office:value="242.602186897948">
            <text:p>242,6021868979</text:p>
          </table:table-cell>
          <table:table-cell table:formula="of:=8+(1.5*[.B91]^1.2)" office:value-type="float" office:value="335.611597182309">
            <text:p>335,6115971823</text:p>
          </table:table-cell>
          <table:table-cell table:formula="of:=7+(1.4*[.B91]^1.1)" office:value-type="float" office:value="202.189765804942">
            <text:p>202,1897658049</text:p>
          </table:table-cell>
          <table:table-cell table:formula="of:=3+(0.9*[.B91]^1.2)" office:value-type="float" office:value="199.566958309385">
            <text:p>199,5669583094</text:p>
          </table:table-cell>
          <table:table-cell table:formula="of:=8+(1.2*[.B91]^1.2)" office:value-type="float" office:value="270.089277745847">
            <text:p>270,0892777458</text:p>
          </table:table-cell>
          <table:table-cell table:formula="of:=5+(1.7*[.B91]^0.975)" office:value-type="float" office:value="140.239693507466">
            <text:p>140,2396935075</text:p>
          </table:table-cell>
          <table:table-cell table:formula="of:=6+(4*[.B91]^0.85)" office:value-type="float" office:value="187.568914416122">
            <text:p>187,5689144161</text:p>
          </table:table-cell>
          <table:table-cell table:formula="of:=SUM([.E91:.J91])" office:value-type="float" office:value="1335.26620696607">
            <text:p>1335,2662069661</text:p>
          </table:table-cell>
        </table:table-row>
        <table:table-row table:style-name="ro1">
          <table:table-cell/>
          <table:table-cell table:formula="of:=[.B91]+1" office:value-type="float" office:value="90">
            <text:p>90</text:p>
          </table:table-cell>
          <table:table-cell table:formula="of:=256+(22*[.B92]^1.2)" office:value-type="float" office:value="5125.82878198174">
            <text:p>5125,8287819817</text:p>
          </table:table-cell>
          <table:table-cell table:formula="of:=25+(6*[.B92]^0.8)" office:value-type="float" office:value="244.555973704048">
            <text:p>244,555973704</text:p>
          </table:table-cell>
          <table:table-cell table:formula="of:=8+(1.5*[.B92]^1.2)" office:value-type="float" office:value="340.033780589664">
            <text:p>340,0337805897</text:p>
          </table:table-cell>
          <table:table-cell table:formula="of:=7+(1.4*[.B92]^1.1)" office:value-type="float" office:value="204.603574353665">
            <text:p>204,6035743537</text:p>
          </table:table-cell>
          <table:table-cell table:formula="of:=3+(0.9*[.B92]^1.2)" office:value-type="float" office:value="202.220268353798">
            <text:p>202,2202683538</text:p>
          </table:table-cell>
          <table:table-cell table:formula="of:=8+(1.2*[.B92]^1.2)" office:value-type="float" office:value="273.627024471731">
            <text:p>273,6270244717</text:p>
          </table:table-cell>
          <table:table-cell table:formula="of:=5+(1.7*[.B92]^0.975)" office:value-type="float" office:value="141.721044657837">
            <text:p>141,7210446578</text:p>
          </table:table-cell>
          <table:table-cell table:formula="of:=6+(4*[.B92]^0.85)" office:value-type="float" office:value="189.301544502381">
            <text:p>189,3015445024</text:p>
          </table:table-cell>
          <table:table-cell table:formula="of:=SUM([.E92:.J92])" office:value-type="float" office:value="1351.50723692908">
            <text:p>1351,5072369291</text:p>
          </table:table-cell>
        </table:table-row>
        <table:table-row table:style-name="ro1">
          <table:table-cell/>
          <table:table-cell table:formula="of:=[.B92]+1" office:value-type="float" office:value="91">
            <text:p>91</text:p>
          </table:table-cell>
          <table:table-cell table:formula="of:=256+(22*[.B93]^1.2)" office:value-type="float" office:value="5190.83176531719">
            <text:p>5190,8317653172</text:p>
          </table:table-cell>
          <table:table-cell table:formula="of:=25+(6*[.B93]^0.8)" office:value-type="float" office:value="246.505423484227">
            <text:p>246,5054234842</text:p>
          </table:table-cell>
          <table:table-cell table:formula="of:=8+(1.5*[.B93]^1.2)" office:value-type="float" office:value="344.465802180718">
            <text:p>344,4658021807</text:p>
          </table:table-cell>
          <table:table-cell table:formula="of:=7+(1.4*[.B93]^1.1)" office:value-type="float" office:value="207.020066454932">
            <text:p>207,0200664549</text:p>
          </table:table-cell>
          <table:table-cell table:formula="of:=3+(0.9*[.B93]^1.2)" office:value-type="float" office:value="204.879481308431">
            <text:p>204,8794813084</text:p>
          </table:table-cell>
          <table:table-cell table:formula="of:=8+(1.2*[.B93]^1.2)" office:value-type="float" office:value="277.172641744574">
            <text:p>277,1726417446</text:p>
          </table:table-cell>
          <table:table-cell table:formula="of:=5+(1.7*[.B93]^0.975)" office:value-type="float" office:value="143.201984370352">
            <text:p>143,2019843704</text:p>
          </table:table-cell>
          <table:table-cell table:formula="of:=6+(4*[.B93]^0.85)" office:value-type="float" office:value="191.031289213152">
            <text:p>191,0312892132</text:p>
          </table:table-cell>
          <table:table-cell table:formula="of:=SUM([.E93:.J93])" office:value-type="float" office:value="1367.77126527216">
            <text:p>1367,7712652722</text:p>
          </table:table-cell>
        </table:table-row>
        <table:table-row table:style-name="ro1">
          <table:table-cell/>
          <table:table-cell table:formula="of:=[.B93]+1" office:value-type="float" office:value="92">
            <text:p>92</text:p>
          </table:table-cell>
          <table:table-cell table:formula="of:=256+(22*[.B94]^1.2)" office:value-type="float" office:value="5255.97777205404">
            <text:p>5255,9777720541</text:p>
          </table:table-cell>
          <table:table-cell table:formula="of:=25+(6*[.B94]^0.8)" office:value-type="float" office:value="248.450593369543">
            <text:p>248,4505933695</text:p>
          </table:table-cell>
          <table:table-cell table:formula="of:=8+(1.5*[.B94]^1.2)" office:value-type="float" office:value="348.907575367321">
            <text:p>348,9075753673</text:p>
          </table:table-cell>
          <table:table-cell table:formula="of:=7+(1.4*[.B94]^1.1)" office:value-type="float" office:value="209.439215552447">
            <text:p>209,4392155524</text:p>
          </table:table-cell>
          <table:table-cell table:formula="of:=3+(0.9*[.B94]^1.2)" office:value-type="float" office:value="207.544545220393">
            <text:p>207,5445452204</text:p>
          </table:table-cell>
          <table:table-cell table:formula="of:=8+(1.2*[.B94]^1.2)" office:value-type="float" office:value="280.726060293857">
            <text:p>280,7260602939</text:p>
          </table:table-cell>
          <table:table-cell table:formula="of:=5+(1.7*[.B94]^0.975)" office:value-type="float" office:value="144.68251727889">
            <text:p>144,6825172789</text:p>
          </table:table-cell>
          <table:table-cell table:formula="of:=6+(4*[.B94]^0.85)" office:value-type="float" office:value="192.75818498341">
            <text:p>192,7581849834</text:p>
          </table:table-cell>
          <table:table-cell table:formula="of:=SUM([.E94:.J94])" office:value-type="float" office:value="1384.05809869632">
            <text:p>1384,0580986963</text:p>
          </table:table-cell>
        </table:table-row>
        <table:table-row table:style-name="ro1">
          <table:table-cell/>
          <table:table-cell table:formula="of:=[.B94]+1" office:value-type="float" office:value="93">
            <text:p>93</text:p>
          </table:table-cell>
          <table:table-cell table:formula="of:=256+(22*[.B95]^1.2)" office:value-type="float" office:value="5321.26555710837">
            <text:p>5321,2655571084</text:p>
          </table:table-cell>
          <table:table-cell table:formula="of:=25+(6*[.B95]^0.8)" office:value-type="float" office:value="250.391539126282">
            <text:p>250,3915391263</text:p>
          </table:table-cell>
          <table:table-cell table:formula="of:=8+(1.5*[.B95]^1.2)" office:value-type="float" office:value="353.359015257389">
            <text:p>353,3590152574</text:p>
          </table:table-cell>
          <table:table-cell table:formula="of:=7+(1.4*[.B95]^1.1)" office:value-type="float" office:value="211.860995638696">
            <text:p>211,8609956387</text:p>
          </table:table-cell>
          <table:table-cell table:formula="of:=3+(0.9*[.B95]^1.2)" office:value-type="float" office:value="210.215409154433">
            <text:p>210,2154091544</text:p>
          </table:table-cell>
          <table:table-cell table:formula="of:=8+(1.2*[.B95]^1.2)" office:value-type="float" office:value="284.287212205911">
            <text:p>284,2872122059</text:p>
          </table:table-cell>
          <table:table-cell table:formula="of:=5+(1.7*[.B95]^0.975)" office:value-type="float" office:value="146.162647915341">
            <text:p>146,1626479153</text:p>
          </table:table-cell>
          <table:table-cell table:formula="of:=6+(4*[.B95]^0.85)" office:value-type="float" office:value="194.482267397304">
            <text:p>194,4822673973</text:p>
          </table:table-cell>
          <table:table-cell table:formula="of:=SUM([.E95:.J95])" office:value-type="float" office:value="1400.36754756907">
            <text:p>1400,3675475691</text:p>
          </table:table-cell>
        </table:table-row>
        <table:table-row table:style-name="ro1">
          <table:table-cell/>
          <table:table-cell table:formula="of:=[.B95]+1" office:value-type="float" office:value="94">
            <text:p>94</text:p>
          </table:table-cell>
          <table:table-cell table:formula="of:=256+(22*[.B96]^1.2)" office:value-type="float" office:value="5386.69389952206">
            <text:p>5386,6938995221</text:p>
          </table:table-cell>
          <table:table-cell table:formula="of:=25+(6*[.B96]^0.8)" office:value-type="float" office:value="252.328315202871">
            <text:p>252,3283152029</text:p>
          </table:table-cell>
          <table:table-cell table:formula="of:=8+(1.5*[.B96]^1.2)" office:value-type="float" office:value="357.820038603777">
            <text:p>357,8200386038</text:p>
          </table:table-cell>
          <table:table-cell table:formula="of:=7+(1.4*[.B96]^1.1)" office:value-type="float" office:value="214.285381237816">
            <text:p>214,2853812378</text:p>
          </table:table-cell>
          <table:table-cell table:formula="of:=3+(0.9*[.B96]^1.2)" office:value-type="float" office:value="212.892023162266">
            <text:p>212,8920231623</text:p>
          </table:table-cell>
          <table:table-cell table:formula="of:=8+(1.2*[.B96]^1.2)" office:value-type="float" office:value="287.856030883021">
            <text:p>287,856030883</text:p>
          </table:table-cell>
          <table:table-cell table:formula="of:=5+(1.7*[.B96]^0.975)" office:value-type="float" office:value="147.642380712925">
            <text:p>147,6423807129</text:p>
          </table:table-cell>
          <table:table-cell table:formula="of:=6+(4*[.B96]^0.85)" office:value-type="float" office:value="196.203571216954">
            <text:p>196,203571217</text:p>
          </table:table-cell>
          <table:table-cell table:formula="of:=SUM([.E96:.J96])" office:value-type="float" office:value="1416.69942581676">
            <text:p>1416,6994258168</text:p>
          </table:table-cell>
        </table:table-row>
        <table:table-row table:style-name="ro1">
          <table:table-cell/>
          <table:table-cell table:formula="of:=[.B96]+1" office:value-type="float" office:value="95">
            <text:p>95</text:p>
          </table:table-cell>
          <table:table-cell table:formula="of:=256+(22*[.B97]^1.2)" office:value-type="float" office:value="5452.26160174329">
            <text:p>5452,2616017433</text:p>
          </table:table-cell>
          <table:table-cell table:formula="of:=25+(6*[.B97]^0.8)" office:value-type="float" office:value="254.260974774698">
            <text:p>254,2609747747</text:p>
          </table:table-cell>
          <table:table-cell table:formula="of:=8+(1.5*[.B97]^1.2)" office:value-type="float" office:value="362.290563755224">
            <text:p>362,2905637552</text:p>
          </table:table-cell>
          <table:table-cell table:formula="of:=7+(1.4*[.B97]^1.1)" office:value-type="float" office:value="216.712347389184">
            <text:p>216,7123473892</text:p>
          </table:table-cell>
          <table:table-cell table:formula="of:=3+(0.9*[.B97]^1.2)" office:value-type="float" office:value="215.574338253135">
            <text:p>215,5743382531</text:p>
          </table:table-cell>
          <table:table-cell table:formula="of:=8+(1.2*[.B97]^1.2)" office:value-type="float" office:value="291.43245100418">
            <text:p>291,4324510042</text:p>
          </table:table-cell>
          <table:table-cell table:formula="of:=5+(1.7*[.B97]^0.975)" office:value-type="float" office:value="149.121720009367">
            <text:p>149,1217200094</text:p>
          </table:table-cell>
          <table:table-cell table:formula="of:=6+(4*[.B97]^0.85)" office:value-type="float" office:value="197.922130409979">
            <text:p>197,92213041</text:p>
          </table:table-cell>
          <table:table-cell table:formula="of:=SUM([.E97:.J97])" office:value-type="float" office:value="1433.05355082107">
            <text:p>1433,0535508211</text:p>
          </table:table-cell>
        </table:table-row>
        <table:table-row table:style-name="ro1">
          <table:table-cell/>
          <table:table-cell table:formula="of:=[.B97]+1" office:value-type="float" office:value="96">
            <text:p>96</text:p>
          </table:table-cell>
          <table:table-cell table:formula="of:=256+(22*[.B98]^1.2)" office:value-type="float" office:value="5517.96748893594">
            <text:p>5517,967488936</text:p>
          </table:table-cell>
          <table:table-cell table:formula="of:=25+(6*[.B98]^0.8)" office:value-type="float" office:value="256.189569786946">
            <text:p>256,1895697869</text:p>
          </table:table-cell>
          <table:table-cell table:formula="of:=8+(1.5*[.B98]^1.2)" office:value-type="float" office:value="366.770510609269">
            <text:p>366,7705106093</text:p>
          </table:table-cell>
          <table:table-cell table:formula="of:=7+(1.4*[.B98]^1.1)" office:value-type="float" office:value="219.141869631685">
            <text:p>219,1418696317</text:p>
          </table:table-cell>
          <table:table-cell table:formula="of:=3+(0.9*[.B98]^1.2)" office:value-type="float" office:value="218.262306365561">
            <text:p>218,2623063656</text:p>
          </table:table-cell>
          <table:table-cell table:formula="of:=8+(1.2*[.B98]^1.2)" office:value-type="float" office:value="295.016408487415">
            <text:p>295,0164084874</text:p>
          </table:table-cell>
          <table:table-cell table:formula="of:=5+(1.7*[.B98]^0.975)" office:value-type="float" office:value="150.600670049935">
            <text:p>150,6006700499</text:p>
          </table:table-cell>
          <table:table-cell table:formula="of:=6+(4*[.B98]^0.85)" office:value-type="float" office:value="199.637978175824">
            <text:p>199,6379781758</text:p>
          </table:table-cell>
          <table:table-cell table:formula="of:=SUM([.E98:.J98])" office:value-type="float" office:value="1449.42974331969">
            <text:p>1449,4297433197</text:p>
          </table:table-cell>
        </table:table-row>
        <table:table-row table:style-name="ro1">
          <table:table-cell/>
          <table:table-cell table:formula="of:=[.B98]+1" office:value-type="float" office:value="97">
            <text:p>97</text:p>
          </table:table-cell>
          <table:table-cell table:formula="of:=256+(22*[.B99]^1.2)" office:value-type="float" office:value="5583.81040831627">
            <text:p>5583,8104083163</text:p>
          </table:table-cell>
          <table:table-cell table:formula="of:=25+(6*[.B99]^0.8)" office:value-type="float" office:value="258.114150995568">
            <text:p>258,1141509956</text:p>
          </table:table-cell>
          <table:table-cell table:formula="of:=8+(1.5*[.B99]^1.2)" office:value-type="float" office:value="371.259800567019">
            <text:p>371,259800567</text:p>
          </table:table-cell>
          <table:table-cell table:formula="of:=7+(1.4*[.B99]^1.1)" office:value-type="float" office:value="221.573923988605">
            <text:p>221,5739239886</text:p>
          </table:table-cell>
          <table:table-cell table:formula="of:=3+(0.9*[.B99]^1.2)" office:value-type="float" office:value="220.955880340211">
            <text:p>220,9558803402</text:p>
          </table:table-cell>
          <table:table-cell table:formula="of:=8+(1.2*[.B99]^1.2)" office:value-type="float" office:value="298.607840453615">
            <text:p>298,6078404536</text:p>
          </table:table-cell>
          <table:table-cell table:formula="of:=5+(1.7*[.B99]^0.975)" office:value-type="float" office:value="152.079234990358">
            <text:p>152,0792349904</text:p>
          </table:table-cell>
          <table:table-cell table:formula="of:=6+(4*[.B99]^0.85)" office:value-type="float" office:value="201.351146970942">
            <text:p>201,3511469709</text:p>
          </table:table-cell>
          <table:table-cell table:formula="of:=SUM([.E99:.J99])" office:value-type="float" office:value="1465.82782731075">
            <text:p>1465,8278273108</text:p>
          </table:table-cell>
        </table:table-row>
        <table:table-row table:style-name="ro1">
          <table:table-cell/>
          <table:table-cell table:formula="of:=[.B99]+1" office:value-type="float" office:value="98">
            <text:p>98</text:p>
          </table:table-cell>
          <table:table-cell table:formula="of:=256+(22*[.B100]^1.2)" office:value-type="float" office:value="5649.78922851566">
            <text:p>5649,7892285157</text:p>
          </table:table-cell>
          <table:table-cell table:formula="of:=25+(6*[.B100]^0.8)" office:value-type="float" office:value="260.034768006475">
            <text:p>260,0347680065</text:p>
          </table:table-cell>
          <table:table-cell table:formula="of:=8+(1.5*[.B100]^1.2)" office:value-type="float" office:value="375.758356489704">
            <text:p>375,7583564897</text:p>
          </table:table-cell>
          <table:table-cell table:formula="of:=7+(1.4*[.B100]^1.1)" office:value-type="float" office:value="224.008486953149">
            <text:p>224,0084869531</text:p>
          </table:table-cell>
          <table:table-cell table:formula="of:=3+(0.9*[.B100]^1.2)" office:value-type="float" office:value="223.655013893822">
            <text:p>223,6550138938</text:p>
          </table:table-cell>
          <table:table-cell table:formula="of:=8+(1.2*[.B100]^1.2)" office:value-type="float" office:value="302.206685191763">
            <text:p>302,2066851918</text:p>
          </table:table-cell>
          <table:table-cell table:formula="of:=5+(1.7*[.B100]^0.975)" office:value-type="float" office:value="153.557418899613">
            <text:p>153,5574188996</text:p>
          </table:table-cell>
          <table:table-cell table:formula="of:=6+(4*[.B100]^0.85)" office:value-type="float" office:value="203.061668532913">
            <text:p>203,0616685329</text:p>
          </table:table-cell>
          <table:table-cell table:formula="of:=SUM([.E100:.J100])" office:value-type="float" office:value="1482.24762996096">
            <text:p>1482,247629961</text:p>
          </table:table-cell>
        </table:table-row>
        <table:table-row table:style-name="ro1">
          <table:table-cell/>
          <table:table-cell table:formula="of:=[.B100]+1" office:value-type="float" office:value="99">
            <text:p>99</text:p>
          </table:table-cell>
          <table:table-cell table:formula="of:=256+(22*[.B101]^1.2)" office:value-type="float" office:value="5715.90283896807">
            <text:p>5715,9028389681</text:p>
          </table:table-cell>
          <table:table-cell table:formula="of:=25+(6*[.B101]^0.8)" office:value-type="float" office:value="261.951469313054">
            <text:p>261,9514693131</text:p>
          </table:table-cell>
          <table:table-cell table:formula="of:=8+(1.5*[.B101]^1.2)" office:value-type="float" office:value="380.266102656914">
            <text:p>380,2661026569</text:p>
          </table:table-cell>
          <table:table-cell table:formula="of:=7+(1.4*[.B101]^1.1)" office:value-type="float" office:value="226.445535474519">
            <text:p>226,4455354745</text:p>
          </table:table-cell>
          <table:table-cell table:formula="of:=3+(0.9*[.B101]^1.2)" office:value-type="float" office:value="226.359661594148">
            <text:p>226,3596615941</text:p>
          </table:table-cell>
          <table:table-cell table:formula="of:=8+(1.2*[.B101]^1.2)" office:value-type="float" office:value="305.812882125531">
            <text:p>305,8128821255</text:p>
          </table:table-cell>
          <table:table-cell table:formula="of:=5+(1.7*[.B101]^0.975)" office:value-type="float" office:value="155.035225762605">
            <text:p>155,0352257626</text:p>
          </table:table-cell>
          <table:table-cell table:formula="of:=6+(4*[.B101]^0.85)" office:value-type="float" office:value="204.769573903525">
            <text:p>204,7695739035</text:p>
          </table:table-cell>
          <table:table-cell table:formula="of:=SUM([.E101:.J101])" office:value-type="float" office:value="1498.68898151724">
            <text:p>1498,6889815173</text:p>
          </table:table-cell>
        </table:table-row>
      </table:table>
      <table:table table:name="Agrid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2">
          <table:table-cell office:value-type="string">
            <text:p>Stats</text:p>
          </table:table-cell>
          <table:table-cell office:value-type="string">
            <text:p>LVL</text:p>
          </table:table-cell>
          <table:table-cell office:value-type="string">
            <text:p>HP</text:p>
          </table:table-cell>
          <table:table-cell office:value-type="string">
            <text:p>MP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office:value-type="string">
            <text:p>MAG</text:p>
          </table:table-cell>
          <table:table-cell office:value-type="string">
            <text:p>MDEF</text:p>
          </table:table-cell>
          <table:table-cell office:value-type="string">
            <text:p>AGI</text:p>
          </table:table-cell>
          <table:table-cell office:value-type="string">
            <text:p>LUK</text:p>
          </table:table-cell>
          <table:table-cell office:value-type="string">
            <text:p>Total (sans HP/MP)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188+(9*[.B3]^1.3)" office:value-type="float" office:value="197">
            <text:p>197</text:p>
          </table:table-cell>
          <table:table-cell table:formula="of:=48+(8*[.B3]^1.1)" office:value-type="float" office:value="56">
            <text:p>56</text:p>
          </table:table-cell>
          <table:table-cell table:formula="of:=3+(1.2*[.B3]^1.1)" office:value-type="float" office:value="4.2">
            <text:p>4,2</text:p>
          </table:table-cell>
          <table:table-cell table:formula="of:=5+(0.75*[.B3]^1.06)" office:value-type="float" office:value="5.75">
            <text:p>5,75</text:p>
          </table:table-cell>
          <table:table-cell table:formula="of:=8.7+(2.1*[.B3]^1.18)" office:value-type="float" office:value="10.8">
            <text:p>10,8</text:p>
          </table:table-cell>
          <table:table-cell table:formula="of:=6+(1.8*[.B3]^1.12)" office:value-type="float" office:value="7.8">
            <text:p>7,8</text:p>
          </table:table-cell>
          <table:table-cell table:formula="of:=7.4+(1.3*[.B3]^1.1)" office:value-type="float" office:value="8.7">
            <text:p>8,7</text:p>
          </table:table-cell>
          <table:table-cell table:formula="of:=4.5+(3*[.B3]^0.9)" office:value-type="float" office:value="7.5">
            <text:p>7,5</text:p>
          </table:table-cell>
          <table:table-cell table:formula="of:=SUM([.E3:.J3])" office:value-type="float" office:value="44.75">
            <text:p>44,75</text:p>
          </table:table-cell>
        </table:table-row>
        <table:table-row table:style-name="ro1">
          <table:table-cell/>
          <table:table-cell table:formula="of:=[.B3]+1" office:value-type="float" office:value="2">
            <text:p>2</text:p>
          </table:table-cell>
          <table:table-cell table:formula="of:=188+(9*[.B4]^1.3)" office:value-type="float" office:value="210.160599440208">
            <text:p>210,1605994402</text:p>
          </table:table-cell>
          <table:table-cell table:formula="of:=48+(8*[.B4]^1.1)" office:value-type="float" office:value="65.1483754005807">
            <text:p>65,1483754006</text:p>
          </table:table-cell>
          <table:table-cell table:formula="of:=3+(1.2*[.B4]^1.1)" office:value-type="float" office:value="5.5722563100871">
            <text:p>5,5722563101</text:p>
          </table:table-cell>
          <table:table-cell table:formula="of:=5+(0.75*[.B4]^1.06)" office:value-type="float" office:value="6.56369864126168">
            <text:p>6,5636986413</text:p>
          </table:table-cell>
          <table:table-cell table:formula="of:=8.7+(2.1*[.B4]^1.18)" office:value-type="float" office:value="13.4581123182424">
            <text:p>13,4581123182</text:p>
          </table:table-cell>
          <table:table-cell table:formula="of:=6+(1.8*[.B4]^1.12)" office:value-type="float" office:value="9.91224550509381">
            <text:p>9,9122455051</text:p>
          </table:table-cell>
          <table:table-cell table:formula="of:=7.4+(1.3*[.B4]^1.1)" office:value-type="float" office:value="10.1866110025944">
            <text:p>10,1866110026</text:p>
          </table:table-cell>
          <table:table-cell table:formula="of:=4.5+(3*[.B4]^0.9)" office:value-type="float" office:value="10.0981979492208">
            <text:p>10,0981979492</text:p>
          </table:table-cell>
          <table:table-cell table:formula="of:=SUM([.E4:.J4])" office:value-type="float" office:value="55.7911217265002">
            <text:p>55,7911217265</text:p>
          </table:table-cell>
        </table:table-row>
        <table:table-row table:style-name="ro1">
          <table:table-cell/>
          <table:table-cell table:formula="of:=[.B4]+1" office:value-type="float" office:value="3">
            <text:p>3</text:p>
          </table:table-cell>
          <table:table-cell table:formula="of:=188+(9*[.B5]^1.3)" office:value-type="float" office:value="225.54050759853">
            <text:p>225,5405075985</text:p>
          </table:table-cell>
          <table:table-cell table:formula="of:=48+(8*[.B5]^1.1)" office:value-type="float" office:value="74.7869561768137">
            <text:p>74,7869561768</text:p>
          </table:table-cell>
          <table:table-cell table:formula="of:=3+(1.2*[.B5]^1.1)" office:value-type="float" office:value="7.01804342652206">
            <text:p>7,0180434265</text:p>
          </table:table-cell>
          <table:table-cell table:formula="of:=5+(0.75*[.B5]^1.06)" office:value-type="float" office:value="7.40330999926137">
            <text:p>7,4033099993</text:p>
          </table:table-cell>
          <table:table-cell table:formula="of:=8.7+(2.1*[.B5]^1.18)" office:value-type="float" office:value="16.3775450826036">
            <text:p>16,3775450826</text:p>
          </table:table-cell>
          <table:table-cell table:formula="of:=6+(1.8*[.B5]^1.12)" office:value-type="float" office:value="12.1609588827197">
            <text:p>12,1609588827</text:p>
          </table:table-cell>
          <table:table-cell table:formula="of:=7.4+(1.3*[.B5]^1.1)" office:value-type="float" office:value="11.7528803787322">
            <text:p>11,7528803787</text:p>
          </table:table-cell>
          <table:table-cell table:formula="of:=4.5+(3*[.B5]^0.9)" office:value-type="float" office:value="12.5636261385669">
            <text:p>12,5636261386</text:p>
          </table:table-cell>
          <table:table-cell table:formula="of:=SUM([.E5:.J5])" office:value-type="float" office:value="67.2763639084058">
            <text:p>67,2763639084</text:p>
          </table:table-cell>
        </table:table-row>
        <table:table-row table:style-name="ro1">
          <table:table-cell/>
          <table:table-cell table:formula="of:=[.B5]+1" office:value-type="float" office:value="4">
            <text:p>4</text:p>
          </table:table-cell>
          <table:table-cell table:formula="of:=188+(9*[.B6]^1.3)" office:value-type="float" office:value="242.565796394374">
            <text:p>242,5657963944</text:p>
          </table:table-cell>
          <table:table-cell table:formula="of:=48+(8*[.B6]^1.1)" office:value-type="float" office:value="84.7583473599051">
            <text:p>84,7583473599</text:p>
          </table:table-cell>
          <table:table-cell table:formula="of:=3+(1.2*[.B6]^1.1)" office:value-type="float" office:value="8.51375210398577">
            <text:p>8,513752104</text:p>
          </table:table-cell>
          <table:table-cell table:formula="of:=5+(0.75*[.B6]^1.06)" office:value-type="float" office:value="8.26020458757817">
            <text:p>8,2602045876</text:p>
          </table:table-cell>
          <table:table-cell table:formula="of:=8.7+(2.1*[.B6]^1.18)" office:value-type="float" office:value="19.4807775395284">
            <text:p>19,4807775395</text:p>
          </table:table-cell>
          <table:table-cell table:formula="of:=6+(1.8*[.B6]^1.12)" office:value-type="float" office:value="14.5031471622926">
            <text:p>14,5031471623</text:p>
          </table:table-cell>
          <table:table-cell table:formula="of:=7.4+(1.3*[.B6]^1.1)" office:value-type="float" office:value="13.3732314459846">
            <text:p>13,373231446</text:p>
          </table:table-cell>
          <table:table-cell table:formula="of:=4.5+(3*[.B6]^0.9)" office:value-type="float" office:value="14.9466067595535">
            <text:p>14,9466067596</text:p>
          </table:table-cell>
          <table:table-cell table:formula="of:=SUM([.E6:.J6])" office:value-type="float" office:value="79.077719598923">
            <text:p>79,0777195989</text:p>
          </table:table-cell>
        </table:table-row>
        <table:table-row table:style-name="ro1">
          <table:table-cell/>
          <table:table-cell table:formula="of:=[.B6]+1" office:value-type="float" office:value="5">
            <text:p>5</text:p>
          </table:table-cell>
          <table:table-cell table:formula="of:=188+(9*[.B7]^1.3)" office:value-type="float" office:value="260.929546851174">
            <text:p>260,9295468512</text:p>
          </table:table-cell>
          <table:table-cell table:formula="of:=48+(8*[.B7]^1.1)" office:value-type="float" office:value="94.9847577235208">
            <text:p>94,9847577235</text:p>
          </table:table-cell>
          <table:table-cell table:formula="of:=3+(1.2*[.B7]^1.1)" office:value-type="float" office:value="10.0477136585281">
            <text:p>10,0477136585</text:p>
          </table:table-cell>
          <table:table-cell table:formula="of:=5+(0.75*[.B7]^1.06)" office:value-type="float" office:value="9.13018464715745">
            <text:p>9,1301846472</text:p>
          </table:table-cell>
          <table:table-cell table:formula="of:=8.7+(2.1*[.B7]^1.18)" office:value-type="float" office:value="22.7282630151727">
            <text:p>22,7282630152</text:p>
          </table:table-cell>
          <table:table-cell table:formula="of:=6+(1.8*[.B7]^1.12)" office:value-type="float" office:value="16.9173921405537">
            <text:p>16,9173921406</text:p>
          </table:table-cell>
          <table:table-cell table:formula="of:=7.4+(1.3*[.B7]^1.1)" office:value-type="float" office:value="15.0350231300721">
            <text:p>15,0350231301</text:p>
          </table:table-cell>
          <table:table-cell table:formula="of:=4.5+(3*[.B7]^0.9)" office:value-type="float" office:value="17.2700988378118">
            <text:p>17,2700988378</text:p>
          </table:table-cell>
          <table:table-cell table:formula="of:=SUM([.E7:.J7])" office:value-type="float" office:value="91.1286754292958">
            <text:p>91,1286754293</text:p>
          </table:table-cell>
        </table:table-row>
        <table:table-row table:style-name="ro1">
          <table:table-cell/>
          <table:table-cell table:formula="of:=[.B7]+1" office:value-type="float" office:value="6">
            <text:p>6</text:p>
          </table:table-cell>
          <table:table-cell table:formula="of:=188+(9*[.B8]^1.3)" office:value-type="float" office:value="280.435572408124">
            <text:p>280,4355724081</text:p>
          </table:table-cell>
          <table:table-cell table:formula="of:=48+(8*[.B8]^1.1)" office:value-type="float" office:value="105.419097544863">
            <text:p>105,4190975449</text:p>
          </table:table-cell>
          <table:table-cell table:formula="of:=3+(1.2*[.B8]^1.1)" office:value-type="float" office:value="11.6128646317295">
            <text:p>11,6128646317</text:p>
          </table:table-cell>
          <table:table-cell table:formula="of:=5+(0.75*[.B8]^1.06)" office:value-type="float" office:value="10.0107367738342">
            <text:p>10,0107367738</text:p>
          </table:table-cell>
          <table:table-cell table:formula="of:=8.7+(2.1*[.B8]^1.18)" office:value-type="float" office:value="26.0955342054272">
            <text:p>26,0955342054</text:p>
          </table:table-cell>
          <table:table-cell table:formula="of:=6+(1.8*[.B8]^1.12)" office:value-type="float" office:value="19.3906576088821">
            <text:p>19,3906576089</text:p>
          </table:table-cell>
          <table:table-cell table:formula="of:=7.4+(1.3*[.B8]^1.1)" office:value-type="float" office:value="16.7306033510403">
            <text:p>16,730603351</text:p>
          </table:table-cell>
          <table:table-cell table:formula="of:=4.5+(3*[.B8]^0.9)" office:value-type="float" office:value="19.5472584374029">
            <text:p>19,5472584374</text:p>
          </table:table-cell>
          <table:table-cell table:formula="of:=SUM([.E8:.J8])" office:value-type="float" office:value="103.387655008316">
            <text:p>103,3876550083</text:p>
          </table:table-cell>
        </table:table-row>
        <table:table-row table:style-name="ro1">
          <table:table-cell/>
          <table:table-cell table:formula="of:=[.B8]+1" office:value-type="float" office:value="7">
            <text:p>7</text:p>
          </table:table-cell>
          <table:table-cell table:formula="of:=188+(9*[.B9]^1.3)" office:value-type="float" office:value="300.945767638823">
            <text:p>300,9457676388</text:p>
          </table:table-cell>
          <table:table-cell table:formula="of:=48+(8*[.B9]^1.1)" office:value-type="float" office:value="116.029586466188">
            <text:p>116,0295864662</text:p>
          </table:table-cell>
          <table:table-cell table:formula="of:=3+(1.2*[.B9]^1.1)" office:value-type="float" office:value="13.2044379699282">
            <text:p>13,2044379699</text:p>
          </table:table-cell>
          <table:table-cell table:formula="of:=5+(0.75*[.B9]^1.06)" office:value-type="float" office:value="10.9001789770621">
            <text:p>10,9001789771</text:p>
          </table:table-cell>
          <table:table-cell table:formula="of:=8.7+(2.1*[.B9]^1.18)" office:value-type="float" office:value="29.5657971953356">
            <text:p>29,5657971953</text:p>
          </table:table-cell>
          <table:table-cell table:formula="of:=6+(1.8*[.B9]^1.12)" office:value-type="float" office:value="21.9141083251959">
            <text:p>21,9141083252</text:p>
          </table:table-cell>
          <table:table-cell table:formula="of:=7.4+(1.3*[.B9]^1.1)" office:value-type="float" office:value="18.4548078007555">
            <text:p>18,4548078008</text:p>
          </table:table-cell>
          <table:table-cell table:formula="of:=4.5+(3*[.B9]^0.9)" office:value-type="float" office:value="21.7865963338539">
            <text:p>21,7865963339</text:p>
          </table:table-cell>
          <table:table-cell table:formula="of:=SUM([.E9:.J9])" office:value-type="float" office:value="115.825926602131">
            <text:p>115,8259266021</text:p>
          </table:table-cell>
        </table:table-row>
        <table:table-row table:style-name="ro1">
          <table:table-cell/>
          <table:table-cell table:formula="of:=[.B9]+1" office:value-type="float" office:value="8">
            <text:p>8</text:p>
          </table:table-cell>
          <table:table-cell table:formula="of:=188+(9*[.B10]^1.3)" office:value-type="float" office:value="322.3567507813">
            <text:p>322,3567507813</text:p>
          </table:table-cell>
          <table:table-cell table:formula="of:=48+(8*[.B10]^1.1)" office:value-type="float" office:value="126.793242454075">
            <text:p>126,7932424541</text:p>
          </table:table-cell>
          <table:table-cell table:formula="of:=3+(1.2*[.B10]^1.1)" office:value-type="float" office:value="14.8189863681112">
            <text:p>14,8189863681</text:p>
          </table:table-cell>
          <table:table-cell table:formula="of:=5+(0.75*[.B10]^1.06)" office:value-type="float" office:value="11.7973033117748">
            <text:p>11,7973033118</text:p>
          </table:table-cell>
          <table:table-cell table:formula="of:=8.7+(2.1*[.B10]^1.18)" office:value-type="float" office:value="33.1267382909812">
            <text:p>33,126738291</text:p>
          </table:table-cell>
          <table:table-cell table:formula="of:=6+(1.8*[.B10]^1.12)" office:value-type="float" office:value="24.4813329249058">
            <text:p>24,4813329249</text:p>
          </table:table-cell>
          <table:table-cell table:formula="of:=7.4+(1.3*[.B10]^1.1)" office:value-type="float" office:value="20.2039018987871">
            <text:p>20,2039018988</text:p>
          </table:table-cell>
          <table:table-cell table:formula="of:=4.5+(3*[.B10]^0.9)" office:value-type="float" office:value="23.9940575125497">
            <text:p>23,9940575125</text:p>
          </table:table-cell>
          <table:table-cell table:formula="of:=SUM([.E10:.J10])" office:value-type="float" office:value="128.42232030711">
            <text:p>128,4223203071</text:p>
          </table:table-cell>
        </table:table-row>
        <table:table-row table:style-name="ro1">
          <table:table-cell/>
          <table:table-cell table:formula="of:=[.B10]+1" office:value-type="float" office:value="9">
            <text:p>9</text:p>
          </table:table-cell>
          <table:table-cell table:formula="of:=188+(9*[.B11]^1.3)" office:value-type="float" office:value="344.587745639473">
            <text:p>344,5877456395</text:p>
          </table:table-cell>
          <table:table-cell table:formula="of:=48+(8*[.B11]^1.1)" office:value-type="float" office:value="137.692627652317">
            <text:p>137,6926276523</text:p>
          </table:table-cell>
          <table:table-cell table:formula="of:=3+(1.2*[.B11]^1.1)" office:value-type="float" office:value="16.4538941478476">
            <text:p>16,4538941478</text:p>
          </table:table-cell>
          <table:table-cell table:formula="of:=5+(0.75*[.B11]^1.06)" office:value-type="float" office:value="12.7011986033996">
            <text:p>12,7011986034</text:p>
          </table:table-cell>
          <table:table-cell table:formula="of:=8.7+(2.1*[.B11]^1.18)" office:value-type="float" office:value="36.7689040454335">
            <text:p>36,7689040454</text:p>
          </table:table-cell>
          <table:table-cell table:formula="of:=6+(1.8*[.B11]^1.12)" office:value-type="float" office:value="27.0874524192013">
            <text:p>27,0874524192</text:p>
          </table:table-cell>
          <table:table-cell table:formula="of:=7.4+(1.3*[.B11]^1.1)" office:value-type="float" office:value="21.9750519935016">
            <text:p>21,9750519935</text:p>
          </table:table-cell>
          <table:table-cell table:formula="of:=4.5+(3*[.B11]^0.9)" office:value-type="float" office:value="26.1740221675262">
            <text:p>26,1740221675</text:p>
          </table:table-cell>
          <table:table-cell table:formula="of:=SUM([.E11:.J11])" office:value-type="float" office:value="141.16052337691">
            <text:p>141,1605233769</text:p>
          </table:table-cell>
        </table:table-row>
        <table:table-row table:style-name="ro1">
          <table:table-cell/>
          <table:table-cell table:formula="of:=[.B11]+1" office:value-type="float" office:value="10">
            <text:p>10</text:p>
          </table:table-cell>
          <table:table-cell table:formula="of:=188+(9*[.B12]^1.3)" office:value-type="float" office:value="367.573608347199">
            <text:p>367,5736083472</text:p>
          </table:table-cell>
          <table:table-cell table:formula="of:=48+(8*[.B12]^1.1)" office:value-type="float" office:value="148.714032943533">
            <text:p>148,7140329435</text:p>
          </table:table-cell>
          <table:table-cell table:formula="of:=3+(1.2*[.B12]^1.1)" office:value-type="float" office:value="18.10710494153">
            <text:p>18,1071049415</text:p>
          </table:table-cell>
          <table:table-cell table:formula="of:=5+(0.75*[.B12]^1.06)" office:value-type="float" office:value="13.6111521612266">
            <text:p>13,6111521612</text:p>
          </table:table-cell>
          <table:table-cell table:formula="of:=8.7+(2.1*[.B12]^1.18)" office:value-type="float" office:value="40.4847862171604">
            <text:p>40,4847862172</text:p>
          </table:table-cell>
          <table:table-cell table:formula="of:=6+(1.8*[.B12]^1.12)" office:value-type="float" office:value="29.7286212940153">
            <text:p>29,728621294</text:p>
          </table:table-cell>
          <table:table-cell table:formula="of:=7.4+(1.3*[.B12]^1.1)" office:value-type="float" office:value="23.7660303533242">
            <text:p>23,7660303533</text:p>
          </table:table-cell>
          <table:table-cell table:formula="of:=4.5+(3*[.B12]^0.9)" office:value-type="float" office:value="28.3298470417284">
            <text:p>28,3298470417</text:p>
          </table:table-cell>
          <table:table-cell table:formula="of:=SUM([.E12:.J12])" office:value-type="float" office:value="154.027542008985">
            <text:p>154,027542009</text:p>
          </table:table-cell>
        </table:table-row>
        <table:table-row table:style-name="ro1">
          <table:table-cell/>
          <table:table-cell table:formula="of:=[.B12]+1" office:value-type="float" office:value="11">
            <text:p>11</text:p>
          </table:table-cell>
          <table:table-cell table:formula="of:=188+(9*[.B13]^1.3)" office:value-type="float" office:value="391.260504952226">
            <text:p>391,2605049522</text:p>
          </table:table-cell>
          <table:table-cell table:formula="of:=48+(8*[.B13]^1.1)" office:value-type="float" office:value="159.846382138492">
            <text:p>159,8463821385</text:p>
          </table:table-cell>
          <table:table-cell table:formula="of:=3+(1.2*[.B13]^1.1)" office:value-type="float" office:value="19.7769573207739">
            <text:p>19,7769573208</text:p>
          </table:table-cell>
          <table:table-cell table:formula="of:=5+(0.75*[.B13]^1.06)" office:value-type="float" office:value="14.5265907668809">
            <text:p>14,5265907669</text:p>
          </table:table-cell>
          <table:table-cell table:formula="of:=8.7+(2.1*[.B13]^1.18)" office:value-type="float" office:value="44.2682635388575">
            <text:p>44,2682635389</text:p>
          </table:table-cell>
          <table:table-cell table:formula="of:=6+(1.8*[.B13]^1.12)" office:value-type="float" office:value="32.4017255678894">
            <text:p>32,4017255679</text:p>
          </table:table-cell>
          <table:table-cell table:formula="of:=7.4+(1.3*[.B13]^1.1)" office:value-type="float" office:value="25.575037097505">
            <text:p>25,5750370975</text:p>
          </table:table-cell>
          <table:table-cell table:formula="of:=4.5+(3*[.B13]^0.9)" office:value-type="float" office:value="30.4641835924935">
            <text:p>30,4641835925</text:p>
          </table:table-cell>
          <table:table-cell table:formula="of:=SUM([.E13:.J13])" office:value-type="float" office:value="167.0127578844">
            <text:p>167,0127578844</text:p>
          </table:table-cell>
        </table:table-row>
        <table:table-row table:style-name="ro1">
          <table:table-cell/>
          <table:table-cell table:formula="of:=[.B13]+1" office:value-type="float" office:value="12">
            <text:p>12</text:p>
          </table:table-cell>
          <table:table-cell table:formula="of:=188+(9*[.B14]^1.3)" office:value-type="float" office:value="415.603077129203">
            <text:p>415,6030771292</text:p>
          </table:table-cell>
          <table:table-cell table:formula="of:=48+(8*[.B14]^1.1)" office:value-type="float" office:value="171.080529982734">
            <text:p>171,0805299827</text:p>
          </table:table-cell>
          <table:table-cell table:formula="of:=3+(1.2*[.B14]^1.1)" office:value-type="float" office:value="21.4620794974101">
            <text:p>21,4620794974</text:p>
          </table:table-cell>
          <table:table-cell table:formula="of:=5+(0.75*[.B14]^1.06)" office:value-type="float" office:value="15.4470430466192">
            <text:p>15,4470430466</text:p>
          </table:table-cell>
          <table:table-cell table:formula="of:=8.7+(2.1*[.B14]^1.18)" office:value-type="float" office:value="48.1142407548807">
            <text:p>48,1142407549</text:p>
          </table:table-cell>
          <table:table-cell table:formula="of:=6+(1.8*[.B14]^1.12)" office:value-type="float" office:value="35.104188911444">
            <text:p>35,1041889114</text:p>
          </table:table-cell>
          <table:table-cell table:formula="of:=7.4+(1.3*[.B14]^1.1)" office:value-type="float" office:value="27.4005861221943">
            <text:p>27,4005861222</text:p>
          </table:table-cell>
          <table:table-cell table:formula="of:=4.5+(3*[.B14]^0.9)" office:value-type="float" office:value="32.5791771085549">
            <text:p>32,5791771086</text:p>
          </table:table-cell>
          <table:table-cell table:formula="of:=SUM([.E14:.J14])" office:value-type="float" office:value="180.107315441103">
            <text:p>180,1073154411</text:p>
          </table:table-cell>
        </table:table-row>
        <table:table-row table:style-name="ro1">
          <table:table-cell/>
          <table:table-cell table:formula="of:=[.B14]+1" office:value-type="float" office:value="13">
            <text:p>13</text:p>
          </table:table-cell>
          <table:table-cell table:formula="of:=188+(9*[.B15]^1.3)" office:value-type="float" office:value="440.562499797325">
            <text:p>440,5624997973</text:p>
          </table:table-cell>
          <table:table-cell table:formula="of:=48+(8*[.B15]^1.1)" office:value-type="float" office:value="182.408790961207">
            <text:p>182,4087909612</text:p>
          </table:table-cell>
          <table:table-cell table:formula="of:=3+(1.2*[.B15]^1.1)" office:value-type="float" office:value="23.161318644181">
            <text:p>23,1613186442</text:p>
          </table:table-cell>
          <table:table-cell table:formula="of:=5+(0.75*[.B15]^1.06)" office:value-type="float" office:value="16.372114319523">
            <text:p>16,3721143195</text:p>
          </table:table-cell>
          <table:table-cell table:formula="of:=8.7+(2.1*[.B15]^1.18)" office:value-type="float" office:value="52.0184043112493">
            <text:p>52,0184043112</text:p>
          </table:table-cell>
          <table:table-cell table:formula="of:=6+(1.8*[.B15]^1.12)" office:value-type="float" office:value="37.8338422390893">
            <text:p>37,8338422391</text:p>
          </table:table-cell>
          <table:table-cell table:formula="of:=7.4+(1.3*[.B15]^1.1)" office:value-type="float" office:value="29.2414285311961">
            <text:p>29,2414285312</text:p>
          </table:table-cell>
          <table:table-cell table:formula="of:=4.5+(3*[.B15]^0.9)" office:value-type="float" office:value="34.676597609383">
            <text:p>34,6765976094</text:p>
          </table:table-cell>
          <table:table-cell table:formula="of:=SUM([.E15:.J15])" office:value-type="float" office:value="193.303705654622">
            <text:p>193,3037056546</text:p>
          </table:table-cell>
        </table:table-row>
        <table:table-row table:style-name="ro1">
          <table:table-cell/>
          <table:table-cell table:formula="of:=[.B15]+1" office:value-type="float" office:value="14">
            <text:p>14</text:p>
          </table:table-cell>
          <table:table-cell table:formula="of:=188+(9*[.B16]^1.3)" office:value-type="float" office:value="466.10510167898">
            <text:p>466,105101679</text:p>
          </table:table-cell>
          <table:table-cell table:formula="of:=48+(8*[.B16]^1.1)" office:value-type="float" office:value="193.824610883556">
            <text:p>193,8246108836</text:p>
          </table:table-cell>
          <table:table-cell table:formula="of:=3+(1.2*[.B16]^1.1)" office:value-type="float" office:value="24.8736916325335">
            <text:p>24,8736916325</text:p>
          </table:table-cell>
          <table:table-cell table:formula="of:=5+(0.75*[.B16]^1.06)" office:value-type="float" office:value="17.3014691328437">
            <text:p>17,3014691328</text:p>
          </table:table-cell>
          <table:table-cell table:formula="of:=8.7+(2.1*[.B16]^1.18)" office:value-type="float" office:value="55.9770507928919">
            <text:p>55,9770507929</text:p>
          </table:table-cell>
          <table:table-cell table:formula="of:=6+(1.8*[.B16]^1.12)" office:value-type="float" office:value="40.5888326460131">
            <text:p>40,588832646</text:p>
          </table:table-cell>
          <table:table-cell table:formula="of:=7.4+(1.3*[.B16]^1.1)" office:value-type="float" office:value="31.0964992685779">
            <text:p>31,0964992686</text:p>
          </table:table-cell>
          <table:table-cell table:formula="of:=4.5+(3*[.B16]^0.9)" office:value-type="float" office:value="36.7579293817299">
            <text:p>36,7579293817</text:p>
          </table:table-cell>
          <table:table-cell table:formula="of:=SUM([.E16:.J16])" office:value-type="float" office:value="206.59547285459">
            <text:p>206,5954728546</text:p>
          </table:table-cell>
        </table:table-row>
        <table:table-row table:style-name="ro1">
          <table:table-cell/>
          <table:table-cell table:formula="of:=[.B16]+1" office:value-type="float" office:value="15">
            <text:p>15</text:p>
          </table:table-cell>
          <table:table-cell table:formula="of:=188+(9*[.B17]^1.3)" office:value-type="float" office:value="492.201356413759">
            <text:p>492,2013564138</text:p>
          </table:table-cell>
          <table:table-cell table:formula="of:=48+(8*[.B17]^1.1)" office:value-type="float" office:value="205.32233076477">
            <text:p>205,3223307648</text:p>
          </table:table-cell>
          <table:table-cell table:formula="of:=3+(1.2*[.B17]^1.1)" office:value-type="float" office:value="26.5983496147155">
            <text:p>26,5983496147</text:p>
          </table:table-cell>
          <table:table-cell table:formula="of:=5+(0.75*[.B17]^1.06)" office:value-type="float" office:value="18.2348187484124">
            <text:p>18,2348187484</text:p>
          </table:table-cell>
          <table:table-cell table:formula="of:=8.7+(2.1*[.B17]^1.18)" office:value-type="float" office:value="59.9869627283851">
            <text:p>59,9869627284</text:p>
          </table:table-cell>
          <table:table-cell table:formula="of:=6+(1.8*[.B17]^1.12)" office:value-type="float" office:value="43.36755782471">
            <text:p>43,3675578247</text:p>
          </table:table-cell>
          <table:table-cell table:formula="of:=7.4+(1.3*[.B17]^1.1)" office:value-type="float" office:value="32.9648787492751">
            <text:p>32,9648787493</text:p>
          </table:table-cell>
          <table:table-cell table:formula="of:=4.5+(3*[.B17]^0.9)" office:value-type="float" office:value="38.8244342602204">
            <text:p>38,8244342602</text:p>
          </table:table-cell>
          <table:table-cell table:formula="of:=SUM([.E17:.J17])" office:value-type="float" office:value="219.977001925719">
            <text:p>219,9770019257</text:p>
          </table:table-cell>
        </table:table-row>
        <table:table-row table:style-name="ro1">
          <table:table-cell/>
          <table:table-cell table:formula="of:=[.B17]+1" office:value-type="float" office:value="16">
            <text:p>16</text:p>
          </table:table-cell>
          <table:table-cell table:formula="of:=188+(9*[.B18]^1.3)" office:value-type="float" office:value="518.825126239146">
            <text:p>518,8251262391</text:p>
          </table:table-cell>
          <table:table-cell table:formula="of:=48+(8*[.B18]^1.1)" office:value-type="float" office:value="216.89701257893">
            <text:p>216,8970125789</text:p>
          </table:table-cell>
          <table:table-cell table:formula="of:=3+(1.2*[.B18]^1.1)" office:value-type="float" office:value="28.3345518868396">
            <text:p>28,3345518868</text:p>
          </table:table-cell>
          <table:table-cell table:formula="of:=5+(0.75*[.B18]^1.06)" office:value-type="float" office:value="19.1719119371544">
            <text:p>19,1719119372</text:p>
          </table:table-cell>
          <table:table-cell table:formula="of:=8.7+(2.1*[.B18]^1.18)" office:value-type="float" office:value="64.0453163603809">
            <text:p>64,0453163604</text:p>
          </table:table-cell>
          <table:table-cell table:formula="of:=6+(1.8*[.B18]^1.12)" office:value-type="float" office:value="46.1686175908917">
            <text:p>46,1686175909</text:p>
          </table:table-cell>
          <table:table-cell table:formula="of:=7.4+(1.3*[.B18]^1.1)" office:value-type="float" office:value="34.8457645440762">
            <text:p>34,8457645441</text:p>
          </table:table-cell>
          <table:table-cell table:formula="of:=4.5+(3*[.B18]^0.9)" office:value-type="float" office:value="40.8771975962496">
            <text:p>40,8771975962</text:p>
          </table:table-cell>
          <table:table-cell table:formula="of:=SUM([.E18:.J18])" office:value-type="float" office:value="233.443359915592">
            <text:p>233,4433599156</text:p>
          </table:table-cell>
        </table:table-row>
        <table:table-row table:style-name="ro1">
          <table:table-cell/>
          <table:table-cell table:formula="of:=[.B18]+1" office:value-type="float" office:value="17">
            <text:p>17</text:p>
          </table:table-cell>
          <table:table-cell table:formula="of:=188+(9*[.B19]^1.3)" office:value-type="float" office:value="545.953082953262">
            <text:p>545,9530829533</text:p>
          </table:table-cell>
          <table:table-cell table:formula="of:=48+(8*[.B19]^1.1)" office:value-type="float" office:value="228.544307784839">
            <text:p>228,5443077848</text:p>
          </table:table-cell>
          <table:table-cell table:formula="of:=3+(1.2*[.B19]^1.1)" office:value-type="float" office:value="30.0816461677258">
            <text:p>30,0816461677</text:p>
          </table:table-cell>
          <table:table-cell table:formula="of:=5+(0.75*[.B19]^1.06)" office:value-type="float" office:value="20.112528053464">
            <text:p>20,1125280535</text:p>
          </table:table-cell>
          <table:table-cell table:formula="of:=8.7+(2.1*[.B19]^1.18)" office:value-type="float" office:value="68.1496116488353">
            <text:p>68,1496116488</text:p>
          </table:table-cell>
          <table:table-cell table:formula="of:=6+(1.8*[.B19]^1.12)" office:value-type="float" office:value="48.9907772549152">
            <text:p>48,9907772549</text:p>
          </table:table-cell>
          <table:table-cell table:formula="of:=7.4+(1.3*[.B19]^1.1)" office:value-type="float" office:value="36.7384500150363">
            <text:p>36,738450015</text:p>
          </table:table-cell>
          <table:table-cell table:formula="of:=4.5+(3*[.B19]^0.9)" office:value-type="float" office:value="42.917162441177">
            <text:p>42,9171624412</text:p>
          </table:table-cell>
          <table:table-cell table:formula="of:=SUM([.E19:.J19])" office:value-type="float" office:value="246.990175581154">
            <text:p>246,9901755812</text:p>
          </table:table-cell>
        </table:table-row>
        <table:table-row table:style-name="ro1">
          <table:table-cell/>
          <table:table-cell table:formula="of:=[.B19]+1" office:value-type="float" office:value="18">
            <text:p>18</text:p>
          </table:table-cell>
          <table:table-cell table:formula="of:=188+(9*[.B20]^1.3)" office:value-type="float" office:value="573.564256484623">
            <text:p>573,5642564846</text:p>
          </table:table-cell>
          <table:table-cell table:formula="of:=48+(8*[.B20]^1.1)" office:value-type="float" office:value="240.260356205805">
            <text:p>240,2603562058</text:p>
          </table:table-cell>
          <table:table-cell table:formula="of:=3+(1.2*[.B20]^1.1)" office:value-type="float" office:value="31.8390534308708">
            <text:p>31,8390534309</text:p>
          </table:table-cell>
          <table:table-cell table:formula="of:=5+(0.75*[.B20]^1.06)" office:value-type="float" office:value="21.0564717229631">
            <text:p>21,056471723</text:p>
          </table:table-cell>
          <table:table-cell table:formula="of:=8.7+(2.1*[.B20]^1.18)" office:value-type="float" office:value="72.2976181419714">
            <text:p>72,297618142</text:p>
          </table:table-cell>
          <table:table-cell table:formula="of:=6+(1.8*[.B20]^1.12)" office:value-type="float" office:value="51.8329394116111">
            <text:p>51,8329394116</text:p>
          </table:table-cell>
          <table:table-cell table:formula="of:=7.4+(1.3*[.B20]^1.1)" office:value-type="float" office:value="38.6423078834433">
            <text:p>38,6423078834</text:p>
          </table:table-cell>
          <table:table-cell table:formula="of:=4.5+(3*[.B20]^0.9)" office:value-type="float" office:value="44.9451554832042">
            <text:p>44,9451554832</text:p>
          </table:table-cell>
          <table:table-cell table:formula="of:=SUM([.E20:.J20])" office:value-type="float" office:value="260.613546074064">
            <text:p>260,6135460741</text:p>
          </table:table-cell>
        </table:table-row>
        <table:table-row table:style-name="ro1">
          <table:table-cell/>
          <table:table-cell table:formula="of:=[.B20]+1" office:value-type="float" office:value="19">
            <text:p>19</text:p>
          </table:table-cell>
          <table:table-cell table:formula="of:=188+(9*[.B21]^1.3)" office:value-type="float" office:value="601.639677334378">
            <text:p>601,6396773344</text:p>
          </table:table-cell>
          <table:table-cell table:formula="of:=48+(8*[.B21]^1.1)" office:value-type="float" office:value="252.04170694624">
            <text:p>252,0417069462</text:p>
          </table:table-cell>
          <table:table-cell table:formula="of:=3+(1.2*[.B21]^1.1)" office:value-type="float" office:value="33.606256041936">
            <text:p>33,6062560419</text:p>
          </table:table-cell>
          <table:table-cell table:formula="of:=5+(0.75*[.B21]^1.06)" office:value-type="float" office:value="22.0035686984676">
            <text:p>22,0035686985</text:p>
          </table:table-cell>
          <table:table-cell table:formula="of:=8.7+(2.1*[.B21]^1.18)" office:value-type="float" office:value="76.4873324280563">
            <text:p>76,4873324281</text:p>
          </table:table-cell>
          <table:table-cell table:formula="of:=6+(1.8*[.B21]^1.12)" office:value-type="float" office:value="54.694121849854">
            <text:p>54,6941218499</text:p>
          </table:table-cell>
          <table:table-cell table:formula="of:=7.4+(1.3*[.B21]^1.1)" office:value-type="float" office:value="40.556777378764">
            <text:p>40,5567773788</text:p>
          </table:table-cell>
          <table:table-cell table:formula="of:=4.5+(3*[.B21]^0.9)" office:value-type="float" office:value="46.9619070760997">
            <text:p>46,9619070761</text:p>
          </table:table-cell>
          <table:table-cell table:formula="of:=SUM([.E21:.J21])" office:value-type="float" office:value="274.309963473178">
            <text:p>274,3099634732</text:p>
          </table:table-cell>
        </table:table-row>
        <table:table-row table:style-name="ro1">
          <table:table-cell/>
          <table:table-cell table:formula="of:=[.B21]+1" office:value-type="float" office:value="20">
            <text:p>20</text:p>
          </table:table-cell>
          <table:table-cell table:formula="of:=188+(9*[.B22]^1.3)" office:value-type="float" office:value="630.162089401685">
            <text:p>630,1620894017</text:p>
          </table:table-cell>
          <table:table-cell table:formula="of:=48+(8*[.B22]^1.1)" office:value-type="float" office:value="263.88525562777">
            <text:p>263,8852556278</text:p>
          </table:table-cell>
          <table:table-cell table:formula="of:=3+(1.2*[.B22]^1.1)" office:value-type="float" office:value="35.3827883441655">
            <text:p>35,3827883442</text:p>
          </table:table-cell>
          <table:table-cell table:formula="of:=5+(0.75*[.B22]^1.06)" office:value-type="float" office:value="22.9536625789436">
            <text:p>22,9536625789</text:p>
          </table:table-cell>
          <table:table-cell table:formula="of:=8.7+(2.1*[.B22]^1.18)" office:value-type="float" office:value="80.716944205986">
            <text:p>80,716944206</text:p>
          </table:table-cell>
          <table:table-cell table:formula="of:=6+(1.8*[.B22]^1.12)" office:value-type="float" office:value="57.5734399997693">
            <text:p>57,5734399998</text:p>
          </table:table-cell>
          <table:table-cell table:formula="of:=7.4+(1.3*[.B22]^1.1)" office:value-type="float" office:value="42.4813540395127">
            <text:p>42,4813540395</text:p>
          </table:table-cell>
          <table:table-cell table:formula="of:=4.5+(3*[.B22]^0.9)" office:value-type="float" office:value="48.9680669464169">
            <text:p>48,9680669464</text:p>
          </table:table-cell>
          <table:table-cell table:formula="of:=SUM([.E22:.J22])" office:value-type="float" office:value="288.076256114794">
            <text:p>288,0762561148</text:p>
          </table:table-cell>
        </table:table-row>
        <table:table-row table:style-name="ro1">
          <table:table-cell/>
          <table:table-cell table:formula="of:=[.B22]+1" office:value-type="float" office:value="21">
            <text:p>21</text:p>
          </table:table-cell>
          <table:table-cell table:formula="of:=188+(9*[.B23]^1.3)" office:value-type="float" office:value="659.115716474109">
            <text:p>659,1157164741</text:p>
          </table:table-cell>
          <table:table-cell table:formula="of:=48+(8*[.B23]^1.1)" office:value-type="float" office:value="275.788193924566">
            <text:p>275,7881939246</text:p>
          </table:table-cell>
          <table:table-cell table:formula="of:=3+(1.2*[.B23]^1.1)" office:value-type="float" office:value="37.1682290886849">
            <text:p>37,1682290887</text:p>
          </table:table-cell>
          <table:table-cell table:formula="of:=5+(0.75*[.B23]^1.06)" office:value-type="float" office:value="23.9066121773402">
            <text:p>23,9066121773</text:p>
          </table:table-cell>
          <table:table-cell table:formula="of:=8.7+(2.1*[.B23]^1.18)" office:value-type="float" office:value="84.9848088817393">
            <text:p>84,9848088817</text:p>
          </table:table-cell>
          <table:table-cell table:formula="of:=6+(1.8*[.B23]^1.12)" office:value-type="float" office:value="60.4700928037103">
            <text:p>60,4700928037</text:p>
          </table:table-cell>
          <table:table-cell table:formula="of:=7.4+(1.3*[.B23]^1.1)" office:value-type="float" office:value="44.415581512742">
            <text:p>44,4155815127</text:p>
          </table:table-cell>
          <table:table-cell table:formula="of:=4.5+(3*[.B23]^0.9)" office:value-type="float" office:value="50.9642166815062">
            <text:p>50,9642166815</text:p>
          </table:table-cell>
          <table:table-cell table:formula="of:=SUM([.E23:.J23])" office:value-type="float" office:value="301.909541145723">
            <text:p>301,9095411457</text:p>
          </table:table-cell>
        </table:table-row>
        <table:table-row table:style-name="ro1">
          <table:table-cell/>
          <table:table-cell table:formula="of:=[.B23]+1" office:value-type="float" office:value="22">
            <text:p>22</text:p>
          </table:table-cell>
          <table:table-cell table:formula="of:=188+(9*[.B24]^1.3)" office:value-type="float" office:value="688.486070251199">
            <text:p>688,4860702512</text:p>
          </table:table-cell>
          <table:table-cell table:formula="of:=48+(8*[.B24]^1.1)" office:value-type="float" office:value="287.747968513459">
            <text:p>287,7479685135</text:p>
          </table:table-cell>
          <table:table-cell table:formula="of:=3+(1.2*[.B24]^1.1)" office:value-type="float" office:value="38.9621952770188">
            <text:p>38,962195277</text:p>
          </table:table-cell>
          <table:table-cell table:formula="of:=5+(0.75*[.B24]^1.06)" office:value-type="float" office:value="24.8622893840369">
            <text:p>24,862289384</text:p>
          </table:table-cell>
          <table:table-cell table:formula="of:=8.7+(2.1*[.B24]^1.18)" office:value-type="float" office:value="89.2894251822515">
            <text:p>89,2894251823</text:p>
          </table:table-cell>
          <table:table-cell table:formula="of:=6+(1.8*[.B24]^1.12)" office:value-type="float" office:value="63.3833512109421">
            <text:p>63,3833512109</text:p>
          </table:table-cell>
          <table:table-cell table:formula="of:=7.4+(1.3*[.B24]^1.1)" office:value-type="float" office:value="46.3590448834371">
            <text:p>46,3590448834</text:p>
          </table:table-cell>
          <table:table-cell table:formula="of:=4.5+(3*[.B24]^0.9)" office:value-type="float" office:value="52.9508797802302">
            <text:p>52,9508797802</text:p>
          </table:table-cell>
          <table:table-cell table:formula="of:=SUM([.E24:.J24])" office:value-type="float" office:value="315.807185717917">
            <text:p>315,8071857179</text:p>
          </table:table-cell>
        </table:table-row>
        <table:table-row table:style-name="ro1">
          <table:table-cell/>
          <table:table-cell table:formula="of:=[.B24]+1" office:value-type="float" office:value="23">
            <text:p>23</text:p>
          </table:table-cell>
          <table:table-cell table:formula="of:=188+(9*[.B25]^1.3)" office:value-type="float" office:value="718.259790944183">
            <text:p>718,2597909442</text:p>
          </table:table-cell>
          <table:table-cell table:formula="of:=48+(8*[.B25]^1.1)" office:value-type="float" office:value="299.762247332012">
            <text:p>299,762247332</text:p>
          </table:table-cell>
          <table:table-cell table:formula="of:=3+(1.2*[.B25]^1.1)" office:value-type="float" office:value="40.7643370998018">
            <text:p>40,7643370998</text:p>
          </table:table-cell>
          <table:table-cell table:formula="of:=5+(0.75*[.B25]^1.06)" office:value-type="float" office:value="25.8205774141946">
            <text:p>25,8205774142</text:p>
          </table:table-cell>
          <table:table-cell table:formula="of:=8.7+(2.1*[.B25]^1.18)" office:value-type="float" office:value="93.6294166801596">
            <text:p>93,6294166802</text:p>
          </table:table-cell>
          <table:table-cell table:formula="of:=6+(1.8*[.B25]^1.12)" office:value-type="float" office:value="66.312548711022">
            <text:p>66,312548711</text:p>
          </table:table-cell>
          <table:table-cell table:formula="of:=7.4+(1.3*[.B25]^1.1)" office:value-type="float" office:value="48.311365191452">
            <text:p>48,3113651915</text:p>
          </table:table-cell>
          <table:table-cell table:formula="of:=4.5+(3*[.B25]^0.9)" office:value-type="float" office:value="54.9285298313894">
            <text:p>54,9285298314</text:p>
          </table:table-cell>
          <table:table-cell table:formula="of:=SUM([.E25:.J25])" office:value-type="float" office:value="329.766774928019">
            <text:p>329,766774928</text:p>
          </table:table-cell>
        </table:table-row>
        <table:table-row table:style-name="ro1">
          <table:table-cell/>
          <table:table-cell table:formula="of:=[.B25]+1" office:value-type="float" office:value="24">
            <text:p>24</text:p>
          </table:table-cell>
          <table:table-cell table:formula="of:=188+(9*[.B26]^1.3)" office:value-type="float" office:value="748.424513735461">
            <text:p>748,4245137355</text:p>
          </table:table-cell>
          <table:table-cell table:formula="of:=48+(8*[.B26]^1.1)" office:value-type="float" office:value="311.828891580794">
            <text:p>311,8288915808</text:p>
          </table:table-cell>
          <table:table-cell table:formula="of:=3+(1.2*[.B26]^1.1)" office:value-type="float" office:value="42.5743337371192">
            <text:p>42,5743337371</text:p>
          </table:table-cell>
          <table:table-cell table:formula="of:=5+(0.75*[.B26]^1.06)" office:value-type="float" office:value="26.7813693562677">
            <text:p>26,7813693563</text:p>
          </table:table-cell>
          <table:table-cell table:formula="of:=8.7+(2.1*[.B26]^1.18)" office:value-type="float" office:value="98.0035164047464">
            <text:p>98,0035164047</text:p>
          </table:table-cell>
          <table:table-cell table:formula="of:=6+(1.8*[.B26]^1.12)" office:value-type="float" office:value="69.2570734712211">
            <text:p>69,2570734712</text:p>
          </table:table-cell>
          <table:table-cell table:formula="of:=7.4+(1.3*[.B26]^1.1)" office:value-type="float" office:value="50.2721948818791">
            <text:p>50,2721948819</text:p>
          </table:table-cell>
          <table:table-cell table:formula="of:=4.5+(3*[.B26]^0.9)" office:value-type="float" office:value="56.8975972349737">
            <text:p>56,897597235</text:p>
          </table:table-cell>
          <table:table-cell table:formula="of:=SUM([.E26:.J26])" office:value-type="float" office:value="343.786085086207">
            <text:p>343,7860850862</text:p>
          </table:table-cell>
        </table:table-row>
        <table:table-row table:style-name="ro1">
          <table:table-cell/>
          <table:table-cell table:formula="of:=[.B26]+1" office:value-type="float" office:value="25">
            <text:p>25</text:p>
          </table:table-cell>
          <table:table-cell table:formula="of:=188+(9*[.B27]^1.3)" office:value-type="float" office:value="778.968755990848">
            <text:p>778,9687559908</text:p>
          </table:table-cell>
          <table:table-cell table:formula="of:=48+(8*[.B27]^1.1)" office:value-type="float" office:value="323.945932292243">
            <text:p>323,9459322922</text:p>
          </table:table-cell>
          <table:table-cell table:formula="of:=3+(1.2*[.B27]^1.1)" office:value-type="float" office:value="44.3918898438365">
            <text:p>44,3918898438</text:p>
          </table:table-cell>
          <table:table-cell table:formula="of:=5+(0.75*[.B27]^1.06)" office:value-type="float" office:value="27.7445669594868">
            <text:p>27,7445669595</text:p>
          </table:table-cell>
          <table:table-cell table:formula="of:=8.7+(2.1*[.B27]^1.18)" office:value-type="float" office:value="102.410553915648">
            <text:p>102,4105539156</text:p>
          </table:table-cell>
          <table:table-cell table:formula="of:=6+(1.8*[.B27]^1.12)" office:value-type="float" office:value="72.2163617503462">
            <text:p>72,2163617503</text:p>
          </table:table-cell>
          <table:table-cell table:formula="of:=7.4+(1.3*[.B27]^1.1)" office:value-type="float" office:value="52.2412139974895">
            <text:p>52,2412139975</text:p>
          </table:table-cell>
          <table:table-cell table:formula="of:=4.5+(3*[.B27]^0.9)" office:value-type="float" office:value="58.8584747758272">
            <text:p>58,8584747758</text:p>
          </table:table-cell>
          <table:table-cell table:formula="of:=SUM([.E27:.J27])" office:value-type="float" office:value="357.863061242635">
            <text:p>357,8630612426</text:p>
          </table:table-cell>
        </table:table-row>
        <table:table-row table:style-name="ro1">
          <table:table-cell/>
          <table:table-cell table:formula="of:=[.B27]+1" office:value-type="float" office:value="26">
            <text:p>26</text:p>
          </table:table-cell>
          <table:table-cell table:formula="of:=188+(9*[.B28]^1.3)" office:value-type="float" office:value="809.881821291806">
            <text:p>809,8818212918</text:p>
          </table:table-cell>
          <table:table-cell table:formula="of:=48+(8*[.B28]^1.1)" office:value-type="float" office:value="336.111550567618">
            <text:p>336,1115505676</text:p>
          </table:table-cell>
          <table:table-cell table:formula="of:=3+(1.2*[.B28]^1.1)" office:value-type="float" office:value="46.2167325851428">
            <text:p>46,2167325851</text:p>
          </table:table-cell>
          <table:table-cell table:formula="of:=5+(0.75*[.B28]^1.06)" office:value-type="float" office:value="28.7100796129475">
            <text:p>28,7100796129</text:p>
          </table:table-cell>
          <table:table-cell table:formula="of:=8.7+(2.1*[.B28]^1.18)" office:value-type="float" office:value="106.849444361885">
            <text:p>106,8494443619</text:p>
          </table:table-cell>
          <table:table-cell table:formula="of:=6+(1.8*[.B28]^1.12)" office:value-type="float" office:value="75.1898923387458">
            <text:p>75,1898923387</text:p>
          </table:table-cell>
          <table:table-cell table:formula="of:=7.4+(1.3*[.B28]^1.1)" office:value-type="float" office:value="54.218126967238">
            <text:p>54,2181269672</text:p>
          </table:table-cell>
          <table:table-cell table:formula="of:=4.5+(3*[.B28]^0.9)" office:value-type="float" office:value="60.8115222837701">
            <text:p>60,8115222838</text:p>
          </table:table-cell>
          <table:table-cell table:formula="of:=SUM([.E28:.J28])" office:value-type="float" office:value="371.995798149729">
            <text:p>371,9957981497</text:p>
          </table:table-cell>
        </table:table-row>
        <table:table-row table:style-name="ro1">
          <table:table-cell/>
          <table:table-cell table:formula="of:=[.B28]+1" office:value-type="float" office:value="27">
            <text:p>27</text:p>
          </table:table-cell>
          <table:table-cell table:formula="of:=188+(9*[.B29]^1.3)" office:value-type="float" office:value="841.153717223916">
            <text:p>841,1537172239</text:p>
          </table:table-cell>
          <table:table-cell table:formula="of:=48+(8*[.B29]^1.1)" office:value-type="float" office:value="348.324060788237">
            <text:p>348,3240607882</text:p>
          </table:table-cell>
          <table:table-cell table:formula="of:=3+(1.2*[.B29]^1.1)" office:value-type="float" office:value="48.0486091182355">
            <text:p>48,0486091182</text:p>
          </table:table-cell>
          <table:table-cell table:formula="of:=5+(0.75*[.B29]^1.06)" office:value-type="float" office:value="29.6778234797972">
            <text:p>29,6778234798</text:p>
          </table:table-cell>
          <table:table-cell table:formula="of:=8.7+(2.1*[.B29]^1.18)" office:value-type="float" office:value="111.319179156233">
            <text:p>111,3191791562</text:p>
          </table:table-cell>
          <table:table-cell table:formula="of:=6+(1.8*[.B29]^1.12)" office:value-type="float" office:value="78.1771818311149">
            <text:p>78,1771818311</text:p>
          </table:table-cell>
          <table:table-cell table:formula="of:=7.4+(1.3*[.B29]^1.1)" office:value-type="float" office:value="56.2026598780884">
            <text:p>56,2026598781</text:p>
          </table:table-cell>
          <table:table-cell table:formula="of:=4.5+(3*[.B29]^0.9)" office:value-type="float" office:value="62.757070559314">
            <text:p>62,7570705593</text:p>
          </table:table-cell>
          <table:table-cell table:formula="of:=SUM([.E29:.J29])" office:value-type="float" office:value="386.182524022783">
            <text:p>386,1825240228</text:p>
          </table:table-cell>
        </table:table-row>
        <table:table-row table:style-name="ro1">
          <table:table-cell/>
          <table:table-cell table:formula="of:=[.B29]+1" office:value-type="float" office:value="28">
            <text:p>28</text:p>
          </table:table-cell>
          <table:table-cell table:formula="of:=188+(9*[.B30]^1.3)" office:value-type="float" office:value="872.775084509591">
            <text:p>872,7750845096</text:p>
          </table:table-cell>
          <table:table-cell table:formula="of:=48+(8*[.B30]^1.1)" office:value-type="float" office:value="360.581896259354">
            <text:p>360,5818962594</text:p>
          </table:table-cell>
          <table:table-cell table:formula="of:=3+(1.2*[.B30]^1.1)" office:value-type="float" office:value="49.8872844389031">
            <text:p>49,8872844389</text:p>
          </table:table-cell>
          <table:table-cell table:formula="of:=5+(0.75*[.B30]^1.06)" office:value-type="float" office:value="30.647720758067">
            <text:p>30,6477207581</text:p>
          </table:table-cell>
          <table:table-cell table:formula="of:=8.7+(2.1*[.B30]^1.18)" office:value-type="float" office:value="115.818817975157">
            <text:p>115,8188179752</text:p>
          </table:table-cell>
          <table:table-cell table:formula="of:=6+(1.8*[.B30]^1.12)" office:value-type="float" office:value="81.1777805810037">
            <text:p>81,177780581</text:p>
          </table:table-cell>
          <table:table-cell table:formula="of:=7.4+(1.3*[.B30]^1.1)" office:value-type="float" office:value="58.194558142145">
            <text:p>58,1945581421</text:p>
          </table:table-cell>
          <table:table-cell table:formula="of:=4.5+(3*[.B30]^0.9)" office:value-type="float" office:value="64.695424703637">
            <text:p>64,6954247036</text:p>
          </table:table-cell>
          <table:table-cell table:formula="of:=SUM([.E30:.J30])" office:value-type="float" office:value="400.421586598912">
            <text:p>400,4215865989</text:p>
          </table:table-cell>
        </table:table-row>
        <table:table-row table:style-name="ro1">
          <table:table-cell/>
          <table:table-cell table:formula="of:=[.B30]+1" office:value-type="float" office:value="29">
            <text:p>29</text:p>
          </table:table-cell>
          <table:table-cell table:formula="of:=188+(9*[.B31]^1.3)" office:value-type="float" office:value="904.737135567607">
            <text:p>904,7371355676</text:p>
          </table:table-cell>
          <table:table-cell table:formula="of:=48+(8*[.B31]^1.1)" office:value-type="float" office:value="372.883596859604">
            <text:p>372,8835968596</text:p>
          </table:table-cell>
          <table:table-cell table:formula="of:=3+(1.2*[.B31]^1.1)" office:value-type="float" office:value="51.7325395289406">
            <text:p>51,7325395289</text:p>
          </table:table-cell>
          <table:table-cell table:formula="of:=5+(0.75*[.B31]^1.06)" office:value-type="float" office:value="31.6196990457485">
            <text:p>31,6196990457</text:p>
          </table:table-cell>
          <table:table-cell table:formula="of:=8.7+(2.1*[.B31]^1.18)" office:value-type="float" office:value="120.34748185501">
            <text:p>120,347481855</text:p>
          </table:table-cell>
          <table:table-cell table:formula="of:=6+(1.8*[.B31]^1.12)" office:value-type="float" office:value="84.1912692177905">
            <text:p>84,1912692178</text:p>
          </table:table-cell>
          <table:table-cell table:formula="of:=7.4+(1.3*[.B31]^1.1)" office:value-type="float" office:value="60.1935844896856">
            <text:p>60,1935844897</text:p>
          </table:table-cell>
          <table:table-cell table:formula="of:=4.5+(3*[.B31]^0.9)" office:value-type="float" office:value="66.6268669612839">
            <text:p>66,6268669613</text:p>
          </table:table-cell>
          <table:table-cell table:formula="of:=SUM([.E31:.J31])" office:value-type="float" office:value="414.711441098459">
            <text:p>414,7114410985</text:p>
          </table:table-cell>
        </table:table-row>
        <table:table-row table:style-name="ro1">
          <table:table-cell/>
          <table:table-cell table:formula="of:=[.B31]+1" office:value-type="float" office:value="30">
            <text:p>30</text:p>
          </table:table-cell>
          <table:table-cell table:formula="of:=188+(9*[.B32]^1.3)" office:value-type="float" office:value="937.031600961489">
            <text:p>937,0316009615</text:p>
          </table:table-cell>
          <table:table-cell table:formula="of:=48+(8*[.B32]^1.1)" office:value-type="float" office:value="385.227798356075">
            <text:p>385,2277983561</text:p>
          </table:table-cell>
          <table:table-cell table:formula="of:=3+(1.2*[.B32]^1.1)" office:value-type="float" office:value="53.5841697534113">
            <text:p>53,5841697534</text:p>
          </table:table-cell>
          <table:table-cell table:formula="of:=5+(0.75*[.B32]^1.06)" office:value-type="float" office:value="32.5936907923161">
            <text:p>32,5936907923</text:p>
          </table:table-cell>
          <table:table-cell table:formula="of:=8.7+(2.1*[.B32]^1.18)" office:value-type="float" office:value="124.904347201507">
            <text:p>124,9043472015</text:p>
          </table:table-cell>
          <table:table-cell table:formula="of:=6+(1.8*[.B32]^1.12)" office:value-type="float" office:value="87.2172556311416">
            <text:p>87,2172556311</text:p>
          </table:table-cell>
          <table:table-cell table:formula="of:=7.4+(1.3*[.B32]^1.1)" office:value-type="float" office:value="62.1995172328622">
            <text:p>62,1995172329</text:p>
          </table:table-cell>
          <table:table-cell table:formula="of:=4.5+(3*[.B32]^0.9)" office:value-type="float" office:value="68.5516591612439">
            <text:p>68,5516591612</text:p>
          </table:table-cell>
          <table:table-cell table:formula="of:=SUM([.E32:.J32])" office:value-type="float" office:value="429.050639772483">
            <text:p>429,0506397725</text:p>
          </table:table-cell>
        </table:table-row>
        <table:table-row table:style-name="ro1">
          <table:table-cell/>
          <table:table-cell table:formula="of:=[.B32]+1" office:value-type="float" office:value="31">
            <text:p>31</text:p>
          </table:table-cell>
          <table:table-cell table:formula="of:=188+(9*[.B33]^1.3)" office:value-type="float" office:value="969.650682492974">
            <text:p>969,650682493</text:p>
          </table:table-cell>
          <table:table-cell table:formula="of:=48+(8*[.B33]^1.1)" office:value-type="float" office:value="397.613223112174">
            <text:p>397,6132231122</text:p>
          </table:table-cell>
          <table:table-cell table:formula="of:=3+(1.2*[.B33]^1.1)" office:value-type="float" office:value="55.4419834668261">
            <text:p>55,4419834668</text:p>
          </table:table-cell>
          <table:table-cell table:formula="of:=5+(0.75*[.B33]^1.06)" office:value-type="float" office:value="33.5696328224277">
            <text:p>33,5696328224</text:p>
          </table:table-cell>
          <table:table-cell table:formula="of:=8.7+(2.1*[.B33]^1.18)" office:value-type="float" office:value="129.488640565079">
            <text:p>129,4886405651</text:p>
          </table:table-cell>
          <table:table-cell table:formula="of:=6+(1.8*[.B33]^1.12)" office:value-type="float" office:value="90.2553723466675">
            <text:p>90,2553723467</text:p>
          </table:table-cell>
          <table:table-cell table:formula="of:=7.4+(1.3*[.B33]^1.1)" office:value-type="float" office:value="64.2121487557283">
            <text:p>64,2121487557</text:p>
          </table:table-cell>
          <table:table-cell table:formula="of:=4.5+(3*[.B33]^0.9)" office:value-type="float" office:value="70.4700448246486">
            <text:p>70,4700448246</text:p>
          </table:table-cell>
          <table:table-cell table:formula="of:=SUM([.E33:.J33])" office:value-type="float" office:value="443.437822781377">
            <text:p>443,4378227814</text:p>
          </table:table-cell>
        </table:table-row>
        <table:table-row table:style-name="ro1">
          <table:table-cell/>
          <table:table-cell table:formula="of:=[.B33]+1" office:value-type="float" office:value="32">
            <text:p>32</text:p>
          </table:table-cell>
          <table:table-cell table:formula="of:=188+(9*[.B34]^1.3)" office:value-type="float" office:value="1002.5870119269">
            <text:p>1002,5870119269</text:p>
          </table:table-cell>
          <table:table-cell table:formula="of:=48+(8*[.B34]^1.1)" office:value-type="float" office:value="410.038671967513">
            <text:p>410,0386719675</text:p>
          </table:table-cell>
          <table:table-cell table:formula="of:=3+(1.2*[.B34]^1.1)" office:value-type="float" office:value="57.3058007951269">
            <text:p>57,3058007951</text:p>
          </table:table-cell>
          <table:table-cell table:formula="of:=5+(0.75*[.B34]^1.06)" office:value-type="float" office:value="34.547465920278">
            <text:p>34,5474659203</text:p>
          </table:table-cell>
          <table:table-cell table:formula="of:=8.7+(2.1*[.B34]^1.18)" office:value-type="float" office:value="134.099634062547">
            <text:p>134,0996340625</text:p>
          </table:table-cell>
          <table:table-cell table:formula="of:=6+(1.8*[.B34]^1.12)" office:value-type="float" office:value="93.305274230999">
            <text:p>93,305274231</text:p>
          </table:table-cell>
          <table:table-cell table:formula="of:=7.4+(1.3*[.B34]^1.1)" office:value-type="float" office:value="66.2312841947208">
            <text:p>66,2312841947</text:p>
          </table:table-cell>
          <table:table-cell table:formula="of:=4.5+(3*[.B34]^0.9)" office:value-type="float" office:value="72.3822509939086">
            <text:p>72,3822509939</text:p>
          </table:table-cell>
          <table:table-cell table:formula="of:=SUM([.E34:.J34])" office:value-type="float" office:value="457.87171019758">
            <text:p>457,8717101976</text:p>
          </table:table-cell>
        </table:table-row>
        <table:table-row table:style-name="ro1">
          <table:table-cell/>
          <table:table-cell table:formula="of:=[.B34]+1" office:value-type="float" office:value="33">
            <text:p>33</text:p>
          </table:table-cell>
          <table:table-cell table:formula="of:=188+(9*[.B35]^1.3)" office:value-type="float" office:value="1035.83361451555">
            <text:p>1035,8336145156</text:p>
          </table:table-cell>
          <table:table-cell table:formula="of:=48+(8*[.B35]^1.1)" office:value-type="float" office:value="422.503017109869">
            <text:p>422,5030171099</text:p>
          </table:table-cell>
          <table:table-cell table:formula="of:=3+(1.2*[.B35]^1.1)" office:value-type="float" office:value="59.1754525664804">
            <text:p>59,1754525665</text:p>
          </table:table-cell>
          <table:table-cell table:formula="of:=5+(0.75*[.B35]^1.06)" office:value-type="float" office:value="35.5271344652211">
            <text:p>35,5271344652</text:p>
          </table:table-cell>
          <table:table-cell table:formula="of:=8.7+(2.1*[.B35]^1.18)" office:value-type="float" office:value="138.736641347383">
            <text:p>138,7366413474</text:p>
          </table:table-cell>
          <table:table-cell table:formula="of:=6+(1.8*[.B35]^1.12)" office:value-type="float" office:value="96.3666364758974">
            <text:p>96,3666364759</text:p>
          </table:table-cell>
          <table:table-cell table:formula="of:=7.4+(1.3*[.B35]^1.1)" office:value-type="float" office:value="68.2567402803538">
            <text:p>68,2567402804</text:p>
          </table:table-cell>
          <table:table-cell table:formula="of:=4.5+(3*[.B35]^0.9)" office:value-type="float" office:value="74.2884898276598">
            <text:p>74,2884898277</text:p>
          </table:table-cell>
          <table:table-cell table:formula="of:=SUM([.E35:.J35])" office:value-type="float" office:value="472.351094962995">
            <text:p>472,351094963</text:p>
          </table:table-cell>
        </table:table-row>
        <table:table-row table:style-name="ro1">
          <table:table-cell/>
          <table:table-cell table:formula="of:=[.B35]+1" office:value-type="float" office:value="34">
            <text:p>34</text:p>
          </table:table-cell>
          <table:table-cell table:formula="of:=188+(9*[.B36]^1.3)" office:value-type="float" office:value="1069.383876635">
            <text:p>1069,383876635</text:p>
          </table:table-cell>
          <table:table-cell table:formula="of:=48+(8*[.B36]^1.1)" office:value-type="float" office:value="435.00519579155">
            <text:p>435,0051957916</text:p>
          </table:table-cell>
          <table:table-cell table:formula="of:=3+(1.2*[.B36]^1.1)" office:value-type="float" office:value="61.0507793687324">
            <text:p>61,0507793687</text:p>
          </table:table-cell>
          <table:table-cell table:formula="of:=5+(0.75*[.B36]^1.06)" office:value-type="float" office:value="36.5085861109743">
            <text:p>36,508586111</text:p>
          </table:table-cell>
          <table:table-cell table:formula="of:=8.7+(2.1*[.B36]^1.18)" office:value-type="float" office:value="143.399014048118">
            <text:p>143,3990140481</text:p>
          </table:table-cell>
          <table:table-cell table:formula="of:=6+(1.8*[.B36]^1.12)" office:value-type="float" office:value="99.4391528200174">
            <text:p>99,43915282</text:p>
          </table:table-cell>
          <table:table-cell table:formula="of:=7.4+(1.3*[.B36]^1.1)" office:value-type="float" office:value="70.2883443161268">
            <text:p>70,2883443161</text:p>
          </table:table-cell>
          <table:table-cell table:formula="of:=4.5+(3*[.B36]^0.9)" office:value-type="float" office:value="76.1889599976937">
            <text:p>76,1889599977</text:p>
          </table:table-cell>
          <table:table-cell table:formula="of:=SUM([.E36:.J36])" office:value-type="float" office:value="486.874836661662">
            <text:p>486,8748366617</text:p>
          </table:table-cell>
        </table:table-row>
        <table:table-row table:style-name="ro1">
          <table:table-cell/>
          <table:table-cell table:formula="of:=[.B36]+1" office:value-type="float" office:value="35">
            <text:p>35</text:p>
          </table:table-cell>
          <table:table-cell table:formula="of:=188+(9*[.B37]^1.3)" office:value-type="float" office:value="1103.23151696193">
            <text:p>1103,2315169619</text:p>
          </table:table-cell>
          <table:table-cell table:formula="of:=48+(8*[.B37]^1.1)" office:value-type="float" office:value="447.544204768142">
            <text:p>447,5442047681</text:p>
          </table:table-cell>
          <table:table-cell table:formula="of:=3+(1.2*[.B37]^1.1)" office:value-type="float" office:value="62.9316307152214">
            <text:p>62,9316307152</text:p>
          </table:table-cell>
          <table:table-cell table:formula="of:=5+(0.75*[.B37]^1.06)" office:value-type="float" office:value="37.4917715020576">
            <text:p>37,4917715021</text:p>
          </table:table-cell>
          <table:table-cell table:formula="of:=8.7+(2.1*[.B37]^1.18)" office:value-type="float" office:value="148.086138608295">
            <text:p>148,0861386083</text:p>
          </table:table-cell>
          <table:table-cell table:formula="of:=6+(1.8*[.B37]^1.12)" office:value-type="float" office:value="102.522533974119">
            <text:p>102,5225339741</text:p>
          </table:table-cell>
          <table:table-cell table:formula="of:=7.4+(1.3*[.B37]^1.1)" office:value-type="float" office:value="72.3259332748231">
            <text:p>72,3259332748</text:p>
          </table:table-cell>
          <table:table-cell table:formula="of:=4.5+(3*[.B37]^0.9)" office:value-type="float" office:value="78.0838479175564">
            <text:p>78,0838479176</text:p>
          </table:table-cell>
          <table:table-cell table:formula="of:=SUM([.E37:.J37])" office:value-type="float" office:value="501.441855992072">
            <text:p>501,4418559921</text:p>
          </table:table-cell>
        </table:table-row>
        <table:table-row table:style-name="ro1">
          <table:table-cell/>
          <table:table-cell table:formula="of:=[.B37]+1" office:value-type="float" office:value="36">
            <text:p>36</text:p>
          </table:table-cell>
          <table:table-cell table:formula="of:=188+(9*[.B38]^1.3)" office:value-type="float" office:value="1137.37056071306">
            <text:p>1137,3705607131</text:p>
          </table:table-cell>
          <table:table-cell table:formula="of:=48+(8*[.B38]^1.1)" office:value-type="float" office:value="460.119095358314">
            <text:p>460,1190953583</text:p>
          </table:table-cell>
          <table:table-cell table:formula="of:=3+(1.2*[.B38]^1.1)" office:value-type="float" office:value="64.8178643037471">
            <text:p>64,8178643037</text:p>
          </table:table-cell>
          <table:table-cell table:formula="of:=5+(0.75*[.B38]^1.06)" office:value-type="float" office:value="38.4766440222053">
            <text:p>38,4766440222</text:p>
          </table:table-cell>
          <table:table-cell table:formula="of:=8.7+(2.1*[.B38]^1.18)" office:value-type="float" office:value="152.79743347247">
            <text:p>152,7974334725</text:p>
          </table:table-cell>
          <table:table-cell table:formula="of:=6+(1.8*[.B38]^1.12)" office:value-type="float" office:value="105.616506221285">
            <text:p>105,6165062213</text:p>
          </table:table-cell>
          <table:table-cell table:formula="of:=7.4+(1.3*[.B38]^1.1)" office:value-type="float" office:value="74.369352995726">
            <text:p>74,3693529957</text:p>
          </table:table-cell>
          <table:table-cell table:formula="of:=4.5+(3*[.B38]^0.9)" office:value-type="float" office:value="79.9733288273306">
            <text:p>79,9733288273</text:p>
          </table:table-cell>
          <table:table-cell table:formula="of:=SUM([.E38:.J38])" office:value-type="float" office:value="516.051129842764">
            <text:p>516,0511298428</text:p>
          </table:table-cell>
        </table:table-row>
        <table:table-row table:style-name="ro1">
          <table:table-cell/>
          <table:table-cell table:formula="of:=[.B38]+1" office:value-type="float" office:value="37">
            <text:p>37</text:p>
          </table:table-cell>
          <table:table-cell table:formula="of:=188+(9*[.B39]^1.3)" office:value-type="float" office:value="1171.79531654514">
            <text:p>1171,7953165451</text:p>
          </table:table-cell>
          <table:table-cell table:formula="of:=48+(8*[.B39]^1.1)" office:value-type="float" office:value="472.728969039907">
            <text:p>472,7289690399</text:p>
          </table:table-cell>
          <table:table-cell table:formula="of:=3+(1.2*[.B39]^1.1)" office:value-type="float" office:value="66.709345355986">
            <text:p>66,709345356</text:p>
          </table:table-cell>
          <table:table-cell table:formula="of:=5+(0.75*[.B39]^1.06)" office:value-type="float" office:value="39.4631595703548">
            <text:p>39,4631595704</text:p>
          </table:table-cell>
          <table:table-cell table:formula="of:=8.7+(2.1*[.B39]^1.18)" office:value-type="float" office:value="157.532346571771">
            <text:p>157,5323465718</text:p>
          </table:table-cell>
          <table:table-cell table:formula="of:=6+(1.8*[.B39]^1.12)" office:value-type="float" office:value="108.720810168367">
            <text:p>108,7208101684</text:p>
          </table:table-cell>
          <table:table-cell table:formula="of:=7.4+(1.3*[.B39]^1.1)" office:value-type="float" office:value="76.4184574689848">
            <text:p>76,418457469</text:p>
          </table:table-cell>
          <table:table-cell table:formula="of:=4.5+(3*[.B39]^0.9)" office:value-type="float" office:value="81.8575677549627">
            <text:p>81,857567755</text:p>
          </table:table-cell>
          <table:table-cell table:formula="of:=SUM([.E39:.J39])" office:value-type="float" office:value="530.701686890426">
            <text:p>530,7016868904</text:p>
          </table:table-cell>
        </table:table-row>
        <table:table-row table:style-name="ro1">
          <table:table-cell/>
          <table:table-cell table:formula="of:=[.B39]+1" office:value-type="float" office:value="38">
            <text:p>38</text:p>
          </table:table-cell>
          <table:table-cell table:formula="of:=188+(9*[.B40]^1.3)" office:value-type="float" office:value="1206.50035577603">
            <text:p>1206,500355776</text:p>
          </table:table-cell>
          <table:table-cell table:formula="of:=48+(8*[.B40]^1.1)" office:value-type="float" office:value="485.372973511175">
            <text:p>485,3729735112</text:p>
          </table:table-cell>
          <table:table-cell table:formula="of:=3+(1.2*[.B40]^1.1)" office:value-type="float" office:value="68.6059460266762">
            <text:p>68,6059460267</text:p>
          </table:table-cell>
          <table:table-cell table:formula="of:=5+(0.75*[.B40]^1.06)" office:value-type="float" office:value="40.4512763605247">
            <text:p>40,4512763605</text:p>
          </table:table-cell>
          <table:table-cell table:formula="of:=8.7+(2.1*[.B40]^1.18)" office:value-type="float" office:value="162.290353069869">
            <text:p>162,2903530699</text:p>
          </table:table-cell>
          <table:table-cell table:formula="of:=6+(1.8*[.B40]^1.12)" office:value-type="float" office:value="111.835199628656">
            <text:p>111,8351996287</text:p>
          </table:table-cell>
          <table:table-cell table:formula="of:=7.4+(1.3*[.B40]^1.1)" office:value-type="float" office:value="78.4731081955659">
            <text:p>78,4731081956</text:p>
          </table:table-cell>
          <table:table-cell table:formula="of:=4.5+(3*[.B40]^0.9)" office:value-type="float" office:value="83.7367203711424">
            <text:p>83,7367203711</text:p>
          </table:table-cell>
          <table:table-cell table:formula="of:=SUM([.E40:.J40])" office:value-type="float" office:value="545.392603652434">
            <text:p>545,3926036524</text:p>
          </table:table-cell>
        </table:table-row>
        <table:table-row table:style-name="ro1">
          <table:table-cell/>
          <table:table-cell table:formula="of:=[.B40]+1" office:value-type="float" office:value="39">
            <text:p>39</text:p>
          </table:table-cell>
          <table:table-cell table:formula="of:=188+(9*[.B41]^1.3)" office:value-type="float" office:value="1241.48049363834">
            <text:p>1241,4804936384</text:p>
          </table:table-cell>
          <table:table-cell table:formula="of:=48+(8*[.B41]^1.1)" office:value-type="float" office:value="498.050299157044">
            <text:p>498,050299157</text:p>
          </table:table-cell>
          <table:table-cell table:formula="of:=3+(1.2*[.B41]^1.1)" office:value-type="float" office:value="70.5075448735566">
            <text:p>70,5075448736</text:p>
          </table:table-cell>
          <table:table-cell table:formula="of:=5+(0.75*[.B41]^1.06)" office:value-type="float" office:value="41.4409547424707">
            <text:p>41,4409547425</text:p>
          </table:table-cell>
          <table:table-cell table:formula="of:=8.7+(2.1*[.B41]^1.18)" office:value-type="float" office:value="167.070953336222">
            <text:p>167,0709533362</text:p>
          </table:table-cell>
          <table:table-cell table:formula="of:=6+(1.8*[.B41]^1.12)" office:value-type="float" office:value="114.959440618896">
            <text:p>114,9594406189</text:p>
          </table:table-cell>
          <table:table-cell table:formula="of:=7.4+(1.3*[.B41]^1.1)" office:value-type="float" office:value="80.5331736130197">
            <text:p>80,533173613</text:p>
          </table:table-cell>
          <table:table-cell table:formula="of:=4.5+(3*[.B41]^0.9)" office:value-type="float" office:value="85.6109337520116">
            <text:p>85,610933752</text:p>
          </table:table-cell>
          <table:table-cell table:formula="of:=SUM([.E41:.J41])" office:value-type="float" office:value="560.123000936177">
            <text:p>560,1230009362</text:p>
          </table:table-cell>
        </table:table-row>
        <table:table-row table:style-name="ro1">
          <table:table-cell/>
          <table:table-cell table:formula="of:=[.B41]+1" office:value-type="float" office:value="40">
            <text:p>40</text:p>
          </table:table-cell>
          <table:table-cell table:formula="of:=188+(9*[.B42]^1.3)" office:value-type="float" office:value="1276.7307723196">
            <text:p>1276,7307723196</text:p>
          </table:table-cell>
          <table:table-cell table:formula="of:=48+(8*[.B42]^1.1)" office:value-type="float" office:value="510.760175869416">
            <text:p>510,7601758694</text:p>
          </table:table-cell>
          <table:table-cell table:formula="of:=3+(1.2*[.B42]^1.1)" office:value-type="float" office:value="72.4140263804124">
            <text:p>72,4140263804</text:p>
          </table:table-cell>
          <table:table-cell table:formula="of:=5+(0.75*[.B42]^1.06)" office:value-type="float" office:value="42.4321570404863">
            <text:p>42,4321570405</text:p>
          </table:table-cell>
          <table:table-cell table:formula="of:=8.7+(2.1*[.B42]^1.18)" office:value-type="float" office:value="171.873671118416">
            <text:p>171,8736711184</text:p>
          </table:table-cell>
          <table:table-cell table:formula="of:=6+(1.8*[.B42]^1.12)" office:value-type="float" office:value="118.09331045629">
            <text:p>118,0933104563</text:p>
          </table:table-cell>
          <table:table-cell table:formula="of:=7.4+(1.3*[.B42]^1.1)" office:value-type="float" office:value="82.5985285787801">
            <text:p>82,5985285788</text:p>
          </table:table-cell>
          <table:table-cell table:formula="of:=4.5+(3*[.B42]^0.9)" office:value-type="float" office:value="87.4803470617487">
            <text:p>87,4803470617</text:p>
          </table:table-cell>
          <table:table-cell table:formula="of:=SUM([.E42:.J42])" office:value-type="float" office:value="574.892040636134">
            <text:p>574,8920406361</text:p>
          </table:table-cell>
        </table:table-row>
        <table:table-row table:style-name="ro1">
          <table:table-cell/>
          <table:table-cell table:formula="of:=[.B42]+1" office:value-type="float" office:value="41">
            <text:p>41</text:p>
          </table:table-cell>
          <table:table-cell table:formula="of:=188+(9*[.B43]^1.3)" office:value-type="float" office:value="1312.24644557795">
            <text:p>1312,246445578</text:p>
          </table:table-cell>
          <table:table-cell table:formula="of:=48+(8*[.B43]^1.1)" office:value-type="float" office:value="523.501870178049">
            <text:p>523,501870178</text:p>
          </table:table-cell>
          <table:table-cell table:formula="of:=3+(1.2*[.B43]^1.1)" office:value-type="float" office:value="74.3252805267074">
            <text:p>74,3252805267</text:p>
          </table:table-cell>
          <table:table-cell table:formula="of:=5+(0.75*[.B43]^1.06)" office:value-type="float" office:value="43.4248474081006">
            <text:p>43,4248474081</text:p>
          </table:table-cell>
          <table:table-cell table:formula="of:=8.7+(2.1*[.B43]^1.18)" office:value-type="float" office:value="176.698051889545">
            <text:p>176,6980518895</text:p>
          </table:table-cell>
          <table:table-cell table:formula="of:=6+(1.8*[.B43]^1.12)" office:value-type="float" office:value="121.236596943283">
            <text:p>121,2365969433</text:p>
          </table:table-cell>
          <table:table-cell table:formula="of:=7.4+(1.3*[.B43]^1.1)" office:value-type="float" office:value="84.669053903933">
            <text:p>84,6690539039</text:p>
          </table:table-cell>
          <table:table-cell table:formula="of:=4.5+(3*[.B43]^0.9)" office:value-type="float" office:value="89.3450921652389">
            <text:p>89,3450921652</text:p>
          </table:table-cell>
          <table:table-cell table:formula="of:=SUM([.E43:.J43])" office:value-type="float" office:value="589.698922836808">
            <text:p>589,6989228368</text:p>
          </table:table-cell>
        </table:table-row>
        <table:table-row table:style-name="ro1">
          <table:table-cell/>
          <table:table-cell table:formula="of:=[.B43]+1" office:value-type="float" office:value="42">
            <text:p>42</text:p>
          </table:table-cell>
          <table:table-cell table:formula="of:=188+(9*[.B44]^1.3)" office:value-type="float" office:value="1348.02296475217">
            <text:p>1348,0229647522</text:p>
          </table:table-cell>
          <table:table-cell table:formula="of:=48+(8*[.B44]^1.1)" office:value-type="float" office:value="536.274682654842">
            <text:p>536,2746826548</text:p>
          </table:table-cell>
          <table:table-cell table:formula="of:=3+(1.2*[.B44]^1.1)" office:value-type="float" office:value="76.2412023982263">
            <text:p>76,2412023982</text:p>
          </table:table-cell>
          <table:table-cell table:formula="of:=5+(0.75*[.B44]^1.06)" office:value-type="float" office:value="44.4189916967579">
            <text:p>44,4189916968</text:p>
          </table:table-cell>
          <table:table-cell table:formula="of:=8.7+(2.1*[.B44]^1.18)" office:value-type="float" office:value="181.543661349984">
            <text:p>181,54366135</text:p>
          </table:table-cell>
          <table:table-cell table:formula="of:=6+(1.8*[.B44]^1.12)" office:value-type="float" office:value="124.389097629644">
            <text:p>124,3890976296</text:p>
          </table:table-cell>
          <table:table-cell table:formula="of:=7.4+(1.3*[.B44]^1.1)" office:value-type="float" office:value="86.7446359314119">
            <text:p>86,7446359314</text:p>
          </table:table-cell>
          <table:table-cell table:formula="of:=4.5+(3*[.B44]^0.9)" office:value-type="float" office:value="91.2052941795203">
            <text:p>91,2052941795</text:p>
          </table:table-cell>
          <table:table-cell table:formula="of:=SUM([.E44:.J44])" office:value-type="float" office:value="604.542883185544">
            <text:p>604,5428831855</text:p>
          </table:table-cell>
        </table:table-row>
        <table:table-row table:style-name="ro1">
          <table:table-cell/>
          <table:table-cell table:formula="of:=[.B44]+1" office:value-type="float" office:value="43">
            <text:p>43</text:p>
          </table:table-cell>
          <table:table-cell table:formula="of:=188+(9*[.B45]^1.3)" office:value-type="float" office:value="1384.05596600922">
            <text:p>1384,0559660092</text:p>
          </table:table-cell>
          <table:table-cell table:formula="of:=48+(8*[.B45]^1.1)" office:value-type="float" office:value="549.077945559558">
            <text:p>549,0779455596</text:p>
          </table:table-cell>
          <table:table-cell table:formula="of:=3+(1.2*[.B45]^1.1)" office:value-type="float" office:value="78.1616918339337">
            <text:p>78,1616918339</text:p>
          </table:table-cell>
          <table:table-cell table:formula="of:=5+(0.75*[.B45]^1.06)" office:value-type="float" office:value="45.4145573368318">
            <text:p>45,4145573368</text:p>
          </table:table-cell>
          <table:table-cell table:formula="of:=8.7+(2.1*[.B45]^1.18)" office:value-type="float" office:value="186.410084065804">
            <text:p>186,4100840658</text:p>
          </table:table-cell>
          <table:table-cell table:formula="of:=6+(1.8*[.B45]^1.12)" office:value-type="float" office:value="127.550619142851">
            <text:p>127,5506191429</text:p>
          </table:table-cell>
          <table:table-cell table:formula="of:=7.4+(1.3*[.B45]^1.1)" office:value-type="float" office:value="88.8251661534281">
            <text:p>88,8251661534</text:p>
          </table:table-cell>
          <table:table-cell table:formula="of:=4.5+(3*[.B45]^0.9)" office:value-type="float" office:value="93.0610719714375">
            <text:p>93,0610719714</text:p>
          </table:table-cell>
          <table:table-cell table:formula="of:=SUM([.E45:.J45])" office:value-type="float" office:value="619.423190504286">
            <text:p>619,4231905043</text:p>
          </table:table-cell>
        </table:table-row>
        <table:table-row table:style-name="ro1">
          <table:table-cell/>
          <table:table-cell table:formula="of:=[.B45]+1" office:value-type="float" office:value="44">
            <text:p>44</text:p>
          </table:table-cell>
          <table:table-cell table:formula="of:=188+(9*[.B46]^1.3)" office:value-type="float" office:value="1420.34125869343">
            <text:p>1420,3412586934</text:p>
          </table:table-cell>
          <table:table-cell table:formula="of:=48+(8*[.B46]^1.1)" office:value-type="float" office:value="561.911020699424">
            <text:p>561,9110206994</text:p>
          </table:table-cell>
          <table:table-cell table:formula="of:=3+(1.2*[.B46]^1.1)" office:value-type="float" office:value="80.0866531049136">
            <text:p>80,0866531049</text:p>
          </table:table-cell>
          <table:table-cell table:formula="of:=5+(0.75*[.B46]^1.06)" office:value-type="float" office:value="46.4115132295532">
            <text:p>46,4115132296</text:p>
          </table:table-cell>
          <table:table-cell table:formula="of:=8.7+(2.1*[.B46]^1.18)" office:value-type="float" office:value="191.296922228448">
            <text:p>191,2969222284</text:p>
          </table:table-cell>
          <table:table-cell table:formula="of:=6+(1.8*[.B46]^1.12)" office:value-type="float" office:value="130.720976579015">
            <text:p>130,720976579</text:p>
          </table:table-cell>
          <table:table-cell table:formula="of:=7.4+(1.3*[.B46]^1.1)" office:value-type="float" office:value="90.9105408636564">
            <text:p>90,9105408637</text:p>
          </table:table-cell>
          <table:table-cell table:formula="of:=4.5+(3*[.B46]^0.9)" office:value-type="float" office:value="94.9125386078768">
            <text:p>94,9125386079</text:p>
          </table:table-cell>
          <table:table-cell table:formula="of:=SUM([.E46:.J46])" office:value-type="float" office:value="634.339144613463">
            <text:p>634,3391446135</text:p>
          </table:table-cell>
        </table:table-row>
        <table:table-row table:style-name="ro1">
          <table:table-cell/>
          <table:table-cell table:formula="of:=[.B46]+1" office:value-type="float" office:value="45">
            <text:p>45</text:p>
          </table:table-cell>
          <table:table-cell table:formula="of:=188+(9*[.B47]^1.3)" office:value-type="float" office:value="1456.8748146593">
            <text:p>1456,8748146593</text:p>
          </table:table-cell>
          <table:table-cell table:formula="of:=48+(8*[.B47]^1.1)" office:value-type="float" office:value="574.773297478761">
            <text:p>574,7732974788</text:p>
          </table:table-cell>
          <table:table-cell table:formula="of:=3+(1.2*[.B47]^1.1)" office:value-type="float" office:value="82.0159946218141">
            <text:p>82,0159946218</text:p>
          </table:table-cell>
          <table:table-cell table:formula="of:=5+(0.75*[.B47]^1.06)" office:value-type="float" office:value="47.4098296486285">
            <text:p>47,4098296486</text:p>
          </table:table-cell>
          <table:table-cell table:formula="of:=8.7+(2.1*[.B47]^1.18)" office:value-type="float" office:value="196.203794522374">
            <text:p>196,2037945224</text:p>
          </table:table-cell>
          <table:table-cell table:formula="of:=6+(1.8*[.B47]^1.12)" office:value-type="float" office:value="133.899992947605">
            <text:p>133,8999929476</text:p>
          </table:table-cell>
          <table:table-cell table:formula="of:=7.4+(1.3*[.B47]^1.1)" office:value-type="float" office:value="93.0006608402986">
            <text:p>93,0006608403</text:p>
          </table:table-cell>
          <table:table-cell table:formula="of:=4.5+(3*[.B47]^0.9)" office:value-type="float" office:value="96.7598017640777">
            <text:p>96,7598017641</text:p>
          </table:table-cell>
          <table:table-cell table:formula="of:=SUM([.E47:.J47])" office:value-type="float" office:value="649.290074344798">
            <text:p>649,2900743448</text:p>
          </table:table-cell>
        </table:table-row>
        <table:table-row table:style-name="ro1">
          <table:table-cell/>
          <table:table-cell table:formula="of:=[.B47]+1" office:value-type="float" office:value="46">
            <text:p>46</text:p>
          </table:table-cell>
          <table:table-cell table:formula="of:=188+(9*[.B48]^1.3)" office:value-type="float" office:value="1493.65275848475">
            <text:p>1493,6527584848</text:p>
          </table:table-cell>
          <table:table-cell table:formula="of:=48+(8*[.B48]^1.1)" office:value-type="float" office:value="587.664191117899">
            <text:p>587,6641911179</text:p>
          </table:table-cell>
          <table:table-cell table:formula="of:=3+(1.2*[.B48]^1.1)" office:value-type="float" office:value="83.9496286676848">
            <text:p>83,9496286677</text:p>
          </table:table-cell>
          <table:table-cell table:formula="of:=5+(0.75*[.B48]^1.06)" office:value-type="float" office:value="48.4094781504797">
            <text:p>48,4094781505</text:p>
          </table:table-cell>
          <table:table-cell table:formula="of:=8.7+(2.1*[.B48]^1.18)" office:value-type="float" office:value="201.13033508905">
            <text:p>201,1303350891</text:p>
          </table:table-cell>
          <table:table-cell table:formula="of:=6+(1.8*[.B48]^1.12)" office:value-type="float" office:value="137.087498664137">
            <text:p>137,0874986641</text:p>
          </table:table-cell>
          <table:table-cell table:formula="of:=7.4+(1.3*[.B48]^1.1)" office:value-type="float" office:value="95.0954310566586">
            <text:p>95,0954310567</text:p>
          </table:table-cell>
          <table:table-cell table:formula="of:=4.5+(3*[.B48]^0.9)" office:value-type="float" office:value="98.6029640947687">
            <text:p>98,6029640948</text:p>
          </table:table-cell>
          <table:table-cell table:formula="of:=SUM([.E48:.J48])" office:value-type="float" office:value="664.275335722779">
            <text:p>664,2753357228</text:p>
          </table:table-cell>
        </table:table-row>
        <table:table-row table:style-name="ro1">
          <table:table-cell/>
          <table:table-cell table:formula="of:=[.B48]+1" office:value-type="float" office:value="47">
            <text:p>47</text:p>
          </table:table-cell>
          <table:table-cell table:formula="of:=188+(9*[.B49]^1.3)" office:value-type="float" office:value="1530.67135847443">
            <text:p>1530,6713584744</text:p>
          </table:table-cell>
          <table:table-cell table:formula="of:=48+(8*[.B49]^1.1)" office:value-type="float" office:value="600.583141023334">
            <text:p>600,5831410233</text:p>
          </table:table-cell>
          <table:table-cell table:formula="of:=3+(1.2*[.B49]^1.1)" office:value-type="float" office:value="85.8874711535001">
            <text:p>85,8874711535</text:p>
          </table:table-cell>
          <table:table-cell table:formula="of:=5+(0.75*[.B49]^1.06)" office:value-type="float" office:value="49.4104314921818">
            <text:p>49,4104314922</text:p>
          </table:table-cell>
          <table:table-cell table:formula="of:=8.7+(2.1*[.B49]^1.18)" office:value-type="float" office:value="206.076192577191">
            <text:p>206,0761925772</text:p>
          </table:table-cell>
          <table:table-cell table:formula="of:=6+(1.8*[.B49]^1.12)" office:value-type="float" office:value="140.283331085738">
            <text:p>140,2833310857</text:p>
          </table:table-cell>
          <table:table-cell table:formula="of:=7.4+(1.3*[.B49]^1.1)" office:value-type="float" office:value="97.1947604162917">
            <text:p>97,1947604163</text:p>
          </table:table-cell>
          <table:table-cell table:formula="of:=4.5+(3*[.B49]^0.9)" office:value-type="float" office:value="100.442123572245">
            <text:p>100,4421235722</text:p>
          </table:table-cell>
          <table:table-cell table:formula="of:=SUM([.E49:.J49])" office:value-type="float" office:value="679.294310297148">
            <text:p>679,2943102971</text:p>
          </table:table-cell>
        </table:table-row>
        <table:table-row table:style-name="ro1">
          <table:table-cell/>
          <table:table-cell table:formula="of:=[.B49]+1" office:value-type="float" office:value="48">
            <text:p>48</text:p>
          </table:table-cell>
          <table:table-cell table:formula="of:=188+(9*[.B50]^1.3)" office:value-type="float" office:value="1567.92701837391">
            <text:p>1567,9270183739</text:p>
          </table:table-cell>
          <table:table-cell table:formula="of:=48+(8*[.B50]^1.1)" office:value-type="float" office:value="613.529609293321">
            <text:p>613,5296092933</text:p>
          </table:table-cell>
          <table:table-cell table:formula="of:=3+(1.2*[.B50]^1.1)" office:value-type="float" office:value="87.8294413939981">
            <text:p>87,829441394</text:p>
          </table:table-cell>
          <table:table-cell table:formula="of:=5+(0.75*[.B50]^1.06)" office:value-type="float" office:value="50.4126635562862">
            <text:p>50,4126635563</text:p>
          </table:table-cell>
          <table:table-cell table:formula="of:=8.7+(2.1*[.B50]^1.18)" office:value-type="float" office:value="211.041029270372">
            <text:p>211,0410292704</text:p>
          </table:table-cell>
          <table:table-cell table:formula="of:=6+(1.8*[.B50]^1.12)" office:value-type="float" office:value="143.487334085097">
            <text:p>143,4873340851</text:p>
          </table:table-cell>
          <table:table-cell table:formula="of:=7.4+(1.3*[.B50]^1.1)" office:value-type="float" office:value="99.2985615101646">
            <text:p>99,2985615102</text:p>
          </table:table-cell>
          <table:table-cell table:formula="of:=4.5+(3*[.B50]^0.9)" office:value-type="float" office:value="102.277373794976">
            <text:p>102,277373795</text:p>
          </table:table-cell>
          <table:table-cell table:formula="of:=SUM([.E50:.J50])" office:value-type="float" office:value="694.346403610894">
            <text:p>694,3464036109</text:p>
          </table:table-cell>
        </table:table-row>
        <table:table-row table:style-name="ro1">
          <table:table-cell/>
          <table:table-cell table:formula="of:=[.B50]+1" office:value-type="float" office:value="49">
            <text:p>49</text:p>
          </table:table-cell>
          <table:table-cell table:formula="of:=188+(9*[.B51]^1.3)" office:value-type="float" office:value="1605.41626972477">
            <text:p>1605,4162697248</text:p>
          </table:table-cell>
          <table:table-cell table:formula="of:=48+(8*[.B51]^1.1)" office:value-type="float" office:value="626.503079345065">
            <text:p>626,5030793451</text:p>
          </table:table-cell>
          <table:table-cell table:formula="of:=3+(1.2*[.B51]^1.1)" office:value-type="float" office:value="89.7754619017597">
            <text:p>89,7754619018</text:p>
          </table:table-cell>
          <table:table-cell table:formula="of:=5+(0.75*[.B51]^1.06)" office:value-type="float" office:value="51.4161492818213">
            <text:p>51,4161492818</text:p>
          </table:table-cell>
          <table:table-cell table:formula="of:=8.7+(2.1*[.B51]^1.18)" office:value-type="float" office:value="216.024520284226">
            <text:p>216,0245202842</text:p>
          </table:table-cell>
          <table:table-cell table:formula="of:=6+(1.8*[.B51]^1.12)" office:value-type="float" office:value="146.699357658927">
            <text:p>146,6993576589</text:p>
          </table:table-cell>
          <table:table-cell table:formula="of:=7.4+(1.3*[.B51]^1.1)" office:value-type="float" office:value="101.406750393573">
            <text:p>101,4067503936</text:p>
          </table:table-cell>
          <table:table-cell table:formula="of:=4.5+(3*[.B51]^0.9)" office:value-type="float" office:value="104.108804269871">
            <text:p>104,1088042699</text:p>
          </table:table-cell>
          <table:table-cell table:formula="of:=SUM([.E51:.J51])" office:value-type="float" office:value="709.431043790178">
            <text:p>709,4310437902</text:p>
          </table:table-cell>
        </table:table-row>
        <table:table-row table:style-name="ro1">
          <table:table-cell/>
          <table:table-cell table:formula="of:=[.B51]+1" office:value-type="float" office:value="50">
            <text:p>50</text:p>
          </table:table-cell>
          <table:table-cell table:formula="of:=188+(9*[.B52]^1.3)" office:value-type="float" office:value="1643.13576479905">
            <text:p>1643,1357647991</text:p>
          </table:table-cell>
          <table:table-cell table:formula="of:=48+(8*[.B52]^1.1)" office:value-type="float" office:value="639.503054651326">
            <text:p>639,5030546513</text:p>
          </table:table-cell>
          <table:table-cell table:formula="of:=3+(1.2*[.B52]^1.1)" office:value-type="float" office:value="91.7254581976988">
            <text:p>91,7254581977</text:p>
          </table:table-cell>
          <table:table-cell table:formula="of:=5+(0.75*[.B52]^1.06)" office:value-type="float" office:value="52.4208646008465">
            <text:p>52,4208646008</text:p>
          </table:table-cell>
          <table:table-cell table:formula="of:=8.7+(2.1*[.B52]^1.18)" office:value-type="float" office:value="221.026352826362">
            <text:p>221,0263528264</text:p>
          </table:table-cell>
          <table:table-cell table:formula="of:=6+(1.8*[.B52]^1.12)" office:value-type="float" office:value="149.919257567476">
            <text:p>149,9192575675</text:p>
          </table:table-cell>
          <table:table-cell table:formula="of:=7.4+(1.3*[.B52]^1.1)" office:value-type="float" office:value="103.51924638084">
            <text:p>103,5192463808</text:p>
          </table:table-cell>
          <table:table-cell table:formula="of:=4.5+(3*[.B52]^0.9)" office:value-type="float" office:value="105.936500670936">
            <text:p>105,9365006709</text:p>
          </table:table-cell>
          <table:table-cell table:formula="of:=SUM([.E52:.J52])" office:value-type="float" office:value="724.547680244161">
            <text:p>724,5476802442</text:p>
          </table:table-cell>
        </table:table-row>
        <table:table-row table:style-name="ro1">
          <table:table-cell/>
          <table:table-cell table:formula="of:=[.B52]+1" office:value-type="float" office:value="51">
            <text:p>51</text:p>
          </table:table-cell>
          <table:table-cell table:formula="of:=188+(9*[.B53]^1.3)" office:value-type="float" office:value="1681.08227005822">
            <text:p>1681,0822700582</text:p>
          </table:table-cell>
          <table:table-cell table:formula="of:=48+(8*[.B53]^1.1)" office:value-type="float" office:value="652.529057575705">
            <text:p>652,5290575757</text:p>
          </table:table-cell>
          <table:table-cell table:formula="of:=3+(1.2*[.B53]^1.1)" office:value-type="float" office:value="93.6793586363557">
            <text:p>93,6793586364</text:p>
          </table:table-cell>
          <table:table-cell table:formula="of:=5+(0.75*[.B53]^1.06)" office:value-type="float" office:value="53.4267863800108">
            <text:p>53,42678638</text:p>
          </table:table-cell>
          <table:table-cell table:formula="of:=8.7+(2.1*[.B53]^1.18)" office:value-type="float" office:value="226.046225512956">
            <text:p>226,046225513</text:p>
          </table:table-cell>
          <table:table-cell table:formula="of:=6+(1.8*[.B53]^1.12)" office:value-type="float" office:value="153.146895002051">
            <text:p>153,1468950021</text:p>
          </table:table-cell>
          <table:table-cell table:formula="of:=7.4+(1.3*[.B53]^1.1)" office:value-type="float" office:value="105.635971856052">
            <text:p>105,6359718561</text:p>
          </table:table-cell>
          <table:table-cell table:formula="of:=4.5+(3*[.B53]^0.9)" office:value-type="float" office:value="107.760545076748">
            <text:p>107,7605450767</text:p>
          </table:table-cell>
          <table:table-cell table:formula="of:=SUM([.E53:.J53])" office:value-type="float" office:value="739.695782464174">
            <text:p>739,6957824642</text:p>
          </table:table-cell>
        </table:table-row>
        <table:table-row table:style-name="ro1">
          <table:table-cell/>
          <table:table-cell table:formula="of:=[.B53]+1" office:value-type="float" office:value="52">
            <text:p>52</text:p>
          </table:table-cell>
          <table:table-cell table:formula="of:=188+(9*[.B54]^1.3)" office:value-type="float" office:value="1719.25266008834">
            <text:p>1719,2526600883</text:p>
          </table:table-cell>
          <table:table-cell table:formula="of:=48+(8*[.B54]^1.1)" office:value-type="float" office:value="665.580628297113">
            <text:p>665,5806282971</text:p>
          </table:table-cell>
          <table:table-cell table:formula="of:=3+(1.2*[.B54]^1.1)" office:value-type="float" office:value="95.637094244567">
            <text:p>95,6370942446</text:p>
          </table:table-cell>
          <table:table-cell table:formula="of:=5+(0.75*[.B54]^1.06)" office:value-type="float" office:value="54.4338923666298">
            <text:p>54,4338923666</text:p>
          </table:table-cell>
          <table:table-cell table:formula="of:=8.7+(2.1*[.B54]^1.18)" office:value-type="float" office:value="231.083847736631">
            <text:p>231,0838477366</text:p>
          </table:table-cell>
          <table:table-cell table:formula="of:=6+(1.8*[.B54]^1.12)" office:value-type="float" office:value="156.382136277879">
            <text:p>156,3821362779</text:p>
          </table:table-cell>
          <table:table-cell table:formula="of:=7.4+(1.3*[.B54]^1.1)" office:value-type="float" office:value="107.756852098281">
            <text:p>107,7568520983</text:p>
          </table:table-cell>
          <table:table-cell table:formula="of:=4.5+(3*[.B54]^0.9)" office:value-type="float" office:value="109.581016188835">
            <text:p>109,5810161888</text:p>
          </table:table-cell>
          <table:table-cell table:formula="of:=SUM([.E54:.J54])" office:value-type="float" office:value="754.874838912824">
            <text:p>754,8748389128</text:p>
          </table:table-cell>
        </table:table-row>
        <table:table-row table:style-name="ro1">
          <table:table-cell/>
          <table:table-cell table:formula="of:=[.B54]+1" office:value-type="float" office:value="53">
            <text:p>53</text:p>
          </table:table-cell>
          <table:table-cell table:formula="of:=188+(9*[.B55]^1.3)" office:value-type="float" office:value="1757.6439119681">
            <text:p>1757,6439119681</text:p>
          </table:table-cell>
          <table:table-cell table:formula="of:=48+(8*[.B55]^1.1)" office:value-type="float" office:value="678.657323815011">
            <text:p>678,657323815</text:p>
          </table:table-cell>
          <table:table-cell table:formula="of:=3+(1.2*[.B55]^1.1)" office:value-type="float" office:value="97.5985985722516">
            <text:p>97,5985985723</text:p>
          </table:table-cell>
          <table:table-cell table:formula="of:=5+(0.75*[.B55]^1.06)" office:value-type="float" office:value="55.4421611388533">
            <text:p>55,4421611389</text:p>
          </table:table-cell>
          <table:table-cell table:formula="of:=8.7+(2.1*[.B55]^1.18)" office:value-type="float" office:value="236.138939080878">
            <text:p>236,1389390809</text:p>
          </table:table-cell>
          <table:table-cell table:formula="of:=6+(1.8*[.B55]^1.12)" office:value-type="float" office:value="159.62485254992">
            <text:p>159,6248525499</text:p>
          </table:table-cell>
          <table:table-cell table:formula="of:=7.4+(1.3*[.B55]^1.1)" office:value-type="float" office:value="109.881815119939">
            <text:p>109,8818151199</text:p>
          </table:table-cell>
          <table:table-cell table:formula="of:=4.5+(3*[.B55]^0.9)" office:value-type="float" office:value="111.397989532862">
            <text:p>111,3979895329</text:p>
          </table:table-cell>
          <table:table-cell table:formula="of:=SUM([.E55:.J55])" office:value-type="float" office:value="770.084355994704">
            <text:p>770,0843559947</text:p>
          </table:table-cell>
        </table:table-row>
        <table:table-row table:style-name="ro1">
          <table:table-cell/>
          <table:table-cell table:formula="of:=[.B55]+1" office:value-type="float" office:value="54">
            <text:p>54</text:p>
          </table:table-cell>
          <table:table-cell table:formula="of:=188+(9*[.B56]^1.3)" office:value-type="float" office:value="1796.25310003138">
            <text:p>1796,2531000314</text:p>
          </table:table-cell>
          <table:table-cell table:formula="of:=48+(8*[.B56]^1.1)" office:value-type="float" office:value="691.758717027937">
            <text:p>691,7587170279</text:p>
          </table:table-cell>
          <table:table-cell table:formula="of:=3+(1.2*[.B56]^1.1)" office:value-type="float" office:value="99.5638075541905">
            <text:p>99,5638075542</text:p>
          </table:table-cell>
          <table:table-cell table:formula="of:=5+(0.75*[.B56]^1.06)" office:value-type="float" office:value="56.4515720595394">
            <text:p>56,4515720595</text:p>
          </table:table-cell>
          <table:table-cell table:formula="of:=8.7+(2.1*[.B56]^1.18)" office:value-type="float" office:value="241.211228776759">
            <text:p>241,2112287768</text:p>
          </table:table-cell>
          <table:table-cell table:formula="of:=6+(1.8*[.B56]^1.12)" office:value-type="float" office:value="162.87491954951">
            <text:p>162,8749195495</text:p>
          </table:table-cell>
          <table:table-cell table:formula="of:=7.4+(1.3*[.B56]^1.1)" office:value-type="float" office:value="112.01079151704">
            <text:p>112,010791517</text:p>
          </table:table-cell>
          <table:table-cell table:formula="of:=4.5+(3*[.B56]^0.9)" office:value-type="float" office:value="113.211537644255">
            <text:p>113,2115376443</text:p>
          </table:table-cell>
          <table:table-cell table:formula="of:=SUM([.E56:.J56])" office:value-type="float" office:value="785.323857101293">
            <text:p>785,3238571013</text:p>
          </table:table-cell>
        </table:table-row>
        <table:table-row table:style-name="ro1">
          <table:table-cell/>
          <table:table-cell table:formula="of:=[.B56]+1" office:value-type="float" office:value="55">
            <text:p>55</text:p>
          </table:table-cell>
          <table:table-cell table:formula="of:=188+(9*[.B57]^1.3)" office:value-type="float" office:value="1835.07739098963">
            <text:p>1835,0773909896</text:p>
          </table:table-cell>
          <table:table-cell table:formula="of:=48+(8*[.B57]^1.1)" office:value-type="float" office:value="704.884395878673">
            <text:p>704,8843958787</text:p>
          </table:table-cell>
          <table:table-cell table:formula="of:=3+(1.2*[.B57]^1.1)" office:value-type="float" office:value="101.532659381801">
            <text:p>101,5326593818</text:p>
          </table:table-cell>
          <table:table-cell table:formula="of:=5+(0.75*[.B57]^1.06)" office:value-type="float" office:value="57.4621052334977">
            <text:p>57,4621052335</text:p>
          </table:table-cell>
          <table:table-cell table:formula="of:=8.7+(2.1*[.B57]^1.18)" office:value-type="float" office:value="246.300455198128">
            <text:p>246,3004551981</text:p>
          </table:table-cell>
          <table:table-cell table:formula="of:=6+(1.8*[.B57]^1.12)" office:value-type="float" office:value="166.132217339962">
            <text:p>166,13221734</text:p>
          </table:table-cell>
          <table:table-cell table:formula="of:=7.4+(1.3*[.B57]^1.1)" office:value-type="float" office:value="114.143714330284">
            <text:p>114,1437143303</text:p>
          </table:table-cell>
          <table:table-cell table:formula="of:=4.5+(3*[.B57]^0.9)" office:value-type="float" office:value="115.021730239744">
            <text:p>115,0217302397</text:p>
          </table:table-cell>
          <table:table-cell table:formula="of:=SUM([.E57:.J57])" office:value-type="float" office:value="800.592881723417">
            <text:p>800,5928817234</text:p>
          </table:table-cell>
        </table:table-row>
        <table:table-row table:style-name="ro1">
          <table:table-cell/>
          <table:table-cell table:formula="of:=[.B57]+1" office:value-type="float" office:value="56">
            <text:p>56</text:p>
          </table:table-cell>
          <table:table-cell table:formula="of:=188+(9*[.B58]^1.3)" office:value-type="float" office:value="1874.11403938355">
            <text:p>1874,1140393836</text:p>
          </table:table-cell>
          <table:table-cell table:formula="of:=48+(8*[.B58]^1.1)" office:value-type="float" office:value="718.033962560096">
            <text:p>718,0339625601</text:p>
          </table:table-cell>
          <table:table-cell table:formula="of:=3+(1.2*[.B58]^1.1)" office:value-type="float" office:value="103.505094384014">
            <text:p>103,505094384</text:p>
          </table:table-cell>
          <table:table-cell table:formula="of:=5+(0.75*[.B58]^1.06)" office:value-type="float" office:value="58.473741467798">
            <text:p>58,4737414678</text:p>
          </table:table-cell>
          <table:table-cell table:formula="of:=8.7+(2.1*[.B58]^1.18)" office:value-type="float" office:value="251.406365391977">
            <text:p>251,406365392</text:p>
          </table:table-cell>
          <table:table-cell table:formula="of:=6+(1.8*[.B58]^1.12)" office:value-type="float" office:value="169.396630089423">
            <text:p>169,3966300894</text:p>
          </table:table-cell>
          <table:table-cell table:formula="of:=7.4+(1.3*[.B58]^1.1)" office:value-type="float" office:value="116.280518916016">
            <text:p>116,280518916</text:p>
          </table:table-cell>
          <table:table-cell table:formula="of:=4.5+(3*[.B58]^0.9)" office:value-type="float" office:value="116.828634376126">
            <text:p>116,8286343761</text:p>
          </table:table-cell>
          <table:table-cell table:formula="of:=SUM([.E58:.J58])" office:value-type="float" office:value="815.890984625354">
            <text:p>815,8909846254</text:p>
          </table:table-cell>
        </table:table-row>
        <table:table-row table:style-name="ro1">
          <table:table-cell/>
          <table:table-cell table:formula="of:=[.B58]+1" office:value-type="float" office:value="57">
            <text:p>57</text:p>
          </table:table-cell>
          <table:table-cell table:formula="of:=188+(9*[.B59]^1.3)" office:value-type="float" office:value="1913.36038333606">
            <text:p>1913,3603833361</text:p>
          </table:table-cell>
          <table:table-cell table:formula="of:=48+(8*[.B59]^1.1)" office:value-type="float" office:value="731.2070327764">
            <text:p>731,2070327764</text:p>
          </table:table-cell>
          <table:table-cell table:formula="of:=3+(1.2*[.B59]^1.1)" office:value-type="float" office:value="105.48105491646">
            <text:p>105,4810549165</text:p>
          </table:table-cell>
          <table:table-cell table:formula="of:=5+(0.75*[.B59]^1.06)" office:value-type="float" office:value="59.4864622348732">
            <text:p>59,4864622349</text:p>
          </table:table-cell>
          <table:table-cell table:formula="of:=8.7+(2.1*[.B59]^1.18)" office:value-type="float" office:value="256.528714640875">
            <text:p>256,5287146409</text:p>
          </table:table-cell>
          <table:table-cell table:formula="of:=6+(1.8*[.B59]^1.12)" office:value-type="float" office:value="172.668045859495">
            <text:p>172,6680458595</text:p>
          </table:table-cell>
          <table:table-cell table:formula="of:=7.4+(1.3*[.B59]^1.1)" office:value-type="float" office:value="118.421142826165">
            <text:p>118,4211428262</text:p>
          </table:table-cell>
          <table:table-cell table:formula="of:=4.5+(3*[.B59]^0.9)" office:value-type="float" office:value="118.632314597411">
            <text:p>118,6323145974</text:p>
          </table:table-cell>
          <table:table-cell table:formula="of:=SUM([.E59:.J59])" office:value-type="float" office:value="831.21773507528">
            <text:p>831,2177350753</text:p>
          </table:table-cell>
        </table:table-row>
        <table:table-row table:style-name="ro1">
          <table:table-cell/>
          <table:table-cell table:formula="of:=[.B59]+1" office:value-type="float" office:value="58">
            <text:p>58</text:p>
          </table:table-cell>
          <table:table-cell table:formula="of:=188+(9*[.B60]^1.3)" office:value-type="float" office:value="1952.81384058179">
            <text:p>1952,8138405818</text:p>
          </table:table-cell>
          <table:table-cell table:formula="of:=48+(8*[.B60]^1.1)" office:value-type="float" office:value="744.403235054926">
            <text:p>744,4032350549</text:p>
          </table:table-cell>
          <table:table-cell table:formula="of:=3+(1.2*[.B60]^1.1)" office:value-type="float" office:value="107.460485258239">
            <text:p>107,4604852582</text:p>
          </table:table-cell>
          <table:table-cell table:formula="of:=5+(0.75*[.B60]^1.06)" office:value-type="float" office:value="60.5002496381759">
            <text:p>60,5002496382</text:p>
          </table:table-cell>
          <table:table-cell table:formula="of:=8.7+(2.1*[.B60]^1.18)" office:value-type="float" office:value="261.667266054792">
            <text:p>261,6672660548</text:p>
          </table:table-cell>
          <table:table-cell table:formula="of:=6+(1.8*[.B60]^1.12)" office:value-type="float" office:value="175.946356408267">
            <text:p>175,9463564083</text:p>
          </table:table-cell>
          <table:table-cell table:formula="of:=7.4+(1.3*[.B60]^1.1)" office:value-type="float" office:value="120.565525696425">
            <text:p>120,5655256964</text:p>
          </table:table-cell>
          <table:table-cell table:formula="of:=4.5+(3*[.B60]^0.9)" office:value-type="float" office:value="120.432833071392">
            <text:p>120,4328330714</text:p>
          </table:table-cell>
          <table:table-cell table:formula="of:=SUM([.E60:.J60])" office:value-type="float" office:value="846.572716127291">
            <text:p>846,5727161273</text:p>
          </table:table-cell>
        </table:table-row>
        <table:table-row table:style-name="ro1">
          <table:table-cell/>
          <table:table-cell table:formula="of:=[.B60]+1" office:value-type="float" office:value="59">
            <text:p>59</text:p>
          </table:table-cell>
          <table:table-cell table:formula="of:=188+(9*[.B61]^1.3)" office:value-type="float" office:value="1992.47190475067">
            <text:p>1992,4719047507</text:p>
          </table:table-cell>
          <table:table-cell table:formula="of:=48+(8*[.B61]^1.1)" office:value-type="float" office:value="757.622210104321">
            <text:p>757,6222101043</text:p>
          </table:table-cell>
          <table:table-cell table:formula="of:=3+(1.2*[.B61]^1.1)" office:value-type="float" office:value="109.443331515648">
            <text:p>109,4433315156</text:p>
          </table:table-cell>
          <table:table-cell table:formula="of:=5+(0.75*[.B61]^1.06)" office:value-type="float" office:value="61.5150863801684">
            <text:p>61,5150863802</text:p>
          </table:table-cell>
          <table:table-cell table:formula="of:=8.7+(2.1*[.B61]^1.18)" office:value-type="float" office:value="266.82179018985">
            <text:p>266,8217901899</text:p>
          </table:table-cell>
          <table:table-cell table:formula="of:=6+(1.8*[.B61]^1.12)" office:value-type="float" office:value="179.23145700653">
            <text:p>179,2314570065</text:p>
          </table:table-cell>
          <table:table-cell table:formula="of:=7.4+(1.3*[.B61]^1.1)" office:value-type="float" office:value="122.713609141952">
            <text:p>122,713609142</text:p>
          </table:table-cell>
          <table:table-cell table:formula="of:=4.5+(3*[.B61]^0.9)" office:value-type="float" office:value="122.230249716562">
            <text:p>122,2302497166</text:p>
          </table:table-cell>
          <table:table-cell table:formula="of:=SUM([.E61:.J61])" office:value-type="float" office:value="861.95552395071">
            <text:p>861,9555239507</text:p>
          </table:table-cell>
        </table:table-row>
        <table:table-row table:style-name="ro1">
          <table:table-cell/>
          <table:table-cell table:formula="of:=[.B61]+1" office:value-type="float" office:value="60">
            <text:p>60</text:p>
          </table:table-cell>
          <table:table-cell table:formula="of:=188+(9*[.B62]^1.3)" office:value-type="float" office:value="2032.33214188507">
            <text:p>2032,3321418851</text:p>
          </table:table-cell>
          <table:table-cell table:formula="of:=48+(8*[.B62]^1.1)" office:value-type="float" office:value="770.863610215163">
            <text:p>770,8636102152</text:p>
          </table:table-cell>
          <table:table-cell table:formula="of:=3+(1.2*[.B62]^1.1)" office:value-type="float" office:value="111.429541532274">
            <text:p>111,4295415323</text:p>
          </table:table-cell>
          <table:table-cell table:formula="of:=5+(0.75*[.B62]^1.06)" office:value-type="float" office:value="62.530955732453">
            <text:p>62,5309557325</text:p>
          </table:table-cell>
          <table:table-cell table:formula="of:=8.7+(2.1*[.B62]^1.18)" office:value-type="float" office:value="271.992064691811">
            <text:p>271,9920646918</text:p>
          </table:table-cell>
          <table:table-cell table:formula="of:=6+(1.8*[.B62]^1.12)" office:value-type="float" office:value="182.523246266105">
            <text:p>182,5232462661</text:p>
          </table:table-cell>
          <table:table-cell table:formula="of:=7.4+(1.3*[.B62]^1.1)" office:value-type="float" office:value="124.865336659964">
            <text:p>124,86533666</text:p>
          </table:table-cell>
          <table:table-cell table:formula="of:=4.5+(3*[.B62]^0.9)" office:value-type="float" office:value="124.024622320223">
            <text:p>124,0246223202</text:p>
          </table:table-cell>
          <table:table-cell table:formula="of:=SUM([.E62:.J62])" office:value-type="float" office:value="877.36576720283">
            <text:p>877,3657672028</text:p>
          </table:table-cell>
        </table:table-row>
        <table:table-row table:style-name="ro1">
          <table:table-cell/>
          <table:table-cell table:formula="of:=[.B62]+1" office:value-type="float" office:value="61">
            <text:p>61</text:p>
          </table:table-cell>
          <table:table-cell table:formula="of:=188+(9*[.B63]^1.3)" office:value-type="float" office:value="2072.39218717251">
            <text:p>2072,3921871725</text:p>
          </table:table-cell>
          <table:table-cell table:formula="of:=48+(8*[.B63]^1.1)" office:value-type="float" office:value="784.127098699595">
            <text:p>784,1270986996</text:p>
          </table:table-cell>
          <table:table-cell table:formula="of:=3+(1.2*[.B63]^1.1)" office:value-type="float" office:value="113.419064804939">
            <text:p>113,4190648049</text:p>
          </table:table-cell>
          <table:table-cell table:formula="of:=5+(0.75*[.B63]^1.06)" office:value-type="float" office:value="63.5478415078645">
            <text:p>63,5478415079</text:p>
          </table:table-cell>
          <table:table-cell table:formula="of:=8.7+(2.1*[.B63]^1.18)" office:value-type="float" office:value="277.177873962293">
            <text:p>277,1778739623</text:p>
          </table:table-cell>
          <table:table-cell table:formula="of:=6+(1.8*[.B63]^1.12)" office:value-type="float" office:value="185.82162597928">
            <text:p>185,8216259793</text:p>
          </table:table-cell>
          <table:table-cell table:formula="of:=7.4+(1.3*[.B63]^1.1)" office:value-type="float" office:value="127.020653538684">
            <text:p>127,0206535387</text:p>
          </table:table-cell>
          <table:table-cell table:formula="of:=4.5+(3*[.B63]^0.9)" office:value-type="float" office:value="125.816006648526">
            <text:p>125,8160066485</text:p>
          </table:table-cell>
          <table:table-cell table:formula="of:=SUM([.E63:.J63])" office:value-type="float" office:value="892.803066441587">
            <text:p>892,8030664416</text:p>
          </table:table-cell>
        </table:table-row>
        <table:table-row table:style-name="ro1">
          <table:table-cell/>
          <table:table-cell table:formula="of:=[.B63]+1" office:value-type="float" office:value="62">
            <text:p>62</text:p>
          </table:table-cell>
          <table:table-cell table:formula="of:=188+(9*[.B64]^1.3)" office:value-type="float" office:value="2112.64974187693">
            <text:p>2112,6497418769</text:p>
          </table:table-cell>
          <table:table-cell table:formula="of:=48+(8*[.B64]^1.1)" office:value-type="float" office:value="797.412349366817">
            <text:p>797,4123493668</text:p>
          </table:table-cell>
          <table:table-cell table:formula="of:=3+(1.2*[.B64]^1.1)" office:value-type="float" office:value="115.411852405023">
            <text:p>115,411852405</text:p>
          </table:table-cell>
          <table:table-cell table:formula="of:=5+(0.75*[.B64]^1.06)" office:value-type="float" office:value="64.5657280343673">
            <text:p>64,5657280344</text:p>
          </table:table-cell>
          <table:table-cell table:formula="of:=8.7+(2.1*[.B64]^1.18)" office:value-type="float" office:value="282.379008845929">
            <text:p>282,3790088459</text:p>
          </table:table-cell>
          <table:table-cell table:formula="of:=6+(1.8*[.B64]^1.12)" office:value-type="float" office:value="189.126500968475">
            <text:p>189,1265009685</text:p>
          </table:table-cell>
          <table:table-cell table:formula="of:=7.4+(1.3*[.B64]^1.1)" office:value-type="float" office:value="129.179506772108">
            <text:p>129,1795067721</text:p>
          </table:table-cell>
          <table:table-cell table:formula="of:=4.5+(3*[.B64]^0.9)" office:value-type="float" office:value="127.604456549118">
            <text:p>127,6044565491</text:p>
          </table:table-cell>
          <table:table-cell table:formula="of:=SUM([.E64:.J64])" office:value-type="float" office:value="908.26705357502">
            <text:p>908,267053575</text:p>
          </table:table-cell>
        </table:table-row>
        <table:table-row table:style-name="ro1">
          <table:table-cell/>
          <table:table-cell table:formula="of:=[.B64]+1" office:value-type="float" office:value="63">
            <text:p>63</text:p>
          </table:table-cell>
          <table:table-cell table:formula="of:=188+(9*[.B65]^1.3)" office:value-type="float" office:value="2153.10257045367">
            <text:p>2153,1025704537</text:p>
          </table:table-cell>
          <table:table-cell table:formula="of:=48+(8*[.B65]^1.1)" office:value-type="float" office:value="810.719046031613">
            <text:p>810,7190460316</text:p>
          </table:table-cell>
          <table:table-cell table:formula="of:=3+(1.2*[.B65]^1.1)" office:value-type="float" office:value="117.407856904742">
            <text:p>117,4078569047</text:p>
          </table:table-cell>
          <table:table-cell table:formula="of:=5+(0.75*[.B65]^1.06)" office:value-type="float" office:value="65.5846001306113">
            <text:p>65,5846001306</text:p>
          </table:table-cell>
          <table:table-cell table:formula="of:=8.7+(2.1*[.B65]^1.18)" office:value-type="float" office:value="287.595266336834">
            <text:p>287,5952663368</text:p>
          </table:table-cell>
          <table:table-cell table:formula="of:=6+(1.8*[.B65]^1.12)" office:value-type="float" office:value="192.437778945324">
            <text:p>192,4377789453</text:p>
          </table:table-cell>
          <table:table-cell table:formula="of:=7.4+(1.3*[.B65]^1.1)" office:value-type="float" office:value="131.341844980137">
            <text:p>131,3418449801</text:p>
          </table:table-cell>
          <table:table-cell table:formula="of:=4.5+(3*[.B65]^0.9)" office:value-type="float" office:value="129.390024047009">
            <text:p>129,390024047</text:p>
          </table:table-cell>
          <table:table-cell table:formula="of:=SUM([.E65:.J65])" office:value-type="float" office:value="923.757371344658">
            <text:p>923,7573713447</text:p>
          </table:table-cell>
        </table:table-row>
        <table:table-row table:style-name="ro1">
          <table:table-cell/>
          <table:table-cell table:formula="of:=[.B65]+1" office:value-type="float" office:value="64">
            <text:p>64</text:p>
          </table:table-cell>
          <table:table-cell table:formula="of:=188+(9*[.B66]^1.3)" office:value-type="float" office:value="2193.74849783427">
            <text:p>2193,7484978343</text:p>
          </table:table-cell>
          <table:table-cell table:formula="of:=48+(8*[.B66]^1.1)" office:value-type="float" office:value="824.046882053324">
            <text:p>824,0468820533</text:p>
          </table:table-cell>
          <table:table-cell table:formula="of:=3+(1.2*[.B66]^1.1)" office:value-type="float" office:value="119.407032307999">
            <text:p>119,407032308</text:p>
          </table:table-cell>
          <table:table-cell table:formula="of:=5+(0.75*[.B66]^1.06)" office:value-type="float" office:value="66.6044430830194">
            <text:p>66,604443083</text:p>
          </table:table-cell>
          <table:table-cell table:formula="of:=8.7+(2.1*[.B66]^1.18)" office:value-type="float" office:value="292.826449302899">
            <text:p>292,8264493029</text:p>
          </table:table-cell>
          <table:table-cell table:formula="of:=6+(1.8*[.B66]^1.12)" office:value-type="float" office:value="195.755370378449">
            <text:p>195,7553703784</text:p>
          </table:table-cell>
          <table:table-cell table:formula="of:=7.4+(1.3*[.B66]^1.1)" office:value-type="float" office:value="133.507618333665">
            <text:p>133,5076183337</text:p>
          </table:table-cell>
          <table:table-cell table:formula="of:=4.5+(3*[.B66]^0.9)" office:value-type="float" office:value="131.172759434198">
            <text:p>131,1727594342</text:p>
          </table:table-cell>
          <table:table-cell table:formula="of:=SUM([.E66:.J66])" office:value-type="float" office:value="939.273672840229">
            <text:p>939,2736728402</text:p>
          </table:table-cell>
        </table:table-row>
        <table:table-row table:style-name="ro1">
          <table:table-cell/>
          <table:table-cell table:formula="of:=[.B66]+1" office:value-type="float" office:value="65">
            <text:p>65</text:p>
          </table:table-cell>
          <table:table-cell table:formula="of:=188+(9*[.B67]^1.3)" office:value-type="float" office:value="2234.58540686874">
            <text:p>2234,5854068688</text:p>
          </table:table-cell>
          <table:table-cell table:formula="of:=48+(8*[.B67]^1.1)" office:value-type="float" office:value="837.395559902955">
            <text:p>837,395559903</text:p>
          </table:table-cell>
          <table:table-cell table:formula="of:=3+(1.2*[.B67]^1.1)" office:value-type="float" office:value="121.409333985443">
            <text:p>121,4093339854</text:p>
          </table:table-cell>
          <table:table-cell table:formula="of:=5+(0.75*[.B67]^1.06)" office:value-type="float" office:value="67.6252426242844">
            <text:p>67,6252426243</text:p>
          </table:table-cell>
          <table:table-cell table:formula="of:=8.7+(2.1*[.B67]^1.18)" office:value-type="float" office:value="298.072366226569">
            <text:p>298,0723662266</text:p>
          </table:table-cell>
          <table:table-cell table:formula="of:=6+(1.8*[.B67]^1.12)" office:value-type="float" office:value="199.079188369255">
            <text:p>199,0791883693</text:p>
          </table:table-cell>
          <table:table-cell table:formula="of:=7.4+(1.3*[.B67]^1.1)" office:value-type="float" office:value="135.67677848423">
            <text:p>135,6767784842</text:p>
          </table:table-cell>
          <table:table-cell table:formula="of:=4.5+(3*[.B67]^0.9)" office:value-type="float" office:value="132.952711353565">
            <text:p>132,9527113536</text:p>
          </table:table-cell>
          <table:table-cell table:formula="of:=SUM([.E67:.J67])" office:value-type="float" office:value="954.815621043347">
            <text:p>954,8156210433</text:p>
          </table:table-cell>
        </table:table-row>
        <table:table-row table:style-name="ro1">
          <table:table-cell/>
          <table:table-cell table:formula="of:=[.B67]+1" office:value-type="float" office:value="66">
            <text:p>66</text:p>
          </table:table-cell>
          <table:table-cell table:formula="of:=188+(9*[.B68]^1.3)" office:value-type="float" office:value="2275.6112359137">
            <text:p>2275,6112359137</text:p>
          </table:table-cell>
          <table:table-cell table:formula="of:=48+(8*[.B68]^1.1)" office:value-type="float" office:value="850.764790756267">
            <text:p>850,7647907563</text:p>
          </table:table-cell>
          <table:table-cell table:formula="of:=3+(1.2*[.B68]^1.1)" office:value-type="float" office:value="123.41471861344">
            <text:p>123,4147186134</text:p>
          </table:table-cell>
          <table:table-cell table:formula="of:=5+(0.75*[.B68]^1.06)" office:value-type="float" office:value="68.6469849131719">
            <text:p>68,6469849132</text:p>
          </table:table-cell>
          <table:table-cell table:formula="of:=8.7+(2.1*[.B68]^1.18)" office:value-type="float" office:value="303.332830960878">
            <text:p>303,3328309609</text:p>
          </table:table-cell>
          <table:table-cell table:formula="of:=6+(1.8*[.B68]^1.12)" office:value-type="float" office:value="202.409148535153">
            <text:p>202,4091485352</text:p>
          </table:table-cell>
          <table:table-cell table:formula="of:=7.4+(1.3*[.B68]^1.1)" office:value-type="float" office:value="137.849278497893">
            <text:p>137,8492784979</text:p>
          </table:table-cell>
          <table:table-cell table:formula="of:=4.5+(3*[.B68]^0.9)" office:value-type="float" office:value="134.729926877475">
            <text:p>134,7299268775</text:p>
          </table:table-cell>
          <table:table-cell table:formula="of:=SUM([.E68:.J68])" office:value-type="float" office:value="970.382888398012">
            <text:p>970,382888398</text:p>
          </table:table-cell>
        </table:table-row>
        <table:table-row table:style-name="ro1">
          <table:table-cell/>
          <table:table-cell table:formula="of:=[.B68]+1" office:value-type="float" office:value="67">
            <text:p>67</text:p>
          </table:table-cell>
          <table:table-cell table:formula="of:=188+(9*[.B69]^1.3)" office:value-type="float" office:value="2316.82397655609">
            <text:p>2316,8239765561</text:p>
          </table:table-cell>
          <table:table-cell table:formula="of:=48+(8*[.B69]^1.1)" office:value-type="float" office:value="864.15429411095">
            <text:p>864,154294111</text:p>
          </table:table-cell>
          <table:table-cell table:formula="of:=3+(1.2*[.B69]^1.1)" office:value-type="float" office:value="125.423144116642">
            <text:p>125,4231441166</text:p>
          </table:table-cell>
          <table:table-cell table:formula="of:=5+(0.75*[.B69]^1.06)" office:value-type="float" office:value="69.6696565155288">
            <text:p>69,6696565155</text:p>
          </table:table-cell>
          <table:table-cell table:formula="of:=8.7+(2.1*[.B69]^1.18)" office:value-type="float" office:value="308.607662499628">
            <text:p>308,6076624996</text:p>
          </table:table-cell>
          <table:table-cell table:formula="of:=6+(1.8*[.B69]^1.12)" office:value-type="float" office:value="205.745168899653">
            <text:p>205,7451688997</text:p>
          </table:table-cell>
          <table:table-cell table:formula="of:=7.4+(1.3*[.B69]^1.1)" office:value-type="float" office:value="140.025072793029">
            <text:p>140,025072793</text:p>
          </table:table-cell>
          <table:table-cell table:formula="of:=4.5+(3*[.B69]^0.9)" office:value-type="float" office:value="136.504451581497">
            <text:p>136,5044515815</text:p>
          </table:table-cell>
          <table:table-cell table:formula="of:=SUM([.E69:.J69])" office:value-type="float" office:value="985.975156405979">
            <text:p>985,975156406</text:p>
          </table:table-cell>
        </table:table-row>
        <table:table-row table:style-name="ro1">
          <table:table-cell/>
          <table:table-cell table:formula="of:=[.B69]+1" office:value-type="float" office:value="68">
            <text:p>68</text:p>
          </table:table-cell>
          <table:table-cell table:formula="of:=188+(9*[.B70]^1.3)" office:value-type="float" office:value="2358.22167146292">
            <text:p>2358,2216714629</text:p>
          </table:table-cell>
          <table:table-cell table:formula="of:=48+(8*[.B70]^1.1)" office:value-type="float" office:value="877.56379742609">
            <text:p>877,5637974261</text:p>
          </table:table-cell>
          <table:table-cell table:formula="of:=3+(1.2*[.B70]^1.1)" office:value-type="float" office:value="127.434569613914">
            <text:p>127,4345696139</text:p>
          </table:table-cell>
          <table:table-cell table:formula="of:=5+(0.75*[.B70]^1.06)" office:value-type="float" office:value="70.6932443864097">
            <text:p>70,6932443864</text:p>
          </table:table-cell>
          <table:table-cell table:formula="of:=8.7+(2.1*[.B70]^1.18)" office:value-type="float" office:value="313.89668476069">
            <text:p>313,8966847607</text:p>
          </table:table-cell>
          <table:table-cell table:formula="of:=6+(1.8*[.B70]^1.12)" office:value-type="float" office:value="209.087169788826">
            <text:p>209,0871697888</text:p>
          </table:table-cell>
          <table:table-cell table:formula="of:=7.4+(1.3*[.B70]^1.1)" office:value-type="float" office:value="142.20411708174">
            <text:p>142,2041170817</text:p>
          </table:table-cell>
          <table:table-cell table:formula="of:=4.5+(3*[.B70]^0.9)" office:value-type="float" office:value="138.276329613621">
            <text:p>138,2763296136</text:p>
          </table:table-cell>
          <table:table-cell table:formula="of:=SUM([.E70:.J70])" office:value-type="float" office:value="1001.5921152452">
            <text:p>1001,5921152452</text:p>
          </table:table-cell>
        </table:table-row>
        <table:table-row table:style-name="ro1">
          <table:table-cell/>
          <table:table-cell table:formula="of:=[.B70]+1" office:value-type="float" office:value="69">
            <text:p>69</text:p>
          </table:table-cell>
          <table:table-cell table:formula="of:=188+(9*[.B71]^1.3)" office:value-type="float" office:value="2399.80241234831">
            <text:p>2399,8024123483</text:p>
          </table:table-cell>
          <table:table-cell table:formula="of:=48+(8*[.B71]^1.1)" office:value-type="float" office:value="890.993035782343">
            <text:p>890,9930357823</text:p>
          </table:table-cell>
          <table:table-cell table:formula="of:=3+(1.2*[.B71]^1.1)" office:value-type="float" office:value="129.448955367351">
            <text:p>129,4489553674</text:p>
          </table:table-cell>
          <table:table-cell table:formula="of:=5+(0.75*[.B71]^1.06)" office:value-type="float" office:value="71.7177358532391">
            <text:p>71,7177358532</text:p>
          </table:table-cell>
          <table:table-cell table:formula="of:=8.7+(2.1*[.B71]^1.18)" office:value-type="float" office:value="319.1997263815">
            <text:p>319,1997263815</text:p>
          </table:table-cell>
          <table:table-cell table:formula="of:=6+(1.8*[.B71]^1.12)" office:value-type="float" office:value="212.435073733685">
            <text:p>212,4350737337</text:p>
          </table:table-cell>
          <table:table-cell table:formula="of:=7.4+(1.3*[.B71]^1.1)" office:value-type="float" office:value="144.386368314631">
            <text:p>144,3863683146</text:p>
          </table:table-cell>
          <table:table-cell table:formula="of:=4.5+(3*[.B71]^0.9)" office:value-type="float" office:value="140.045603759297">
            <text:p>140,0456037593</text:p>
          </table:table-cell>
          <table:table-cell table:formula="of:=SUM([.E71:.J71])" office:value-type="float" office:value="1017.2334634097">
            <text:p>1017,2334634097</text:p>
          </table:table-cell>
        </table:table-row>
        <table:table-row table:style-name="ro1">
          <table:table-cell/>
          <table:table-cell table:formula="of:=[.B71]+1" office:value-type="float" office:value="70">
            <text:p>70</text:p>
          </table:table-cell>
          <table:table-cell table:formula="of:=188+(9*[.B72]^1.3)" office:value-type="float" office:value="2441.56433804975">
            <text:p>2441,5643380498</text:p>
          </table:table-cell>
          <table:table-cell table:formula="of:=48+(8*[.B72]^1.1)" office:value-type="float" office:value="904.441751561324">
            <text:p>904,4417515613</text:p>
          </table:table-cell>
          <table:table-cell table:formula="of:=3+(1.2*[.B72]^1.1)" office:value-type="float" office:value="131.466262734199">
            <text:p>131,4662627342</text:p>
          </table:table-cell>
          <table:table-cell table:formula="of:=5+(0.75*[.B72]^1.06)" office:value-type="float" office:value="72.7431185999367">
            <text:p>72,7431185999</text:p>
          </table:table-cell>
          <table:table-cell table:formula="of:=8.7+(2.1*[.B72]^1.18)" office:value-type="float" office:value="324.516620525889">
            <text:p>324,5166205259</text:p>
          </table:table-cell>
          <table:table-cell table:formula="of:=6+(1.8*[.B72]^1.12)" office:value-type="float" office:value="215.788805378061">
            <text:p>215,7888053781</text:p>
          </table:table-cell>
          <table:table-cell table:formula="of:=7.4+(1.3*[.B72]^1.1)" office:value-type="float" office:value="146.571784628715">
            <text:p>146,5717846287</text:p>
          </table:table-cell>
          <table:table-cell table:formula="of:=4.5+(3*[.B72]^0.9)" office:value-type="float" office:value="141.812315502614">
            <text:p>141,8123155026</text:p>
          </table:table-cell>
          <table:table-cell table:formula="of:=SUM([.E72:.J72])" office:value-type="float" office:value="1032.89890736941">
            <text:p>1032,8989073694</text:p>
          </table:table-cell>
        </table:table-row>
        <table:table-row table:style-name="ro1">
          <table:table-cell/>
          <table:table-cell table:formula="of:=[.B72]+1" office:value-type="float" office:value="71">
            <text:p>71</text:p>
          </table:table-cell>
          <table:table-cell table:formula="of:=188+(9*[.B73]^1.3)" office:value-type="float" office:value="2483.50563270631">
            <text:p>2483,5056327063</text:p>
          </table:table-cell>
          <table:table-cell table:formula="of:=48+(8*[.B73]^1.1)" office:value-type="float" office:value="917.90969414288">
            <text:p>917,9096941429</text:p>
          </table:table-cell>
          <table:table-cell table:formula="of:=3+(1.2*[.B73]^1.1)" office:value-type="float" office:value="133.486454121432">
            <text:p>133,4864541214</text:p>
          </table:table-cell>
          <table:table-cell table:formula="of:=5+(0.75*[.B73]^1.06)" office:value-type="float" office:value="73.7693806519351">
            <text:p>73,7693806519</text:p>
          </table:table-cell>
          <table:table-cell table:formula="of:=8.7+(2.1*[.B73]^1.18)" office:value-type="float" office:value="329.847204701475">
            <text:p>329,8472047015</text:p>
          </table:table-cell>
          <table:table-cell table:formula="of:=6+(1.8*[.B73]^1.12)" office:value-type="float" office:value="219.148291391583">
            <text:p>219,1482913916</text:p>
          </table:table-cell>
          <table:table-cell table:formula="of:=7.4+(1.3*[.B73]^1.1)" office:value-type="float" office:value="148.760325298218">
            <text:p>148,7603252982</text:p>
          </table:table-cell>
          <table:table-cell table:formula="of:=4.5+(3*[.B73]^0.9)" office:value-type="float" office:value="143.576505083905">
            <text:p>143,5765050839</text:p>
          </table:table-cell>
          <table:table-cell table:formula="of:=SUM([.E73:.J73])" office:value-type="float" office:value="1048.58816124855">
            <text:p>1048,5881612486</text:p>
          </table:table-cell>
        </table:table-row>
        <table:table-row table:style-name="ro1">
          <table:table-cell/>
          <table:table-cell table:formula="of:=[.B73]+1" office:value-type="float" office:value="72">
            <text:p>72</text:p>
          </table:table-cell>
          <table:table-cell table:formula="of:=188+(9*[.B74]^1.3)" office:value-type="float" office:value="2525.62452403203">
            <text:p>2525,624524032</text:p>
          </table:table-cell>
          <table:table-cell table:formula="of:=48+(8*[.B74]^1.1)" office:value-type="float" office:value="931.396619619009">
            <text:p>931,396619619</text:p>
          </table:table-cell>
          <table:table-cell table:formula="of:=3+(1.2*[.B74]^1.1)" office:value-type="float" office:value="135.509492942851">
            <text:p>135,5094929429</text:p>
          </table:table-cell>
          <table:table-cell table:formula="of:=5+(0.75*[.B74]^1.06)" office:value-type="float" office:value="74.7965103620312">
            <text:p>74,796510362</text:p>
          </table:table-cell>
          <table:table-cell table:formula="of:=8.7+(2.1*[.B74]^1.18)" office:value-type="float" office:value="335.19132058689">
            <text:p>335,1913205869</text:p>
          </table:table-cell>
          <table:table-cell table:formula="of:=6+(1.8*[.B74]^1.12)" office:value-type="float" office:value="222.513460387428">
            <text:p>222,5134603874</text:p>
          </table:table-cell>
          <table:table-cell table:formula="of:=7.4+(1.3*[.B74]^1.1)" office:value-type="float" office:value="150.951950688089">
            <text:p>150,9519506881</text:p>
          </table:table-cell>
          <table:table-cell table:formula="of:=4.5+(3*[.B74]^0.9)" office:value-type="float" office:value="145.338211554011">
            <text:p>145,338211554</text:p>
          </table:table-cell>
          <table:table-cell table:formula="of:=SUM([.E74:.J74])" office:value-type="float" office:value="1064.3009465213">
            <text:p>1064,3009465213</text:p>
          </table:table-cell>
        </table:table-row>
        <table:table-row table:style-name="ro1">
          <table:table-cell/>
          <table:table-cell table:formula="of:=[.B74]+1" office:value-type="float" office:value="73">
            <text:p>73</text:p>
          </table:table-cell>
          <table:table-cell table:formula="of:=188+(9*[.B75]^1.3)" office:value-type="float" office:value="2567.91928167821">
            <text:p>2567,9192816782</text:p>
          </table:table-cell>
          <table:table-cell table:formula="of:=48+(8*[.B75]^1.1)" office:value-type="float" office:value="944.902290523284">
            <text:p>944,9022905233</text:p>
          </table:table-cell>
          <table:table-cell table:formula="of:=3+(1.2*[.B75]^1.1)" office:value-type="float" office:value="137.535343578493">
            <text:p>137,5353435785</text:p>
          </table:table-cell>
          <table:table-cell table:formula="of:=5+(0.75*[.B75]^1.06)" office:value-type="float" office:value="75.8244963970112">
            <text:p>75,824496397</text:p>
          </table:table-cell>
          <table:table-cell table:formula="of:=8.7+(2.1*[.B75]^1.18)" office:value-type="float" office:value="340.548813868191">
            <text:p>340,5488138682</text:p>
          </table:table-cell>
          <table:table-cell table:formula="of:=6+(1.8*[.B75]^1.12)" office:value-type="float" office:value="225.884242844504">
            <text:p>225,8842428445</text:p>
          </table:table-cell>
          <table:table-cell table:formula="of:=7.4+(1.3*[.B75]^1.1)" office:value-type="float" office:value="153.146622210034">
            <text:p>153,14662221</text:p>
          </table:table-cell>
          <table:table-cell table:formula="of:=4.5+(3*[.B75]^0.9)" office:value-type="float" office:value="147.097472825475">
            <text:p>147,0974728255</text:p>
          </table:table-cell>
          <table:table-cell table:formula="of:=SUM([.E75:.J75])" office:value-type="float" office:value="1080.03699172371">
            <text:p>1080,0369917237</text:p>
          </table:table-cell>
        </table:table-row>
        <table:table-row table:style-name="ro1">
          <table:table-cell/>
          <table:table-cell table:formula="of:=[.B75]+1" office:value-type="float" office:value="74">
            <text:p>74</text:p>
          </table:table-cell>
          <table:table-cell table:formula="of:=188+(9*[.B76]^1.3)" office:value-type="float" office:value="2610.38821567888">
            <text:p>2610,3882156789</text:p>
          </table:table-cell>
          <table:table-cell table:formula="of:=48+(8*[.B76]^1.1)" office:value-type="float" office:value="958.426475574741">
            <text:p>958,4264755747</text:p>
          </table:table-cell>
          <table:table-cell table:formula="of:=3+(1.2*[.B76]^1.1)" office:value-type="float" office:value="139.563971336211">
            <text:p>139,5639713362</text:p>
          </table:table-cell>
          <table:table-cell table:formula="of:=5+(0.75*[.B76]^1.06)" office:value-type="float" office:value="76.8533277249979">
            <text:p>76,853327725</text:p>
          </table:table-cell>
          <table:table-cell table:formula="of:=8.7+(2.1*[.B76]^1.18)" office:value-type="float" office:value="345.919534083837">
            <text:p>345,9195340838</text:p>
          </table:table-cell>
          <table:table-cell table:formula="of:=6+(1.8*[.B76]^1.12)" office:value-type="float" office:value="229.260571033771">
            <text:p>229,2605710338</text:p>
          </table:table-cell>
          <table:table-cell table:formula="of:=7.4+(1.3*[.B76]^1.1)" office:value-type="float" office:value="155.344302280895">
            <text:p>155,3443022809</text:p>
          </table:table-cell>
          <table:table-cell table:formula="of:=4.5+(3*[.B76]^0.9)" office:value-type="float" office:value="148.854325720848">
            <text:p>148,8543257208</text:p>
          </table:table-cell>
          <table:table-cell table:formula="of:=SUM([.E76:.J76])" office:value-type="float" office:value="1095.79603218056">
            <text:p>1095,7960321806</text:p>
          </table:table-cell>
        </table:table-row>
        <table:table-row table:style-name="ro1">
          <table:table-cell/>
          <table:table-cell table:formula="of:=[.B76]+1" office:value-type="float" office:value="75">
            <text:p>75</text:p>
          </table:table-cell>
          <table:table-cell table:formula="of:=188+(9*[.B77]^1.3)" office:value-type="float" office:value="2653.02967497422">
            <text:p>2653,0296749742</text:p>
          </table:table-cell>
          <table:table-cell table:formula="of:=48+(8*[.B77]^1.1)" office:value-type="float" office:value="971.96894943529">
            <text:p>971,9689494353</text:p>
          </table:table-cell>
          <table:table-cell table:formula="of:=3+(1.2*[.B77]^1.1)" office:value-type="float" office:value="141.595342415293">
            <text:p>141,5953424153</text:p>
          </table:table-cell>
          <table:table-cell table:formula="of:=5+(0.75*[.B77]^1.06)" office:value-type="float" office:value="77.8829936034726">
            <text:p>77,8829936035</text:p>
          </table:table-cell>
          <table:table-cell table:formula="of:=8.7+(2.1*[.B77]^1.18)" office:value-type="float" office:value="351.303334477688">
            <text:p>351,3033344777</text:p>
          </table:table-cell>
          <table:table-cell table:formula="of:=6+(1.8*[.B77]^1.12)" office:value-type="float" office:value="232.64237894843">
            <text:p>232,6423789484</text:p>
          </table:table-cell>
          <table:table-cell table:formula="of:=7.4+(1.3*[.B77]^1.1)" office:value-type="float" office:value="157.544954283235">
            <text:p>157,5449542832</text:p>
          </table:table-cell>
          <table:table-cell table:formula="of:=4.5+(3*[.B77]^0.9)" office:value-type="float" office:value="150.608806018329">
            <text:p>150,6088060183</text:p>
          </table:table-cell>
          <table:table-cell table:formula="of:=SUM([.E77:.J77])" office:value-type="float" office:value="1111.57780974645">
            <text:p>1111,5778097465</text:p>
          </table:table-cell>
        </table:table-row>
        <table:table-row table:style-name="ro1">
          <table:table-cell/>
          <table:table-cell table:formula="of:=[.B77]+1" office:value-type="float" office:value="76">
            <text:p>76</text:p>
          </table:table-cell>
          <table:table-cell table:formula="of:=188+(9*[.B78]^1.3)" office:value-type="float" office:value="2695.84204600693">
            <text:p>2695,8420460069</text:p>
          </table:table-cell>
          <table:table-cell table:formula="of:=48+(8*[.B78]^1.1)" office:value-type="float" office:value="985.529492479732">
            <text:p>985,5294924797</text:p>
          </table:table-cell>
          <table:table-cell table:formula="of:=3+(1.2*[.B78]^1.1)" office:value-type="float" office:value="143.62942387196">
            <text:p>143,629423872</text:p>
          </table:table-cell>
          <table:table-cell table:formula="of:=5+(0.75*[.B78]^1.06)" office:value-type="float" office:value="78.9134835679264">
            <text:p>78,9134835679</text:p>
          </table:table-cell>
          <table:table-cell table:formula="of:=8.7+(2.1*[.B78]^1.18)" office:value-type="float" office:value="356.700071859493">
            <text:p>356,7000718595</text:p>
          </table:table-cell>
          <table:table-cell table:formula="of:=6+(1.8*[.B78]^1.12)" office:value-type="float" office:value="236.029602237732">
            <text:p>236,0296022377</text:p>
          </table:table-cell>
          <table:table-cell table:formula="of:=7.4+(1.3*[.B78]^1.1)" office:value-type="float" office:value="159.748542527956">
            <text:p>159,748542528</text:p>
          </table:table-cell>
          <table:table-cell table:formula="of:=4.5+(3*[.B78]^0.9)" office:value-type="float" office:value="152.360948494905">
            <text:p>152,3609484949</text:p>
          </table:table-cell>
          <table:table-cell table:formula="of:=SUM([.E78:.J78])" office:value-type="float" office:value="1127.38207255997">
            <text:p>1127,38207256</text:p>
          </table:table-cell>
        </table:table-row>
        <table:table-row table:style-name="ro1">
          <table:table-cell/>
          <table:table-cell table:formula="of:=[.B78]+1" office:value-type="float" office:value="77">
            <text:p>77</text:p>
          </table:table-cell>
          <table:table-cell table:formula="of:=188+(9*[.B79]^1.3)" office:value-type="float" office:value="2738.8237513871">
            <text:p>2738,8237513871</text:p>
          </table:table-cell>
          <table:table-cell table:formula="of:=48+(8*[.B79]^1.1)" office:value-type="float" office:value="999.107890577606">
            <text:p>999,1078905776</text:p>
          </table:table-cell>
          <table:table-cell table:formula="of:=3+(1.2*[.B79]^1.1)" office:value-type="float" office:value="145.666183586641">
            <text:p>145,6661835866</text:p>
          </table:table-cell>
          <table:table-cell table:formula="of:=5+(0.75*[.B79]^1.06)" office:value-type="float" office:value="79.9447874210997">
            <text:p>79,9447874211</text:p>
          </table:table-cell>
          <table:table-cell table:formula="of:=8.7+(2.1*[.B79]^1.18)" office:value-type="float" office:value="362.109606472405">
            <text:p>362,1096064724</text:p>
          </table:table-cell>
          <table:table-cell table:formula="of:=6+(1.8*[.B79]^1.12)" office:value-type="float" office:value="239.422178144159">
            <text:p>239,4221781442</text:p>
          </table:table-cell>
          <table:table-cell table:formula="of:=7.4+(1.3*[.B79]^1.1)" office:value-type="float" office:value="161.955032218861">
            <text:p>161,9550322189</text:p>
          </table:table-cell>
          <table:table-cell table:formula="of:=4.5+(3*[.B79]^0.9)" office:value-type="float" office:value="154.110786967169">
            <text:p>154,1107869672</text:p>
          </table:table-cell>
          <table:table-cell table:formula="of:=SUM([.E79:.J79])" office:value-type="float" office:value="1143.20857481033">
            <text:p>1143,2085748103</text:p>
          </table:table-cell>
        </table:table-row>
        <table:table-row table:style-name="ro1">
          <table:table-cell/>
          <table:table-cell table:formula="of:=[.B79]+1" office:value-type="float" office:value="78">
            <text:p>78</text:p>
          </table:table-cell>
          <table:table-cell table:formula="of:=188+(9*[.B80]^1.3)" office:value-type="float" office:value="2781.97324862138">
            <text:p>2781,9732486214</text:p>
          </table:table-cell>
          <table:table-cell table:formula="of:=48+(8*[.B80]^1.1)" office:value-type="float" office:value="1012.70393488608">
            <text:p>1012,7039348861</text:p>
          </table:table-cell>
          <table:table-cell table:formula="of:=3+(1.2*[.B80]^1.1)" office:value-type="float" office:value="147.705590232912">
            <text:p>147,7055902329</text:p>
          </table:table-cell>
          <table:table-cell table:formula="of:=5+(0.75*[.B80]^1.06)" office:value-type="float" office:value="80.9768952227732">
            <text:p>80,9768952228</text:p>
          </table:table-cell>
          <table:table-cell table:formula="of:=8.7+(2.1*[.B80]^1.18)" office:value-type="float" office:value="367.531801867077">
            <text:p>367,5318018671</text:p>
          </table:table-cell>
          <table:table-cell table:formula="of:=6+(1.8*[.B80]^1.12)" office:value-type="float" office:value="242.820045443785">
            <text:p>242,8200454438</text:p>
          </table:table-cell>
          <table:table-cell table:formula="of:=7.4+(1.3*[.B80]^1.1)" office:value-type="float" office:value="164.164389418988">
            <text:p>164,164389419</text:p>
          </table:table-cell>
          <table:table-cell table:formula="of:=4.5+(3*[.B80]^0.9)" office:value-type="float" office:value="155.858354329966">
            <text:p>155,85835433</text:p>
          </table:table-cell>
          <table:table-cell table:formula="of:=SUM([.E80:.J80])" office:value-type="float" office:value="1159.0570765155">
            <text:p>1159,0570765155</text:p>
          </table:table-cell>
        </table:table-row>
        <table:table-row table:style-name="ro1">
          <table:table-cell/>
          <table:table-cell table:formula="of:=[.B80]+1" office:value-type="float" office:value="79">
            <text:p>79</text:p>
          </table:table-cell>
          <table:table-cell table:formula="of:=188+(9*[.B81]^1.3)" office:value-type="float" office:value="2825.28902890257">
            <text:p>2825,2890289026</text:p>
          </table:table-cell>
          <table:table-cell table:formula="of:=48+(8*[.B81]^1.1)" office:value-type="float" office:value="1026.31742165321">
            <text:p>1026,3174216532</text:p>
          </table:table-cell>
          <table:table-cell table:formula="of:=3+(1.2*[.B81]^1.1)" office:value-type="float" office:value="149.747613247982">
            <text:p>149,747613248</text:p>
          </table:table-cell>
          <table:table-cell table:formula="of:=5+(0.75*[.B81]^1.06)" office:value-type="float" office:value="82.0097972800749">
            <text:p>82,0097972801</text:p>
          </table:table-cell>
          <table:table-cell table:formula="of:=8.7+(2.1*[.B81]^1.18)" office:value-type="float" office:value="372.96652478193">
            <text:p>372,9665247819</text:p>
          </table:table-cell>
          <table:table-cell table:formula="of:=6+(1.8*[.B81]^1.12)" office:value-type="float" office:value="246.223144389599">
            <text:p>246,2231443896</text:p>
          </table:table-cell>
          <table:table-cell table:formula="of:=7.4+(1.3*[.B81]^1.1)" office:value-type="float" office:value="166.376581018647">
            <text:p>166,3765810186</text:p>
          </table:table-cell>
          <table:table-cell table:formula="of:=4.5+(3*[.B81]^0.9)" office:value-type="float" office:value="157.603682593004">
            <text:p>157,603682593</text:p>
          </table:table-cell>
          <table:table-cell table:formula="of:=SUM([.E81:.J81])" office:value-type="float" office:value="1174.92734331124">
            <text:p>1174,9273433112</text:p>
          </table:table-cell>
        </table:table-row>
        <table:table-row table:style-name="ro1">
          <table:table-cell/>
          <table:table-cell table:formula="of:=[.B81]+1" office:value-type="float" office:value="80">
            <text:p>80</text:p>
          </table:table-cell>
          <table:table-cell table:formula="of:=188+(9*[.B82]^1.3)" office:value-type="float" office:value="2868.76961595594">
            <text:p>2868,7696159559</text:p>
          </table:table-cell>
          <table:table-cell table:formula="of:=48+(8*[.B82]^1.1)" office:value-type="float" office:value="1039.94815203094">
            <text:p>1039,9481520309</text:p>
          </table:table-cell>
          <table:table-cell table:formula="of:=3+(1.2*[.B82]^1.1)" office:value-type="float" office:value="151.79222280464">
            <text:p>151,7922228046</text:p>
          </table:table-cell>
          <table:table-cell table:formula="of:=5+(0.75*[.B82]^1.06)" office:value-type="float" office:value="83.0434841382698">
            <text:p>83,0434841383</text:p>
          </table:table-cell>
          <table:table-cell table:formula="of:=8.7+(2.1*[.B82]^1.18)" office:value-type="float" office:value="378.41364502922">
            <text:p>378,4136450292</text:p>
          </table:table-cell>
          <table:table-cell table:formula="of:=6+(1.8*[.B82]^1.12)" office:value-type="float" office:value="249.631416657615">
            <text:p>249,6314166576</text:p>
          </table:table-cell>
          <table:table-cell table:formula="of:=7.4+(1.3*[.B82]^1.1)" office:value-type="float" office:value="168.591574705027">
            <text:p>168,591574705</text:p>
          </table:table-cell>
          <table:table-cell table:formula="of:=4.5+(3*[.B82]^0.9)" office:value-type="float" office:value="159.346802915572">
            <text:p>159,3468029156</text:p>
          </table:table-cell>
          <table:table-cell table:formula="of:=SUM([.E82:.J82])" office:value-type="float" office:value="1190.81914625034">
            <text:p>1190,8191462504</text:p>
          </table:table-cell>
        </table:table-row>
        <table:table-row table:style-name="ro1">
          <table:table-cell/>
          <table:table-cell table:formula="of:=[.B82]+1" office:value-type="float" office:value="81">
            <text:p>81</text:p>
          </table:table-cell>
          <table:table-cell table:formula="of:=188+(9*[.B83]^1.3)" office:value-type="float" office:value="2912.41356493914">
            <text:p>2912,4135649391</text:p>
          </table:table-cell>
          <table:table-cell table:formula="of:=48+(8*[.B83]^1.1)" office:value-type="float" office:value="1053.59593189715">
            <text:p>1053,5959318972</text:p>
          </table:table-cell>
          <table:table-cell table:formula="of:=3+(1.2*[.B83]^1.1)" office:value-type="float" office:value="153.839389784573">
            <text:p>153,8393897846</text:p>
          </table:table-cell>
          <table:table-cell table:formula="of:=5+(0.75*[.B83]^1.06)" office:value-type="float" office:value="84.0779465720049">
            <text:p>84,077946572</text:p>
          </table:table-cell>
          <table:table-cell table:formula="of:=8.7+(2.1*[.B83]^1.18)" office:value-type="float" office:value="383.87303538655">
            <text:p>383,8730353866</text:p>
          </table:table-cell>
          <table:table-cell table:formula="of:=6+(1.8*[.B83]^1.12)" office:value-type="float" office:value="253.0448052956">
            <text:p>253,0448052956</text:p>
          </table:table-cell>
          <table:table-cell table:formula="of:=7.4+(1.3*[.B83]^1.1)" office:value-type="float" office:value="170.809338933287">
            <text:p>170,8093389333</text:p>
          </table:table-cell>
          <table:table-cell table:formula="of:=4.5+(3*[.B83]^0.9)" office:value-type="float" office:value="161.087745639473">
            <text:p>161,0877456395</text:p>
          </table:table-cell>
          <table:table-cell table:formula="of:=SUM([.E83:.J83])" office:value-type="float" office:value="1206.73226161149">
            <text:p>1206,7322616115</text:p>
          </table:table-cell>
        </table:table-row>
        <table:table-row table:style-name="ro1">
          <table:table-cell/>
          <table:table-cell table:formula="of:=[.B83]+1" office:value-type="float" office:value="82">
            <text:p>82</text:p>
          </table:table-cell>
          <table:table-cell table:formula="of:=188+(9*[.B84]^1.3)" office:value-type="float" office:value="2956.21946139234">
            <text:p>2956,2194613923</text:p>
          </table:table-cell>
          <table:table-cell table:formula="of:=48+(8*[.B84]^1.1)" office:value-type="float" office:value="1067.26057168642">
            <text:p>1067,2605716864</text:p>
          </table:table-cell>
          <table:table-cell table:formula="of:=3+(1.2*[.B84]^1.1)" office:value-type="float" office:value="155.889085752963">
            <text:p>155,889085753</text:p>
          </table:table-cell>
          <table:table-cell table:formula="of:=5+(0.75*[.B84]^1.06)" office:value-type="float" office:value="85.1131755769791">
            <text:p>85,113175577</text:p>
          </table:table-cell>
          <table:table-cell table:formula="of:=8.7+(2.1*[.B84]^1.18)" office:value-type="float" office:value="389.344571493506">
            <text:p>389,3445714935</text:p>
          </table:table-cell>
          <table:table-cell table:formula="of:=6+(1.8*[.B84]^1.12)" office:value-type="float" office:value="256.463254674259">
            <text:p>256,4632546743</text:p>
          </table:table-cell>
          <table:table-cell table:formula="of:=7.4+(1.3*[.B84]^1.1)" office:value-type="float" office:value="173.029842899043">
            <text:p>173,029842899</text:p>
          </table:table-cell>
          <table:table-cell table:formula="of:=4.5+(3*[.B84]^0.9)" office:value-type="float" office:value="162.826540320298">
            <text:p>162,8265403203</text:p>
          </table:table-cell>
          <table:table-cell table:formula="of:=SUM([.E84:.J84])" office:value-type="float" office:value="1222.66647071705">
            <text:p>1222,6664707171</text:p>
          </table:table-cell>
        </table:table-row>
        <table:table-row table:style-name="ro1">
          <table:table-cell/>
          <table:table-cell table:formula="of:=[.B84]+1" office:value-type="float" office:value="83">
            <text:p>83</text:p>
          </table:table-cell>
          <table:table-cell table:formula="of:=188+(9*[.B85]^1.3)" office:value-type="float" office:value="3000.18592023592">
            <text:p>3000,1859202359</text:p>
          </table:table-cell>
          <table:table-cell table:formula="of:=48+(8*[.B85]^1.1)" office:value-type="float" office:value="1080.94188622868">
            <text:p>1080,9418862287</text:p>
          </table:table-cell>
          <table:table-cell table:formula="of:=3+(1.2*[.B85]^1.1)" office:value-type="float" office:value="157.941282934302">
            <text:p>157,9412829343</text:p>
          </table:table-cell>
          <table:table-cell table:formula="of:=5+(0.75*[.B85]^1.06)" office:value-type="float" office:value="86.149162362014">
            <text:p>86,149162362</text:p>
          </table:table-cell>
          <table:table-cell table:formula="of:=8.7+(2.1*[.B85]^1.18)" office:value-type="float" office:value="394.828131753115">
            <text:p>394,8281317531</text:p>
          </table:table-cell>
          <table:table-cell table:formula="of:=6+(1.8*[.B85]^1.12)" office:value-type="float" office:value="259.886710440733">
            <text:p>259,8867104407</text:p>
          </table:table-cell>
          <table:table-cell table:formula="of:=7.4+(1.3*[.B85]^1.1)" office:value-type="float" office:value="175.253056512161">
            <text:p>175,2530565122</text:p>
          </table:table-cell>
          <table:table-cell table:formula="of:=4.5+(3*[.B85]^0.9)" office:value-type="float" office:value="164.563215757132">
            <text:p>164,5632157571</text:p>
          </table:table-cell>
          <table:table-cell table:formula="of:=SUM([.E85:.J85])" office:value-type="float" office:value="1238.62155975946">
            <text:p>1238,6215597595</text:p>
          </table:table-cell>
        </table:table-row>
        <table:table-row table:style-name="ro1">
          <table:table-cell/>
          <table:table-cell table:formula="of:=[.B85]+1" office:value-type="float" office:value="84">
            <text:p>84</text:p>
          </table:table-cell>
          <table:table-cell table:formula="of:=188+(9*[.B86]^1.3)" office:value-type="float" office:value="3044.31158481289">
            <text:p>3044,3115848129</text:p>
          </table:table-cell>
          <table:table-cell table:formula="of:=48+(8*[.B86]^1.1)" office:value-type="float" office:value="1094.63969459558">
            <text:p>1094,6396945956</text:p>
          </table:table-cell>
          <table:table-cell table:formula="of:=3+(1.2*[.B86]^1.1)" office:value-type="float" office:value="159.995954189337">
            <text:p>159,9959541893</text:p>
          </table:table-cell>
          <table:table-cell table:formula="of:=5+(0.75*[.B86]^1.06)" office:value-type="float" office:value="87.1858983415012">
            <text:p>87,1858983415</text:p>
          </table:table-cell>
          <table:table-cell table:formula="of:=8.7+(2.1*[.B86]^1.18)" office:value-type="float" office:value="400.323597237843">
            <text:p>400,3235972378</text:p>
          </table:table-cell>
          <table:table-cell table:formula="of:=6+(1.8*[.B86]^1.12)" office:value-type="float" office:value="263.315119474269">
            <text:p>263,3151194743</text:p>
          </table:table-cell>
          <table:table-cell table:formula="of:=7.4+(1.3*[.B86]^1.1)" office:value-type="float" office:value="177.478950371782">
            <text:p>177,4789503718</text:p>
          </table:table-cell>
          <table:table-cell table:formula="of:=4.5+(3*[.B86]^0.9)" office:value-type="float" office:value="166.297800020794">
            <text:p>166,2978000208</text:p>
          </table:table-cell>
          <table:table-cell table:formula="of:=SUM([.E86:.J86])" office:value-type="float" office:value="1254.59731963553">
            <text:p>1254,5973196355</text:p>
          </table:table-cell>
        </table:table-row>
        <table:table-row table:style-name="ro1">
          <table:table-cell/>
          <table:table-cell table:formula="of:=[.B86]+1" office:value-type="float" office:value="85">
            <text:p>85</text:p>
          </table:table-cell>
          <table:table-cell table:formula="of:=188+(9*[.B87]^1.3)" office:value-type="float" office:value="3088.59512597358">
            <text:p>3088,5951259736</text:p>
          </table:table-cell>
          <table:table-cell table:formula="of:=48+(8*[.B87]^1.1)" office:value-type="float" office:value="1108.35381995393">
            <text:p>1108,3538199539</text:p>
          </table:table-cell>
          <table:table-cell table:formula="of:=3+(1.2*[.B87]^1.1)" office:value-type="float" office:value="162.053072993089">
            <text:p>162,0530729931</text:p>
          </table:table-cell>
          <table:table-cell table:formula="of:=5+(0.75*[.B87]^1.06)" office:value-type="float" office:value="88.2233751282045">
            <text:p>88,2233751282</text:p>
          </table:table-cell>
          <table:table-cell table:formula="of:=8.7+(2.1*[.B87]^1.18)" office:value-type="float" office:value="405.830851599874">
            <text:p>405,8308515999</text:p>
          </table:table-cell>
          <table:table-cell table:formula="of:=6+(1.8*[.B87]^1.12)" office:value-type="float" office:value="266.748429843947">
            <text:p>266,7484298439</text:p>
          </table:table-cell>
          <table:table-cell table:formula="of:=7.4+(1.3*[.B87]^1.1)" office:value-type="float" office:value="179.707495742513">
            <text:p>179,7074957425</text:p>
          </table:table-cell>
          <table:table-cell table:formula="of:=4.5+(3*[.B87]^0.9)" office:value-type="float" office:value="168.0303204807">
            <text:p>168,0303204807</text:p>
          </table:table-cell>
          <table:table-cell table:formula="of:=SUM([.E87:.J87])" office:value-type="float" office:value="1270.59354578833">
            <text:p>1270,5935457883</text:p>
          </table:table-cell>
        </table:table-row>
        <table:table-row table:style-name="ro1">
          <table:table-cell/>
          <table:table-cell table:formula="of:=[.B87]+1" office:value-type="float" office:value="86">
            <text:p>86</text:p>
          </table:table-cell>
          <table:table-cell table:formula="of:=188+(9*[.B88]^1.3)" office:value-type="float" office:value="3133.03524120023">
            <text:p>3133,0352412002</text:p>
          </table:table-cell>
          <table:table-cell table:formula="of:=48+(8*[.B88]^1.1)" office:value-type="float" office:value="1122.08408942588">
            <text:p>1122,0840894259</text:p>
          </table:table-cell>
          <table:table-cell table:formula="of:=3+(1.2*[.B88]^1.1)" office:value-type="float" office:value="164.112613413882">
            <text:p>164,1126134139</text:p>
          </table:table-cell>
          <table:table-cell table:formula="of:=5+(0.75*[.B88]^1.06)" office:value-type="float" office:value="89.2615845263949">
            <text:p>89,2615845264</text:p>
          </table:table-cell>
          <table:table-cell table:formula="of:=8.7+(2.1*[.B88]^1.18)" office:value-type="float" office:value="411.349780985422">
            <text:p>411,3497809854</text:p>
          </table:table-cell>
          <table:table-cell table:formula="of:=6+(1.8*[.B88]^1.12)" office:value-type="float" office:value="270.186590768327">
            <text:p>270,1865907683</text:p>
          </table:table-cell>
          <table:table-cell table:formula="of:=7.4+(1.3*[.B88]^1.1)" office:value-type="float" office:value="181.938664531705">
            <text:p>181,9386645317</text:p>
          </table:table-cell>
          <table:table-cell table:formula="of:=4.5+(3*[.B88]^0.9)" office:value-type="float" office:value="169.760803830434">
            <text:p>169,7608038304</text:p>
          </table:table-cell>
          <table:table-cell table:formula="of:=SUM([.E88:.J88])" office:value-type="float" office:value="1286.61003805616">
            <text:p>1286,6100380562</text:p>
          </table:table-cell>
        </table:table-row>
        <table:table-row table:style-name="ro1">
          <table:table-cell/>
          <table:table-cell table:formula="of:=[.B88]+1" office:value-type="float" office:value="87">
            <text:p>87</text:p>
          </table:table-cell>
          <table:table-cell table:formula="of:=188+(9*[.B89]^1.3)" office:value-type="float" office:value="3177.63065376934">
            <text:p>3177,6306537693</text:p>
          </table:table-cell>
          <table:table-cell table:formula="of:=48+(8*[.B89]^1.1)" office:value-type="float" office:value="1135.83033395548">
            <text:p>1135,8303339555</text:p>
          </table:table-cell>
          <table:table-cell table:formula="of:=3+(1.2*[.B89]^1.1)" office:value-type="float" office:value="166.174550093322">
            <text:p>166,1745500933</text:p>
          </table:table-cell>
          <table:table-cell table:formula="of:=5+(0.75*[.B89]^1.06)" office:value-type="float" office:value="90.3005185253011">
            <text:p>90,3005185253</text:p>
          </table:table-cell>
          <table:table-cell table:formula="of:=8.7+(2.1*[.B89]^1.18)" office:value-type="float" office:value="416.880273952859">
            <text:p>416,8802739529</text:p>
          </table:table-cell>
          <table:table-cell table:formula="of:=6+(1.8*[.B89]^1.12)" office:value-type="float" office:value="273.629552576928">
            <text:p>273,6295525769</text:p>
          </table:table-cell>
          <table:table-cell table:formula="of:=7.4+(1.3*[.B89]^1.1)" office:value-type="float" office:value="184.172429267765">
            <text:p>184,1724292678</text:p>
          </table:table-cell>
          <table:table-cell table:formula="of:=4.5+(3*[.B89]^0.9)" office:value-type="float" office:value="171.489276112092">
            <text:p>171,4892761121</text:p>
          </table:table-cell>
          <table:table-cell table:formula="of:=SUM([.E89:.J89])" office:value-type="float" office:value="1302.64660052827">
            <text:p>1302,6466005283</text:p>
          </table:table-cell>
        </table:table-row>
        <table:table-row table:style-name="ro1">
          <table:table-cell/>
          <table:table-cell table:formula="of:=[.B89]+1" office:value-type="float" office:value="88">
            <text:p>88</text:p>
          </table:table-cell>
          <table:table-cell table:formula="of:=188+(9*[.B90]^1.3)" office:value-type="float" office:value="3222.38011194971">
            <text:p>3222,3801119497</text:p>
          </table:table-cell>
          <table:table-cell table:formula="of:=48+(8*[.B90]^1.1)" office:value-type="float" office:value="1149.59238818116">
            <text:p>1149,5923881812</text:p>
          </table:table-cell>
          <table:table-cell table:formula="of:=3+(1.2*[.B90]^1.1)" office:value-type="float" office:value="168.238858227175">
            <text:p>168,2388582272</text:p>
          </table:table-cell>
          <table:table-cell table:formula="of:=5+(0.75*[.B90]^1.06)" office:value-type="float" office:value="91.3401692928567">
            <text:p>91,3401692929</text:p>
          </table:table-cell>
          <table:table-cell table:formula="of:=8.7+(2.1*[.B90]^1.18)" office:value-type="float" office:value="422.422221394438">
            <text:p>422,4222213944</text:p>
          </table:table-cell>
          <table:table-cell table:formula="of:=6+(1.8*[.B90]^1.12)" office:value-type="float" office:value="277.077266673424">
            <text:p>277,0772666734</text:p>
          </table:table-cell>
          <table:table-cell table:formula="of:=7.4+(1.3*[.B90]^1.1)" office:value-type="float" office:value="186.408763079439">
            <text:p>186,4087630794</text:p>
          </table:table-cell>
          <table:table-cell table:formula="of:=4.5+(3*[.B90]^0.9)" office:value-type="float" office:value="173.215762739489">
            <text:p>173,2157627395</text:p>
          </table:table-cell>
          <table:table-cell table:formula="of:=SUM([.E90:.J90])" office:value-type="float" office:value="1318.70304140682">
            <text:p>1318,7030414068</text:p>
          </table:table-cell>
        </table:table-row>
        <table:table-row table:style-name="ro1">
          <table:table-cell/>
          <table:table-cell table:formula="of:=[.B90]+1" office:value-type="float" office:value="89">
            <text:p>89</text:p>
          </table:table-cell>
          <table:table-cell table:formula="of:=188+(9*[.B91]^1.3)" office:value-type="float" office:value="3267.28238823424">
            <text:p>3267,2823882343</text:p>
          </table:table-cell>
          <table:table-cell table:formula="of:=48+(8*[.B91]^1.1)" office:value-type="float" office:value="1163.37009031395">
            <text:p>1163,370090314</text:p>
          </table:table-cell>
          <table:table-cell table:formula="of:=3+(1.2*[.B91]^1.1)" office:value-type="float" office:value="170.305513547093">
            <text:p>170,3055135471</text:p>
          </table:table-cell>
          <table:table-cell table:formula="of:=5+(0.75*[.B91]^1.06)" office:value-type="float" office:value="92.3805291697267">
            <text:p>92,3805291697</text:p>
          </table:table-cell>
          <table:table-cell table:formula="of:=8.7+(2.1*[.B91]^1.18)" office:value-type="float" office:value="427.975516461423">
            <text:p>427,9755164614</text:p>
          </table:table-cell>
          <table:table-cell table:formula="of:=6+(1.8*[.B91]^1.12)" office:value-type="float" office:value="280.529685500457">
            <text:p>280,5296855005</text:p>
          </table:table-cell>
          <table:table-cell table:formula="of:=7.4+(1.3*[.B91]^1.1)" office:value-type="float" office:value="188.647639676017">
            <text:p>188,647639676</text:p>
          </table:table-cell>
          <table:table-cell table:formula="of:=4.5+(3*[.B91]^0.9)" office:value-type="float" office:value="174.940288520279">
            <text:p>174,9402885203</text:p>
          </table:table-cell>
          <table:table-cell table:formula="of:=SUM([.E91:.J91])" office:value-type="float" office:value="1334.779172875">
            <text:p>1334,779172875</text:p>
          </table:table-cell>
        </table:table-row>
        <table:table-row table:style-name="ro1">
          <table:table-cell/>
          <table:table-cell table:formula="of:=[.B91]+1" office:value-type="float" office:value="90">
            <text:p>90</text:p>
          </table:table-cell>
          <table:table-cell table:formula="of:=188+(9*[.B92]^1.3)" office:value-type="float" office:value="3312.33627860373">
            <text:p>3312,3362786037</text:p>
          </table:table-cell>
          <table:table-cell table:formula="of:=48+(8*[.B92]^1.1)" office:value-type="float" office:value="1177.16328202094">
            <text:p>1177,163282021</text:p>
          </table:table-cell>
          <table:table-cell table:formula="of:=3+(1.2*[.B92]^1.1)" office:value-type="float" office:value="172.374492303142">
            <text:p>172,3744923031</text:p>
          </table:table-cell>
          <table:table-cell table:formula="of:=5+(0.75*[.B92]^1.06)" office:value-type="float" office:value="93.4215906635997">
            <text:p>93,4215906636</text:p>
          </table:table-cell>
          <table:table-cell table:formula="of:=8.7+(2.1*[.B92]^1.18)" office:value-type="float" office:value="433.540054492425">
            <text:p>433,5400544924</text:p>
          </table:table-cell>
          <table:table-cell table:formula="of:=6+(1.8*[.B92]^1.12)" office:value-type="float" office:value="283.986762505998">
            <text:p>283,986762506</text:p>
          </table:table-cell>
          <table:table-cell table:formula="of:=7.4+(1.3*[.B92]^1.1)" office:value-type="float" office:value="190.889033328403">
            <text:p>190,8890333284</text:p>
          </table:table-cell>
          <table:table-cell table:formula="of:=4.5+(3*[.B92]^0.9)" office:value-type="float" office:value="176.662877677061">
            <text:p>176,6628776771</text:p>
          </table:table-cell>
          <table:table-cell table:formula="of:=SUM([.E92:.J92])" office:value-type="float" office:value="1350.87481097063">
            <text:p>1350,8748109706</text:p>
          </table:table-cell>
        </table:table-row>
        <table:table-row table:style-name="ro1">
          <table:table-cell/>
          <table:table-cell table:formula="of:=[.B92]+1" office:value-type="float" office:value="91">
            <text:p>91</text:p>
          </table:table-cell>
          <table:table-cell table:formula="of:=188+(9*[.B93]^1.3)" office:value-type="float" office:value="3357.54060182099">
            <text:p>3357,540601821</text:p>
          </table:table-cell>
          <table:table-cell table:formula="of:=48+(8*[.B93]^1.1)" office:value-type="float" office:value="1190.97180831389">
            <text:p>1190,9718083139</text:p>
          </table:table-cell>
          <table:table-cell table:formula="of:=3+(1.2*[.B93]^1.1)" office:value-type="float" office:value="174.445771247084">
            <text:p>174,4457712471</text:p>
          </table:table-cell>
          <table:table-cell table:formula="of:=5+(0.75*[.B93]^1.06)" office:value-type="float" office:value="94.4633464437292">
            <text:p>94,4633464437</text:p>
          </table:table-cell>
          <table:table-cell table:formula="of:=8.7+(2.1*[.B93]^1.18)" office:value-type="float" office:value="439.115732944799">
            <text:p>439,1157329448</text:p>
          </table:table-cell>
          <table:table-cell table:formula="of:=6+(1.8*[.B93]^1.12)" office:value-type="float" office:value="287.448452111146">
            <text:p>287,4484521111</text:p>
          </table:table-cell>
          <table:table-cell table:formula="of:=7.4+(1.3*[.B93]^1.1)" office:value-type="float" office:value="193.132918851008">
            <text:p>193,132918851</text:p>
          </table:table-cell>
          <table:table-cell table:formula="of:=4.5+(3*[.B93]^0.9)" office:value-type="float" office:value="178.383553867515">
            <text:p>178,3835538675</text:p>
          </table:table-cell>
          <table:table-cell table:formula="of:=SUM([.E93:.J93])" office:value-type="float" office:value="1366.98977546528">
            <text:p>1366,9897754653</text:p>
          </table:table-cell>
        </table:table-row>
        <table:table-row table:style-name="ro1">
          <table:table-cell/>
          <table:table-cell table:formula="of:=[.B93]+1" office:value-type="float" office:value="92">
            <text:p>92</text:p>
          </table:table-cell>
          <table:table-cell table:formula="of:=188+(9*[.B94]^1.3)" office:value-type="float" office:value="3402.89419875376">
            <text:p>3402,8941987538</text:p>
          </table:table-cell>
          <table:table-cell table:formula="of:=48+(8*[.B94]^1.1)" office:value-type="float" office:value="1204.79551744256">
            <text:p>1204,7955174426</text:p>
          </table:table-cell>
          <table:table-cell table:formula="of:=3+(1.2*[.B94]^1.1)" office:value-type="float" office:value="176.519327616383">
            <text:p>176,5193276164</text:p>
          </table:table-cell>
          <table:table-cell table:formula="of:=5+(0.75*[.B94]^1.06)" office:value-type="float" office:value="95.5057893357117">
            <text:p>95,5057893357</text:p>
          </table:table-cell>
          <table:table-cell table:formula="of:=8.7+(2.1*[.B94]^1.18)" office:value-type="float" office:value="444.702451328911">
            <text:p>444,7024513289</text:p>
          </table:table-cell>
          <table:table-cell table:formula="of:=6+(1.8*[.B94]^1.12)" office:value-type="float" office:value="290.914709679312">
            <text:p>290,9147096793</text:p>
          </table:table-cell>
          <table:table-cell table:formula="of:=7.4+(1.3*[.B94]^1.1)" office:value-type="float" office:value="195.379271584415">
            <text:p>195,3792715844</text:p>
          </table:table-cell>
          <table:table-cell table:formula="of:=4.5+(3*[.B94]^0.9)" office:value-type="float" office:value="180.102340203646">
            <text:p>180,1023402036</text:p>
          </table:table-cell>
          <table:table-cell table:formula="of:=SUM([.E94:.J94])" office:value-type="float" office:value="1383.12388974838">
            <text:p>1383,1238897484</text:p>
          </table:table-cell>
        </table:table-row>
        <table:table-row table:style-name="ro1">
          <table:table-cell/>
          <table:table-cell table:formula="of:=[.B94]+1" office:value-type="float" office:value="93">
            <text:p>93</text:p>
          </table:table-cell>
          <table:table-cell table:formula="of:=188+(9*[.B95]^1.3)" office:value-type="float" office:value="3448.39593172481">
            <text:p>3448,3959317248</text:p>
          </table:table-cell>
          <table:table-cell table:formula="of:=48+(8*[.B95]^1.1)" office:value-type="float" office:value="1218.63426079255">
            <text:p>1218,6342607926</text:p>
          </table:table-cell>
          <table:table-cell table:formula="of:=3+(1.2*[.B95]^1.1)" office:value-type="float" office:value="178.595139118883">
            <text:p>178,5951391189</text:p>
          </table:table-cell>
          <table:table-cell table:formula="of:=5+(0.75*[.B95]^1.06)" office:value-type="float" office:value="96.5489123164886">
            <text:p>96,5489123165</text:p>
          </table:table-cell>
          <table:table-cell table:formula="of:=8.7+(2.1*[.B95]^1.18)" office:value-type="float" office:value="450.30011114514">
            <text:p>450,3001111451</text:p>
          </table:table-cell>
          <table:table-cell table:formula="of:=6+(1.8*[.B95]^1.12)" office:value-type="float" office:value="294.385491486697">
            <text:p>294,3854914867</text:p>
          </table:table-cell>
          <table:table-cell table:formula="of:=7.4+(1.3*[.B95]^1.1)" office:value-type="float" office:value="197.628067378789">
            <text:p>197,6280673788</text:p>
          </table:table-cell>
          <table:table-cell table:formula="of:=4.5+(3*[.B95]^0.9)" office:value-type="float" office:value="181.819259270155">
            <text:p>181,8192592702</text:p>
          </table:table-cell>
          <table:table-cell table:formula="of:=SUM([.E95:.J95])" office:value-type="float" office:value="1399.27698071615">
            <text:p>1399,2769807162</text:p>
          </table:table-cell>
        </table:table-row>
        <table:table-row table:style-name="ro1">
          <table:table-cell/>
          <table:table-cell table:formula="of:=[.B95]+1" office:value-type="float" office:value="94">
            <text:p>94</text:p>
          </table:table-cell>
          <table:table-cell table:formula="of:=188+(9*[.B96]^1.3)" office:value-type="float" office:value="3494.04468388805">
            <text:p>3494,0446838881</text:p>
          </table:table-cell>
          <table:table-cell table:formula="of:=48+(8*[.B96]^1.1)" office:value-type="float" office:value="1232.48789278752">
            <text:p>1232,4878927875</text:p>
          </table:table-cell>
          <table:table-cell table:formula="of:=3+(1.2*[.B96]^1.1)" office:value-type="float" office:value="180.673183918128">
            <text:p>180,6731839181</text:p>
          </table:table-cell>
          <table:table-cell table:formula="of:=5+(0.75*[.B96]^1.06)" office:value-type="float" office:value="97.5927085095596">
            <text:p>97,5927085096</text:p>
          </table:table-cell>
          <table:table-cell table:formula="of:=8.7+(2.1*[.B96]^1.18)" office:value-type="float" office:value="455.90861582348">
            <text:p>455,9086158235</text:p>
          </table:table-cell>
          <table:table-cell table:formula="of:=6+(1.8*[.B96]^1.12)" office:value-type="float" office:value="297.860754694001">
            <text:p>297,860754694</text:p>
          </table:table-cell>
          <table:table-cell table:formula="of:=7.4+(1.3*[.B96]^1.1)" office:value-type="float" office:value="199.879282577972">
            <text:p>199,879282578</text:p>
          </table:table-cell>
          <table:table-cell table:formula="of:=4.5+(3*[.B96]^0.9)" office:value-type="float" office:value="183.534333142012">
            <text:p>183,534333142</text:p>
          </table:table-cell>
          <table:table-cell table:formula="of:=SUM([.E96:.J96])" office:value-type="float" office:value="1415.44887866515">
            <text:p>1415,4488786652</text:p>
          </table:table-cell>
        </table:table-row>
        <table:table-row table:style-name="ro1">
          <table:table-cell/>
          <table:table-cell table:formula="of:=[.B96]+1" office:value-type="float" office:value="95">
            <text:p>95</text:p>
          </table:table-cell>
          <table:table-cell table:formula="of:=188+(9*[.B97]^1.3)" office:value-type="float" office:value="3539.83935862912">
            <text:p>3539,8393586291</text:p>
          </table:table-cell>
          <table:table-cell table:formula="of:=48+(8*[.B97]^1.1)" office:value-type="float" office:value="1246.35627079534">
            <text:p>1246,3562707953</text:p>
          </table:table-cell>
          <table:table-cell table:formula="of:=3+(1.2*[.B97]^1.1)" office:value-type="float" office:value="182.753440619301">
            <text:p>182,7534406193</text:p>
          </table:table-cell>
          <table:table-cell table:formula="of:=5+(0.75*[.B97]^1.06)" office:value-type="float" office:value="98.6371711803973">
            <text:p>98,6371711804</text:p>
          </table:table-cell>
          <table:table-cell table:formula="of:=8.7+(2.1*[.B97]^1.18)" office:value-type="float" office:value="461.52787066558">
            <text:p>461,5278706656</text:p>
          </table:table-cell>
          <table:table-cell table:formula="of:=6+(1.8*[.B97]^1.12)" office:value-type="float" office:value="301.34045731931">
            <text:p>301,3404573193</text:p>
          </table:table-cell>
          <table:table-cell table:formula="of:=7.4+(1.3*[.B97]^1.1)" office:value-type="float" office:value="202.132894004243">
            <text:p>202,1328940042</text:p>
          </table:table-cell>
          <table:table-cell table:formula="of:=4.5+(3*[.B97]^0.9)" office:value-type="float" office:value="185.247583401257">
            <text:p>185,2475834013</text:p>
          </table:table-cell>
          <table:table-cell table:formula="of:=SUM([.E97:.J97])" office:value-type="float" office:value="1431.63941719009">
            <text:p>1431,6394171901</text:p>
          </table:table-cell>
        </table:table-row>
        <table:table-row table:style-name="ro1">
          <table:table-cell/>
          <table:table-cell table:formula="of:=[.B97]+1" office:value-type="float" office:value="96">
            <text:p>96</text:p>
          </table:table-cell>
          <table:table-cell table:formula="of:=188+(9*[.B98]^1.3)" office:value-type="float" office:value="3585.77887898949">
            <text:p>3585,7788789895</text:p>
          </table:table-cell>
          <table:table-cell table:formula="of:=48+(8*[.B98]^1.1)" office:value-type="float" office:value="1260.2392550382">
            <text:p>1260,2392550382</text:p>
          </table:table-cell>
          <table:table-cell table:formula="of:=3+(1.2*[.B98]^1.1)" office:value-type="float" office:value="184.83588825573">
            <text:p>184,8358882557</text:p>
          </table:table-cell>
          <table:table-cell table:formula="of:=5+(0.75*[.B98]^1.06)" office:value-type="float" office:value="99.6822937320516">
            <text:p>99,6822937321</text:p>
          </table:table-cell>
          <table:table-cell table:formula="of:=8.7+(2.1*[.B98]^1.18)" office:value-type="float" office:value="467.157782789141">
            <text:p>467,1577827891</text:p>
          </table:table-cell>
          <table:table-cell table:formula="of:=6+(1.8*[.B98]^1.12)" office:value-type="float" office:value="304.824558212083">
            <text:p>304,8245582121</text:p>
          </table:table-cell>
          <table:table-cell table:formula="of:=7.4+(1.3*[.B98]^1.1)" office:value-type="float" office:value="204.388878943707">
            <text:p>204,3888789437</text:p>
          </table:table-cell>
          <table:table-cell table:formula="of:=4.5+(3*[.B98]^0.9)" office:value-type="float" office:value="186.959031153079">
            <text:p>186,9590311531</text:p>
          </table:table-cell>
          <table:table-cell table:formula="of:=SUM([.E98:.J98])" office:value-type="float" office:value="1447.84843308579">
            <text:p>1447,8484330858</text:p>
          </table:table-cell>
        </table:table-row>
        <table:table-row table:style-name="ro1">
          <table:table-cell/>
          <table:table-cell table:formula="of:=[.B98]+1" office:value-type="float" office:value="97">
            <text:p>97</text:p>
          </table:table-cell>
          <table:table-cell table:formula="of:=188+(9*[.B99]^1.3)" office:value-type="float" office:value="3631.86218711267">
            <text:p>3631,8621871127</text:p>
          </table:table-cell>
          <table:table-cell table:formula="of:=48+(8*[.B99]^1.1)" office:value-type="float" office:value="1274.13670850632">
            <text:p>1274,1367085063</text:p>
          </table:table-cell>
          <table:table-cell table:formula="of:=3+(1.2*[.B99]^1.1)" office:value-type="float" office:value="186.920506275947">
            <text:p>186,9205062759</text:p>
          </table:table-cell>
          <table:table-cell table:formula="of:=5+(0.75*[.B99]^1.06)" office:value-type="float" office:value="100.728069700935">
            <text:p>100,7280697009</text:p>
          </table:table-cell>
          <table:table-cell table:formula="of:=8.7+(2.1*[.B99]^1.18)" office:value-type="float" office:value="472.798261074504">
            <text:p>472,7982610745</text:p>
          </table:table-cell>
          <table:table-cell table:formula="of:=6+(1.8*[.B99]^1.12)" office:value-type="float" office:value="308.31301702819">
            <text:p>308,3130170282</text:p>
          </table:table-cell>
          <table:table-cell table:formula="of:=7.4+(1.3*[.B99]^1.1)" office:value-type="float" office:value="206.647215132276">
            <text:p>206,6472151323</text:p>
          </table:table-cell>
          <table:table-cell table:formula="of:=4.5+(3*[.B99]^0.9)" office:value-type="float" office:value="188.668697041205">
            <text:p>188,6686970412</text:p>
          </table:table-cell>
          <table:table-cell table:formula="of:=SUM([.E99:.J99])" office:value-type="float" office:value="1464.07576625306">
            <text:p>1464,0757662531</text:p>
          </table:table-cell>
        </table:table-row>
        <table:table-row table:style-name="ro1">
          <table:table-cell/>
          <table:table-cell table:formula="of:=[.B99]+1" office:value-type="float" office:value="98">
            <text:p>98</text:p>
          </table:table-cell>
          <table:table-cell table:formula="of:=188+(9*[.B100]^1.3)" office:value-type="float" office:value="3678.08824371169">
            <text:p>3678,0882437117</text:p>
          </table:table-cell>
          <table:table-cell table:formula="of:=48+(8*[.B100]^1.1)" office:value-type="float" office:value="1288.04849687514">
            <text:p>1288,0484968751</text:p>
          </table:table-cell>
          <table:table-cell table:formula="of:=3+(1.2*[.B100]^1.1)" office:value-type="float" office:value="189.00727453127">
            <text:p>189,0072745313</text:p>
          </table:table-cell>
          <table:table-cell table:formula="of:=5+(0.75*[.B100]^1.06)" office:value-type="float" office:value="101.774492752778">
            <text:p>101,7744927528</text:p>
          </table:table-cell>
          <table:table-cell table:formula="of:=8.7+(2.1*[.B100]^1.18)" office:value-type="float" office:value="478.449216113364">
            <text:p>478,4492161134</text:p>
          </table:table-cell>
          <table:table-cell table:formula="of:=6+(1.8*[.B100]^1.12)" office:value-type="float" office:value="311.805794205958">
            <text:p>311,805794206</text:p>
          </table:table-cell>
          <table:table-cell table:formula="of:=7.4+(1.3*[.B100]^1.1)" office:value-type="float" office:value="208.90788074221">
            <text:p>208,9078807422</text:p>
          </table:table-cell>
          <table:table-cell table:formula="of:=4.5+(3*[.B100]^0.9)" office:value-type="float" office:value="190.376601262644">
            <text:p>190,3766012626</text:p>
          </table:table-cell>
          <table:table-cell table:formula="of:=SUM([.E100:.J100])" office:value-type="float" office:value="1480.32125960822">
            <text:p>1480,3212596082</text:p>
          </table:table-cell>
        </table:table-row>
        <table:table-row table:style-name="ro1">
          <table:table-cell/>
          <table:table-cell table:formula="of:=[.B100]+1" office:value-type="float" office:value="99">
            <text:p>99</text:p>
          </table:table-cell>
          <table:table-cell table:formula="of:=188+(9*[.B101]^1.3)" office:value-type="float" office:value="3724.45602755666">
            <text:p>3724,4560275567</text:p>
          </table:table-cell>
          <table:table-cell table:formula="of:=48+(8*[.B101]^1.1)" office:value-type="float" office:value="1301.97448842582">
            <text:p>1301,9744884258</text:p>
          </table:table-cell>
          <table:table-cell table:formula="of:=3+(1.2*[.B101]^1.1)" office:value-type="float" office:value="191.096173263874">
            <text:p>191,0961732639</text:p>
          </table:table-cell>
          <table:table-cell table:formula="of:=5+(0.75*[.B101]^1.06)" office:value-type="float" office:value="102.82155667875">
            <text:p>102,8215566788</text:p>
          </table:table-cell>
          <table:table-cell table:formula="of:=8.7+(2.1*[.B101]^1.18)" office:value-type="float" office:value="484.110560159468">
            <text:p>484,1105601595</text:p>
          </table:table-cell>
          <table:table-cell table:formula="of:=6+(1.8*[.B101]^1.12)" office:value-type="float" office:value="315.302850943155">
            <text:p>315,3028509432</text:p>
          </table:table-cell>
          <table:table-cell table:formula="of:=7.4+(1.3*[.B101]^1.1)" office:value-type="float" office:value="211.170854369196">
            <text:p>211,1708543692</text:p>
          </table:table-cell>
          <table:table-cell table:formula="of:=4.5+(3*[.B101]^0.9)" office:value-type="float" office:value="192.082763581808">
            <text:p>192,0827635818</text:p>
          </table:table-cell>
          <table:table-cell table:formula="of:=SUM([.E101:.J101])" office:value-type="float" office:value="1496.58475899625">
            <text:p>1496,5847589963</text:p>
          </table:table-cell>
        </table:table-row>
      </table:table>
      <table:table table:name="Kolibri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2">
          <table:table-cell office:value-type="string">
            <text:p>Stats</text:p>
          </table:table-cell>
          <table:table-cell office:value-type="string">
            <text:p>LVL</text:p>
          </table:table-cell>
          <table:table-cell office:value-type="string">
            <text:p>HP</text:p>
          </table:table-cell>
          <table:table-cell office:value-type="string">
            <text:p>MP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office:value-type="string">
            <text:p>MAG</text:p>
          </table:table-cell>
          <table:table-cell office:value-type="string">
            <text:p>MDEF</text:p>
          </table:table-cell>
          <table:table-cell office:value-type="string">
            <text:p>AGI</text:p>
          </table:table-cell>
          <table:table-cell office:value-type="string">
            <text:p>LUK</text:p>
          </table:table-cell>
          <table:table-cell office:value-type="string">
            <text:p>Total (sans HP/MP)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10+(11*[.B3]^1.4)" office:value-type="float" office:value="221">
            <text:p>221</text:p>
          </table:table-cell>
          <table:table-cell table:formula="of:=31+(6.3*[.B3]^1.05)" office:value-type="float" office:value="37.3">
            <text:p>37,3</text:p>
          </table:table-cell>
          <table:table-cell table:formula="of:=11+(2.5*[.B3]^0.95)" office:value-type="float" office:value="13.5">
            <text:p>13,5</text:p>
          </table:table-cell>
          <table:table-cell table:formula="of:=4.2+(1.6*[.B3]^1.1)" office:value-type="float" office:value="5.8">
            <text:p>5,8</text:p>
          </table:table-cell>
          <table:table-cell table:formula="of:=8.7+(4.5*[.B3]^0.95)" office:value-type="float" office:value="13.2">
            <text:p>13,2</text:p>
          </table:table-cell>
          <table:table-cell table:formula="of:=3.2+(1.5*[.B3]^0.95)" office:value-type="float" office:value="4.7">
            <text:p>4,7</text:p>
          </table:table-cell>
          <table:table-cell table:formula="of:=9+(1.8*[.B3]^1.2)" office:value-type="float" office:value="10.8">
            <text:p>10,8</text:p>
          </table:table-cell>
          <table:table-cell table:formula="of:=5.2+(2.5*[.B3]^0.8)" office:value-type="float" office:value="7.7">
            <text:p>7,7</text:p>
          </table:table-cell>
          <table:table-cell table:formula="of:=SUM([.E3:.J3])" office:value-type="float" office:value="55.7">
            <text:p>55,7</text:p>
          </table:table-cell>
        </table:table-row>
        <table:table-row table:style-name="ro1">
          <table:table-cell/>
          <table:table-cell table:formula="of:=[.B3]+1" office:value-type="float" office:value="2">
            <text:p>2</text:p>
          </table:table-cell>
          <table:table-cell table:formula="of:=210+(11*[.B4]^1.4)" office:value-type="float" office:value="239.029174037004">
            <text:p>239,029174037</text:p>
          </table:table-cell>
          <table:table-cell table:formula="of:=31+(6.3*[.B4]^1.05)" office:value-type="float" office:value="44.0443380404014">
            <text:p>44,0443380404</text:p>
          </table:table-cell>
          <table:table-cell table:formula="of:=11+(2.5*[.B4]^0.95)" office:value-type="float" office:value="15.8296816446242">
            <text:p>15,8296816446</text:p>
          </table:table-cell>
          <table:table-cell table:formula="of:=4.2+(1.6*[.B4]^1.1)" office:value-type="float" office:value="7.62967508011614">
            <text:p>7,6296750801</text:p>
          </table:table-cell>
          <table:table-cell table:formula="of:=8.7+(4.5*[.B4]^0.95)" office:value-type="float" office:value="17.3934269603236">
            <text:p>17,3934269603</text:p>
          </table:table-cell>
          <table:table-cell table:formula="of:=3.2+(1.5*[.B4]^0.95)" office:value-type="float" office:value="6.09780898677454">
            <text:p>6,0978089868</text:p>
          </table:table-cell>
          <table:table-cell table:formula="of:=9+(1.8*[.B4]^1.2)" office:value-type="float" office:value="13.1353140779893">
            <text:p>13,135314078</text:p>
          </table:table-cell>
          <table:table-cell table:formula="of:=5.2+(2.5*[.B4]^0.8)" office:value-type="float" office:value="9.55275281648062">
            <text:p>9,5527528165</text:p>
          </table:table-cell>
          <table:table-cell table:formula="of:=SUM([.E4:.J4])" office:value-type="float" office:value="69.6386595663085">
            <text:p>69,6386595663</text:p>
          </table:table-cell>
        </table:table-row>
        <table:table-row table:style-name="ro1">
          <table:table-cell/>
          <table:table-cell table:formula="of:=[.B4]+1" office:value-type="float" office:value="3">
            <text:p>3</text:p>
          </table:table-cell>
          <table:table-cell table:formula="of:=210+(11*[.B5]^1.4)" office:value-type="float" office:value="261.210903939207">
            <text:p>261,2109039392</text:p>
          </table:table-cell>
          <table:table-cell table:formula="of:=31+(6.3*[.B5]^1.05)" office:value-type="float" office:value="50.9672321315863">
            <text:p>50,9672321316</text:p>
          </table:table-cell>
          <table:table-cell table:formula="of:=11+(2.5*[.B5]^0.95)" office:value-type="float" office:value="18.0991311698012">
            <text:p>18,0991311698</text:p>
          </table:table-cell>
          <table:table-cell table:formula="of:=4.2+(1.6*[.B5]^1.1)" office:value-type="float" office:value="9.55739123536274">
            <text:p>9,5573912354</text:p>
          </table:table-cell>
          <table:table-cell table:formula="of:=8.7+(4.5*[.B5]^0.95)" office:value-type="float" office:value="21.4784361056422">
            <text:p>21,4784361056</text:p>
          </table:table-cell>
          <table:table-cell table:formula="of:=3.2+(1.5*[.B5]^0.95)" office:value-type="float" office:value="7.45947870188072">
            <text:p>7,4594787019</text:p>
          </table:table-cell>
          <table:table-cell table:formula="of:=9+(1.8*[.B5]^1.2)" office:value-type="float" office:value="15.7269470739238">
            <text:p>15,7269470739</text:p>
          </table:table-cell>
          <table:table-cell table:formula="of:=5.2+(2.5*[.B5]^0.8)" office:value-type="float" office:value="11.2205617132017">
            <text:p>11,2205617132</text:p>
          </table:table-cell>
          <table:table-cell table:formula="of:=SUM([.E5:.J5])" office:value-type="float" office:value="83.5419459998123">
            <text:p>83,5419459998</text:p>
          </table:table-cell>
        </table:table-row>
        <table:table-row table:style-name="ro1">
          <table:table-cell/>
          <table:table-cell table:formula="of:=[.B5]+1" office:value-type="float" office:value="4">
            <text:p>4</text:p>
          </table:table-cell>
          <table:table-cell table:formula="of:=210+(11*[.B6]^1.4)" office:value-type="float" office:value="286.608449570059">
            <text:p>286,6084495701</text:p>
          </table:table-cell>
          <table:table-cell table:formula="of:=31+(6.3*[.B6]^1.05)" office:value-type="float" office:value="58.0086912559146">
            <text:p>58,0086912559</text:p>
          </table:table-cell>
          <table:table-cell table:formula="of:=11+(2.5*[.B6]^0.95)" office:value-type="float" office:value="20.3303299153681">
            <text:p>20,3303299154</text:p>
          </table:table-cell>
          <table:table-cell table:formula="of:=4.2+(1.6*[.B6]^1.1)" office:value-type="float" office:value="11.551669471981">
            <text:p>11,551669472</text:p>
          </table:table-cell>
          <table:table-cell table:formula="of:=8.7+(4.5*[.B6]^0.95)" office:value-type="float" office:value="25.4945938476625">
            <text:p>25,4945938477</text:p>
          </table:table-cell>
          <table:table-cell table:formula="of:=3.2+(1.5*[.B6]^0.95)" office:value-type="float" office:value="8.79819794922085">
            <text:p>8,7981979492</text:p>
          </table:table-cell>
          <table:table-cell table:formula="of:=9+(1.8*[.B6]^1.2)" office:value-type="float" office:value="18.5004569575648">
            <text:p>18,5004569576</text:p>
          </table:table-cell>
          <table:table-cell table:formula="of:=5.2+(2.5*[.B6]^0.8)" office:value-type="float" office:value="12.778582832552">
            <text:p>12,7785828326</text:p>
          </table:table-cell>
          <table:table-cell table:formula="of:=SUM([.E6:.J6])" office:value-type="float" office:value="97.4538309743493">
            <text:p>97,4538309743</text:p>
          </table:table-cell>
        </table:table-row>
        <table:table-row table:style-name="ro1">
          <table:table-cell/>
          <table:table-cell table:formula="of:=[.B6]+1" office:value-type="float" office:value="5">
            <text:p>5</text:p>
          </table:table-cell>
          <table:table-cell table:formula="of:=210+(11*[.B7]^1.4)" office:value-type="float" office:value="314.700966629373">
            <text:p>314,7009666294</text:p>
          </table:table-cell>
          <table:table-cell table:formula="of:=31+(6.3*[.B7]^1.05)" office:value-type="float" office:value="65.1396491821326">
            <text:p>65,1396491821</text:p>
          </table:table-cell>
          <table:table-cell table:formula="of:=11+(2.5*[.B7]^0.95)" office:value-type="float" office:value="22.5335104323824">
            <text:p>22,5335104324</text:p>
          </table:table-cell>
          <table:table-cell table:formula="of:=4.2+(1.6*[.B7]^1.1)" office:value-type="float" office:value="13.5969515447042">
            <text:p>13,5969515447</text:p>
          </table:table-cell>
          <table:table-cell table:formula="of:=8.7+(4.5*[.B7]^0.95)" office:value-type="float" office:value="29.4603187782882">
            <text:p>29,4603187783</text:p>
          </table:table-cell>
          <table:table-cell table:formula="of:=3.2+(1.5*[.B7]^0.95)" office:value-type="float" office:value="10.1201062594294">
            <text:p>10,1201062594</text:p>
          </table:table-cell>
          <table:table-cell table:formula="of:=9+(1.8*[.B7]^1.2)" office:value-type="float" office:value="21.4175669531509">
            <text:p>21,4175669532</text:p>
          </table:table-cell>
          <table:table-cell table:formula="of:=5.2+(2.5*[.B7]^0.8)" office:value-type="float" office:value="14.2597457959712">
            <text:p>14,259745796</text:p>
          </table:table-cell>
          <table:table-cell table:formula="of:=SUM([.E7:.J7])" office:value-type="float" office:value="111.388199763926">
            <text:p>111,3881997639</text:p>
          </table:table-cell>
        </table:table-row>
        <table:table-row table:style-name="ro1">
          <table:table-cell/>
          <table:table-cell table:formula="of:=[.B7]+1" office:value-type="float" office:value="6">
            <text:p>6</text:p>
          </table:table-cell>
          <table:table-cell table:formula="of:=210+(11*[.B8]^1.4)" office:value-type="float" office:value="345.146385731228">
            <text:p>345,1463857312</text:p>
          </table:table-cell>
          <table:table-cell table:formula="of:=31+(6.3*[.B8]^1.05)" office:value-type="float" office:value="72.3427501040595">
            <text:p>72,3427501041</text:p>
          </table:table-cell>
          <table:table-cell table:formula="of:=11+(2.5*[.B8]^0.95)" office:value-type="float" office:value="24.7146174014274">
            <text:p>24,7146174014</text:p>
          </table:table-cell>
          <table:table-cell table:formula="of:=4.2+(1.6*[.B8]^1.1)" office:value-type="float" office:value="15.6838195089726">
            <text:p>15,683819509</text:p>
          </table:table-cell>
          <table:table-cell table:formula="of:=8.7+(4.5*[.B8]^0.95)" office:value-type="float" office:value="33.3863113225694">
            <text:p>33,3863113226</text:p>
          </table:table-cell>
          <table:table-cell table:formula="of:=3.2+(1.5*[.B8]^0.95)" office:value-type="float" office:value="11.4287704408565">
            <text:p>11,4287704409</text:p>
          </table:table-cell>
          <table:table-cell table:formula="of:=9+(1.8*[.B8]^1.2)" office:value-type="float" office:value="24.4544660759368">
            <text:p>24,4544660759</text:p>
          </table:table-cell>
          <table:table-cell table:formula="of:=5.2+(2.5*[.B8]^0.8)" office:value-type="float" office:value="15.6824067815737">
            <text:p>15,6824067816</text:p>
          </table:table-cell>
          <table:table-cell table:formula="of:=SUM([.E8:.J8])" office:value-type="float" office:value="125.350391531336">
            <text:p>125,3503915313</text:p>
          </table:table-cell>
        </table:table-row>
        <table:table-row table:style-name="ro1">
          <table:table-cell/>
          <table:table-cell table:formula="of:=[.B8]+1" office:value-type="float" office:value="7">
            <text:p>7</text:p>
          </table:table-cell>
          <table:table-cell table:formula="of:=210+(11*[.B9]^1.4)" office:value-type="float" office:value="377.698794685174">
            <text:p>377,6987946852</text:p>
          </table:table-cell>
          <table:table-cell table:formula="of:=31+(6.3*[.B9]^1.05)" office:value-type="float" office:value="79.6064039092342">
            <text:p>79,6064039092</text:p>
          </table:table-cell>
          <table:table-cell table:formula="of:=11+(2.5*[.B9]^0.95)" office:value-type="float" office:value="26.8775374833558">
            <text:p>26,8775374834</text:p>
          </table:table-cell>
          <table:table-cell table:formula="of:=4.2+(1.6*[.B9]^1.1)" office:value-type="float" office:value="17.8059172932376">
            <text:p>17,8059172932</text:p>
          </table:table-cell>
          <table:table-cell table:formula="of:=8.7+(4.5*[.B9]^0.95)" office:value-type="float" office:value="37.2795674700405">
            <text:p>37,27956747</text:p>
          </table:table-cell>
          <table:table-cell table:formula="of:=3.2+(1.5*[.B9]^0.95)" office:value-type="float" office:value="12.7265224900135">
            <text:p>12,72652249</text:p>
          </table:table-cell>
          <table:table-cell table:formula="of:=9+(1.8*[.B9]^1.2)" office:value-type="float" office:value="27.5947418360914">
            <text:p>27,5947418361</text:p>
          </table:table-cell>
          <table:table-cell table:formula="of:=5.2+(2.5*[.B9]^0.8)" office:value-type="float" office:value="17.0581909845084">
            <text:p>17,0581909845</text:p>
          </table:table-cell>
          <table:table-cell table:formula="of:=SUM([.E9:.J9])" office:value-type="float" office:value="139.342477557247">
            <text:p>139,3424775572</text:p>
          </table:table-cell>
        </table:table-row>
        <table:table-row table:style-name="ro1">
          <table:table-cell/>
          <table:table-cell table:formula="of:=[.B9]+1" office:value-type="float" office:value="8">
            <text:p>8</text:p>
          </table:table-cell>
          <table:table-cell table:formula="of:=210+(11*[.B10]^1.4)" office:value-type="float" office:value="412.170910479478">
            <text:p>412,1709104795</text:p>
          </table:table-cell>
          <table:table-cell table:formula="of:=31+(6.3*[.B10]^1.05)" office:value-type="float" office:value="86.9223013922194">
            <text:p>86,9223013922</text:p>
          </table:table-cell>
          <table:table-cell table:formula="of:=11+(2.5*[.B10]^0.95)" office:value-type="float" office:value="29.0250092522166">
            <text:p>29,0250092522</text:p>
          </table:table-cell>
          <table:table-cell table:formula="of:=4.2+(1.6*[.B10]^1.1)" office:value-type="float" office:value="19.9586484908149">
            <text:p>19,9586484908</text:p>
          </table:table-cell>
          <table:table-cell table:formula="of:=8.7+(4.5*[.B10]^0.95)" office:value-type="float" office:value="41.1450166539899">
            <text:p>41,145016654</text:p>
          </table:table-cell>
          <table:table-cell table:formula="of:=3.2+(1.5*[.B10]^0.95)" office:value-type="float" office:value="14.01500555133">
            <text:p>14,0150055513</text:p>
          </table:table-cell>
          <table:table-cell table:formula="of:=9+(1.8*[.B10]^1.2)" office:value-type="float" office:value="30.8263185577497">
            <text:p>30,8263185577</text:p>
          </table:table-cell>
          <table:table-cell table:formula="of:=5.2+(2.5*[.B10]^0.8)" office:value-type="float" office:value="18.3950791077289">
            <text:p>18,3950791077</text:p>
          </table:table-cell>
          <table:table-cell table:formula="of:=SUM([.E10:.J10])" office:value-type="float" office:value="153.36507761383">
            <text:p>153,3650776138</text:p>
          </table:table-cell>
        </table:table-row>
        <table:table-row table:style-name="ro1">
          <table:table-cell/>
          <table:table-cell table:formula="of:=[.B10]+1" office:value-type="float" office:value="9">
            <text:p>9</text:p>
          </table:table-cell>
          <table:table-cell table:formula="of:=210+(11*[.B11]^1.4)" office:value-type="float" office:value="448.414243842788">
            <text:p>448,4142438428</text:p>
          </table:table-cell>
          <table:table-cell table:formula="of:=31+(6.3*[.B11]^1.05)" office:value-type="float" office:value="94.2841839677224">
            <text:p>94,2841839677</text:p>
          </table:table-cell>
          <table:table-cell table:formula="of:=11+(2.5*[.B11]^0.95)" office:value-type="float" office:value="31.1590653464172">
            <text:p>31,1590653464</text:p>
          </table:table-cell>
          <table:table-cell table:formula="of:=4.2+(1.6*[.B11]^1.1)" office:value-type="float" office:value="22.1385255304635">
            <text:p>22,1385255305</text:p>
          </table:table-cell>
          <table:table-cell table:formula="of:=8.7+(4.5*[.B11]^0.95)" office:value-type="float" office:value="44.9863176235509">
            <text:p>44,9863176236</text:p>
          </table:table-cell>
          <table:table-cell table:formula="of:=3.2+(1.5*[.B11]^0.95)" office:value-type="float" office:value="15.2954392078503">
            <text:p>15,2954392079</text:p>
          </table:table-cell>
          <table:table-cell table:formula="of:=9+(1.8*[.B11]^1.2)" office:value-type="float" office:value="34.1398982974288">
            <text:p>34,1398982974</text:p>
          </table:table-cell>
          <table:table-cell table:formula="of:=5.2+(2.5*[.B11]^0.8)" office:value-type="float" office:value="19.6988653369882">
            <text:p>19,698865337</text:p>
          </table:table-cell>
          <table:table-cell table:formula="of:=SUM([.E11:.J11])" office:value-type="float" office:value="167.418111342699">
            <text:p>167,4181113427</text:p>
          </table:table-cell>
        </table:table-row>
        <table:table-row table:style-name="ro1">
          <table:table-cell/>
          <table:table-cell table:formula="of:=[.B11]+1" office:value-type="float" office:value="10">
            <text:p>10</text:p>
          </table:table-cell>
          <table:table-cell table:formula="of:=210+(11*[.B12]^1.4)" office:value-type="float" office:value="486.307507466054">
            <text:p>486,3075074661</text:p>
          </table:table-cell>
          <table:table-cell table:formula="of:=31+(6.3*[.B12]^1.05)" office:value-type="float" office:value="101.687162621024">
            <text:p>101,687162621</text:p>
          </table:table-cell>
          <table:table-cell table:formula="of:=11+(2.5*[.B12]^0.95)" office:value-type="float" office:value="33.2812734533436">
            <text:p>33,2812734533</text:p>
          </table:table-cell>
          <table:table-cell table:formula="of:=4.2+(1.6*[.B12]^1.1)" office:value-type="float" office:value="24.3428065887067">
            <text:p>24,3428065887</text:p>
          </table:table-cell>
          <table:table-cell table:formula="of:=8.7+(4.5*[.B12]^0.95)" office:value-type="float" office:value="48.8062922160186">
            <text:p>48,806292216</text:p>
          </table:table-cell>
          <table:table-cell table:formula="of:=3.2+(1.5*[.B12]^0.95)" office:value-type="float" office:value="16.5687640720062">
            <text:p>16,568764072</text:p>
          </table:table-cell>
          <table:table-cell table:formula="of:=9+(1.8*[.B12]^1.2)" office:value-type="float" office:value="37.5280774643">
            <text:p>37,5280774643</text:p>
          </table:table-cell>
          <table:table-cell table:formula="of:=5.2+(2.5*[.B12]^0.8)" office:value-type="float" office:value="20.9739336120048">
            <text:p>20,973933612</text:p>
          </table:table-cell>
          <table:table-cell table:formula="of:=SUM([.E12:.J12])" office:value-type="float" office:value="181.50114740638">
            <text:p>181,5011474064</text:p>
          </table:table-cell>
        </table:table-row>
        <table:table-row table:style-name="ro1">
          <table:table-cell/>
          <table:table-cell table:formula="of:=[.B12]+1" office:value-type="float" office:value="11">
            <text:p>11</text:p>
          </table:table-cell>
          <table:table-cell table:formula="of:=210+(11*[.B13]^1.4)" office:value-type="float" office:value="525.749334868744">
            <text:p>525,7493348687</text:p>
          </table:table-cell>
          <table:table-cell table:formula="of:=31+(6.3*[.B13]^1.05)" office:value-type="float" office:value="109.127309548138">
            <text:p>109,1273095481</text:p>
          </table:table-cell>
          <table:table-cell table:formula="of:=11+(2.5*[.B13]^0.95)" office:value-type="float" office:value="35.3928788924413">
            <text:p>35,3928788924</text:p>
          </table:table-cell>
          <table:table-cell table:formula="of:=4.2+(1.6*[.B13]^1.1)" office:value-type="float" office:value="26.5692764276985">
            <text:p>26,5692764277</text:p>
          </table:table-cell>
          <table:table-cell table:formula="of:=8.7+(4.5*[.B13]^0.95)" office:value-type="float" office:value="52.6071820063944">
            <text:p>52,6071820064</text:p>
          </table:table-cell>
          <table:table-cell table:formula="of:=3.2+(1.5*[.B13]^0.95)" office:value-type="float" office:value="17.8357273354648">
            <text:p>17,8357273355</text:p>
          </table:table-cell>
          <table:table-cell table:formula="of:=9+(1.8*[.B13]^1.2)" office:value-type="float" office:value="40.9848064708031">
            <text:p>40,9848064708</text:p>
          </table:table-cell>
          <table:table-cell table:formula="of:=5.2+(2.5*[.B13]^0.8)" office:value-type="float" office:value="22.2237078188058">
            <text:p>22,2237078188</text:p>
          </table:table-cell>
          <table:table-cell table:formula="of:=SUM([.E13:.J13])" office:value-type="float" office:value="195.613578951608">
            <text:p>195,6135789516</text:p>
          </table:table-cell>
        </table:table-row>
        <table:table-row table:style-name="ro1">
          <table:table-cell/>
          <table:table-cell table:formula="of:=[.B13]+1" office:value-type="float" office:value="12">
            <text:p>12</text:p>
          </table:table-cell>
          <table:table-cell table:formula="of:=210+(11*[.B14]^1.4)" office:value-type="float" office:value="566.653450169442">
            <text:p>566,6534501694</text:p>
          </table:table-cell>
          <table:table-cell table:formula="of:=31+(6.3*[.B14]^1.05)" office:value-type="float" office:value="116.601398075745">
            <text:p>116,6013980757</text:p>
          </table:table-cell>
          <table:table-cell table:formula="of:=11+(2.5*[.B14]^0.95)" office:value-type="float" office:value="37.4948943706872">
            <text:p>37,4948943707</text:p>
          </table:table-cell>
          <table:table-cell table:formula="of:=4.2+(1.6*[.B14]^1.1)" office:value-type="float" office:value="28.8161059965469">
            <text:p>28,8161059965</text:p>
          </table:table-cell>
          <table:table-cell table:formula="of:=8.7+(4.5*[.B14]^0.95)" office:value-type="float" office:value="56.390809867237">
            <text:p>56,3908098672</text:p>
          </table:table-cell>
          <table:table-cell table:formula="of:=3.2+(1.5*[.B14]^0.95)" office:value-type="float" office:value="19.0969366224123">
            <text:p>19,0969366224</text:p>
          </table:table-cell>
          <table:table-cell table:formula="of:=9+(1.8*[.B14]^1.2)" office:value-type="float" office:value="44.5050395175721">
            <text:p>44,5050395176</text:p>
          </table:table-cell>
          <table:table-cell table:formula="of:=5.2+(2.5*[.B14]^0.8)" office:value-type="float" office:value="23.4509302567962">
            <text:p>23,4509302568</text:p>
          </table:table-cell>
          <table:table-cell table:formula="of:=SUM([.E14:.J14])" office:value-type="float" office:value="209.754716631252">
            <text:p>209,7547166313</text:p>
          </table:table-cell>
        </table:table-row>
        <table:table-row table:style-name="ro1">
          <table:table-cell/>
          <table:table-cell table:formula="of:=[.B14]+1" office:value-type="float" office:value="13">
            <text:p>13</text:p>
          </table:table-cell>
          <table:table-cell table:formula="of:=210+(11*[.B15]^1.4)" office:value-type="float" office:value="608.945323332139">
            <text:p>608,9453233321</text:p>
          </table:table-cell>
          <table:table-cell table:formula="of:=31+(6.3*[.B15]^1.05)" office:value-type="float" office:value="124.106728994374">
            <text:p>124,1067289944</text:p>
          </table:table-cell>
          <table:table-cell table:formula="of:=11+(2.5*[.B15]^0.95)" office:value-type="float" office:value="39.5881592957782">
            <text:p>39,5881592958</text:p>
          </table:table-cell>
          <table:table-cell table:formula="of:=4.2+(1.6*[.B15]^1.1)" office:value-type="float" office:value="31.0817581922413">
            <text:p>31,0817581922</text:p>
          </table:table-cell>
          <table:table-cell table:formula="of:=8.7+(4.5*[.B15]^0.95)" office:value-type="float" office:value="60.1586867324008">
            <text:p>60,1586867324</text:p>
          </table:table-cell>
          <table:table-cell table:formula="of:=3.2+(1.5*[.B15]^0.95)" office:value-type="float" office:value="20.3528955774669">
            <text:p>20,3528955775</text:p>
          </table:table-cell>
          <table:table-cell table:formula="of:=9+(1.8*[.B15]^1.2)" office:value-type="float" office:value="48.0844970646346">
            <text:p>48,0844970646</text:p>
          </table:table-cell>
          <table:table-cell table:formula="of:=5.2+(2.5*[.B15]^0.8)" office:value-type="float" office:value="24.6578428050987">
            <text:p>24,6578428051</text:p>
          </table:table-cell>
          <table:table-cell table:formula="of:=SUM([.E15:.J15])" office:value-type="float" office:value="223.92383966762">
            <text:p>223,9238396676</text:p>
          </table:table-cell>
        </table:table-row>
        <table:table-row table:style-name="ro1">
          <table:table-cell/>
          <table:table-cell table:formula="of:=[.B15]+1" office:value-type="float" office:value="14">
            <text:p>14</text:p>
          </table:table-cell>
          <table:table-cell table:formula="of:=210+(11*[.B16]^1.4)" office:value-type="float" office:value="652.559772428333">
            <text:p>652,5597724283</text:p>
          </table:table-cell>
          <table:table-cell table:formula="of:=31+(6.3*[.B16]^1.05)" office:value-type="float" office:value="131.641010082593">
            <text:p>131,6410100826</text:p>
          </table:table-cell>
          <table:table-cell table:formula="of:=11+(2.5*[.B16]^0.95)" office:value-type="float" office:value="41.6733805380788">
            <text:p>41,6733805381</text:p>
          </table:table-cell>
          <table:table-cell table:formula="of:=4.2+(1.6*[.B16]^1.1)" office:value-type="float" office:value="33.3649221767113">
            <text:p>33,3649221767</text:p>
          </table:table-cell>
          <table:table-cell table:formula="of:=8.7+(4.5*[.B16]^0.95)" office:value-type="float" office:value="63.9120849685418">
            <text:p>63,9120849685</text:p>
          </table:table-cell>
          <table:table-cell table:formula="of:=3.2+(1.5*[.B16]^0.95)" office:value-type="float" office:value="21.6040283228472">
            <text:p>21,6040283228</text:p>
          </table:table-cell>
          <table:table-cell table:formula="of:=9+(1.8*[.B16]^1.2)" office:value-type="float" office:value="51.7194987174254">
            <text:p>51,7194987174</text:p>
          </table:table-cell>
          <table:table-cell table:formula="of:=5.2+(2.5*[.B16]^0.8)" office:value-type="float" office:value="25.8463096824736">
            <text:p>25,8463096825</text:p>
          </table:table-cell>
          <table:table-cell table:formula="of:=SUM([.E16:.J16])" office:value-type="float" office:value="238.120224406078">
            <text:p>238,1202244061</text:p>
          </table:table-cell>
        </table:table-row>
        <table:table-row table:style-name="ro1">
          <table:table-cell/>
          <table:table-cell table:formula="of:=[.B16]+1" office:value-type="float" office:value="15">
            <text:p>15</text:p>
          </table:table-cell>
          <table:table-cell table:formula="of:=210+(11*[.B17]^1.4)" office:value-type="float" office:value="697.439194945358">
            <text:p>697,4391949454</text:p>
          </table:table-cell>
          <table:table-cell table:formula="of:=31+(6.3*[.B17]^1.05)" office:value-type="float" office:value="139.202269858819">
            <text:p>139,2022698588</text:p>
          </table:table-cell>
          <table:table-cell table:formula="of:=11+(2.5*[.B17]^0.95)" office:value-type="float" office:value="43.7511613631011">
            <text:p>43,7511613631</text:p>
          </table:table-cell>
          <table:table-cell table:formula="of:=4.2+(1.6*[.B17]^1.1)" office:value-type="float" office:value="35.664466152954">
            <text:p>35,664466153</text:p>
          </table:table-cell>
          <table:table-cell table:formula="of:=8.7+(4.5*[.B17]^0.95)" office:value-type="float" office:value="67.6520904535821">
            <text:p>67,6520904536</text:p>
          </table:table-cell>
          <table:table-cell table:formula="of:=3.2+(1.5*[.B17]^0.95)" office:value-type="float" office:value="22.8506968178607">
            <text:p>22,8506968179</text:p>
          </table:table-cell>
          <table:table-cell table:formula="of:=9+(1.8*[.B17]^1.2)" office:value-type="float" office:value="55.4068420448619">
            <text:p>55,4068420449</text:p>
          </table:table-cell>
          <table:table-cell table:formula="of:=5.2+(2.5*[.B17]^0.8)" office:value-type="float" office:value="27.0179034682258">
            <text:p>27,0179034682</text:p>
          </table:table-cell>
          <table:table-cell table:formula="of:=SUM([.E17:.J17])" office:value-type="float" office:value="252.343160300586">
            <text:p>252,3431603006</text:p>
          </table:table-cell>
        </table:table-row>
        <table:table-row table:style-name="ro1">
          <table:table-cell/>
          <table:table-cell table:formula="of:=[.B17]+1" office:value-type="float" office:value="16">
            <text:p>16</text:p>
          </table:table-cell>
          <table:table-cell table:formula="of:=210+(11*[.B18]^1.4)" office:value-type="float" office:value="743.53223141166">
            <text:p>743,5322314117</text:p>
          </table:table-cell>
          <table:table-cell table:formula="of:=31+(6.3*[.B18]^1.05)" office:value-type="float" office:value="146.788794183701">
            <text:p>146,7887941837</text:p>
          </table:table-cell>
          <table:table-cell table:formula="of:=11+(2.5*[.B18]^0.95)" office:value-type="float" office:value="45.822022531845">
            <text:p>45,8220225318</text:p>
          </table:table-cell>
          <table:table-cell table:formula="of:=4.2+(1.6*[.B18]^1.1)" office:value-type="float" office:value="37.9794025157861">
            <text:p>37,9794025158</text:p>
          </table:table-cell>
          <table:table-cell table:formula="of:=8.7+(4.5*[.B18]^0.95)" office:value-type="float" office:value="71.379640557321">
            <text:p>71,3796405573</text:p>
          </table:table-cell>
          <table:table-cell table:formula="of:=3.2+(1.5*[.B18]^0.95)" office:value-type="float" office:value="24.093213519107">
            <text:p>24,0932135191</text:p>
          </table:table-cell>
          <table:table-cell table:formula="of:=9+(1.8*[.B18]^1.2)" office:value-type="float" office:value="59.1437124458567">
            <text:p>59,1437124459</text:p>
          </table:table-cell>
          <table:table-cell table:formula="of:=5.2+(2.5*[.B18]^0.8)" office:value-type="float" office:value="28.1739670999407">
            <text:p>28,1739670999</text:p>
          </table:table-cell>
          <table:table-cell table:formula="of:=SUM([.E18:.J18])" office:value-type="float" office:value="266.591958669856">
            <text:p>266,5919586699</text:p>
          </table:table-cell>
        </table:table-row>
        <table:table-row table:style-name="ro1">
          <table:table-cell/>
          <table:table-cell table:formula="of:=[.B18]+1" office:value-type="float" office:value="17">
            <text:p>17</text:p>
          </table:table-cell>
          <table:table-cell table:formula="of:=210+(11*[.B19]^1.4)" office:value-type="float" office:value="790.792734798776">
            <text:p>790,7927347988</text:p>
          </table:table-cell>
          <table:table-cell table:formula="of:=31+(6.3*[.B19]^1.05)" office:value-type="float" office:value="154.399078598497">
            <text:p>154,3990785985</text:p>
          </table:table-cell>
          <table:table-cell table:formula="of:=11+(2.5*[.B19]^0.95)" office:value-type="float" office:value="47.8864180486308">
            <text:p>47,8864180486</text:p>
          </table:table-cell>
          <table:table-cell table:formula="of:=4.2+(1.6*[.B19]^1.1)" office:value-type="float" office:value="40.3088615569677">
            <text:p>40,308861557</text:p>
          </table:table-cell>
          <table:table-cell table:formula="of:=8.7+(4.5*[.B19]^0.95)" office:value-type="float" office:value="75.0955524875354">
            <text:p>75,0955524875</text:p>
          </table:table-cell>
          <table:table-cell table:formula="of:=3.2+(1.5*[.B19]^0.95)" office:value-type="float" office:value="25.3318508291784">
            <text:p>25,3318508292</text:p>
          </table:table-cell>
          <table:table-cell table:formula="of:=9+(1.8*[.B19]^1.2)" office:value-type="float" office:value="62.9276146436689">
            <text:p>62,9276146437</text:p>
          </table:table-cell>
          <table:table-cell table:formula="of:=5.2+(2.5*[.B19]^0.8)" office:value-type="float" office:value="29.3156596410422">
            <text:p>29,315659641</text:p>
          </table:table-cell>
          <table:table-cell table:formula="of:=SUM([.E19:.J19])" office:value-type="float" office:value="280.865957207023">
            <text:p>280,865957207</text:p>
          </table:table-cell>
        </table:table-row>
        <table:table-row table:style-name="ro1">
          <table:table-cell/>
          <table:table-cell table:formula="of:=[.B19]+1" office:value-type="float" office:value="18">
            <text:p>18</text:p>
          </table:table-cell>
          <table:table-cell table:formula="of:=210+(11*[.B20]^1.4)" office:value-type="float" office:value="839.178961582994">
            <text:p>839,178961583</text:p>
          </table:table-cell>
          <table:table-cell table:formula="of:=31+(6.3*[.B20]^1.05)" office:value-type="float" office:value="162.031791791416">
            <text:p>162,0317917914</text:p>
          </table:table-cell>
          <table:table-cell table:formula="of:=11+(2.5*[.B20]^0.95)" office:value-type="float" office:value="49.9447471505485">
            <text:p>49,9447471505</text:p>
          </table:table-cell>
          <table:table-cell table:formula="of:=4.2+(1.6*[.B20]^1.1)" office:value-type="float" office:value="42.652071241161">
            <text:p>42,6520712412</text:p>
          </table:table-cell>
          <table:table-cell table:formula="of:=8.7+(4.5*[.B20]^0.95)" office:value-type="float" office:value="78.8005448709873">
            <text:p>78,800544871</text:p>
          </table:table-cell>
          <table:table-cell table:formula="of:=3.2+(1.5*[.B20]^0.95)" office:value-type="float" office:value="26.5668482903291">
            <text:p>26,5668482903</text:p>
          </table:table-cell>
          <table:table-cell table:formula="of:=9+(1.8*[.B20]^1.2)" office:value-type="float" office:value="66.7563196380985">
            <text:p>66,7563196381</text:p>
          </table:table-cell>
          <table:table-cell table:formula="of:=5.2+(2.5*[.B20]^0.8)" office:value-type="float" office:value="30.4439907725395">
            <text:p>30,4439907725</text:p>
          </table:table-cell>
          <table:table-cell table:formula="of:=SUM([.E20:.J20])" office:value-type="float" office:value="295.164521963664">
            <text:p>295,1645219637</text:p>
          </table:table-cell>
        </table:table-row>
        <table:table-row table:style-name="ro1">
          <table:table-cell/>
          <table:table-cell table:formula="of:=[.B20]+1" office:value-type="float" office:value="19">
            <text:p>19</text:p>
          </table:table-cell>
          <table:table-cell table:formula="of:=210+(11*[.B21]^1.4)" office:value-type="float" office:value="888.652926947355">
            <text:p>888,6529269474</text:p>
          </table:table-cell>
          <table:table-cell table:formula="of:=31+(6.3*[.B21]^1.05)" office:value-type="float" office:value="169.68574711611">
            <text:p>169,6857471161</text:p>
          </table:table-cell>
          <table:table-cell table:formula="of:=11+(2.5*[.B21]^0.95)" office:value-type="float" office:value="51.997363595264">
            <text:p>51,9973635953</text:p>
          </table:table-cell>
          <table:table-cell table:formula="of:=4.2+(1.6*[.B21]^1.1)" office:value-type="float" office:value="45.008341389248">
            <text:p>45,0083413892</text:p>
          </table:table-cell>
          <table:table-cell table:formula="of:=8.7+(4.5*[.B21]^0.95)" office:value-type="float" office:value="82.4952544714752">
            <text:p>82,4952544715</text:p>
          </table:table-cell>
          <table:table-cell table:formula="of:=3.2+(1.5*[.B21]^0.95)" office:value-type="float" office:value="27.7984181571584">
            <text:p>27,7984181572</text:p>
          </table:table-cell>
          <table:table-cell table:formula="of:=9+(1.8*[.B21]^1.2)" office:value-type="float" office:value="70.6278229542463">
            <text:p>70,6278229542</text:p>
          </table:table-cell>
          <table:table-cell table:formula="of:=5.2+(2.5*[.B21]^0.8)" office:value-type="float" office:value="31.5598472593468">
            <text:p>31,5598472593</text:p>
          </table:table-cell>
          <table:table-cell table:formula="of:=SUM([.E21:.J21])" office:value-type="float" office:value="309.487047826739">
            <text:p>309,4870478267</text:p>
          </table:table-cell>
        </table:table-row>
        <table:table-row table:style-name="ro1">
          <table:table-cell/>
          <table:table-cell table:formula="of:=[.B21]+1" office:value-type="float" office:value="20">
            <text:p>20</text:p>
          </table:table-cell>
          <table:table-cell table:formula="of:=210+(11*[.B22]^1.4)" office:value-type="float" office:value="939.179883814797">
            <text:p>939,1798838148</text:p>
          </table:table-cell>
          <table:table-cell table:formula="of:=31+(6.3*[.B22]^1.05)" office:value-type="float" office:value="177.359880054834">
            <text:p>177,3598800548</text:p>
          </table:table-cell>
          <table:table-cell table:formula="of:=11+(2.5*[.B22]^0.95)" office:value-type="float" office:value="54.0445829665867">
            <text:p>54,0445829666</text:p>
          </table:table-cell>
          <table:table-cell table:formula="of:=4.2+(1.6*[.B22]^1.1)" office:value-type="float" office:value="47.3770511255541">
            <text:p>47,3770511256</text:p>
          </table:table-cell>
          <table:table-cell table:formula="of:=8.7+(4.5*[.B22]^0.95)" office:value-type="float" office:value="86.1802493398561">
            <text:p>86,1802493399</text:p>
          </table:table-cell>
          <table:table-cell table:formula="of:=3.2+(1.5*[.B22]^0.95)" office:value-type="float" office:value="29.026749779952">
            <text:p>29,02674978</text:p>
          </table:table-cell>
          <table:table-cell table:formula="of:=9+(1.8*[.B22]^1.2)" office:value-type="float" office:value="74.5403113089389">
            <text:p>74,5403113089</text:p>
          </table:table-cell>
          <table:table-cell table:formula="of:=5.2+(2.5*[.B22]^0.8)" office:value-type="float" office:value="32.6640135826529">
            <text:p>32,6640135827</text:p>
          </table:table-cell>
          <table:table-cell table:formula="of:=SUM([.E22:.J22])" office:value-type="float" office:value="323.832958103541">
            <text:p>323,8329581035</text:p>
          </table:table-cell>
        </table:table-row>
        <table:table-row table:style-name="ro1">
          <table:table-cell/>
          <table:table-cell table:formula="of:=[.B22]+1" office:value-type="float" office:value="21">
            <text:p>21</text:p>
          </table:table-cell>
          <table:table-cell table:formula="of:=210+(11*[.B23]^1.4)" office:value-type="float" office:value="990.727896849384">
            <text:p>990,7278968494</text:p>
          </table:table-cell>
          <table:table-cell table:formula="of:=31+(6.3*[.B23]^1.05)" office:value-type="float" office:value="185.053230148781">
            <text:p>185,0532301488</text:p>
          </table:table-cell>
          <table:table-cell table:formula="of:=11+(2.5*[.B23]^0.95)" office:value-type="float" office:value="56.0866884991113">
            <text:p>56,0866884991</text:p>
          </table:table-cell>
          <table:table-cell table:formula="of:=4.2+(1.6*[.B23]^1.1)" office:value-type="float" office:value="49.7576387849133">
            <text:p>49,7576387849</text:p>
          </table:table-cell>
          <table:table-cell table:formula="of:=8.7+(4.5*[.B23]^0.95)" office:value-type="float" office:value="89.8560392984004">
            <text:p>89,8560392984</text:p>
          </table:table-cell>
          <table:table-cell table:formula="of:=3.2+(1.5*[.B23]^0.95)" office:value-type="float" office:value="30.2520130994668">
            <text:p>30,2520130995</text:p>
          </table:table-cell>
          <table:table-cell table:formula="of:=9+(1.8*[.B23]^1.2)" office:value-type="float" office:value="78.4921356581462">
            <text:p>78,4921356581</text:p>
          </table:table-cell>
          <table:table-cell table:formula="of:=5.2+(2.5*[.B23]^0.8)" office:value-type="float" office:value="33.7571882516661">
            <text:p>33,7571882517</text:p>
          </table:table-cell>
          <table:table-cell table:formula="of:=SUM([.E23:.J23])" office:value-type="float" office:value="338.201703591704">
            <text:p>338,2017035917</text:p>
          </table:table-cell>
        </table:table-row>
        <table:table-row table:style-name="ro1">
          <table:table-cell/>
          <table:table-cell table:formula="of:=[.B23]+1" office:value-type="float" office:value="22">
            <text:p>22</text:p>
          </table:table-cell>
          <table:table-cell table:formula="of:=210+(11*[.B24]^1.4)" office:value-type="float" office:value="1043.26749036117">
            <text:p>1043,2674903612</text:p>
          </table:table-cell>
          <table:table-cell table:formula="of:=31+(6.3*[.B24]^1.05)" office:value-type="float" office:value="192.764926338569">
            <text:p>192,7649263386</text:p>
          </table:table-cell>
          <table:table-cell table:formula="of:=11+(2.5*[.B24]^0.95)" office:value-type="float" office:value="58.1239357785462">
            <text:p>58,1239357785</text:p>
          </table:table-cell>
          <table:table-cell table:formula="of:=4.2+(1.6*[.B24]^1.1)" office:value-type="float" office:value="52.1495937026918">
            <text:p>52,1495937027</text:p>
          </table:table-cell>
          <table:table-cell table:formula="of:=8.7+(4.5*[.B24]^0.95)" office:value-type="float" office:value="93.5230844013833">
            <text:p>93,5230844014</text:p>
          </table:table-cell>
          <table:table-cell table:formula="of:=3.2+(1.5*[.B24]^0.95)" office:value-type="float" office:value="31.4743614671277">
            <text:p>31,4743614671</text:p>
          </table:table-cell>
          <table:table-cell table:formula="of:=9+(1.8*[.B24]^1.2)" office:value-type="float" office:value="82.4817891558201">
            <text:p>82,4817891558</text:p>
          </table:table-cell>
          <table:table-cell table:formula="of:=5.2+(2.5*[.B24]^0.8)" office:value-type="float" office:value="34.8399968621">
            <text:p>34,8399968621</text:p>
          </table:table-cell>
          <table:table-cell table:formula="of:=SUM([.E24:.J24])" office:value-type="float" office:value="352.592761367669">
            <text:p>352,5927613677</text:p>
          </table:table-cell>
        </table:table-row>
        <table:table-row table:style-name="ro1">
          <table:table-cell/>
          <table:table-cell table:formula="of:=[.B24]+1" office:value-type="float" office:value="23">
            <text:p>23</text:p>
          </table:table-cell>
          <table:table-cell table:formula="of:=210+(11*[.B25]^1.4)" office:value-type="float" office:value="1096.77135447887">
            <text:p>1096,7713544789</text:p>
          </table:table-cell>
          <table:table-cell table:formula="of:=31+(6.3*[.B25]^1.05)" office:value-type="float" office:value="200.494174944883">
            <text:p>200,4941749449</text:p>
          </table:table-cell>
          <table:table-cell table:formula="of:=11+(2.5*[.B25]^0.95)" office:value-type="float" office:value="60.1565565761145">
            <text:p>60,1565565761</text:p>
          </table:table-cell>
          <table:table-cell table:formula="of:=4.2+(1.6*[.B25]^1.1)" office:value-type="float" office:value="54.5524494664025">
            <text:p>54,5524494664</text:p>
          </table:table-cell>
          <table:table-cell table:formula="of:=8.7+(4.5*[.B25]^0.95)" office:value-type="float" office:value="97.181801837006">
            <text:p>97,181801837</text:p>
          </table:table-cell>
          <table:table-cell table:formula="of:=3.2+(1.5*[.B25]^0.95)" office:value-type="float" office:value="32.6939339456687">
            <text:p>32,6939339457</text:p>
          </table:table-cell>
          <table:table-cell table:formula="of:=9+(1.8*[.B25]^1.2)" office:value-type="float" office:value="86.5078889449711">
            <text:p>86,507888945</text:p>
          </table:table-cell>
          <table:table-cell table:formula="of:=5.2+(2.5*[.B25]^0.8)" office:value-type="float" office:value="35.9130026685426">
            <text:p>35,9130026685</text:p>
          </table:table-cell>
          <table:table-cell table:formula="of:=SUM([.E25:.J25])" office:value-type="float" office:value="367.005633438705">
            <text:p>367,0056334387</text:p>
          </table:table-cell>
        </table:table-row>
        <table:table-row table:style-name="ro1">
          <table:table-cell/>
          <table:table-cell table:formula="of:=[.B25]+1" office:value-type="float" office:value="24">
            <text:p>24</text:p>
          </table:table-cell>
          <table:table-cell table:formula="of:=210+(11*[.B26]^1.4)" office:value-type="float" office:value="1151.21409780605">
            <text:p>1151,2140978061</text:p>
          </table:table-cell>
          <table:table-cell table:formula="of:=31+(6.3*[.B26]^1.05)" office:value-type="float" office:value="208.240249719202">
            <text:p>208,2402497192</text:p>
          </table:table-cell>
          <table:table-cell table:formula="of:=11+(2.5*[.B26]^0.95)" office:value-type="float" office:value="62.1847620073463">
            <text:p>62,1847620073</text:p>
          </table:table-cell>
          <table:table-cell table:formula="of:=4.2+(1.6*[.B26]^1.1)" office:value-type="float" office:value="56.9657783161589">
            <text:p>56,9657783162</text:p>
          </table:table-cell>
          <table:table-cell table:formula="of:=8.7+(4.5*[.B26]^0.95)" office:value-type="float" office:value="100.832571613223">
            <text:p>100,8325716132</text:p>
          </table:table-cell>
          <table:table-cell table:formula="of:=3.2+(1.5*[.B26]^0.95)" office:value-type="float" office:value="33.9108572044078">
            <text:p>33,9108572044</text:p>
          </table:table-cell>
          <table:table-cell table:formula="of:=9+(1.8*[.B26]^1.2)" office:value-type="float" office:value="90.5691609758795">
            <text:p>90,5691609759</text:p>
          </table:table-cell>
          <table:table-cell table:formula="of:=5.2+(2.5*[.B26]^0.8)" office:value-type="float" office:value="36.9767152314644">
            <text:p>36,9767152315</text:p>
          </table:table-cell>
          <table:table-cell table:formula="of:=SUM([.E26:.J26])" office:value-type="float" office:value="381.43984534848">
            <text:p>381,4398453485</text:p>
          </table:table-cell>
        </table:table-row>
        <table:table-row table:style-name="ro1">
          <table:table-cell/>
          <table:table-cell table:formula="of:=[.B26]+1" office:value-type="float" office:value="25">
            <text:p>25</text:p>
          </table:table-cell>
          <table:table-cell table:formula="of:=210+(11*[.B27]^1.4)" office:value-type="float" office:value="1206.57203755683">
            <text:p>1206,5720375568</text:p>
          </table:table-cell>
          <table:table-cell table:formula="of:=31+(6.3*[.B27]^1.05)" office:value-type="float" office:value="216.002483536363">
            <text:p>216,0024835364</text:p>
          </table:table-cell>
          <table:table-cell table:formula="of:=11+(2.5*[.B27]^0.95)" office:value-type="float" office:value="64.2087451575491">
            <text:p>64,2087451575</text:p>
          </table:table-cell>
          <table:table-cell table:formula="of:=4.2+(1.6*[.B27]^1.1)" office:value-type="float" office:value="59.3891864584486">
            <text:p>59,3891864584</text:p>
          </table:table-cell>
          <table:table-cell table:formula="of:=8.7+(4.5*[.B27]^0.95)" office:value-type="float" office:value="104.475741283588">
            <text:p>104,4757412836</text:p>
          </table:table-cell>
          <table:table-cell table:formula="of:=3.2+(1.5*[.B27]^0.95)" office:value-type="float" office:value="35.1252470945294">
            <text:p>35,1252470945</text:p>
          </table:table-cell>
          <table:table-cell table:formula="of:=9+(1.8*[.B27]^1.2)" office:value-type="float" office:value="94.6644272422145">
            <text:p>94,6644272422</text:p>
          </table:table-cell>
          <table:table-cell table:formula="of:=5.2+(2.5*[.B27]^0.8)" office:value-type="float" office:value="38.0315975550471">
            <text:p>38,031597555</text:p>
          </table:table-cell>
          <table:table-cell table:formula="of:=SUM([.E27:.J27])" office:value-type="float" office:value="395.894944791377">
            <text:p>395,8949447914</text:p>
          </table:table-cell>
        </table:table-row>
        <table:table-row table:style-name="ro1">
          <table:table-cell/>
          <table:table-cell table:formula="of:=[.B27]+1" office:value-type="float" office:value="26">
            <text:p>26</text:p>
          </table:table-cell>
          <table:table-cell table:formula="of:=210+(11*[.B28]^1.4)" office:value-type="float" office:value="1262.82302020522">
            <text:p>1262,8230202052</text:p>
          </table:table-cell>
          <table:table-cell table:formula="of:=31+(6.3*[.B28]^1.05)" office:value-type="float" office:value="223.78026140296">
            <text:p>223,780261403</text:p>
          </table:table-cell>
          <table:table-cell table:formula="of:=11+(2.5*[.B28]^0.95)" office:value-type="float" office:value="66.2286832817654">
            <text:p>66,2286832818</text:p>
          </table:table-cell>
          <table:table-cell table:formula="of:=4.2+(1.6*[.B28]^1.1)" office:value-type="float" office:value="61.8223101135237">
            <text:p>61,8223101135</text:p>
          </table:table-cell>
          <table:table-cell table:formula="of:=8.7+(4.5*[.B28]^0.95)" office:value-type="float" office:value="108.111629907178">
            <text:p>108,1116299072</text:p>
          </table:table-cell>
          <table:table-cell table:formula="of:=3.2+(1.5*[.B28]^0.95)" office:value-type="float" office:value="36.3372099690592">
            <text:p>36,3372099691</text:p>
          </table:table-cell>
          <table:table-cell table:formula="of:=9+(1.8*[.B28]^1.2)" office:value-type="float" office:value="98.7925949680643">
            <text:p>98,7925949681</text:p>
          </table:table-cell>
          <table:table-cell table:formula="of:=5.2+(2.5*[.B28]^0.8)" office:value-type="float" office:value="39.0780720290122">
            <text:p>39,078072029</text:p>
          </table:table-cell>
          <table:table-cell table:formula="of:=SUM([.E28:.J28])" office:value-type="float" office:value="410.370500268603">
            <text:p>410,3705002686</text:p>
          </table:table-cell>
        </table:table-row>
        <table:table-row table:style-name="ro1">
          <table:table-cell/>
          <table:table-cell table:formula="of:=[.B28]+1" office:value-type="float" office:value="27">
            <text:p>27</text:p>
          </table:table-cell>
          <table:table-cell table:formula="of:=210+(11*[.B29]^1.4)" office:value-type="float" office:value="1319.94626719743">
            <text:p>1319,9462671974</text:p>
          </table:table-cell>
          <table:table-cell table:formula="of:=31+(6.3*[.B29]^1.05)" office:value-type="float" office:value="231.5730145304">
            <text:p>231,5730145304</text:p>
          </table:table-cell>
          <table:table-cell table:formula="of:=11+(2.5*[.B29]^0.95)" office:value-type="float" office:value="68.2447396619236">
            <text:p>68,2447396619</text:p>
          </table:table-cell>
          <table:table-cell table:formula="of:=4.2+(1.6*[.B29]^1.1)" office:value-type="float" office:value="64.2648121576473">
            <text:p>64,2648121576</text:p>
          </table:table-cell>
          <table:table-cell table:formula="of:=8.7+(4.5*[.B29]^0.95)" office:value-type="float" office:value="111.740531391463">
            <text:p>111,7405313915</text:p>
          </table:table-cell>
          <table:table-cell table:formula="of:=3.2+(1.5*[.B29]^0.95)" office:value-type="float" office:value="37.5468437971542">
            <text:p>37,5468437972</text:p>
          </table:table-cell>
          <table:table-cell table:formula="of:=9+(1.8*[.B29]^1.2)" office:value-type="float" office:value="102.952647383684">
            <text:p>102,9526473837</text:p>
          </table:table-cell>
          <table:table-cell table:formula="of:=5.2+(2.5*[.B29]^0.8)" office:value-type="float" office:value="40.1165254130956">
            <text:p>40,1165254131</text:p>
          </table:table-cell>
          <table:table-cell table:formula="of:=SUM([.E29:.J29])" office:value-type="float" office:value="424.866099804967">
            <text:p>424,866099805</text:p>
          </table:table-cell>
        </table:table-row>
        <table:table-row table:style-name="ro1">
          <table:table-cell/>
          <table:table-cell table:formula="of:=[.B29]+1" office:value-type="float" office:value="28">
            <text:p>28</text:p>
          </table:table-cell>
          <table:table-cell table:formula="of:=210+(11*[.B30]^1.4)" office:value-type="float" office:value="1377.92224141807">
            <text:p>1377,9222414181</text:p>
          </table:table-cell>
          <table:table-cell table:formula="of:=31+(6.3*[.B30]^1.05)" office:value-type="float" office:value="239.38021527695">
            <text:p>239,380215277</text:p>
          </table:table-cell>
          <table:table-cell table:formula="of:=11+(2.5*[.B30]^0.95)" office:value-type="float" office:value="70.2570651853332">
            <text:p>70,2570651853</text:p>
          </table:table-cell>
          <table:table-cell table:formula="of:=4.2+(1.6*[.B30]^1.1)" office:value-type="float" office:value="66.7163792518708">
            <text:p>66,7163792519</text:p>
          </table:table-cell>
          <table:table-cell table:formula="of:=8.7+(4.5*[.B30]^0.95)" office:value-type="float" office:value="115.3627173336">
            <text:p>115,3627173336</text:p>
          </table:table-cell>
          <table:table-cell table:formula="of:=3.2+(1.5*[.B30]^0.95)" office:value-type="float" office:value="38.7542391111999">
            <text:p>38,7542391112</text:p>
          </table:table-cell>
          <table:table-cell table:formula="of:=9+(1.8*[.B30]^1.2)" office:value-type="float" office:value="107.143635806009">
            <text:p>107,143635806</text:p>
          </table:table-cell>
          <table:table-cell table:formula="of:=5.2+(2.5*[.B30]^0.8)" office:value-type="float" office:value="41.1473130481273">
            <text:p>41,1473130481</text:p>
          </table:table-cell>
          <table:table-cell table:formula="of:=SUM([.E30:.J30])" office:value-type="float" office:value="439.38134973614">
            <text:p>439,3813497361</text:p>
          </table:table-cell>
        </table:table-row>
        <table:table-row table:style-name="ro1">
          <table:table-cell/>
          <table:table-cell table:formula="of:=[.B30]+1" office:value-type="float" office:value="29">
            <text:p>29</text:p>
          </table:table-cell>
          <table:table-cell table:formula="of:=210+(11*[.B31]^1.4)" office:value-type="float" office:value="1436.73253097059">
            <text:p>1436,7325309706</text:p>
          </table:table-cell>
          <table:table-cell table:formula="of:=31+(6.3*[.B31]^1.05)" office:value-type="float" office:value="247.20137280478">
            <text:p>247,2013728048</text:p>
          </table:table-cell>
          <table:table-cell table:formula="of:=11+(2.5*[.B31]^0.95)" office:value-type="float" office:value="72.2657996948072">
            <text:p>72,2657996948</text:p>
          </table:table-cell>
          <table:table-cell table:formula="of:=4.2+(1.6*[.B31]^1.1)" office:value-type="float" office:value="69.1767193719208">
            <text:p>69,1767193719</text:p>
          </table:table-cell>
          <table:table-cell table:formula="of:=8.7+(4.5*[.B31]^0.95)" office:value-type="float" office:value="118.978439450653">
            <text:p>118,9784394507</text:p>
          </table:table-cell>
          <table:table-cell table:formula="of:=3.2+(1.5*[.B31]^0.95)" office:value-type="float" office:value="39.9594798168843">
            <text:p>39,9594798169</text:p>
          </table:table-cell>
          <table:table-cell table:formula="of:=9+(1.8*[.B31]^1.2)" office:value-type="float" office:value="111.364672799127">
            <text:p>111,3646727991</text:p>
          </table:table-cell>
          <table:table-cell table:formula="of:=5.2+(2.5*[.B31]^0.8)" office:value-type="float" office:value="42.1707624370217">
            <text:p>42,170762437</text:p>
          </table:table-cell>
          <table:table-cell table:formula="of:=SUM([.E31:.J31])" office:value-type="float" office:value="453.915873570414">
            <text:p>453,9158735704</text:p>
          </table:table-cell>
        </table:table-row>
        <table:table-row table:style-name="ro1">
          <table:table-cell/>
          <table:table-cell table:formula="of:=[.B31]+1" office:value-type="float" office:value="30">
            <text:p>30</text:p>
          </table:table-cell>
          <table:table-cell table:formula="of:=210+(11*[.B32]^1.4)" office:value-type="float" office:value="1496.35974750234">
            <text:p>1496,3597475024</text:p>
          </table:table-cell>
          <table:table-cell table:formula="of:=31+(6.3*[.B32]^1.05)" office:value-type="float" office:value="255.036029329709">
            <text:p>255,0360293297</text:p>
          </table:table-cell>
          <table:table-cell table:formula="of:=11+(2.5*[.B32]^0.95)" office:value-type="float" office:value="74.2710731501983">
            <text:p>74,2710731502</text:p>
          </table:table-cell>
          <table:table-cell table:formula="of:=4.2+(1.6*[.B32]^1.1)" office:value-type="float" office:value="71.645559671215">
            <text:p>71,6455596712</text:p>
          </table:table-cell>
          <table:table-cell table:formula="of:=8.7+(4.5*[.B32]^0.95)" office:value-type="float" office:value="122.587931670357">
            <text:p>122,5879316704</text:p>
          </table:table-cell>
          <table:table-cell table:formula="of:=3.2+(1.5*[.B32]^0.95)" office:value-type="float" office:value="41.162643890119">
            <text:p>41,1626438901</text:p>
          </table:table-cell>
          <table:table-cell table:formula="of:=9+(1.8*[.B32]^1.2)" office:value-type="float" office:value="115.61492623508">
            <text:p>115,6149262351</text:p>
          </table:table-cell>
          <table:table-cell table:formula="of:=5.2+(2.5*[.B32]^0.8)" office:value-type="float" office:value="43.1871763084089">
            <text:p>43,1871763084</text:p>
          </table:table-cell>
          <table:table-cell table:formula="of:=SUM([.E32:.J32])" office:value-type="float" office:value="468.469310925378">
            <text:p>468,4693109254</text:p>
          </table:table-cell>
        </table:table-row>
        <table:table-row table:style-name="ro1">
          <table:table-cell/>
          <table:table-cell table:formula="of:=[.B32]+1" office:value-type="float" office:value="31">
            <text:p>31</text:p>
          </table:table-cell>
          <table:table-cell table:formula="of:=210+(11*[.B33]^1.4)" office:value-type="float" office:value="1556.78743682625">
            <text:p>1556,7874368263</text:p>
          </table:table-cell>
          <table:table-cell table:formula="of:=31+(6.3*[.B33]^1.05)" office:value-type="float" office:value="262.883756865641">
            <text:p>262,8837568656</text:p>
          </table:table-cell>
          <table:table-cell table:formula="of:=11+(2.5*[.B33]^0.95)" office:value-type="float" office:value="76.2730066331039">
            <text:p>76,2730066331</text:p>
          </table:table-cell>
          <table:table-cell table:formula="of:=4.2+(1.6*[.B33]^1.1)" office:value-type="float" office:value="74.1226446224349">
            <text:p>74,1226446224</text:p>
          </table:table-cell>
          <table:table-cell table:formula="of:=8.7+(4.5*[.B33]^0.95)" office:value-type="float" office:value="126.191411939587">
            <text:p>126,1914119396</text:p>
          </table:table-cell>
          <table:table-cell table:formula="of:=3.2+(1.5*[.B33]^0.95)" office:value-type="float" office:value="42.3638039798623">
            <text:p>42,3638039799</text:p>
          </table:table-cell>
          <table:table-cell table:formula="of:=9+(1.8*[.B33]^1.2)" office:value-type="float" office:value="119.893614110277">
            <text:p>119,8936141103</text:p>
          </table:table-cell>
          <table:table-cell table:formula="of:=5.2+(2.5*[.B33]^0.8)" office:value-type="float" office:value="44.1968352523848">
            <text:p>44,1968352524</text:p>
          </table:table-cell>
          <table:table-cell table:formula="of:=SUM([.E33:.J33])" office:value-type="float" office:value="483.04131653765">
            <text:p>483,0413165377</text:p>
          </table:table-cell>
        </table:table-row>
        <table:table-row table:style-name="ro1">
          <table:table-cell/>
          <table:table-cell table:formula="of:=[.B33]+1" office:value-type="float" office:value="32">
            <text:p>32</text:p>
          </table:table-cell>
          <table:table-cell table:formula="of:=210+(11*[.B34]^1.4)" office:value-type="float" office:value="1618">
            <text:p>1618</text:p>
          </table:table-cell>
          <table:table-cell table:formula="of:=31+(6.3*[.B34]^1.05)" office:value-type="float" office:value="270.744154384549">
            <text:p>270,7441543845</text:p>
          </table:table-cell>
          <table:table-cell table:formula="of:=11+(2.5*[.B34]^0.95)" office:value-type="float" office:value="78.2717132202972">
            <text:p>78,2717132203</text:p>
          </table:table-cell>
          <table:table-cell table:formula="of:=4.2+(1.6*[.B34]^1.1)" office:value-type="float" office:value="76.6077343935025">
            <text:p>76,6077343935</text:p>
          </table:table-cell>
          <table:table-cell table:formula="of:=8.7+(4.5*[.B34]^0.95)" office:value-type="float" office:value="129.789083796535">
            <text:p>129,7890837965</text:p>
          </table:table-cell>
          <table:table-cell table:formula="of:=3.2+(1.5*[.B34]^0.95)" office:value-type="float" office:value="43.5630279321783">
            <text:p>43,5630279322</text:p>
          </table:table-cell>
          <table:table-cell table:formula="of:=9+(1.8*[.B34]^1.2)" office:value-type="float" office:value="124.2">
            <text:p>124,2</text:p>
          </table:table-cell>
          <table:table-cell table:formula="of:=5.2+(2.5*[.B34]^0.8)" office:value-type="float" office:value="45.2">
            <text:p>45,2</text:p>
          </table:table-cell>
          <table:table-cell table:formula="of:=SUM([.E34:.J34])" office:value-type="float" office:value="497.631559342513">
            <text:p>497,6315593425</text:p>
          </table:table-cell>
        </table:table-row>
        <table:table-row table:style-name="ro1">
          <table:table-cell/>
          <table:table-cell table:formula="of:=[.B34]+1" office:value-type="float" office:value="33">
            <text:p>33</text:p>
          </table:table-cell>
          <table:table-cell table:formula="of:=210+(11*[.B35]^1.4)" office:value-type="float" office:value="1679.98262334834">
            <text:p>1679,9826233483</text:p>
          </table:table-cell>
          <table:table-cell table:formula="of:=31+(6.3*[.B35]^1.05)" office:value-type="float" office:value="278.616845327613">
            <text:p>278,6168453276</text:p>
          </table:table-cell>
          <table:table-cell table:formula="of:=11+(2.5*[.B35]^0.95)" office:value-type="float" office:value="80.2672987466063">
            <text:p>80,2672987466</text:p>
          </table:table-cell>
          <table:table-cell table:formula="of:=4.2+(1.6*[.B35]^1.1)" office:value-type="float" office:value="79.1006034219739">
            <text:p>79,100603422</text:p>
          </table:table-cell>
          <table:table-cell table:formula="of:=8.7+(4.5*[.B35]^0.95)" office:value-type="float" office:value="133.381137743891">
            <text:p>133,3811377439</text:p>
          </table:table-cell>
          <table:table-cell table:formula="of:=3.2+(1.5*[.B35]^0.95)" office:value-type="float" office:value="44.7603792479638">
            <text:p>44,760379248</text:p>
          </table:table-cell>
          <table:table-cell table:formula="of:=9+(1.8*[.B35]^1.2)" office:value-type="float" office:value="128.533389054882">
            <text:p>128,5333890549</text:p>
          </table:table-cell>
          <table:table-cell table:formula="of:=5.2+(2.5*[.B35]^0.8)" office:value-type="float" office:value="46.196913404254">
            <text:p>46,1969134043</text:p>
          </table:table-cell>
          <table:table-cell table:formula="of:=SUM([.E35:.J35])" office:value-type="float" office:value="512.239721619572">
            <text:p>512,2397216196</text:p>
          </table:table-cell>
        </table:table-row>
        <table:table-row table:style-name="ro1">
          <table:table-cell/>
          <table:table-cell table:formula="of:=[.B35]+1" office:value-type="float" office:value="34">
            <text:p>34</text:p>
          </table:table-cell>
          <table:table-cell table:formula="of:=210+(11*[.B36]^1.4)" office:value-type="float" office:value="1742.72121617282">
            <text:p>1742,7212161728</text:p>
          </table:table-cell>
          <table:table-cell table:formula="of:=31+(6.3*[.B36]^1.05)" office:value-type="float" office:value="286.501475414738">
            <text:p>286,5014754147</text:p>
          </table:table-cell>
          <table:table-cell table:formula="of:=11+(2.5*[.B36]^0.95)" office:value-type="float" office:value="82.2598624741631">
            <text:p>82,2598624742</text:p>
          </table:table-cell>
          <table:table-cell table:formula="of:=4.2+(1.6*[.B36]^1.1)" office:value-type="float" office:value="81.6010391583099">
            <text:p>81,6010391583</text:p>
          </table:table-cell>
          <table:table-cell table:formula="of:=8.7+(4.5*[.B36]^0.95)" office:value-type="float" office:value="136.967752453494">
            <text:p>136,9677524535</text:p>
          </table:table-cell>
          <table:table-cell table:formula="of:=3.2+(1.5*[.B36]^0.95)" office:value-type="float" office:value="45.9559174844979">
            <text:p>45,9559174845</text:p>
          </table:table-cell>
          <table:table-cell table:formula="of:=9+(1.8*[.B36]^1.2)" office:value-type="float" office:value="132.893124460193">
            <text:p>132,8931244602</text:p>
          </table:table-cell>
          <table:table-cell table:formula="of:=5.2+(2.5*[.B36]^0.8)" office:value-type="float" office:value="47.1878021695337">
            <text:p>47,1878021695</text:p>
          </table:table-cell>
          <table:table-cell table:formula="of:=SUM([.E36:.J36])" office:value-type="float" office:value="526.865498200191">
            <text:p>526,8654982002</text:p>
          </table:table-cell>
        </table:table-row>
        <table:table-row table:style-name="ro1">
          <table:table-cell/>
          <table:table-cell table:formula="of:=[.B36]+1" office:value-type="float" office:value="35">
            <text:p>35</text:p>
          </table:table-cell>
          <table:table-cell table:formula="of:=210+(11*[.B37]^1.4)" office:value-type="float" office:value="1806.20235510168">
            <text:p>1806,2023551017</text:p>
          </table:table-cell>
          <table:table-cell table:formula="of:=31+(6.3*[.B37]^1.05)" office:value-type="float" office:value="294.397710708936">
            <text:p>294,3977107089</text:p>
          </table:table-cell>
          <table:table-cell table:formula="of:=11+(2.5*[.B37]^0.95)" office:value-type="float" office:value="84.2494976819306">
            <text:p>84,2494976819</text:p>
          </table:table-cell>
          <table:table-cell table:formula="of:=4.2+(1.6*[.B37]^1.1)" office:value-type="float" office:value="84.1088409536285">
            <text:p>84,1088409536</text:p>
          </table:table-cell>
          <table:table-cell table:formula="of:=8.7+(4.5*[.B37]^0.95)" office:value-type="float" office:value="140.549095827475">
            <text:p>140,5490958275</text:p>
          </table:table-cell>
          <table:table-cell table:formula="of:=3.2+(1.5*[.B37]^0.95)" office:value-type="float" office:value="47.1496986091584">
            <text:p>47,1496986092</text:p>
          </table:table-cell>
          <table:table-cell table:formula="of:=9+(1.8*[.B37]^1.2)" office:value-type="float" office:value="137.278584292345">
            <text:p>137,2785842923</text:p>
          </table:table-cell>
          <table:table-cell table:formula="of:=5.2+(2.5*[.B37]^0.8)" office:value-type="float" office:value="48.1728783678895">
            <text:p>48,1728783679</text:p>
          </table:table-cell>
          <table:table-cell table:formula="of:=SUM([.E37:.J37])" office:value-type="float" office:value="541.508595732427">
            <text:p>541,5085957324</text:p>
          </table:table-cell>
        </table:table-row>
        <table:table-row table:style-name="ro1">
          <table:table-cell/>
          <table:table-cell table:formula="of:=[.B37]+1" office:value-type="float" office:value="36">
            <text:p>36</text:p>
          </table:table-cell>
          <table:table-cell table:formula="of:=210+(11*[.B38]^1.4)" office:value-type="float" office:value="1870.41323420127">
            <text:p>1870,4132342013</text:p>
          </table:table-cell>
          <table:table-cell table:formula="of:=31+(6.3*[.B38]^1.05)" office:value-type="float" office:value="302.305235899478">
            <text:p>302,3052358995</text:p>
          </table:table-cell>
          <table:table-cell table:formula="of:=11+(2.5*[.B38]^0.95)" office:value-type="float" office:value="86.2362921870143">
            <text:p>86,236292187</text:p>
          </table:table-cell>
          <table:table-cell table:formula="of:=4.2+(1.6*[.B38]^1.1)" office:value-type="float" office:value="86.6238190716627">
            <text:p>86,6238190717</text:p>
          </table:table-cell>
          <table:table-cell table:formula="of:=8.7+(4.5*[.B38]^0.95)" office:value-type="float" office:value="144.125325936626">
            <text:p>144,1253259366</text:p>
          </table:table-cell>
          <table:table-cell table:formula="of:=3.2+(1.5*[.B38]^0.95)" office:value-type="float" office:value="48.3417753122086">
            <text:p>48,3417753122</text:p>
          </table:table-cell>
          <table:table-cell table:formula="of:=9+(1.8*[.B38]^1.2)" office:value-type="float" office:value="141.689178717933">
            <text:p>141,6891787179</text:p>
          </table:table-cell>
          <table:table-cell table:formula="of:=5.2+(2.5*[.B38]^0.8)" office:value-type="float" office:value="49.1523407737528">
            <text:p>49,1523407738</text:p>
          </table:table-cell>
          <table:table-cell table:formula="of:=SUM([.E38:.J38])" office:value-type="float" office:value="556.168731999198">
            <text:p>556,1687319992</text:p>
          </table:table-cell>
        </table:table-row>
        <table:table-row table:style-name="ro1">
          <table:table-cell/>
          <table:table-cell table:formula="of:=[.B38]+1" office:value-type="float" office:value="37">
            <text:p>37</text:p>
          </table:table-cell>
          <table:table-cell table:formula="of:=210+(11*[.B39]^1.4)" office:value-type="float" office:value="1935.34162010794">
            <text:p>1935,3416201079</text:p>
          </table:table-cell>
          <table:table-cell table:formula="of:=31+(6.3*[.B39]^1.05)" office:value-type="float" office:value="310.223752773688">
            <text:p>310,2237527737</text:p>
          </table:table-cell>
          <table:table-cell table:formula="of:=11+(2.5*[.B39]^0.95)" office:value-type="float" office:value="88.2203288073271">
            <text:p>88,2203288073</text:p>
          </table:table-cell>
          <table:table-cell table:formula="of:=4.2+(1.6*[.B39]^1.1)" office:value-type="float" office:value="89.1457938079813">
            <text:p>89,145793808</text:p>
          </table:table-cell>
          <table:table-cell table:formula="of:=8.7+(4.5*[.B39]^0.95)" office:value-type="float" office:value="147.696591853189">
            <text:p>147,6965918532</text:p>
          </table:table-cell>
          <table:table-cell table:formula="of:=3.2+(1.5*[.B39]^0.95)" office:value-type="float" office:value="49.5321972843963">
            <text:p>49,5321972844</text:p>
          </table:table-cell>
          <table:table-cell table:formula="of:=9+(1.8*[.B39]^1.2)" office:value-type="float" office:value="146.124347489469">
            <text:p>146,1243474895</text:p>
          </table:table-cell>
          <table:table-cell table:formula="of:=5.2+(2.5*[.B39]^0.8)" office:value-type="float" office:value="50.1263760432706">
            <text:p>50,1263760433</text:p>
          </table:table-cell>
          <table:table-cell table:formula="of:=SUM([.E39:.J39])" office:value-type="float" office:value="570.845635285633">
            <text:p>570,8456352856</text:p>
          </table:table-cell>
        </table:table-row>
        <table:table-row table:style-name="ro1">
          <table:table-cell/>
          <table:table-cell table:formula="of:=[.B39]+1" office:value-type="float" office:value="38">
            <text:p>38</text:p>
          </table:table-cell>
          <table:table-cell table:formula="of:=210+(11*[.B40]^1.4)" office:value-type="float" office:value="2000.97581155243">
            <text:p>2000,9758115524</text:p>
          </table:table-cell>
          <table:table-cell table:formula="of:=31+(6.3*[.B40]^1.05)" office:value-type="float" office:value="318.152978852088">
            <text:p>318,1529788521</text:p>
          </table:table-cell>
          <table:table-cell table:formula="of:=11+(2.5*[.B40]^0.95)" office:value-type="float" office:value="90.2016857736129">
            <text:p>90,2016857736</text:p>
          </table:table-cell>
          <table:table-cell table:formula="of:=4.2+(1.6*[.B40]^1.1)" office:value-type="float" office:value="91.6745947022349">
            <text:p>91,6745947022</text:p>
          </table:table-cell>
          <table:table-cell table:formula="of:=8.7+(4.5*[.B40]^0.95)" office:value-type="float" office:value="151.263034392503">
            <text:p>151,2630343925</text:p>
          </table:table-cell>
          <table:table-cell table:formula="of:=3.2+(1.5*[.B40]^0.95)" office:value-type="float" office:value="50.7210114641677">
            <text:p>50,7210114642</text:p>
          </table:table-cell>
          <table:table-cell table:formula="of:=9+(1.8*[.B40]^1.2)" office:value-type="float" office:value="150.583557699182">
            <text:p>150,5835576992</text:p>
          </table:table-cell>
          <table:table-cell table:formula="of:=5.2+(2.5*[.B40]^0.8)" office:value-type="float" office:value="51.0951597600484">
            <text:p>51,09515976</text:p>
          </table:table-cell>
          <table:table-cell table:formula="of:=SUM([.E40:.J40])" office:value-type="float" office:value="585.539043791749">
            <text:p>585,5390437918</text:p>
          </table:table-cell>
        </table:table-row>
        <table:table-row table:style-name="ro1">
          <table:table-cell/>
          <table:table-cell table:formula="of:=[.B40]+1" office:value-type="float" office:value="39">
            <text:p>39</text:p>
          </table:table-cell>
          <table:table-cell table:formula="of:=210+(11*[.B41]^1.4)" office:value-type="float" office:value="2067.30460274164">
            <text:p>2067,3046027416</text:p>
          </table:table-cell>
          <table:table-cell table:formula="of:=31+(6.3*[.B41]^1.05)" office:value-type="float" office:value="326.092646165611">
            <text:p>326,0926461656</text:p>
          </table:table-cell>
          <table:table-cell table:formula="of:=11+(2.5*[.B41]^0.95)" office:value-type="float" office:value="92.1804370975603">
            <text:p>92,1804370976</text:p>
          </table:table-cell>
          <table:table-cell table:formula="of:=4.2+(1.6*[.B41]^1.1)" office:value-type="float" office:value="94.2100598314089">
            <text:p>94,2100598314</text:p>
          </table:table-cell>
          <table:table-cell table:formula="of:=8.7+(4.5*[.B41]^0.95)" office:value-type="float" office:value="154.824786775609">
            <text:p>154,8247867756</text:p>
          </table:table-cell>
          <table:table-cell table:formula="of:=3.2+(1.5*[.B41]^0.95)" office:value-type="float" office:value="51.9082622585362">
            <text:p>51,9082622585</text:p>
          </table:table-cell>
          <table:table-cell table:formula="of:=9+(1.8*[.B41]^1.2)" office:value-type="float" office:value="155.066301758181">
            <text:p>155,0663017582</text:p>
          </table:table-cell>
          <table:table-cell table:formula="of:=5.2+(2.5*[.B41]^0.8)" office:value-type="float" office:value="52.05885736555">
            <text:p>52,0588573656</text:p>
          </table:table-cell>
          <table:table-cell table:formula="of:=SUM([.E41:.J41])" office:value-type="float" office:value="600.248705086845">
            <text:p>600,2487050868</text:p>
          </table:table-cell>
        </table:table-row>
        <table:table-row table:style-name="ro1">
          <table:table-cell/>
          <table:table-cell table:formula="of:=[.B41]+1" office:value-type="float" office:value="40">
            <text:p>40</text:p>
          </table:table-cell>
          <table:table-cell table:formula="of:=210+(11*[.B42]^1.4)" office:value-type="float" office:value="2134.31725014017">
            <text:p>2134,3172501402</text:p>
          </table:table-cell>
          <table:table-cell table:formula="of:=31+(6.3*[.B42]^1.05)" office:value-type="float" office:value="334.042500156802">
            <text:p>334,0425001568</text:p>
          </table:table-cell>
          <table:table-cell table:formula="of:=11+(2.5*[.B42]^0.95)" office:value-type="float" office:value="94.1566529016915">
            <text:p>94,1566529017</text:p>
          </table:table-cell>
          <table:table-cell table:formula="of:=4.2+(1.6*[.B42]^1.1)" office:value-type="float" office:value="96.7520351738832">
            <text:p>96,7520351739</text:p>
          </table:table-cell>
          <table:table-cell table:formula="of:=8.7+(4.5*[.B42]^0.95)" office:value-type="float" office:value="158.381975223045">
            <text:p>158,381975223</text:p>
          </table:table-cell>
          <table:table-cell table:formula="of:=3.2+(1.5*[.B42]^0.95)" office:value-type="float" office:value="53.0939917410149">
            <text:p>53,093991741</text:p>
          </table:table-cell>
          <table:table-cell table:formula="of:=9+(1.8*[.B42]^1.2)" office:value-type="float" office:value="159.572095573143">
            <text:p>159,5720955731</text:p>
          </table:table-cell>
          <table:table-cell table:formula="of:=5.2+(2.5*[.B42]^0.8)" office:value-type="float" office:value="53.0176249895019">
            <text:p>53,0176249895</text:p>
          </table:table-cell>
          <table:table-cell table:formula="of:=SUM([.E42:.J42])" office:value-type="float" office:value="614.974375602279">
            <text:p>614,9743756023</text:p>
          </table:table-cell>
        </table:table-row>
        <table:table-row table:style-name="ro1">
          <table:table-cell/>
          <table:table-cell table:formula="of:=[.B42]+1" office:value-type="float" office:value="41">
            <text:p>41</text:p>
          </table:table-cell>
          <table:table-cell table:formula="of:=210+(11*[.B43]^1.4)" office:value-type="float" office:value="2202.00344225837">
            <text:p>2202,0034422584</text:p>
          </table:table-cell>
          <table:table-cell table:formula="of:=31+(6.3*[.B43]^1.05)" office:value-type="float" office:value="342.002298689663">
            <text:p>342,0022986897</text:p>
          </table:table-cell>
          <table:table-cell table:formula="of:=11+(2.5*[.B43]^0.95)" office:value-type="float" office:value="96.1303997158525">
            <text:p>96,1303997159</text:p>
          </table:table-cell>
          <table:table-cell table:formula="of:=4.2+(1.6*[.B43]^1.1)" office:value-type="float" office:value="99.3003740356098">
            <text:p>99,3003740356</text:p>
          </table:table-cell>
          <table:table-cell table:formula="of:=8.7+(4.5*[.B43]^0.95)" office:value-type="float" office:value="161.934719488535">
            <text:p>161,9347194885</text:p>
          </table:table-cell>
          <table:table-cell table:formula="of:=3.2+(1.5*[.B43]^0.95)" office:value-type="float" office:value="54.2782398295115">
            <text:p>54,2782398295</text:p>
          </table:table-cell>
          <table:table-cell table:formula="of:=9+(1.8*[.B43]^1.2)" office:value-type="float" office:value="164.100476896753">
            <text:p>164,1004768968</text:p>
          </table:table-cell>
          <table:table-cell table:formula="of:=5.2+(2.5*[.B43]^0.8)" office:value-type="float" office:value="53.9716101932783">
            <text:p>53,9716101933</text:p>
          </table:table-cell>
          <table:table-cell table:formula="of:=SUM([.E43:.J43])" office:value-type="float" office:value="629.71582015954">
            <text:p>629,7158201595</text:p>
          </table:table-cell>
        </table:table-row>
        <table:table-row table:style-name="ro1">
          <table:table-cell/>
          <table:table-cell table:formula="of:=[.B43]+1" office:value-type="float" office:value="42">
            <text:p>42</text:p>
          </table:table-cell>
          <table:table-cell table:formula="of:=210+(11*[.B44]^1.4)" office:value-type="float" office:value="2270.35327210769">
            <text:p>2270,3532721077</text:p>
          </table:table-cell>
          <table:table-cell table:formula="of:=31+(6.3*[.B44]^1.05)" office:value-type="float" office:value="349.971811154992">
            <text:p>349,971811155</text:p>
          </table:table-cell>
          <table:table-cell table:formula="of:=11+(2.5*[.B44]^0.95)" office:value-type="float" office:value="98.1017407444193">
            <text:p>98,1017407444</text:p>
          </table:table-cell>
          <table:table-cell table:formula="of:=4.2+(1.6*[.B44]^1.1)" office:value-type="float" office:value="101.854936530968">
            <text:p>101,854936531</text:p>
          </table:table-cell>
          <table:table-cell table:formula="of:=8.7+(4.5*[.B44]^0.95)" office:value-type="float" office:value="165.483133339955">
            <text:p>165,48313334</text:p>
          </table:table-cell>
          <table:table-cell table:formula="of:=3.2+(1.5*[.B44]^0.95)" office:value-type="float" office:value="55.4610444466516">
            <text:p>55,4610444467</text:p>
          </table:table-cell>
          <table:table-cell table:formula="of:=9+(1.8*[.B44]^1.2)" office:value-type="float" office:value="168.651003831487">
            <text:p>168,6510038315</text:p>
          </table:table-cell>
          <table:table-cell table:formula="of:=5.2+(2.5*[.B44]^0.8)" office:value-type="float" office:value="54.9209526372828">
            <text:p>54,9209526373</text:p>
          </table:table-cell>
          <table:table-cell table:formula="of:=SUM([.E44:.J44])" office:value-type="float" office:value="644.472811530763">
            <text:p>644,4728115308</text:p>
          </table:table-cell>
        </table:table-row>
        <table:table-row table:style-name="ro1">
          <table:table-cell/>
          <table:table-cell table:formula="of:=[.B44]+1" office:value-type="float" office:value="43">
            <text:p>43</text:p>
          </table:table-cell>
          <table:table-cell table:formula="of:=210+(11*[.B45]^1.4)" office:value-type="float" office:value="2339.35721202962">
            <text:p>2339,3572120296</text:p>
          </table:table-cell>
          <table:table-cell table:formula="of:=31+(6.3*[.B45]^1.05)" office:value-type="float" office:value="357.95081765996">
            <text:p>357,95081766</text:p>
          </table:table-cell>
          <table:table-cell table:formula="of:=11+(2.5*[.B45]^0.95)" office:value-type="float" office:value="100.07073610774">
            <text:p>100,0707361077</text:p>
          </table:table-cell>
          <table:table-cell table:formula="of:=4.2+(1.6*[.B45]^1.1)" office:value-type="float" office:value="104.415589111912">
            <text:p>104,4155891119</text:p>
          </table:table-cell>
          <table:table-cell table:formula="of:=8.7+(4.5*[.B45]^0.95)" office:value-type="float" office:value="169.027324993932">
            <text:p>169,0273249939</text:p>
          </table:table-cell>
          <table:table-cell table:formula="of:=3.2+(1.5*[.B45]^0.95)" office:value-type="float" office:value="56.6424416646438">
            <text:p>56,6424416646</text:p>
          </table:table-cell>
          <table:table-cell table:formula="of:=9+(1.8*[.B45]^1.2)" office:value-type="float" office:value="173.223253469163">
            <text:p>173,2232534692</text:p>
          </table:table-cell>
          <table:table-cell table:formula="of:=5.2+(2.5*[.B45]^0.8)" office:value-type="float" office:value="55.8657846817192">
            <text:p>55,8657846817</text:p>
          </table:table-cell>
          <table:table-cell table:formula="of:=SUM([.E45:.J45])" office:value-type="float" office:value="659.245130029109">
            <text:p>659,2451300291</text:p>
          </table:table-cell>
        </table:table-row>
        <table:table-row table:style-name="ro1">
          <table:table-cell/>
          <table:table-cell table:formula="of:=[.B45]+1" office:value-type="float" office:value="44">
            <text:p>44</text:p>
          </table:table-cell>
          <table:table-cell table:formula="of:=210+(11*[.B46]^1.4)" office:value-type="float" office:value="2409.00609064289">
            <text:p>2409,0060906429</text:p>
          </table:table-cell>
          <table:table-cell table:formula="of:=31+(6.3*[.B46]^1.05)" office:value-type="float" office:value="365.93910829221">
            <text:p>365,9391082922</text:p>
          </table:table-cell>
          <table:table-cell table:formula="of:=11+(2.5*[.B46]^0.95)" office:value-type="float" office:value="102.037443060838">
            <text:p>102,0374430608</text:p>
          </table:table-cell>
          <table:table-cell table:formula="of:=4.2+(1.6*[.B46]^1.1)" office:value-type="float" office:value="106.982204139885">
            <text:p>106,9822041399</text:p>
          </table:table-cell>
          <table:table-cell table:formula="of:=8.7+(4.5*[.B46]^0.95)" office:value-type="float" office:value="172.567397509509">
            <text:p>172,5673975095</text:p>
          </table:table-cell>
          <table:table-cell table:formula="of:=3.2+(1.5*[.B46]^0.95)" office:value-type="float" office:value="57.822465836503">
            <text:p>57,8224658365</text:p>
          </table:table-cell>
          <table:table-cell table:formula="of:=9+(1.8*[.B46]^1.2)" office:value-type="float" office:value="177.816820651059">
            <text:p>177,8168206511</text:p>
          </table:table-cell>
          <table:table-cell table:formula="of:=5.2+(2.5*[.B46]^0.8)" office:value-type="float" office:value="56.806231928793">
            <text:p>56,8062319288</text:p>
          </table:table-cell>
          <table:table-cell table:formula="of:=SUM([.E46:.J46])" office:value-type="float" office:value="674.032563126587">
            <text:p>674,0325631266</text:p>
          </table:table-cell>
        </table:table-row>
        <table:table-row table:style-name="ro1">
          <table:table-cell/>
          <table:table-cell table:formula="of:=[.B46]+1" office:value-type="float" office:value="45">
            <text:p>45</text:p>
          </table:table-cell>
          <table:table-cell table:formula="of:=210+(11*[.B47]^1.4)" office:value-type="float" office:value="2479.29107168646">
            <text:p>2479,2910716865</text:p>
          </table:table-cell>
          <table:table-cell table:formula="of:=31+(6.3*[.B47]^1.05)" office:value-type="float" office:value="373.936482450092">
            <text:p>373,9364824501</text:p>
          </table:table-cell>
          <table:table-cell table:formula="of:=11+(2.5*[.B47]^0.95)" office:value-type="float" office:value="104.001916191992">
            <text:p>104,001916192</text:p>
          </table:table-cell>
          <table:table-cell table:formula="of:=4.2+(1.6*[.B47]^1.1)" office:value-type="float" office:value="109.554659495752">
            <text:p>109,5546594958</text:p>
          </table:table-cell>
          <table:table-cell table:formula="of:=8.7+(4.5*[.B47]^0.95)" office:value-type="float" office:value="176.103449145585">
            <text:p>176,1034491456</text:p>
          </table:table-cell>
          <table:table-cell table:formula="of:=3.2+(1.5*[.B47]^0.95)" office:value-type="float" office:value="59.0011497151952">
            <text:p>59,0011497152</text:p>
          </table:table-cell>
          <table:table-cell table:formula="of:=9+(1.8*[.B47]^1.2)" office:value-type="float" office:value="182.431316835404">
            <text:p>182,4313168354</text:p>
          </table:table-cell>
          <table:table-cell table:formula="of:=5.2+(2.5*[.B47]^0.8)" office:value-type="float" office:value="57.7424137132526">
            <text:p>57,7424137133</text:p>
          </table:table-cell>
          <table:table-cell table:formula="of:=SUM([.E47:.J47])" office:value-type="float" office:value="688.834905097182">
            <text:p>688,8349050972</text:p>
          </table:table-cell>
        </table:table-row>
        <table:table-row table:style-name="ro1">
          <table:table-cell/>
          <table:table-cell table:formula="of:=[.B47]+1" office:value-type="float" office:value="46">
            <text:p>46</text:p>
          </table:table-cell>
          <table:table-cell table:formula="of:=210+(11*[.B48]^1.4)" office:value-type="float" office:value="2550.20363456334">
            <text:p>2550,2036345633</text:p>
          </table:table-cell>
          <table:table-cell table:formula="of:=31+(6.3*[.B48]^1.05)" office:value-type="float" office:value="381.942748231744">
            <text:p>381,9427482317</text:p>
          </table:table-cell>
          <table:table-cell table:formula="of:=11+(2.5*[.B48]^0.95)" office:value-type="float" office:value="105.964207603437">
            <text:p>105,9642076034</text:p>
          </table:table-cell>
          <table:table-cell table:formula="of:=4.2+(1.6*[.B48]^1.1)" office:value-type="float" office:value="112.13283822358">
            <text:p>112,1328382236</text:p>
          </table:table-cell>
          <table:table-cell table:formula="of:=8.7+(4.5*[.B48]^0.95)" office:value-type="float" office:value="179.635573686187">
            <text:p>179,6355736862</text:p>
          </table:table-cell>
          <table:table-cell table:formula="of:=3.2+(1.5*[.B48]^0.95)" office:value-type="float" office:value="60.1785245620622">
            <text:p>60,1785245621</text:p>
          </table:table-cell>
          <table:table-cell table:formula="of:=9+(1.8*[.B48]^1.2)" office:value-type="float" office:value="187.066369060762">
            <text:p>187,0663690608</text:p>
          </table:table-cell>
          <table:table-cell table:formula="of:=5.2+(2.5*[.B48]^0.8)" office:value-type="float" office:value="58.6744435472302">
            <text:p>58,6744435472</text:p>
          </table:table-cell>
          <table:table-cell table:formula="of:=SUM([.E48:.J48])" office:value-type="float" office:value="703.651956683258">
            <text:p>703,6519566833</text:p>
          </table:table-cell>
        </table:table-row>
        <table:table-row table:style-name="ro1">
          <table:table-cell/>
          <table:table-cell table:formula="of:=[.B48]+1" office:value-type="float" office:value="47">
            <text:p>47</text:p>
          </table:table-cell>
          <table:table-cell table:formula="of:=210+(11*[.B49]^1.4)" office:value-type="float" office:value="2621.73555641446">
            <text:p>2621,7355564145</text:p>
          </table:table-cell>
          <table:table-cell table:formula="of:=31+(6.3*[.B49]^1.05)" office:value-type="float" office:value="389.957721876678">
            <text:p>389,9577218767</text:p>
          </table:table-cell>
          <table:table-cell table:formula="of:=11+(2.5*[.B49]^0.95)" office:value-type="float" office:value="107.924367076168">
            <text:p>107,9243670762</text:p>
          </table:table-cell>
          <table:table-cell table:formula="of:=4.2+(1.6*[.B49]^1.1)" office:value-type="float" office:value="114.716628204667">
            <text:p>114,7166282047</text:p>
          </table:table-cell>
          <table:table-cell table:formula="of:=8.7+(4.5*[.B49]^0.95)" office:value-type="float" office:value="183.163860737102">
            <text:p>183,1638607371</text:p>
          </table:table-cell>
          <table:table-cell table:formula="of:=3.2+(1.5*[.B49]^0.95)" office:value-type="float" office:value="61.3546202457005">
            <text:p>61,3546202457</text:p>
          </table:table-cell>
          <table:table-cell table:formula="of:=9+(1.8*[.B49]^1.2)" office:value-type="float" office:value="191.721618995274">
            <text:p>191,7216189953</text:p>
          </table:table-cell>
          <table:table-cell table:formula="of:=5.2+(2.5*[.B49]^0.8)" office:value-type="float" office:value="59.6024295245387">
            <text:p>59,6024295245</text:p>
          </table:table-cell>
          <table:table-cell table:formula="of:=SUM([.E49:.J49])" office:value-type="float" office:value="718.483524783449">
            <text:p>718,4835247834</text:p>
          </table:table-cell>
        </table:table-row>
        <table:table-row table:style-name="ro1">
          <table:table-cell/>
          <table:table-cell table:formula="of:=[.B49]+1" office:value-type="float" office:value="48">
            <text:p>48</text:p>
          </table:table-cell>
          <table:table-cell table:formula="of:=210+(11*[.B50]^1.4)" office:value-type="float" office:value="2693.87889557211">
            <text:p>2693,8788955721</text:p>
          </table:table-cell>
          <table:table-cell table:formula="of:=31+(6.3*[.B50]^1.05)" office:value-type="float" office:value="397.981227254353">
            <text:p>397,9812272544</text:p>
          </table:table-cell>
          <table:table-cell table:formula="of:=11+(2.5*[.B50]^0.95)" office:value-type="float" office:value="109.882442220536">
            <text:p>109,8824422205</text:p>
          </table:table-cell>
          <table:table-cell table:formula="of:=4.2+(1.6*[.B50]^1.1)" office:value-type="float" office:value="117.305921858664">
            <text:p>117,3059218587</text:p>
          </table:table-cell>
          <table:table-cell table:formula="of:=8.7+(4.5*[.B50]^0.95)" office:value-type="float" office:value="186.688395996965">
            <text:p>186,688395997</text:p>
          </table:table-cell>
          <table:table-cell table:formula="of:=3.2+(1.5*[.B50]^0.95)" office:value-type="float" office:value="62.5294653323216">
            <text:p>62,5294653323</text:p>
          </table:table-cell>
          <table:table-cell table:formula="of:=9+(1.8*[.B50]^1.2)" office:value-type="float" office:value="196.396722062962">
            <text:p>196,396722063</text:p>
          </table:table-cell>
          <table:table-cell table:formula="of:=5.2+(2.5*[.B50]^0.8)" office:value-type="float" office:value="60.5264746889037">
            <text:p>60,5264746889</text:p>
          </table:table-cell>
          <table:table-cell table:formula="of:=SUM([.E50:.J50])" office:value-type="float" office:value="733.329422160353">
            <text:p>733,3294221604</text:p>
          </table:table-cell>
        </table:table-row>
        <table:table-row table:style-name="ro1">
          <table:table-cell/>
          <table:table-cell table:formula="of:=[.B50]+1" office:value-type="float" office:value="49">
            <text:p>49</text:p>
          </table:table-cell>
          <table:table-cell table:formula="of:=210+(11*[.B51]^1.4)" office:value-type="float" office:value="2766.62597626001">
            <text:p>2766,62597626</text:p>
          </table:table-cell>
          <table:table-cell table:formula="of:=31+(6.3*[.B51]^1.05)" office:value-type="float" office:value="406.01309539486">
            <text:p>406,0130953949</text:p>
          </table:table-cell>
          <table:table-cell table:formula="of:=11+(2.5*[.B51]^0.95)" office:value-type="float" office:value="111.838478614148">
            <text:p>111,8384786141</text:p>
          </table:table-cell>
          <table:table-cell table:formula="of:=4.2+(1.6*[.B51]^1.1)" office:value-type="float" office:value="119.900615869013">
            <text:p>119,900615869</text:p>
          </table:table-cell>
          <table:table-cell table:formula="of:=8.7+(4.5*[.B51]^0.95)" office:value-type="float" office:value="190.209261505466">
            <text:p>190,2092615055</text:p>
          </table:table-cell>
          <table:table-cell table:formula="of:=3.2+(1.5*[.B51]^0.95)" office:value-type="float" office:value="63.7030871684888">
            <text:p>63,7030871685</text:p>
          </table:table-cell>
          <table:table-cell table:formula="of:=9+(1.8*[.B51]^1.2)" office:value-type="float" office:value="201.091346639381">
            <text:p>201,0913466394</text:p>
          </table:table-cell>
          <table:table-cell table:formula="of:=5.2+(2.5*[.B51]^0.8)" office:value-type="float" office:value="61.4466773700307">
            <text:p>61,44667737</text:p>
          </table:table-cell>
          <table:table-cell table:formula="of:=SUM([.E51:.J51])" office:value-type="float" office:value="748.189467166528">
            <text:p>748,1894671665</text:p>
          </table:table-cell>
        </table:table-row>
        <table:table-row table:style-name="ro1">
          <table:table-cell/>
          <table:table-cell table:formula="of:=[.B51]+1" office:value-type="float" office:value="50">
            <text:p>50</text:p>
          </table:table-cell>
          <table:table-cell table:formula="of:=210+(11*[.B52]^1.4)" office:value-type="float" office:value="2839.9693744226">
            <text:p>2839,9693744226</text:p>
          </table:table-cell>
          <table:table-cell table:formula="of:=31+(6.3*[.B52]^1.05)" office:value-type="float" office:value="414.053164057477">
            <text:p>414,0531640575</text:p>
          </table:table-cell>
          <table:table-cell table:formula="of:=11+(2.5*[.B52]^0.95)" office:value-type="float" office:value="113.792519928361">
            <text:p>113,7925199284</text:p>
          </table:table-cell>
          <table:table-cell table:formula="of:=4.2+(1.6*[.B52]^1.1)" office:value-type="float" office:value="122.500610930265">
            <text:p>122,5006109303</text:p>
          </table:table-cell>
          <table:table-cell table:formula="of:=8.7+(4.5*[.B52]^0.95)" office:value-type="float" office:value="193.72653587105">
            <text:p>193,7265358711</text:p>
          </table:table-cell>
          <table:table-cell table:formula="of:=3.2+(1.5*[.B52]^0.95)" office:value-type="float" office:value="64.8755119570167">
            <text:p>64,875511957</text:p>
          </table:table-cell>
          <table:table-cell table:formula="of:=9+(1.8*[.B52]^1.2)" office:value-type="float" office:value="205.80517330979">
            <text:p>205,8051733098</text:p>
          </table:table-cell>
          <table:table-cell table:formula="of:=5.2+(2.5*[.B52]^0.8)" office:value-type="float" office:value="62.3631314909158">
            <text:p>62,3631314909</text:p>
          </table:table-cell>
          <table:table-cell table:formula="of:=SUM([.E52:.J52])" office:value-type="float" office:value="763.063483487399">
            <text:p>763,0634834874</text:p>
          </table:table-cell>
        </table:table-row>
        <table:table-row table:style-name="ro1">
          <table:table-cell/>
          <table:table-cell table:formula="of:=[.B52]+1" office:value-type="float" office:value="51">
            <text:p>51</text:p>
          </table:table-cell>
          <table:table-cell table:formula="of:=210+(11*[.B53]^1.4)" office:value-type="float" office:value="2913.90190457903">
            <text:p>2913,901904579</text:p>
          </table:table-cell>
          <table:table-cell table:formula="of:=31+(6.3*[.B53]^1.05)" office:value-type="float" office:value="422.101277333341">
            <text:p>422,1012773333</text:p>
          </table:table-cell>
          <table:table-cell table:formula="of:=11+(2.5*[.B53]^0.95)" office:value-type="float" office:value="115.744608044541">
            <text:p>115,7446080445</text:p>
          </table:table-cell>
          <table:table-cell table:formula="of:=4.2+(1.6*[.B53]^1.1)" office:value-type="float" office:value="125.105811515141">
            <text:p>125,1058115151</text:p>
          </table:table-cell>
          <table:table-cell table:formula="of:=8.7+(4.5*[.B53]^0.95)" office:value-type="float" office:value="197.240294480173">
            <text:p>197,2402944802</text:p>
          </table:table-cell>
          <table:table-cell table:formula="of:=3.2+(1.5*[.B53]^0.95)" office:value-type="float" office:value="66.0467648267245">
            <text:p>66,0467648267</text:p>
          </table:table-cell>
          <table:table-cell table:formula="of:=9+(1.8*[.B53]^1.2)" office:value-type="float" office:value="210.537894183844">
            <text:p>210,5378941838</text:p>
          </table:table-cell>
          <table:table-cell table:formula="of:=5.2+(2.5*[.B53]^0.8)" office:value-type="float" office:value="63.275926849385">
            <text:p>63,2759268494</text:p>
          </table:table-cell>
          <table:table-cell table:formula="of:=SUM([.E53:.J53])" office:value-type="float" office:value="777.951299899808">
            <text:p>777,9512998998</text:p>
          </table:table-cell>
        </table:table-row>
        <table:table-row table:style-name="ro1">
          <table:table-cell/>
          <table:table-cell table:formula="of:=[.B53]+1" office:value-type="float" office:value="52">
            <text:p>52</text:p>
          </table:table-cell>
          <table:table-cell table:formula="of:=210+(11*[.B54]^1.4)" office:value-type="float" office:value="2988.41660760918">
            <text:p>2988,4166076092</text:p>
          </table:table-cell>
          <table:table-cell table:formula="of:=31+(6.3*[.B54]^1.05)" office:value-type="float" office:value="430.157285278912">
            <text:p>430,1572852789</text:p>
          </table:table-cell>
          <table:table-cell table:formula="of:=11+(2.5*[.B54]^0.95)" office:value-type="float" office:value="117.694783161083">
            <text:p>117,6947831611</text:p>
          </table:table-cell>
          <table:table-cell table:formula="of:=4.2+(1.6*[.B54]^1.1)" office:value-type="float" office:value="127.716125659423">
            <text:p>127,7161256594</text:p>
          </table:table-cell>
          <table:table-cell table:formula="of:=8.7+(4.5*[.B54]^0.95)" office:value-type="float" office:value="200.750609689949">
            <text:p>200,75060969</text:p>
          </table:table-cell>
          <table:table-cell table:formula="of:=3.2+(1.5*[.B54]^0.95)" office:value-type="float" office:value="67.2168698966497">
            <text:p>67,2168698966</text:p>
          </table:table-cell>
          <table:table-cell table:formula="of:=9+(1.8*[.B54]^1.2)" office:value-type="float" office:value="215.289212261461">
            <text:p>215,2892122615</text:p>
          </table:table-cell>
          <table:table-cell table:formula="of:=5.2+(2.5*[.B54]^0.8)" office:value-type="float" office:value="64.1851493764865">
            <text:p>64,1851493765</text:p>
          </table:table-cell>
          <table:table-cell table:formula="of:=SUM([.E54:.J54])" office:value-type="float" office:value="792.852750045052">
            <text:p>792,8527500451</text:p>
          </table:table-cell>
        </table:table-row>
        <table:table-row table:style-name="ro1">
          <table:table-cell/>
          <table:table-cell table:formula="of:=[.B54]+1" office:value-type="float" office:value="53">
            <text:p>53</text:p>
          </table:table-cell>
          <table:table-cell table:formula="of:=210+(11*[.B55]^1.4)" office:value-type="float" office:value="3063.50673938879">
            <text:p>3063,5067393888</text:p>
          </table:table-cell>
          <table:table-cell table:formula="of:=31+(6.3*[.B55]^1.05)" office:value-type="float" office:value="438.221043577309">
            <text:p>438,2210435773</text:p>
          </table:table-cell>
          <table:table-cell table:formula="of:=11+(2.5*[.B55]^0.95)" office:value-type="float" office:value="119.643083892105">
            <text:p>119,6430838921</text:p>
          </table:table-cell>
          <table:table-cell table:formula="of:=4.2+(1.6*[.B55]^1.1)" office:value-type="float" office:value="130.331464763002">
            <text:p>130,331464763</text:p>
          </table:table-cell>
          <table:table-cell table:formula="of:=8.7+(4.5*[.B55]^0.95)" office:value-type="float" office:value="204.257551005788">
            <text:p>204,2575510058</text:p>
          </table:table-cell>
          <table:table-cell table:formula="of:=3.2+(1.5*[.B55]^0.95)" office:value-type="float" office:value="68.3858503352628">
            <text:p>68,3858503353</text:p>
          </table:table-cell>
          <table:table-cell table:formula="of:=9+(1.8*[.B55]^1.2)" office:value-type="float" office:value="220.058840845142">
            <text:p>220,0588408451</text:p>
          </table:table-cell>
          <table:table-cell table:formula="of:=5.2+(2.5*[.B55]^0.8)" office:value-type="float" office:value="65.0908813740459">
            <text:p>65,090881374</text:p>
          </table:table-cell>
          <table:table-cell table:formula="of:=SUM([.E55:.J55])" office:value-type="float" office:value="807.767672215345">
            <text:p>807,7676722153</text:p>
          </table:table-cell>
        </table:table-row>
        <table:table-row table:style-name="ro1">
          <table:table-cell/>
          <table:table-cell table:formula="of:=[.B55]+1" office:value-type="float" office:value="54">
            <text:p>54</text:p>
          </table:table-cell>
          <table:table-cell table:formula="of:=210+(11*[.B56]^1.4)" office:value-type="float" office:value="3139.1657601997">
            <text:p>3139,1657601997</text:p>
          </table:table-cell>
          <table:table-cell table:formula="of:=31+(6.3*[.B56]^1.05)" office:value-type="float" office:value="446.292413224901">
            <text:p>446,2924132249</text:p>
          </table:table-cell>
          <table:table-cell table:formula="of:=11+(2.5*[.B56]^0.95)" office:value-type="float" office:value="121.589547358594">
            <text:p>121,5895473586</text:p>
          </table:table-cell>
          <table:table-cell table:formula="of:=4.2+(1.6*[.B56]^1.1)" office:value-type="float" office:value="132.951743405587">
            <text:p>132,9517434056</text:p>
          </table:table-cell>
          <table:table-cell table:formula="of:=8.7+(4.5*[.B56]^0.95)" office:value-type="float" office:value="207.761185245469">
            <text:p>207,7611852455</text:p>
          </table:table-cell>
          <table:table-cell table:formula="of:=3.2+(1.5*[.B56]^0.95)" office:value-type="float" office:value="69.5537284151564">
            <text:p>69,5537284152</text:p>
          </table:table-cell>
          <table:table-cell table:formula="of:=9+(1.8*[.B56]^1.2)" office:value-type="float" office:value="224.846502994508">
            <text:p>224,8465029945</text:p>
          </table:table-cell>
          <table:table-cell table:formula="of:=5.2+(2.5*[.B56]^0.8)" office:value-type="float" office:value="65.9932017334276">
            <text:p>65,9932017334</text:p>
          </table:table-cell>
          <table:table-cell table:formula="of:=SUM([.E56:.J56])" office:value-type="float" office:value="822.695909152743">
            <text:p>822,6959091527</text:p>
          </table:table-cell>
        </table:table-row>
        <table:table-row table:style-name="ro1">
          <table:table-cell/>
          <table:table-cell table:formula="of:=[.B56]+1" office:value-type="float" office:value="55">
            <text:p>55</text:p>
          </table:table-cell>
          <table:table-cell table:formula="of:=210+(11*[.B57]^1.4)" office:value-type="float" office:value="3215.38732484901">
            <text:p>3215,387324849</text:p>
          </table:table-cell>
          <table:table-cell table:formula="of:=31+(6.3*[.B57]^1.05)" office:value-type="float" office:value="454.371260240842">
            <text:p>454,3712602408</text:p>
          </table:table-cell>
          <table:table-cell table:formula="of:=11+(2.5*[.B57]^0.95)" office:value-type="float" office:value="123.534209272725">
            <text:p>123,5342092727</text:p>
          </table:table-cell>
          <table:table-cell table:formula="of:=4.2+(1.6*[.B57]^1.1)" office:value-type="float" office:value="135.576879175735">
            <text:p>135,5768791757</text:p>
          </table:table-cell>
          <table:table-cell table:formula="of:=8.7+(4.5*[.B57]^0.95)" office:value-type="float" office:value="211.261576690904">
            <text:p>211,2615766909</text:p>
          </table:table-cell>
          <table:table-cell table:formula="of:=3.2+(1.5*[.B57]^0.95)" office:value-type="float" office:value="70.7205255636347">
            <text:p>70,7205255636</text:p>
          </table:table-cell>
          <table:table-cell table:formula="of:=9+(1.8*[.B57]^1.2)" office:value-type="float" office:value="229.651931019318">
            <text:p>229,6519310193</text:p>
          </table:table-cell>
          <table:table-cell table:formula="of:=5.2+(2.5*[.B57]^0.8)" office:value-type="float" office:value="66.892186137307">
            <text:p>66,8921861373</text:p>
          </table:table-cell>
          <table:table-cell table:formula="of:=SUM([.E57:.J57])" office:value-type="float" office:value="837.637307859623">
            <text:p>837,6373078596</text:p>
          </table:table-cell>
        </table:table-row>
        <table:table-row table:style-name="ro1">
          <table:table-cell/>
          <table:table-cell table:formula="of:=[.B57]+1" office:value-type="float" office:value="56">
            <text:p>56</text:p>
          </table:table-cell>
          <table:table-cell table:formula="of:=210+(11*[.B58]^1.4)" office:value-type="float" office:value="3292.16527343752">
            <text:p>3292,1652734375</text:p>
          </table:table-cell>
          <table:table-cell table:formula="of:=31+(6.3*[.B58]^1.05)" office:value-type="float" office:value="462.457455397484">
            <text:p>462,4574553975</text:p>
          </table:table-cell>
          <table:table-cell table:formula="of:=11+(2.5*[.B58]^0.95)" office:value-type="float" office:value="125.477104015962">
            <text:p>125,477104016</text:p>
          </table:table-cell>
          <table:table-cell table:formula="of:=4.2+(1.6*[.B58]^1.1)" office:value-type="float" office:value="138.206792512019">
            <text:p>138,206792512</text:p>
          </table:table-cell>
          <table:table-cell table:formula="of:=8.7+(4.5*[.B58]^0.95)" office:value-type="float" office:value="214.758787228732">
            <text:p>214,7587872287</text:p>
          </table:table-cell>
          <table:table-cell table:formula="of:=3.2+(1.5*[.B58]^0.95)" office:value-type="float" office:value="71.8862624095772">
            <text:p>71,8862624096</text:p>
          </table:table-cell>
          <table:table-cell table:formula="of:=9+(1.8*[.B58]^1.2)" office:value-type="float" office:value="234.474866007581">
            <text:p>234,4748660076</text:p>
          </table:table-cell>
          <table:table-cell table:formula="of:=5.2+(2.5*[.B58]^0.8)" office:value-type="float" office:value="67.7879072460587">
            <text:p>67,7879072461</text:p>
          </table:table-cell>
          <table:table-cell table:formula="of:=SUM([.E58:.J58])" office:value-type="float" office:value="852.59171941993">
            <text:p>852,5917194199</text:p>
          </table:table-cell>
        </table:table-row>
        <table:table-row table:style-name="ro1">
          <table:table-cell/>
          <table:table-cell table:formula="of:=[.B58]+1" office:value-type="float" office:value="57">
            <text:p>57</text:p>
          </table:table-cell>
          <table:table-cell table:formula="of:=210+(11*[.B59]^1.4)" office:value-type="float" office:value="3369.49362272387">
            <text:p>3369,4936227239</text:p>
          </table:table-cell>
          <table:table-cell table:formula="of:=31+(6.3*[.B59]^1.05)" office:value-type="float" office:value="470.550873969816">
            <text:p>470,5508739698</text:p>
          </table:table-cell>
          <table:table-cell table:formula="of:=11+(2.5*[.B59]^0.95)" office:value-type="float" office:value="127.418264711525">
            <text:p>127,4182647115</text:p>
          </table:table-cell>
          <table:table-cell table:formula="of:=4.2+(1.6*[.B59]^1.1)" office:value-type="float" office:value="140.84140655528">
            <text:p>140,8414065553</text:p>
          </table:table-cell>
          <table:table-cell table:formula="of:=8.7+(4.5*[.B59]^0.95)" office:value-type="float" office:value="218.252876480744">
            <text:p>218,2528764807</text:p>
          </table:table-cell>
          <table:table-cell table:formula="of:=3.2+(1.5*[.B59]^0.95)" office:value-type="float" office:value="73.0509588269148">
            <text:p>73,0509588269</text:p>
          </table:table-cell>
          <table:table-cell table:formula="of:=9+(1.8*[.B59]^1.2)" office:value-type="float" office:value="239.315057385756">
            <text:p>239,3150573858</text:p>
          </table:table-cell>
          <table:table-cell table:formula="of:=5.2+(2.5*[.B59]^0.8)" office:value-type="float" office:value="68.6804348701876">
            <text:p>68,6804348702</text:p>
          </table:table-cell>
          <table:table-cell table:formula="of:=SUM([.E59:.J59])" office:value-type="float" office:value="867.558998830407">
            <text:p>867,5589988304</text:p>
          </table:table-cell>
        </table:table-row>
        <table:table-row table:style-name="ro1">
          <table:table-cell/>
          <table:table-cell table:formula="of:=[.B59]+1" office:value-type="float" office:value="58">
            <text:p>58</text:p>
          </table:table-cell>
          <table:table-cell table:formula="of:=210+(11*[.B60]^1.4)" office:value-type="float" office:value="3447.36655803629">
            <text:p>3447,3665580363</text:p>
          </table:table-cell>
          <table:table-cell table:formula="of:=31+(6.3*[.B60]^1.05)" office:value-type="float" office:value="478.651395502284">
            <text:p>478,6513955023</text:p>
          </table:table-cell>
          <table:table-cell table:formula="of:=11+(2.5*[.B60]^0.95)" office:value-type="float" office:value="129.357723291694">
            <text:p>129,3577232917</text:p>
          </table:table-cell>
          <table:table-cell table:formula="of:=4.2+(1.6*[.B60]^1.1)" office:value-type="float" office:value="143.480647010985">
            <text:p>143,480647011</text:p>
          </table:table-cell>
          <table:table-cell table:formula="of:=8.7+(4.5*[.B60]^0.95)" office:value-type="float" office:value="221.743901925049">
            <text:p>221,7439019251</text:p>
          </table:table-cell>
          <table:table-cell table:formula="of:=3.2+(1.5*[.B60]^0.95)" office:value-type="float" office:value="74.2146339750164">
            <text:p>74,214633975</text:p>
          </table:table-cell>
          <table:table-cell table:formula="of:=9+(1.8*[.B60]^1.2)" office:value-type="float" office:value="244.172262508335">
            <text:p>244,1722625083</text:p>
          </table:table-cell>
          <table:table-cell table:formula="of:=5.2+(2.5*[.B60]^0.8)" office:value-type="float" office:value="69.5698361300729">
            <text:p>69,5698361301</text:p>
          </table:table-cell>
          <table:table-cell table:formula="of:=SUM([.E60:.J60])" office:value-type="float" office:value="882.539004841152">
            <text:p>882,5390048412</text:p>
          </table:table-cell>
        </table:table-row>
        <table:table-row table:style-name="ro1">
          <table:table-cell/>
          <table:table-cell table:formula="of:=[.B60]+1" office:value-type="float" office:value="59">
            <text:p>59</text:p>
          </table:table-cell>
          <table:table-cell table:formula="of:=210+(11*[.B61]^1.4)" office:value-type="float" office:value="3525.77842568821">
            <text:p>3525,7784256882</text:p>
          </table:table-cell>
          <table:table-cell table:formula="of:=31+(6.3*[.B61]^1.05)" office:value-type="float" office:value="486.758903591497">
            <text:p>486,7589035915</text:p>
          </table:table-cell>
          <table:table-cell table:formula="of:=11+(2.5*[.B61]^0.95)" office:value-type="float" office:value="131.295510560428">
            <text:p>131,2955105604</text:p>
          </table:table-cell>
          <table:table-cell table:formula="of:=4.2+(1.6*[.B61]^1.1)" office:value-type="float" office:value="146.124442020864">
            <text:p>146,1244420209</text:p>
          </table:table-cell>
          <table:table-cell table:formula="of:=8.7+(4.5*[.B61]^0.95)" office:value-type="float" office:value="225.23191900877">
            <text:p>225,2319190088</text:p>
          </table:table-cell>
          <table:table-cell table:formula="of:=3.2+(1.5*[.B61]^0.95)" office:value-type="float" office:value="75.3773063362568">
            <text:p>75,3773063363</text:p>
          </table:table-cell>
          <table:table-cell table:formula="of:=9+(1.8*[.B61]^1.2)" office:value-type="float" office:value="249.046246274368">
            <text:p>249,0462462744</text:p>
          </table:table-cell>
          <table:table-cell table:formula="of:=5.2+(2.5*[.B61]^0.8)" office:value-type="float" office:value="70.4561756041617">
            <text:p>70,4561756042</text:p>
          </table:table-cell>
          <table:table-cell table:formula="of:=SUM([.E61:.J61])" office:value-type="float" office:value="897.531599804849">
            <text:p>897,5315998048</text:p>
          </table:table-cell>
        </table:table-row>
        <table:table-row table:style-name="ro1">
          <table:table-cell/>
          <table:table-cell table:formula="of:=[.B61]+1" office:value-type="float" office:value="60">
            <text:p>60</text:p>
          </table:table-cell>
          <table:table-cell table:formula="of:=210+(11*[.B62]^1.4)" office:value-type="float" office:value="3604.72372585833">
            <text:p>3604,7237258583</text:p>
          </table:table-cell>
          <table:table-cell table:formula="of:=31+(6.3*[.B62]^1.05)" office:value-type="float" office:value="494.873285683492">
            <text:p>494,8732856835</text:p>
          </table:table-cell>
          <table:table-cell table:formula="of:=11+(2.5*[.B62]^0.95)" office:value-type="float" office:value="133.231656251676">
            <text:p>133,2316562517</text:p>
          </table:table-cell>
          <table:table-cell table:formula="of:=4.2+(1.6*[.B62]^1.1)" office:value-type="float" office:value="148.772722043033">
            <text:p>148,772722043</text:p>
          </table:table-cell>
          <table:table-cell table:formula="of:=8.7+(4.5*[.B62]^0.95)" office:value-type="float" office:value="228.716981253016">
            <text:p>228,716981253</text:p>
          </table:table-cell>
          <table:table-cell table:formula="of:=3.2+(1.5*[.B62]^0.95)" office:value-type="float" office:value="76.5389937510055">
            <text:p>76,538993751</text:p>
          </table:table-cell>
          <table:table-cell table:formula="of:=9+(1.8*[.B62]^1.2)" office:value-type="float" office:value="253.936780768734">
            <text:p>253,9367807687</text:p>
          </table:table-cell>
          <table:table-cell table:formula="of:=5.2+(2.5*[.B62]^0.8)" office:value-type="float" office:value="71.3395154666291">
            <text:p>71,3395154666</text:p>
          </table:table-cell>
          <table:table-cell table:formula="of:=SUM([.E62:.J62])" office:value-type="float" office:value="912.536649534093">
            <text:p>912,5366495341</text:p>
          </table:table-cell>
        </table:table-row>
        <table:table-row table:style-name="ro1">
          <table:table-cell/>
          <table:table-cell table:formula="of:=[.B62]+1" office:value-type="float" office:value="61">
            <text:p>61</text:p>
          </table:table-cell>
          <table:table-cell table:formula="of:=210+(11*[.B63]^1.4)" office:value-type="float" office:value="3684.19710589944">
            <text:p>3684,1971058994</text:p>
          </table:table-cell>
          <table:table-cell table:formula="of:=31+(6.3*[.B63]^1.05)" office:value-type="float" office:value="502.994432884356">
            <text:p>502,9944328844</text:p>
          </table:table-cell>
          <table:table-cell table:formula="of:=11+(2.5*[.B63]^0.95)" office:value-type="float" office:value="135.166189083758">
            <text:p>135,1661890838</text:p>
          </table:table-cell>
          <table:table-cell table:formula="of:=4.2+(1.6*[.B63]^1.1)" office:value-type="float" office:value="151.425419739919">
            <text:p>151,4254197399</text:p>
          </table:table-cell>
          <table:table-cell table:formula="of:=8.7+(4.5*[.B63]^0.95)" office:value-type="float" office:value="232.199140350764">
            <text:p>232,1991403508</text:p>
          </table:table-cell>
          <table:table-cell table:formula="of:=3.2+(1.5*[.B63]^0.95)" office:value-type="float" office:value="77.6997134502547">
            <text:p>77,6997134503</text:p>
          </table:table-cell>
          <table:table-cell table:formula="of:=9+(1.8*[.B63]^1.2)" office:value-type="float" office:value="258.843644926175">
            <text:p>258,8436449262</text:p>
          </table:table-cell>
          <table:table-cell table:formula="of:=5.2+(2.5*[.B63]^0.8)" office:value-type="float" office:value="72.2199156154151">
            <text:p>72,2199156154</text:p>
          </table:table-cell>
          <table:table-cell table:formula="of:=SUM([.E63:.J63])" office:value-type="float" office:value="927.554023166286">
            <text:p>927,5540231663</text:p>
          </table:table-cell>
        </table:table-row>
        <table:table-row table:style-name="ro1">
          <table:table-cell/>
          <table:table-cell table:formula="of:=[.B63]+1" office:value-type="float" office:value="62">
            <text:p>62</text:p>
          </table:table-cell>
          <table:table-cell table:formula="of:=210+(11*[.B64]^1.4)" office:value-type="float" office:value="3764.19335404358">
            <text:p>3764,1933540436</text:p>
          </table:table-cell>
          <table:table-cell table:formula="of:=31+(6.3*[.B64]^1.05)" office:value-type="float" office:value="511.12223978312">
            <text:p>511,1222397831</text:p>
          </table:table-cell>
          <table:table-cell table:formula="of:=11+(2.5*[.B64]^0.95)" office:value-type="float" office:value="137.099136810135">
            <text:p>137,0991368101</text:p>
          </table:table-cell>
          <table:table-cell table:formula="of:=4.2+(1.6*[.B64]^1.1)" office:value-type="float" office:value="154.082469873363">
            <text:p>154,0824698734</text:p>
          </table:table-cell>
          <table:table-cell table:formula="of:=8.7+(4.5*[.B64]^0.95)" office:value-type="float" office:value="235.678446258243">
            <text:p>235,6784462582</text:p>
          </table:table-cell>
          <table:table-cell table:formula="of:=3.2+(1.5*[.B64]^0.95)" office:value-type="float" office:value="78.859482086081">
            <text:p>78,8594820861</text:p>
          </table:table-cell>
          <table:table-cell table:formula="of:=9+(1.8*[.B64]^1.2)" office:value-type="float" office:value="263.766624216302">
            <text:p>263,7666242163</text:p>
          </table:table-cell>
          <table:table-cell table:formula="of:=5.2+(2.5*[.B64]^0.8)" office:value-type="float" office:value="73.0974337914595">
            <text:p>73,0974337915</text:p>
          </table:table-cell>
          <table:table-cell table:formula="of:=SUM([.E64:.J64])" office:value-type="float" office:value="942.583593035583">
            <text:p>942,5835930356</text:p>
          </table:table-cell>
        </table:table-row>
        <table:table-row table:style-name="ro1">
          <table:table-cell/>
          <table:table-cell table:formula="of:=[.B64]+1" office:value-type="float" office:value="63">
            <text:p>63</text:p>
          </table:table-cell>
          <table:table-cell table:formula="of:=210+(11*[.B65]^1.4)" office:value-type="float" office:value="3844.70739347389">
            <text:p>3844,7073934739</text:p>
          </table:table-cell>
          <table:table-cell table:formula="of:=31+(6.3*[.B65]^1.05)" office:value-type="float" office:value="519.256604285936">
            <text:p>519,2566042859</text:p>
          </table:table-cell>
          <table:table-cell table:formula="of:=11+(2.5*[.B65]^0.95)" office:value-type="float" office:value="139.030526266863">
            <text:p>139,0305262669</text:p>
          </table:table-cell>
          <table:table-cell table:formula="of:=4.2+(1.6*[.B65]^1.1)" office:value-type="float" office:value="156.743809206323">
            <text:p>156,7438092063</text:p>
          </table:table-cell>
          <table:table-cell table:formula="of:=8.7+(4.5*[.B65]^0.95)" office:value-type="float" office:value="239.154947280354">
            <text:p>239,1549472804</text:p>
          </table:table-cell>
          <table:table-cell table:formula="of:=3.2+(1.5*[.B65]^0.95)" office:value-type="float" office:value="80.018315760118">
            <text:p>80,0183157601</text:p>
          </table:table-cell>
          <table:table-cell table:formula="of:=9+(1.8*[.B65]^1.2)" office:value-type="float" office:value="268.705510347934">
            <text:p>268,7055103479</text:p>
          </table:table-cell>
          <table:table-cell table:formula="of:=5.2+(2.5*[.B65]^0.8)" office:value-type="float" office:value="73.9721256898701">
            <text:p>73,9721256899</text:p>
          </table:table-cell>
          <table:table-cell table:formula="of:=SUM([.E65:.J65])" office:value-type="float" office:value="957.625234551462">
            <text:p>957,6252345515</text:p>
          </table:table-cell>
        </table:table-row>
        <table:table-row table:style-name="ro1">
          <table:table-cell/>
          <table:table-cell table:formula="of:=[.B65]+1" office:value-type="float" office:value="64">
            <text:p>64</text:p>
          </table:table-cell>
          <table:table-cell table:formula="of:=210+(11*[.B66]^1.4)" office:value-type="float" office:value="3925.73427673647">
            <text:p>3925,7342767365</text:p>
          </table:table-cell>
          <table:table-cell table:formula="of:=31+(6.3*[.B66]^1.05)" office:value-type="float" office:value="527.39742746067">
            <text:p>527,3974274607</text:p>
          </table:table-cell>
          <table:table-cell table:formula="of:=11+(2.5*[.B66]^0.95)" office:value-type="float" office:value="140.960383416998">
            <text:p>140,960383417</text:p>
          </table:table-cell>
          <table:table-cell table:formula="of:=4.2+(1.6*[.B66]^1.1)" office:value-type="float" office:value="159.409376410665">
            <text:p>159,4093764107</text:p>
          </table:table-cell>
          <table:table-cell table:formula="of:=8.7+(4.5*[.B66]^0.95)" office:value-type="float" office:value="242.628690150596">
            <text:p>242,6286901506</text:p>
          </table:table-cell>
          <table:table-cell table:formula="of:=3.2+(1.5*[.B66]^0.95)" office:value-type="float" office:value="81.1762300501986">
            <text:p>81,1762300502</text:p>
          </table:table-cell>
          <table:table-cell table:formula="of:=9+(1.8*[.B66]^1.2)" office:value-type="float" office:value="273.660100991317">
            <text:p>273,6601009913</text:p>
          </table:table-cell>
          <table:table-cell table:formula="of:=5.2+(2.5*[.B66]^0.8)" office:value-type="float" office:value="74.8440450636899">
            <text:p>74,8440450637</text:p>
          </table:table-cell>
          <table:table-cell table:formula="of:=SUM([.E66:.J66])" office:value-type="float" office:value="972.678826083464">
            <text:p>972,6788260835</text:p>
          </table:table-cell>
        </table:table-row>
        <table:table-row table:style-name="ro1">
          <table:table-cell/>
          <table:table-cell table:formula="of:=[.B66]+1" office:value-type="float" office:value="65">
            <text:p>65</text:p>
          </table:table-cell>
          <table:table-cell table:formula="of:=210+(11*[.B67]^1.4)" office:value-type="float" office:value="4007.26918046753">
            <text:p>4007,2691804675</text:p>
          </table:table-cell>
          <table:table-cell table:formula="of:=31+(6.3*[.B67]^1.05)" office:value-type="float" office:value="535.54461339108">
            <text:p>535,5446133911</text:p>
          </table:table-cell>
          <table:table-cell table:formula="of:=11+(2.5*[.B67]^0.95)" office:value-type="float" office:value="142.888733392187">
            <text:p>142,8887333922</text:p>
          </table:table-cell>
          <table:table-cell table:formula="of:=4.2+(1.6*[.B67]^1.1)" office:value-type="float" office:value="162.079111980591">
            <text:p>162,0791119806</text:p>
          </table:table-cell>
          <table:table-cell table:formula="of:=8.7+(4.5*[.B67]^0.95)" office:value-type="float" office:value="246.099720105936">
            <text:p>246,0997201059</text:p>
          </table:table-cell>
          <table:table-cell table:formula="of:=3.2+(1.5*[.B67]^0.95)" office:value-type="float" office:value="82.3332400353119">
            <text:p>82,3332400353</text:p>
          </table:table-cell>
          <table:table-cell table:formula="of:=9+(1.8*[.B67]^1.2)" office:value-type="float" office:value="278.63019951685">
            <text:p>278,6301995169</text:p>
          </table:table-cell>
          <table:table-cell table:formula="of:=5.2+(2.5*[.B67]^0.8)" office:value-type="float" office:value="75.7132438208645">
            <text:p>75,7132438209</text:p>
          </table:table-cell>
          <table:table-cell table:formula="of:=SUM([.E67:.J67])" office:value-type="float" office:value="987.74424885174">
            <text:p>987,7442488517</text:p>
          </table:table-cell>
        </table:table-row>
        <table:table-row table:style-name="ro1">
          <table:table-cell/>
          <table:table-cell table:formula="of:=[.B67]+1" office:value-type="float" office:value="66">
            <text:p>66</text:p>
          </table:table-cell>
          <table:table-cell table:formula="of:=210+(11*[.B68]^1.4)" office:value-type="float" office:value="4089.30740041364">
            <text:p>4089,3074004136</text:p>
          </table:table-cell>
          <table:table-cell table:formula="of:=31+(6.3*[.B68]^1.05)" office:value-type="float" office:value="543.698069039868">
            <text:p>543,6980690399</text:p>
          </table:table-cell>
          <table:table-cell table:formula="of:=11+(2.5*[.B68]^0.95)" office:value-type="float" office:value="144.815600531675">
            <text:p>144,8156005317</text:p>
          </table:table-cell>
          <table:table-cell table:formula="of:=4.2+(1.6*[.B68]^1.1)" office:value-type="float" office:value="164.752958151253">
            <text:p>164,7529581513</text:p>
          </table:table-cell>
          <table:table-cell table:formula="of:=8.7+(4.5*[.B68]^0.95)" office:value-type="float" office:value="249.568080957015">
            <text:p>249,568080957</text:p>
          </table:table-cell>
          <table:table-cell table:formula="of:=3.2+(1.5*[.B68]^0.95)" office:value-type="float" office:value="83.489360319005">
            <text:p>83,489360319</text:p>
          </table:table-cell>
          <table:table-cell table:formula="of:=9+(1.8*[.B68]^1.2)" office:value-type="float" office:value="283.615614749127">
            <text:p>283,6156147491</text:p>
          </table:table-cell>
          <table:table-cell table:formula="of:=5.2+(2.5*[.B68]^0.8)" office:value-type="float" office:value="76.5797721149514">
            <text:p>76,579772115</text:p>
          </table:table-cell>
          <table:table-cell table:formula="of:=SUM([.E68:.J68])" office:value-type="float" office:value="1002.82138682303">
            <text:p>1002,821386823</text:p>
          </table:table-cell>
        </table:table-row>
        <table:table-row table:style-name="ro1">
          <table:table-cell/>
          <table:table-cell table:formula="of:=[.B68]+1" office:value-type="float" office:value="67">
            <text:p>67</text:p>
          </table:table-cell>
          <table:table-cell table:formula="of:=210+(11*[.B69]^1.4)" office:value-type="float" office:value="4171.84434672441">
            <text:p>4171,8443467244</text:p>
          </table:table-cell>
          <table:table-cell table:formula="of:=31+(6.3*[.B69]^1.05)" office:value-type="float" office:value="551.857704119928">
            <text:p>551,8577041199</text:p>
          </table:table-cell>
          <table:table-cell table:formula="of:=11+(2.5*[.B69]^0.95)" office:value-type="float" office:value="146.741008418915">
            <text:p>146,7410084189</text:p>
          </table:table-cell>
          <table:table-cell table:formula="of:=4.2+(1.6*[.B69]^1.1)" office:value-type="float" office:value="167.43085882219">
            <text:p>167,4308588222</text:p>
          </table:table-cell>
          <table:table-cell table:formula="of:=8.7+(4.5*[.B69]^0.95)" office:value-type="float" office:value="253.033815154047">
            <text:p>253,033815154</text:p>
          </table:table-cell>
          <table:table-cell table:formula="of:=3.2+(1.5*[.B69]^0.95)" office:value-type="float" office:value="84.6446050513492">
            <text:p>84,6446050513</text:p>
          </table:table-cell>
          <table:table-cell table:formula="of:=9+(1.8*[.B69]^1.2)" office:value-type="float" office:value="288.616160735153">
            <text:p>288,6161607352</text:p>
          </table:table-cell>
          <table:table-cell table:formula="of:=5.2+(2.5*[.B69]^0.8)" office:value-type="float" office:value="77.4436784300659">
            <text:p>77,4436784301</text:p>
          </table:table-cell>
          <table:table-cell table:formula="of:=SUM([.E69:.J69])" office:value-type="float" office:value="1017.91012661172">
            <text:p>1017,9101266117</text:p>
          </table:table-cell>
        </table:table-row>
        <table:table-row table:style-name="ro1">
          <table:table-cell/>
          <table:table-cell table:formula="of:=[.B69]+1" office:value-type="float" office:value="68">
            <text:p>68</text:p>
          </table:table-cell>
          <table:table-cell table:formula="of:=210+(11*[.B70]^1.4)" office:value-type="float" office:value="4254.87553949897">
            <text:p>4254,875539499</text:p>
          </table:table-cell>
          <table:table-cell table:formula="of:=31+(6.3*[.B70]^1.05)" office:value-type="float" office:value="560.023430973197">
            <text:p>560,0234309732</text:p>
          </table:table-cell>
          <table:table-cell table:formula="of:=11+(2.5*[.B70]^0.95)" office:value-type="float" office:value="148.664979915965">
            <text:p>148,664979916</text:p>
          </table:table-cell>
          <table:table-cell table:formula="of:=4.2+(1.6*[.B70]^1.1)" office:value-type="float" office:value="170.112759485218">
            <text:p>170,1127594852</text:p>
          </table:table-cell>
          <table:table-cell table:formula="of:=8.7+(4.5*[.B70]^0.95)" office:value-type="float" office:value="256.496963848737">
            <text:p>256,4969638487</text:p>
          </table:table-cell>
          <table:table-cell table:formula="of:=3.2+(1.5*[.B70]^0.95)" office:value-type="float" office:value="85.798987949579">
            <text:p>85,7989879496</text:p>
          </table:table-cell>
          <table:table-cell table:formula="of:=9+(1.8*[.B70]^1.2)" office:value-type="float" office:value="293.631656525733">
            <text:p>293,6316565257</text:p>
          </table:table-cell>
          <table:table-cell table:formula="of:=5.2+(2.5*[.B70]^0.8)" office:value-type="float" office:value="78.3050096605076">
            <text:p>78,3050096605</text:p>
          </table:table-cell>
          <table:table-cell table:formula="of:=SUM([.E70:.J70])" office:value-type="float" office:value="1033.01035738574">
            <text:p>1033,0103573857</text:p>
          </table:table-cell>
        </table:table-row>
        <table:table-row table:style-name="ro1">
          <table:table-cell/>
          <table:table-cell table:formula="of:=[.B70]+1" office:value-type="float" office:value="69">
            <text:p>69</text:p>
          </table:table-cell>
          <table:table-cell table:formula="of:=210+(11*[.B71]^1.4)" office:value-type="float" office:value="4338.39660456891">
            <text:p>4338,3966045689</text:p>
          </table:table-cell>
          <table:table-cell table:formula="of:=31+(6.3*[.B71]^1.05)" office:value-type="float" office:value="568.195164456537">
            <text:p>568,1951644565</text:p>
          </table:table-cell>
          <table:table-cell table:formula="of:=11+(2.5*[.B71]^0.95)" office:value-type="float" office:value="150.587537195836">
            <text:p>150,5875371958</text:p>
          </table:table-cell>
          <table:table-cell table:formula="of:=4.2+(1.6*[.B71]^1.1)" office:value-type="float" office:value="172.798607156469">
            <text:p>172,7986071565</text:p>
          </table:table-cell>
          <table:table-cell table:formula="of:=8.7+(4.5*[.B71]^0.95)" office:value-type="float" office:value="259.957566952505">
            <text:p>259,9575669525</text:p>
          </table:table-cell>
          <table:table-cell table:formula="of:=3.2+(1.5*[.B71]^0.95)" office:value-type="float" office:value="86.9525223175016">
            <text:p>86,9525223175</text:p>
          </table:table-cell>
          <table:table-cell table:formula="of:=9+(1.8*[.B71]^1.2)" office:value-type="float" office:value="298.661925969102">
            <text:p>298,6619259691</text:p>
          </table:table-cell>
          <table:table-cell table:formula="of:=5.2+(2.5*[.B71]^0.8)" office:value-type="float" office:value="79.1638111854761">
            <text:p>79,1638111855</text:p>
          </table:table-cell>
          <table:table-cell table:formula="of:=SUM([.E71:.J71])" office:value-type="float" office:value="1048.12197077689">
            <text:p>1048,1219707769</text:p>
          </table:table-cell>
        </table:table-row>
        <table:table-row table:style-name="ro1">
          <table:table-cell/>
          <table:table-cell table:formula="of:=[.B71]+1" office:value-type="float" office:value="70">
            <text:p>70</text:p>
          </table:table-cell>
          <table:table-cell table:formula="of:=210+(11*[.B72]^1.4)" office:value-type="float" office:value="4422.40326950199">
            <text:p>4422,403269502</text:p>
          </table:table-cell>
          <table:table-cell table:formula="of:=31+(6.3*[.B72]^1.05)" office:value-type="float" office:value="576.372821834159">
            <text:p>576,3728218342</text:p>
          </table:table-cell>
          <table:table-cell table:formula="of:=11+(2.5*[.B72]^0.95)" office:value-type="float" office:value="152.508701772946">
            <text:p>152,5087017729</text:p>
          </table:table-cell>
          <table:table-cell table:formula="of:=4.2+(1.6*[.B72]^1.1)" office:value-type="float" office:value="175.488350312265">
            <text:p>175,4883503123</text:p>
          </table:table-cell>
          <table:table-cell table:formula="of:=8.7+(4.5*[.B72]^0.95)" office:value-type="float" office:value="263.415663191303">
            <text:p>263,4156631913</text:p>
          </table:table-cell>
          <table:table-cell table:formula="of:=3.2+(1.5*[.B72]^0.95)" office:value-type="float" office:value="88.1052210637677">
            <text:p>88,1052210638</text:p>
          </table:table-cell>
          <table:table-cell table:formula="of:=9+(1.8*[.B72]^1.2)" office:value-type="float" office:value="303.706797515931">
            <text:p>303,7067975159</text:p>
          </table:table-cell>
          <table:table-cell table:formula="of:=5.2+(2.5*[.B72]^0.8)" office:value-type="float" office:value="80.020126939244">
            <text:p>80,0201269392</text:p>
          </table:table-cell>
          <table:table-cell table:formula="of:=SUM([.E72:.J72])" office:value-type="float" office:value="1063.24486079546">
            <text:p>1063,2448607955</text:p>
          </table:table-cell>
        </table:table-row>
        <table:table-row table:style-name="ro1">
          <table:table-cell/>
          <table:table-cell table:formula="of:=[.B72]+1" office:value-type="float" office:value="71">
            <text:p>71</text:p>
          </table:table-cell>
          <table:table-cell table:formula="of:=210+(11*[.B73]^1.4)" office:value-type="float" office:value="4506.89135981198">
            <text:p>4506,891359812</text:p>
          </table:table-cell>
          <table:table-cell table:formula="of:=31+(6.3*[.B73]^1.05)" office:value-type="float" office:value="584.556322676123">
            <text:p>584,5563226761</text:p>
          </table:table-cell>
          <table:table-cell table:formula="of:=11+(2.5*[.B73]^0.95)" office:value-type="float" office:value="154.428494531808">
            <text:p>154,4284945318</text:p>
          </table:table-cell>
          <table:table-cell table:formula="of:=4.2+(1.6*[.B73]^1.1)" office:value-type="float" office:value="178.181938828576">
            <text:p>178,1819388286</text:p>
          </table:table-cell>
          <table:table-cell table:formula="of:=8.7+(4.5*[.B73]^0.95)" office:value-type="float" office:value="266.871290157254">
            <text:p>266,8712901573</text:p>
          </table:table-cell>
          <table:table-cell table:formula="of:=3.2+(1.5*[.B73]^0.95)" office:value-type="float" office:value="89.2570967190848">
            <text:p>89,2570967191</text:p>
          </table:table-cell>
          <table:table-cell table:formula="of:=9+(1.8*[.B73]^1.2)" office:value-type="float" office:value="308.766104034939">
            <text:p>308,7661040349</text:p>
          </table:table-cell>
          <table:table-cell table:formula="of:=5.2+(2.5*[.B73]^0.8)" office:value-type="float" office:value="80.8739994771257">
            <text:p>80,8739994771</text:p>
          </table:table-cell>
          <table:table-cell table:formula="of:=SUM([.E73:.J73])" office:value-type="float" office:value="1078.37892374879">
            <text:p>1078,3789237488</text:p>
          </table:table-cell>
        </table:table-row>
        <table:table-row table:style-name="ro1">
          <table:table-cell/>
          <table:table-cell table:formula="of:=[.B73]+1" office:value-type="float" office:value="72">
            <text:p>72</text:p>
          </table:table-cell>
          <table:table-cell table:formula="of:=210+(11*[.B74]^1.4)" office:value-type="float" office:value="4591.85679536117">
            <text:p>4591,8567953612</text:p>
          </table:table-cell>
          <table:table-cell table:formula="of:=31+(6.3*[.B74]^1.05)" office:value-type="float" office:value="592.745588762481">
            <text:p>592,7455887625</text:p>
          </table:table-cell>
          <table:table-cell table:formula="of:=11+(2.5*[.B74]^0.95)" office:value-type="float" office:value="156.346935754083">
            <text:p>156,3469357541</text:p>
          </table:table-cell>
          <table:table-cell table:formula="of:=4.2+(1.6*[.B74]^1.1)" office:value-type="float" office:value="180.879323923802">
            <text:p>180,8793239238</text:p>
          </table:table-cell>
          <table:table-cell table:formula="of:=8.7+(4.5*[.B74]^0.95)" office:value-type="float" office:value="270.32448435735">
            <text:p>270,3244843574</text:p>
          </table:table-cell>
          <table:table-cell table:formula="of:=3.2+(1.5*[.B74]^0.95)" office:value-type="float" office:value="90.40816145245">
            <text:p>90,4081614525</text:p>
          </table:table-cell>
          <table:table-cell table:formula="of:=9+(1.8*[.B74]^1.2)" office:value-type="float" office:value="313.839682638395">
            <text:p>313,8396826384</text:p>
          </table:table-cell>
          <table:table-cell table:formula="of:=5.2+(2.5*[.B74]^0.8)" office:value-type="float" office:value="81.7254700375475">
            <text:p>81,7254700375</text:p>
          </table:table-cell>
          <table:table-cell table:formula="of:=SUM([.E74:.J74])" office:value-type="float" office:value="1093.52405816363">
            <text:p>1093,5240581636</text:p>
          </table:table-cell>
        </table:table-row>
        <table:table-row table:style-name="ro1">
          <table:table-cell/>
          <table:table-cell table:formula="of:=[.B74]+1" office:value-type="float" office:value="73">
            <text:p>73</text:p>
          </table:table-cell>
          <table:table-cell table:formula="of:=210+(11*[.B75]^1.4)" office:value-type="float" office:value="4677.29558694346">
            <text:p>4677,2955869435</text:p>
          </table:table-cell>
          <table:table-cell table:formula="of:=31+(6.3*[.B75]^1.05)" office:value-type="float" office:value="600.940543992688">
            <text:p>600,9405439927</text:p>
          </table:table-cell>
          <table:table-cell table:formula="of:=11+(2.5*[.B75]^0.95)" office:value-type="float" office:value="158.264045144114">
            <text:p>158,2640451441</text:p>
          </table:table-cell>
          <table:table-cell table:formula="of:=4.2+(1.6*[.B75]^1.1)" office:value-type="float" office:value="183.580458104657">
            <text:p>183,5804581047</text:p>
          </table:table-cell>
          <table:table-cell table:formula="of:=8.7+(4.5*[.B75]^0.95)" office:value-type="float" office:value="273.775281259405">
            <text:p>273,7752812594</text:p>
          </table:table-cell>
          <table:table-cell table:formula="of:=3.2+(1.5*[.B75]^0.95)" office:value-type="float" office:value="91.5584270864684">
            <text:p>91,5584270865</text:p>
          </table:table-cell>
          <table:table-cell table:formula="of:=9+(1.8*[.B75]^1.2)" office:value-type="float" office:value="318.927374516833">
            <text:p>318,9273745168</text:p>
          </table:table-cell>
          <table:table-cell table:formula="of:=5.2+(2.5*[.B75]^0.8)" office:value-type="float" office:value="82.5745786005024">
            <text:p>82,5745786005</text:p>
          </table:table-cell>
          <table:table-cell table:formula="of:=SUM([.E75:.J75])" office:value-type="float" office:value="1108.68016471198">
            <text:p>1108,680164712</text:p>
          </table:table-cell>
        </table:table-row>
        <table:table-row table:style-name="ro1">
          <table:table-cell/>
          <table:table-cell table:formula="of:=[.B75]+1" office:value-type="float" office:value="74">
            <text:p>74</text:p>
          </table:table-cell>
          <table:table-cell table:formula="of:=210+(11*[.B76]^1.4)" office:value-type="float" office:value="4763.2038330363">
            <text:p>4763,2038330363</text:p>
          </table:table-cell>
          <table:table-cell table:formula="of:=31+(6.3*[.B76]^1.05)" office:value-type="float" office:value="609.141114299912">
            <text:p>609,1411142999</text:p>
          </table:table-cell>
          <table:table-cell table:formula="of:=11+(2.5*[.B76]^0.95)" office:value-type="float" office:value="160.179841853038">
            <text:p>160,179841853</text:p>
          </table:table-cell>
          <table:table-cell table:formula="of:=4.2+(1.6*[.B76]^1.1)" office:value-type="float" office:value="186.285295114948">
            <text:p>186,2852951149</text:p>
          </table:table-cell>
          <table:table-cell table:formula="of:=8.7+(4.5*[.B76]^0.95)" office:value-type="float" office:value="277.223715335468">
            <text:p>277,2237153355</text:p>
          </table:table-cell>
          <table:table-cell table:formula="of:=3.2+(1.5*[.B76]^0.95)" office:value-type="float" office:value="92.7079051118228">
            <text:p>92,7079051118</text:p>
          </table:table-cell>
          <table:table-cell table:formula="of:=9+(1.8*[.B76]^1.2)" office:value-type="float" office:value="324.02902478239">
            <text:p>324,0290247824</text:p>
          </table:table-cell>
          <table:table-cell table:formula="of:=5.2+(2.5*[.B76]^0.8)" office:value-type="float" office:value="83.4213639426454">
            <text:p>83,4213639426</text:p>
          </table:table-cell>
          <table:table-cell table:formula="of:=SUM([.E76:.J76])" office:value-type="float" office:value="1123.84714614031">
            <text:p>1123,8471461403</text:p>
          </table:table-cell>
        </table:table-row>
        <table:table-row table:style-name="ro1">
          <table:table-cell/>
          <table:table-cell table:formula="of:=[.B76]+1" office:value-type="float" office:value="75">
            <text:p>75</text:p>
          </table:table-cell>
          <table:table-cell table:formula="of:=210+(11*[.B77]^1.4)" office:value-type="float" office:value="4849.57771671114">
            <text:p>4849,5777167111</text:p>
          </table:table-cell>
          <table:table-cell table:formula="of:=31+(6.3*[.B77]^1.05)" office:value-type="float" office:value="617.347227569925">
            <text:p>617,3472275699</text:p>
          </table:table-cell>
          <table:table-cell table:formula="of:=11+(2.5*[.B77]^0.95)" office:value-type="float" office:value="162.094344501586">
            <text:p>162,0943445016</text:p>
          </table:table-cell>
          <table:table-cell table:formula="of:=4.2+(1.6*[.B77]^1.1)" office:value-type="float" office:value="188.993789887058">
            <text:p>188,9937898871</text:p>
          </table:table-cell>
          <table:table-cell table:formula="of:=8.7+(4.5*[.B77]^0.95)" office:value-type="float" office:value="280.669820102855">
            <text:p>280,6698201029</text:p>
          </table:table-cell>
          <table:table-cell table:formula="of:=3.2+(1.5*[.B77]^0.95)" office:value-type="float" office:value="93.8566067009516">
            <text:p>93,856606701</text:p>
          </table:table-cell>
          <table:table-cell table:formula="of:=9+(1.8*[.B77]^1.2)" office:value-type="float" office:value="329.144482320207">
            <text:p>329,1444823202</text:p>
          </table:table-cell>
          <table:table-cell table:formula="of:=5.2+(2.5*[.B77]^0.8)" office:value-type="float" office:value="84.2658636892656">
            <text:p>84,2658636893</text:p>
          </table:table-cell>
          <table:table-cell table:formula="of:=SUM([.E77:.J77])" office:value-type="float" office:value="1139.02490720192">
            <text:p>1139,0249072019</text:p>
          </table:table-cell>
        </table:table-row>
        <table:table-row table:style-name="ro1">
          <table:table-cell/>
          <table:table-cell table:formula="of:=[.B77]+1" office:value-type="float" office:value="76">
            <text:p>76</text:p>
          </table:table-cell>
          <table:table-cell table:formula="of:=210+(11*[.B78]^1.4)" office:value-type="float" office:value="4936.41350269266">
            <text:p>4936,4135026927</text:p>
          </table:table-cell>
          <table:table-cell table:formula="of:=31+(6.3*[.B78]^1.05)" office:value-type="float" office:value="625.558813564264">
            <text:p>625,5588135643</text:p>
          </table:table-cell>
          <table:table-cell table:formula="of:=11+(2.5*[.B78]^0.95)" office:value-type="float" office:value="164.007571201646">
            <text:p>164,0075712016</text:p>
          </table:table-cell>
          <table:table-cell table:formula="of:=4.2+(1.6*[.B78]^1.1)" office:value-type="float" office:value="191.705898495946">
            <text:p>191,7058984959</text:p>
          </table:table-cell>
          <table:table-cell table:formula="of:=8.7+(4.5*[.B78]^0.95)" office:value-type="float" office:value="284.113628162962">
            <text:p>284,113628163</text:p>
          </table:table-cell>
          <table:table-cell table:formula="of:=3.2+(1.5*[.B78]^0.95)" office:value-type="float" office:value="95.0045427209873">
            <text:p>95,004542721</text:p>
          </table:table-cell>
          <table:table-cell table:formula="of:=9+(1.8*[.B78]^1.2)" office:value-type="float" office:value="334.273599647357">
            <text:p>334,2735996474</text:p>
          </table:table-cell>
          <table:table-cell table:formula="of:=5.2+(2.5*[.B78]^0.8)" office:value-type="float" office:value="85.1081143633514">
            <text:p>85,1081143634</text:p>
          </table:table-cell>
          <table:table-cell table:formula="of:=SUM([.E78:.J78])" office:value-type="float" office:value="1154.21335459225">
            <text:p>1154,2133545923</text:p>
          </table:table-cell>
        </table:table-row>
        <table:table-row table:style-name="ro1">
          <table:table-cell/>
          <table:table-cell table:formula="of:=[.B78]+1" office:value-type="float" office:value="77">
            <text:p>77</text:p>
          </table:table-cell>
          <table:table-cell table:formula="of:=210+(11*[.B79]^1.4)" office:value-type="float" office:value="5023.70753455761">
            <text:p>5023,7075345576</text:p>
          </table:table-cell>
          <table:table-cell table:formula="of:=31+(6.3*[.B79]^1.05)" office:value-type="float" office:value="633.77580384739">
            <text:p>633,7758038474</text:p>
          </table:table-cell>
          <table:table-cell table:formula="of:=11+(2.5*[.B79]^0.95)" office:value-type="float" office:value="165.919539576679">
            <text:p>165,9195395767</text:p>
          </table:table-cell>
          <table:table-cell table:formula="of:=4.2+(1.6*[.B79]^1.1)" office:value-type="float" office:value="194.421578115521">
            <text:p>194,4215781155</text:p>
          </table:table-cell>
          <table:table-cell table:formula="of:=8.7+(4.5*[.B79]^0.95)" office:value-type="float" office:value="287.555171238022">
            <text:p>287,555171238</text:p>
          </table:table-cell>
          <table:table-cell table:formula="of:=3.2+(1.5*[.B79]^0.95)" office:value-type="float" office:value="96.1517237460072">
            <text:p>96,151723746</text:p>
          </table:table-cell>
          <table:table-cell table:formula="of:=9+(1.8*[.B79]^1.2)" office:value-type="float" office:value="339.416232778849">
            <text:p>339,4162327788</text:p>
          </table:table-cell>
          <table:table-cell table:formula="of:=5.2+(2.5*[.B79]^0.8)" office:value-type="float" office:value="85.9481514319471">
            <text:p>85,9481514319</text:p>
          </table:table-cell>
          <table:table-cell table:formula="of:=SUM([.E79:.J79])" office:value-type="float" office:value="1169.41239688703">
            <text:p>1169,412396887</text:p>
          </table:table-cell>
        </table:table-row>
        <table:table-row table:style-name="ro1">
          <table:table-cell/>
          <table:table-cell table:formula="of:=[.B79]+1" office:value-type="float" office:value="78">
            <text:p>78</text:p>
          </table:table-cell>
          <table:table-cell table:formula="of:=210+(11*[.B80]^1.4)" office:value-type="float" office:value="5111.45623206499">
            <text:p>5111,456232065</text:p>
          </table:table-cell>
          <table:table-cell table:formula="of:=31+(6.3*[.B80]^1.05)" office:value-type="float" office:value="641.998131717584">
            <text:p>641,9981317176</text:p>
          </table:table-cell>
          <table:table-cell table:formula="of:=11+(2.5*[.B80]^0.95)" office:value-type="float" office:value="167.830266781063">
            <text:p>167,8302667811</text:p>
          </table:table-cell>
          <table:table-cell table:formula="of:=4.2+(1.6*[.B80]^1.1)" office:value-type="float" office:value="197.140786977216">
            <text:p>197,1407869772</text:p>
          </table:table-cell>
          <table:table-cell table:formula="of:=8.7+(4.5*[.B80]^0.95)" office:value-type="float" office:value="290.994480205914">
            <text:p>290,9944802059</text:p>
          </table:table-cell>
          <table:table-cell table:formula="of:=3.2+(1.5*[.B80]^0.95)" office:value-type="float" office:value="97.2981600686381">
            <text:p>97,2981600686</text:p>
          </table:table-cell>
          <table:table-cell table:formula="of:=9+(1.8*[.B80]^1.2)" office:value-type="float" office:value="344.572241100247">
            <text:p>344,5722411002</text:p>
          </table:table-cell>
          <table:table-cell table:formula="of:=5.2+(2.5*[.B80]^0.8)" office:value-type="float" office:value="86.7860093499845">
            <text:p>86,78600935</text:p>
          </table:table-cell>
          <table:table-cell table:formula="of:=SUM([.E80:.J80])" office:value-type="float" office:value="1184.62194448306">
            <text:p>1184,6219444831</text:p>
          </table:table-cell>
        </table:table-row>
        <table:table-row table:style-name="ro1">
          <table:table-cell/>
          <table:table-cell table:formula="of:=[.B80]+1" office:value-type="float" office:value="79">
            <text:p>79</text:p>
          </table:table-cell>
          <table:table-cell table:formula="of:=210+(11*[.B81]^1.4)" office:value-type="float" office:value="5199.65608860986">
            <text:p>5199,6560886099</text:p>
          </table:table-cell>
          <table:table-cell table:formula="of:=31+(6.3*[.B81]^1.05)" office:value-type="float" office:value="650.225732141344">
            <text:p>650,2257321413</text:p>
          </table:table-cell>
          <table:table-cell table:formula="of:=11+(2.5*[.B81]^0.95)" office:value-type="float" office:value="169.739769518433">
            <text:p>169,7397695184</text:p>
          </table:table-cell>
          <table:table-cell table:formula="of:=4.2+(1.6*[.B81]^1.1)" office:value-type="float" office:value="199.863484330643">
            <text:p>199,8634843306</text:p>
          </table:table-cell>
          <table:table-cell table:formula="of:=8.7+(4.5*[.B81]^0.95)" office:value-type="float" office:value="294.43158513318">
            <text:p>294,4315851332</text:p>
          </table:table-cell>
          <table:table-cell table:formula="of:=3.2+(1.5*[.B81]^0.95)" office:value-type="float" office:value="98.44386171106">
            <text:p>98,4438617111</text:p>
          </table:table-cell>
          <table:table-cell table:formula="of:=9+(1.8*[.B81]^1.2)" office:value-type="float" office:value="349.741487246508">
            <text:p>349,7414872465</text:p>
          </table:table-cell>
          <table:table-cell table:formula="of:=5.2+(2.5*[.B81]^0.8)" office:value-type="float" office:value="87.6217216017562">
            <text:p>87,6217216018</text:p>
          </table:table-cell>
          <table:table-cell table:formula="of:=SUM([.E81:.J81])" office:value-type="float" office:value="1199.84190954158">
            <text:p>1199,8419095416</text:p>
          </table:table-cell>
        </table:table-row>
        <table:table-row table:style-name="ro1">
          <table:table-cell/>
          <table:table-cell table:formula="of:=[.B81]+1" office:value-type="float" office:value="80">
            <text:p>80</text:p>
          </table:table-cell>
          <table:table-cell table:formula="of:=210+(11*[.B82]^1.4)" office:value-type="float" office:value="5288.30366879339">
            <text:p>5288,3036687934</text:p>
          </table:table-cell>
          <table:table-cell table:formula="of:=31+(6.3*[.B82]^1.05)" office:value-type="float" office:value="658.458541691065">
            <text:p>658,4585416911</text:p>
          </table:table-cell>
          <table:table-cell table:formula="of:=11+(2.5*[.B82]^0.95)" office:value-type="float" office:value="171.648064059075">
            <text:p>171,6480640591</text:p>
          </table:table-cell>
          <table:table-cell table:formula="of:=4.2+(1.6*[.B82]^1.1)" office:value-type="float" office:value="202.589630406187">
            <text:p>202,5896304062</text:p>
          </table:table-cell>
          <table:table-cell table:formula="of:=8.7+(4.5*[.B82]^0.95)" office:value-type="float" office:value="297.866515306335">
            <text:p>297,8665153063</text:p>
          </table:table-cell>
          <table:table-cell table:formula="of:=3.2+(1.5*[.B82]^0.95)" office:value-type="float" office:value="99.588838435445">
            <text:p>99,5888384354</text:p>
          </table:table-cell>
          <table:table-cell table:formula="of:=9+(1.8*[.B82]^1.2)" office:value-type="float" office:value="354.923836986652">
            <text:p>354,9238369867</text:p>
          </table:table-cell>
          <table:table-cell table:formula="of:=5.2+(2.5*[.B82]^0.8)" office:value-type="float" office:value="88.4553207401873">
            <text:p>88,4553207402</text:p>
          </table:table-cell>
          <table:table-cell table:formula="of:=SUM([.E82:.J82])" office:value-type="float" office:value="1215.07220593388">
            <text:p>1215,0722059339</text:p>
          </table:table-cell>
        </table:table-row>
        <table:table-row table:style-name="ro1">
          <table:table-cell/>
          <table:table-cell table:formula="of:=[.B82]+1" office:value-type="float" office:value="81">
            <text:p>81</text:p>
          </table:table-cell>
          <table:table-cell table:formula="of:=210+(11*[.B83]^1.4)" office:value-type="float" office:value="5377.3956061026">
            <text:p>5377,3956061026</text:p>
          </table:table-cell>
          <table:table-cell table:formula="of:=31+(6.3*[.B83]^1.05)" office:value-type="float" office:value="666.696498485799">
            <text:p>666,6964984858</text:p>
          </table:table-cell>
          <table:table-cell table:formula="of:=11+(2.5*[.B83]^0.95)" office:value-type="float" office:value="173.555166256447">
            <text:p>173,5551662564</text:p>
          </table:table-cell>
          <table:table-cell table:formula="of:=4.2+(1.6*[.B83]^1.1)" office:value-type="float" office:value="205.319186379431">
            <text:p>205,3191863794</text:p>
          </table:table-cell>
          <table:table-cell table:formula="of:=8.7+(4.5*[.B83]^0.95)" office:value-type="float" office:value="301.299299261604">
            <text:p>301,2992992616</text:p>
          </table:table-cell>
          <table:table-cell table:formula="of:=3.2+(1.5*[.B83]^0.95)" office:value-type="float" office:value="100.733099753868">
            <text:p>100,7330997539</text:p>
          </table:table-cell>
          <table:table-cell table:formula="of:=9+(1.8*[.B83]^1.2)" office:value-type="float" office:value="360.119159113925">
            <text:p>360,1191591139</text:p>
          </table:table-cell>
          <table:table-cell table:formula="of:=5.2+(2.5*[.B83]^0.8)" office:value-type="float" office:value="89.2868384240474">
            <text:p>89,286838424</text:p>
          </table:table-cell>
          <table:table-cell table:formula="of:=SUM([.E83:.J83])" office:value-type="float" office:value="1230.31274918932">
            <text:p>1230,3127491893</text:p>
          </table:table-cell>
        </table:table-row>
        <table:table-row table:style-name="ro1">
          <table:table-cell/>
          <table:table-cell table:formula="of:=[.B83]+1" office:value-type="float" office:value="82">
            <text:p>82</text:p>
          </table:table-cell>
          <table:table-cell table:formula="of:=210+(11*[.B84]^1.4)" office:value-type="float" office:value="5466.92860069351">
            <text:p>5466,9286006935</text:p>
          </table:table-cell>
          <table:table-cell table:formula="of:=31+(6.3*[.B84]^1.05)" office:value-type="float" office:value="674.939542134896">
            <text:p>674,9395421349</text:p>
          </table:table-cell>
          <table:table-cell table:formula="of:=11+(2.5*[.B84]^0.95)" office:value-type="float" office:value="175.461091562871">
            <text:p>175,4610915629</text:p>
          </table:table-cell>
          <table:table-cell table:formula="of:=4.2+(1.6*[.B84]^1.1)" office:value-type="float" office:value="208.052114337284">
            <text:p>208,0521143373</text:p>
          </table:table-cell>
          <table:table-cell table:formula="of:=8.7+(4.5*[.B84]^0.95)" office:value-type="float" office:value="304.729964813167">
            <text:p>304,7299648132</text:p>
          </table:table-cell>
          <table:table-cell table:formula="of:=3.2+(1.5*[.B84]^0.95)" office:value-type="float" office:value="101.876654937722">
            <text:p>101,8766549377</text:p>
          </table:table-cell>
          <table:table-cell table:formula="of:=9+(1.8*[.B84]^1.2)" office:value-type="float" office:value="365.327325341111">
            <text:p>365,3273253411</text:p>
          </table:table-cell>
          <table:table-cell table:formula="of:=5.2+(2.5*[.B84]^0.8)" office:value-type="float" office:value="90.1163054532349">
            <text:p>90,1163054532</text:p>
          </table:table-cell>
          <table:table-cell table:formula="of:=SUM([.E84:.J84])" office:value-type="float" office:value="1245.56345644539">
            <text:p>1245,5634564454</text:p>
          </table:table-cell>
        </table:table-row>
        <table:table-row table:style-name="ro1">
          <table:table-cell/>
          <table:table-cell table:formula="of:=[.B84]+1" office:value-type="float" office:value="83">
            <text:p>83</text:p>
          </table:table-cell>
          <table:table-cell table:formula="of:=210+(11*[.B85]^1.4)" office:value-type="float" office:value="5556.89941727184">
            <text:p>5556,8994172718</text:p>
          </table:table-cell>
          <table:table-cell table:formula="of:=31+(6.3*[.B85]^1.05)" office:value-type="float" office:value="683.187613684375">
            <text:p>683,1876136844</text:p>
          </table:table-cell>
          <table:table-cell table:formula="of:=11+(2.5*[.B85]^0.95)" office:value-type="float" office:value="177.365855044449">
            <text:p>177,3658550445</text:p>
          </table:table-cell>
          <table:table-cell table:formula="of:=4.2+(1.6*[.B85]^1.1)" office:value-type="float" office:value="210.788377245736">
            <text:p>210,7883772457</text:p>
          </table:table-cell>
          <table:table-cell table:formula="of:=8.7+(4.5*[.B85]^0.95)" office:value-type="float" office:value="308.158539080009">
            <text:p>308,15853908</text:p>
          </table:table-cell>
          <table:table-cell table:formula="of:=3.2+(1.5*[.B85]^0.95)" office:value-type="float" office:value="103.01951302667">
            <text:p>103,0195130267</text:p>
          </table:table-cell>
          <table:table-cell table:formula="of:=9+(1.8*[.B85]^1.2)" office:value-type="float" office:value="370.548210200715">
            <text:p>370,5482102007</text:p>
          </table:table-cell>
          <table:table-cell table:formula="of:=5.2+(2.5*[.B85]^0.8)" office:value-type="float" office:value="90.9437518022561">
            <text:p>90,9437518023</text:p>
          </table:table-cell>
          <table:table-cell table:formula="of:=SUM([.E85:.J85])" office:value-type="float" office:value="1260.82424639983">
            <text:p>1260,8242463998</text:p>
          </table:table-cell>
        </table:table-row>
        <table:table-row table:style-name="ro1">
          <table:table-cell/>
          <table:table-cell table:formula="of:=[.B85]+1" office:value-type="float" office:value="84">
            <text:p>84</text:p>
          </table:table-cell>
          <table:table-cell table:formula="of:=210+(11*[.B86]^1.4)" office:value-type="float" office:value="5647.30488306584">
            <text:p>5647,3048830658</text:p>
          </table:table-cell>
          <table:table-cell table:formula="of:=31+(6.3*[.B86]^1.05)" office:value-type="float" office:value="691.440655565839">
            <text:p>691,4406555658</text:p>
          </table:table-cell>
          <table:table-cell table:formula="of:=11+(2.5*[.B86]^0.95)" office:value-type="float" office:value="179.269471395256">
            <text:p>179,2694713953</text:p>
          </table:table-cell>
          <table:table-cell table:formula="of:=4.2+(1.6*[.B86]^1.1)" office:value-type="float" office:value="213.527938919116">
            <text:p>213,5279389191</text:p>
          </table:table-cell>
          <table:table-cell table:formula="of:=8.7+(4.5*[.B86]^0.95)" office:value-type="float" office:value="311.585048511461">
            <text:p>311,5850485115</text:p>
          </table:table-cell>
          <table:table-cell table:formula="of:=3.2+(1.5*[.B86]^0.95)" office:value-type="float" office:value="104.161682837154">
            <text:p>104,1616828372</text:p>
          </table:table-cell>
          <table:table-cell table:formula="of:=9+(1.8*[.B86]^1.2)" office:value-type="float" office:value="375.781690949708">
            <text:p>375,7816909497</text:p>
          </table:table-cell>
          <table:table-cell table:formula="of:=5.2+(2.5*[.B86]^0.8)" office:value-type="float" office:value="91.7692066520129">
            <text:p>91,769206652</text:p>
          </table:table-cell>
          <table:table-cell table:formula="of:=SUM([.E86:.J86])" office:value-type="float" office:value="1276.09503926471">
            <text:p>1276,0950392647</text:p>
          </table:table-cell>
        </table:table-row>
        <table:table-row table:style-name="ro1">
          <table:table-cell/>
          <table:table-cell table:formula="of:=[.B86]+1" office:value-type="float" office:value="85">
            <text:p>85</text:p>
          </table:table-cell>
          <table:table-cell table:formula="of:=210+(11*[.B87]^1.4)" office:value-type="float" office:value="5738.14188588628">
            <text:p>5738,1418858863</text:p>
          </table:table-cell>
          <table:table-cell table:formula="of:=31+(6.3*[.B87]^1.05)" office:value-type="float" office:value="699.698611547792">
            <text:p>699,6986115478</text:p>
          </table:table-cell>
          <table:table-cell table:formula="of:=11+(2.5*[.B87]^0.95)" office:value-type="float" office:value="181.17195495084">
            <text:p>181,1719549508</text:p>
          </table:table-cell>
          <table:table-cell table:formula="of:=4.2+(1.6*[.B87]^1.1)" office:value-type="float" office:value="216.270763990785">
            <text:p>216,2707639908</text:p>
          </table:table-cell>
          <table:table-cell table:formula="of:=8.7+(4.5*[.B87]^0.95)" office:value-type="float" office:value="315.009518911512">
            <text:p>315,0095189115</text:p>
          </table:table-cell>
          <table:table-cell table:formula="of:=3.2+(1.5*[.B87]^0.95)" office:value-type="float" office:value="105.303172970504">
            <text:p>105,3031729705</text:p>
          </table:table-cell>
          <table:table-cell table:formula="of:=9+(1.8*[.B87]^1.2)" office:value-type="float" office:value="381.027647478601">
            <text:p>381,0276474786</text:p>
          </table:table-cell>
          <table:table-cell table:formula="of:=5.2+(2.5*[.B87]^0.8)" office:value-type="float" office:value="92.5926984200016">
            <text:p>92,59269842</text:p>
          </table:table-cell>
          <table:table-cell table:formula="of:=SUM([.E87:.J87])" office:value-type="float" office:value="1291.37575672224">
            <text:p>1291,3757567223</text:p>
          </table:table-cell>
        </table:table-row>
        <table:table-row table:style-name="ro1">
          <table:table-cell/>
          <table:table-cell table:formula="of:=[.B87]+1" office:value-type="float" office:value="86">
            <text:p>86</text:p>
          </table:table-cell>
          <table:table-cell table:formula="of:=210+(11*[.B88]^1.4)" office:value-type="float" office:value="5829.40737226879">
            <text:p>5829,4073722688</text:p>
          </table:table-cell>
          <table:table-cell table:formula="of:=31+(6.3*[.B88]^1.05)" office:value-type="float" office:value="707.961426689229">
            <text:p>707,9614266892</text:p>
          </table:table-cell>
          <table:table-cell table:formula="of:=11+(2.5*[.B88]^0.95)" office:value-type="float" office:value="183.073319701088">
            <text:p>183,0733197011</text:p>
          </table:table-cell>
          <table:table-cell table:formula="of:=4.2+(1.6*[.B88]^1.1)" office:value-type="float" office:value="219.016817885176">
            <text:p>219,0168178852</text:p>
          </table:table-cell>
          <table:table-cell table:formula="of:=8.7+(4.5*[.B88]^0.95)" office:value-type="float" office:value="318.431975461958">
            <text:p>318,431975462</text:p>
          </table:table-cell>
          <table:table-cell table:formula="of:=3.2+(1.5*[.B88]^0.95)" office:value-type="float" office:value="106.443991820653">
            <text:p>106,4439918207</text:p>
          </table:table-cell>
          <table:table-cell table:formula="of:=9+(1.8*[.B88]^1.2)" office:value-type="float" office:value="386.285962224577">
            <text:p>386,2859622246</text:p>
          </table:table-cell>
          <table:table-cell table:formula="of:=5.2+(2.5*[.B88]^0.8)" office:value-type="float" office:value="93.4142547890216">
            <text:p>93,414254789</text:p>
          </table:table-cell>
          <table:table-cell table:formula="of:=SUM([.E88:.J88])" office:value-type="float" office:value="1306.66632188247">
            <text:p>1306,6663218825</text:p>
          </table:table-cell>
        </table:table-row>
        <table:table-row table:style-name="ro1">
          <table:table-cell/>
          <table:table-cell table:formula="of:=[.B88]+1" office:value-type="float" office:value="87">
            <text:p>87</text:p>
          </table:table-cell>
          <table:table-cell table:formula="of:=210+(11*[.B89]^1.4)" office:value-type="float" office:value="5921.09834569408">
            <text:p>5921,0983456941</text:p>
          </table:table-cell>
          <table:table-cell table:formula="of:=31+(6.3*[.B89]^1.05)" office:value-type="float" office:value="716.229047295345">
            <text:p>716,2290472953</text:p>
          </table:table-cell>
          <table:table-cell table:formula="of:=11+(2.5*[.B89]^0.95)" office:value-type="float" office:value="184.973579302481">
            <text:p>184,9735793025</text:p>
          </table:table-cell>
          <table:table-cell table:formula="of:=4.2+(1.6*[.B89]^1.1)" office:value-type="float" office:value="221.766066791096">
            <text:p>221,7660667911</text:p>
          </table:table-cell>
          <table:table-cell table:formula="of:=8.7+(4.5*[.B89]^0.95)" office:value-type="float" office:value="321.852442744466">
            <text:p>321,8524427445</text:p>
          </table:table-cell>
          <table:table-cell table:formula="of:=3.2+(1.5*[.B89]^0.95)" office:value-type="float" office:value="107.584147581489">
            <text:p>107,5841475815</text:p>
          </table:table-cell>
          <table:table-cell table:formula="of:=9+(1.8*[.B89]^1.2)" office:value-type="float" office:value="391.556520088476">
            <text:p>391,5565200885</text:p>
          </table:table-cell>
          <table:table-cell table:formula="of:=5.2+(2.5*[.B89]^0.8)" office:value-type="float" office:value="94.2339027344839">
            <text:p>94,2339027345</text:p>
          </table:table-cell>
          <table:table-cell table:formula="of:=SUM([.E89:.J89])" office:value-type="float" office:value="1321.96665924249">
            <text:p>1321,9666592425</text:p>
          </table:table-cell>
        </table:table-row>
        <table:table-row table:style-name="ro1">
          <table:table-cell/>
          <table:table-cell table:formula="of:=[.B89]+1" office:value-type="float" office:value="88">
            <text:p>88</text:p>
          </table:table-cell>
          <table:table-cell table:formula="of:=210+(11*[.B90]^1.4)" office:value-type="float" office:value="6013.21186488214">
            <text:p>6013,2118648821</text:p>
          </table:table-cell>
          <table:table-cell table:formula="of:=31+(6.3*[.B90]^1.05)" office:value-type="float" office:value="724.501420875267">
            <text:p>724,5014208753</text:p>
          </table:table-cell>
          <table:table-cell table:formula="of:=11+(2.5*[.B90]^0.95)" office:value-type="float" office:value="186.872747089782">
            <text:p>186,8727470898</text:p>
          </table:table-cell>
          <table:table-cell table:formula="of:=4.2+(1.6*[.B90]^1.1)" office:value-type="float" office:value="224.518477636233">
            <text:p>224,5184776362</text:p>
          </table:table-cell>
          <table:table-cell table:formula="of:=8.7+(4.5*[.B90]^0.95)" office:value-type="float" office:value="325.270944761607">
            <text:p>325,2709447616</text:p>
          </table:table-cell>
          <table:table-cell table:formula="of:=3.2+(1.5*[.B90]^0.95)" office:value-type="float" office:value="108.723648253869">
            <text:p>108,7236482539</text:p>
          </table:table-cell>
          <table:table-cell table:formula="of:=9+(1.8*[.B90]^1.2)" office:value-type="float" office:value="396.839208355402">
            <text:p>396,8392083554</text:p>
          </table:table-cell>
          <table:table-cell table:formula="of:=5.2+(2.5*[.B90]^0.8)" office:value-type="float" office:value="95.0516685504023">
            <text:p>95,0516685504</text:p>
          </table:table-cell>
          <table:table-cell table:formula="of:=SUM([.E90:.J90])" office:value-type="float" office:value="1337.27669464729">
            <text:p>1337,2766946473</text:p>
          </table:table-cell>
        </table:table-row>
        <table:table-row table:style-name="ro1">
          <table:table-cell/>
          <table:table-cell table:formula="of:=[.B90]+1" office:value-type="float" office:value="89">
            <text:p>89</text:p>
          </table:table-cell>
          <table:table-cell table:formula="of:=210+(11*[.B91]^1.4)" office:value-type="float" office:value="6105.74504215619">
            <text:p>6105,7450421562</text:p>
          </table:table-cell>
          <table:table-cell table:formula="of:=31+(6.3*[.B91]^1.05)" office:value-type="float" office:value="732.778496101682">
            <text:p>732,7784961017</text:p>
          </table:table-cell>
          <table:table-cell table:formula="of:=11+(2.5*[.B91]^0.95)" office:value-type="float" office:value="188.77083608718">
            <text:p>188,7708360872</text:p>
          </table:table-cell>
          <table:table-cell table:formula="of:=4.2+(1.6*[.B91]^1.1)" office:value-type="float" office:value="227.274018062791">
            <text:p>227,2740180628</text:p>
          </table:table-cell>
          <table:table-cell table:formula="of:=8.7+(4.5*[.B91]^0.95)" office:value-type="float" office:value="328.687504956925">
            <text:p>328,6875049569</text:p>
          </table:table-cell>
          <table:table-cell table:formula="of:=3.2+(1.5*[.B91]^0.95)" office:value-type="float" office:value="109.862501652308">
            <text:p>109,8625016523</text:p>
          </table:table-cell>
          <table:table-cell table:formula="of:=9+(1.8*[.B91]^1.2)" office:value-type="float" office:value="402.133916618771">
            <text:p>402,1339166188</text:p>
          </table:table-cell>
          <table:table-cell table:formula="of:=5.2+(2.5*[.B91]^0.8)" office:value-type="float" office:value="95.867577874145">
            <text:p>95,8675778741</text:p>
          </table:table-cell>
          <table:table-cell table:formula="of:=SUM([.E91:.J91])" office:value-type="float" office:value="1352.59635525212">
            <text:p>1352,5963552521</text:p>
          </table:table-cell>
        </table:table-row>
        <table:table-row table:style-name="ro1">
          <table:table-cell/>
          <table:table-cell table:formula="of:=[.B91]+1" office:value-type="float" office:value="90">
            <text:p>90</text:p>
          </table:table-cell>
          <table:table-cell table:formula="of:=210+(11*[.B92]^1.4)" office:value-type="float" office:value="6198.69504187317">
            <text:p>6198,6950418732</text:p>
          </table:table-cell>
          <table:table-cell table:formula="of:=31+(6.3*[.B92]^1.05)" office:value-type="float" office:value="741.06022277225">
            <text:p>741,0602227723</text:p>
          </table:table-cell>
          <table:table-cell table:formula="of:=11+(2.5*[.B92]^0.95)" office:value-type="float" office:value="190.667859018938">
            <text:p>190,6678590189</text:p>
          </table:table-cell>
          <table:table-cell table:formula="of:=4.2+(1.6*[.B92]^1.1)" office:value-type="float" office:value="230.032656404189">
            <text:p>230,0326564042</text:p>
          </table:table-cell>
          <table:table-cell table:formula="of:=8.7+(4.5*[.B92]^0.95)" office:value-type="float" office:value="332.102146234088">
            <text:p>332,1021462341</text:p>
          </table:table-cell>
          <table:table-cell table:formula="of:=3.2+(1.5*[.B92]^0.95)" office:value-type="float" office:value="111.000715411363">
            <text:p>111,0007154114</text:p>
          </table:table-cell>
          <table:table-cell table:formula="of:=9+(1.8*[.B92]^1.2)" office:value-type="float" office:value="407.440536707597">
            <text:p>407,4405367076</text:p>
          </table:table-cell>
          <table:table-cell table:formula="of:=5.2+(2.5*[.B92]^0.8)" office:value-type="float" office:value="96.6816557100201">
            <text:p>96,68165571</text:p>
          </table:table-cell>
          <table:table-cell table:formula="of:=SUM([.E92:.J92])" office:value-type="float" office:value="1367.92556948619">
            <text:p>1367,9255694862</text:p>
          </table:table-cell>
        </table:table-row>
        <table:table-row table:style-name="ro1">
          <table:table-cell/>
          <table:table-cell table:formula="of:=[.B92]+1" office:value-type="float" office:value="91">
            <text:p>91</text:p>
          </table:table-cell>
          <table:table-cell table:formula="of:=210+(11*[.B93]^1.4)" office:value-type="float" office:value="6292.05907891698">
            <text:p>6292,059078917</text:p>
          </table:table-cell>
          <table:table-cell table:formula="of:=31+(6.3*[.B93]^1.05)" office:value-type="float" office:value="749.346551772719">
            <text:p>749,3465517727</text:p>
          </table:table-cell>
          <table:table-cell table:formula="of:=11+(2.5*[.B93]^0.95)" office:value-type="float" office:value="192.563828319546">
            <text:p>192,5638283195</text:p>
          </table:table-cell>
          <table:table-cell table:formula="of:=4.2+(1.6*[.B93]^1.1)" office:value-type="float" office:value="232.794361662779">
            <text:p>232,7943616628</text:p>
          </table:table-cell>
          <table:table-cell table:formula="of:=8.7+(4.5*[.B93]^0.95)" office:value-type="float" office:value="335.514890975184">
            <text:p>335,5148909752</text:p>
          </table:table-cell>
          <table:table-cell table:formula="of:=3.2+(1.5*[.B93]^0.95)" office:value-type="float" office:value="112.138296991728">
            <text:p>112,1382969917</text:p>
          </table:table-cell>
          <table:table-cell table:formula="of:=9+(1.8*[.B93]^1.2)" office:value-type="float" office:value="412.758962616861">
            <text:p>412,7589626169</text:p>
          </table:table-cell>
          <table:table-cell table:formula="of:=5.2+(2.5*[.B93]^0.8)" office:value-type="float" office:value="97.4939264517613">
            <text:p>97,4939264518</text:p>
          </table:table-cell>
          <table:table-cell table:formula="of:=SUM([.E93:.J93])" office:value-type="float" office:value="1383.26426701786">
            <text:p>1383,2642670179</text:p>
          </table:table-cell>
        </table:table-row>
        <table:table-row table:style-name="ro1">
          <table:table-cell/>
          <table:table-cell table:formula="of:=[.B93]+1" office:value-type="float" office:value="92">
            <text:p>92</text:p>
          </table:table-cell>
          <table:table-cell table:formula="of:=210+(11*[.B94]^1.4)" office:value-type="float" office:value="6385.8344172516">
            <text:p>6385,8344172516</text:p>
          </table:table-cell>
          <table:table-cell table:formula="of:=31+(6.3*[.B94]^1.05)" office:value-type="float" office:value="757.63743504164">
            <text:p>757,6374350416</text:p>
          </table:table-cell>
          <table:table-cell table:formula="of:=11+(2.5*[.B94]^0.95)" office:value-type="float" office:value="194.458756143442">
            <text:p>194,4587561434</text:p>
          </table:table-cell>
          <table:table-cell table:formula="of:=4.2+(1.6*[.B94]^1.1)" office:value-type="float" office:value="235.559103488511">
            <text:p>235,5591034885</text:p>
          </table:table-cell>
          <table:table-cell table:formula="of:=8.7+(4.5*[.B94]^0.95)" office:value-type="float" office:value="338.925761058195">
            <text:p>338,9257610582</text:p>
          </table:table-cell>
          <table:table-cell table:formula="of:=3.2+(1.5*[.B94]^0.95)" office:value-type="float" office:value="113.275253686065">
            <text:p>113,2752536861</text:p>
          </table:table-cell>
          <table:table-cell table:formula="of:=9+(1.8*[.B94]^1.2)" office:value-type="float" office:value="418.089090440785">
            <text:p>418,0890904408</text:p>
          </table:table-cell>
          <table:table-cell table:formula="of:=5.2+(2.5*[.B94]^0.8)" office:value-type="float" office:value="98.3044139039762">
            <text:p>98,304413904</text:p>
          </table:table-cell>
          <table:table-cell table:formula="of:=SUM([.E94:.J94])" office:value-type="float" office:value="1398.61237872097">
            <text:p>1398,612378721</text:p>
          </table:table-cell>
        </table:table-row>
        <table:table-row table:style-name="ro1">
          <table:table-cell/>
          <table:table-cell table:formula="of:=[.B94]+1" office:value-type="float" office:value="93">
            <text:p>93</text:p>
          </table:table-cell>
          <table:table-cell table:formula="of:=210+(11*[.B95]^1.4)" office:value-type="float" office:value="6480.01836853089">
            <text:p>6480,0183685309</text:p>
          </table:table-cell>
          <table:table-cell table:formula="of:=31+(6.3*[.B95]^1.05)" office:value-type="float" office:value="765.932825536596">
            <text:p>765,9328255366</text:p>
          </table:table-cell>
          <table:table-cell table:formula="of:=11+(2.5*[.B95]^0.95)" office:value-type="float" office:value="196.352654374283">
            <text:p>196,3526543743</text:p>
          </table:table-cell>
          <table:table-cell table:formula="of:=4.2+(1.6*[.B95]^1.1)" office:value-type="float" office:value="238.32685215851">
            <text:p>238,3268521585</text:p>
          </table:table-cell>
          <table:table-cell table:formula="of:=8.7+(4.5*[.B95]^0.95)" office:value-type="float" office:value="342.33477787371">
            <text:p>342,3347778737</text:p>
          </table:table-cell>
          <table:table-cell table:formula="of:=3.2+(1.5*[.B95]^0.95)" office:value-type="float" office:value="114.41159262457">
            <text:p>114,4115926246</text:p>
          </table:table-cell>
          <table:table-cell table:formula="of:=9+(1.8*[.B95]^1.2)" office:value-type="float" office:value="423.430818308867">
            <text:p>423,4308183089</text:p>
          </table:table-cell>
          <table:table-cell table:formula="of:=5.2+(2.5*[.B95]^0.8)" office:value-type="float" office:value="99.1131413026175">
            <text:p>99,1131413026</text:p>
          </table:table-cell>
          <table:table-cell table:formula="of:=SUM([.E95:.J95])" office:value-type="float" office:value="1413.96983664256">
            <text:p>1413,9698366426</text:p>
          </table:table-cell>
        </table:table-row>
        <table:table-row table:style-name="ro1">
          <table:table-cell/>
          <table:table-cell table:formula="of:=[.B95]+1" office:value-type="float" office:value="94">
            <text:p>94</text:p>
          </table:table-cell>
          <table:table-cell table:formula="of:=210+(11*[.B96]^1.4)" office:value-type="float" office:value="6574.6082907623">
            <text:p>6574,6082907623</text:p>
          </table:table-cell>
          <table:table-cell table:formula="of:=31+(6.3*[.B96]^1.05)" office:value-type="float" office:value="774.232677201867">
            <text:p>774,2326772019</text:p>
          </table:table-cell>
          <table:table-cell table:formula="of:=11+(2.5*[.B96]^0.95)" office:value-type="float" office:value="198.245534633835">
            <text:p>198,2455346338</text:p>
          </table:table-cell>
          <table:table-cell table:formula="of:=4.2+(1.6*[.B96]^1.1)" office:value-type="float" office:value="241.097578557504">
            <text:p>241,0975785575</text:p>
          </table:table-cell>
          <table:table-cell table:formula="of:=8.7+(4.5*[.B96]^0.95)" office:value-type="float" office:value="345.741962340903">
            <text:p>345,7419623409</text:p>
          </table:table-cell>
          <table:table-cell table:formula="of:=3.2+(1.5*[.B96]^0.95)" office:value-type="float" office:value="115.547320780301">
            <text:p>115,5473207803</text:p>
          </table:table-cell>
          <table:table-cell table:formula="of:=9+(1.8*[.B96]^1.2)" office:value-type="float" office:value="428.784046324532">
            <text:p>428,7840463245</text:p>
          </table:table-cell>
          <table:table-cell table:formula="of:=5.2+(2.5*[.B96]^0.8)" office:value-type="float" office:value="99.9201313345298">
            <text:p>99,9201313345</text:p>
          </table:table-cell>
          <table:table-cell table:formula="of:=SUM([.E96:.J96])" office:value-type="float" office:value="1429.3365739716">
            <text:p>1429,3365739716</text:p>
          </table:table-cell>
        </table:table-row>
        <table:table-row table:style-name="ro1">
          <table:table-cell/>
          <table:table-cell table:formula="of:=[.B96]+1" office:value-type="float" office:value="95">
            <text:p>95</text:p>
          </table:table-cell>
          <table:table-cell table:formula="of:=210+(11*[.B97]^1.4)" office:value-type="float" office:value="6669.60158702195">
            <text:p>6669,601587022</text:p>
          </table:table-cell>
          <table:table-cell table:formula="of:=31+(6.3*[.B97]^1.05)" office:value-type="float" office:value="782.536944937453">
            <text:p>782,5369449375</text:p>
          </table:table-cell>
          <table:table-cell table:formula="of:=11+(2.5*[.B97]^0.95)" office:value-type="float" office:value="200.13740829046">
            <text:p>200,1374082905</text:p>
          </table:table-cell>
          <table:table-cell table:formula="of:=4.2+(1.6*[.B97]^1.1)" office:value-type="float" office:value="243.871254159068">
            <text:p>243,8712541591</text:p>
          </table:table-cell>
          <table:table-cell table:formula="of:=8.7+(4.5*[.B97]^0.95)" office:value-type="float" office:value="349.147334922828">
            <text:p>349,1473349228</text:p>
          </table:table-cell>
          <table:table-cell table:formula="of:=3.2+(1.5*[.B97]^0.95)" office:value-type="float" office:value="116.682444974276">
            <text:p>116,6824449743</text:p>
          </table:table-cell>
          <table:table-cell table:formula="of:=9+(1.8*[.B97]^1.2)" office:value-type="float" office:value="434.148676506269">
            <text:p>434,1486765063</text:p>
          </table:table-cell>
          <table:table-cell table:formula="of:=5.2+(2.5*[.B97]^0.8)" office:value-type="float" office:value="100.725406156124">
            <text:p>100,7254061561</text:p>
          </table:table-cell>
          <table:table-cell table:formula="of:=SUM([.E97:.J97])" office:value-type="float" office:value="1444.71252500903">
            <text:p>1444,712525009</text:p>
          </table:table-cell>
        </table:table-row>
        <table:table-row table:style-name="ro1">
          <table:table-cell/>
          <table:table-cell table:formula="of:=[.B97]+1" office:value-type="float" office:value="96">
            <text:p>96</text:p>
          </table:table-cell>
          <table:table-cell table:formula="of:=210+(11*[.B98]^1.4)" office:value-type="float" office:value="6764.99570421848">
            <text:p>6764,9957042185</text:p>
          </table:table-cell>
          <table:table-cell table:formula="of:=31+(6.3*[.B98]^1.05)" office:value-type="float" office:value="790.845584569387">
            <text:p>790,8455845694</text:p>
          </table:table-cell>
          <table:table-cell table:formula="of:=11+(2.5*[.B98]^0.95)" office:value-type="float" office:value="202.028286467256">
            <text:p>202,0282864673</text:p>
          </table:table-cell>
          <table:table-cell table:formula="of:=4.2+(1.6*[.B98]^1.1)" office:value-type="float" office:value="246.64785100764">
            <text:p>246,6478510076</text:p>
          </table:table-cell>
          <table:table-cell table:formula="of:=8.7+(4.5*[.B98]^0.95)" office:value-type="float" office:value="352.55091564106">
            <text:p>352,5509156411</text:p>
          </table:table-cell>
          <table:table-cell table:formula="of:=3.2+(1.5*[.B98]^0.95)" office:value-type="float" office:value="117.816971880353">
            <text:p>117,8169718804</text:p>
          </table:table-cell>
          <table:table-cell table:formula="of:=9+(1.8*[.B98]^1.2)" office:value-type="float" office:value="439.524612731123">
            <text:p>439,5246127311</text:p>
          </table:table-cell>
          <table:table-cell table:formula="of:=5.2+(2.5*[.B98]^0.8)" office:value-type="float" office:value="101.528987411228">
            <text:p>101,5289874112</text:p>
          </table:table-cell>
          <table:table-cell table:formula="of:=SUM([.E98:.J98])" office:value-type="float" office:value="1460.09762513866">
            <text:p>1460,0976251387</text:p>
          </table:table-cell>
        </table:table-row>
        <table:table-row table:style-name="ro1">
          <table:table-cell/>
          <table:table-cell table:formula="of:=[.B98]+1" office:value-type="float" office:value="97">
            <text:p>97</text:p>
          </table:table-cell>
          <table:table-cell table:formula="of:=210+(11*[.B99]^1.4)" office:value-type="float" office:value="6860.78813190328">
            <text:p>6860,7881319033</text:p>
          </table:table-cell>
          <table:table-cell table:formula="of:=31+(6.3*[.B99]^1.05)" office:value-type="float" office:value="799.158552821268">
            <text:p>799,1585528213</text:p>
          </table:table-cell>
          <table:table-cell table:formula="of:=11+(2.5*[.B99]^0.95)" office:value-type="float" office:value="203.918180049843">
            <text:p>203,9181800498</text:p>
          </table:table-cell>
          <table:table-cell table:formula="of:=4.2+(1.6*[.B99]^1.1)" office:value-type="float" office:value="249.427341701263">
            <text:p>249,4273417013</text:p>
          </table:table-cell>
          <table:table-cell table:formula="of:=8.7+(4.5*[.B99]^0.95)" office:value-type="float" office:value="355.952724089717">
            <text:p>355,9527240897</text:p>
          </table:table-cell>
          <table:table-cell table:formula="of:=3.2+(1.5*[.B99]^0.95)" office:value-type="float" office:value="118.950908029906">
            <text:p>118,9509080299</text:p>
          </table:table-cell>
          <table:table-cell table:formula="of:=9+(1.8*[.B99]^1.2)" office:value-type="float" office:value="444.911760680422">
            <text:p>444,9117606804</text:p>
          </table:table-cell>
          <table:table-cell table:formula="of:=5.2+(2.5*[.B99]^0.8)" office:value-type="float" office:value="102.330896248153">
            <text:p>102,3308962482</text:p>
          </table:table-cell>
          <table:table-cell table:formula="of:=SUM([.E99:.J99])" office:value-type="float" office:value="1475.4918107993">
            <text:p>1475,4918107993</text:p>
          </table:table-cell>
        </table:table-row>
        <table:table-row table:style-name="ro1">
          <table:table-cell/>
          <table:table-cell table:formula="of:=[.B99]+1" office:value-type="float" office:value="98">
            <text:p>98</text:p>
          </table:table-cell>
          <table:table-cell table:formula="of:=210+(11*[.B100]^1.4)" office:value-type="float" office:value="6956.97640112512">
            <text:p>6956,9764011251</text:p>
          </table:table-cell>
          <table:table-cell table:formula="of:=31+(6.3*[.B100]^1.05)" office:value-type="float" office:value="807.475807286958">
            <text:p>807,475807287</text:p>
          </table:table-cell>
          <table:table-cell table:formula="of:=11+(2.5*[.B100]^0.95)" office:value-type="float" office:value="205.807099693833">
            <text:p>205,8070996938</text:p>
          </table:table-cell>
          <table:table-cell table:formula="of:=4.2+(1.6*[.B100]^1.1)" office:value-type="float" office:value="252.209699375027">
            <text:p>252,209699375</text:p>
          </table:table-cell>
          <table:table-cell table:formula="of:=8.7+(4.5*[.B100]^0.95)" office:value-type="float" office:value="359.3527794489">
            <text:p>359,3527794489</text:p>
          </table:table-cell>
          <table:table-cell table:formula="of:=3.2+(1.5*[.B100]^0.95)" office:value-type="float" office:value="120.0842598163">
            <text:p>120,0842598163</text:p>
          </table:table-cell>
          <table:table-cell table:formula="of:=9+(1.8*[.B100]^1.2)" office:value-type="float" office:value="450.310027787645">
            <text:p>450,3100277876</text:p>
          </table:table-cell>
          <table:table-cell table:formula="of:=5.2+(2.5*[.B100]^0.8)" office:value-type="float" office:value="103.131153336031">
            <text:p>103,131153336</text:p>
          </table:table-cell>
          <table:table-cell table:formula="of:=SUM([.E100:.J100])" office:value-type="float" office:value="1490.89501945774">
            <text:p>1490,8950194577</text:p>
          </table:table-cell>
        </table:table-row>
        <table:table-row table:style-name="ro1">
          <table:table-cell/>
          <table:table-cell table:formula="of:=[.B100]+1" office:value-type="float" office:value="99">
            <text:p>99</text:p>
          </table:table-cell>
          <table:table-cell table:formula="of:=210+(11*[.B101]^1.4)" office:value-type="float" office:value="7053.55808332681">
            <text:p>7053,5580833268</text:p>
          </table:table-cell>
          <table:table-cell table:formula="of:=31+(6.3*[.B101]^1.05)" office:value-type="float" office:value="815.797306404373">
            <text:p>815,7973064044</text:p>
          </table:table-cell>
          <table:table-cell table:formula="of:=11+(2.5*[.B101]^0.95)" office:value-type="float" office:value="207.695055831986">
            <text:p>207,695055832</text:p>
          </table:table-cell>
          <table:table-cell table:formula="of:=4.2+(1.6*[.B101]^1.1)" office:value-type="float" office:value="254.994897685165">
            <text:p>254,9948976852</text:p>
          </table:table-cell>
          <table:table-cell table:formula="of:=8.7+(4.5*[.B101]^0.95)" office:value-type="float" office:value="362.751100497574">
            <text:p>362,7511004976</text:p>
          </table:table-cell>
          <table:table-cell table:formula="of:=3.2+(1.5*[.B101]^0.95)" office:value-type="float" office:value="121.217033499191">
            <text:p>121,2170334992</text:p>
          </table:table-cell>
          <table:table-cell table:formula="of:=9+(1.8*[.B101]^1.2)" office:value-type="float" office:value="455.719323188297">
            <text:p>455,7193231883</text:p>
          </table:table-cell>
          <table:table-cell table:formula="of:=5.2+(2.5*[.B101]^0.8)" office:value-type="float" office:value="103.929778880439">
            <text:p>103,9297788804</text:p>
          </table:table-cell>
          <table:table-cell table:formula="of:=SUM([.E101:.J101])" office:value-type="float" office:value="1506.30718958265">
            <text:p>1506,3071895827</text:p>
          </table:table-cell>
        </table:table-row>
      </table:table>
      <table:table table:name="Warlok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2">
          <table:table-cell office:value-type="string">
            <text:p>Stats</text:p>
          </table:table-cell>
          <table:table-cell office:value-type="string">
            <text:p>LVL</text:p>
          </table:table-cell>
          <table:table-cell office:value-type="string">
            <text:p>HP</text:p>
          </table:table-cell>
          <table:table-cell office:value-type="string">
            <text:p>MP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office:value-type="string">
            <text:p>MAG</text:p>
          </table:table-cell>
          <table:table-cell office:value-type="string">
            <text:p>MDEF</text:p>
          </table:table-cell>
          <table:table-cell office:value-type="string">
            <text:p>AGI</text:p>
          </table:table-cell>
          <table:table-cell office:value-type="string">
            <text:p>LUK</text:p>
          </table:table-cell>
          <table:table-cell office:value-type="string">
            <text:p>Total (sans HP/MP)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30+(45*[.B3]^1.1)" office:value-type="float" office:value="375">
            <text:p>375</text:p>
          </table:table-cell>
          <table:table-cell table:formula="of:=0" office:value-type="float" office:value="0">
            <text:p>0</text:p>
          </table:table-cell>
          <table:table-cell table:formula="of:=7.5+(2.3*[.B3]^1.05)" office:value-type="float" office:value="9.8">
            <text:p>9,8</text:p>
          </table:table-cell>
          <table:table-cell table:formula="of:=11+(2.25*[.B3]^1.15)" office:value-type="float" office:value="13.25">
            <text:p>13,25</text:p>
          </table:table-cell>
          <table:table-cell table:formula="of:=2.5+(0.9*[.B3]^1.15)" office:value-type="float" office:value="3.4">
            <text:p>3,4</text:p>
          </table:table-cell>
          <table:table-cell table:formula="of:=5.6+(0.75*[.B3]^1.3)" office:value-type="float" office:value="6.35">
            <text:p>6,35</text:p>
          </table:table-cell>
          <table:table-cell table:formula="of:=5+(0.85*[.B3]^0.955)" office:value-type="float" office:value="5.85">
            <text:p>5,85</text:p>
          </table:table-cell>
          <table:table-cell table:formula="of:=8+(3.2*[.B3]^0.89)" office:value-type="float" office:value="11.2">
            <text:p>11,2</text:p>
          </table:table-cell>
          <table:table-cell table:formula="of:=SUM([.E3:.J3])" office:value-type="float" office:value="49.85">
            <text:p>49,85</text:p>
          </table:table-cell>
        </table:table-row>
        <table:table-row table:style-name="ro1">
          <table:table-cell/>
          <table:table-cell table:formula="of:=[.B3]+1" office:value-type="float" office:value="2">
            <text:p>2</text:p>
          </table:table-cell>
          <table:table-cell table:formula="of:=330+(45*[.B4]^1.1)" office:value-type="float" office:value="426.459611628266">
            <text:p>426,4596116283</text:p>
          </table:table-cell>
          <table:table-cell table:formula="of:=0" office:value-type="float" office:value="0">
            <text:p>0</text:p>
          </table:table-cell>
          <table:table-cell table:formula="of:=7.5+(2.3*[.B4]^1.05)" office:value-type="float" office:value="12.2622186496703">
            <text:p>12,2622186497</text:p>
          </table:table-cell>
          <table:table-cell table:formula="of:=11+(2.25*[.B4]^1.15)" office:value-type="float" office:value="15.9930626243053">
            <text:p>15,9930626243</text:p>
          </table:table-cell>
          <table:table-cell table:formula="of:=2.5+(0.9*[.B4]^1.15)" office:value-type="float" office:value="4.49722504972212">
            <text:p>4,4972250497</text:p>
          </table:table-cell>
          <table:table-cell table:formula="of:=5.6+(0.75*[.B4]^1.3)" office:value-type="float" office:value="7.44671662001737">
            <text:p>7,44671662</text:p>
          </table:table-cell>
          <table:table-cell table:formula="of:=5+(0.85*[.B4]^0.955)" office:value-type="float" office:value="6.64779268878961">
            <text:p>6,6477926888</text:p>
          </table:table-cell>
          <table:table-cell table:formula="of:=8+(3.2*[.B4]^0.89)" office:value-type="float" office:value="13.9301635960984">
            <text:p>13,9301635961</text:p>
          </table:table-cell>
          <table:table-cell table:formula="of:=SUM([.E4:.J4])" office:value-type="float" office:value="60.7771792286031">
            <text:p>60,7771792286</text:p>
          </table:table-cell>
        </table:table-row>
        <table:table-row table:style-name="ro1">
          <table:table-cell/>
          <table:table-cell table:formula="of:=[.B4]+1" office:value-type="float" office:value="3">
            <text:p>3</text:p>
          </table:table-cell>
          <table:table-cell table:formula="of:=330+(45*[.B5]^1.1)" office:value-type="float" office:value="480.676628494577">
            <text:p>480,6766284946</text:p>
          </table:table-cell>
          <table:table-cell table:formula="of:=0" office:value-type="float" office:value="0">
            <text:p>0</text:p>
          </table:table-cell>
          <table:table-cell table:formula="of:=7.5+(2.3*[.B5]^1.05)" office:value-type="float" office:value="14.7896244289918">
            <text:p>14,789624429</text:p>
          </table:table-cell>
          <table:table-cell table:formula="of:=11+(2.25*[.B5]^1.15)" office:value-type="float" office:value="18.9592466083492">
            <text:p>18,9592466083</text:p>
          </table:table-cell>
          <table:table-cell table:formula="of:=2.5+(0.9*[.B5]^1.15)" office:value-type="float" office:value="5.68369864333969">
            <text:p>5,6836986433</text:p>
          </table:table-cell>
          <table:table-cell table:formula="of:=5.6+(0.75*[.B5]^1.3)" office:value-type="float" office:value="8.7283756332108">
            <text:p>8,7283756332</text:p>
          </table:table-cell>
          <table:table-cell table:formula="of:=5+(0.85*[.B5]^0.955)" office:value-type="float" office:value="7.42699970739072">
            <text:p>7,4269997074</text:p>
          </table:table-cell>
          <table:table-cell table:formula="of:=8+(3.2*[.B5]^0.89)" office:value-type="float" office:value="16.5072245258877">
            <text:p>16,5072245259</text:p>
          </table:table-cell>
          <table:table-cell table:formula="of:=SUM([.E5:.J5])" office:value-type="float" office:value="72.0951695471699">
            <text:p>72,0951695472</text:p>
          </table:table-cell>
        </table:table-row>
        <table:table-row table:style-name="ro1">
          <table:table-cell/>
          <table:table-cell table:formula="of:=[.B5]+1" office:value-type="float" office:value="4">
            <text:p>4</text:p>
          </table:table-cell>
          <table:table-cell table:formula="of:=330+(45*[.B6]^1.1)" office:value-type="float" office:value="536.765703899466">
            <text:p>536,7657038995</text:p>
          </table:table-cell>
          <table:table-cell table:formula="of:=0" office:value-type="float" office:value="0">
            <text:p>0</text:p>
          </table:table-cell>
          <table:table-cell table:formula="of:=7.5+(2.3*[.B6]^1.05)" office:value-type="float" office:value="17.3603158553339">
            <text:p>17,3603158553</text:p>
          </table:table-cell>
          <table:table-cell table:formula="of:=11+(2.25*[.B6]^1.15)" office:value-type="float" office:value="22.0802997201042">
            <text:p>22,0802997201</text:p>
          </table:table-cell>
          <table:table-cell table:formula="of:=2.5+(0.9*[.B6]^1.15)" office:value-type="float" office:value="6.9321198880417">
            <text:p>6,932119888</text:p>
          </table:table-cell>
          <table:table-cell table:formula="of:=5.6+(0.75*[.B6]^1.3)" office:value-type="float" office:value="10.1471496995312">
            <text:p>10,1471496995</text:p>
          </table:table-cell>
          <table:table-cell table:formula="of:=5+(0.85*[.B6]^0.955)" office:value-type="float" office:value="8.19437734732764">
            <text:p>8,1943773473</text:p>
          </table:table-cell>
          <table:table-cell table:formula="of:=8+(3.2*[.B6]^0.89)" office:value-type="float" office:value="18.9896375864032">
            <text:p>18,9896375864</text:p>
          </table:table-cell>
          <table:table-cell table:formula="of:=SUM([.E6:.J6])" office:value-type="float" office:value="83.7039000967419">
            <text:p>83,7039000967</text:p>
          </table:table-cell>
        </table:table-row>
        <table:table-row table:style-name="ro1">
          <table:table-cell/>
          <table:table-cell table:formula="of:=[.B6]+1" office:value-type="float" office:value="5">
            <text:p>5</text:p>
          </table:table-cell>
          <table:table-cell table:formula="of:=330+(45*[.B7]^1.1)" office:value-type="float" office:value="594.289262194804">
            <text:p>594,2892621948</text:p>
          </table:table-cell>
          <table:table-cell table:formula="of:=0" office:value-type="float" office:value="0">
            <text:p>0</text:p>
          </table:table-cell>
          <table:table-cell table:formula="of:=7.5+(2.3*[.B7]^1.05)" office:value-type="float" office:value="19.9636814474452">
            <text:p>19,9636814474</text:p>
          </table:table-cell>
          <table:table-cell table:formula="of:=11+(2.25*[.B7]^1.15)" office:value-type="float" office:value="25.3218137998973">
            <text:p>25,3218137999</text:p>
          </table:table-cell>
          <table:table-cell table:formula="of:=2.5+(0.9*[.B7]^1.15)" office:value-type="float" office:value="8.22872551995891">
            <text:p>8,22872552</text:p>
          </table:table-cell>
          <table:table-cell table:formula="of:=5.6+(0.75*[.B7]^1.3)" office:value-type="float" office:value="11.6774622375979">
            <text:p>11,6774622376</text:p>
          </table:table-cell>
          <table:table-cell table:formula="of:=5+(0.85*[.B7]^0.955)" office:value-type="float" office:value="8.95307705484954">
            <text:p>8,9530770548</text:p>
          </table:table-cell>
          <table:table-cell table:formula="of:=8+(3.2*[.B7]^0.89)" office:value-type="float" office:value="21.4039649083333">
            <text:p>21,4039649083</text:p>
          </table:table-cell>
          <table:table-cell table:formula="of:=SUM([.E7:.J7])" office:value-type="float" office:value="95.5487249680821">
            <text:p>95,5487249681</text:p>
          </table:table-cell>
        </table:table-row>
        <table:table-row table:style-name="ro1">
          <table:table-cell/>
          <table:table-cell table:formula="of:=[.B7]+1" office:value-type="float" office:value="6">
            <text:p>6</text:p>
          </table:table-cell>
          <table:table-cell table:formula="of:=330+(45*[.B8]^1.1)" office:value-type="float" office:value="652.982423689855">
            <text:p>652,9824236899</text:p>
          </table:table-cell>
          <table:table-cell table:formula="of:=0" office:value-type="float" office:value="0">
            <text:p>0</text:p>
          </table:table-cell>
          <table:table-cell table:formula="of:=7.5+(2.3*[.B8]^1.05)" office:value-type="float" office:value="22.5933849586249">
            <text:p>22,5933849586</text:p>
          </table:table-cell>
          <table:table-cell table:formula="of:=11+(2.25*[.B8]^1.15)" office:value-type="float" office:value="28.6626741145677">
            <text:p>28,6626741146</text:p>
          </table:table-cell>
          <table:table-cell table:formula="of:=2.5+(0.9*[.B8]^1.15)" office:value-type="float" office:value="9.56506964582707">
            <text:p>9,5650696458</text:p>
          </table:table-cell>
          <table:table-cell table:formula="of:=5.6+(0.75*[.B8]^1.3)" office:value-type="float" office:value="13.3029643673437">
            <text:p>13,3029643673</text:p>
          </table:table-cell>
          <table:table-cell table:formula="of:=5+(0.85*[.B8]^0.955)" office:value-type="float" office:value="9.70493220415641">
            <text:p>9,7049322042</text:p>
          </table:table-cell>
          <table:table-cell table:formula="of:=8+(3.2*[.B8]^0.89)" office:value-type="float" office:value="23.765385371017">
            <text:p>23,765385371</text:p>
          </table:table-cell>
          <table:table-cell table:formula="of:=SUM([.E8:.J8])" office:value-type="float" office:value="107.594410661537">
            <text:p>107,5944106615</text:p>
          </table:table-cell>
        </table:table-row>
        <table:table-row table:style-name="ro1">
          <table:table-cell/>
          <table:table-cell table:formula="of:=[.B8]+1" office:value-type="float" office:value="7">
            <text:p>7</text:p>
          </table:table-cell>
          <table:table-cell table:formula="of:=330+(45*[.B9]^1.1)" office:value-type="float" office:value="712.666423872306">
            <text:p>712,6664238723</text:p>
          </table:table-cell>
          <table:table-cell table:formula="of:=0" office:value-type="float" office:value="0">
            <text:p>0</text:p>
          </table:table-cell>
          <table:table-cell table:formula="of:=7.5+(2.3*[.B9]^1.05)" office:value-type="float" office:value="25.2451950779744">
            <text:p>25,245195078</text:p>
          </table:table-cell>
          <table:table-cell table:formula="of:=11+(2.25*[.B9]^1.15)" office:value-type="float" office:value="32.0884793211332">
            <text:p>32,0884793211</text:p>
          </table:table-cell>
          <table:table-cell table:formula="of:=2.5+(0.9*[.B9]^1.15)" office:value-type="float" office:value="10.9353917284533">
            <text:p>10,9353917285</text:p>
          </table:table-cell>
          <table:table-cell table:formula="of:=5.6+(0.75*[.B9]^1.3)" office:value-type="float" office:value="15.0121473032352">
            <text:p>15,0121473032</text:p>
          </table:table-cell>
          <table:table-cell table:formula="of:=5+(0.85*[.B9]^0.955)" office:value-type="float" office:value="10.4511427350386">
            <text:p>10,451142735</text:p>
          </table:table-cell>
          <table:table-cell table:formula="of:=8+(3.2*[.B9]^0.89)" office:value-type="float" office:value="26.0836975120505">
            <text:p>26,0836975121</text:p>
          </table:table-cell>
          <table:table-cell table:formula="of:=SUM([.E9:.J9])" office:value-type="float" office:value="119.816053677885">
            <text:p>119,8160536779</text:p>
          </table:table-cell>
        </table:table-row>
        <table:table-row table:style-name="ro1">
          <table:table-cell/>
          <table:table-cell table:formula="of:=[.B9]+1" office:value-type="float" office:value="8">
            <text:p>8</text:p>
          </table:table-cell>
          <table:table-cell table:formula="of:=330+(45*[.B10]^1.1)" office:value-type="float" office:value="773.21198880417">
            <text:p>773,2119888042</text:p>
          </table:table-cell>
          <table:table-cell table:formula="of:=0" office:value-type="float" office:value="0">
            <text:p>0</text:p>
          </table:table-cell>
          <table:table-cell table:formula="of:=7.5+(2.3*[.B10]^1.05)" office:value-type="float" office:value="27.9160782860483">
            <text:p>27,916078286</text:p>
          </table:table-cell>
          <table:table-cell table:formula="of:=11+(2.25*[.B10]^1.15)" office:value-type="float" office:value="35.5887246215791">
            <text:p>35,5887246216</text:p>
          </table:table-cell>
          <table:table-cell table:formula="of:=2.5+(0.9*[.B10]^1.15)" office:value-type="float" office:value="12.3354898486316">
            <text:p>12,3354898486</text:p>
          </table:table-cell>
          <table:table-cell table:formula="of:=5.6+(0.75*[.B10]^1.3)" office:value-type="float" office:value="16.7963958984417">
            <text:p>16,7963958984</text:p>
          </table:table-cell>
          <table:table-cell table:formula="of:=5+(0.85*[.B10]^0.955)" office:value-type="float" office:value="11.1925548684255">
            <text:p>11,1925548684</text:p>
          </table:table-cell>
          <table:table-cell table:formula="of:=8+(3.2*[.B10]^0.89)" office:value-type="float" office:value="28.3657339841259">
            <text:p>28,3657339841</text:p>
          </table:table-cell>
          <table:table-cell table:formula="of:=SUM([.E10:.J10])" office:value-type="float" office:value="132.194977507252">
            <text:p>132,1949775073</text:p>
          </table:table-cell>
        </table:table-row>
        <table:table-row table:style-name="ro1">
          <table:table-cell/>
          <table:table-cell table:formula="of:=[.B10]+1" office:value-type="float" office:value="9">
            <text:p>9</text:p>
          </table:table-cell>
          <table:table-cell table:formula="of:=330+(45*[.B11]^1.1)" office:value-type="float" office:value="834.521030544285">
            <text:p>834,5210305443</text:p>
          </table:table-cell>
          <table:table-cell table:formula="of:=0" office:value-type="float" office:value="0">
            <text:p>0</text:p>
          </table:table-cell>
          <table:table-cell table:formula="of:=7.5+(2.3*[.B11]^1.05)" office:value-type="float" office:value="30.6037497025018">
            <text:p>30,6037497025</text:p>
          </table:table-cell>
          <table:table-cell table:formula="of:=11+(2.25*[.B11]^1.15)" office:value-type="float" office:value="39.1553806988972">
            <text:p>39,1553806989</text:p>
          </table:table-cell>
          <table:table-cell table:formula="of:=2.5+(0.9*[.B11]^1.15)" office:value-type="float" office:value="13.7621522795589">
            <text:p>13,7621522796</text:p>
          </table:table-cell>
          <table:table-cell table:formula="of:=5.6+(0.75*[.B11]^1.3)" office:value-type="float" office:value="18.6489788032894">
            <text:p>18,6489788033</text:p>
          </table:table-cell>
          <table:table-cell table:formula="of:=5+(0.85*[.B11]^0.955)" office:value-type="float" office:value="11.9297971525584">
            <text:p>11,9297971526</text:p>
          </table:table-cell>
          <table:table-cell table:formula="of:=8+(3.2*[.B11]^0.89)" office:value-type="float" office:value="30.6165216043328">
            <text:p>30,6165216043</text:p>
          </table:table-cell>
          <table:table-cell table:formula="of:=SUM([.E11:.J11])" office:value-type="float" office:value="144.716580241138">
            <text:p>144,7165802411</text:p>
          </table:table-cell>
        </table:table-row>
        <table:table-row table:style-name="ro1">
          <table:table-cell/>
          <table:table-cell table:formula="of:=[.B11]+1" office:value-type="float" office:value="10">
            <text:p>10</text:p>
          </table:table-cell>
          <table:table-cell table:formula="of:=330+(45*[.B12]^1.1)" office:value-type="float" office:value="896.516435307375">
            <text:p>896,5164353074</text:p>
          </table:table-cell>
          <table:table-cell table:formula="of:=0" office:value-type="float" office:value="0">
            <text:p>0</text:p>
          </table:table-cell>
          <table:table-cell table:formula="of:=7.5+(2.3*[.B12]^1.05)" office:value-type="float" office:value="33.3064244489452">
            <text:p>33,3064244489</text:p>
          </table:table-cell>
          <table:table-cell table:formula="of:=11+(2.25*[.B12]^1.15)" office:value-type="float" office:value="42.782094754012">
            <text:p>42,782094754</text:p>
          </table:table-cell>
          <table:table-cell table:formula="of:=2.5+(0.9*[.B12]^1.15)" office:value-type="float" office:value="15.2128379016048">
            <text:p>15,2128379016</text:p>
          </table:table-cell>
          <table:table-cell table:formula="of:=5.6+(0.75*[.B12]^1.3)" office:value-type="float" office:value="20.5644673622666">
            <text:p>20,5644673623</text:p>
          </table:table-cell>
          <table:table-cell table:formula="of:=5+(0.85*[.B12]^0.955)" office:value-type="float" office:value="12.6633546696506">
            <text:p>12,6633546697</text:p>
          </table:table-cell>
          <table:table-cell table:formula="of:=8+(3.2*[.B12]^0.89)" office:value-type="float" office:value="32.8399077321181">
            <text:p>32,8399077321</text:p>
          </table:table-cell>
          <table:table-cell table:formula="of:=SUM([.E12:.J12])" office:value-type="float" office:value="157.369086868597">
            <text:p>157,3690868686</text:p>
          </table:table-cell>
        </table:table-row>
        <table:table-row table:style-name="ro1">
          <table:table-cell/>
          <table:table-cell table:formula="of:=[.B12]+1" office:value-type="float" office:value="11">
            <text:p>11</text:p>
          </table:table-cell>
          <table:table-cell table:formula="of:=330+(45*[.B13]^1.1)" office:value-type="float" office:value="959.13589952902">
            <text:p>959,135899529</text:p>
          </table:table-cell>
          <table:table-cell table:formula="of:=0" office:value-type="float" office:value="0">
            <text:p>0</text:p>
          </table:table-cell>
          <table:table-cell table:formula="of:=7.5+(2.3*[.B13]^1.05)" office:value-type="float" office:value="36.0226685651932">
            <text:p>36,0226685652</text:p>
          </table:table-cell>
          <table:table-cell table:formula="of:=11+(2.25*[.B13]^1.15)" office:value-type="float" office:value="46.4637050291124">
            <text:p>46,4637050291</text:p>
          </table:table-cell>
          <table:table-cell table:formula="of:=2.5+(0.9*[.B13]^1.15)" office:value-type="float" office:value="16.685482011645">
            <text:p>16,6854820116</text:p>
          </table:table-cell>
          <table:table-cell table:formula="of:=5.6+(0.75*[.B13]^1.3)" office:value-type="float" office:value="22.5383754126855">
            <text:p>22,5383754127</text:p>
          </table:table-cell>
          <table:table-cell table:formula="of:=5+(0.85*[.B13]^0.955)" office:value-type="float" office:value="13.3936129709276">
            <text:p>13,3936129709</text:p>
          </table:table-cell>
          <table:table-cell table:formula="of:=8+(3.2*[.B13]^0.89)" office:value-type="float" office:value="35.0389279236898">
            <text:p>35,0389279237</text:p>
          </table:table-cell>
          <table:table-cell table:formula="of:=SUM([.E13:.J13])" office:value-type="float" office:value="170.142771913253">
            <text:p>170,1427719133</text:p>
          </table:table-cell>
        </table:table-row>
        <table:table-row table:style-name="ro1">
          <table:table-cell/>
          <table:table-cell table:formula="of:=[.B13]+1" office:value-type="float" office:value="12">
            <text:p>12</text:p>
          </table:table-cell>
          <table:table-cell table:formula="of:=330+(45*[.B14]^1.1)" office:value-type="float" office:value="1022.32798115288">
            <text:p>1022,3279811529</text:p>
          </table:table-cell>
          <table:table-cell table:formula="of:=0" office:value-type="float" office:value="0">
            <text:p>0</text:p>
          </table:table-cell>
          <table:table-cell table:formula="of:=7.5+(2.3*[.B14]^1.05)" office:value-type="float" office:value="38.7513040593988">
            <text:p>38,7513040594</text:p>
          </table:table-cell>
          <table:table-cell table:formula="of:=11+(2.25*[.B14]^1.15)" office:value-type="float" office:value="50.1959279852145">
            <text:p>50,1959279852</text:p>
          </table:table-cell>
          <table:table-cell table:formula="of:=2.5+(0.9*[.B14]^1.15)" office:value-type="float" office:value="18.1783711940858">
            <text:p>18,1783711941</text:p>
          </table:table-cell>
          <table:table-cell table:formula="of:=5.6+(0.75*[.B14]^1.3)" office:value-type="float" office:value="24.5669230941002">
            <text:p>24,5669230941</text:p>
          </table:table-cell>
          <table:table-cell table:formula="of:=5+(0.85*[.B14]^0.955)" office:value-type="float" office:value="14.1208857497173">
            <text:p>14,1208857497</text:p>
          </table:table-cell>
          <table:table-cell table:formula="of:=8+(3.2*[.B14]^0.89)" office:value-type="float" office:value="37.2160357517709">
            <text:p>37,2160357518</text:p>
          </table:table-cell>
          <table:table-cell table:formula="of:=SUM([.E14:.J14])" office:value-type="float" office:value="183.029447834288">
            <text:p>183,0294478343</text:p>
          </table:table-cell>
        </table:table-row>
        <table:table-row table:style-name="ro1">
          <table:table-cell/>
          <table:table-cell table:formula="of:=[.B14]+1" office:value-type="float" office:value="13">
            <text:p>13</text:p>
          </table:table-cell>
          <table:table-cell table:formula="of:=330+(45*[.B15]^1.1)" office:value-type="float" office:value="1086.04944915679">
            <text:p>1086,0494491568</text:p>
          </table:table-cell>
          <table:table-cell table:formula="of:=0" office:value-type="float" office:value="0">
            <text:p>0</text:p>
          </table:table-cell>
          <table:table-cell table:formula="of:=7.5+(2.3*[.B15]^1.05)" office:value-type="float" office:value="41.4913455058824">
            <text:p>41,4913455059</text:p>
          </table:table-cell>
          <table:table-cell table:formula="of:=11+(2.25*[.B15]^1.15)" office:value-type="float" office:value="53.9751472338134">
            <text:p>53,9751472338</text:p>
          </table:table-cell>
          <table:table-cell table:formula="of:=2.5+(0.9*[.B15]^1.15)" office:value-type="float" office:value="19.6900588935253">
            <text:p>19,6900588935</text:p>
          </table:table-cell>
          <table:table-cell table:formula="of:=5.6+(0.75*[.B15]^1.3)" office:value-type="float" office:value="26.6468749831104">
            <text:p>26,6468749831</text:p>
          </table:table-cell>
          <table:table-cell table:formula="of:=5+(0.85*[.B15]^0.955)" office:value-type="float" office:value="14.8454331382049">
            <text:p>14,8454331382</text:p>
          </table:table-cell>
          <table:table-cell table:formula="of:=8+(3.2*[.B15]^0.89)" office:value-type="float" office:value="39.3732537316136">
            <text:p>39,3732537316</text:p>
          </table:table-cell>
          <table:table-cell table:formula="of:=SUM([.E15:.J15])" office:value-type="float" office:value="196.02211348615">
            <text:p>196,0221134862</text:p>
          </table:table-cell>
        </table:table-row>
        <table:table-row table:style-name="ro1">
          <table:table-cell/>
          <table:table-cell table:formula="of:=[.B15]+1" office:value-type="float" office:value="14">
            <text:p>14</text:p>
          </table:table-cell>
          <table:table-cell table:formula="of:=330+(45*[.B16]^1.1)" office:value-type="float" office:value="1150.26343622">
            <text:p>1150,26343622</text:p>
          </table:table-cell>
          <table:table-cell table:formula="of:=0" office:value-type="float" office:value="0">
            <text:p>0</text:p>
          </table:table-cell>
          <table:table-cell table:formula="of:=7.5+(2.3*[.B16]^1.05)" office:value-type="float" office:value="44.2419560618991">
            <text:p>44,2419560619</text:p>
          </table:table-cell>
          <table:table-cell table:formula="of:=11+(2.25*[.B16]^1.15)" office:value-type="float" office:value="57.798265734127">
            <text:p>57,7982657341</text:p>
          </table:table-cell>
          <table:table-cell table:formula="of:=2.5+(0.9*[.B16]^1.15)" office:value-type="float" office:value="21.2193062936508">
            <text:p>21,2193062937</text:p>
          </table:table-cell>
          <table:table-cell table:formula="of:=5.6+(0.75*[.B16]^1.3)" office:value-type="float" office:value="28.775425139915">
            <text:p>28,7754251399</text:p>
          </table:table-cell>
          <table:table-cell table:formula="of:=5+(0.85*[.B16]^0.955)" office:value-type="float" office:value="15.5674742874649">
            <text:p>15,5674742875</text:p>
          </table:table-cell>
          <table:table-cell table:formula="of:=8+(3.2*[.B16]^0.89)" office:value-type="float" office:value="41.5122764590052">
            <text:p>41,512276459</text:p>
          </table:table-cell>
          <table:table-cell table:formula="of:=SUM([.E16:.J16])" office:value-type="float" office:value="209.114703976062">
            <text:p>209,1147039761</text:p>
          </table:table-cell>
        </table:table-row>
        <table:table-row table:style-name="ro1">
          <table:table-cell/>
          <table:table-cell table:formula="of:=[.B16]+1" office:value-type="float" office:value="15">
            <text:p>15</text:p>
          </table:table-cell>
          <table:table-cell table:formula="of:=330+(45*[.B17]^1.1)" office:value-type="float" office:value="1214.93811055183">
            <text:p>1214,9381105518</text:p>
          </table:table-cell>
          <table:table-cell table:formula="of:=0" office:value-type="float" office:value="0">
            <text:p>0</text:p>
          </table:table-cell>
          <table:table-cell table:formula="of:=7.5+(2.3*[.B17]^1.05)" office:value-type="float" office:value="47.0024159802038">
            <text:p>47,0024159802</text:p>
          </table:table-cell>
          <table:table-cell table:formula="of:=11+(2.25*[.B17]^1.15)" office:value-type="float" office:value="61.6625990721073">
            <text:p>61,6625990721</text:p>
          </table:table-cell>
          <table:table-cell table:formula="of:=2.5+(0.9*[.B17]^1.15)" office:value-type="float" office:value="22.7650396288429">
            <text:p>22,7650396288</text:p>
          </table:table-cell>
          <table:table-cell table:formula="of:=5.6+(0.75*[.B17]^1.3)" office:value-type="float" office:value="30.9501130344799">
            <text:p>30,9501130345</text:p>
          </table:table-cell>
          <table:table-cell table:formula="of:=5+(0.85*[.B17]^0.955)" office:value-type="float" office:value="16.2871963004856">
            <text:p>16,2871963005</text:p>
          </table:table-cell>
          <table:table-cell table:formula="of:=8+(3.2*[.B17]^0.89)" office:value-type="float" office:value="43.6345434413471">
            <text:p>43,6345434413</text:p>
          </table:table-cell>
          <table:table-cell table:formula="of:=SUM([.E17:.J17])" office:value-type="float" office:value="222.301907457467">
            <text:p>222,3019074575</text:p>
          </table:table-cell>
        </table:table-row>
        <table:table-row table:style-name="ro1">
          <table:table-cell/>
          <table:table-cell table:formula="of:=[.B17]+1" office:value-type="float" office:value="16">
            <text:p>16</text:p>
          </table:table-cell>
          <table:table-cell table:formula="of:=330+(45*[.B18]^1.1)" office:value-type="float" office:value="1280.04569575648">
            <text:p>1280,0456957565</text:p>
          </table:table-cell>
          <table:table-cell table:formula="of:=0" office:value-type="float" office:value="0">
            <text:p>0</text:p>
          </table:table-cell>
          <table:table-cell table:formula="of:=7.5+(2.3*[.B18]^1.05)" office:value-type="float" office:value="49.7720994638909">
            <text:p>49,7720994639</text:p>
          </table:table-cell>
          <table:table-cell table:formula="of:=11+(2.25*[.B18]^1.15)" office:value-type="float" office:value="65.5657963943743">
            <text:p>65,5657963944</text:p>
          </table:table-cell>
          <table:table-cell table:formula="of:=2.5+(0.9*[.B18]^1.15)" office:value-type="float" office:value="24.3263185577497">
            <text:p>24,3263185577</text:p>
          </table:table-cell>
          <table:table-cell table:formula="of:=5.6+(0.75*[.B18]^1.3)" office:value-type="float" office:value="33.1687605199288">
            <text:p>33,1687605199</text:p>
          </table:table-cell>
          <table:table-cell table:formula="of:=5+(0.85*[.B18]^0.955)" office:value-type="float" office:value="17.0047607495529">
            <text:p>17,0047607496</text:p>
          </table:table-cell>
          <table:table-cell table:formula="of:=8+(3.2*[.B18]^0.89)" office:value-type="float" office:value="45.7412919626522">
            <text:p>45,7412919627</text:p>
          </table:table-cell>
          <table:table-cell table:formula="of:=SUM([.E18:.J18])" office:value-type="float" office:value="235.579027648149">
            <text:p>235,5790276481</text:p>
          </table:table-cell>
        </table:table-row>
        <table:table-row table:style-name="ro1">
          <table:table-cell/>
          <table:table-cell table:formula="of:=[.B18]+1" office:value-type="float" office:value="17">
            <text:p>17</text:p>
          </table:table-cell>
          <table:table-cell table:formula="of:=330+(45*[.B19]^1.1)" office:value-type="float" office:value="1345.56173128972">
            <text:p>1345,5617312897</text:p>
          </table:table-cell>
          <table:table-cell table:formula="of:=0" office:value-type="float" office:value="0">
            <text:p>0</text:p>
          </table:table-cell>
          <table:table-cell table:formula="of:=7.5+(2.3*[.B19]^1.05)" office:value-type="float" office:value="52.5504572661179">
            <text:p>52,5504572661</text:p>
          </table:table-cell>
          <table:table-cell table:formula="of:=11+(2.25*[.B19]^1.15)" office:value-type="float" office:value="69.5057805327009">
            <text:p>69,5057805327</text:p>
          </table:table-cell>
          <table:table-cell table:formula="of:=2.5+(0.9*[.B19]^1.15)" office:value-type="float" office:value="25.9023122130804">
            <text:p>25,9023122131</text:p>
          </table:table-cell>
          <table:table-cell table:formula="of:=5.6+(0.75*[.B19]^1.3)" office:value-type="float" office:value="35.4294235794385">
            <text:p>35,4294235794</text:p>
          </table:table-cell>
          <table:table-cell table:formula="of:=5+(0.85*[.B19]^0.955)" office:value-type="float" office:value="17.7203085421473">
            <text:p>17,7203085421</text:p>
          </table:table-cell>
          <table:table-cell table:formula="of:=8+(3.2*[.B19]^0.89)" office:value-type="float" office:value="47.83359636614">
            <text:p>47,8335963661</text:p>
          </table:table-cell>
          <table:table-cell table:formula="of:=SUM([.E19:.J19])" office:value-type="float" office:value="248.941878499625">
            <text:p>248,9418784996</text:p>
          </table:table-cell>
        </table:table-row>
        <table:table-row table:style-name="ro1">
          <table:table-cell/>
          <table:table-cell table:formula="of:=[.B19]+1" office:value-type="float" office:value="18">
            <text:p>18</text:p>
          </table:table-cell>
          <table:table-cell table:formula="of:=330+(45*[.B20]^1.1)" office:value-type="float" office:value="1411.46450365765">
            <text:p>1411,4645036577</text:p>
          </table:table-cell>
          <table:table-cell table:formula="of:=0" office:value-type="float" office:value="0">
            <text:p>0</text:p>
          </table:table-cell>
          <table:table-cell table:formula="of:=7.5+(2.3*[.B20]^1.05)" office:value-type="float" office:value="55.3370033524216">
            <text:p>55,3370033524</text:p>
          </table:table-cell>
          <table:table-cell table:formula="of:=11+(2.25*[.B20]^1.15)" office:value-type="float" office:value="73.480701795889">
            <text:p>73,4807017959</text:p>
          </table:table-cell>
          <table:table-cell table:formula="of:=2.5+(0.9*[.B20]^1.15)" office:value-type="float" office:value="27.4922807183556">
            <text:p>27,4922807184</text:p>
          </table:table-cell>
          <table:table-cell table:formula="of:=5.6+(0.75*[.B20]^1.3)" office:value-type="float" office:value="37.7303547070519">
            <text:p>37,7303547071</text:p>
          </table:table-cell>
          <table:table-cell table:formula="of:=5+(0.85*[.B20]^0.955)" office:value-type="float" office:value="18.4339636268009">
            <text:p>18,4339636268</text:p>
          </table:table-cell>
          <table:table-cell table:formula="of:=8+(3.2*[.B20]^0.89)" office:value-type="float" office:value="49.9123978401208">
            <text:p>49,9123978401</text:p>
          </table:table-cell>
          <table:table-cell table:formula="of:=SUM([.E20:.J20])" office:value-type="float" office:value="262.38670204064">
            <text:p>262,3867020406</text:p>
          </table:table-cell>
        </table:table-row>
        <table:table-row table:style-name="ro1">
          <table:table-cell/>
          <table:table-cell table:formula="of:=[.B20]+1" office:value-type="float" office:value="19">
            <text:p>19</text:p>
          </table:table-cell>
          <table:table-cell table:formula="of:=330+(45*[.B21]^1.1)" office:value-type="float" office:value="1477.7346015726">
            <text:p>1477,7346015726</text:p>
          </table:table-cell>
          <table:table-cell table:formula="of:=0" office:value-type="float" office:value="0">
            <text:p>0</text:p>
          </table:table-cell>
          <table:table-cell table:formula="of:=7.5+(2.3*[.B21]^1.05)" office:value-type="float" office:value="58.1313045027068">
            <text:p>58,1313045027</text:p>
          </table:table-cell>
          <table:table-cell table:formula="of:=11+(2.25*[.B21]^1.15)" office:value-type="float" office:value="77.4889017168366">
            <text:p>77,4889017168</text:p>
          </table:table-cell>
          <table:table-cell table:formula="of:=2.5+(0.9*[.B21]^1.15)" office:value-type="float" office:value="29.0955606867346">
            <text:p>29,0955606867</text:p>
          </table:table-cell>
          <table:table-cell table:formula="of:=5.6+(0.75*[.B21]^1.3)" office:value-type="float" office:value="40.0699731111981">
            <text:p>40,0699731112</text:p>
          </table:table-cell>
          <table:table-cell table:formula="of:=5+(0.85*[.B21]^0.955)" office:value-type="float" office:value="19.1458358648064">
            <text:p>19,1458358648</text:p>
          </table:table-cell>
          <table:table-cell table:formula="of:=8+(3.2*[.B21]^0.89)" office:value-type="float" office:value="51.9785274043682">
            <text:p>51,9785274044</text:p>
          </table:table-cell>
          <table:table-cell table:formula="of:=SUM([.E21:.J21])" office:value-type="float" office:value="275.910103286651">
            <text:p>275,9101032867</text:p>
          </table:table-cell>
        </table:table-row>
        <table:table-row table:style-name="ro1">
          <table:table-cell/>
          <table:table-cell table:formula="of:=[.B21]+1" office:value-type="float" office:value="20">
            <text:p>20</text:p>
          </table:table-cell>
          <table:table-cell table:formula="of:=330+(45*[.B22]^1.1)" office:value-type="float" office:value="1544.35456290621">
            <text:p>1544,3545629062</text:p>
          </table:table-cell>
          <table:table-cell table:formula="of:=0" office:value-type="float" office:value="0">
            <text:p>0</text:p>
          </table:table-cell>
          <table:table-cell table:formula="of:=7.5+(2.3*[.B22]^1.05)" office:value-type="float" office:value="60.9329720835109">
            <text:p>60,9329720835</text:p>
          </table:table-cell>
          <table:table-cell table:formula="of:=11+(2.25*[.B22]^1.15)" office:value-type="float" office:value="81.5288841948386">
            <text:p>81,5288841948</text:p>
          </table:table-cell>
          <table:table-cell table:formula="of:=2.5+(0.9*[.B22]^1.15)" office:value-type="float" office:value="30.7115536779354">
            <text:p>30,7115536779</text:p>
          </table:table-cell>
          <table:table-cell table:formula="of:=5.6+(0.75*[.B22]^1.3)" office:value-type="float" office:value="42.4468407834737">
            <text:p>42,4468407835</text:p>
          </table:table-cell>
          <table:table-cell table:formula="of:=5+(0.85*[.B22]^0.955)" office:value-type="float" office:value="19.8560232897083">
            <text:p>19,8560232897</text:p>
          </table:table-cell>
          <table:table-cell table:formula="of:=8+(3.2*[.B22]^0.89)" office:value-type="float" office:value="54.032723926078">
            <text:p>54,0327239261</text:p>
          </table:table-cell>
          <table:table-cell table:formula="of:=SUM([.E22:.J22])" office:value-type="float" office:value="289.508997955545">
            <text:p>289,5089979555</text:p>
          </table:table-cell>
        </table:table-row>
        <table:table-row table:style-name="ro1">
          <table:table-cell/>
          <table:table-cell table:formula="of:=[.B22]+1" office:value-type="float" office:value="21">
            <text:p>21</text:p>
          </table:table-cell>
          <table:table-cell table:formula="of:=330+(45*[.B23]^1.1)" office:value-type="float" office:value="1611.30859082569">
            <text:p>1611,3085908257</text:p>
          </table:table-cell>
          <table:table-cell table:formula="of:=0" office:value-type="float" office:value="0">
            <text:p>0</text:p>
          </table:table-cell>
          <table:table-cell table:formula="of:=7.5+(2.3*[.B23]^1.05)" office:value-type="float" office:value="63.7416554511423">
            <text:p>63,7416554511</text:p>
          </table:table-cell>
          <table:table-cell table:formula="of:=11+(2.25*[.B23]^1.15)" office:value-type="float" office:value="85.5992922275433">
            <text:p>85,5992922275</text:p>
          </table:table-cell>
          <table:table-cell table:formula="of:=2.5+(0.9*[.B23]^1.15)" office:value-type="float" office:value="32.3397168910173">
            <text:p>32,339716891</text:p>
          </table:table-cell>
          <table:table-cell table:formula="of:=5.6+(0.75*[.B23]^1.3)" office:value-type="float" office:value="44.8596430395091">
            <text:p>44,8596430395</text:p>
          </table:table-cell>
          <table:table-cell table:formula="of:=5+(0.85*[.B23]^0.955)" office:value-type="float" office:value="20.5646139092749">
            <text:p>20,5646139093</text:p>
          </table:table-cell>
          <table:table-cell table:formula="of:=8+(3.2*[.B23]^0.89)" office:value-type="float" office:value="56.0756484353907">
            <text:p>56,0756484354</text:p>
          </table:table-cell>
          <table:table-cell table:formula="of:=SUM([.E23:.J23])" office:value-type="float" office:value="303.180569953878">
            <text:p>303,1805699539</text:p>
          </table:table-cell>
        </table:table-row>
        <table:table-row table:style-name="ro1">
          <table:table-cell/>
          <table:table-cell table:formula="of:=[.B23]+1" office:value-type="float" office:value="22">
            <text:p>22</text:p>
          </table:table-cell>
          <table:table-cell table:formula="of:=330+(45*[.B24]^1.1)" office:value-type="float" office:value="1678.58232288821">
            <text:p>1678,5823228882</text:p>
          </table:table-cell>
          <table:table-cell table:formula="of:=0" office:value-type="float" office:value="0">
            <text:p>0</text:p>
          </table:table-cell>
          <table:table-cell table:formula="of:=7.5+(2.3*[.B24]^1.05)" office:value-type="float" office:value="66.5570365997951">
            <text:p>66,5570365998</text:p>
          </table:table-cell>
          <table:table-cell table:formula="of:=11+(2.25*[.B24]^1.15)" office:value-type="float" office:value="89.6988889334441">
            <text:p>89,6988889334</text:p>
          </table:table-cell>
          <table:table-cell table:formula="of:=2.5+(0.9*[.B24]^1.15)" office:value-type="float" office:value="33.9795555733777">
            <text:p>33,9795555734</text:p>
          </table:table-cell>
          <table:table-cell table:formula="of:=5.6+(0.75*[.B24]^1.3)" office:value-type="float" office:value="47.3071725209332">
            <text:p>47,3071725209</text:p>
          </table:table-cell>
          <table:table-cell table:formula="of:=5+(0.85*[.B24]^0.955)" office:value-type="float" office:value="21.2716871600284">
            <text:p>21,27168716</text:p>
          </table:table-cell>
          <table:table-cell table:formula="of:=8+(3.2*[.B24]^0.89)" office:value-type="float" office:value="58.1078956408103">
            <text:p>58,1078956408</text:p>
          </table:table-cell>
          <table:table-cell table:formula="of:=SUM([.E24:.J24])" office:value-type="float" office:value="316.922236428389">
            <text:p>316,9222364284</text:p>
          </table:table-cell>
        </table:table-row>
        <table:table-row table:style-name="ro1">
          <table:table-cell/>
          <table:table-cell table:formula="of:=[.B24]+1" office:value-type="float" office:value="23">
            <text:p>23</text:p>
          </table:table-cell>
          <table:table-cell table:formula="of:=330+(45*[.B25]^1.1)" office:value-type="float" office:value="1746.16264124257">
            <text:p>1746,1626412426</text:p>
          </table:table-cell>
          <table:table-cell table:formula="of:=0" office:value-type="float" office:value="0">
            <text:p>0</text:p>
          </table:table-cell>
          <table:table-cell table:formula="of:=7.5+(2.3*[.B25]^1.05)" office:value-type="float" office:value="69.3788257735289">
            <text:p>69,3788257735</text:p>
          </table:table-cell>
          <table:table-cell table:formula="of:=11+(2.25*[.B25]^1.15)" office:value-type="float" office:value="93.8265419134493">
            <text:p>93,8265419134</text:p>
          </table:table-cell>
          <table:table-cell table:formula="of:=2.5+(0.9*[.B25]^1.15)" office:value-type="float" office:value="35.6306167653797">
            <text:p>35,6306167654</text:p>
          </table:table-cell>
          <table:table-cell table:formula="of:=5.6+(0.75*[.B25]^1.3)" office:value-type="float" office:value="49.7883159120153">
            <text:p>49,788315912</text:p>
          </table:table-cell>
          <table:table-cell table:formula="of:=5+(0.85*[.B25]^0.955)" office:value-type="float" office:value="21.9773150941098">
            <text:p>21,9773150941</text:p>
          </table:table-cell>
          <table:table-cell table:formula="of:=8+(3.2*[.B25]^0.89)" office:value-type="float" office:value="60.1300032947522">
            <text:p>60,1300032948</text:p>
          </table:table-cell>
          <table:table-cell table:formula="of:=SUM([.E25:.J25])" office:value-type="float" office:value="330.731618753235">
            <text:p>330,7316187532</text:p>
          </table:table-cell>
        </table:table-row>
        <table:table-row table:style-name="ro1">
          <table:table-cell/>
          <table:table-cell table:formula="of:=[.B25]+1" office:value-type="float" office:value="24">
            <text:p>24</text:p>
          </table:table-cell>
          <table:table-cell table:formula="of:=330+(45*[.B26]^1.1)" office:value-type="float" office:value="1814.03751514197">
            <text:p>1814,037515142</text:p>
          </table:table-cell>
          <table:table-cell table:formula="of:=0" office:value-type="float" office:value="0">
            <text:p>0</text:p>
          </table:table-cell>
          <table:table-cell table:formula="of:=7.5+(2.3*[.B26]^1.05)" office:value-type="float" office:value="72.2067578339945">
            <text:p>72,206757834</text:p>
          </table:table-cell>
          <table:table-cell table:formula="of:=11+(2.25*[.B26]^1.15)" office:value-type="float" office:value="97.9812102435274">
            <text:p>97,9812102435</text:p>
          </table:table-cell>
          <table:table-cell table:formula="of:=2.5+(0.9*[.B26]^1.15)" office:value-type="float" office:value="37.2924840974109">
            <text:p>37,2924840974</text:p>
          </table:table-cell>
          <table:table-cell table:formula="of:=5.6+(0.75*[.B26]^1.3)" office:value-type="float" office:value="52.3020428112884">
            <text:p>52,3020428113</text:p>
          </table:table-cell>
          <table:table-cell table:formula="of:=5+(0.85*[.B26]^0.955)" office:value-type="float" office:value="22.6815633572583">
            <text:p>22,6815633573</text:p>
          </table:table-cell>
          <table:table-cell table:formula="of:=8+(3.2*[.B26]^0.89)" office:value-type="float" office:value="62.1424598867064">
            <text:p>62,1424598867</text:p>
          </table:table-cell>
          <table:table-cell table:formula="of:=SUM([.E26:.J26])" office:value-type="float" office:value="344.606518230186">
            <text:p>344,6065182302</text:p>
          </table:table-cell>
        </table:table-row>
        <table:table-row table:style-name="ro1">
          <table:table-cell/>
          <table:table-cell table:formula="of:=[.B26]+1" office:value-type="float" office:value="25">
            <text:p>25</text:p>
          </table:table-cell>
          <table:table-cell table:formula="of:=330+(45*[.B27]^1.1)" office:value-type="float" office:value="1882.19586914387">
            <text:p>1882,1958691439</text:p>
          </table:table-cell>
          <table:table-cell table:formula="of:=0" office:value-type="float" office:value="0">
            <text:p>0</text:p>
          </table:table-cell>
          <table:table-cell table:formula="of:=7.5+(2.3*[.B27]^1.05)" office:value-type="float" office:value="75.0405892275611">
            <text:p>75,0405892276</text:p>
          </table:table-cell>
          <table:table-cell table:formula="of:=11+(2.25*[.B27]^1.15)" office:value-type="float" office:value="102.161933563968">
            <text:p>102,161933564</text:p>
          </table:table-cell>
          <table:table-cell table:formula="of:=2.5+(0.9*[.B27]^1.15)" office:value-type="float" office:value="38.9647734255871">
            <text:p>38,9647734256</text:p>
          </table:table-cell>
          <table:table-cell table:formula="of:=5.6+(0.75*[.B27]^1.3)" office:value-type="float" office:value="54.8473963325707">
            <text:p>54,8473963326</text:p>
          </table:table-cell>
          <table:table-cell table:formula="of:=5+(0.85*[.B27]^0.955)" office:value-type="float" office:value="23.3844920018564">
            <text:p>23,3844920019</text:p>
          </table:table-cell>
          <table:table-cell table:formula="of:=8+(3.2*[.B27]^0.89)" office:value-type="float" office:value="64.1457110199468">
            <text:p>64,1457110199</text:p>
          </table:table-cell>
          <table:table-cell table:formula="of:=SUM([.E27:.J27])" office:value-type="float" office:value="358.54489557149">
            <text:p>358,5448955715</text:p>
          </table:table-cell>
        </table:table-row>
        <table:table-row table:style-name="ro1">
          <table:table-cell/>
          <table:table-cell table:formula="of:=[.B27]+1" office:value-type="float" office:value="26">
            <text:p>26</text:p>
          </table:table-cell>
          <table:table-cell table:formula="of:=330+(45*[.B28]^1.1)" office:value-type="float" office:value="1950.62747194285">
            <text:p>1950,6274719429</text:p>
          </table:table-cell>
          <table:table-cell table:formula="of:=0" office:value-type="float" office:value="0">
            <text:p>0</text:p>
          </table:table-cell>
          <table:table-cell table:formula="of:=7.5+(2.3*[.B28]^1.05)" office:value-type="float" office:value="77.8800954328266">
            <text:p>77,8800954328</text:p>
          </table:table-cell>
          <table:table-cell table:formula="of:=11+(2.25*[.B28]^1.15)" office:value-type="float" office:value="106.36782285652">
            <text:p>106,3678228565</text:p>
          </table:table-cell>
          <table:table-cell table:formula="of:=2.5+(0.9*[.B28]^1.15)" office:value-type="float" office:value="40.6471291426082">
            <text:p>40,6471291426</text:p>
          </table:table-cell>
          <table:table-cell table:formula="of:=5.6+(0.75*[.B28]^1.3)" office:value-type="float" office:value="57.4234851076505">
            <text:p>57,4234851077</text:p>
          </table:table-cell>
          <table:table-cell table:formula="of:=5+(0.85*[.B28]^0.955)" office:value-type="float" office:value="24.0861561683541">
            <text:p>24,0861561684</text:p>
          </table:table-cell>
          <table:table-cell table:formula="of:=8+(3.2*[.B28]^0.89)" office:value-type="float" office:value="66.1401647407414">
            <text:p>66,1401647407</text:p>
          </table:table-cell>
          <table:table-cell table:formula="of:=SUM([.E28:.J28])" office:value-type="float" office:value="372.544853448701">
            <text:p>372,5448534487</text:p>
          </table:table-cell>
        </table:table-row>
        <table:table-row table:style-name="ro1">
          <table:table-cell/>
          <table:table-cell table:formula="of:=[.B28]+1" office:value-type="float" office:value="27">
            <text:p>27</text:p>
          </table:table-cell>
          <table:table-cell table:formula="of:=330+(45*[.B29]^1.1)" office:value-type="float" office:value="2019.32284193383">
            <text:p>2019,3228419338</text:p>
          </table:table-cell>
          <table:table-cell table:formula="of:=0" office:value-type="float" office:value="0">
            <text:p>0</text:p>
          </table:table-cell>
          <table:table-cell table:formula="of:=7.5+(2.3*[.B29]^1.05)" office:value-type="float" office:value="80.7250687968129">
            <text:p>80,7250687968</text:p>
          </table:table-cell>
          <table:table-cell table:formula="of:=11+(2.25*[.B29]^1.15)" office:value-type="float" office:value="110.598052593102">
            <text:p>110,5980525931</text:p>
          </table:table-cell>
          <table:table-cell table:formula="of:=2.5+(0.9*[.B29]^1.15)" office:value-type="float" office:value="42.3392210372406">
            <text:p>42,3392210372</text:p>
          </table:table-cell>
          <table:table-cell table:formula="of:=5.6+(0.75*[.B29]^1.3)" office:value-type="float" office:value="60.0294764353263">
            <text:p>60,0294764353</text:p>
          </table:table-cell>
          <table:table-cell table:formula="of:=5+(0.85*[.B29]^0.955)" office:value-type="float" office:value="24.7866066606309">
            <text:p>24,7866066606</text:p>
          </table:table-cell>
          <table:table-cell table:formula="of:=8+(3.2*[.B29]^0.89)" office:value-type="float" office:value="68.1261960258277">
            <text:p>68,1261960258</text:p>
          </table:table-cell>
          <table:table-cell table:formula="of:=SUM([.E29:.J29])" office:value-type="float" office:value="386.60462154894">
            <text:p>386,6046215489</text:p>
          </table:table-cell>
        </table:table-row>
        <table:table-row table:style-name="ro1">
          <table:table-cell/>
          <table:table-cell table:formula="of:=[.B29]+1" office:value-type="float" office:value="28">
            <text:p>28</text:p>
          </table:table-cell>
          <table:table-cell table:formula="of:=330+(45*[.B30]^1.1)" office:value-type="float" office:value="2088.27316645886">
            <text:p>2088,2731664589</text:p>
          </table:table-cell>
          <table:table-cell table:formula="of:=0" office:value-type="float" office:value="0">
            <text:p>0</text:p>
          </table:table-cell>
          <table:table-cell table:formula="of:=7.5+(2.3*[.B30]^1.05)" office:value-type="float" office:value="83.5753166884104">
            <text:p>83,5753166884</text:p>
          </table:table-cell>
          <table:table-cell table:formula="of:=11+(2.25*[.B30]^1.15)" office:value-type="float" office:value="114.851854008612">
            <text:p>114,8518540086</text:p>
          </table:table-cell>
          <table:table-cell table:formula="of:=2.5+(0.9*[.B30]^1.15)" office:value-type="float" office:value="44.0407416034448">
            <text:p>44,0407416034</text:p>
          </table:table-cell>
          <table:table-cell table:formula="of:=5.6+(0.75*[.B30]^1.3)" office:value-type="float" office:value="62.6645903757993">
            <text:p>62,6645903758</text:p>
          </table:table-cell>
          <table:table-cell table:formula="of:=5+(0.85*[.B30]^0.955)" office:value-type="float" office:value="25.4858904351258">
            <text:p>25,4858904351</text:p>
          </table:table-cell>
          <table:table-cell table:formula="of:=8+(3.2*[.B30]^0.89)" office:value-type="float" office:value="70.1041505873679">
            <text:p>70,1041505874</text:p>
          </table:table-cell>
          <table:table-cell table:formula="of:=SUM([.E30:.J30])" office:value-type="float" office:value="400.72254369876">
            <text:p>400,7225436988</text:p>
          </table:table-cell>
        </table:table-row>
        <table:table-row table:style-name="ro1">
          <table:table-cell/>
          <table:table-cell table:formula="of:=[.B30]+1" office:value-type="float" office:value="29">
            <text:p>29</text:p>
          </table:table-cell>
          <table:table-cell table:formula="of:=330+(45*[.B31]^1.1)" office:value-type="float" office:value="2157.47023233527">
            <text:p>2157,4702323353</text:p>
          </table:table-cell>
          <table:table-cell table:formula="of:=0" office:value-type="float" office:value="0">
            <text:p>0</text:p>
          </table:table-cell>
          <table:table-cell table:formula="of:=7.5+(2.3*[.B31]^1.05)" office:value-type="float" office:value="86.4306599128563">
            <text:p>86,4306599129</text:p>
          </table:table-cell>
          <table:table-cell table:formula="of:=11+(2.25*[.B31]^1.15)" office:value-type="float" office:value="119.128509302342">
            <text:p>119,1285093023</text:p>
          </table:table-cell>
          <table:table-cell table:formula="of:=2.5+(0.9*[.B31]^1.15)" office:value-type="float" office:value="45.7514037209367">
            <text:p>45,7514037209</text:p>
          </table:table-cell>
          <table:table-cell table:formula="of:=5.6+(0.75*[.B31]^1.3)" office:value-type="float" office:value="65.3280946306339">
            <text:p>65,3280946306</text:p>
          </table:table-cell>
          <table:table-cell table:formula="of:=5+(0.85*[.B31]^0.955)" office:value-type="float" office:value="26.1840510192831">
            <text:p>26,1840510193</text:p>
          </table:table-cell>
          <table:table-cell table:formula="of:=8+(3.2*[.B31]^0.89)" office:value-type="float" office:value="72.0743481198688">
            <text:p>72,0743481199</text:p>
          </table:table-cell>
          <table:table-cell table:formula="of:=SUM([.E31:.J31])" office:value-type="float" office:value="414.89706670592">
            <text:p>414,8970667059</text:p>
          </table:table-cell>
        </table:table-row>
        <table:table-row table:style-name="ro1">
          <table:table-cell/>
          <table:table-cell table:formula="of:=[.B31]+1" office:value-type="float" office:value="30">
            <text:p>30</text:p>
          </table:table-cell>
          <table:table-cell table:formula="of:=330+(45*[.B32]^1.1)" office:value-type="float" office:value="2226.90636575292">
            <text:p>2226,9063657529</text:p>
          </table:table-cell>
          <table:table-cell table:formula="of:=0" office:value-type="float" office:value="0">
            <text:p>0</text:p>
          </table:table-cell>
          <table:table-cell table:formula="of:=7.5+(2.3*[.B32]^1.05)" office:value-type="float" office:value="89.2909313425922">
            <text:p>89,2909313426</text:p>
          </table:table-cell>
          <table:table-cell table:formula="of:=11+(2.25*[.B32]^1.15)" office:value-type="float" office:value="123.427346612046">
            <text:p>123,427346612</text:p>
          </table:table-cell>
          <table:table-cell table:formula="of:=2.5+(0.9*[.B32]^1.15)" office:value-type="float" office:value="47.4709386448184">
            <text:p>47,4709386448</text:p>
          </table:table-cell>
          <table:table-cell table:formula="of:=5.6+(0.75*[.B32]^1.3)" office:value-type="float" office:value="68.0193000801241">
            <text:p>68,0193000801</text:p>
          </table:table-cell>
          <table:table-cell table:formula="of:=5+(0.85*[.B32]^0.955)" office:value-type="float" office:value="26.8811288716157">
            <text:p>26,8811288716</text:p>
          </table:table-cell>
          <table:table-cell table:formula="of:=8+(3.2*[.B32]^0.89)" office:value-type="float" office:value="74.0370850873321">
            <text:p>74,0370850873</text:p>
          </table:table-cell>
          <table:table-cell table:formula="of:=SUM([.E32:.J32])" office:value-type="float" office:value="429.126730638528">
            <text:p>429,1267306385</text:p>
          </table:table-cell>
        </table:table-row>
        <table:table-row table:style-name="ro1">
          <table:table-cell/>
          <table:table-cell table:formula="of:=[.B32]+1" office:value-type="float" office:value="31">
            <text:p>31</text:p>
          </table:table-cell>
          <table:table-cell table:formula="of:=330+(45*[.B33]^1.1)" office:value-type="float" office:value="2296.57438000598">
            <text:p>2296,574380006</text:p>
          </table:table-cell>
          <table:table-cell table:formula="of:=0" office:value-type="float" office:value="0">
            <text:p>0</text:p>
          </table:table-cell>
          <table:table-cell table:formula="of:=7.5+(2.3*[.B33]^1.05)" office:value-type="float" office:value="92.1559747287259">
            <text:p>92,1559747287</text:p>
          </table:table-cell>
          <table:table-cell table:formula="of:=11+(2.25*[.B33]^1.15)" office:value-type="float" office:value="127.747735635306">
            <text:p>127,7477356353</text:p>
          </table:table-cell>
          <table:table-cell table:formula="of:=2.5+(0.9*[.B33]^1.15)" office:value-type="float" office:value="49.1990942541223">
            <text:p>49,1990942541</text:p>
          </table:table-cell>
          <table:table-cell table:formula="of:=5.6+(0.75*[.B33]^1.3)" office:value-type="float" office:value="70.7375568744145">
            <text:p>70,7375568744</text:p>
          </table:table-cell>
          <table:table-cell table:formula="of:=5+(0.85*[.B33]^0.955)" office:value-type="float" office:value="27.5771616932082">
            <text:p>27,5771616932</text:p>
          </table:table-cell>
          <table:table-cell table:formula="of:=8+(3.2*[.B33]^0.89)" office:value-type="float" office:value="75.9926371288976">
            <text:p>75,9926371289</text:p>
          </table:table-cell>
          <table:table-cell table:formula="of:=SUM([.E33:.J33])" office:value-type="float" office:value="443.410160314674">
            <text:p>443,4101603147</text:p>
          </table:table-cell>
        </table:table-row>
        <table:table-row table:style-name="ro1">
          <table:table-cell/>
          <table:table-cell table:formula="of:=[.B33]+1" office:value-type="float" office:value="32">
            <text:p>32</text:p>
          </table:table-cell>
          <table:table-cell table:formula="of:=330+(45*[.B34]^1.1)" office:value-type="float" office:value="2366.46752981726">
            <text:p>2366,4675298173</text:p>
          </table:table-cell>
          <table:table-cell table:formula="of:=0" office:value-type="float" office:value="0">
            <text:p>0</text:p>
          </table:table-cell>
          <table:table-cell table:formula="of:=7.5+(2.3*[.B34]^1.05)" office:value-type="float" office:value="95.0256436642003">
            <text:p>95,0256436642</text:p>
          </table:table-cell>
          <table:table-cell table:formula="of:=11+(2.25*[.B34]^1.15)" office:value-type="float" office:value="132.089083796535">
            <text:p>132,0890837965</text:p>
          </table:table-cell>
          <table:table-cell table:formula="of:=2.5+(0.9*[.B34]^1.15)" office:value-type="float" office:value="50.9356335186139">
            <text:p>50,9356335186</text:p>
          </table:table-cell>
          <table:table-cell table:formula="of:=5.6+(0.75*[.B34]^1.3)" office:value-type="float" office:value="73.4822509939086">
            <text:p>73,4822509939</text:p>
          </table:table-cell>
          <table:table-cell table:formula="of:=5+(0.85*[.B34]^0.955)" office:value-type="float" office:value="28.2721846985668">
            <text:p>28,2721846986</text:p>
          </table:table-cell>
          <table:table-cell table:formula="of:=8+(3.2*[.B34]^0.89)" office:value-type="float" office:value="77.9412611458251">
            <text:p>77,9412611458</text:p>
          </table:table-cell>
          <table:table-cell table:formula="of:=SUM([.E34:.J34])" office:value-type="float" office:value="457.74605781765">
            <text:p>457,7460578177</text:p>
          </table:table-cell>
        </table:table-row>
        <table:table-row table:style-name="ro1">
          <table:table-cell/>
          <table:table-cell table:formula="of:=[.B34]+1" office:value-type="float" office:value="33">
            <text:p>33</text:p>
          </table:table-cell>
          <table:table-cell table:formula="of:=330+(45*[.B35]^1.1)" office:value-type="float" office:value="2436.57947124302">
            <text:p>2436,579471243</text:p>
          </table:table-cell>
          <table:table-cell table:formula="of:=0" office:value-type="float" office:value="0">
            <text:p>0</text:p>
          </table:table-cell>
          <table:table-cell table:formula="of:=7.5+(2.3*[.B35]^1.05)" office:value-type="float" office:value="97.8998006751604">
            <text:p>97,8998006752</text:p>
          </table:table-cell>
          <table:table-cell table:formula="of:=11+(2.25*[.B35]^1.15)" office:value-type="float" office:value="136.450832876649">
            <text:p>136,4508328767</text:p>
          </table:table-cell>
          <table:table-cell table:formula="of:=2.5+(0.9*[.B35]^1.15)" office:value-type="float" office:value="52.6803331506596">
            <text:p>52,6803331507</text:p>
          </table:table-cell>
          <table:table-cell table:formula="of:=5.6+(0.75*[.B35]^1.3)" office:value-type="float" office:value="76.2528012096294">
            <text:p>76,2528012096</text:p>
          </table:table-cell>
          <table:table-cell table:formula="of:=5+(0.85*[.B35]^0.955)" office:value-type="float" office:value="28.9662308522261">
            <text:p>28,9662308522</text:p>
          </table:table-cell>
          <table:table-cell table:formula="of:=8+(3.2*[.B35]^0.89)" office:value-type="float" office:value="79.8831971206634">
            <text:p>79,8831971207</text:p>
          </table:table-cell>
          <table:table-cell table:formula="of:=SUM([.E35:.J35])" office:value-type="float" office:value="472.133195884988">
            <text:p>472,133195885</text:p>
          </table:table-cell>
        </table:table-row>
        <table:table-row table:style-name="ro1">
          <table:table-cell/>
          <table:table-cell table:formula="of:=[.B35]+1" office:value-type="float" office:value="34">
            <text:p>34</text:p>
          </table:table-cell>
          <table:table-cell table:formula="of:=330+(45*[.B36]^1.1)" office:value-type="float" office:value="2506.90422632747">
            <text:p>2506,9042263275</text:p>
          </table:table-cell>
          <table:table-cell table:formula="of:=0" office:value-type="float" office:value="0">
            <text:p>0</text:p>
          </table:table-cell>
          <table:table-cell table:formula="of:=7.5+(2.3*[.B36]^1.05)" office:value-type="float" office:value="100.778316421254">
            <text:p>100,7783164213</text:p>
          </table:table-cell>
          <table:table-cell table:formula="of:=11+(2.25*[.B36]^1.15)" office:value-type="float" office:value="140.832456037172">
            <text:p>140,8324560372</text:p>
          </table:table-cell>
          <table:table-cell table:formula="of:=2.5+(0.9*[.B36]^1.15)" office:value-type="float" office:value="54.4329824148689">
            <text:p>54,4329824149</text:p>
          </table:table-cell>
          <table:table-cell table:formula="of:=5.6+(0.75*[.B36]^1.3)" office:value-type="float" office:value="79.0486563862497">
            <text:p>79,0486563862</text:p>
          </table:table-cell>
          <table:table-cell table:formula="of:=5+(0.85*[.B36]^0.955)" office:value-type="float" office:value="29.6593310763509">
            <text:p>29,6593310764</text:p>
          </table:table-cell>
          <table:table-cell table:formula="of:=8+(3.2*[.B36]^0.89)" office:value-type="float" office:value="81.81866971005">
            <text:p>81,8186697101</text:p>
          </table:table-cell>
          <table:table-cell table:formula="of:=SUM([.E36:.J36])" office:value-type="float" office:value="486.570412045946">
            <text:p>486,5704120459</text:p>
          </table:table-cell>
        </table:table-row>
        <table:table-row table:style-name="ro1">
          <table:table-cell/>
          <table:table-cell table:formula="of:=[.B36]+1" office:value-type="float" office:value="35">
            <text:p>35</text:p>
          </table:table-cell>
          <table:table-cell table:formula="of:=330+(45*[.B37]^1.1)" office:value-type="float" office:value="2577.4361518208">
            <text:p>2577,4361518208</text:p>
          </table:table-cell>
          <table:table-cell table:formula="of:=0" office:value-type="float" office:value="0">
            <text:p>0</text:p>
          </table:table-cell>
          <table:table-cell table:formula="of:=7.5+(2.3*[.B37]^1.05)" office:value-type="float" office:value="103.661068988977">
            <text:p>103,661068989</text:p>
          </table:table-cell>
          <table:table-cell table:formula="of:=11+(2.25*[.B37]^1.15)" office:value-type="float" office:value="145.233455182335">
            <text:p>145,2334551823</text:p>
          </table:table-cell>
          <table:table-cell table:formula="of:=2.5+(0.9*[.B37]^1.15)" office:value-type="float" office:value="56.1933820729341">
            <text:p>56,1933820729</text:p>
          </table:table-cell>
          <table:table-cell table:formula="of:=5.6+(0.75*[.B37]^1.3)" office:value-type="float" office:value="81.8692930801609">
            <text:p>81,8692930802</text:p>
          </table:table-cell>
          <table:table-cell table:formula="of:=5+(0.85*[.B37]^0.955)" office:value-type="float" office:value="30.3515144336362">
            <text:p>30,3515144336</text:p>
          </table:table-cell>
          <table:table-cell table:formula="of:=8+(3.2*[.B37]^0.89)" office:value-type="float" office:value="83.7478896451371">
            <text:p>83,7478896451</text:p>
          </table:table-cell>
          <table:table-cell table:formula="of:=SUM([.E37:.J37])" office:value-type="float" office:value="501.05660340318">
            <text:p>501,0566034032</text:p>
          </table:table-cell>
        </table:table-row>
        <table:table-row table:style-name="ro1">
          <table:table-cell/>
          <table:table-cell table:formula="of:=[.B37]+1" office:value-type="float" office:value="36">
            <text:p>36</text:p>
          </table:table-cell>
          <table:table-cell table:formula="of:=330+(45*[.B38]^1.1)" office:value-type="float" office:value="2648.16991139051">
            <text:p>2648,1699113905</text:p>
          </table:table-cell>
          <table:table-cell table:formula="of:=0" office:value-type="float" office:value="0">
            <text:p>0</text:p>
          </table:table-cell>
          <table:table-cell table:formula="of:=7.5+(2.3*[.B38]^1.05)" office:value-type="float" office:value="106.547943264889">
            <text:p>106,5479432649</text:p>
          </table:table-cell>
          <table:table-cell table:formula="of:=11+(2.25*[.B38]^1.15)" office:value-type="float" office:value="149.653358612186">
            <text:p>149,6533586122</text:p>
          </table:table-cell>
          <table:table-cell table:formula="of:=2.5+(0.9*[.B38]^1.15)" office:value-type="float" office:value="57.9613434448744">
            <text:p>57,9613434449</text:p>
          </table:table-cell>
          <table:table-cell table:formula="of:=5.6+(0.75*[.B38]^1.3)" office:value-type="float" office:value="84.7142133927551">
            <text:p>84,7142133928</text:p>
          </table:table-cell>
          <table:table-cell table:formula="of:=5+(0.85*[.B38]^0.955)" office:value-type="float" office:value="31.0428082890683">
            <text:p>31,0428082891</text:p>
          </table:table-cell>
          <table:table-cell table:formula="of:=8+(3.2*[.B38]^0.89)" office:value-type="float" office:value="85.6710549677115">
            <text:p>85,6710549677</text:p>
          </table:table-cell>
          <table:table-cell table:formula="of:=SUM([.E38:.J38])" office:value-type="float" office:value="515.590721971484">
            <text:p>515,5907219715</text:p>
          </table:table-cell>
        </table:table-row>
        <table:table-row table:style-name="ro1">
          <table:table-cell/>
          <table:table-cell table:formula="of:=[.B38]+1" office:value-type="float" office:value="37">
            <text:p>37</text:p>
          </table:table-cell>
          <table:table-cell table:formula="of:=330+(45*[.B39]^1.1)" office:value-type="float" office:value="2719.10045084947">
            <text:p>2719,1004508495</text:p>
          </table:table-cell>
          <table:table-cell table:formula="of:=0" office:value-type="float" office:value="0">
            <text:p>0</text:p>
          </table:table-cell>
          <table:table-cell table:formula="of:=7.5+(2.3*[.B39]^1.05)" office:value-type="float" office:value="109.438830377696">
            <text:p>109,4388303777</text:p>
          </table:table-cell>
          <table:table-cell table:formula="of:=11+(2.25*[.B39]^1.15)" office:value-type="float" office:value="154.091718927392">
            <text:p>154,0917189274</text:p>
          </table:table-cell>
          <table:table-cell table:formula="of:=2.5+(0.9*[.B39]^1.15)" office:value-type="float" office:value="59.7366875709567">
            <text:p>59,736687571</text:p>
          </table:table-cell>
          <table:table-cell table:formula="of:=5.6+(0.75*[.B39]^1.3)" office:value-type="float" office:value="87.5829430454282">
            <text:p>87,5829430454</text:p>
          </table:table-cell>
          <table:table-cell table:formula="of:=5+(0.85*[.B39]^0.955)" office:value-type="float" office:value="31.7332384535093">
            <text:p>31,7332384535</text:p>
          </table:table-cell>
          <table:table-cell table:formula="of:=8+(3.2*[.B39]^0.89)" office:value-type="float" office:value="87.5883521253132">
            <text:p>87,5883521253</text:p>
          </table:table-cell>
          <table:table-cell table:formula="of:=SUM([.E39:.J39])" office:value-type="float" office:value="530.171770500295">
            <text:p>530,1717705003</text:p>
          </table:table-cell>
        </table:table-row>
        <table:table-row table:style-name="ro1">
          <table:table-cell/>
          <table:table-cell table:formula="of:=[.B39]+1" office:value-type="float" office:value="38">
            <text:p>38</text:p>
          </table:table-cell>
          <table:table-cell table:formula="of:=330+(45*[.B40]^1.1)" office:value-type="float" office:value="2790.22297600036">
            <text:p>2790,2229760004</text:p>
          </table:table-cell>
          <table:table-cell table:formula="of:=0" office:value-type="float" office:value="0">
            <text:p>0</text:p>
          </table:table-cell>
          <table:table-cell table:formula="of:=7.5+(2.3*[.B40]^1.05)" office:value-type="float" office:value="112.333627199969">
            <text:p>112,3336272</text:p>
          </table:table-cell>
          <table:table-cell table:formula="of:=11+(2.25*[.B40]^1.15)" office:value-type="float" office:value="158.548111152642">
            <text:p>158,5481111526</text:p>
          </table:table-cell>
          <table:table-cell table:formula="of:=2.5+(0.9*[.B40]^1.15)" office:value-type="float" office:value="61.519244461057">
            <text:p>61,5192444611</text:p>
          </table:table-cell>
          <table:table-cell table:formula="of:=5.6+(0.75*[.B40]^1.3)" office:value-type="float" office:value="90.4750296480021">
            <text:p>90,475029648</text:p>
          </table:table-cell>
          <table:table-cell table:formula="of:=5+(0.85*[.B40]^0.955)" office:value-type="float" office:value="32.4228293115834">
            <text:p>32,4228293116</text:p>
          </table:table-cell>
          <table:table-cell table:formula="of:=8+(3.2*[.B40]^0.89)" office:value-type="float" office:value="89.4999569448122">
            <text:p>89,4999569448</text:p>
          </table:table-cell>
          <table:table-cell table:formula="of:=SUM([.E40:.J40])" office:value-type="float" office:value="544.798798718066">
            <text:p>544,7987987181</text:p>
          </table:table-cell>
        </table:table-row>
        <table:table-row table:style-name="ro1">
          <table:table-cell/>
          <table:table-cell table:formula="of:=[.B40]+1" office:value-type="float" office:value="39">
            <text:p>39</text:p>
          </table:table-cell>
          <table:table-cell table:formula="of:=330+(45*[.B41]^1.1)" office:value-type="float" office:value="2861.53293275837">
            <text:p>2861,5329327584</text:p>
          </table:table-cell>
          <table:table-cell table:formula="of:=0" office:value-type="float" office:value="0">
            <text:p>0</text:p>
          </table:table-cell>
          <table:table-cell table:formula="of:=7.5+(2.3*[.B41]^1.05)" office:value-type="float" office:value="115.232235901731">
            <text:p>115,2322359017</text:p>
          </table:table-cell>
          <table:table-cell table:formula="of:=11+(2.25*[.B41]^1.15)" office:value-type="float" office:value="163.022131050683">
            <text:p>163,0221310507</text:p>
          </table:table-cell>
          <table:table-cell table:formula="of:=2.5+(0.9*[.B41]^1.15)" office:value-type="float" office:value="63.3088524202733">
            <text:p>63,3088524203</text:p>
          </table:table-cell>
          <table:table-cell table:formula="of:=5.6+(0.75*[.B41]^1.3)" office:value-type="float" office:value="93.3900411365286">
            <text:p>93,3900411365</text:p>
          </table:table-cell>
          <table:table-cell table:formula="of:=5+(0.85*[.B41]^0.955)" office:value-type="float" office:value="33.1116039359508">
            <text:p>33,111603936</text:p>
          </table:table-cell>
          <table:table-cell table:formula="of:=8+(3.2*[.B41]^0.89)" office:value-type="float" office:value="91.4060355007752">
            <text:p>91,4060355008</text:p>
          </table:table-cell>
          <table:table-cell table:formula="of:=SUM([.E41:.J41])" office:value-type="float" office:value="559.470899945942">
            <text:p>559,4708999459</text:p>
          </table:table-cell>
        </table:table-row>
        <table:table-row table:style-name="ro1">
          <table:table-cell/>
          <table:table-cell table:formula="of:=[.B41]+1" office:value-type="float" office:value="40">
            <text:p>40</text:p>
          </table:table-cell>
          <table:table-cell table:formula="of:=330+(45*[.B42]^1.1)" office:value-type="float" office:value="2933.02598926547">
            <text:p>2933,0259892655</text:p>
          </table:table-cell>
          <table:table-cell table:formula="of:=0" office:value-type="float" office:value="0">
            <text:p>0</text:p>
          </table:table-cell>
          <table:table-cell table:formula="of:=7.5+(2.3*[.B42]^1.05)" office:value-type="float" office:value="118.134563549309">
            <text:p>118,1345635493</text:p>
          </table:table-cell>
          <table:table-cell table:formula="of:=11+(2.25*[.B42]^1.15)" office:value-type="float" office:value="167.513393603202">
            <text:p>167,5133936032</text:p>
          </table:table-cell>
          <table:table-cell table:formula="of:=2.5+(0.9*[.B42]^1.15)" office:value-type="float" office:value="65.105357441281">
            <text:p>65,1053574413</text:p>
          </table:table-cell>
          <table:table-cell table:formula="of:=5.6+(0.75*[.B42]^1.3)" office:value-type="float" office:value="96.3275643599666">
            <text:p>96,32756436</text:p>
          </table:table-cell>
          <table:table-cell table:formula="of:=5+(0.85*[.B42]^0.955)" office:value-type="float" office:value="33.7995841897288">
            <text:p>33,7995841897</text:p>
          </table:table-cell>
          <table:table-cell table:formula="of:=8+(3.2*[.B42]^0.89)" office:value-type="float" office:value="93.3067448923982">
            <text:p>93,3067448924</text:p>
          </table:table-cell>
          <table:table-cell table:formula="of:=SUM([.E42:.J42])" office:value-type="float" office:value="574.187208035886">
            <text:p>574,1872080359</text:p>
          </table:table-cell>
        </table:table-row>
        <table:table-row table:style-name="ro1">
          <table:table-cell/>
          <table:table-cell table:formula="of:=[.B42]+1" office:value-type="float" office:value="41">
            <text:p>41</text:p>
          </table:table-cell>
          <table:table-cell table:formula="of:=330+(45*[.B43]^1.1)" office:value-type="float" office:value="3004.69801975153">
            <text:p>3004,6980197515</text:p>
          </table:table-cell>
          <table:table-cell table:formula="of:=0" office:value-type="float" office:value="0">
            <text:p>0</text:p>
          </table:table-cell>
          <table:table-cell table:formula="of:=7.5+(2.3*[.B43]^1.05)" office:value-type="float" office:value="121.040521743845">
            <text:p>121,0405217438</text:p>
          </table:table-cell>
          <table:table-cell table:formula="of:=11+(2.25*[.B43]^1.15)" office:value-type="float" office:value="172.021531638292">
            <text:p>172,0215316383</text:p>
          </table:table-cell>
          <table:table-cell table:formula="of:=2.5+(0.9*[.B43]^1.15)" office:value-type="float" office:value="66.9086126553167">
            <text:p>66,9086126553</text:p>
          </table:table-cell>
          <table:table-cell table:formula="of:=5.6+(0.75*[.B43]^1.3)" office:value-type="float" office:value="99.2872037981622">
            <text:p>99,2872037982</text:p>
          </table:table-cell>
          <table:table-cell table:formula="of:=5+(0.85*[.B43]^0.955)" office:value-type="float" office:value="34.4867908185556">
            <text:p>34,4867908186</text:p>
          </table:table-cell>
          <table:table-cell table:formula="of:=8+(3.2*[.B43]^0.89)" office:value-type="float" office:value="95.2022339406758">
            <text:p>95,2022339407</text:p>
          </table:table-cell>
          <table:table-cell table:formula="of:=SUM([.E43:.J43])" office:value-type="float" office:value="588.946894594847">
            <text:p>588,9468945948</text:p>
          </table:table-cell>
        </table:table-row>
        <table:table-row table:style-name="ro1">
          <table:table-cell/>
          <table:table-cell table:formula="of:=[.B43]+1" office:value-type="float" office:value="42">
            <text:p>42</text:p>
          </table:table-cell>
          <table:table-cell table:formula="of:=330+(45*[.B44]^1.1)" office:value-type="float" office:value="3076.54508993349">
            <text:p>3076,5450899335</text:p>
          </table:table-cell>
          <table:table-cell table:formula="of:=0" office:value-type="float" office:value="0">
            <text:p>0</text:p>
          </table:table-cell>
          <table:table-cell table:formula="of:=7.5+(2.3*[.B44]^1.05)" office:value-type="float" office:value="123.95002629468">
            <text:p>123,9500262947</text:p>
          </table:table-cell>
          <table:table-cell table:formula="of:=11+(2.25*[.B44]^1.15)" office:value-type="float" office:value="176.5461945871">
            <text:p>176,5461945871</text:p>
          </table:table-cell>
          <table:table-cell table:formula="of:=2.5+(0.9*[.B44]^1.15)" office:value-type="float" office:value="68.7184778348401">
            <text:p>68,7184778348</text:p>
          </table:table-cell>
          <table:table-cell table:formula="of:=5.6+(0.75*[.B44]^1.3)" office:value-type="float" office:value="102.268580396015">
            <text:p>102,268580396</text:p>
          </table:table-cell>
          <table:table-cell table:formula="of:=5+(0.85*[.B44]^0.955)" office:value-type="float" office:value="35.1732435335721">
            <text:p>35,1732435336</text:p>
          </table:table-cell>
          <table:table-cell table:formula="of:=8+(3.2*[.B44]^0.89)" office:value-type="float" office:value="97.092643815743">
            <text:p>97,0926438157</text:p>
          </table:table-cell>
          <table:table-cell table:formula="of:=SUM([.E44:.J44])" office:value-type="float" office:value="603.74916646195">
            <text:p>603,749166462</text:p>
          </table:table-cell>
        </table:table-row>
        <table:table-row table:style-name="ro1">
          <table:table-cell/>
          <table:table-cell table:formula="of:=[.B44]+1" office:value-type="float" office:value="43">
            <text:p>43</text:p>
          </table:table-cell>
          <table:table-cell table:formula="of:=330+(45*[.B45]^1.1)" office:value-type="float" office:value="3148.56344377251">
            <text:p>3148,5634437725</text:p>
          </table:table-cell>
          <table:table-cell table:formula="of:=0" office:value-type="float" office:value="0">
            <text:p>0</text:p>
          </table:table-cell>
          <table:table-cell table:formula="of:=7.5+(2.3*[.B45]^1.05)" office:value-type="float" office:value="126.862996923477">
            <text:p>126,8629969235</text:p>
          </table:table-cell>
          <table:table-cell table:formula="of:=11+(2.25*[.B45]^1.15)" office:value-type="float" office:value="181.087047354724">
            <text:p>181,0870473547</text:p>
          </table:table-cell>
          <table:table-cell table:formula="of:=2.5+(0.9*[.B45]^1.15)" office:value-type="float" office:value="70.5348189418896">
            <text:p>70,5348189419</text:p>
          </table:table-cell>
          <table:table-cell table:formula="of:=5.6+(0.75*[.B45]^1.3)" office:value-type="float" office:value="105.271330500769">
            <text:p>105,2713305008</text:p>
          </table:table-cell>
          <table:table-cell table:formula="of:=5+(0.85*[.B45]^0.955)" office:value-type="float" office:value="35.8589610864119">
            <text:p>35,8589610864</text:p>
          </table:table-cell>
          <table:table-cell table:formula="of:=8+(3.2*[.B45]^0.89)" office:value-type="float" office:value="98.9781086028774">
            <text:p>98,9781086029</text:p>
          </table:table-cell>
          <table:table-cell table:formula="of:=SUM([.E45:.J45])" office:value-type="float" office:value="618.593263410149">
            <text:p>618,5932634101</text:p>
          </table:table-cell>
        </table:table-row>
        <table:table-row table:style-name="ro1">
          <table:table-cell/>
          <table:table-cell table:formula="of:=[.B45]+1" office:value-type="float" office:value="44">
            <text:p>44</text:p>
          </table:table-cell>
          <table:table-cell table:formula="of:=330+(45*[.B46]^1.1)" office:value-type="float" office:value="3220.74949143426">
            <text:p>3220,7494914343</text:p>
          </table:table-cell>
          <table:table-cell table:formula="of:=0" office:value-type="float" office:value="0">
            <text:p>0</text:p>
          </table:table-cell>
          <table:table-cell table:formula="of:=7.5+(2.3*[.B46]^1.05)" office:value-type="float" office:value="129.779356995569">
            <text:p>129,7793569956</text:p>
          </table:table-cell>
          <table:table-cell table:formula="of:=11+(2.25*[.B46]^1.15)" office:value-type="float" office:value="185.643769292415">
            <text:p>185,6437692924</text:p>
          </table:table-cell>
          <table:table-cell table:formula="of:=2.5+(0.9*[.B46]^1.15)" office:value-type="float" office:value="72.3575077169661">
            <text:p>72,357507717</text:p>
          </table:table-cell>
          <table:table-cell table:formula="of:=5.6+(0.75*[.B46]^1.3)" office:value-type="float" office:value="108.295104891119">
            <text:p>108,2951048911</text:p>
          </table:table-cell>
          <table:table-cell table:formula="of:=5+(0.85*[.B46]^0.955)" office:value-type="float" office:value="36.5439613371371">
            <text:p>36,5439613371</text:p>
          </table:table-cell>
          <table:table-cell table:formula="of:=8+(3.2*[.B46]^0.89)" office:value-type="float" office:value="100.858755814447">
            <text:p>100,8587558144</text:p>
          </table:table-cell>
          <table:table-cell table:formula="of:=SUM([.E46:.J46])" office:value-type="float" office:value="633.478456047653">
            <text:p>633,4784560477</text:p>
          </table:table-cell>
        </table:table-row>
        <table:table-row table:style-name="ro1">
          <table:table-cell/>
          <table:table-cell table:formula="of:=[.B46]+1" office:value-type="float" office:value="45">
            <text:p>45</text:p>
          </table:table-cell>
          <table:table-cell table:formula="of:=330+(45*[.B47]^1.1)" office:value-type="float" office:value="3293.09979831803">
            <text:p>3293,099798318</text:p>
          </table:table-cell>
          <table:table-cell table:formula="of:=0" office:value-type="float" office:value="0">
            <text:p>0</text:p>
          </table:table-cell>
          <table:table-cell table:formula="of:=7.5+(2.3*[.B47]^1.05)" office:value-type="float" office:value="132.699033275431">
            <text:p>132,6990332754</text:p>
          </table:table-cell>
          <table:table-cell table:formula="of:=11+(2.25*[.B47]^1.15)" office:value-type="float" office:value="190.216053259923">
            <text:p>190,2160532599</text:p>
          </table:table-cell>
          <table:table-cell table:formula="of:=2.5+(0.9*[.B47]^1.15)" office:value-type="float" office:value="74.1864213039691">
            <text:p>74,186421304</text:p>
          </table:table-cell>
          <table:table-cell table:formula="of:=5.6+(0.75*[.B47]^1.3)" office:value-type="float" office:value="111.339567888275">
            <text:p>111,3395678883</text:p>
          </table:table-cell>
          <table:table-cell table:formula="of:=5+(0.85*[.B47]^0.955)" office:value-type="float" office:value="37.2282613159297">
            <text:p>37,2282613159</text:p>
          </table:table-cell>
          <table:table-cell table:formula="of:=8+(3.2*[.B47]^0.89)" office:value-type="float" office:value="102.734706854074">
            <text:p>102,7347068541</text:p>
          </table:table-cell>
          <table:table-cell table:formula="of:=SUM([.E47:.J47])" office:value-type="float" office:value="648.404043897602">
            <text:p>648,4040438976</text:p>
          </table:table-cell>
        </table:table-row>
        <table:table-row table:style-name="ro1">
          <table:table-cell/>
          <table:table-cell table:formula="of:=[.B47]+1" office:value-type="float" office:value="46">
            <text:p>46</text:p>
          </table:table-cell>
          <table:table-cell table:formula="of:=330+(45*[.B48]^1.1)" office:value-type="float" office:value="3365.61107503818">
            <text:p>3365,6110750382</text:p>
          </table:table-cell>
          <table:table-cell table:formula="of:=0" office:value-type="float" office:value="0">
            <text:p>0</text:p>
          </table:table-cell>
          <table:table-cell table:formula="of:=7.5+(2.3*[.B48]^1.05)" office:value-type="float" office:value="135.621955703652">
            <text:p>135,6219557037</text:p>
          </table:table-cell>
          <table:table-cell table:formula="of:=11+(2.25*[.B48]^1.15)" office:value-type="float" office:value="194.803604768222">
            <text:p>194,8036047682</text:p>
          </table:table-cell>
          <table:table-cell table:formula="of:=2.5+(0.9*[.B48]^1.15)" office:value-type="float" office:value="76.0214419072889">
            <text:p>76,0214419073</text:p>
          </table:table-cell>
          <table:table-cell table:formula="of:=5.6+(0.75*[.B48]^1.3)" office:value-type="float" office:value="114.404396540396">
            <text:p>114,4043965404</text:p>
          </table:table-cell>
          <table:table-cell table:formula="of:=5+(0.85*[.B48]^0.955)" office:value-type="float" office:value="37.9118772792372">
            <text:p>37,9118772792</text:p>
          </table:table-cell>
          <table:table-cell table:formula="of:=8+(3.2*[.B48]^0.89)" office:value-type="float" office:value="104.606077438446">
            <text:p>104,6060774384</text:p>
          </table:table-cell>
          <table:table-cell table:formula="of:=SUM([.E48:.J48])" office:value-type="float" office:value="663.369353637243">
            <text:p>663,3693536372</text:p>
          </table:table-cell>
        </table:table-row>
        <table:table-row table:style-name="ro1">
          <table:table-cell/>
          <table:table-cell table:formula="of:=[.B48]+1" office:value-type="float" office:value="47">
            <text:p>47</text:p>
          </table:table-cell>
          <table:table-cell table:formula="of:=330+(45*[.B49]^1.1)" office:value-type="float" office:value="3438.28016825625">
            <text:p>3438,2801682563</text:p>
          </table:table-cell>
          <table:table-cell table:formula="of:=0" office:value-type="float" office:value="0">
            <text:p>0</text:p>
          </table:table-cell>
          <table:table-cell table:formula="of:=7.5+(2.3*[.B49]^1.05)" office:value-type="float" office:value="138.548057193073">
            <text:p>138,5480571931</text:p>
          </table:table-cell>
          <table:table-cell table:formula="of:=11+(2.25*[.B49]^1.15)" office:value-type="float" office:value="199.406141194144">
            <text:p>199,4061411941</text:p>
          </table:table-cell>
          <table:table-cell table:formula="of:=2.5+(0.9*[.B49]^1.15)" office:value-type="float" office:value="77.8624564776576">
            <text:p>77,8624564777</text:p>
          </table:table-cell>
          <table:table-cell table:formula="of:=5.6+(0.75*[.B49]^1.3)" office:value-type="float" office:value="117.489279872869">
            <text:p>117,4892798729</text:p>
          </table:table-cell>
          <table:table-cell table:formula="of:=5+(0.85*[.B49]^0.955)" office:value-type="float" office:value="38.5948247609823">
            <text:p>38,594824761</text:p>
          </table:table-cell>
          <table:table-cell table:formula="of:=8+(3.2*[.B49]^0.89)" office:value-type="float" office:value="106.472977981458">
            <text:p>106,4729779815</text:p>
          </table:table-cell>
          <table:table-cell table:formula="of:=SUM([.E49:.J49])" office:value-type="float" office:value="678.373737480184">
            <text:p>678,3737374802</text:p>
          </table:table-cell>
        </table:table-row>
        <table:table-row table:style-name="ro1">
          <table:table-cell/>
          <table:table-cell table:formula="of:=[.B49]+1" office:value-type="float" office:value="48">
            <text:p>48</text:p>
          </table:table-cell>
          <table:table-cell table:formula="of:=330+(45*[.B50]^1.1)" office:value-type="float" office:value="3511.10405227493">
            <text:p>3511,1040522749</text:p>
          </table:table-cell>
          <table:table-cell table:formula="of:=0" office:value-type="float" office:value="0">
            <text:p>0</text:p>
          </table:table-cell>
          <table:table-cell table:formula="of:=7.5+(2.3*[.B50]^1.05)" office:value-type="float" office:value="141.477273442066">
            <text:p>141,4772734421</text:p>
          </table:table-cell>
          <table:table-cell table:formula="of:=11+(2.25*[.B50]^1.15)" office:value-type="float" office:value="204.023391059466">
            <text:p>204,0233910595</text:p>
          </table:table-cell>
          <table:table-cell table:formula="of:=2.5+(0.9*[.B50]^1.15)" office:value-type="float" office:value="79.7093564237863">
            <text:p>79,7093564238</text:p>
          </table:table-cell>
          <table:table-cell table:formula="of:=5.6+(0.75*[.B50]^1.3)" office:value-type="float" office:value="120.593918197826">
            <text:p>120,5939181978</text:p>
          </table:table-cell>
          <table:table-cell table:formula="of:=5+(0.85*[.B50]^0.955)" office:value-type="float" office:value="39.2771186193653">
            <text:p>39,2771186194</text:p>
          </table:table-cell>
          <table:table-cell table:formula="of:=8+(3.2*[.B50]^0.89)" office:value-type="float" office:value="108.335513944801">
            <text:p>108,3355139448</text:p>
          </table:table-cell>
          <table:table-cell table:formula="of:=SUM([.E50:.J50])" office:value-type="float" office:value="693.416571687309">
            <text:p>693,4165716873</text:p>
          </table:table-cell>
        </table:table-row>
        <table:table-row table:style-name="ro1">
          <table:table-cell/>
          <table:table-cell table:formula="of:=[.B50]+1" office:value-type="float" office:value="49">
            <text:p>49</text:p>
          </table:table-cell>
          <table:table-cell table:formula="of:=330+(45*[.B51]^1.1)" office:value-type="float" office:value="3584.07982131599">
            <text:p>3584,079821316</text:p>
          </table:table-cell>
          <table:table-cell table:formula="of:=0" office:value-type="float" office:value="0">
            <text:p>0</text:p>
          </table:table-cell>
          <table:table-cell table:formula="of:=7.5+(2.3*[.B51]^1.05)" office:value-type="float" office:value="144.409542763203">
            <text:p>144,4095427632</text:p>
          </table:table-cell>
          <table:table-cell table:formula="of:=11+(2.25*[.B51]^1.15)" office:value-type="float" office:value="208.65509336794">
            <text:p>208,6550933679</text:p>
          </table:table-cell>
          <table:table-cell table:formula="of:=2.5+(0.9*[.B51]^1.15)" office:value-type="float" office:value="81.562037347176">
            <text:p>81,5620373472</text:p>
          </table:table-cell>
          <table:table-cell table:formula="of:=5.6+(0.75*[.B51]^1.3)" office:value-type="float" office:value="123.718022477064">
            <text:p>123,7180224771</text:p>
          </table:table-cell>
          <table:table-cell table:formula="of:=5+(0.85*[.B51]^0.955)" office:value-type="float" office:value="39.9587730797223">
            <text:p>39,9587730797</text:p>
          </table:table-cell>
          <table:table-cell table:formula="of:=8+(3.2*[.B51]^0.89)" office:value-type="float" office:value="110.193786158544">
            <text:p>110,1937861585</text:p>
          </table:table-cell>
          <table:table-cell table:formula="of:=SUM([.E51:.J51])" office:value-type="float" office:value="708.49725519365">
            <text:p>708,4972551937</text:p>
          </table:table-cell>
        </table:table-row>
        <table:table-row table:style-name="ro1">
          <table:table-cell/>
          <table:table-cell table:formula="of:=[.B51]+1" office:value-type="float" office:value="50">
            <text:p>50</text:p>
          </table:table-cell>
          <table:table-cell table:formula="of:=330+(45*[.B52]^1.1)" office:value-type="float" office:value="3657.20468241371">
            <text:p>3657,2046824137</text:p>
          </table:table-cell>
          <table:table-cell table:formula="of:=0" office:value-type="float" office:value="0">
            <text:p>0</text:p>
          </table:table-cell>
          <table:table-cell table:formula="of:=7.5+(2.3*[.B52]^1.05)" office:value-type="float" office:value="147.344805925746">
            <text:p>147,3448059257</text:p>
          </table:table-cell>
          <table:table-cell table:formula="of:=11+(2.25*[.B52]^1.15)" office:value-type="float" office:value="213.300996994512">
            <text:p>213,3009969945</text:p>
          </table:table-cell>
          <table:table-cell table:formula="of:=2.5+(0.9*[.B52]^1.15)" office:value-type="float" office:value="83.4203987978046">
            <text:p>83,4203987978</text:p>
          </table:table-cell>
          <table:table-cell table:formula="of:=5.6+(0.75*[.B52]^1.3)" office:value-type="float" office:value="126.861313733255">
            <text:p>126,8613137333</text:p>
          </table:table-cell>
          <table:table-cell table:formula="of:=5+(0.85*[.B52]^0.955)" office:value-type="float" office:value="40.6398017738471">
            <text:p>40,6398017738</text:p>
          </table:table-cell>
          <table:table-cell table:formula="of:=8+(3.2*[.B52]^0.89)" office:value-type="float" office:value="112.047891114859">
            <text:p>112,0478911149</text:p>
          </table:table-cell>
          <table:table-cell table:formula="of:=SUM([.E52:.J52])" office:value-type="float" office:value="723.615208340022">
            <text:p>723,61520834</text:p>
          </table:table-cell>
        </table:table-row>
        <table:table-row table:style-name="ro1">
          <table:table-cell/>
          <table:table-cell table:formula="of:=[.B52]+1" office:value-type="float" office:value="51">
            <text:p>51</text:p>
          </table:table-cell>
          <table:table-cell table:formula="of:=330+(45*[.B53]^1.1)" office:value-type="float" office:value="3730.47594886334">
            <text:p>3730,4759488633</text:p>
          </table:table-cell>
          <table:table-cell table:formula="of:=0" office:value-type="float" office:value="0">
            <text:p>0</text:p>
          </table:table-cell>
          <table:table-cell table:formula="of:=7.5+(2.3*[.B53]^1.05)" office:value-type="float" office:value="150.283006010585">
            <text:p>150,2830060106</text:p>
          </table:table-cell>
          <table:table-cell table:formula="of:=11+(2.25*[.B53]^1.15)" office:value-type="float" office:value="217.960860121655">
            <text:p>217,9608601217</text:p>
          </table:table-cell>
          <table:table-cell table:formula="of:=2.5+(0.9*[.B53]^1.15)" office:value-type="float" office:value="85.284344048662">
            <text:p>85,2843440487</text:p>
          </table:table-cell>
          <table:table-cell table:formula="of:=5.6+(0.75*[.B53]^1.3)" office:value-type="float" office:value="130.023522504852">
            <text:p>130,0235225049</text:p>
          </table:table-cell>
          <table:table-cell table:formula="of:=5+(0.85*[.B53]^0.955)" office:value-type="float" office:value="41.3202177761307">
            <text:p>41,3202177761</text:p>
          </table:table-cell>
          <table:table-cell table:formula="of:=8+(3.2*[.B53]^0.89)" office:value-type="float" office:value="113.897921237605">
            <text:p>113,8979212376</text:p>
          </table:table-cell>
          <table:table-cell table:formula="of:=SUM([.E53:.J53])" office:value-type="float" office:value="738.76987169949">
            <text:p>738,7698716995</text:p>
          </table:table-cell>
        </table:table-row>
        <table:table-row table:style-name="ro1">
          <table:table-cell/>
          <table:table-cell table:formula="of:=[.B53]+1" office:value-type="float" office:value="52">
            <text:p>52</text:p>
          </table:table-cell>
          <table:table-cell table:formula="of:=330+(45*[.B54]^1.1)" office:value-type="float" office:value="3803.89103417126">
            <text:p>3803,8910341713</text:p>
          </table:table-cell>
          <table:table-cell table:formula="of:=0" office:value-type="float" office:value="0">
            <text:p>0</text:p>
          </table:table-cell>
          <table:table-cell table:formula="of:=7.5+(2.3*[.B54]^1.05)" office:value-type="float" office:value="153.224088276428">
            <text:p>153,2240882764</text:p>
          </table:table-cell>
          <table:table-cell table:formula="of:=11+(2.25*[.B54]^1.15)" office:value-type="float" office:value="222.634449718338">
            <text:p>222,6344497183</text:p>
          </table:table-cell>
          <table:table-cell table:formula="of:=2.5+(0.9*[.B54]^1.15)" office:value-type="float" office:value="87.1537798873353">
            <text:p>87,1537798873</text:p>
          </table:table-cell>
          <table:table-cell table:formula="of:=5.6+(0.75*[.B54]^1.3)" office:value-type="float" office:value="133.204388340695">
            <text:p>133,2043883407</text:p>
          </table:table-cell>
          <table:table-cell table:formula="of:=5+(0.85*[.B54]^0.955)" office:value-type="float" office:value="42.0000336368361">
            <text:p>42,0000336368</text:p>
          </table:table-cell>
          <table:table-cell table:formula="of:=8+(3.2*[.B54]^0.89)" office:value-type="float" office:value="115.743965130221">
            <text:p>115,7439651302</text:p>
          </table:table-cell>
          <table:table-cell table:formula="of:=SUM([.E54:.J54])" office:value-type="float" office:value="753.960704989854">
            <text:p>753,9607049899</text:p>
          </table:table-cell>
        </table:table-row>
        <table:table-row table:style-name="ro1">
          <table:table-cell/>
          <table:table-cell table:formula="of:=[.B54]+1" office:value-type="float" office:value="53">
            <text:p>53</text:p>
          </table:table-cell>
          <table:table-cell table:formula="of:=330+(45*[.B55]^1.1)" office:value-type="float" office:value="3877.44744645944">
            <text:p>3877,4474464594</text:p>
          </table:table-cell>
          <table:table-cell table:formula="of:=0" office:value-type="float" office:value="0">
            <text:p>0</text:p>
          </table:table-cell>
          <table:table-cell table:formula="of:=7.5+(2.3*[.B55]^1.05)" office:value-type="float" office:value="156.168000036161">
            <text:p>156,1680000362</text:p>
          </table:table-cell>
          <table:table-cell table:formula="of:=11+(2.25*[.B55]^1.15)" office:value-type="float" office:value="227.321541057633">
            <text:p>227,3215410576</text:p>
          </table:table-cell>
          <table:table-cell table:formula="of:=2.5+(0.9*[.B55]^1.15)" office:value-type="float" office:value="89.0286164230531">
            <text:p>89,0286164231</text:p>
          </table:table-cell>
          <table:table-cell table:formula="of:=5.6+(0.75*[.B55]^1.3)" office:value-type="float" office:value="136.403659330675">
            <text:p>136,4036593307</text:p>
          </table:table-cell>
          <table:table-cell table:formula="of:=5+(0.85*[.B55]^0.955)" office:value-type="float" office:value="42.6792614127841">
            <text:p>42,6792614128</text:p>
          </table:table-cell>
          <table:table-cell table:formula="of:=8+(3.2*[.B55]^0.89)" office:value-type="float" office:value="117.586107804023">
            <text:p>117,586107804</text:p>
          </table:table-cell>
          <table:table-cell table:formula="of:=SUM([.E55:.J55])" office:value-type="float" office:value="769.187186064329">
            <text:p>769,1871860643</text:p>
          </table:table-cell>
        </table:table-row>
        <table:table-row table:style-name="ro1">
          <table:table-cell/>
          <table:table-cell table:formula="of:=[.B55]+1" office:value-type="float" office:value="54">
            <text:p>54</text:p>
          </table:table-cell>
          <table:table-cell table:formula="of:=330+(45*[.B56]^1.1)" office:value-type="float" office:value="3951.14278328214">
            <text:p>3951,1427832822</text:p>
          </table:table-cell>
          <table:table-cell table:formula="of:=0" office:value-type="float" office:value="0">
            <text:p>0</text:p>
          </table:table-cell>
          <table:table-cell table:formula="of:=7.5+(2.3*[.B56]^1.05)" office:value-type="float" office:value="159.114690542424">
            <text:p>159,1146905424</text:p>
          </table:table-cell>
          <table:table-cell table:formula="of:=11+(2.25*[.B56]^1.15)" office:value-type="float" office:value="232.021917269426">
            <text:p>232,0219172694</text:p>
          </table:table-cell>
          <table:table-cell table:formula="of:=2.5+(0.9*[.B56]^1.15)" office:value-type="float" office:value="90.9087669077705">
            <text:p>90,9087669078</text:p>
          </table:table-cell>
          <table:table-cell table:formula="of:=5.6+(0.75*[.B56]^1.3)" office:value-type="float" office:value="139.621091669282">
            <text:p>139,6210916693</text:p>
          </table:table-cell>
          <table:table-cell table:formula="of:=5+(0.85*[.B56]^0.955)" office:value-type="float" office:value="43.3579126956981">
            <text:p>43,3579126957</text:p>
          </table:table-cell>
          <table:table-cell table:formula="of:=8+(3.2*[.B56]^0.89)" office:value-type="float" office:value="119.424430888824">
            <text:p>119,4244308888</text:p>
          </table:table-cell>
          <table:table-cell table:formula="of:=SUM([.E56:.J56])" office:value-type="float" office:value="784.448809973425">
            <text:p>784,4488099734</text:p>
          </table:table-cell>
        </table:table-row>
        <table:table-row table:style-name="ro1">
          <table:table-cell/>
          <table:table-cell table:formula="of:=[.B56]+1" office:value-type="float" office:value="55">
            <text:p>55</text:p>
          </table:table-cell>
          <table:table-cell table:formula="of:=330+(45*[.B57]^1.1)" office:value-type="float" office:value="4024.97472681754">
            <text:p>4024,9747268175</text:p>
          </table:table-cell>
          <table:table-cell table:formula="of:=0" office:value-type="float" office:value="0">
            <text:p>0</text:p>
          </table:table-cell>
          <table:table-cell table:formula="of:=7.5+(2.3*[.B57]^1.05)" office:value-type="float" office:value="162.064110881577">
            <text:p>162,0641108816</text:p>
          </table:table-cell>
          <table:table-cell table:formula="of:=11+(2.25*[.B57]^1.15)" office:value-type="float" office:value="236.735368925079">
            <text:p>236,7353689251</text:p>
          </table:table-cell>
          <table:table-cell table:formula="of:=2.5+(0.9*[.B57]^1.15)" office:value-type="float" office:value="92.7941475700317">
            <text:p>92,79414757</text:p>
          </table:table-cell>
          <table:table-cell table:formula="of:=5.6+(0.75*[.B57]^1.3)" office:value-type="float" office:value="142.856449249136">
            <text:p>142,8564492491</text:p>
          </table:table-cell>
          <table:table-cell table:formula="of:=5+(0.85*[.B57]^0.955)" office:value-type="float" office:value="44.0359986384251">
            <text:p>44,0359986384</text:p>
          </table:table-cell>
          <table:table-cell table:formula="of:=8+(3.2*[.B57]^0.89)" office:value-type="float" office:value="121.259012827528">
            <text:p>121,2590128275</text:p>
          </table:table-cell>
          <table:table-cell table:formula="of:=SUM([.E57:.J57])" office:value-type="float" office:value="799.745088091778">
            <text:p>799,7450880918</text:p>
          </table:table-cell>
        </table:table-row>
        <table:table-row table:style-name="ro1">
          <table:table-cell/>
          <table:table-cell table:formula="of:=[.B57]+1" office:value-type="float" office:value="56">
            <text:p>56</text:p>
          </table:table-cell>
          <table:table-cell table:formula="of:=330+(45*[.B58]^1.1)" office:value-type="float" office:value="4098.94103940054">
            <text:p>4098,9410394005</text:p>
          </table:table-cell>
          <table:table-cell table:formula="of:=0" office:value-type="float" office:value="0">
            <text:p>0</text:p>
          </table:table-cell>
          <table:table-cell table:formula="of:=7.5+(2.3*[.B58]^1.05)" office:value-type="float" office:value="165.016213875272">
            <text:p>165,0162138753</text:p>
          </table:table-cell>
          <table:table-cell table:formula="of:=11+(2.25*[.B58]^1.15)" office:value-type="float" office:value="241.461693651205">
            <text:p>241,4616936512</text:p>
          </table:table-cell>
          <table:table-cell table:formula="of:=2.5+(0.9*[.B58]^1.15)" office:value-type="float" office:value="94.684677460482">
            <text:p>94,6846774605</text:p>
          </table:table-cell>
          <table:table-cell table:formula="of:=5.6+(0.75*[.B58]^1.3)" office:value-type="float" office:value="146.109503281963">
            <text:p>146,109503282</text:p>
          </table:table-cell>
          <table:table-cell table:formula="of:=5+(0.85*[.B58]^0.955)" office:value-type="float" office:value="44.7135299792297">
            <text:p>44,7135299792</text:p>
          </table:table-cell>
          <table:table-cell table:formula="of:=8+(3.2*[.B58]^0.89)" office:value-type="float" office:value="123.089929056194">
            <text:p>123,0899290562</text:p>
          </table:table-cell>
          <table:table-cell table:formula="of:=SUM([.E58:.J58])" office:value-type="float" office:value="815.075547304345">
            <text:p>815,0755473043</text:p>
          </table:table-cell>
        </table:table-row>
        <table:table-row table:style-name="ro1">
          <table:table-cell/>
          <table:table-cell table:formula="of:=[.B58]+1" office:value-type="float" office:value="57">
            <text:p>57</text:p>
          </table:table-cell>
          <table:table-cell table:formula="of:=330+(45*[.B59]^1.1)" office:value-type="float" office:value="4173.03955936725">
            <text:p>4173,0395593673</text:p>
          </table:table-cell>
          <table:table-cell table:formula="of:=0" office:value-type="float" office:value="0">
            <text:p>0</text:p>
          </table:table-cell>
          <table:table-cell table:formula="of:=7.5+(2.3*[.B59]^1.05)" office:value-type="float" office:value="167.97095398898">
            <text:p>167,970953989</text:p>
          </table:table-cell>
          <table:table-cell table:formula="of:=11+(2.25*[.B59]^1.15)" office:value-type="float" office:value="246.200695770043">
            <text:p>246,20069577</text:p>
          </table:table-cell>
          <table:table-cell table:formula="of:=2.5+(0.9*[.B59]^1.15)" office:value-type="float" office:value="96.5802783080172">
            <text:p>96,580278308</text:p>
          </table:table-cell>
          <table:table-cell table:formula="of:=5.6+(0.75*[.B59]^1.3)" office:value-type="float" office:value="149.380031944671">
            <text:p>149,3800319447</text:p>
          </table:table-cell>
          <table:table-cell table:formula="of:=5+(0.85*[.B59]^0.955)" office:value-type="float" office:value="45.3905170643321">
            <text:p>45,3905170643</text:p>
          </table:table-cell>
          <table:table-cell table:formula="of:=8+(3.2*[.B59]^0.89)" office:value-type="float" office:value="124.917252170895">
            <text:p>124,9172521709</text:p>
          </table:table-cell>
          <table:table-cell table:formula="of:=SUM([.E59:.J59])" office:value-type="float" office:value="830.439729246939">
            <text:p>830,4397292469</text:p>
          </table:table-cell>
        </table:table-row>
        <table:table-row table:style-name="ro1">
          <table:table-cell/>
          <table:table-cell table:formula="of:=[.B59]+1" office:value-type="float" office:value="58">
            <text:p>58</text:p>
          </table:table-cell>
          <table:table-cell table:formula="of:=330+(45*[.B60]^1.1)" office:value-type="float" office:value="4247.26819718396">
            <text:p>4247,268197184</text:p>
          </table:table-cell>
          <table:table-cell table:formula="of:=0" office:value-type="float" office:value="0">
            <text:p>0</text:p>
          </table:table-cell>
          <table:table-cell table:formula="of:=7.5+(2.3*[.B60]^1.05)" office:value-type="float" office:value="170.928287246866">
            <text:p>170,9282872469</text:p>
          </table:table-cell>
          <table:table-cell table:formula="of:=11+(2.25*[.B60]^1.15)" office:value-type="float" office:value="250.952185964165">
            <text:p>250,9521859642</text:p>
          </table:table-cell>
          <table:table-cell table:formula="of:=2.5+(0.9*[.B60]^1.15)" office:value-type="float" office:value="98.4808743856658">
            <text:p>98,4808743857</text:p>
          </table:table-cell>
          <table:table-cell table:formula="of:=5.6+(0.75*[.B60]^1.3)" office:value-type="float" office:value="152.667820048483">
            <text:p>152,6678200485</text:p>
          </table:table-cell>
          <table:table-cell table:formula="of:=5+(0.85*[.B60]^0.955)" office:value-type="float" office:value="46.0669698688481">
            <text:p>46,0669698688</text:p>
          </table:table-cell>
          <table:table-cell table:formula="of:=8+(3.2*[.B60]^0.89)" office:value-type="float" office:value="126.741052082556">
            <text:p>126,7410520826</text:p>
          </table:table-cell>
          <table:table-cell table:formula="of:=SUM([.E60:.J60])" office:value-type="float" office:value="845.837189596583">
            <text:p>845,8371895966</text:p>
          </table:table-cell>
        </table:table-row>
        <table:table-row table:style-name="ro1">
          <table:table-cell/>
          <table:table-cell table:formula="of:=[.B60]+1" office:value-type="float" office:value="59">
            <text:p>59</text:p>
          </table:table-cell>
          <table:table-cell table:formula="of:=330+(45*[.B61]^1.1)" office:value-type="float" office:value="4321.62493183681">
            <text:p>4321,6249318368</text:p>
          </table:table-cell>
          <table:table-cell table:formula="of:=0" office:value-type="float" office:value="0">
            <text:p>0</text:p>
          </table:table-cell>
          <table:table-cell table:formula="of:=7.5+(2.3*[.B61]^1.05)" office:value-type="float" office:value="173.888171152451">
            <text:p>173,8881711525</text:p>
          </table:table-cell>
          <table:table-cell table:formula="of:=11+(2.25*[.B61]^1.15)" office:value-type="float" office:value="255.715980963469">
            <text:p>255,7159809635</text:p>
          </table:table-cell>
          <table:table-cell table:formula="of:=2.5+(0.9*[.B61]^1.15)" office:value-type="float" office:value="100.386392385387">
            <text:p>100,3863923854</text:p>
          </table:table-cell>
          <table:table-cell table:formula="of:=5.6+(0.75*[.B61]^1.3)" office:value-type="float" office:value="155.972658729222">
            <text:p>155,9726587292</text:p>
          </table:table-cell>
          <table:table-cell table:formula="of:=5+(0.85*[.B61]^0.955)" office:value-type="float" office:value="46.7428980162682">
            <text:p>46,7428980163</text:p>
          </table:table-cell>
          <table:table-cell table:formula="of:=8+(3.2*[.B61]^0.89)" office:value-type="float" office:value="128.561396160823">
            <text:p>128,5613961608</text:p>
          </table:table-cell>
          <table:table-cell table:formula="of:=SUM([.E61:.J61])" office:value-type="float" office:value="861.267497407621">
            <text:p>861,2674974076</text:p>
          </table:table-cell>
        </table:table-row>
        <table:table-row table:style-name="ro1">
          <table:table-cell/>
          <table:table-cell table:formula="of:=[.B61]+1" office:value-type="float" office:value="60">
            <text:p>60</text:p>
          </table:table-cell>
          <table:table-cell table:formula="of:=330+(45*[.B62]^1.1)" office:value-type="float" office:value="4396.10780746029">
            <text:p>4396,1078074603</text:p>
          </table:table-cell>
          <table:table-cell table:formula="of:=0" office:value-type="float" office:value="0">
            <text:p>0</text:p>
          </table:table-cell>
          <table:table-cell table:formula="of:=7.5+(2.3*[.B62]^1.05)" office:value-type="float" office:value="176.850564614608">
            <text:p>176,8505646146</text:p>
          </table:table-cell>
          <table:table-cell table:formula="of:=11+(2.25*[.B62]^1.15)" office:value-type="float" office:value="260.491903252633">
            <text:p>260,4919032526</text:p>
          </table:table-cell>
          <table:table-cell table:formula="of:=2.5+(0.9*[.B62]^1.15)" office:value-type="float" office:value="102.296761301053">
            <text:p>102,2967613011</text:p>
          </table:table-cell>
          <table:table-cell table:formula="of:=5.6+(0.75*[.B62]^1.3)" office:value-type="float" office:value="159.294345157089">
            <text:p>159,2943451571</text:p>
          </table:table-cell>
          <table:table-cell table:formula="of:=5+(0.85*[.B62]^0.955)" office:value-type="float" office:value="47.418310796602">
            <text:p>47,4183107966</text:p>
          </table:table-cell>
          <table:table-cell table:formula="of:=8+(3.2*[.B62]^0.89)" office:value-type="float" office:value="130.378349367921">
            <text:p>130,3783493679</text:p>
          </table:table-cell>
          <table:table-cell table:formula="of:=SUM([.E62:.J62])" office:value-type="float" office:value="876.730234489907">
            <text:p>876,7302344899</text:p>
          </table:table-cell>
        </table:table-row>
        <table:table-row table:style-name="ro1">
          <table:table-cell/>
          <table:table-cell table:formula="of:=[.B62]+1" office:value-type="float" office:value="61">
            <text:p>61</text:p>
          </table:table-cell>
          <table:table-cell table:formula="of:=330+(45*[.B63]^1.1)" office:value-type="float" office:value="4470.71493018522">
            <text:p>4470,7149301852</text:p>
          </table:table-cell>
          <table:table-cell table:formula="of:=0" office:value-type="float" office:value="0">
            <text:p>0</text:p>
          </table:table-cell>
          <table:table-cell table:formula="of:=7.5+(2.3*[.B63]^1.05)" office:value-type="float" office:value="179.815427878416">
            <text:p>179,8154278784</text:p>
          </table:table-cell>
          <table:table-cell table:formula="of:=11+(2.25*[.B63]^1.15)" office:value-type="float" office:value="265.279780797367">
            <text:p>265,2797807974</text:p>
          </table:table-cell>
          <table:table-cell table:formula="of:=2.5+(0.9*[.B63]^1.15)" office:value-type="float" office:value="104.211912318947">
            <text:p>104,2119123189</text:p>
          </table:table-cell>
          <table:table-cell table:formula="of:=5.6+(0.75*[.B63]^1.3)" office:value-type="float" office:value="162.632682264376">
            <text:p>162,6326822644</text:p>
          </table:table-cell>
          <table:table-cell table:formula="of:=5+(0.85*[.B63]^0.955)" office:value-type="float" office:value="48.0932171832986">
            <text:p>48,0932171833</text:p>
          </table:table-cell>
          <table:table-cell table:formula="of:=8+(3.2*[.B63]^0.89)" office:value-type="float" office:value="132.191974383345">
            <text:p>132,1919743833</text:p>
          </table:table-cell>
          <table:table-cell table:formula="of:=SUM([.E63:.J63])" office:value-type="float" office:value="892.224994825749">
            <text:p>892,2249948257</text:p>
          </table:table-cell>
        </table:table-row>
        <table:table-row table:style-name="ro1">
          <table:table-cell/>
          <table:table-cell table:formula="of:=[.B63]+1" office:value-type="float" office:value="62">
            <text:p>62</text:p>
          </table:table-cell>
          <table:table-cell table:formula="of:=330+(45*[.B64]^1.1)" office:value-type="float" office:value="4545.44446518835">
            <text:p>4545,4444651884</text:p>
          </table:table-cell>
          <table:table-cell table:formula="of:=0" office:value-type="float" office:value="0">
            <text:p>0</text:p>
          </table:table-cell>
          <table:table-cell table:formula="of:=7.5+(2.3*[.B64]^1.05)" office:value-type="float" office:value="182.782722460504">
            <text:p>182,7827224605</text:p>
          </table:table-cell>
          <table:table-cell table:formula="of:=11+(2.25*[.B64]^1.15)" office:value-type="float" office:value="270.079446787965">
            <text:p>270,079446788</text:p>
          </table:table-cell>
          <table:table-cell table:formula="of:=2.5+(0.9*[.B64]^1.15)" office:value-type="float" office:value="106.131778715186">
            <text:p>106,1317787152</text:p>
          </table:table-cell>
          <table:table-cell table:formula="of:=5.6+(0.75*[.B64]^1.3)" office:value-type="float" office:value="165.987478489744">
            <text:p>165,9874784897</text:p>
          </table:table-cell>
          <table:table-cell table:formula="of:=5+(0.85*[.B64]^0.955)" office:value-type="float" office:value="48.7676258490464">
            <text:p>48,767625849</text:p>
          </table:table-cell>
          <table:table-cell table:formula="of:=8+(3.2*[.B64]^0.89)" office:value-type="float" office:value="134.002331720161">
            <text:p>134,0023317202</text:p>
          </table:table-cell>
          <table:table-cell table:formula="of:=SUM([.E64:.J64])" office:value-type="float" office:value="907.751384022607">
            <text:p>907,7513840226</text:p>
          </table:table-cell>
        </table:table-row>
        <table:table-row table:style-name="ro1">
          <table:table-cell/>
          <table:table-cell table:formula="of:=[.B64]+1" office:value-type="float" office:value="63">
            <text:p>63</text:p>
          </table:table-cell>
          <table:table-cell table:formula="of:=330+(45*[.B65]^1.1)" office:value-type="float" office:value="4620.29463392782">
            <text:p>4620,2946339278</text:p>
          </table:table-cell>
          <table:table-cell table:formula="of:=0" office:value-type="float" office:value="0">
            <text:p>0</text:p>
          </table:table-cell>
          <table:table-cell table:formula="of:=7.5+(2.3*[.B65]^1.05)" office:value-type="float" office:value="185.752411088516">
            <text:p>185,7524110885</text:p>
          </table:table-cell>
          <table:table-cell table:formula="of:=11+(2.25*[.B65]^1.15)" office:value-type="float" office:value="274.890739398812">
            <text:p>274,8907393988</text:p>
          </table:table-cell>
          <table:table-cell table:formula="of:=2.5+(0.9*[.B65]^1.15)" office:value-type="float" office:value="108.056295759525">
            <text:p>108,0562957595</text:p>
          </table:table-cell>
          <table:table-cell table:formula="of:=5.6+(0.75*[.B65]^1.3)" office:value-type="float" office:value="169.358547537805">
            <text:p>169,3585475378</text:p>
          </table:table-cell>
          <table:table-cell table:formula="of:=5+(0.85*[.B65]^0.955)" office:value-type="float" office:value="49.4415451805409">
            <text:p>49,4415451805</text:p>
          </table:table-cell>
          <table:table-cell table:formula="of:=8+(3.2*[.B65]^0.89)" office:value-type="float" office:value="135.809479833597">
            <text:p>135,8094798336</text:p>
          </table:table-cell>
          <table:table-cell table:formula="of:=SUM([.E65:.J65])" office:value-type="float" office:value="923.309018798796">
            <text:p>923,3090187988</text:p>
          </table:table-cell>
        </table:table-row>
        <table:table-row table:style-name="ro1">
          <table:table-cell/>
          <table:table-cell table:formula="of:=[.B65]+1" office:value-type="float" office:value="64">
            <text:p>64</text:p>
          </table:table-cell>
          <table:table-cell table:formula="of:=330+(45*[.B66]^1.1)" office:value-type="float" office:value="4695.26371154995">
            <text:p>4695,26371155</text:p>
          </table:table-cell>
          <table:table-cell table:formula="of:=0" office:value-type="float" office:value="0">
            <text:p>0</text:p>
          </table:table-cell>
          <table:table-cell table:formula="of:=7.5+(2.3*[.B66]^1.05)" office:value-type="float" office:value="188.724457644372">
            <text:p>188,7244576444</text:p>
          </table:table-cell>
          <table:table-cell table:formula="of:=11+(2.25*[.B66]^1.15)" office:value-type="float" office:value="279.7135015626">
            <text:p>279,7135015626</text:p>
          </table:table-cell>
          <table:table-cell table:formula="of:=2.5+(0.9*[.B66]^1.15)" office:value-type="float" office:value="109.98540062504">
            <text:p>109,985400625</text:p>
          </table:table-cell>
          <table:table-cell table:formula="of:=5.6+(0.75*[.B66]^1.3)" office:value-type="float" office:value="172.745708152856">
            <text:p>172,7457081529</text:p>
          </table:table-cell>
          <table:table-cell table:formula="of:=5+(0.85*[.B66]^0.955)" office:value-type="float" office:value="50.1149832923056">
            <text:p>50,1149832923</text:p>
          </table:table-cell>
          <table:table-cell table:formula="of:=8+(3.2*[.B66]^0.89)" office:value-type="float" office:value="137.613475222557">
            <text:p>137,6134752226</text:p>
          </table:table-cell>
          <table:table-cell table:formula="of:=SUM([.E66:.J66])" office:value-type="float" office:value="938.89752649973">
            <text:p>938,8975264997</text:p>
          </table:table-cell>
        </table:table-row>
        <table:table-row table:style-name="ro1">
          <table:table-cell/>
          <table:table-cell table:formula="of:=[.B66]+1" office:value-type="float" office:value="65">
            <text:p>65</text:p>
          </table:table-cell>
          <table:table-cell table:formula="of:=330+(45*[.B67]^1.1)" office:value-type="float" office:value="4770.35002445412">
            <text:p>4770,3500244541</text:p>
          </table:table-cell>
          <table:table-cell table:formula="of:=0" office:value-type="float" office:value="0">
            <text:p>0</text:p>
          </table:table-cell>
          <table:table-cell table:formula="of:=7.5+(2.3*[.B67]^1.05)" office:value-type="float" office:value="191.698827111029">
            <text:p>191,698827111</text:p>
          </table:table-cell>
          <table:table-cell table:formula="of:=11+(2.25*[.B67]^1.15)" office:value-type="float" office:value="284.547580758153">
            <text:p>284,5475807582</text:p>
          </table:table-cell>
          <table:table-cell table:formula="of:=2.5+(0.9*[.B67]^1.15)" office:value-type="float" office:value="111.919032303261">
            <text:p>111,9190323033</text:p>
          </table:table-cell>
          <table:table-cell table:formula="of:=5.6+(0.75*[.B67]^1.3)" office:value-type="float" office:value="176.148783905729">
            <text:p>176,1487839057</text:p>
          </table:table-cell>
          <table:table-cell table:formula="of:=5+(0.85*[.B67]^0.955)" office:value-type="float" office:value="50.787948039639">
            <text:p>50,7879480396</text:p>
          </table:table-cell>
          <table:table-cell table:formula="of:=8+(3.2*[.B67]^0.89)" office:value-type="float" office:value="139.41437252462">
            <text:p>139,4143725246</text:p>
          </table:table-cell>
          <table:table-cell table:formula="of:=SUM([.E67:.J67])" office:value-type="float" office:value="954.516544642432">
            <text:p>954,5165446424</text:p>
          </table:table-cell>
        </table:table-row>
        <table:table-row table:style-name="ro1">
          <table:table-cell/>
          <table:table-cell table:formula="of:=[.B67]+1" office:value-type="float" office:value="66">
            <text:p>66</text:p>
          </table:table-cell>
          <table:table-cell table:formula="of:=330+(45*[.B68]^1.1)" office:value-type="float" office:value="4845.551948004">
            <text:p>4845,551948004</text:p>
          </table:table-cell>
          <table:table-cell table:formula="of:=0" office:value-type="float" office:value="0">
            <text:p>0</text:p>
          </table:table-cell>
          <table:table-cell table:formula="of:=7.5+(2.3*[.B68]^1.05)" office:value-type="float" office:value="194.675485522491">
            <text:p>194,6754855225</text:p>
          </table:table-cell>
          <table:table-cell table:formula="of:=11+(2.25*[.B68]^1.15)" office:value-type="float" office:value="289.39282881083">
            <text:p>289,3928288108</text:p>
          </table:table-cell>
          <table:table-cell table:formula="of:=2.5+(0.9*[.B68]^1.15)" office:value-type="float" office:value="113.857131524332">
            <text:p>113,8571315243</text:p>
          </table:table-cell>
          <table:table-cell table:formula="of:=5.6+(0.75*[.B68]^1.3)" office:value-type="float" office:value="179.567602992808">
            <text:p>179,5676029928</text:p>
          </table:table-cell>
          <table:table-cell table:formula="of:=5+(0.85*[.B68]^0.955)" office:value-type="float" office:value="51.4604470307556">
            <text:p>51,4604470308</text:p>
          </table:table-cell>
          <table:table-cell table:formula="of:=8+(3.2*[.B68]^0.89)" office:value-type="float" office:value="141.212224605038">
            <text:p>141,212224605</text:p>
          </table:table-cell>
          <table:table-cell table:formula="of:=SUM([.E68:.J68])" office:value-type="float" office:value="970.165720486255">
            <text:p>970,1657204863</text:p>
          </table:table-cell>
        </table:table-row>
        <table:table-row table:style-name="ro1">
          <table:table-cell/>
          <table:table-cell table:formula="of:=[.B68]+1" office:value-type="float" office:value="67">
            <text:p>67</text:p>
          </table:table-cell>
          <table:table-cell table:formula="of:=330+(45*[.B69]^1.1)" office:value-type="float" office:value="4920.86790437409">
            <text:p>4920,8679043741</text:p>
          </table:table-cell>
          <table:table-cell table:formula="of:=0" office:value-type="float" office:value="0">
            <text:p>0</text:p>
          </table:table-cell>
          <table:table-cell table:formula="of:=7.5+(2.3*[.B69]^1.05)" office:value-type="float" office:value="197.654399916799">
            <text:p>197,6543999168</text:p>
          </table:table-cell>
          <table:table-cell table:formula="of:=11+(2.25*[.B69]^1.15)" office:value-type="float" office:value="294.24910170459">
            <text:p>294,2491017046</text:p>
          </table:table-cell>
          <table:table-cell table:formula="of:=2.5+(0.9*[.B69]^1.15)" office:value-type="float" office:value="115.799640681836">
            <text:p>115,7996406818</text:p>
          </table:table-cell>
          <table:table-cell table:formula="of:=5.6+(0.75*[.B69]^1.3)" office:value-type="float" office:value="183.001998046341">
            <text:p>183,0019980463</text:p>
          </table:table-cell>
          <table:table-cell table:formula="of:=5+(0.85*[.B69]^0.955)" office:value-type="float" office:value="52.1324876381836">
            <text:p>52,1324876382</text:p>
          </table:table-cell>
          <table:table-cell table:formula="of:=8+(3.2*[.B69]^0.89)" office:value-type="float" office:value="143.007082640189">
            <text:p>143,0070826402</text:p>
          </table:table-cell>
          <table:table-cell table:formula="of:=SUM([.E69:.J69])" office:value-type="float" office:value="985.844710627939">
            <text:p>985,8447106279</text:p>
          </table:table-cell>
        </table:table-row>
        <table:table-row table:style-name="ro1">
          <table:table-cell/>
          <table:table-cell table:formula="of:=[.B69]+1" office:value-type="float" office:value="68">
            <text:p>68</text:p>
          </table:table-cell>
          <table:table-cell table:formula="of:=330+(45*[.B70]^1.1)" office:value-type="float" office:value="4996.29636052176">
            <text:p>4996,2963605218</text:p>
          </table:table-cell>
          <table:table-cell table:formula="of:=0" office:value-type="float" office:value="0">
            <text:p>0</text:p>
          </table:table-cell>
          <table:table-cell table:formula="of:=7.5+(2.3*[.B70]^1.05)" office:value-type="float" office:value="200.635538291802">
            <text:p>200,6355382918</text:p>
          </table:table-cell>
          <table:table-cell table:formula="of:=11+(2.25*[.B70]^1.15)" office:value-type="float" office:value="299.116259404874">
            <text:p>299,1162594049</text:p>
          </table:table-cell>
          <table:table-cell table:formula="of:=2.5+(0.9*[.B70]^1.15)" office:value-type="float" office:value="117.74650376195">
            <text:p>117,746503762</text:p>
          </table:table-cell>
          <table:table-cell table:formula="of:=5.6+(0.75*[.B70]^1.3)" office:value-type="float" office:value="186.451805955243">
            <text:p>186,4518059552</text:p>
          </table:table-cell>
          <table:table-cell table:formula="of:=5+(0.85*[.B70]^0.955)" office:value-type="float" office:value="52.8040770094747">
            <text:p>52,8040770095</text:p>
          </table:table-cell>
          <table:table-cell table:formula="of:=8+(3.2*[.B70]^0.89)" office:value-type="float" office:value="144.798996195921">
            <text:p>144,7989961959</text:p>
          </table:table-cell>
          <table:table-cell table:formula="of:=SUM([.E70:.J70])" office:value-type="float" office:value="1001.55318061927">
            <text:p>1001,5531806193</text:p>
          </table:table-cell>
        </table:table-row>
        <table:table-row table:style-name="ro1">
          <table:table-cell/>
          <table:table-cell table:formula="of:=[.B70]+1" office:value-type="float" office:value="69">
            <text:p>69</text:p>
          </table:table-cell>
          <table:table-cell table:formula="of:=330+(45*[.B71]^1.1)" office:value-type="float" office:value="5071.83582627568">
            <text:p>5071,8358262757</text:p>
          </table:table-cell>
          <table:table-cell table:formula="of:=0" office:value-type="float" office:value="0">
            <text:p>0</text:p>
          </table:table-cell>
          <table:table-cell table:formula="of:=7.5+(2.3*[.B71]^1.05)" office:value-type="float" office:value="203.618869563497">
            <text:p>203,6188695635</text:p>
          </table:table-cell>
          <table:table-cell table:formula="of:=11+(2.25*[.B71]^1.15)" office:value-type="float" office:value="303.994165691518">
            <text:p>303,9941656915</text:p>
          </table:table-cell>
          <table:table-cell table:formula="of:=2.5+(0.9*[.B71]^1.15)" office:value-type="float" office:value="119.697666276607">
            <text:p>119,6976662766</text:p>
          </table:table-cell>
          <table:table-cell table:formula="of:=5.6+(0.75*[.B71]^1.3)" office:value-type="float" office:value="189.916867695693">
            <text:p>189,9168676957</text:p>
          </table:table-cell>
          <table:table-cell table:formula="of:=5+(0.85*[.B71]^0.955)" office:value-type="float" office:value="53.4752220772759">
            <text:p>53,4752220773</text:p>
          </table:table-cell>
          <table:table-cell table:formula="of:=8+(3.2*[.B71]^0.89)" office:value-type="float" office:value="146.588013301163">
            <text:p>146,5880133012</text:p>
          </table:table-cell>
          <table:table-cell table:formula="of:=SUM([.E71:.J71])" office:value-type="float" office:value="1017.29080460575">
            <text:p>1017,2908046058</text:p>
          </table:table-cell>
        </table:table-row>
        <table:table-row table:style-name="ro1">
          <table:table-cell/>
          <table:table-cell table:formula="of:=[.B71]+1" office:value-type="float" office:value="70">
            <text:p>70</text:p>
          </table:table-cell>
          <table:table-cell table:formula="of:=330+(45*[.B72]^1.1)" office:value-type="float" office:value="5147.48485253244">
            <text:p>5147,4848525325</text:p>
          </table:table-cell>
          <table:table-cell table:formula="of:=0" office:value-type="float" office:value="0">
            <text:p>0</text:p>
          </table:table-cell>
          <table:table-cell table:formula="of:=7.5+(2.3*[.B72]^1.05)" office:value-type="float" office:value="206.604363526756">
            <text:p>206,6043635268</text:p>
          </table:table-cell>
          <table:table-cell table:formula="of:=11+(2.25*[.B72]^1.15)" office:value-type="float" office:value="308.882688001013">
            <text:p>308,882688001</text:p>
          </table:table-cell>
          <table:table-cell table:formula="of:=2.5+(0.9*[.B72]^1.15)" office:value-type="float" office:value="121.653075200405">
            <text:p>121,6530752004</text:p>
          </table:table-cell>
          <table:table-cell table:formula="of:=5.6+(0.75*[.B72]^1.3)" office:value-type="float" office:value="193.397028170812">
            <text:p>193,3970281708</text:p>
          </table:table-cell>
          <table:table-cell table:formula="of:=5+(0.85*[.B72]^0.955)" office:value-type="float" office:value="54.1459295688119">
            <text:p>54,1459295688</text:p>
          </table:table-cell>
          <table:table-cell table:formula="of:=8+(3.2*[.B72]^0.89)" office:value-type="float" office:value="148.374180517147">
            <text:p>148,3741805171</text:p>
          </table:table-cell>
          <table:table-cell table:formula="of:=SUM([.E72:.J72])" office:value-type="float" office:value="1033.05726498495">
            <text:p>1033,057264985</text:p>
          </table:table-cell>
        </table:table-row>
        <table:table-row table:style-name="ro1">
          <table:table-cell/>
          <table:table-cell table:formula="of:=[.B72]+1" office:value-type="float" office:value="71">
            <text:p>71</text:p>
          </table:table-cell>
          <table:table-cell table:formula="of:=330+(45*[.B73]^1.1)" office:value-type="float" office:value="5223.2420295537">
            <text:p>5223,2420295537</text:p>
          </table:table-cell>
          <table:table-cell table:formula="of:=0" office:value-type="float" office:value="0">
            <text:p>0</text:p>
          </table:table-cell>
          <table:table-cell table:formula="of:=7.5+(2.3*[.B73]^1.05)" office:value-type="float" office:value="209.591990818267">
            <text:p>209,5919908183</text:p>
          </table:table-cell>
          <table:table-cell table:formula="of:=11+(2.25*[.B73]^1.15)" office:value-type="float" office:value="313.781697277441">
            <text:p>313,7816972774</text:p>
          </table:table-cell>
          <table:table-cell table:formula="of:=2.5+(0.9*[.B73]^1.15)" office:value-type="float" office:value="123.612678910977">
            <text:p>123,612678911</text:p>
          </table:table-cell>
          <table:table-cell table:formula="of:=5.6+(0.75*[.B73]^1.3)" office:value-type="float" office:value="196.892136058859">
            <text:p>196,8921360589</text:p>
          </table:table-cell>
          <table:table-cell table:formula="of:=5+(0.85*[.B73]^0.955)" office:value-type="float" office:value="54.8162060148193">
            <text:p>54,8162060148</text:p>
          </table:table-cell>
          <table:table-cell table:formula="of:=8+(3.2*[.B73]^0.89)" office:value-type="float" office:value="150.157543002577">
            <text:p>150,1575430026</text:p>
          </table:table-cell>
          <table:table-cell table:formula="of:=SUM([.E73:.J73])" office:value-type="float" office:value="1048.85225208294">
            <text:p>1048,8522520829</text:p>
          </table:table-cell>
        </table:table-row>
        <table:table-row table:style-name="ro1">
          <table:table-cell/>
          <table:table-cell table:formula="of:=[.B73]+1" office:value-type="float" office:value="72">
            <text:p>72</text:p>
          </table:table-cell>
          <table:table-cell table:formula="of:=330+(45*[.B74]^1.1)" office:value-type="float" office:value="5299.10598535693">
            <text:p>5299,1059853569</text:p>
          </table:table-cell>
          <table:table-cell table:formula="of:=0" office:value-type="float" office:value="0">
            <text:p>0</text:p>
          </table:table-cell>
          <table:table-cell table:formula="of:=7.5+(2.3*[.B74]^1.05)" office:value-type="float" office:value="212.581722881541">
            <text:p>212,5817228815</text:p>
          </table:table-cell>
          <table:table-cell table:formula="of:=11+(2.25*[.B74]^1.15)" office:value-type="float" office:value="318.691067831514">
            <text:p>318,6910678315</text:p>
          </table:table-cell>
          <table:table-cell table:formula="of:=2.5+(0.9*[.B74]^1.15)" office:value-type="float" office:value="125.576427132606">
            <text:p>125,5764271326</text:p>
          </table:table-cell>
          <table:table-cell table:formula="of:=5.6+(0.75*[.B74]^1.3)" office:value-type="float" office:value="200.402043669336">
            <text:p>200,4020436693</text:p>
          </table:table-cell>
          <table:table-cell table:formula="of:=5+(0.85*[.B74]^0.955)" office:value-type="float" office:value="55.4860577579721">
            <text:p>55,486057758</text:p>
          </table:table-cell>
          <table:table-cell table:formula="of:=8+(3.2*[.B74]^0.89)" office:value-type="float" office:value="151.938144575024">
            <text:p>151,938144575</text:p>
          </table:table-cell>
          <table:table-cell table:formula="of:=SUM([.E74:.J74])" office:value-type="float" office:value="1064.67546384799">
            <text:p>1064,675463848</text:p>
          </table:table-cell>
        </table:table-row>
        <table:table-row table:style-name="ro1">
          <table:table-cell/>
          <table:table-cell table:formula="of:=[.B74]+1" office:value-type="float" office:value="73">
            <text:p>73</text:p>
          </table:table-cell>
          <table:table-cell table:formula="of:=330+(45*[.B75]^1.1)" office:value-type="float" office:value="5375.07538419347">
            <text:p>5375,0753841935</text:p>
          </table:table-cell>
          <table:table-cell table:formula="of:=0" office:value-type="float" office:value="0">
            <text:p>0</text:p>
          </table:table-cell>
          <table:table-cell table:formula="of:=7.5+(2.3*[.B75]^1.05)" office:value-type="float" office:value="215.573531933838">
            <text:p>215,5735319338</text:p>
          </table:table-cell>
          <table:table-cell table:formula="of:=11+(2.25*[.B75]^1.15)" office:value-type="float" office:value="323.610677207147">
            <text:p>323,6106772071</text:p>
          </table:table-cell>
          <table:table-cell table:formula="of:=2.5+(0.9*[.B75]^1.15)" office:value-type="float" office:value="127.544270882859">
            <text:p>127,5442708829</text:p>
          </table:table-cell>
          <table:table-cell table:formula="of:=5.6+(0.75*[.B75]^1.3)" office:value-type="float" office:value="203.926606806517">
            <text:p>203,9266068065</text:p>
          </table:table-cell>
          <table:table-cell table:formula="of:=5+(0.85*[.B75]^0.955)" office:value-type="float" office:value="56.1554909608334">
            <text:p>56,1554909608</text:p>
          </table:table-cell>
          <table:table-cell table:formula="of:=8+(3.2*[.B75]^0.89)" office:value-type="float" office:value="153.716027768819">
            <text:p>153,7160277688</text:p>
          </table:table-cell>
          <table:table-cell table:formula="of:=SUM([.E75:.J75])" office:value-type="float" office:value="1080.52660556001">
            <text:p>1080,52660556</text:p>
          </table:table-cell>
        </table:table-row>
        <table:table-row table:style-name="ro1">
          <table:table-cell/>
          <table:table-cell table:formula="of:=[.B75]+1" office:value-type="float" office:value="74">
            <text:p>74</text:p>
          </table:table-cell>
          <table:table-cell table:formula="of:=330+(45*[.B76]^1.1)" office:value-type="float" office:value="5451.14892510792">
            <text:p>5451,1489251079</text:p>
          </table:table-cell>
          <table:table-cell table:formula="of:=0" office:value-type="float" office:value="0">
            <text:p>0</text:p>
          </table:table-cell>
          <table:table-cell table:formula="of:=7.5+(2.3*[.B76]^1.05)" office:value-type="float" office:value="218.567390934888">
            <text:p>218,5673909349</text:p>
          </table:table-cell>
          <table:table-cell table:formula="of:=11+(2.25*[.B76]^1.15)" office:value-type="float" office:value="328.540406055093">
            <text:p>328,5404060551</text:p>
          </table:table-cell>
          <table:table-cell table:formula="of:=2.5+(0.9*[.B76]^1.15)" office:value-type="float" office:value="129.516162422037">
            <text:p>129,516162422</text:p>
          </table:table-cell>
          <table:table-cell table:formula="of:=5.6+(0.75*[.B76]^1.3)" office:value-type="float" office:value="207.465684639907">
            <text:p>207,4656846399</text:p>
          </table:table-cell>
          <table:table-cell table:formula="of:=5+(0.85*[.B76]^0.955)" office:value-type="float" office:value="56.8245116133669">
            <text:p>56,8245116134</text:p>
          </table:table-cell>
          <table:table-cell table:formula="of:=8+(3.2*[.B76]^0.89)" office:value-type="float" office:value="155.491233889685">
            <text:p>155,4912338897</text:p>
          </table:table-cell>
          <table:table-cell table:formula="of:=SUM([.E76:.J76])" office:value-type="float" office:value="1096.40538955498">
            <text:p>1096,405389555</text:p>
          </table:table-cell>
        </table:table-row>
        <table:table-row table:style-name="ro1">
          <table:table-cell/>
          <table:table-cell table:formula="of:=[.B76]+1" office:value-type="float" office:value="75">
            <text:p>75</text:p>
          </table:table-cell>
          <table:table-cell table:formula="of:=330+(45*[.B77]^1.1)" office:value-type="float" office:value="5527.32534057351">
            <text:p>5527,3253405735</text:p>
          </table:table-cell>
          <table:table-cell table:formula="of:=0" office:value-type="float" office:value="0">
            <text:p>0</text:p>
          </table:table-cell>
          <table:table-cell table:formula="of:=7.5+(2.3*[.B77]^1.05)" office:value-type="float" office:value="221.563273557274">
            <text:p>221,5632735573</text:p>
          </table:table-cell>
          <table:table-cell table:formula="of:=11+(2.25*[.B77]^1.15)" office:value-type="float" office:value="333.480138013141">
            <text:p>333,4801380131</text:p>
          </table:table-cell>
          <table:table-cell table:formula="of:=2.5+(0.9*[.B77]^1.15)" office:value-type="float" office:value="131.492055205257">
            <text:p>131,4920552053</text:p>
          </table:table-cell>
          <table:table-cell table:formula="of:=5.6+(0.75*[.B77]^1.3)" office:value-type="float" office:value="211.019139581185">
            <text:p>211,0191395812</text:p>
          </table:table-cell>
          <table:table-cell table:formula="of:=5+(0.85*[.B77]^0.955)" office:value-type="float" office:value="57.4931255400381">
            <text:p>57,49312554</text:p>
          </table:table-cell>
          <table:table-cell table:formula="of:=8+(3.2*[.B77]^0.89)" office:value-type="float" office:value="157.263803066342">
            <text:p>157,2638030663</text:p>
          </table:table-cell>
          <table:table-cell table:formula="of:=SUM([.E77:.J77])" office:value-type="float" office:value="1112.31153496324">
            <text:p>1112,3115349632</text:p>
          </table:table-cell>
        </table:table-row>
        <table:table-row table:style-name="ro1">
          <table:table-cell/>
          <table:table-cell table:formula="of:=[.B77]+1" office:value-type="float" office:value="76">
            <text:p>76</text:p>
          </table:table-cell>
          <table:table-cell table:formula="of:=330+(45*[.B78]^1.1)" office:value-type="float" office:value="5603.60339519849">
            <text:p>5603,6033951985</text:p>
          </table:table-cell>
          <table:table-cell table:formula="of:=0" office:value-type="float" office:value="0">
            <text:p>0</text:p>
          </table:table-cell>
          <table:table-cell table:formula="of:=7.5+(2.3*[.B78]^1.05)" office:value-type="float" office:value="224.561154158382">
            <text:p>224,5611541584</text:p>
          </table:table-cell>
          <table:table-cell table:formula="of:=11+(2.25*[.B78]^1.15)" office:value-type="float" office:value="338.42975959249">
            <text:p>338,4297595925</text:p>
          </table:table-cell>
          <table:table-cell table:formula="of:=2.5+(0.9*[.B78]^1.15)" office:value-type="float" office:value="133.471903836996">
            <text:p>133,471903837</text:p>
          </table:table-cell>
          <table:table-cell table:formula="of:=5.6+(0.75*[.B78]^1.3)" office:value-type="float" office:value="214.586837167244">
            <text:p>214,5868371672</text:p>
          </table:table-cell>
          <table:table-cell table:formula="of:=5+(0.85*[.B78]^0.955)" office:value-type="float" office:value="58.1613384065324">
            <text:p>58,1613384065</text:p>
          </table:table-cell>
          <table:table-cell table:formula="of:=8+(3.2*[.B78]^0.89)" office:value-type="float" office:value="159.033774299284">
            <text:p>159,0337742993</text:p>
          </table:table-cell>
          <table:table-cell table:formula="of:=SUM([.E78:.J78])" office:value-type="float" office:value="1128.24476746093">
            <text:p>1128,2447674609</text:p>
          </table:table-cell>
        </table:table-row>
        <table:table-row table:style-name="ro1">
          <table:table-cell/>
          <table:table-cell table:formula="of:=[.B78]+1" office:value-type="float" office:value="77">
            <text:p>77</text:p>
          </table:table-cell>
          <table:table-cell table:formula="of:=330+(45*[.B79]^1.1)" office:value-type="float" office:value="5679.98188449903">
            <text:p>5679,981884499</text:p>
          </table:table-cell>
          <table:table-cell table:formula="of:=0" office:value-type="float" office:value="0">
            <text:p>0</text:p>
          </table:table-cell>
          <table:table-cell table:formula="of:=7.5+(2.3*[.B79]^1.05)" office:value-type="float" office:value="227.561007753809">
            <text:p>227,5610077538</text:p>
          </table:table-cell>
          <table:table-cell table:formula="of:=11+(2.25*[.B79]^1.15)" office:value-type="float" office:value="343.38916006987">
            <text:p>343,3891600699</text:p>
          </table:table-cell>
          <table:table-cell table:formula="of:=2.5+(0.9*[.B79]^1.15)" office:value-type="float" office:value="135.455664027948">
            <text:p>135,4556640279</text:p>
          </table:table-cell>
          <table:table-cell table:formula="of:=5.6+(0.75*[.B79]^1.3)" office:value-type="float" office:value="218.168645948925">
            <text:p>218,1686459489</text:p>
          </table:table-cell>
          <table:table-cell table:formula="of:=5+(0.85*[.B79]^0.955)" office:value-type="float" office:value="58.8291557261149">
            <text:p>58,8291557261</text:p>
          </table:table-cell>
          <table:table-cell table:formula="of:=8+(3.2*[.B79]^0.89)" office:value-type="float" office:value="160.801185506919">
            <text:p>160,8011855069</text:p>
          </table:table-cell>
          <table:table-cell table:formula="of:=SUM([.E79:.J79])" office:value-type="float" office:value="1144.20481903359">
            <text:p>1144,2048190336</text:p>
          </table:table-cell>
        </table:table-row>
        <table:table-row table:style-name="ro1">
          <table:table-cell/>
          <table:table-cell table:formula="of:=[.B79]+1" office:value-type="float" office:value="78">
            <text:p>78</text:p>
          </table:table-cell>
          <table:table-cell table:formula="of:=330+(45*[.B80]^1.1)" office:value-type="float" office:value="5756.4596337342">
            <text:p>5756,4596337342</text:p>
          </table:table-cell>
          <table:table-cell table:formula="of:=0" office:value-type="float" office:value="0">
            <text:p>0</text:p>
          </table:table-cell>
          <table:table-cell table:formula="of:=7.5+(2.3*[.B80]^1.05)" office:value-type="float" office:value="230.562809992134">
            <text:p>230,5628099921</text:p>
          </table:table-cell>
          <table:table-cell table:formula="of:=11+(2.25*[.B80]^1.15)" office:value-type="float" office:value="348.358231385071">
            <text:p>348,3582313851</text:p>
          </table:table-cell>
          <table:table-cell table:formula="of:=2.5+(0.9*[.B80]^1.15)" office:value-type="float" office:value="137.443292554028">
            <text:p>137,443292554</text:p>
          </table:table-cell>
          <table:table-cell table:formula="of:=5.6+(0.75*[.B80]^1.3)" office:value-type="float" office:value="221.764437385115">
            <text:p>221,7644373851</text:p>
          </table:table-cell>
          <table:table-cell table:formula="of:=5+(0.85*[.B80]^0.955)" office:value-type="float" office:value="59.4965828656576">
            <text:p>59,4965828657</text:p>
          </table:table-cell>
          <table:table-cell table:formula="of:=8+(3.2*[.B80]^0.89)" office:value-type="float" office:value="162.566073569246">
            <text:p>162,5660735692</text:p>
          </table:table-cell>
          <table:table-cell table:formula="of:=SUM([.E80:.J80])" office:value-type="float" office:value="1160.19142775125">
            <text:p>1160,1914277513</text:p>
          </table:table-cell>
        </table:table-row>
        <table:table-row table:style-name="ro1">
          <table:table-cell/>
          <table:table-cell table:formula="of:=[.B80]+1" office:value-type="float" office:value="79">
            <text:p>79</text:p>
          </table:table-cell>
          <table:table-cell table:formula="of:=330+(45*[.B81]^1.1)" office:value-type="float" office:value="5833.03549679932">
            <text:p>5833,0354967993</text:p>
          </table:table-cell>
          <table:table-cell table:formula="of:=0" office:value-type="float" office:value="0">
            <text:p>0</text:p>
          </table:table-cell>
          <table:table-cell table:formula="of:=7.5+(2.3*[.B81]^1.05)" office:value-type="float" office:value="233.566537130967">
            <text:p>233,566537131</text:p>
          </table:table-cell>
          <table:table-cell table:formula="of:=11+(2.25*[.B81]^1.15)" office:value-type="float" office:value="353.336868043537">
            <text:p>353,3368680435</text:p>
          </table:table-cell>
          <table:table-cell table:formula="of:=2.5+(0.9*[.B81]^1.15)" office:value-type="float" office:value="139.434747217415">
            <text:p>139,4347472174</text:p>
          </table:table-cell>
          <table:table-cell table:formula="of:=5.6+(0.75*[.B81]^1.3)" office:value-type="float" office:value="225.374085741881">
            <text:p>225,3740857419</text:p>
          </table:table-cell>
          <table:table-cell table:formula="of:=5+(0.85*[.B81]^0.955)" office:value-type="float" office:value="60.1636250513533">
            <text:p>60,1636250514</text:p>
          </table:table-cell>
          <table:table-cell table:formula="of:=8+(3.2*[.B81]^0.89)" office:value-type="float" office:value="164.328474369233">
            <text:p>164,3284743692</text:p>
          </table:table-cell>
          <table:table-cell table:formula="of:=SUM([.E81:.J81])" office:value-type="float" office:value="1176.20433755438">
            <text:p>1176,2043375544</text:p>
          </table:table-cell>
        </table:table-row>
        <table:table-row table:style-name="ro1">
          <table:table-cell/>
          <table:table-cell table:formula="of:=[.B81]+1" office:value-type="float" office:value="80">
            <text:p>80</text:p>
          </table:table-cell>
          <table:table-cell table:formula="of:=330+(45*[.B82]^1.1)" office:value-type="float" office:value="5909.70835517402">
            <text:p>5909,708355174</text:p>
          </table:table-cell>
          <table:table-cell table:formula="of:=0" office:value-type="float" office:value="0">
            <text:p>0</text:p>
          </table:table-cell>
          <table:table-cell table:formula="of:=7.5+(2.3*[.B82]^1.05)" office:value-type="float" office:value="236.572166014198">
            <text:p>236,5721660142</text:p>
          </table:table-cell>
          <table:table-cell table:formula="of:=11+(2.25*[.B82]^1.15)" office:value-type="float" office:value="358.324967023704">
            <text:p>358,3249670237</text:p>
          </table:table-cell>
          <table:table-cell table:formula="of:=2.5+(0.9*[.B82]^1.15)" office:value-type="float" office:value="141.429986809482">
            <text:p>141,4299868095</text:p>
          </table:table-cell>
          <table:table-cell table:formula="of:=5.6+(0.75*[.B82]^1.3)" office:value-type="float" office:value="228.997467996328">
            <text:p>228,9974679963</text:p>
          </table:table-cell>
          <table:table-cell table:formula="of:=5+(0.85*[.B82]^0.955)" office:value-type="float" office:value="60.8302873741364">
            <text:p>60,8302873741</text:p>
          </table:table-cell>
          <table:table-cell table:formula="of:=8+(3.2*[.B82]^0.89)" office:value-type="float" office:value="166.088422832047">
            <text:p>166,088422832</text:p>
          </table:table-cell>
          <table:table-cell table:formula="of:=SUM([.E82:.J82])" office:value-type="float" office:value="1192.2432980499">
            <text:p>1192,2432980499</text:p>
          </table:table-cell>
        </table:table-row>
        <table:table-row table:style-name="ro1">
          <table:table-cell/>
          <table:table-cell table:formula="of:=[.B82]+1" office:value-type="float" office:value="81">
            <text:p>81</text:p>
          </table:table-cell>
          <table:table-cell table:formula="of:=330+(45*[.B83]^1.1)" office:value-type="float" office:value="5986.47711692149">
            <text:p>5986,4771169215</text:p>
          </table:table-cell>
          <table:table-cell table:formula="of:=0" office:value-type="float" office:value="0">
            <text:p>0</text:p>
          </table:table-cell>
          <table:table-cell table:formula="of:=7.5+(2.3*[.B83]^1.05)" office:value-type="float" office:value="239.579674050371">
            <text:p>239,5796740504</text:p>
          </table:table-cell>
          <table:table-cell table:formula="of:=11+(2.25*[.B83]^1.15)" office:value-type="float" office:value="363.322427688814">
            <text:p>363,3224276888</text:p>
          </table:table-cell>
          <table:table-cell table:formula="of:=2.5+(0.9*[.B83]^1.15)" office:value-type="float" office:value="143.428971075525">
            <text:p>143,4289710755</text:p>
          </table:table-cell>
          <table:table-cell table:formula="of:=5.6+(0.75*[.B83]^1.3)" office:value-type="float" office:value="232.634463744928">
            <text:p>232,6344637449</text:p>
          </table:table-cell>
          <table:table-cell table:formula="of:=5+(0.85*[.B83]^0.955)" office:value-type="float" office:value="61.496574794831">
            <text:p>61,4965747948</text:p>
          </table:table-cell>
          <table:table-cell table:formula="of:=8+(3.2*[.B83]^0.89)" office:value-type="float" office:value="167.845952962266">
            <text:p>167,8459529623</text:p>
          </table:table-cell>
          <table:table-cell table:formula="of:=SUM([.E83:.J83])" office:value-type="float" office:value="1208.30806431674">
            <text:p>1208,3080643167</text:p>
          </table:table-cell>
        </table:table-row>
        <table:table-row table:style-name="ro1">
          <table:table-cell/>
          <table:table-cell table:formula="of:=[.B83]+1" office:value-type="float" office:value="82">
            <text:p>82</text:p>
          </table:table-cell>
          <table:table-cell table:formula="of:=330+(45*[.B84]^1.1)" office:value-type="float" office:value="6063.34071573612">
            <text:p>6063,3407157361</text:p>
          </table:table-cell>
          <table:table-cell table:formula="of:=0" office:value-type="float" office:value="0">
            <text:p>0</text:p>
          </table:table-cell>
          <table:table-cell table:formula="of:=7.5+(2.3*[.B84]^1.05)" office:value-type="float" office:value="242.589039192105">
            <text:p>242,5890391921</text:p>
          </table:table-cell>
          <table:table-cell table:formula="of:=11+(2.25*[.B84]^1.15)" office:value-type="float" office:value="368.32915170291">
            <text:p>368,3291517029</text:p>
          </table:table-cell>
          <table:table-cell table:formula="of:=2.5+(0.9*[.B84]^1.15)" office:value-type="float" office:value="145.431660681164">
            <text:p>145,4316606812</text:p>
          </table:table-cell>
          <table:table-cell table:formula="of:=5.6+(0.75*[.B84]^1.3)" office:value-type="float" office:value="236.284955116028">
            <text:p>236,284955116</text:p>
          </table:table-cell>
          <table:table-cell table:formula="of:=5+(0.85*[.B84]^0.955)" office:value-type="float" office:value="62.1624921490406">
            <text:p>62,162492149</text:p>
          </table:table-cell>
          <table:table-cell table:formula="of:=8+(3.2*[.B84]^0.89)" office:value-type="float" office:value="169.601097879203">
            <text:p>169,6010978792</text:p>
          </table:table-cell>
          <table:table-cell table:formula="of:=SUM([.E84:.J84])" office:value-type="float" office:value="1224.39839672045">
            <text:p>1224,3983967205</text:p>
          </table:table-cell>
        </table:table-row>
        <table:table-row table:style-name="ro1">
          <table:table-cell/>
          <table:table-cell table:formula="of:=[.B84]+1" office:value-type="float" office:value="83">
            <text:p>83</text:p>
          </table:table-cell>
          <table:table-cell table:formula="of:=330+(45*[.B85]^1.1)" office:value-type="float" office:value="6140.29811003633">
            <text:p>6140,2981100363</text:p>
          </table:table-cell>
          <table:table-cell table:formula="of:=0" office:value-type="float" office:value="0">
            <text:p>0</text:p>
          </table:table-cell>
          <table:table-cell table:formula="of:=7.5+(2.3*[.B85]^1.05)" office:value-type="float" office:value="245.600239916518">
            <text:p>245,6002399165</text:p>
          </table:table-cell>
          <table:table-cell table:formula="of:=11+(2.25*[.B85]^1.15)" office:value-type="float" office:value="373.345042950796">
            <text:p>373,3450429508</text:p>
          </table:table-cell>
          <table:table-cell table:formula="of:=2.5+(0.9*[.B85]^1.15)" office:value-type="float" office:value="147.438017180318">
            <text:p>147,4380171803</text:p>
          </table:table-cell>
          <table:table-cell table:formula="of:=5.6+(0.75*[.B85]^1.3)" office:value-type="float" office:value="239.948826686327">
            <text:p>239,9488266863</text:p>
          </table:table-cell>
          <table:table-cell table:formula="of:=5+(0.85*[.B85]^0.955)" office:value-type="float" office:value="62.8280441517978">
            <text:p>62,8280441518</text:p>
          </table:table-cell>
          <table:table-cell table:formula="of:=8+(3.2*[.B85]^0.89)" office:value-type="float" office:value="171.353889850462">
            <text:p>171,3538898505</text:p>
          </table:table-cell>
          <table:table-cell table:formula="of:=SUM([.E85:.J85])" office:value-type="float" office:value="1240.51406073622">
            <text:p>1240,5140607362</text:p>
          </table:table-cell>
        </table:table-row>
        <table:table-row table:style-name="ro1">
          <table:table-cell/>
          <table:table-cell table:formula="of:=[.B85]+1" office:value-type="float" office:value="84">
            <text:p>84</text:p>
          </table:table-cell>
          <table:table-cell table:formula="of:=330+(45*[.B86]^1.1)" office:value-type="float" office:value="6217.34828210014">
            <text:p>6217,3482821001</text:p>
          </table:table-cell>
          <table:table-cell table:formula="of:=0" office:value-type="float" office:value="0">
            <text:p>0</text:p>
          </table:table-cell>
          <table:table-cell table:formula="of:=7.5+(2.3*[.B86]^1.05)" office:value-type="float" office:value="248.613255206576">
            <text:p>248,6132552066</text:p>
          </table:table-cell>
          <table:table-cell table:formula="of:=11+(2.25*[.B86]^1.15)" office:value-type="float" office:value="378.370007461699">
            <text:p>378,3700074617</text:p>
          </table:table-cell>
          <table:table-cell table:formula="of:=2.5+(0.9*[.B86]^1.15)" office:value-type="float" office:value="149.44800298468">
            <text:p>149,4480029847</text:p>
          </table:table-cell>
          <table:table-cell table:formula="of:=5.6+(0.75*[.B86]^1.3)" office:value-type="float" office:value="243.625965401074">
            <text:p>243,6259654011</text:p>
          </table:table-cell>
          <table:table-cell table:formula="of:=5+(0.85*[.B86]^0.955)" office:value-type="float" office:value="63.4932354019865">
            <text:p>63,493235402</text:p>
          </table:table-cell>
          <table:table-cell table:formula="of:=8+(3.2*[.B86]^0.89)" office:value-type="float" office:value="173.104360323837">
            <text:p>173,1043603238</text:p>
          </table:table-cell>
          <table:table-cell table:formula="of:=SUM([.E86:.J86])" office:value-type="float" office:value="1256.65482677985">
            <text:p>1256,6548267799</text:p>
          </table:table-cell>
        </table:table-row>
        <table:table-row table:style-name="ro1">
          <table:table-cell/>
          <table:table-cell table:formula="of:=[.B86]+1" office:value-type="float" office:value="85">
            <text:p>85</text:p>
          </table:table-cell>
          <table:table-cell table:formula="of:=330+(45*[.B87]^1.1)" office:value-type="float" office:value="6294.49023724084">
            <text:p>6294,4902372408</text:p>
          </table:table-cell>
          <table:table-cell table:formula="of:=0" office:value-type="float" office:value="0">
            <text:p>0</text:p>
          </table:table-cell>
          <table:table-cell table:formula="of:=7.5+(2.3*[.B87]^1.05)" office:value-type="float" office:value="251.628064533321">
            <text:p>251,6280645333</text:p>
          </table:table-cell>
          <table:table-cell table:formula="of:=11+(2.25*[.B87]^1.15)" office:value-type="float" office:value="383.403953336443">
            <text:p>383,4039533364</text:p>
          </table:table-cell>
          <table:table-cell table:formula="of:=2.5+(0.9*[.B87]^1.15)" office:value-type="float" office:value="151.461581334577">
            <text:p>151,4615813346</text:p>
          </table:table-cell>
          <table:table-cell table:formula="of:=5.6+(0.75*[.B87]^1.3)" office:value-type="float" office:value="247.316260497798">
            <text:p>247,3162604978</text:p>
          </table:table-cell>
          <table:table-cell table:formula="of:=5+(0.85*[.B87]^0.955)" office:value-type="float" office:value="64.1580703865517">
            <text:p>64,1580703866</text:p>
          </table:table-cell>
          <table:table-cell table:formula="of:=8+(3.2*[.B87]^0.89)" office:value-type="float" office:value="174.852539957641">
            <text:p>174,8525399576</text:p>
          </table:table-cell>
          <table:table-cell table:formula="of:=SUM([.E87:.J87])" office:value-type="float" office:value="1272.82047004633">
            <text:p>1272,8204700463</text:p>
          </table:table-cell>
        </table:table-row>
        <table:table-row table:style-name="ro1">
          <table:table-cell/>
          <table:table-cell table:formula="of:=[.B87]+1" office:value-type="float" office:value="86">
            <text:p>86</text:p>
          </table:table-cell>
          <table:table-cell table:formula="of:=330+(45*[.B88]^1.1)" office:value-type="float" office:value="6371.72300302057">
            <text:p>6371,7230030206</text:p>
          </table:table-cell>
          <table:table-cell table:formula="of:=0" office:value-type="float" office:value="0">
            <text:p>0</text:p>
          </table:table-cell>
          <table:table-cell table:formula="of:=7.5+(2.3*[.B88]^1.05)" office:value-type="float" office:value="254.644647838925">
            <text:p>254,6446478389</text:p>
          </table:table-cell>
          <table:table-cell table:formula="of:=11+(2.25*[.B88]^1.15)" office:value-type="float" office:value="388.446790677919">
            <text:p>388,4467906779</text:p>
          </table:table-cell>
          <table:table-cell table:formula="of:=2.5+(0.9*[.B88]^1.15)" office:value-type="float" office:value="153.478716271168">
            <text:p>153,4787162712</text:p>
          </table:table-cell>
          <table:table-cell table:formula="of:=5.6+(0.75*[.B88]^1.3)" office:value-type="float" office:value="251.019603433352">
            <text:p>251,0196034334</text:p>
          </table:table-cell>
          <table:table-cell table:formula="of:=5+(0.85*[.B88]^0.955)" office:value-type="float" office:value="64.822553484509">
            <text:p>64,8225534845</text:p>
          </table:table-cell>
          <table:table-cell table:formula="of:=8+(3.2*[.B88]^0.89)" office:value-type="float" office:value="176.598458649584">
            <text:p>176,5984586496</text:p>
          </table:table-cell>
          <table:table-cell table:formula="of:=SUM([.E88:.J88])" office:value-type="float" office:value="1289.01077035546">
            <text:p>1289,0107703555</text:p>
          </table:table-cell>
        </table:table-row>
        <table:table-row table:style-name="ro1">
          <table:table-cell/>
          <table:table-cell table:formula="of:=[.B88]+1" office:value-type="float" office:value="87">
            <text:p>87</text:p>
          </table:table-cell>
          <table:table-cell table:formula="of:=330+(45*[.B89]^1.1)" office:value-type="float" office:value="6449.04562849956">
            <text:p>6449,0456284996</text:p>
          </table:table-cell>
          <table:table-cell table:formula="of:=0" office:value-type="float" office:value="0">
            <text:p>0</text:p>
          </table:table-cell>
          <table:table-cell table:formula="of:=7.5+(2.3*[.B89]^1.05)" office:value-type="float" office:value="257.662985520523">
            <text:p>257,6629855205</text:p>
          </table:table-cell>
          <table:table-cell table:formula="of:=11+(2.25*[.B89]^1.15)" office:value-type="float" office:value="393.498431524676">
            <text:p>393,4984315247</text:p>
          </table:table-cell>
          <table:table-cell table:formula="of:=2.5+(0.9*[.B89]^1.15)" office:value-type="float" office:value="155.49937260987">
            <text:p>155,4993726099</text:p>
          </table:table-cell>
          <table:table-cell table:formula="of:=5.6+(0.75*[.B89]^1.3)" office:value-type="float" office:value="254.735887814112">
            <text:p>254,7358878141</text:p>
          </table:table-cell>
          <table:table-cell table:formula="of:=5+(0.85*[.B89]^0.955)" office:value-type="float" office:value="65.486688970765">
            <text:p>65,4866889708</text:p>
          </table:table-cell>
          <table:table-cell table:formula="of:=8+(3.2*[.B89]^0.89)" office:value-type="float" office:value="178.342145564254">
            <text:p>178,3421455643</text:p>
          </table:table-cell>
          <table:table-cell table:formula="of:=SUM([.E89:.J89])" office:value-type="float" office:value="1305.2255120042">
            <text:p>1305,2255120042</text:p>
          </table:table-cell>
        </table:table-row>
        <table:table-row table:style-name="ro1">
          <table:table-cell/>
          <table:table-cell table:formula="of:=[.B89]+1" office:value-type="float" office:value="88">
            <text:p>88</text:p>
          </table:table-cell>
          <table:table-cell table:formula="of:=330+(45*[.B90]^1.1)" office:value-type="float" office:value="6526.45718351905">
            <text:p>6526,4571835191</text:p>
          </table:table-cell>
          <table:table-cell table:formula="of:=0" office:value-type="float" office:value="0">
            <text:p>0</text:p>
          </table:table-cell>
          <table:table-cell table:formula="of:=7.5+(2.3*[.B90]^1.05)" office:value-type="float" office:value="260.68305841478">
            <text:p>260,6830584148</text:p>
          </table:table-cell>
          <table:table-cell table:formula="of:=11+(2.25*[.B90]^1.15)" office:value-type="float" office:value="398.558789787447">
            <text:p>398,5587897874</text:p>
          </table:table-cell>
          <table:table-cell table:formula="of:=2.5+(0.9*[.B90]^1.15)" office:value-type="float" office:value="157.523515914979">
            <text:p>157,523515915</text:p>
          </table:table-cell>
          <table:table-cell table:formula="of:=5.6+(0.75*[.B90]^1.3)" office:value-type="float" office:value="258.465009329143">
            <text:p>258,4650093291</text:p>
          </table:table-cell>
          <table:table-cell table:formula="of:=5+(0.85*[.B90]^0.955)" office:value-type="float" office:value="66.1504810197609">
            <text:p>66,1504810198</text:p>
          </table:table-cell>
          <table:table-cell table:formula="of:=8+(3.2*[.B90]^0.89)" office:value-type="float" office:value="180.083629159319">
            <text:p>180,0836291593</text:p>
          </table:table-cell>
          <table:table-cell table:formula="of:=SUM([.E90:.J90])" office:value-type="float" office:value="1321.46448362543">
            <text:p>1321,4644836254</text:p>
          </table:table-cell>
        </table:table-row>
        <table:table-row table:style-name="ro1">
          <table:table-cell/>
          <table:table-cell table:formula="of:=[.B90]+1" office:value-type="float" office:value="89">
            <text:p>89</text:p>
          </table:table-cell>
          <table:table-cell table:formula="of:=330+(45*[.B91]^1.1)" office:value-type="float" office:value="6603.95675801599">
            <text:p>6603,956758016</text:p>
          </table:table-cell>
          <table:table-cell table:formula="of:=0" office:value-type="float" office:value="0">
            <text:p>0</text:p>
          </table:table-cell>
          <table:table-cell table:formula="of:=7.5+(2.3*[.B91]^1.05)" office:value-type="float" office:value="263.704847783154">
            <text:p>263,7048477832</text:p>
          </table:table-cell>
          <table:table-cell table:formula="of:=11+(2.25*[.B91]^1.15)" office:value-type="float" office:value="403.627781188464">
            <text:p>403,6277811885</text:p>
          </table:table-cell>
          <table:table-cell table:formula="of:=2.5+(0.9*[.B91]^1.15)" office:value-type="float" office:value="159.551112475386">
            <text:p>159,5511124754</text:p>
          </table:table-cell>
          <table:table-cell table:formula="of:=5.6+(0.75*[.B91]^1.3)" office:value-type="float" office:value="262.206865686187">
            <text:p>262,2068656862</text:p>
          </table:table-cell>
          <table:table-cell table:formula="of:=5+(0.85*[.B91]^0.955)" office:value-type="float" office:value="66.813933708948">
            <text:p>66,8139337089</text:p>
          </table:table-cell>
          <table:table-cell table:formula="of:=8+(3.2*[.B91]^0.89)" office:value-type="float" office:value="181.822937210489">
            <text:p>181,8229372105</text:p>
          </table:table-cell>
          <table:table-cell table:formula="of:=SUM([.E91:.J91])" office:value-type="float" office:value="1337.72747805263">
            <text:p>1337,7274780526</text:p>
          </table:table-cell>
        </table:table-row>
        <table:table-row table:style-name="ro1">
          <table:table-cell/>
          <table:table-cell table:formula="of:=[.B91]+1" office:value-type="float" office:value="90">
            <text:p>90</text:p>
          </table:table-cell>
          <table:table-cell table:formula="of:=330+(45*[.B92]^1.1)" office:value-type="float" office:value="6681.54346136781">
            <text:p>6681,5434613678</text:p>
          </table:table-cell>
          <table:table-cell table:formula="of:=0" office:value-type="float" office:value="0">
            <text:p>0</text:p>
          </table:table-cell>
          <table:table-cell table:formula="of:=7.5+(2.3*[.B92]^1.05)" office:value-type="float" office:value="266.728335297805">
            <text:p>266,7283352978</text:p>
          </table:table-cell>
          <table:table-cell table:formula="of:=11+(2.25*[.B92]^1.15)" office:value-type="float" office:value="408.705323203391">
            <text:p>408,7053232034</text:p>
          </table:table-cell>
          <table:table-cell table:formula="of:=2.5+(0.9*[.B92]^1.15)" office:value-type="float" office:value="161.582129281356">
            <text:p>161,5821292814</text:p>
          </table:table-cell>
          <table:table-cell table:formula="of:=5.6+(0.75*[.B92]^1.3)" office:value-type="float" office:value="265.96135655031">
            <text:p>265,9613565503</text:p>
          </table:table-cell>
          <table:table-cell table:formula="of:=5+(0.85*[.B92]^0.955)" office:value-type="float" office:value="67.4770510221059">
            <text:p>67,4770510221</text:p>
          </table:table-cell>
          <table:table-cell table:formula="of:=8+(3.2*[.B92]^0.89)" office:value-type="float" office:value="183.560096835338">
            <text:p>183,5600968353</text:p>
          </table:table-cell>
          <table:table-cell table:formula="of:=SUM([.E92:.J92])" office:value-type="float" office:value="1354.01429219031">
            <text:p>1354,0142921903</text:p>
          </table:table-cell>
        </table:table-row>
        <table:table-row table:style-name="ro1">
          <table:table-cell/>
          <table:table-cell table:formula="of:=[.B92]+1" office:value-type="float" office:value="91">
            <text:p>91</text:p>
          </table:table-cell>
          <table:table-cell table:formula="of:=330+(45*[.B93]^1.1)" office:value-type="float" office:value="6759.21642176566">
            <text:p>6759,2164217657</text:p>
          </table:table-cell>
          <table:table-cell table:formula="of:=0" office:value-type="float" office:value="0">
            <text:p>0</text:p>
          </table:table-cell>
          <table:table-cell table:formula="of:=7.5+(2.3*[.B93]^1.05)" office:value-type="float" office:value="269.753503028135">
            <text:p>269,7535030281</text:p>
          </table:table-cell>
          <table:table-cell table:formula="of:=11+(2.25*[.B93]^1.15)" office:value-type="float" office:value="413.791335005747">
            <text:p>413,7913350057</text:p>
          </table:table-cell>
          <table:table-cell table:formula="of:=2.5+(0.9*[.B93]^1.15)" office:value-type="float" office:value="163.616534002299">
            <text:p>163,6165340023</text:p>
          </table:table-cell>
          <table:table-cell table:formula="of:=5.6+(0.75*[.B93]^1.3)" office:value-type="float" office:value="269.728383485082">
            <text:p>269,7283834851</text:p>
          </table:table-cell>
          <table:table-cell table:formula="of:=5+(0.85*[.B93]^0.955)" office:value-type="float" office:value="68.1398368525104">
            <text:p>68,1398368525</text:p>
          </table:table-cell>
          <table:table-cell table:formula="of:=8+(3.2*[.B93]^0.89)" office:value-type="float" office:value="185.295134516035">
            <text:p>185,295134516</text:p>
          </table:table-cell>
          <table:table-cell table:formula="of:=SUM([.E93:.J93])" office:value-type="float" office:value="1370.32472688981">
            <text:p>1370,3247268898</text:p>
          </table:table-cell>
        </table:table-row>
        <table:table-row table:style-name="ro1">
          <table:table-cell/>
          <table:table-cell table:formula="of:=[.B93]+1" office:value-type="float" office:value="92">
            <text:p>92</text:p>
          </table:table-cell>
          <table:table-cell table:formula="of:=330+(45*[.B94]^1.1)" office:value-type="float" office:value="6836.97478561438">
            <text:p>6836,9747856144</text:p>
          </table:table-cell>
          <table:table-cell table:formula="of:=0" office:value-type="float" office:value="0">
            <text:p>0</text:p>
          </table:table-cell>
          <table:table-cell table:formula="of:=7.5+(2.3*[.B94]^1.05)" office:value-type="float" office:value="272.7803334279">
            <text:p>272,7803334279</text:p>
          </table:table-cell>
          <table:table-cell table:formula="of:=11+(2.25*[.B94]^1.15)" office:value-type="float" office:value="418.885737413686">
            <text:p>418,8857374137</text:p>
          </table:table-cell>
          <table:table-cell table:formula="of:=2.5+(0.9*[.B94]^1.15)" office:value-type="float" office:value="165.654294965475">
            <text:p>165,6542949655</text:p>
          </table:table-cell>
          <table:table-cell table:formula="of:=5.6+(0.75*[.B94]^1.3)" office:value-type="float" office:value="273.507849896146">
            <text:p>273,5078498961</text:p>
          </table:table-cell>
          <table:table-cell table:formula="of:=5+(0.85*[.B94]^0.955)" office:value-type="float" office:value="68.8022950059623">
            <text:p>68,802295006</text:p>
          </table:table-cell>
          <table:table-cell table:formula="of:=8+(3.2*[.B94]^0.89)" office:value-type="float" office:value="187.028076121042">
            <text:p>187,028076121</text:p>
          </table:table-cell>
          <table:table-cell table:formula="of:=SUM([.E94:.J94])" office:value-type="float" office:value="1386.65858683021">
            <text:p>1386,6585868302</text:p>
          </table:table-cell>
        </table:table-row>
        <table:table-row table:style-name="ro1">
          <table:table-cell/>
          <table:table-cell table:formula="of:=[.B94]+1" office:value-type="float" office:value="93">
            <text:p>93</text:p>
          </table:table-cell>
          <table:table-cell table:formula="of:=330+(45*[.B95]^1.1)" office:value-type="float" office:value="6914.8177169581">
            <text:p>6914,8177169581</text:p>
          </table:table-cell>
          <table:table-cell table:formula="of:=0" office:value-type="float" office:value="0">
            <text:p>0</text:p>
          </table:table-cell>
          <table:table-cell table:formula="of:=7.5+(2.3*[.B95]^1.05)" office:value-type="float" office:value="275.808809322884">
            <text:p>275,8088093229</text:p>
          </table:table-cell>
          <table:table-cell table:formula="of:=11+(2.25*[.B95]^1.15)" office:value-type="float" office:value="423.988452839004">
            <text:p>423,988452839</text:p>
          </table:table-cell>
          <table:table-cell table:formula="of:=2.5+(0.9*[.B95]^1.15)" office:value-type="float" office:value="167.695381135602">
            <text:p>167,6953811356</text:p>
          </table:table-cell>
          <table:table-cell table:formula="of:=5.6+(0.75*[.B95]^1.3)" office:value-type="float" office:value="277.299660977068">
            <text:p>277,2996609771</text:p>
          </table:table-cell>
          <table:table-cell table:formula="of:=5+(0.85*[.B95]^0.955)" office:value-type="float" office:value="69.4644292036816">
            <text:p>69,4644292037</text:p>
          </table:table-cell>
          <table:table-cell table:formula="of:=8+(3.2*[.B95]^0.89)" office:value-type="float" office:value="188.758946925856">
            <text:p>188,7589469259</text:p>
          </table:table-cell>
          <table:table-cell table:formula="of:=SUM([.E95:.J95])" office:value-type="float" office:value="1403.01568040409">
            <text:p>1403,0156804041</text:p>
          </table:table-cell>
        </table:table-row>
        <table:table-row table:style-name="ro1">
          <table:table-cell/>
          <table:table-cell table:formula="of:=[.B95]+1" office:value-type="float" office:value="94">
            <text:p>94</text:p>
          </table:table-cell>
          <table:table-cell table:formula="of:=330+(45*[.B96]^1.1)" office:value-type="float" office:value="6992.74439692979">
            <text:p>6992,7443969298</text:p>
          </table:table-cell>
          <table:table-cell table:formula="of:=0" office:value-type="float" office:value="0">
            <text:p>0</text:p>
          </table:table-cell>
          <table:table-cell table:formula="of:=7.5+(2.3*[.B96]^1.05)" office:value-type="float" office:value="278.838913899094">
            <text:p>278,8389138991</text:p>
          </table:table-cell>
          <table:table-cell table:formula="of:=11+(2.25*[.B96]^1.15)" office:value-type="float" office:value="429.099405238253">
            <text:p>429,0994052383</text:p>
          </table:table-cell>
          <table:table-cell table:formula="of:=2.5+(0.9*[.B96]^1.15)" office:value-type="float" office:value="169.739762095301">
            <text:p>169,7397620953</text:p>
          </table:table-cell>
          <table:table-cell table:formula="of:=5.6+(0.75*[.B96]^1.3)" office:value-type="float" office:value="281.103723657338">
            <text:p>281,1037236573</text:p>
          </table:table-cell>
          <table:table-cell table:formula="of:=5+(0.85*[.B96]^0.955)" office:value-type="float" office:value="70.1262430850764">
            <text:p>70,1262430851</text:p>
          </table:table-cell>
          <table:table-cell table:formula="of:=8+(3.2*[.B96]^0.89)" office:value-type="float" office:value="190.487771632825">
            <text:p>190,4877716328</text:p>
          </table:table-cell>
          <table:table-cell table:formula="of:=SUM([.E96:.J96])" office:value-type="float" office:value="1419.39581960789">
            <text:p>1419,3958196079</text:p>
          </table:table-cell>
        </table:table-row>
        <table:table-row table:style-name="ro1">
          <table:table-cell/>
          <table:table-cell table:formula="of:=[.B96]+1" office:value-type="float" office:value="95">
            <text:p>95</text:p>
          </table:table-cell>
          <table:table-cell table:formula="of:=330+(45*[.B97]^1.1)" office:value-type="float" office:value="7070.75402322378">
            <text:p>7070,7540232238</text:p>
          </table:table-cell>
          <table:table-cell table:formula="of:=0" office:value-type="float" office:value="0">
            <text:p>0</text:p>
          </table:table-cell>
          <table:table-cell table:formula="of:=7.5+(2.3*[.B97]^1.05)" office:value-type="float" office:value="281.870630691451">
            <text:p>281,8706306915</text:p>
          </table:table-cell>
          <table:table-cell table:formula="of:=11+(2.25*[.B97]^1.15)" office:value-type="float" office:value="434.218520065868">
            <text:p>434,2185200659</text:p>
          </table:table-cell>
          <table:table-cell table:formula="of:=2.5+(0.9*[.B97]^1.15)" office:value-type="float" office:value="171.787408026347">
            <text:p>171,7874080263</text:p>
          </table:table-cell>
          <table:table-cell table:formula="of:=5.6+(0.75*[.B97]^1.3)" office:value-type="float" office:value="284.919946552427">
            <text:p>284,9199465524</text:p>
          </table:table-cell>
          <table:table-cell table:formula="of:=5+(0.85*[.B97]^0.955)" office:value-type="float" office:value="70.7877402103929">
            <text:p>70,7877402104</text:p>
          </table:table-cell>
          <table:table-cell table:formula="of:=8+(3.2*[.B97]^0.89)" office:value-type="float" office:value="192.214574390101">
            <text:p>192,2145743901</text:p>
          </table:table-cell>
          <table:table-cell table:formula="of:=SUM([.E97:.J97])" office:value-type="float" office:value="1435.79881993659">
            <text:p>1435,7988199366</text:p>
          </table:table-cell>
        </table:table-row>
        <table:table-row table:style-name="ro1">
          <table:table-cell/>
          <table:table-cell table:formula="of:=[.B97]+1" office:value-type="float" office:value="96">
            <text:p>96</text:p>
          </table:table-cell>
          <table:table-cell table:formula="of:=330+(45*[.B98]^1.1)" office:value-type="float" office:value="7148.84580958987">
            <text:p>7148,8458095899</text:p>
          </table:table-cell>
          <table:table-cell table:formula="of:=0" office:value-type="float" office:value="0">
            <text:p>0</text:p>
          </table:table-cell>
          <table:table-cell table:formula="of:=7.5+(2.3*[.B98]^1.05)" office:value-type="float" office:value="284.903943572951">
            <text:p>284,903943573</text:p>
          </table:table-cell>
          <table:table-cell table:formula="of:=11+(2.25*[.B98]^1.15)" office:value-type="float" office:value="439.345724229193">
            <text:p>439,3457242292</text:p>
          </table:table-cell>
          <table:table-cell table:formula="of:=2.5+(0.9*[.B98]^1.15)" office:value-type="float" office:value="173.838289691677">
            <text:p>173,8382896917</text:p>
          </table:table-cell>
          <table:table-cell table:formula="of:=5.6+(0.75*[.B98]^1.3)" office:value-type="float" office:value="288.748239915791">
            <text:p>288,7482399158</text:p>
          </table:table-cell>
          <table:table-cell table:formula="of:=5+(0.85*[.B98]^0.955)" office:value-type="float" office:value="71.4489240632522">
            <text:p>71,4489240633</text:p>
          </table:table-cell>
          <table:table-cell table:formula="of:=8+(3.2*[.B98]^0.89)" office:value-type="float" office:value="193.939378809774">
            <text:p>193,9393788098</text:p>
          </table:table-cell>
          <table:table-cell table:formula="of:=SUM([.E98:.J98])" office:value-type="float" office:value="1452.22450028264">
            <text:p>1452,2245002826</text:p>
          </table:table-cell>
        </table:table-row>
        <table:table-row table:style-name="ro1">
          <table:table-cell/>
          <table:table-cell table:formula="of:=[.B98]+1" office:value-type="float" office:value="97">
            <text:p>97</text:p>
          </table:table-cell>
          <table:table-cell table:formula="of:=330+(45*[.B99]^1.1)" office:value-type="float" office:value="7227.01898534803">
            <text:p>7227,018985348</text:p>
          </table:table-cell>
          <table:table-cell table:formula="of:=0" office:value-type="float" office:value="0">
            <text:p>0</text:p>
          </table:table-cell>
          <table:table-cell table:formula="of:=7.5+(2.3*[.B99]^1.05)" office:value-type="float" office:value="287.938836744273">
            <text:p>287,9388367443</text:p>
          </table:table-cell>
          <table:table-cell table:formula="of:=11+(2.25*[.B99]^1.15)" office:value-type="float" office:value="444.480946045307">
            <text:p>444,4809460453</text:p>
          </table:table-cell>
          <table:table-cell table:formula="of:=2.5+(0.9*[.B99]^1.15)" office:value-type="float" office:value="175.892378418123">
            <text:p>175,8923784181</text:p>
          </table:table-cell>
          <table:table-cell table:formula="of:=5.6+(0.75*[.B99]^1.3)" office:value-type="float" office:value="292.588515592722">
            <text:p>292,5885155927</text:p>
          </table:table-cell>
          <table:table-cell table:formula="of:=5+(0.85*[.B99]^0.955)" office:value-type="float" office:value="72.1097980530803">
            <text:p>72,1097980531</text:p>
          </table:table-cell>
          <table:table-cell table:formula="of:=8+(3.2*[.B99]^0.89)" office:value-type="float" office:value="195.66220798523">
            <text:p>195,6622079852</text:p>
          </table:table-cell>
          <table:table-cell table:formula="of:=SUM([.E99:.J99])" office:value-type="float" office:value="1468.67268283874">
            <text:p>1468,6726828387</text:p>
          </table:table-cell>
        </table:table-row>
        <table:table-row table:style-name="ro1">
          <table:table-cell/>
          <table:table-cell table:formula="of:=[.B99]+1" office:value-type="float" office:value="98">
            <text:p>98</text:p>
          </table:table-cell>
          <table:table-cell table:formula="of:=330+(45*[.B100]^1.1)" office:value-type="float" office:value="7305.27279492264">
            <text:p>7305,2727949226</text:p>
          </table:table-cell>
          <table:table-cell table:formula="of:=0" office:value-type="float" office:value="0">
            <text:p>0</text:p>
          </table:table-cell>
          <table:table-cell table:formula="of:=7.5+(2.3*[.B100]^1.05)" office:value-type="float" office:value="290.97529472381">
            <text:p>290,9752947238</text:p>
          </table:table-cell>
          <table:table-cell table:formula="of:=11+(2.25*[.B100]^1.15)" office:value-type="float" office:value="449.624115199571">
            <text:p>449,6241151996</text:p>
          </table:table-cell>
          <table:table-cell table:formula="of:=2.5+(0.9*[.B100]^1.15)" office:value-type="float" office:value="177.949646079829">
            <text:p>177,9496460798</text:p>
          </table:table-cell>
          <table:table-cell table:formula="of:=5.6+(0.75*[.B100]^1.3)" office:value-type="float" office:value="296.440686975974">
            <text:p>296,440686976</text:p>
          </table:table-cell>
          <table:table-cell table:formula="of:=5+(0.85*[.B100]^0.955)" office:value-type="float" office:value="72.770365517437">
            <text:p>72,7703655174</text:p>
          </table:table-cell>
          <table:table-cell table:formula="of:=8+(3.2*[.B100]^0.89)" office:value-type="float" office:value="197.383084507769">
            <text:p>197,3830845078</text:p>
          </table:table-cell>
          <table:table-cell table:formula="of:=SUM([.E100:.J100])" office:value-type="float" office:value="1485.14319300439">
            <text:p>1485,1431930044</text:p>
          </table:table-cell>
        </table:table-row>
        <table:table-row table:style-name="ro1">
          <table:table-cell/>
          <table:table-cell table:formula="of:=[.B100]+1" office:value-type="float" office:value="99">
            <text:p>99</text:p>
          </table:table-cell>
          <table:table-cell table:formula="of:=330+(45*[.B101]^1.1)" office:value-type="float" office:value="7383.60649739526">
            <text:p>7383,6064973953</text:p>
          </table:table-cell>
          <table:table-cell table:formula="of:=0" office:value-type="float" office:value="0">
            <text:p>0</text:p>
          </table:table-cell>
          <table:table-cell table:formula="of:=7.5+(2.3*[.B101]^1.05)" office:value-type="float" office:value="294.013302338104">
            <text:p>294,0133023381</text:p>
          </table:table-cell>
          <table:table-cell table:formula="of:=11+(2.25*[.B101]^1.15)" office:value-type="float" office:value="454.775162705802">
            <text:p>454,7751627058</text:p>
          </table:table-cell>
          <table:table-cell table:formula="of:=2.5+(0.9*[.B101]^1.15)" office:value-type="float" office:value="180.010065082321">
            <text:p>180,0100650823</text:p>
          </table:table-cell>
          <table:table-cell table:formula="of:=5.6+(0.75*[.B101]^1.3)" office:value-type="float" office:value="300.304668963055">
            <text:p>300,3046689631</text:p>
          </table:table-cell>
          <table:table-cell table:formula="of:=5+(0.85*[.B101]^0.955)" office:value-type="float" office:value="73.4306297242485">
            <text:p>73,4306297242</text:p>
          </table:table-cell>
          <table:table-cell table:formula="of:=8+(3.2*[.B101]^0.89)" office:value-type="float" office:value="199.10203048254">
            <text:p>199,1020304825</text:p>
          </table:table-cell>
          <table:table-cell table:formula="of:=SUM([.E101:.J101])" office:value-type="float" office:value="1501.63585929607">
            <text:p>1501,6358592961</text:p>
          </table:table-cell>
        </table:table-row>
      </table:table>
      <table:table table:name="Magnus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2">
          <table:table-cell office:value-type="string">
            <text:p>Stats</text:p>
          </table:table-cell>
          <table:table-cell office:value-type="string">
            <text:p>LVL</text:p>
          </table:table-cell>
          <table:table-cell office:value-type="string">
            <text:p>HP</text:p>
          </table:table-cell>
          <table:table-cell office:value-type="string">
            <text:p>MP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office:value-type="string">
            <text:p>MAG</text:p>
          </table:table-cell>
          <table:table-cell office:value-type="string">
            <text:p>MDEF</text:p>
          </table:table-cell>
          <table:table-cell office:value-type="string">
            <text:p>AGI</text:p>
          </table:table-cell>
          <table:table-cell office:value-type="string">
            <text:p>LUK</text:p>
          </table:table-cell>
          <table:table-cell office:value-type="string">
            <text:p>Total (sans HP/MP)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26+(23*[.B3]^1.1)" office:value-type="float" office:value="249">
            <text:p>249</text:p>
          </table:table-cell>
          <table:table-cell table:formula="of:=25+(7*[.B3]^0.9)" office:value-type="float" office:value="32">
            <text:p>32</text:p>
          </table:table-cell>
          <table:table-cell table:formula="of:=9+(3.5*[.B3]^1.08)" office:value-type="float" office:value="12.5">
            <text:p>12,5</text:p>
          </table:table-cell>
          <table:table-cell table:formula="of:=4+(1.4*[.B3]^1.1)" office:value-type="float" office:value="5.4">
            <text:p>5,4</text:p>
          </table:table-cell>
          <table:table-cell table:formula="of:=1.8+(4.6*[.B3]^0.85)" office:value-type="float" office:value="6.4">
            <text:p>6,4</text:p>
          </table:table-cell>
          <table:table-cell table:formula="of:=3+(5.2*[.B3]^0.6)" office:value-type="float" office:value="8.2">
            <text:p>8,2</text:p>
          </table:table-cell>
          <table:table-cell table:formula="of:=5+(1.1*[.B3]^1.2)" office:value-type="float" office:value="6.1">
            <text:p>6,1</text:p>
          </table:table-cell>
          <table:table-cell table:formula="of:=6+(2.8*[.B3]^0.89)" office:value-type="float" office:value="8.8">
            <text:p>8,8</text:p>
          </table:table-cell>
          <table:table-cell table:formula="of:=SUM([.E3:.J3])" office:value-type="float" office:value="47.4">
            <text:p>47,4</text:p>
          </table:table-cell>
        </table:table-row>
        <table:table-row table:style-name="ro1">
          <table:table-cell/>
          <table:table-cell table:formula="of:=[.B3]+1" office:value-type="float" office:value="2">
            <text:p>2</text:p>
          </table:table-cell>
          <table:table-cell table:formula="of:=226+(23*[.B4]^1.1)" office:value-type="float" office:value="275.301579276669">
            <text:p>275,3015792767</text:p>
          </table:table-cell>
          <table:table-cell table:formula="of:=25+(7*[.B4]^0.9)" office:value-type="float" office:value="38.0624618815153">
            <text:p>38,0624618815</text:p>
          </table:table-cell>
          <table:table-cell table:formula="of:=9+(3.5*[.B4]^1.08)" office:value-type="float" office:value="16.3991262839297">
            <text:p>16,3991262839</text:p>
          </table:table-cell>
          <table:table-cell table:formula="of:=4+(1.4*[.B4]^1.1)" office:value-type="float" office:value="7.00096569510162">
            <text:p>7,0009656951</text:p>
          </table:table-cell>
          <table:table-cell table:formula="of:=1.8+(4.6*[.B4]^0.85)" office:value-type="float" office:value="10.0915042560196">
            <text:p>10,091504256</text:p>
          </table:table-cell>
          <table:table-cell table:formula="of:=3+(5.2*[.B4]^0.6)" office:value-type="float" office:value="10.8817261458541">
            <text:p>10,8817261459</text:p>
          </table:table-cell>
          <table:table-cell table:formula="of:=5+(1.1*[.B4]^1.2)" office:value-type="float" office:value="7.52713638099348">
            <text:p>7,527136381</text:p>
          </table:table-cell>
          <table:table-cell table:formula="of:=6+(2.8*[.B4]^0.89)" office:value-type="float" office:value="11.1888931465861">
            <text:p>11,1888931466</text:p>
          </table:table-cell>
          <table:table-cell table:formula="of:=SUM([.E4:.J4])" office:value-type="float" office:value="63.0893519084845">
            <text:p>63,0893519085</text:p>
          </table:table-cell>
        </table:table-row>
        <table:table-row table:style-name="ro1">
          <table:table-cell/>
          <table:table-cell table:formula="of:=[.B4]+1" office:value-type="float" office:value="3">
            <text:p>3</text:p>
          </table:table-cell>
          <table:table-cell table:formula="of:=226+(23*[.B5]^1.1)" office:value-type="float" office:value="303.012499008339">
            <text:p>303,0124990083</text:p>
          </table:table-cell>
          <table:table-cell table:formula="of:=25+(7*[.B5]^0.9)" office:value-type="float" office:value="43.815127656656">
            <text:p>43,8151276567</text:p>
          </table:table-cell>
          <table:table-cell table:formula="of:=9+(3.5*[.B5]^1.08)" office:value-type="float" office:value="20.4646024459459">
            <text:p>20,4646024459</text:p>
          </table:table-cell>
          <table:table-cell table:formula="of:=4+(1.4*[.B5]^1.1)" office:value-type="float" office:value="8.6877173309424">
            <text:p>8,6877173309</text:p>
          </table:table-cell>
          <table:table-cell table:formula="of:=1.8+(4.6*[.B5]^0.85)" office:value-type="float" office:value="13.5033689975488">
            <text:p>13,5033689975</text:p>
          </table:table-cell>
          <table:table-cell table:formula="of:=3+(5.2*[.B5]^0.6)" office:value-type="float" office:value="13.0525466336452">
            <text:p>13,0525466336</text:p>
          </table:table-cell>
          <table:table-cell table:formula="of:=5+(1.1*[.B5]^1.2)" office:value-type="float" office:value="9.11091210073121">
            <text:p>9,1109121007</text:p>
          </table:table-cell>
          <table:table-cell table:formula="of:=6+(2.8*[.B5]^0.89)" office:value-type="float" office:value="13.4438214601517">
            <text:p>13,4438214602</text:p>
          </table:table-cell>
          <table:table-cell table:formula="of:=SUM([.E5:.J5])" office:value-type="float" office:value="78.2629689689652">
            <text:p>78,262968969</text:p>
          </table:table-cell>
        </table:table-row>
        <table:table-row table:style-name="ro1">
          <table:table-cell/>
          <table:table-cell table:formula="of:=[.B5]+1" office:value-type="float" office:value="4">
            <text:p>4</text:p>
          </table:table-cell>
          <table:table-cell table:formula="of:=226+(23*[.B6]^1.1)" office:value-type="float" office:value="331.680248659727">
            <text:p>331,6802486597</text:p>
          </table:table-cell>
          <table:table-cell table:formula="of:=25+(7*[.B6]^0.9)" office:value-type="float" office:value="49.3754157722915">
            <text:p>49,3754157723</text:p>
          </table:table-cell>
          <table:table-cell table:formula="of:=9+(3.5*[.B6]^1.08)" office:value-type="float" office:value="24.6420199330111">
            <text:p>24,642019933</text:p>
          </table:table-cell>
          <table:table-cell table:formula="of:=4+(1.4*[.B6]^1.1)" office:value-type="float" office:value="10.4327107879834">
            <text:p>10,432710788</text:p>
          </table:table-cell>
          <table:table-cell table:formula="of:=1.8+(4.6*[.B6]^0.85)" office:value-type="float" office:value="16.7454440929547">
            <text:p>16,745444093</text:p>
          </table:table-cell>
          <table:table-cell table:formula="of:=3+(5.2*[.B6]^0.6)" office:value-type="float" office:value="14.9464628919692">
            <text:p>14,946462892</text:p>
          </table:table-cell>
          <table:table-cell table:formula="of:=5+(1.1*[.B6]^1.2)" office:value-type="float" office:value="10.8058348074007">
            <text:p>10,8058348074</text:p>
          </table:table-cell>
          <table:table-cell table:formula="of:=6+(2.8*[.B6]^0.89)" office:value-type="float" office:value="15.6159328881028">
            <text:p>15,6159328881</text:p>
          </table:table-cell>
          <table:table-cell table:formula="of:=SUM([.E6:.J6])" office:value-type="float" office:value="93.188405401422">
            <text:p>93,1884054014</text:p>
          </table:table-cell>
        </table:table-row>
        <table:table-row table:style-name="ro1">
          <table:table-cell/>
          <table:table-cell table:formula="of:=[.B6]+1" office:value-type="float" office:value="5">
            <text:p>5</text:p>
          </table:table-cell>
          <table:table-cell table:formula="of:=226+(23*[.B7]^1.1)" office:value-type="float" office:value="361.081178455122">
            <text:p>361,0811784551</text:p>
          </table:table-cell>
          <table:table-cell table:formula="of:=25+(7*[.B7]^0.9)" office:value-type="float" office:value="54.7968972882275">
            <text:p>54,7968972882</text:p>
          </table:table-cell>
          <table:table-cell table:formula="of:=9+(3.5*[.B7]^1.08)" office:value-type="float" office:value="28.9047005807305">
            <text:p>28,9047005807</text:p>
          </table:table-cell>
          <table:table-cell table:formula="of:=4+(1.4*[.B7]^1.1)" office:value-type="float" office:value="12.2223326016161">
            <text:p>12,2223326016</text:p>
          </table:table-cell>
          <table:table-cell table:formula="of:=1.8+(4.6*[.B7]^0.85)" office:value-type="float" office:value="19.8668456953306">
            <text:p>19,8668456953</text:p>
          </table:table-cell>
          <table:table-cell table:formula="of:=3+(5.2*[.B7]^0.6)" office:value-type="float" office:value="16.6579445828996">
            <text:p>16,6579445829</text:p>
          </table:table-cell>
          <table:table-cell table:formula="of:=5+(1.1*[.B7]^1.2)" office:value-type="float" office:value="12.5885131380367">
            <text:p>12,588513138</text:p>
          </table:table-cell>
          <table:table-cell table:formula="of:=6+(2.8*[.B7]^0.89)" office:value-type="float" office:value="17.7284692947916">
            <text:p>17,7284692948</text:p>
          </table:table-cell>
          <table:table-cell table:formula="of:=SUM([.E7:.J7])" office:value-type="float" office:value="107.968805893405">
            <text:p>107,9688058934</text:p>
          </table:table-cell>
        </table:table-row>
        <table:table-row table:style-name="ro1">
          <table:table-cell/>
          <table:table-cell table:formula="of:=[.B7]+1" office:value-type="float" office:value="6">
            <text:p>6</text:p>
          </table:table-cell>
          <table:table-cell table:formula="of:=226+(23*[.B8]^1.1)" office:value-type="float" office:value="391.079905441482">
            <text:p>391,0799054415</text:p>
          </table:table-cell>
          <table:table-cell table:formula="of:=25+(7*[.B8]^0.9)" office:value-type="float" office:value="60.1102696872733">
            <text:p>60,1102696873</text:p>
          </table:table-cell>
          <table:table-cell table:formula="of:=9+(3.5*[.B8]^1.08)" office:value-type="float" office:value="33.2365832264578">
            <text:p>33,2365832265</text:p>
          </table:table-cell>
          <table:table-cell table:formula="of:=4+(1.4*[.B8]^1.1)" office:value-type="float" office:value="14.0483420703511">
            <text:p>14,0483420704</text:p>
          </table:table-cell>
          <table:table-cell table:formula="of:=1.8+(4.6*[.B8]^0.85)" office:value-type="float" office:value="22.8953334462923">
            <text:p>22,8953334463</text:p>
          </table:table-cell>
          <table:table-cell table:formula="of:=3+(5.2*[.B8]^0.6)" office:value-type="float" office:value="18.2368114682343">
            <text:p>18,2368114682</text:p>
          </table:table-cell>
          <table:table-cell table:formula="of:=5+(1.1*[.B8]^1.2)" office:value-type="float" office:value="14.4443959352947">
            <text:p>14,4443959353</text:p>
          </table:table-cell>
          <table:table-cell table:formula="of:=6+(2.8*[.B8]^0.89)" office:value-type="float" office:value="19.7947121996399">
            <text:p>19,7947121996</text:p>
          </table:table-cell>
          <table:table-cell table:formula="of:=SUM([.E8:.J8])" office:value-type="float" office:value="122.65617834627">
            <text:p>122,6561783463</text:p>
          </table:table-cell>
        </table:table-row>
        <table:table-row table:style-name="ro1">
          <table:table-cell/>
          <table:table-cell table:formula="of:=[.B8]+1" office:value-type="float" office:value="7">
            <text:p>7</text:p>
          </table:table-cell>
          <table:table-cell table:formula="of:=226+(23*[.B9]^1.1)" office:value-type="float" office:value="421.58506109029">
            <text:p>421,5850610903</text:p>
          </table:table-cell>
          <table:table-cell table:formula="of:=25+(7*[.B9]^0.9)" office:value-type="float" office:value="65.3353914456592">
            <text:p>65,3353914457</text:p>
          </table:table-cell>
          <table:table-cell table:formula="of:=9+(3.5*[.B9]^1.08)" office:value-type="float" office:value="37.6268740714149">
            <text:p>37,6268740714</text:p>
          </table:table-cell>
          <table:table-cell table:formula="of:=4+(1.4*[.B9]^1.1)" office:value-type="float" office:value="15.9051776315829">
            <text:p>15,9051776316</text:p>
          </table:table-cell>
          <table:table-cell table:formula="of:=1.8+(4.6*[.B9]^0.85)" office:value-type="float" office:value="25.8486756905119">
            <text:p>25,8486756905</text:p>
          </table:table-cell>
          <table:table-cell table:formula="of:=3+(5.2*[.B9]^0.6)" office:value-type="float" office:value="19.7132984185234">
            <text:p>19,7132984185</text:p>
          </table:table-cell>
          <table:table-cell table:formula="of:=5+(1.1*[.B9]^1.2)" office:value-type="float" office:value="16.3634533442781">
            <text:p>16,3634533443</text:p>
          </table:table-cell>
          <table:table-cell table:formula="of:=6+(2.8*[.B9]^0.89)" office:value-type="float" office:value="21.8232353230442">
            <text:p>21,823235323</text:p>
          </table:table-cell>
          <table:table-cell table:formula="of:=SUM([.E9:.J9])" office:value-type="float" office:value="137.280714479355">
            <text:p>137,2807144794</text:p>
          </table:table-cell>
        </table:table-row>
        <table:table-row table:style-name="ro1">
          <table:table-cell/>
          <table:table-cell table:formula="of:=[.B9]+1" office:value-type="float" office:value="8">
            <text:p>8</text:p>
          </table:table-cell>
          <table:table-cell table:formula="of:=226+(23*[.B10]^1.1)" office:value-type="float" office:value="452.530572055465">
            <text:p>452,5305720555</text:p>
          </table:table-cell>
          <table:table-cell table:formula="of:=25+(7*[.B10]^0.9)" office:value-type="float" office:value="70.4861341959492">
            <text:p>70,4861341959</text:p>
          </table:table-cell>
          <table:table-cell table:formula="of:=9+(3.5*[.B10]^1.08)" office:value-type="float" office:value="42.0677945200269">
            <text:p>42,06779452</text:p>
          </table:table-cell>
          <table:table-cell table:formula="of:=4+(1.4*[.B10]^1.1)" office:value-type="float" office:value="17.7888174294631">
            <text:p>17,7888174295</text:p>
          </table:table-cell>
          <table:table-cell table:formula="of:=1.8+(4.6*[.B10]^0.85)" office:value-type="float" office:value="28.7391768053995">
            <text:p>28,7391768054</text:p>
          </table:table-cell>
          <table:table-cell table:formula="of:=3+(5.2*[.B10]^0.6)" office:value-type="float" office:value="21.1074517165594">
            <text:p>21,1074517166</text:p>
          </table:table-cell>
          <table:table-cell table:formula="of:=5+(1.1*[.B10]^1.2)" office:value-type="float" office:value="18.3383057852915">
            <text:p>18,3383057853</text:p>
          </table:table-cell>
          <table:table-cell table:formula="of:=6+(2.8*[.B10]^0.89)" office:value-type="float" office:value="23.8200172361102">
            <text:p>23,8200172361</text:p>
          </table:table-cell>
          <table:table-cell table:formula="of:=SUM([.E10:.J10])" office:value-type="float" office:value="151.861563492851">
            <text:p>151,8615634929</text:p>
          </table:table-cell>
        </table:table-row>
        <table:table-row table:style-name="ro1">
          <table:table-cell/>
          <table:table-cell table:formula="of:=[.B10]+1" office:value-type="float" office:value="9">
            <text:p>9</text:p>
          </table:table-cell>
          <table:table-cell table:formula="of:=226+(23*[.B11]^1.1)" office:value-type="float" office:value="483.866304500412">
            <text:p>483,8663045004</text:p>
          </table:table-cell>
          <table:table-cell table:formula="of:=25+(7*[.B11]^0.9)" office:value-type="float" office:value="75.5727183908945">
            <text:p>75,5727183909</text:p>
          </table:table-cell>
          <table:table-cell table:formula="of:=9+(3.5*[.B11]^1.08)" office:value-type="float" office:value="46.5534597838823">
            <text:p>46,5534597839</text:p>
          </table:table-cell>
          <table:table-cell table:formula="of:=4+(1.4*[.B11]^1.1)" office:value-type="float" office:value="19.6962098391555">
            <text:p>19,6962098392</text:p>
          </table:table-cell>
          <table:table-cell table:formula="of:=1.8+(4.6*[.B11]^0.85)" office:value-type="float" office:value="31.5758360636494">
            <text:p>31,5758360636</text:p>
          </table:table-cell>
          <table:table-cell table:formula="of:=3+(5.2*[.B11]^0.6)" office:value-type="float" office:value="22.4334026580021">
            <text:p>22,433402658</text:p>
          </table:table-cell>
          <table:table-cell table:formula="of:=5+(1.1*[.B11]^1.2)" office:value-type="float" office:value="20.3632711817621">
            <text:p>20,3632711818</text:p>
          </table:table-cell>
          <table:table-cell table:formula="of:=6+(2.8*[.B11]^0.89)" office:value-type="float" office:value="25.7894564037912">
            <text:p>25,7894564038</text:p>
          </table:table-cell>
          <table:table-cell table:formula="of:=SUM([.E11:.J11])" office:value-type="float" office:value="166.411635930243">
            <text:p>166,4116359302</text:p>
          </table:table-cell>
        </table:table-row>
        <table:table-row table:style-name="ro1">
          <table:table-cell/>
          <table:table-cell table:formula="of:=[.B11]+1" office:value-type="float" office:value="10">
            <text:p>10</text:p>
          </table:table-cell>
          <table:table-cell table:formula="of:=226+(23*[.B12]^1.1)" office:value-type="float" office:value="515.552844712659">
            <text:p>515,5528447127</text:p>
          </table:table-cell>
          <table:table-cell table:formula="of:=25+(7*[.B12]^0.9)" office:value-type="float" office:value="80.6029764306997">
            <text:p>80,6029764307</text:p>
          </table:table-cell>
          <table:table-cell table:formula="of:=9+(3.5*[.B12]^1.08)" office:value-type="float" office:value="51.0792552116095">
            <text:p>51,0792552116</text:p>
          </table:table-cell>
          <table:table-cell table:formula="of:=4+(1.4*[.B12]^1.1)" office:value-type="float" office:value="21.6249557651183">
            <text:p>21,6249557651</text:p>
          </table:table-cell>
          <table:table-cell table:formula="of:=1.8+(4.6*[.B12]^0.85)" office:value-type="float" office:value="34.3655060816703">
            <text:p>34,3655060817</text:p>
          </table:table-cell>
          <table:table-cell table:formula="of:=3+(5.2*[.B12]^0.6)" office:value-type="float" office:value="23.7015728687819">
            <text:p>23,7015728688</text:p>
          </table:table-cell>
          <table:table-cell table:formula="of:=5+(1.1*[.B12]^1.2)" office:value-type="float" office:value="22.4338251170722">
            <text:p>22,4338251171</text:p>
          </table:table-cell>
          <table:table-cell table:formula="of:=6+(2.8*[.B12]^0.89)" office:value-type="float" office:value="27.7349192656034">
            <text:p>27,7349192656</text:p>
          </table:table-cell>
          <table:table-cell table:formula="of:=SUM([.E12:.J12])" office:value-type="float" office:value="180.940034309856">
            <text:p>180,9400343099</text:p>
          </table:table-cell>
        </table:table-row>
        <table:table-row table:style-name="ro1">
          <table:table-cell/>
          <table:table-cell table:formula="of:=[.B12]+1" office:value-type="float" office:value="11">
            <text:p>11</text:p>
          </table:table-cell>
          <table:table-cell table:formula="of:=226+(23*[.B13]^1.1)" office:value-type="float" office:value="547.558348648166">
            <text:p>547,5583486482</text:p>
          </table:table-cell>
          <table:table-cell table:formula="of:=25+(7*[.B13]^0.9)" office:value-type="float" office:value="85.5830950491515">
            <text:p>85,5830950492</text:p>
          </table:table-cell>
          <table:table-cell table:formula="of:=9+(3.5*[.B13]^1.08)" office:value-type="float" office:value="55.6414608378327">
            <text:p>55,6414608378</text:p>
          </table:table-cell>
          <table:table-cell table:formula="of:=4+(1.4*[.B13]^1.1)" office:value-type="float" office:value="23.5731168742362">
            <text:p>23,5731168742</text:p>
          </table:table-cell>
          <table:table-cell table:formula="of:=1.8+(4.6*[.B13]^0.85)" office:value-type="float" office:value="37.1135691539261">
            <text:p>37,1135691539</text:p>
          </table:table-cell>
          <table:table-cell table:formula="of:=3+(5.2*[.B13]^0.6)" office:value-type="float" office:value="24.9199194920779">
            <text:p>24,9199194921</text:p>
          </table:table-cell>
          <table:table-cell table:formula="of:=5+(1.1*[.B13]^1.2)" office:value-type="float" office:value="24.5462706210464">
            <text:p>24,546270621</text:p>
          </table:table-cell>
          <table:table-cell table:formula="of:=6+(2.8*[.B13]^0.89)" office:value-type="float" office:value="29.6590619332285">
            <text:p>29,6590619332</text:p>
          </table:table-cell>
          <table:table-cell table:formula="of:=SUM([.E13:.J13])" office:value-type="float" office:value="195.453398912348">
            <text:p>195,4533989123</text:p>
          </table:table-cell>
        </table:table-row>
        <table:table-row table:style-name="ro1">
          <table:table-cell/>
          <table:table-cell table:formula="of:=[.B13]+1" office:value-type="float" office:value="12">
            <text:p>12</text:p>
          </table:table-cell>
          <table:table-cell table:formula="of:=226+(23*[.B14]^1.1)" office:value-type="float" office:value="579.856523700361">
            <text:p>579,8565237004</text:p>
          </table:table-cell>
          <table:table-cell table:formula="of:=25+(7*[.B14]^0.9)" office:value-type="float" office:value="90.5180799199615">
            <text:p>90,51807992</text:p>
          </table:table-cell>
          <table:table-cell table:formula="of:=9+(3.5*[.B14]^1.08)" office:value-type="float" office:value="60.2370114238665">
            <text:p>60,2370114239</text:p>
          </table:table-cell>
          <table:table-cell table:formula="of:=4+(1.4*[.B14]^1.1)" office:value-type="float" office:value="25.5390927469785">
            <text:p>25,539092747</text:p>
          </table:table-cell>
          <table:table-cell table:formula="of:=1.8+(4.6*[.B14]^0.85)" office:value-type="float" office:value="39.8243580548012">
            <text:p>39,8243580548</text:p>
          </table:table-cell>
          <table:table-cell table:formula="of:=3+(5.2*[.B14]^0.6)" office:value-type="float" office:value="26.0946875631984">
            <text:p>26,0946875632</text:p>
          </table:table-cell>
          <table:table-cell table:formula="of:=5+(1.1*[.B14]^1.2)" office:value-type="float" office:value="26.6975241496274">
            <text:p>26,6975241496</text:p>
          </table:table-cell>
          <table:table-cell table:formula="of:=6+(2.8*[.B14]^0.89)" office:value-type="float" office:value="31.5640312827995">
            <text:p>31,5640312828</text:p>
          </table:table-cell>
          <table:table-cell table:formula="of:=SUM([.E14:.J14])" office:value-type="float" office:value="209.956705221272">
            <text:p>209,9567052213</text:p>
          </table:table-cell>
        </table:table-row>
        <table:table-row table:style-name="ro1">
          <table:table-cell/>
          <table:table-cell table:formula="of:=[.B14]+1" office:value-type="float" office:value="13">
            <text:p>13</text:p>
          </table:table-cell>
          <table:table-cell table:formula="of:=226+(23*[.B15]^1.1)" office:value-type="float" office:value="612.425274013469">
            <text:p>612,4252740135</text:p>
          </table:table-cell>
          <table:table-cell table:formula="of:=25+(7*[.B15]^0.9)" office:value-type="float" office:value="95.4120610885603">
            <text:p>95,4120610886</text:p>
          </table:table-cell>
          <table:table-cell table:formula="of:=9+(3.5*[.B15]^1.08)" office:value-type="float" office:value="64.8633357256893">
            <text:p>64,8633357257</text:p>
          </table:table-cell>
          <table:table-cell table:formula="of:=4+(1.4*[.B15]^1.1)" office:value-type="float" office:value="27.5215384182111">
            <text:p>27,5215384182</text:p>
          </table:table-cell>
          <table:table-cell table:formula="of:=1.8+(4.6*[.B15]^0.85)" office:value-type="float" office:value="42.5014312361389">
            <text:p>42,5014312361</text:p>
          </table:table-cell>
          <table:table-cell table:formula="of:=3+(5.2*[.B15]^0.6)" office:value-type="float" office:value="27.2308893841875">
            <text:p>27,2308893842</text:p>
          </table:table-cell>
          <table:table-cell table:formula="of:=5+(1.1*[.B15]^1.2)" office:value-type="float" office:value="28.8849704283878">
            <text:p>28,8849704284</text:p>
          </table:table-cell>
          <table:table-cell table:formula="of:=6+(2.8*[.B15]^0.89)" office:value-type="float" office:value="33.4515970151619">
            <text:p>33,4515970152</text:p>
          </table:table-cell>
          <table:table-cell table:formula="of:=SUM([.E15:.J15])" office:value-type="float" office:value="224.453762207777">
            <text:p>224,4537622078</text:p>
          </table:table-cell>
        </table:table-row>
        <table:table-row table:style-name="ro1">
          <table:table-cell/>
          <table:table-cell table:formula="of:=[.B15]+1" office:value-type="float" office:value="14">
            <text:p>14</text:p>
          </table:table-cell>
          <table:table-cell table:formula="of:=226+(23*[.B16]^1.1)" office:value-type="float" office:value="645.245756290225">
            <text:p>645,2457562902</text:p>
          </table:table-cell>
          <table:table-cell table:formula="of:=25+(7*[.B16]^0.9)" office:value-type="float" office:value="100.268501890703">
            <text:p>100,2685018907</text:p>
          </table:table-cell>
          <table:table-cell table:formula="of:=9+(3.5*[.B16]^1.08)" office:value-type="float" office:value="69.5182446767288">
            <text:p>69,5182446767</text:p>
          </table:table-cell>
          <table:table-cell table:formula="of:=4+(1.4*[.B16]^1.1)" office:value-type="float" office:value="29.5193069046224">
            <text:p>29,5193069046</text:p>
          </table:table-cell>
          <table:table-cell table:formula="of:=1.8+(4.6*[.B16]^0.85)" office:value-type="float" office:value="45.1477601825033">
            <text:p>45,1477601825</text:p>
          </table:table-cell>
          <table:table-cell table:formula="of:=3+(5.2*[.B16]^0.6)" office:value-type="float" office:value="28.332623293988">
            <text:p>28,332623294</text:p>
          </table:table-cell>
          <table:table-cell table:formula="of:=5+(1.1*[.B16]^1.2)" office:value-type="float" office:value="31.1063603273155">
            <text:p>31,1063603273</text:p>
          </table:table-cell>
          <table:table-cell table:formula="of:=6+(2.8*[.B16]^0.89)" office:value-type="float" office:value="35.3232419016296">
            <text:p>35,3232419016</text:p>
          </table:table-cell>
          <table:table-cell table:formula="of:=SUM([.E16:.J16])" office:value-type="float" office:value="238.947537286788">
            <text:p>238,9475372868</text:p>
          </table:table-cell>
        </table:table-row>
        <table:table-row table:style-name="ro1">
          <table:table-cell/>
          <table:table-cell table:formula="of:=[.B16]+1" office:value-type="float" office:value="15">
            <text:p>15</text:p>
          </table:table-cell>
          <table:table-cell table:formula="of:=226+(23*[.B17]^1.1)" office:value-type="float" office:value="678.301700948714">
            <text:p>678,3017009487</text:p>
          </table:table-cell>
          <table:table-cell table:formula="of:=25+(7*[.B17]^0.9)" office:value-type="float" office:value="105.090346607181">
            <text:p>105,0903466072</text:p>
          </table:table-cell>
          <table:table-cell table:formula="of:=9+(3.5*[.B17]^1.08)" office:value-type="float" office:value="74.1998511324752">
            <text:p>74,1998511325</text:p>
          </table:table-cell>
          <table:table-cell table:formula="of:=4+(1.4*[.B17]^1.1)" office:value-type="float" office:value="31.5314078838348">
            <text:p>31,5314078838</text:p>
          </table:table-cell>
          <table:table-cell table:formula="of:=1.8+(4.6*[.B17]^0.85)" office:value-type="float" office:value="47.7658612596153">
            <text:p>47,7658612596</text:p>
          </table:table-cell>
          <table:table-cell table:formula="of:=3+(5.2*[.B17]^0.6)" office:value-type="float" office:value="29.4032932383345">
            <text:p>29,4032932383</text:p>
          </table:table-cell>
          <table:table-cell table:formula="of:=5+(1.1*[.B17]^1.2)" office:value-type="float" office:value="33.3597368051934">
            <text:p>33,3597368052</text:p>
          </table:table-cell>
          <table:table-cell table:formula="of:=6+(2.8*[.B17]^0.89)" office:value-type="float" office:value="37.1802255111787">
            <text:p>37,1802255112</text:p>
          </table:table-cell>
          <table:table-cell table:formula="of:=SUM([.E17:.J17])" office:value-type="float" office:value="253.440375830632">
            <text:p>253,4403758306</text:p>
          </table:table-cell>
        </table:table-row>
        <table:table-row table:style-name="ro1">
          <table:table-cell/>
          <table:table-cell table:formula="of:=[.B17]+1" office:value-type="float" office:value="16">
            <text:p>16</text:p>
          </table:table-cell>
          <table:table-cell table:formula="of:=226+(23*[.B18]^1.1)" office:value-type="float" office:value="711.578911164425">
            <text:p>711,5789111644</text:p>
          </table:table-cell>
          <table:table-cell table:formula="of:=25+(7*[.B18]^0.9)" office:value-type="float" office:value="109.880127724582">
            <text:p>109,8801277246</text:p>
          </table:table-cell>
          <table:table-cell table:formula="of:=9+(3.5*[.B18]^1.08)" office:value-type="float" office:value="78.9065107384903">
            <text:p>78,9065107385</text:p>
          </table:table-cell>
          <table:table-cell table:formula="of:=4+(1.4*[.B18]^1.1)" office:value-type="float" office:value="33.5569772013128">
            <text:p>33,5569772013</text:p>
          </table:table-cell>
          <table:table-cell table:formula="of:=1.8+(4.6*[.B18]^0.85)" office:value-type="float" office:value="50.3578911164425">
            <text:p>50,3578911164</text:p>
          </table:table-cell>
          <table:table-cell table:formula="of:=3+(5.2*[.B18]^0.6)" office:value-type="float" office:value="30.4457645440762">
            <text:p>30,4457645441</text:p>
          </table:table-cell>
          <table:table-cell table:formula="of:=5+(1.1*[.B18]^1.2)" office:value-type="float" office:value="35.6433798280236">
            <text:p>35,643379828</text:p>
          </table:table-cell>
          <table:table-cell table:formula="of:=6+(2.8*[.B18]^0.89)" office:value-type="float" office:value="39.0236304673207">
            <text:p>39,0236304673</text:p>
          </table:table-cell>
          <table:table-cell table:formula="of:=SUM([.E18:.J18])" office:value-type="float" office:value="267.934153895666">
            <text:p>267,9341538957</text:p>
          </table:table-cell>
        </table:table-row>
        <table:table-row table:style-name="ro1">
          <table:table-cell/>
          <table:table-cell table:formula="of:=[.B18]+1" office:value-type="float" office:value="17">
            <text:p>17</text:p>
          </table:table-cell>
          <table:table-cell table:formula="of:=226+(23*[.B19]^1.1)" office:value-type="float" office:value="745.064884881411">
            <text:p>745,0648848814</text:p>
          </table:table-cell>
          <table:table-cell table:formula="of:=25+(7*[.B19]^0.9)" office:value-type="float" office:value="114.64004569608">
            <text:p>114,6400456961</text:p>
          </table:table-cell>
          <table:table-cell table:formula="of:=9+(3.5*[.B19]^1.08)" office:value-type="float" office:value="83.6367773783724">
            <text:p>83,6367773784</text:p>
          </table:table-cell>
          <table:table-cell table:formula="of:=4+(1.4*[.B19]^1.1)" office:value-type="float" office:value="35.5952538623468">
            <text:p>35,5952538623</text:p>
          </table:table-cell>
          <table:table-cell table:formula="of:=1.8+(4.6*[.B19]^0.85)" office:value-type="float" office:value="52.9257173695536">
            <text:p>52,9257173696</text:p>
          </table:table-cell>
          <table:table-cell table:formula="of:=3+(5.2*[.B19]^0.6)" office:value-type="float" office:value="31.4624772479761">
            <text:p>31,462477248</text:p>
          </table:table-cell>
          <table:table-cell table:formula="of:=5+(1.1*[.B19]^1.2)" office:value-type="float" office:value="37.9557645044643">
            <text:p>37,9557645045</text:p>
          </table:table-cell>
          <table:table-cell table:formula="of:=6+(2.8*[.B19]^0.89)" office:value-type="float" office:value="40.8543968203725">
            <text:p>40,8543968204</text:p>
          </table:table-cell>
          <table:table-cell table:formula="of:=SUM([.E19:.J19])" office:value-type="float" office:value="282.430387183086">
            <text:p>282,4303871831</text:p>
          </table:table-cell>
        </table:table-row>
        <table:table-row table:style-name="ro1">
          <table:table-cell/>
          <table:table-cell table:formula="of:=[.B19]+1" office:value-type="float" office:value="18">
            <text:p>18</text:p>
          </table:table-cell>
          <table:table-cell table:formula="of:=226+(23*[.B20]^1.1)" office:value-type="float" office:value="778.74852409169">
            <text:p>778,7485240917</text:p>
          </table:table-cell>
          <table:table-cell table:formula="of:=25+(7*[.B20]^0.9)" office:value-type="float" office:value="119.37202946081">
            <text:p>119,3720294608</text:p>
          </table:table-cell>
          <table:table-cell table:formula="of:=9+(3.5*[.B20]^1.08)" office:value-type="float" office:value="88.3893689541197">
            <text:p>88,3893689541</text:p>
          </table:table-cell>
          <table:table-cell table:formula="of:=4+(1.4*[.B20]^1.1)" office:value-type="float" office:value="37.6455623360159">
            <text:p>37,645562336</text:p>
          </table:table-cell>
          <table:table-cell table:formula="of:=1.8+(4.6*[.B20]^0.85)" office:value-type="float" office:value="55.4709720539765">
            <text:p>55,470972054</text:p>
          </table:table-cell>
          <table:table-cell table:formula="of:=3+(5.2*[.B20]^0.6)" office:value-type="float" office:value="32.455530352401">
            <text:p>32,4555303524</text:p>
          </table:table-cell>
          <table:table-cell table:formula="of:=5+(1.1*[.B20]^1.2)" office:value-type="float" office:value="40.2955286677269">
            <text:p>40,2955286677</text:p>
          </table:table-cell>
          <table:table-cell table:formula="of:=6+(2.8*[.B20]^0.89)" office:value-type="float" office:value="42.6733481101057">
            <text:p>42,6733481101</text:p>
          </table:table-cell>
          <table:table-cell table:formula="of:=SUM([.E20:.J20])" office:value-type="float" office:value="296.930310474346">
            <text:p>296,9303104743</text:p>
          </table:table-cell>
        </table:table-row>
        <table:table-row table:style-name="ro1">
          <table:table-cell/>
          <table:table-cell table:formula="of:=[.B20]+1" office:value-type="float" office:value="19">
            <text:p>19</text:p>
          </table:table-cell>
          <table:table-cell table:formula="of:=226+(23*[.B21]^1.1)" office:value-type="float" office:value="812.61990747044">
            <text:p>812,6199074704</text:p>
          </table:table-cell>
          <table:table-cell table:formula="of:=25+(7*[.B21]^0.9)" office:value-type="float" office:value="124.077783177566">
            <text:p>124,0777831776</text:p>
          </table:table-cell>
          <table:table-cell table:formula="of:=9+(3.5*[.B21]^1.08)" office:value-type="float" office:value="93.1631406578014">
            <text:p>93,1631406578</text:p>
          </table:table-cell>
          <table:table-cell table:formula="of:=4+(1.4*[.B21]^1.1)" office:value-type="float" office:value="39.707298715592">
            <text:p>39,7072987156</text:p>
          </table:table-cell>
          <table:table-cell table:formula="of:=1.8+(4.6*[.B21]^0.85)" office:value-type="float" office:value="57.9950927676982">
            <text:p>57,9950927677</text:p>
          </table:table-cell>
          <table:table-cell table:formula="of:=3+(5.2*[.B21]^0.6)" office:value-type="float" office:value="33.4267456605279">
            <text:p>33,4267456605</text:p>
          </table:table-cell>
          <table:table-cell table:formula="of:=5+(1.1*[.B21]^1.2)" office:value-type="float" office:value="42.6614473609283">
            <text:p>42,6614473609</text:p>
          </table:table-cell>
          <table:table-cell table:formula="of:=6+(2.8*[.B21]^0.89)" office:value-type="float" office:value="44.4812114788222">
            <text:p>44,4812114788</text:p>
          </table:table-cell>
          <table:table-cell table:formula="of:=SUM([.E21:.J21])" office:value-type="float" office:value="311.43493664137">
            <text:p>311,4349366414</text:p>
          </table:table-cell>
        </table:table-row>
        <table:table-row table:style-name="ro1">
          <table:table-cell/>
          <table:table-cell table:formula="of:=[.B21]+1" office:value-type="float" office:value="20">
            <text:p>20</text:p>
          </table:table-cell>
          <table:table-cell table:formula="of:=226+(23*[.B22]^1.1)" office:value-type="float" office:value="846.670109929839">
            <text:p>846,6701099298</text:p>
          </table:table-cell>
          <table:table-cell table:formula="of:=25+(7*[.B22]^0.9)" office:value-type="float" office:value="128.758822874973">
            <text:p>128,758822875</text:p>
          </table:table-cell>
          <table:table-cell table:formula="of:=9+(3.5*[.B22]^1.08)" office:value-type="float" office:value="97.9570637841154">
            <text:p>97,9570637841</text:p>
          </table:table-cell>
          <table:table-cell table:formula="of:=4+(1.4*[.B22]^1.1)" office:value-type="float" office:value="41.7799197348598">
            <text:p>41,7799197349</text:p>
          </table:table-cell>
          <table:table-cell table:formula="of:=1.8+(4.6*[.B22]^0.85)" office:value-type="float" office:value="60.4993548425224">
            <text:p>60,4993548425</text:p>
          </table:table-cell>
          <table:table-cell table:formula="of:=3+(5.2*[.B22]^0.6)" office:value-type="float" office:value="34.3777169500349">
            <text:p>34,37771695</text:p>
          </table:table-cell>
          <table:table-cell table:formula="of:=5+(1.1*[.B22]^1.2)" office:value-type="float" office:value="45.0524124665738">
            <text:p>45,0524124666</text:p>
          </table:table-cell>
          <table:table-cell table:formula="of:=6+(2.8*[.B22]^0.89)" office:value-type="float" office:value="46.2786334353182">
            <text:p>46,2786334353</text:p>
          </table:table-cell>
          <table:table-cell table:formula="of:=SUM([.E22:.J22])" office:value-type="float" office:value="325.945101213424">
            <text:p>325,9451012134</text:p>
          </table:table-cell>
        </table:table-row>
        <table:table-row table:style-name="ro1">
          <table:table-cell/>
          <table:table-cell table:formula="of:=[.B22]+1" office:value-type="float" office:value="21">
            <text:p>21</text:p>
          </table:table-cell>
          <table:table-cell table:formula="of:=226+(23*[.B23]^1.1)" office:value-type="float" office:value="880.891057533128">
            <text:p>880,8910575331</text:p>
          </table:table-cell>
          <table:table-cell table:formula="of:=25+(7*[.B23]^0.9)" office:value-type="float" office:value="133.416505590181">
            <text:p>133,4165055902</text:p>
          </table:table-cell>
          <table:table-cell table:formula="of:=9+(3.5*[.B23]^1.08)" office:value-type="float" office:value="102.770208713979">
            <text:p>102,770208714</text:p>
          </table:table-cell>
          <table:table-cell table:formula="of:=4+(1.4*[.B23]^1.1)" office:value-type="float" office:value="43.8629339367991">
            <text:p>43,8629339368</text:p>
          </table:table-cell>
          <table:table-cell table:formula="of:=1.8+(4.6*[.B23]^0.85)" office:value-type="float" office:value="62.9848968496615">
            <text:p>62,9848968497</text:p>
          </table:table-cell>
          <table:table-cell table:formula="of:=3+(5.2*[.B23]^0.6)" office:value-type="float" office:value="35.3098484142759">
            <text:p>35,3098484143</text:p>
          </table:table-cell>
          <table:table-cell table:formula="of:=5+(1.1*[.B23]^1.2)" office:value-type="float" office:value="47.4674162355338">
            <text:p>47,4674162355</text:p>
          </table:table-cell>
          <table:table-cell table:formula="of:=6+(2.8*[.B23]^0.89)" office:value-type="float" office:value="48.0661923809669">
            <text:p>48,066192381</text:p>
          </table:table-cell>
          <table:table-cell table:formula="of:=SUM([.E23:.J23])" office:value-type="float" office:value="340.461496531217">
            <text:p>340,4614965312</text:p>
          </table:table-cell>
        </table:table-row>
        <table:table-row table:style-name="ro1">
          <table:table-cell/>
          <table:table-cell table:formula="of:=[.B23]+1" office:value-type="float" office:value="22">
            <text:p>22</text:p>
          </table:table-cell>
          <table:table-cell table:formula="of:=226+(23*[.B24]^1.1)" office:value-type="float" office:value="915.275409476194">
            <text:p>915,2754094762</text:p>
          </table:table-cell>
          <table:table-cell table:formula="of:=25+(7*[.B24]^0.9)" office:value-type="float" office:value="138.052052820537">
            <text:p>138,0520528205</text:p>
          </table:table-cell>
          <table:table-cell table:formula="of:=9+(3.5*[.B24]^1.08)" office:value-type="float" office:value="107.601731087453">
            <text:p>107,6017310875</text:p>
          </table:table-cell>
          <table:table-cell table:formula="of:=4+(1.4*[.B24]^1.1)" office:value-type="float" office:value="45.9558944898553">
            <text:p>45,9558944899</text:p>
          </table:table-cell>
          <table:table-cell table:formula="of:=1.8+(4.6*[.B24]^0.85)" office:value-type="float" office:value="65.4527410728309">
            <text:p>65,4527410728</text:p>
          </table:table-cell>
          <table:table-cell table:formula="of:=3+(5.2*[.B24]^0.6)" office:value-type="float" office:value="36.2243851107166">
            <text:p>36,2243851107</text:p>
          </table:table-cell>
          <table:table-cell table:formula="of:=5+(1.1*[.B24]^1.2)" office:value-type="float" office:value="49.9055378174456">
            <text:p>49,9055378174</text:p>
          </table:table-cell>
          <table:table-cell table:formula="of:=6+(2.8*[.B24]^0.89)" office:value-type="float" office:value="49.844408685709">
            <text:p>49,8444086857</text:p>
          </table:table-cell>
          <table:table-cell table:formula="of:=SUM([.E24:.J24])" office:value-type="float" office:value="354.98469826401">
            <text:p>354,984698264</text:p>
          </table:table-cell>
        </table:table-row>
        <table:table-row table:style-name="ro1">
          <table:table-cell/>
          <table:table-cell table:formula="of:=[.B24]+1" office:value-type="float" office:value="23">
            <text:p>23</text:p>
          </table:table-cell>
          <table:table-cell table:formula="of:=226+(23*[.B25]^1.1)" office:value-type="float" office:value="949.816461079535">
            <text:p>949,8164610795</text:p>
          </table:table-cell>
          <table:table-cell table:formula="of:=25+(7*[.B25]^0.9)" office:value-type="float" office:value="142.666569606575">
            <text:p>142,6665696066</text:p>
          </table:table-cell>
          <table:table-cell table:formula="of:=9+(3.5*[.B25]^1.08)" office:value-type="float" office:value="112.450860449708">
            <text:p>112,4508604497</text:p>
          </table:table-cell>
          <table:table-cell table:formula="of:=4+(1.4*[.B25]^1.1)" office:value-type="float" office:value="48.0583932831021">
            <text:p>48,0583932831</text:p>
          </table:table-cell>
          <table:table-cell table:formula="of:=1.8+(4.6*[.B25]^0.85)" office:value-type="float" office:value="67.9038101255191">
            <text:p>67,9038101255</text:p>
          </table:table-cell>
          <table:table-cell table:formula="of:=3+(5.2*[.B25]^0.6)" office:value-type="float" office:value="37.1224373646825">
            <text:p>37,1224373647</text:p>
          </table:table-cell>
          <table:table-cell table:formula="of:=5+(1.1*[.B25]^1.2)" office:value-type="float" office:value="52.3659321330379">
            <text:p>52,365932133</text:p>
          </table:table-cell>
          <table:table-cell table:formula="of:=6+(2.8*[.B25]^0.89)" office:value-type="float" office:value="51.6137528829081">
            <text:p>51,6137528829</text:p>
          </table:table-cell>
          <table:table-cell table:formula="of:=SUM([.E25:.J25])" office:value-type="float" office:value="369.515186238958">
            <text:p>369,515186239</text:p>
          </table:table-cell>
        </table:table-row>
        <table:table-row table:style-name="ro1">
          <table:table-cell/>
          <table:table-cell table:formula="of:=[.B25]+1" office:value-type="float" office:value="24">
            <text:p>24</text:p>
          </table:table-cell>
          <table:table-cell table:formula="of:=226+(23*[.B26]^1.1)" office:value-type="float" office:value="984.508063294784">
            <text:p>984,5080632948</text:p>
          </table:table-cell>
          <table:table-cell table:formula="of:=25+(7*[.B26]^0.9)" office:value-type="float" office:value="147.261060214939">
            <text:p>147,2610602149</text:p>
          </table:table-cell>
          <table:table-cell table:formula="of:=9+(3.5*[.B26]^1.08)" office:value-type="float" office:value="117.316890838953">
            <text:p>117,316890839</text:p>
          </table:table-cell>
          <table:table-cell table:formula="of:=4+(1.4*[.B26]^1.1)" office:value-type="float" office:value="50.170056026639">
            <text:p>50,1700560266</text:p>
          </table:table-cell>
          <table:table-cell table:formula="of:=1.8+(4.6*[.B26]^0.85)" office:value-type="float" office:value="70.3389405747389">
            <text:p>70,3389405747</text:p>
          </table:table-cell>
          <table:table-cell table:formula="of:=3+(5.2*[.B26]^0.6)" office:value-type="float" office:value="38.0050005379214">
            <text:p>38,0050005379</text:p>
          </table:table-cell>
          <table:table-cell table:formula="of:=5+(1.1*[.B26]^1.2)" office:value-type="float" office:value="54.8478205963708">
            <text:p>54,8478205964</text:p>
          </table:table-cell>
          <table:table-cell table:formula="of:=6+(2.8*[.B26]^0.89)" office:value-type="float" office:value="53.374652400868">
            <text:p>53,3746524009</text:p>
          </table:table-cell>
          <table:table-cell table:formula="of:=SUM([.E26:.J26])" office:value-type="float" office:value="384.053360975491">
            <text:p>384,0533609755</text:p>
          </table:table-cell>
        </table:table-row>
        <table:table-row table:style-name="ro1">
          <table:table-cell/>
          <table:table-cell table:formula="of:=[.B26]+1" office:value-type="float" office:value="25">
            <text:p>25</text:p>
          </table:table-cell>
          <table:table-cell table:formula="of:=226+(23*[.B27]^1.1)" office:value-type="float" office:value="1019.3445553402">
            <text:p>1019,3445553402</text:p>
          </table:table-cell>
          <table:table-cell table:formula="of:=25+(7*[.B27]^0.9)" office:value-type="float" office:value="151.836441143597">
            <text:p>151,8364411436</text:p>
          </table:table-cell>
          <table:table-cell table:formula="of:=9+(3.5*[.B27]^1.08)" office:value-type="float" office:value="122.199172916724">
            <text:p>122,1991729167</text:p>
          </table:table-cell>
          <table:table-cell table:formula="of:=4+(1.4*[.B27]^1.1)" office:value-type="float" office:value="52.2905381511425">
            <text:p>52,2905381511</text:p>
          </table:table-cell>
          <table:table-cell table:formula="of:=1.8+(4.6*[.B27]^0.85)" office:value-type="float" office:value="72.7588942128011">
            <text:p>72,7588942128</text:p>
          </table:table-cell>
          <table:table-cell table:formula="of:=3+(5.2*[.B27]^0.6)" office:value-type="float" office:value="38.8729711979916">
            <text:p>38,872971198</text:p>
          </table:table-cell>
          <table:table-cell table:formula="of:=5+(1.1*[.B27]^1.2)" office:value-type="float" office:value="57.3504833146867">
            <text:p>57,3504833147</text:p>
          </table:table-cell>
          <table:table-cell table:formula="of:=6+(2.8*[.B27]^0.89)" office:value-type="float" office:value="55.1274971424534">
            <text:p>55,1274971425</text:p>
          </table:table-cell>
          <table:table-cell table:formula="of:=SUM([.E27:.J27])" office:value-type="float" office:value="398.599556935799">
            <text:p>398,5995569358</text:p>
          </table:table-cell>
        </table:table-row>
        <table:table-row table:style-name="ro1">
          <table:table-cell/>
          <table:table-cell table:formula="of:=[.B27]+1" office:value-type="float" office:value="26">
            <text:p>26</text:p>
          </table:table-cell>
          <table:table-cell table:formula="of:=226+(23*[.B28]^1.1)" office:value-type="float" office:value="1054.3207078819">
            <text:p>1054,3207078819</text:p>
          </table:table-cell>
          <table:table-cell table:formula="of:=25+(7*[.B28]^0.9)" office:value-type="float" office:value="156.393551995464">
            <text:p>156,3935519955</text:p>
          </table:table-cell>
          <table:table-cell table:formula="of:=9+(3.5*[.B28]^1.08)" office:value-type="float" office:value="127.097107335981">
            <text:p>127,097107336</text:p>
          </table:table-cell>
          <table:table-cell table:formula="of:=4+(1.4*[.B28]^1.1)" office:value-type="float" office:value="54.4195213493332">
            <text:p>54,4195213493</text:p>
          </table:table-cell>
          <table:table-cell table:formula="of:=1.8+(4.6*[.B28]^0.85)" office:value-type="float" office:value="75.1643674609861">
            <text:p>75,164367461</text:p>
          </table:table-cell>
          <table:table-cell table:formula="of:=3+(5.2*[.B28]^0.6)" office:value-type="float" office:value="39.727160460894">
            <text:p>39,7271604609</text:p>
          </table:table-cell>
          <table:table-cell table:formula="of:=5+(1.1*[.B28]^1.2)" office:value-type="float" office:value="59.8732524804838">
            <text:p>59,8732524805</text:p>
          </table:table-cell>
          <table:table-cell table:formula="of:=6+(2.8*[.B28]^0.89)" office:value-type="float" office:value="56.8726441481488">
            <text:p>56,8726441481</text:p>
          </table:table-cell>
          <table:table-cell table:formula="of:=SUM([.E28:.J28])" office:value-type="float" office:value="413.154053235827">
            <text:p>413,1540532358</text:p>
          </table:table-cell>
        </table:table-row>
        <table:table-row table:style-name="ro1">
          <table:table-cell/>
          <table:table-cell table:formula="of:=[.B28]+1" office:value-type="float" office:value="27">
            <text:p>27</text:p>
          </table:table-cell>
          <table:table-cell table:formula="of:=226+(23*[.B29]^1.1)" office:value-type="float" office:value="1089.43167476618">
            <text:p>1089,4316747662</text:p>
          </table:table-cell>
          <table:table-cell table:formula="of:=25+(7*[.B29]^0.9)" office:value-type="float" office:value="160.933164638399">
            <text:p>160,9331646384</text:p>
          </table:table-cell>
          <table:table-cell table:formula="of:=9+(3.5*[.B29]^1.08)" office:value-type="float" office:value="132.010139112008">
            <text:p>132,010139112</text:p>
          </table:table-cell>
          <table:table-cell table:formula="of:=4+(1.4*[.B29]^1.1)" office:value-type="float" office:value="56.5567106379414">
            <text:p>56,5567106379</text:p>
          </table:table-cell>
          <table:table-cell table:formula="of:=1.8+(4.6*[.B29]^0.85)" office:value-type="float" office:value="77.5559992746545">
            <text:p>77,5559992747</text:p>
          </table:table-cell>
          <table:table-cell table:formula="of:=3+(5.2*[.B29]^0.6)" office:value-type="float" office:value="40.5683050903788">
            <text:p>40,5683050904</text:p>
          </table:table-cell>
          <table:table-cell table:formula="of:=5+(1.1*[.B29]^1.2)" office:value-type="float" office:value="62.4155067344733">
            <text:p>62,4155067345</text:p>
          </table:table-cell>
          <table:table-cell table:formula="of:=6+(2.8*[.B29]^0.89)" office:value-type="float" office:value="58.6104215225992">
            <text:p>58,6104215226</text:p>
          </table:table-cell>
          <table:table-cell table:formula="of:=SUM([.E29:.J29])" office:value-type="float" office:value="427.717082372055">
            <text:p>427,7170823721</text:p>
          </table:table-cell>
        </table:table-row>
        <table:table-row table:style-name="ro1">
          <table:table-cell/>
          <table:table-cell table:formula="of:=[.B29]+1" office:value-type="float" office:value="28">
            <text:p>28</text:p>
          </table:table-cell>
          <table:table-cell table:formula="of:=226+(23*[.B30]^1.1)" office:value-type="float" office:value="1124.67295174564">
            <text:p>1124,6729517457</text:p>
          </table:table-cell>
          <table:table-cell table:formula="of:=25+(7*[.B30]^0.9)" office:value-type="float" office:value="165.455990975153">
            <text:p>165,4559909752</text:p>
          </table:table-cell>
          <table:table-cell table:formula="of:=9+(3.5*[.B30]^1.08)" office:value-type="float" office:value="136.93775281282">
            <text:p>136,9377528128</text:p>
          </table:table-cell>
          <table:table-cell table:formula="of:=4+(1.4*[.B30]^1.1)" office:value-type="float" office:value="58.7018318453869">
            <text:p>58,7018318454</text:p>
          </table:table-cell>
          <table:table-cell table:formula="of:=1.8+(4.6*[.B30]^0.85)" office:value-type="float" office:value="79.9343778352489">
            <text:p>79,9343778352</text:p>
          </table:table-cell>
          <table:table-cell table:formula="of:=3+(5.2*[.B30]^0.6)" office:value-type="float" office:value="41.3970767998648">
            <text:p>41,3970767999</text:p>
          </table:table-cell>
          <table:table-cell table:formula="of:=5+(1.1*[.B30]^1.2)" office:value-type="float" office:value="64.9766663258943">
            <text:p>64,9766663259</text:p>
          </table:table-cell>
          <table:table-cell table:formula="of:=6+(2.8*[.B30]^0.89)" office:value-type="float" office:value="60.3411317639469">
            <text:p>60,3411317639</text:p>
          </table:table-cell>
          <table:table-cell table:formula="of:=SUM([.E30:.J30])" office:value-type="float" office:value="442.288837383162">
            <text:p>442,2888373832</text:p>
          </table:table-cell>
        </table:table-row>
        <table:table-row table:style-name="ro1">
          <table:table-cell/>
          <table:table-cell table:formula="of:=[.B30]+1" office:value-type="float" office:value="29">
            <text:p>29</text:p>
          </table:table-cell>
          <table:table-cell table:formula="of:=226+(23*[.B31]^1.1)" office:value-type="float" office:value="1160.04034097136">
            <text:p>1160,0403409714</text:p>
          </table:table-cell>
          <table:table-cell table:formula="of:=25+(7*[.B31]^0.9)" office:value-type="float" office:value="169.962689576329">
            <text:p>169,9626895763</text:p>
          </table:table-cell>
          <table:table-cell table:formula="of:=9+(3.5*[.B31]^1.08)" office:value-type="float" office:value="141.879468424685">
            <text:p>141,8794684247</text:p>
          </table:table-cell>
          <table:table-cell table:formula="of:=4+(1.4*[.B31]^1.1)" office:value-type="float" office:value="60.8546294504307">
            <text:p>60,8546294504</text:p>
          </table:table-cell>
          <table:table-cell table:formula="of:=1.8+(4.6*[.B31]^0.85)" office:value-type="float" office:value="82.3000462520156">
            <text:p>82,300046252</text:p>
          </table:table-cell>
          <table:table-cell table:formula="of:=3+(5.2*[.B31]^0.6)" office:value-type="float" office:value="42.2140901015637">
            <text:p>42,2140901016</text:p>
          </table:table-cell>
          <table:table-cell table:formula="of:=5+(1.1*[.B31]^1.2)" office:value-type="float" office:value="67.5561889328001">
            <text:p>67,5561889328</text:p>
          </table:table-cell>
          <table:table-cell table:formula="of:=6+(2.8*[.B31]^0.89)" office:value-type="float" office:value="62.0650546048852">
            <text:p>62,0650546049</text:p>
          </table:table-cell>
          <table:table-cell table:formula="of:=SUM([.E31:.J31])" office:value-type="float" office:value="456.86947776638">
            <text:p>456,8694777664</text:p>
          </table:table-cell>
        </table:table-row>
        <table:table-row table:style-name="ro1">
          <table:table-cell/>
          <table:table-cell table:formula="of:=[.B31]+1" office:value-type="float" office:value="30">
            <text:p>30</text:p>
          </table:table-cell>
          <table:table-cell table:formula="of:=226+(23*[.B32]^1.1)" office:value-type="float" office:value="1195.52992027372">
            <text:p>1195,5299202737</text:p>
          </table:table-cell>
          <table:table-cell table:formula="of:=25+(7*[.B32]^0.9)" office:value-type="float" office:value="174.453871376236">
            <text:p>174,4538713762</text:p>
          </table:table-cell>
          <table:table-cell table:formula="of:=9+(3.5*[.B32]^1.08)" office:value-type="float" office:value="146.834837777885">
            <text:p>146,8348377779</text:p>
          </table:table-cell>
          <table:table-cell table:formula="of:=4+(1.4*[.B32]^1.1)" office:value-type="float" office:value="63.0148647123132">
            <text:p>63,0148647123</text:p>
          </table:table-cell>
          <table:table-cell table:formula="of:=1.8+(4.6*[.B32]^0.85)" office:value-type="float" office:value="84.6535074490671">
            <text:p>84,6535074491</text:p>
          </table:table-cell>
          <table:table-cell table:formula="of:=3+(5.2*[.B32]^0.6)" office:value-type="float" office:value="43.0199089717756">
            <text:p>43,0199089718</text:p>
          </table:table-cell>
          <table:table-cell table:formula="of:=5+(1.1*[.B32]^1.2)" office:value-type="float" office:value="70.1535660325491">
            <text:p>70,1535660325</text:p>
          </table:table-cell>
          <table:table-cell table:formula="of:=6+(2.8*[.B32]^0.89)" office:value-type="float" office:value="63.7824494514155">
            <text:p>63,7824494514</text:p>
          </table:table-cell>
          <table:table-cell table:formula="of:=SUM([.E32:.J32])" office:value-type="float" office:value="471.459134395006">
            <text:p>471,459134395</text:p>
          </table:table-cell>
        </table:table-row>
        <table:table-row table:style-name="ro1">
          <table:table-cell/>
          <table:table-cell table:formula="of:=[.B32]+1" office:value-type="float" office:value="31">
            <text:p>31</text:p>
          </table:table-cell>
          <table:table-cell table:formula="of:=226+(23*[.B33]^1.1)" office:value-type="float" office:value="1231.1380164475">
            <text:p>1231,1380164475</text:p>
          </table:table-cell>
          <table:table-cell table:formula="of:=25+(7*[.B33]^0.9)" office:value-type="float" office:value="178.930104590847">
            <text:p>178,9301045908</text:p>
          </table:table-cell>
          <table:table-cell table:formula="of:=9+(3.5*[.B33]^1.08)" office:value-type="float" office:value="151.803441440621">
            <text:p>151,8034414406</text:p>
          </table:table-cell>
          <table:table-cell table:formula="of:=4+(1.4*[.B33]^1.1)" office:value-type="float" office:value="65.1823140446305">
            <text:p>65,1823140446</text:p>
          </table:table-cell>
          <table:table-cell table:formula="of:=1.8+(4.6*[.B33]^0.85)" office:value-type="float" office:value="86.9952283774497">
            <text:p>86,9952283774</text:p>
          </table:table-cell>
          <table:table-cell table:formula="of:=3+(5.2*[.B33]^0.6)" office:value-type="float" office:value="43.8150525442506">
            <text:p>43,8150525443</text:p>
          </table:table-cell>
          <table:table-cell table:formula="of:=5+(1.1*[.B33]^1.2)" office:value-type="float" office:value="72.768319734058">
            <text:p>72,7683197341</text:p>
          </table:table-cell>
          <table:table-cell table:formula="of:=6+(2.8*[.B33]^0.89)" office:value-type="float" office:value="65.4935574877854">
            <text:p>65,4935574878</text:p>
          </table:table-cell>
          <table:table-cell table:formula="of:=SUM([.E33:.J33])" office:value-type="float" office:value="486.057913628795">
            <text:p>486,0579136288</text:p>
          </table:table-cell>
        </table:table-row>
        <table:table-row table:style-name="ro1">
          <table:table-cell/>
          <table:table-cell table:formula="of:=[.B33]+1" office:value-type="float" office:value="32">
            <text:p>32</text:p>
          </table:table-cell>
          <table:table-cell table:formula="of:=226+(23*[.B34]^1.1)" office:value-type="float" office:value="1266.8611819066">
            <text:p>1266,8611819066</text:p>
          </table:table-cell>
          <table:table-cell table:formula="of:=25+(7*[.B34]^0.9)" office:value-type="float" office:value="183.391918985787">
            <text:p>183,3919189858</text:p>
          </table:table-cell>
          <table:table-cell table:formula="of:=9+(3.5*[.B34]^1.08)" office:value-type="float" office:value="156.784886006564">
            <text:p>156,7848860066</text:p>
          </table:table-cell>
          <table:table-cell table:formula="of:=4+(1.4*[.B34]^1.1)" office:value-type="float" office:value="67.3567675943147">
            <text:p>67,3567675943</text:p>
          </table:table-cell>
          <table:table-cell table:formula="of:=1.8+(4.6*[.B34]^0.85)" office:value-type="float" office:value="89.3256436642003">
            <text:p>89,3256436642</text:p>
          </table:table-cell>
          <table:table-cell table:formula="of:=3+(5.2*[.B34]^0.6)" office:value-type="float" office:value="44.6">
            <text:p>44,6</text:p>
          </table:table-cell>
          <table:table-cell table:formula="of:=5+(1.1*[.B34]^1.2)" office:value-type="float" office:value="75.4">
            <text:p>75,4</text:p>
          </table:table-cell>
          <table:table-cell table:formula="of:=6+(2.8*[.B34]^0.89)" office:value-type="float" office:value="67.1986035025969">
            <text:p>67,1986035026</text:p>
          </table:table-cell>
          <table:table-cell table:formula="of:=SUM([.E34:.J34])" office:value-type="float" office:value="500.665900767676">
            <text:p>500,6659007677</text:p>
          </table:table-cell>
        </table:table-row>
        <table:table-row table:style-name="ro1">
          <table:table-cell/>
          <table:table-cell table:formula="of:=[.B34]+1" office:value-type="float" office:value="33">
            <text:p>33</text:p>
          </table:table-cell>
          <table:table-cell table:formula="of:=226+(23*[.B35]^1.1)" office:value-type="float" office:value="1302.69617419087">
            <text:p>1302,6961741909</text:p>
          </table:table-cell>
          <table:table-cell table:formula="of:=25+(7*[.B35]^0.9)" office:value-type="float" office:value="187.839809597873">
            <text:p>187,8398095979</text:p>
          </table:table-cell>
          <table:table-cell table:formula="of:=9+(3.5*[.B35]^1.08)" office:value-type="float" office:value="161.778801715402">
            <text:p>161,7788017154</text:p>
          </table:table-cell>
          <table:table-cell table:formula="of:=4+(1.4*[.B35]^1.1)" office:value-type="float" office:value="69.5380279942272">
            <text:p>69,5380279942</text:p>
          </table:table-cell>
          <table:table-cell table:formula="of:=1.8+(4.6*[.B35]^0.85)" office:value-type="float" office:value="91.6451587888817">
            <text:p>91,6451587889</text:p>
          </table:table-cell>
          <table:table-cell table:formula="of:=3+(5.2*[.B35]^0.6)" office:value-type="float" office:value="45.3751947884347">
            <text:p>45,3751947884</text:p>
          </table:table-cell>
          <table:table-cell table:formula="of:=5+(1.1*[.B35]^1.2)" office:value-type="float" office:value="78.0481822002058">
            <text:p>78,0481822002</text:p>
          </table:table-cell>
          <table:table-cell table:formula="of:=6+(2.8*[.B35]^0.89)" office:value-type="float" office:value="68.8977974805805">
            <text:p>68,8977974806</text:p>
          </table:table-cell>
          <table:table-cell table:formula="of:=SUM([.E35:.J35])" office:value-type="float" office:value="515.283162967731">
            <text:p>515,2831629677</text:p>
          </table:table-cell>
        </table:table-row>
        <table:table-row table:style-name="ro1">
          <table:table-cell/>
          <table:table-cell table:formula="of:=[.B35]+1" office:value-type="float" office:value="34">
            <text:p>34</text:p>
          </table:table-cell>
          <table:table-cell table:formula="of:=226+(23*[.B36]^1.1)" office:value-type="float" office:value="1338.6399379007">
            <text:p>1338,6399379007</text:p>
          </table:table-cell>
          <table:table-cell table:formula="of:=25+(7*[.B36]^0.9)" office:value-type="float" office:value="192.274239994619">
            <text:p>192,2742399946</text:p>
          </table:table-cell>
          <table:table-cell table:formula="of:=9+(3.5*[.B36]^1.08)" office:value-type="float" office:value="166.784840356606">
            <text:p>166,7848403566</text:p>
          </table:table-cell>
          <table:table-cell table:formula="of:=4+(1.4*[.B36]^1.1)" office:value-type="float" office:value="71.7259092635212">
            <text:p>71,7259092635</text:p>
          </table:table-cell>
          <table:table-cell table:formula="of:=1.8+(4.6*[.B36]^0.85)" office:value-type="float" office:value="93.9541528612415">
            <text:p>93,9541528612</text:p>
          </table:table-cell>
          <table:table-cell table:formula="of:=3+(5.2*[.B36]^0.6)" office:value-type="float" office:value="46.1410482886827">
            <text:p>46,1410482887</text:p>
          </table:table-cell>
          <table:table-cell table:formula="of:=5+(1.1*[.B36]^1.2)" office:value-type="float" office:value="80.7124649478957">
            <text:p>80,7124649479</text:p>
          </table:table-cell>
          <table:table-cell table:formula="of:=6+(2.8*[.B36]^0.89)" office:value-type="float" office:value="70.5913359962938">
            <text:p>70,5913359963</text:p>
          </table:table-cell>
          <table:table-cell table:formula="of:=SUM([.E36:.J36])" office:value-type="float" office:value="529.909751714241">
            <text:p>529,9097517142</text:p>
          </table:table-cell>
        </table:table-row>
        <table:table-row table:style-name="ro1">
          <table:table-cell/>
          <table:table-cell table:formula="of:=[.B36]+1" office:value-type="float" office:value="35">
            <text:p>35</text:p>
          </table:table-cell>
          <table:table-cell table:formula="of:=226+(23*[.B37]^1.1)" office:value-type="float" office:value="1374.68958870841">
            <text:p>1374,6895887084</text:p>
          </table:table-cell>
          <table:table-cell table:formula="of:=25+(7*[.B37]^0.9)" office:value-type="float" office:value="196.695645140965">
            <text:p>196,695645141</text:p>
          </table:table-cell>
          <table:table-cell table:formula="of:=9+(3.5*[.B37]^1.08)" office:value-type="float" office:value="171.802673415369">
            <text:p>171,8026734154</text:p>
          </table:table-cell>
          <table:table-cell table:formula="of:=4+(1.4*[.B37]^1.1)" office:value-type="float" office:value="73.9202358344249">
            <text:p>73,9202358344</text:p>
          </table:table-cell>
          <table:table-cell table:formula="of:=1.8+(4.6*[.B37]^0.85)" office:value-type="float" office:value="96.2529810603317">
            <text:p>96,2529810603</text:p>
          </table:table-cell>
          <table:table-cell table:formula="of:=3+(5.2*[.B37]^0.6)" office:value-type="float" office:value="46.8979429995492">
            <text:p>46,8979429995</text:p>
          </table:table-cell>
          <table:table-cell table:formula="of:=5+(1.1*[.B37]^1.2)" office:value-type="float" office:value="83.3924681786553">
            <text:p>83,3924681787</text:p>
          </table:table-cell>
          <table:table-cell table:formula="of:=6+(2.8*[.B37]^0.89)" office:value-type="float" office:value="72.279403439495">
            <text:p>72,2794034395</text:p>
          </table:table-cell>
          <table:table-cell table:formula="of:=SUM([.E37:.J37])" office:value-type="float" office:value="544.545704927825">
            <text:p>544,5457049278</text:p>
          </table:table-cell>
        </table:table-row>
        <table:table-row table:style-name="ro1">
          <table:table-cell/>
          <table:table-cell table:formula="of:=[.B37]+1" office:value-type="float" office:value="36">
            <text:p>36</text:p>
          </table:table-cell>
          <table:table-cell table:formula="of:=226+(23*[.B38]^1.1)" office:value-type="float" office:value="1410.84239915515">
            <text:p>1410,8423991552</text:p>
          </table:table-cell>
          <table:table-cell table:formula="of:=25+(7*[.B38]^0.9)" office:value-type="float" office:value="201.104433930438">
            <text:p>201,1044339304</text:p>
          </table:table-cell>
          <table:table-cell table:formula="of:=9+(3.5*[.B38]^1.08)" office:value-type="float" office:value="176.831990426576">
            <text:p>176,8319904266</text:p>
          </table:table-cell>
          <table:table-cell table:formula="of:=4+(1.4*[.B38]^1.1)" office:value-type="float" office:value="76.1208416877049">
            <text:p>76,1208416877</text:p>
          </table:table-cell>
          <table:table-cell table:formula="of:=1.8+(4.6*[.B38]^0.85)" office:value-type="float" office:value="98.5419767848385">
            <text:p>98,5419767848</text:p>
          </table:table-cell>
          <table:table-cell table:formula="of:=3+(5.2*[.B38]^0.6)" office:value-type="float" office:value="47.646235330484">
            <text:p>47,6462353305</text:p>
          </table:table-cell>
          <table:table-cell table:formula="of:=5+(1.1*[.B38]^1.2)" office:value-type="float" office:value="86.0878314387371">
            <text:p>86,0878314387</text:p>
          </table:table-cell>
          <table:table-cell table:formula="of:=6+(2.8*[.B38]^0.89)" office:value-type="float" office:value="73.9621730967475">
            <text:p>73,9621730967</text:p>
          </table:table-cell>
          <table:table-cell table:formula="of:=SUM([.E38:.J38])" office:value-type="float" office:value="559.191048765088">
            <text:p>559,1910487651</text:p>
          </table:table-cell>
        </table:table-row>
        <table:table-row table:style-name="ro1">
          <table:table-cell/>
          <table:table-cell table:formula="of:=[.B38]+1" office:value-type="float" office:value="37">
            <text:p>37</text:p>
          </table:table-cell>
          <table:table-cell table:formula="of:=226+(23*[.B39]^1.1)" office:value-type="float" office:value="1447.09578598973">
            <text:p>1447,0957859897</text:p>
          </table:table-cell>
          <table:table-cell table:formula="of:=25+(7*[.B39]^0.9)" office:value-type="float" office:value="205.500991428246">
            <text:p>205,5009914282</text:p>
          </table:table-cell>
          <table:table-cell table:formula="of:=9+(3.5*[.B39]^1.08)" office:value-type="float" office:value="181.872497508346">
            <text:p>181,8724975083</text:p>
          </table:table-cell>
          <table:table-cell table:formula="of:=4+(1.4*[.B39]^1.1)" office:value-type="float" office:value="78.3275695819836">
            <text:p>78,327569582</text:p>
          </table:table-cell>
          <table:table-cell table:formula="of:=1.8+(4.6*[.B39]^0.85)" office:value-type="float" office:value="100.821453555882">
            <text:p>100,8214535559</text:p>
          </table:table-cell>
          <table:table-cell table:formula="of:=3+(5.2*[.B39]^0.6)" office:value-type="float" office:value="48.3862580531159">
            <text:p>48,3862580531</text:p>
          </table:table-cell>
          <table:table-cell table:formula="of:=5+(1.1*[.B39]^1.2)" office:value-type="float" office:value="88.7982123546756">
            <text:p>88,7982123547</text:p>
          </table:table-cell>
          <table:table-cell table:formula="of:=6+(2.8*[.B39]^0.89)" office:value-type="float" office:value="75.639808109649">
            <text:p>75,6398081096</text:p>
          </table:table-cell>
          <table:table-cell table:formula="of:=SUM([.E39:.J39])" office:value-type="float" office:value="573.845799163652">
            <text:p>573,8457991637</text:p>
          </table:table-cell>
        </table:table-row>
        <table:table-row table:style-name="ro1">
          <table:table-cell/>
          <table:table-cell table:formula="of:=[.B39]+1" office:value-type="float" office:value="38">
            <text:p>38</text:p>
          </table:table-cell>
          <table:table-cell table:formula="of:=226+(23*[.B40]^1.1)" office:value-type="float" office:value="1483.44729884463">
            <text:p>1483,4472988446</text:p>
          </table:table-cell>
          <table:table-cell table:formula="of:=25+(7*[.B40]^0.9)" office:value-type="float" office:value="209.885680865999">
            <text:p>209,885680866</text:p>
          </table:table-cell>
          <table:table-cell table:formula="of:=9+(3.5*[.B40]^1.08)" office:value-type="float" office:value="186.923916051202">
            <text:p>186,9239160512</text:p>
          </table:table-cell>
          <table:table-cell table:formula="of:=4+(1.4*[.B40]^1.1)" office:value-type="float" office:value="80.5402703644555">
            <text:p>80,5402703645</text:p>
          </table:table-cell>
          <table:table-cell table:formula="of:=1.8+(4.6*[.B40]^0.85)" office:value-type="float" office:value="103.091706706693">
            <text:p>103,0917067067</text:p>
          </table:table-cell>
          <table:table-cell table:formula="of:=3+(5.2*[.B40]^0.6)" office:value-type="float" office:value="49.1183224626606">
            <text:p>49,1183224627</text:p>
          </table:table-cell>
          <table:table-cell table:formula="of:=5+(1.1*[.B40]^1.2)" office:value-type="float" office:value="91.5232852606115">
            <text:p>91,5232852606</text:p>
          </table:table-cell>
          <table:table-cell table:formula="of:=6+(2.8*[.B40]^0.89)" office:value-type="float" office:value="77.3124623267106">
            <text:p>77,3124623267</text:p>
          </table:table-cell>
          <table:table-cell table:formula="of:=SUM([.E40:.J40])" office:value-type="float" office:value="588.509963172333">
            <text:p>588,5099631723</text:p>
          </table:table-cell>
        </table:table-row>
        <table:table-row table:style-name="ro1">
          <table:table-cell/>
          <table:table-cell table:formula="of:=[.B40]+1" office:value-type="float" office:value="39">
            <text:p>39</text:p>
          </table:table-cell>
          <table:table-cell table:formula="of:=226+(23*[.B41]^1.1)" office:value-type="float" office:value="1519.8946100765">
            <text:p>1519,8946100765</text:p>
          </table:table-cell>
          <table:table-cell table:formula="of:=25+(7*[.B41]^0.9)" office:value-type="float" office:value="214.25884542136">
            <text:p>214,2588454214</text:p>
          </table:table-cell>
          <table:table-cell table:formula="of:=9+(3.5*[.B41]^1.08)" office:value-type="float" office:value="191.985981542695">
            <text:p>191,9859815427</text:p>
          </table:table-cell>
          <table:table-cell table:formula="of:=4+(1.4*[.B41]^1.1)" office:value-type="float" office:value="82.7588023524828">
            <text:p>82,7588023525</text:p>
          </table:table-cell>
          <table:table-cell table:formula="of:=1.8+(4.6*[.B41]^0.85)" office:value-type="float" office:value="105.35301488802">
            <text:p>105,353014888</text:p>
          </table:table-cell>
          <table:table-cell table:formula="of:=3+(5.2*[.B41]^0.6)" office:value-type="float" office:value="49.842720290239">
            <text:p>49,8427202902</text:p>
          </table:table-cell>
          <table:table-cell table:formula="of:=5+(1.1*[.B41]^1.2)" office:value-type="float" office:value="94.2627399633331">
            <text:p>94,2627399633</text:p>
          </table:table-cell>
          <table:table-cell table:formula="of:=6+(2.8*[.B41]^0.89)" office:value-type="float" office:value="78.9802810631783">
            <text:p>78,9802810632</text:p>
          </table:table-cell>
          <table:table-cell table:formula="of:=SUM([.E41:.J41])" office:value-type="float" office:value="603.183540099949">
            <text:p>603,1835400999</text:p>
          </table:table-cell>
        </table:table-row>
        <table:table-row table:style-name="ro1">
          <table:table-cell/>
          <table:table-cell table:formula="of:=[.B41]+1" office:value-type="float" office:value="40">
            <text:p>40</text:p>
          </table:table-cell>
          <table:table-cell table:formula="of:=226+(23*[.B42]^1.1)" office:value-type="float" office:value="1556.43550562457">
            <text:p>1556,4355056246</text:p>
          </table:table-cell>
          <table:table-cell table:formula="of:=25+(7*[.B42]^0.9)" office:value-type="float" office:value="218.620809810747">
            <text:p>218,6208098107</text:p>
          </table:table-cell>
          <table:table-cell table:formula="of:=9+(3.5*[.B42]^1.08)" office:value-type="float" office:value="197.058442510359">
            <text:p>197,0584425104</text:p>
          </table:table-cell>
          <table:table-cell table:formula="of:=4+(1.4*[.B42]^1.1)" office:value-type="float" office:value="84.9830307771478">
            <text:p>84,9830307771</text:p>
          </table:table-cell>
          <table:table-cell table:formula="of:=1.8+(4.6*[.B42]^0.85)" office:value-type="float" office:value="107.605641413561">
            <text:p>107,6056414136</text:p>
          </table:table-cell>
          <table:table-cell table:formula="of:=3+(5.2*[.B42]^0.6)" office:value-type="float" office:value="50.559725400442">
            <text:p>50,5597254004</text:p>
          </table:table-cell>
          <table:table-cell table:formula="of:=5+(1.1*[.B42]^1.2)" office:value-type="float" office:value="97.016280628032">
            <text:p>97,016280628</text:p>
          </table:table-cell>
          <table:table-cell table:formula="of:=6+(2.8*[.B42]^0.89)" office:value-type="float" office:value="80.6434017808484">
            <text:p>80,6434017808</text:p>
          </table:table-cell>
          <table:table-cell table:formula="of:=SUM([.E42:.J42])" office:value-type="float" office:value="617.86652251039">
            <text:p>617,8665225104</text:p>
          </table:table-cell>
        </table:table-row>
        <table:table-row table:style-name="ro1">
          <table:table-cell/>
          <table:table-cell table:formula="of:=[.B42]+1" office:value-type="float" office:value="41">
            <text:p>41</text:p>
          </table:table-cell>
          <table:table-cell table:formula="of:=226+(23*[.B43]^1.1)" office:value-type="float" office:value="1593.06787676189">
            <text:p>1593,0678767619</text:p>
          </table:table-cell>
          <table:table-cell table:formula="of:=25+(7*[.B43]^0.9)" office:value-type="float" office:value="222.971881718891">
            <text:p>222,9718817189</text:p>
          </table:table-cell>
          <table:table-cell table:formula="of:=9+(3.5*[.B43]^1.08)" office:value-type="float" office:value="202.141059568415">
            <text:p>202,1410595684</text:p>
          </table:table-cell>
          <table:table-cell table:formula="of:=4+(1.4*[.B43]^1.1)" office:value-type="float" office:value="87.2128272811586">
            <text:p>87,2128272812</text:p>
          </table:table-cell>
          <table:table-cell table:formula="of:=1.8+(4.6*[.B43]^0.85)" office:value-type="float" office:value="109.849835465995">
            <text:p>109,849835466</text:p>
          </table:table-cell>
          <table:table-cell table:formula="of:=3+(5.2*[.B43]^0.6)" office:value-type="float" office:value="51.2695953030028">
            <text:p>51,269595303</text:p>
          </table:table-cell>
          <table:table-cell table:formula="of:=5+(1.1*[.B43]^1.2)" office:value-type="float" office:value="99.7836247702379">
            <text:p>99,7836247702</text:p>
          </table:table-cell>
          <table:table-cell table:formula="of:=6+(2.8*[.B43]^0.89)" office:value-type="float" office:value="82.3019546980913">
            <text:p>82,3019546981</text:p>
          </table:table-cell>
          <table:table-cell table:formula="of:=SUM([.E43:.J43])" office:value-type="float" office:value="632.558897086901">
            <text:p>632,5588970869</text:p>
          </table:table-cell>
        </table:table-row>
        <table:table-row table:style-name="ro1">
          <table:table-cell/>
          <table:table-cell table:formula="of:=[.B43]+1" office:value-type="float" office:value="42">
            <text:p>42</text:p>
          </table:table-cell>
          <table:table-cell table:formula="of:=226+(23*[.B44]^1.1)" office:value-type="float" office:value="1629.78971263267">
            <text:p>1629,7897126327</text:p>
          </table:table-cell>
          <table:table-cell table:formula="of:=25+(7*[.B44]^0.9)" office:value-type="float" office:value="227.312353085547">
            <text:p>227,3123530855</text:p>
          </table:table-cell>
          <table:table-cell table:formula="of:=9+(3.5*[.B44]^1.08)" office:value-type="float" office:value="207.233604555764">
            <text:p>207,2336045558</text:p>
          </table:table-cell>
          <table:table-cell table:formula="of:=4+(1.4*[.B44]^1.1)" office:value-type="float" office:value="89.4480694645974">
            <text:p>89,4480694646</text:p>
          </table:table-cell>
          <table:table-cell table:formula="of:=1.8+(4.6*[.B44]^0.85)" office:value-type="float" office:value="112.085833181107">
            <text:p>112,0858331811</text:p>
          </table:table-cell>
          <table:table-cell table:formula="of:=3+(5.2*[.B44]^0.6)" office:value-type="float" office:value="51.9725725029577">
            <text:p>51,972572503</text:p>
          </table:table-cell>
          <table:table-cell table:formula="of:=5+(1.1*[.B44]^1.2)" office:value-type="float" office:value="102.564502341464">
            <text:p>102,5645023415</text:p>
          </table:table-cell>
          <table:table-cell table:formula="of:=6+(2.8*[.B44]^0.89)" office:value-type="float" office:value="83.9560633387751">
            <text:p>83,9560633388</text:p>
          </table:table-cell>
          <table:table-cell table:formula="of:=SUM([.E44:.J44])" office:value-type="float" office:value="647.260645384666">
            <text:p>647,2606453847</text:p>
          </table:table-cell>
        </table:table-row>
        <table:table-row table:style-name="ro1">
          <table:table-cell/>
          <table:table-cell table:formula="of:=[.B44]+1" office:value-type="float" office:value="43">
            <text:p>43</text:p>
          </table:table-cell>
          <table:table-cell table:formula="of:=226+(23*[.B45]^1.1)" office:value-type="float" office:value="1666.59909348373">
            <text:p>1666,5990934837</text:p>
          </table:table-cell>
          <table:table-cell table:formula="of:=25+(7*[.B45]^0.9)" office:value-type="float" office:value="231.642501266687">
            <text:p>231,6425012667</text:p>
          </table:table-cell>
          <table:table-cell table:formula="of:=9+(3.5*[.B45]^1.08)" office:value-type="float" office:value="212.335859754546">
            <text:p>212,3358597545</text:p>
          </table:table-cell>
          <table:table-cell table:formula="of:=4+(1.4*[.B45]^1.1)" office:value-type="float" office:value="91.6886404729226">
            <text:p>91,6886404729</text:p>
          </table:table-cell>
          <table:table-cell table:formula="of:=1.8+(4.6*[.B45]^0.85)" office:value-type="float" office:value="114.313858624923">
            <text:p>114,3138586249</text:p>
          </table:table-cell>
          <table:table-cell table:formula="of:=3+(5.2*[.B45]^0.6)" office:value-type="float" office:value="52.6688857099703">
            <text:p>52,66888571</text:p>
          </table:table-cell>
          <table:table-cell table:formula="of:=5+(1.1*[.B45]^1.2)" office:value-type="float" office:value="105.358654897822">
            <text:p>105,3586548978</text:p>
          </table:table-cell>
          <table:table-cell table:formula="of:=6+(2.8*[.B45]^0.89)" office:value-type="float" office:value="85.6058450275178">
            <text:p>85,6058450275</text:p>
          </table:table-cell>
          <table:table-cell table:formula="of:=SUM([.E45:.J45])" office:value-type="float" office:value="661.971744487702">
            <text:p>661,9717444877</text:p>
          </table:table-cell>
        </table:table-row>
        <table:table-row table:style-name="ro1">
          <table:table-cell/>
          <table:table-cell table:formula="of:=[.B45]+1" office:value-type="float" office:value="44">
            <text:p>44</text:p>
          </table:table-cell>
          <table:table-cell table:formula="of:=226+(23*[.B46]^1.1)" office:value-type="float" office:value="1703.49418451084">
            <text:p>1703,4941845109</text:p>
          </table:table-cell>
          <table:table-cell table:formula="of:=25+(7*[.B46]^0.9)" office:value-type="float" office:value="235.962590085046">
            <text:p>235,962590085</text:p>
          </table:table-cell>
          <table:table-cell table:formula="of:=9+(3.5*[.B46]^1.08)" office:value-type="float" office:value="217.447617180039">
            <text:p>217,44761718</text:p>
          </table:table-cell>
          <table:table-cell table:formula="of:=4+(1.4*[.B46]^1.1)" office:value-type="float" office:value="93.9344286223992">
            <text:p>93,9344286224</text:p>
          </table:table-cell>
          <table:table-cell table:formula="of:=1.8+(4.6*[.B46]^0.85)" office:value-type="float" office:value="116.534124676673">
            <text:p>116,5341246767</text:p>
          </table:table-cell>
          <table:table-cell table:formula="of:=3+(5.2*[.B46]^0.6)" office:value-type="float" office:value="53.3587509244346">
            <text:p>53,3587509244</text:p>
          </table:table-cell>
          <table:table-cell table:formula="of:=5+(1.1*[.B46]^1.2)" office:value-type="float" office:value="108.165834842314">
            <text:p>108,1658348423</text:p>
          </table:table-cell>
          <table:table-cell table:formula="of:=6+(2.8*[.B46]^0.89)" office:value-type="float" office:value="87.2514113376409">
            <text:p>87,2514113376</text:p>
          </table:table-cell>
          <table:table-cell table:formula="of:=SUM([.E46:.J46])" office:value-type="float" office:value="676.6921675835">
            <text:p>676,6921675835</text:p>
          </table:table-cell>
        </table:table-row>
        <table:table-row table:style-name="ro1">
          <table:table-cell/>
          <table:table-cell table:formula="of:=[.B46]+1" office:value-type="float" office:value="45">
            <text:p>45</text:p>
          </table:table-cell>
          <table:table-cell table:formula="of:=226+(23*[.B47]^1.1)" office:value-type="float" office:value="1740.47323025144">
            <text:p>1740,4732302514</text:p>
          </table:table-cell>
          <table:table-cell table:formula="of:=25+(7*[.B47]^0.9)" office:value-type="float" office:value="240.272870782848">
            <text:p>240,2728707828</text:p>
          </table:table-cell>
          <table:table-cell table:formula="of:=9+(3.5*[.B47]^1.08)" office:value-type="float" office:value="222.568677933909">
            <text:p>222,5686779339</text:p>
          </table:table-cell>
          <table:table-cell table:formula="of:=4+(1.4*[.B47]^1.1)" office:value-type="float" office:value="96.1853270587831">
            <text:p>96,1853270588</text:p>
          </table:table-cell>
          <table:table-cell table:formula="of:=1.8+(4.6*[.B47]^0.85)" office:value-type="float" office:value="118.746833828568">
            <text:p>118,7468338286</text:p>
          </table:table-cell>
          <table:table-cell table:formula="of:=3+(5.2*[.B47]^0.6)" office:value-type="float" office:value="54.0423724154165">
            <text:p>54,0423724154</text:p>
          </table:table-cell>
          <table:table-cell table:formula="of:=5+(1.1*[.B47]^1.2)" office:value-type="float" office:value="110.985804732747">
            <text:p>110,9858047327</text:p>
          </table:table-cell>
          <table:table-cell table:formula="of:=6+(2.8*[.B47]^0.89)" office:value-type="float" office:value="88.8928684973151">
            <text:p>88,8928684973</text:p>
          </table:table-cell>
          <table:table-cell table:formula="of:=SUM([.E47:.J47])" office:value-type="float" office:value="691.421884466739">
            <text:p>691,4218844667</text:p>
          </table:table-cell>
        </table:table-row>
        <table:table-row table:style-name="ro1">
          <table:table-cell/>
          <table:table-cell table:formula="of:=[.B47]+1" office:value-type="float" office:value="46">
            <text:p>46</text:p>
          </table:table-cell>
          <table:table-cell table:formula="of:=226+(23*[.B48]^1.1)" office:value-type="float" office:value="1777.53454946396">
            <text:p>1777,534549464</text:p>
          </table:table-cell>
          <table:table-cell table:formula="of:=25+(7*[.B48]^0.9)" office:value-type="float" office:value="244.573582887794">
            <text:p>244,5735828878</text:p>
          </table:table-cell>
          <table:table-cell table:formula="of:=9+(3.5*[.B48]^1.08)" office:value-type="float" office:value="227.698851613879">
            <text:p>227,6988516139</text:p>
          </table:table-cell>
          <table:table-cell table:formula="of:=4+(1.4*[.B48]^1.1)" office:value-type="float" office:value="98.4412334456323">
            <text:p>98,4412334456</text:p>
          </table:table-cell>
          <table:table-cell table:formula="of:=1.8+(4.6*[.B48]^0.85)" office:value-type="float" office:value="120.952178911925">
            <text:p>120,9521789119</text:p>
          </table:table-cell>
          <table:table-cell table:formula="of:=3+(5.2*[.B48]^0.6)" office:value-type="float" office:value="54.7199436033626">
            <text:p>54,7199436034</text:p>
          </table:table-cell>
          <table:table-cell table:formula="of:=5+(1.1*[.B48]^1.2)" office:value-type="float" office:value="113.818336648244">
            <text:p>113,8183366482</text:p>
          </table:table-cell>
          <table:table-cell table:formula="of:=6+(2.8*[.B48]^0.89)" office:value-type="float" office:value="90.5303177586403">
            <text:p>90,5303177586</text:p>
          </table:table-cell>
          <table:table-cell table:formula="of:=SUM([.E48:.J48])" office:value-type="float" office:value="706.160861981683">
            <text:p>706,1608619817</text:p>
          </table:table-cell>
        </table:table-row>
        <table:table-row table:style-name="ro1">
          <table:table-cell/>
          <table:table-cell table:formula="of:=[.B48]+1" office:value-type="float" office:value="47">
            <text:p>47</text:p>
          </table:table-cell>
          <table:table-cell table:formula="of:=226+(23*[.B49]^1.1)" office:value-type="float" office:value="1814.67653044208">
            <text:p>1814,6765304421</text:p>
          </table:table-cell>
          <table:table-cell table:formula="of:=25+(7*[.B49]^0.9)" office:value-type="float" office:value="248.864955001905">
            <text:p>248,8649550019</text:p>
          </table:table-cell>
          <table:table-cell table:formula="of:=9+(3.5*[.B49]^1.08)" office:value-type="float" office:value="232.83795577376">
            <text:p>232,8379557738</text:p>
          </table:table-cell>
          <table:table-cell table:formula="of:=4+(1.4*[.B49]^1.1)" office:value-type="float" office:value="100.702049679083">
            <text:p>100,7020496791</text:p>
          </table:table-cell>
          <table:table-cell table:formula="of:=1.8+(4.6*[.B49]^0.85)" office:value-type="float" office:value="123.150343757853">
            <text:p>123,1503437579</text:p>
          </table:table-cell>
          <table:table-cell table:formula="of:=3+(5.2*[.B49]^0.6)" office:value-type="float" office:value="55.3916478587115">
            <text:p>55,3916478587</text:p>
          </table:table-cell>
          <table:table-cell table:formula="of:=5+(1.1*[.B49]^1.2)" office:value-type="float" office:value="116.663211608223">
            <text:p>116,6632116082</text:p>
          </table:table-cell>
          <table:table-cell table:formula="of:=6+(2.8*[.B49]^0.89)" office:value-type="float" office:value="92.163855733776">
            <text:p>92,1638557338</text:p>
          </table:table-cell>
          <table:table-cell table:formula="of:=SUM([.E49:.J49])" office:value-type="float" office:value="720.909064411407">
            <text:p>720,9090644114</text:p>
          </table:table-cell>
        </table:table-row>
        <table:table-row table:style-name="ro1">
          <table:table-cell/>
          <table:table-cell table:formula="of:=[.B49]+1" office:value-type="float" office:value="48">
            <text:p>48</text:p>
          </table:table-cell>
          <table:table-cell table:formula="of:=226+(23*[.B50]^1.1)" office:value-type="float" office:value="1851.8976267183">
            <text:p>1851,8976267183</text:p>
          </table:table-cell>
          <table:table-cell table:formula="of:=25+(7*[.B50]^0.9)" office:value-type="float" office:value="253.147205521612">
            <text:p>253,1472055216</text:p>
          </table:table-cell>
          <table:table-cell table:formula="of:=9+(3.5*[.B50]^1.08)" office:value-type="float" office:value="237.985815428582">
            <text:p>237,9858154286</text:p>
          </table:table-cell>
          <table:table-cell table:formula="of:=4+(1.4*[.B50]^1.1)" office:value-type="float" office:value="102.967681626331">
            <text:p>102,9676816263</text:p>
          </table:table-cell>
          <table:table-cell table:formula="of:=1.8+(4.6*[.B50]^0.85)" office:value-type="float" office:value="125.341503799679">
            <text:p>125,3415037997</text:p>
          </table:table-cell>
          <table:table-cell table:formula="of:=3+(5.2*[.B50]^0.6)" office:value-type="float" office:value="56.0576592260329">
            <text:p>56,057659226</text:p>
          </table:table-cell>
          <table:table-cell table:formula="of:=5+(1.1*[.B50]^1.2)" office:value-type="float" office:value="119.520219038477">
            <text:p>119,5202190385</text:p>
          </table:table-cell>
          <table:table-cell table:formula="of:=6+(2.8*[.B50]^0.89)" office:value-type="float" office:value="93.7935747017007">
            <text:p>93,7935747017</text:p>
          </table:table-cell>
          <table:table-cell table:formula="of:=SUM([.E50:.J50])" office:value-type="float" office:value="735.666453820803">
            <text:p>735,6664538208</text:p>
          </table:table-cell>
        </table:table-row>
        <table:table-row table:style-name="ro1">
          <table:table-cell/>
          <table:table-cell table:formula="of:=[.B50]+1" office:value-type="float" office:value="49">
            <text:p>49</text:p>
          </table:table-cell>
          <table:table-cell table:formula="of:=226+(23*[.B51]^1.1)" office:value-type="float" office:value="1889.19635311706">
            <text:p>1889,1963531171</text:p>
          </table:table-cell>
          <table:table-cell table:formula="of:=25+(7*[.B51]^0.9)" office:value-type="float" office:value="257.420543296365">
            <text:p>257,4205432964</text:p>
          </table:table-cell>
          <table:table-cell table:formula="of:=9+(3.5*[.B51]^1.08)" office:value-type="float" office:value="243.142262600185">
            <text:p>243,1422626002</text:p>
          </table:table-cell>
          <table:table-cell table:formula="of:=4+(1.4*[.B51]^1.1)" office:value-type="float" office:value="105.238038885386">
            <text:p>105,2380388854</text:p>
          </table:table-cell>
          <table:table-cell table:formula="of:=1.8+(4.6*[.B51]^0.85)" office:value-type="float" office:value="127.525826623352">
            <text:p>127,5258266234</text:p>
          </table:table-cell>
          <table:table-cell table:formula="of:=3+(5.2*[.B51]^0.6)" office:value-type="float" office:value="56.7181430820417">
            <text:p>56,718143082</text:p>
          </table:table-cell>
          <table:table-cell table:formula="of:=5+(1.1*[.B51]^1.2)" office:value-type="float" office:value="122.389156279622">
            <text:p>122,3891562796</text:p>
          </table:table-cell>
          <table:table-cell table:formula="of:=6+(2.8*[.B51]^0.89)" office:value-type="float" office:value="95.4195628887263">
            <text:p>95,4195628887</text:p>
          </table:table-cell>
          <table:table-cell table:formula="of:=SUM([.E51:.J51])" office:value-type="float" office:value="750.432990359313">
            <text:p>750,4329903593</text:p>
          </table:table-cell>
        </table:table-row>
        <table:table-row table:style-name="ro1">
          <table:table-cell/>
          <table:table-cell table:formula="of:=[.B51]+1" office:value-type="float" office:value="50">
            <text:p>50</text:p>
          </table:table-cell>
          <table:table-cell table:formula="of:=226+(23*[.B52]^1.1)" office:value-type="float" office:value="1926.57128212256">
            <text:p>1926,5712821226</text:p>
          </table:table-cell>
          <table:table-cell table:formula="of:=25+(7*[.B52]^0.9)" office:value-type="float" office:value="261.685168232184">
            <text:p>261,6851682322</text:p>
          </table:table-cell>
          <table:table-cell table:formula="of:=9+(3.5*[.B52]^1.08)" office:value-type="float" office:value="248.307135899209">
            <text:p>248,3071358992</text:p>
          </table:table-cell>
          <table:table-cell table:formula="of:=4+(1.4*[.B52]^1.1)" office:value-type="float" office:value="107.513034563982">
            <text:p>107,513034564</text:p>
          </table:table-cell>
          <table:table-cell table:formula="of:=1.8+(4.6*[.B52]^0.85)" office:value-type="float" office:value="129.70347247128">
            <text:p>129,7034724713</text:p>
          </table:table-cell>
          <table:table-cell table:formula="of:=3+(5.2*[.B52]^0.6)" office:value-type="float" office:value="57.3732567347462">
            <text:p>57,3732567347</text:p>
          </table:table-cell>
          <table:table-cell table:formula="of:=5+(1.1*[.B52]^1.2)" office:value-type="float" office:value="125.269828133761">
            <text:p>125,2698281338</text:p>
          </table:table-cell>
          <table:table-cell table:formula="of:=6+(2.8*[.B52]^0.89)" office:value-type="float" office:value="97.0419047255014">
            <text:p>97,0419047255</text:p>
          </table:table-cell>
          <table:table-cell table:formula="of:=SUM([.E52:.J52])" office:value-type="float" office:value="765.208632528479">
            <text:p>765,2086325285</text:p>
          </table:table-cell>
        </table:table-row>
        <table:table-row table:style-name="ro1">
          <table:table-cell/>
          <table:table-cell table:formula="of:=[.B52]+1" office:value-type="float" office:value="51">
            <text:p>51</text:p>
          </table:table-cell>
          <table:table-cell table:formula="of:=226+(23*[.B53]^1.1)" office:value-type="float" office:value="1964.02104053015">
            <text:p>1964,0210405302</text:p>
          </table:table-cell>
          <table:table-cell table:formula="of:=25+(7*[.B53]^0.9)" office:value-type="float" office:value="265.941271845745">
            <text:p>265,9412718457</text:p>
          </table:table-cell>
          <table:table-cell table:formula="of:=9+(3.5*[.B53]^1.08)" office:value-type="float" office:value="253.480280139887">
            <text:p>253,4802801399</text:p>
          </table:table-cell>
          <table:table-cell table:formula="of:=4+(1.4*[.B53]^1.1)" office:value-type="float" office:value="109.792585075748">
            <text:p>109,7925850757</text:p>
          </table:table-cell>
          <table:table-cell table:formula="of:=1.8+(4.6*[.B53]^0.85)" office:value-type="float" office:value="131.874594704408">
            <text:p>131,8745947044</text:p>
          </table:table-cell>
          <table:table-cell table:formula="of:=3+(5.2*[.B53]^0.6)" office:value-type="float" office:value="58.0231499700663">
            <text:p>58,0231499701</text:p>
          </table:table-cell>
          <table:table-cell table:formula="of:=5+(1.1*[.B53]^1.2)" office:value-type="float" office:value="128.162046445682">
            <text:p>128,1620464457</text:p>
          </table:table-cell>
          <table:table-cell table:formula="of:=6+(2.8*[.B53]^0.89)" office:value-type="float" office:value="98.6606810829046">
            <text:p>98,6606810829</text:p>
          </table:table-cell>
          <table:table-cell table:formula="of:=SUM([.E53:.J53])" office:value-type="float" office:value="779.993337418697">
            <text:p>779,9933374187</text:p>
          </table:table-cell>
        </table:table-row>
        <table:table-row table:style-name="ro1">
          <table:table-cell/>
          <table:table-cell table:formula="of:=[.B53]+1" office:value-type="float" office:value="52">
            <text:p>52</text:p>
          </table:table-cell>
          <table:table-cell table:formula="of:=226+(23*[.B54]^1.1)" office:value-type="float" office:value="2001.5443063542">
            <text:p>2001,5443063542</text:p>
          </table:table-cell>
          <table:table-cell table:formula="of:=25+(7*[.B54]^0.9)" office:value-type="float" office:value="270.189037773949">
            <text:p>270,1890377739</text:p>
          </table:table-cell>
          <table:table-cell table:formula="of:=9+(3.5*[.B54]^1.08)" office:value-type="float" office:value="258.661545984492">
            <text:p>258,6615459845</text:p>
          </table:table-cell>
          <table:table-cell table:formula="of:=4+(1.4*[.B54]^1.1)" office:value-type="float" office:value="112.076609951995">
            <text:p>112,076609952</text:p>
          </table:table-cell>
          <table:table-cell table:formula="of:=1.8+(4.6*[.B54]^0.85)" office:value-type="float" office:value="134.039340226729">
            <text:p>134,0393402267</text:p>
          </table:table-cell>
          <table:table-cell table:formula="of:=3+(5.2*[.B54]^0.6)" office:value-type="float" office:value="58.6679655514627">
            <text:p>58,6679655515</text:p>
          </table:table-cell>
          <table:table-cell table:formula="of:=5+(1.1*[.B54]^1.2)" office:value-type="float" office:value="131.065629715337">
            <text:p>131,0656297153</text:p>
          </table:table-cell>
          <table:table-cell table:formula="of:=6+(2.8*[.B54]^0.89)" office:value-type="float" office:value="100.275969488943">
            <text:p>100,2759694889</text:p>
          </table:table-cell>
          <table:table-cell table:formula="of:=SUM([.E54:.J54])" office:value-type="float" office:value="794.78706091896">
            <text:p>794,787060919</text:p>
          </table:table-cell>
        </table:table-row>
        <table:table-row table:style-name="ro1">
          <table:table-cell/>
          <table:table-cell table:formula="of:=[.B54]+1" office:value-type="float" office:value="53">
            <text:p>53</text:p>
          </table:table-cell>
          <table:table-cell table:formula="of:=226+(23*[.B55]^1.1)" office:value-type="float" office:value="2039.13980596816">
            <text:p>2039,1398059682</text:p>
          </table:table-cell>
          <table:table-cell table:formula="of:=25+(7*[.B55]^0.9)" office:value-type="float" office:value="274.428642243345">
            <text:p>274,4286422433</text:p>
          </table:table-cell>
          <table:table-cell table:formula="of:=9+(3.5*[.B55]^1.08)" office:value-type="float" office:value="263.850789614602">
            <text:p>263,8507896146</text:p>
          </table:table-cell>
          <table:table-cell table:formula="of:=4+(1.4*[.B55]^1.1)" office:value-type="float" office:value="114.365031667627">
            <text:p>114,3650316676</text:p>
          </table:table-cell>
          <table:table-cell table:formula="of:=1.8+(4.6*[.B55]^0.85)" office:value-type="float" office:value="136.19784987596">
            <text:p>136,197849876</text:p>
          </table:table-cell>
          <table:table-cell table:formula="of:=3+(5.2*[.B55]^0.6)" office:value-type="float" office:value="59.3078396774406">
            <text:p>59,3078396774</text:p>
          </table:table-cell>
          <table:table-cell table:formula="of:=5+(1.1*[.B55]^1.2)" office:value-type="float" office:value="133.980402738698">
            <text:p>133,9804027387</text:p>
          </table:table-cell>
          <table:table-cell table:formula="of:=6+(2.8*[.B55]^0.89)" office:value-type="float" office:value="101.88784432852">
            <text:p>101,8878443285</text:p>
          </table:table-cell>
          <table:table-cell table:formula="of:=SUM([.E55:.J55])" office:value-type="float" office:value="809.589757902847">
            <text:p>809,5897579028</text:p>
          </table:table-cell>
        </table:table-row>
        <table:table-row table:style-name="ro1">
          <table:table-cell/>
          <table:table-cell table:formula="of:=[.B55]+1" office:value-type="float" office:value="54">
            <text:p>54</text:p>
          </table:table-cell>
          <table:table-cell table:formula="of:=226+(23*[.B56]^1.1)" office:value-type="float" office:value="2076.80631145532">
            <text:p>2076,8063114553</text:p>
          </table:table-cell>
          <table:table-cell table:formula="of:=25+(7*[.B56]^0.9)" office:value-type="float" office:value="278.660254503262">
            <text:p>278,6602545033</text:p>
          </table:table-cell>
          <table:table-cell table:formula="of:=9+(3.5*[.B56]^1.08)" office:value-type="float" office:value="269.047872426714">
            <text:p>269,0478724267</text:p>
          </table:table-cell>
          <table:table-cell table:formula="of:=4+(1.4*[.B56]^1.1)" office:value-type="float" office:value="116.657775479889">
            <text:p>116,6577754799</text:p>
          </table:table-cell>
          <table:table-cell table:formula="of:=1.8+(4.6*[.B56]^0.85)" office:value-type="float" office:value="138.350258783656">
            <text:p>138,3502587837</text:p>
          </table:table-cell>
          <table:table-cell table:formula="of:=3+(5.2*[.B56]^0.6)" office:value-type="float" office:value="59.9429024012041">
            <text:p>59,9429024012</text:p>
          </table:table-cell>
          <table:table-cell table:formula="of:=5+(1.1*[.B56]^1.2)" office:value-type="float" office:value="136.906196274421">
            <text:p>136,9061962744</text:p>
          </table:table-cell>
          <table:table-cell table:formula="of:=6+(2.8*[.B56]^0.89)" office:value-type="float" office:value="103.496377027721">
            <text:p>103,4963770277</text:p>
          </table:table-cell>
          <table:table-cell table:formula="of:=SUM([.E56:.J56])" office:value-type="float" office:value="824.401382393606">
            <text:p>824,4013823936</text:p>
          </table:table-cell>
        </table:table-row>
        <table:table-row table:style-name="ro1">
          <table:table-cell/>
          <table:table-cell table:formula="of:=[.B56]+1" office:value-type="float" office:value="55">
            <text:p>55</text:p>
          </table:table-cell>
          <table:table-cell table:formula="of:=226+(23*[.B57]^1.1)" office:value-type="float" office:value="2114.54263815119">
            <text:p>2114,5426381512</text:p>
          </table:table-cell>
          <table:table-cell table:formula="of:=25+(7*[.B57]^0.9)" office:value-type="float" office:value="282.88403722607">
            <text:p>282,8840372261</text:p>
          </table:table-cell>
          <table:table-cell table:formula="of:=9+(3.5*[.B57]^1.08)" office:value-type="float" office:value="274.252660749979">
            <text:p>274,25266075</text:p>
          </table:table-cell>
          <table:table-cell table:formula="of:=4+(1.4*[.B57]^1.1)" office:value-type="float" office:value="118.954769278768">
            <text:p>118,9547692788</text:p>
          </table:table-cell>
          <table:table-cell table:formula="of:=1.8+(4.6*[.B57]^0.85)" office:value-type="float" office:value="140.496696707689">
            <text:p>140,4966967077</text:p>
          </table:table-cell>
          <table:table-cell table:formula="of:=3+(5.2*[.B57]^0.6)" office:value-type="float" office:value="60.5732780162347">
            <text:p>60,5732780162</text:p>
          </table:table-cell>
          <table:table-cell table:formula="of:=5+(1.1*[.B57]^1.2)" office:value-type="float" office:value="139.842846734028">
            <text:p>139,842846734</text:p>
          </table:table-cell>
          <table:table-cell table:formula="of:=6+(2.8*[.B57]^0.89)" office:value-type="float" office:value="105.101636224087">
            <text:p>105,1016362241</text:p>
          </table:table-cell>
          <table:table-cell table:formula="of:=SUM([.E57:.J57])" office:value-type="float" office:value="839.221887710786">
            <text:p>839,2218877108</text:p>
          </table:table-cell>
        </table:table-row>
        <table:table-row table:style-name="ro1">
          <table:table-cell/>
          <table:table-cell table:formula="of:=[.B57]+1" office:value-type="float" office:value="56">
            <text:p>56</text:p>
          </table:table-cell>
          <table:table-cell table:formula="of:=226+(23*[.B58]^1.1)" office:value-type="float" office:value="2152.34764236028">
            <text:p>2152,3476423603</text:p>
          </table:table-cell>
          <table:table-cell table:formula="of:=25+(7*[.B58]^0.9)" office:value-type="float" office:value="287.100146877628">
            <text:p>287,1001468776</text:p>
          </table:table-cell>
          <table:table-cell table:formula="of:=9+(3.5*[.B58]^1.08)" office:value-type="float" office:value="279.465025584067">
            <text:p>279,4650255841</text:p>
          </table:table-cell>
          <table:table-cell table:formula="of:=4+(1.4*[.B58]^1.1)" office:value-type="float" office:value="121.255943448017">
            <text:p>121,255943448</text:p>
          </table:table-cell>
          <table:table-cell table:formula="of:=1.8+(4.6*[.B58]^0.85)" office:value-type="float" office:value="142.637288339655">
            <text:p>142,6372883397</text:p>
          </table:table-cell>
          <table:table-cell table:formula="of:=3+(5.2*[.B58]^0.6)" office:value-type="float" office:value="61.1990854111271">
            <text:p>61,1990854111</text:p>
          </table:table-cell>
          <table:table-cell table:formula="of:=5+(1.1*[.B58]^1.2)" office:value-type="float" office:value="142.790195893522">
            <text:p>142,7901958935</text:p>
          </table:table-cell>
          <table:table-cell table:formula="of:=6+(2.8*[.B58]^0.89)" office:value-type="float" office:value="106.70368792417">
            <text:p>106,7036879242</text:p>
          </table:table-cell>
          <table:table-cell table:formula="of:=SUM([.E58:.J58])" office:value-type="float" office:value="854.051226600557">
            <text:p>854,0512266006</text:p>
          </table:table-cell>
        </table:table-row>
        <table:table-row table:style-name="ro1">
          <table:table-cell/>
          <table:table-cell table:formula="of:=[.B58]+1" office:value-type="float" office:value="57">
            <text:p>57</text:p>
          </table:table-cell>
          <table:table-cell table:formula="of:=226+(23*[.B59]^1.1)" office:value-type="float" office:value="2190.22021923215">
            <text:p>2190,2202192322</text:p>
          </table:table-cell>
          <table:table-cell table:formula="of:=25+(7*[.B59]^0.9)" office:value-type="float" office:value="291.308734060627">
            <text:p>291,3087340606</text:p>
          </table:table-cell>
          <table:table-cell table:formula="of:=9+(3.5*[.B59]^1.08)" office:value-type="float" office:value="284.684842355404">
            <text:p>284,6848423554</text:p>
          </table:table-cell>
          <table:table-cell table:formula="of:=4+(1.4*[.B59]^1.1)" office:value-type="float" office:value="123.56123073587">
            <text:p>123,5612307359</text:p>
          </table:table-cell>
          <table:table-cell table:formula="of:=1.8+(4.6*[.B59]^0.85)" office:value-type="float" office:value="144.772153589535">
            <text:p>144,7721535895</text:p>
          </table:table-cell>
          <table:table-cell table:formula="of:=3+(5.2*[.B59]^0.6)" office:value-type="float" office:value="61.820438396638">
            <text:p>61,8204383966</text:p>
          </table:table-cell>
          <table:table-cell table:formula="of:=5+(1.1*[.B59]^1.2)" office:value-type="float" office:value="145.748090624629">
            <text:p>145,7480906246</text:p>
          </table:table-cell>
          <table:table-cell table:formula="of:=6+(2.8*[.B59]^0.89)" office:value-type="float" office:value="108.302595649533">
            <text:p>108,3025956495</text:p>
          </table:table-cell>
          <table:table-cell table:formula="of:=SUM([.E59:.J59])" office:value-type="float" office:value="868.889351351609">
            <text:p>868,8893513516</text:p>
          </table:table-cell>
        </table:table-row>
        <table:table-row table:style-name="ro1">
          <table:table-cell/>
          <table:table-cell table:formula="of:=[.B59]+1" office:value-type="float" office:value="58">
            <text:p>58</text:p>
          </table:table-cell>
          <table:table-cell table:formula="of:=226+(23*[.B60]^1.1)" office:value-type="float" office:value="2228.15930078291">
            <text:p>2228,1593007829</text:p>
          </table:table-cell>
          <table:table-cell table:formula="of:=25+(7*[.B60]^0.9)" office:value-type="float" office:value="295.509943833248">
            <text:p>295,5099438332</text:p>
          </table:table-cell>
          <table:table-cell table:formula="of:=9+(3.5*[.B60]^1.08)" office:value-type="float" office:value="289.911990690197">
            <text:p>289,9119906902</text:p>
          </table:table-cell>
          <table:table-cell table:formula="of:=4+(1.4*[.B60]^1.1)" office:value-type="float" office:value="125.870566134612">
            <text:p>125,8705661346</text:p>
          </table:table-cell>
          <table:table-cell table:formula="of:=1.8+(4.6*[.B60]^0.85)" office:value-type="float" office:value="146.901407849645">
            <text:p>146,9014078496</text:p>
          </table:table-cell>
          <table:table-cell table:formula="of:=3+(5.2*[.B60]^0.6)" office:value-type="float" office:value="62.4374460075716">
            <text:p>62,4374460076</text:p>
          </table:table-cell>
          <table:table-cell table:formula="of:=5+(1.1*[.B60]^1.2)" office:value-type="float" office:value="148.716382643982">
            <text:p>148,716382644</text:p>
          </table:table-cell>
          <table:table-cell table:formula="of:=6+(2.8*[.B60]^0.89)" office:value-type="float" office:value="109.898420572237">
            <text:p>109,8984205722</text:p>
          </table:table-cell>
          <table:table-cell table:formula="of:=SUM([.E60:.J60])" office:value-type="float" office:value="883.736213898244">
            <text:p>883,7362138982</text:p>
          </table:table-cell>
        </table:table-row>
        <table:table-row table:style-name="ro1">
          <table:table-cell/>
          <table:table-cell table:formula="of:=[.B60]+1" office:value-type="float" office:value="59">
            <text:p>59</text:p>
          </table:table-cell>
          <table:table-cell table:formula="of:=226+(23*[.B61]^1.1)" office:value-type="float" office:value="2266.16385404992">
            <text:p>2266,1638540499</text:p>
          </table:table-cell>
          <table:table-cell table:formula="of:=25+(7*[.B61]^0.9)" office:value-type="float" office:value="299.70391600531">
            <text:p>299,7039160053</text:p>
          </table:table-cell>
          <table:table-cell table:formula="of:=9+(3.5*[.B61]^1.08)" office:value-type="float" office:value="295.146354202796">
            <text:p>295,1463542028</text:p>
          </table:table-cell>
          <table:table-cell table:formula="of:=4+(1.4*[.B61]^1.1)" office:value-type="float" office:value="128.183886768256">
            <text:p>128,1838867683</text:p>
          </table:table-cell>
          <table:table-cell table:formula="of:=1.8+(4.6*[.B61]^0.85)" office:value-type="float" office:value="149.025162239724">
            <text:p>149,0251622397</text:p>
          </table:table-cell>
          <table:table-cell table:formula="of:=3+(5.2*[.B61]^0.6)" office:value-type="float" office:value="63.0502127818365">
            <text:p>63,0502127818</text:p>
          </table:table-cell>
          <table:table-cell table:formula="of:=5+(1.1*[.B61]^1.2)" office:value-type="float" office:value="151.69492827878">
            <text:p>151,6949282788</text:p>
          </table:table-cell>
          <table:table-cell table:formula="of:=6+(2.8*[.B61]^0.89)" office:value-type="float" office:value="111.491221640721">
            <text:p>111,4912216407</text:p>
          </table:table-cell>
          <table:table-cell table:formula="of:=SUM([.E61:.J61])" office:value-type="float" office:value="898.591765912114">
            <text:p>898,5917659121</text:p>
          </table:table-cell>
        </table:table-row>
        <table:table-row table:style-name="ro1">
          <table:table-cell/>
          <table:table-cell table:formula="of:=[.B61]+1" office:value-type="float" office:value="60">
            <text:p>60</text:p>
          </table:table-cell>
          <table:table-cell table:formula="of:=226+(23*[.B62]^1.1)" office:value-type="float" office:value="2304.23287936859">
            <text:p>2304,2328793686</text:p>
          </table:table-cell>
          <table:table-cell table:formula="of:=25+(7*[.B62]^0.9)" office:value-type="float" office:value="303.890785413853">
            <text:p>303,8907854139</text:p>
          </table:table-cell>
          <table:table-cell table:formula="of:=9+(3.5*[.B62]^1.08)" office:value-type="float" office:value="300.387820298152">
            <text:p>300,3878202982</text:p>
          </table:table-cell>
          <table:table-cell table:formula="of:=4+(1.4*[.B62]^1.1)" office:value-type="float" office:value="130.501131787654">
            <text:p>130,5011317877</text:p>
          </table:table-cell>
          <table:table-cell table:formula="of:=1.8+(4.6*[.B62]^0.85)" office:value-type="float" office:value="151.143523834803">
            <text:p>151,1435238348</text:p>
          </table:table-cell>
          <table:table-cell table:formula="of:=3+(5.2*[.B62]^0.6)" office:value-type="float" office:value="63.6588390187584">
            <text:p>63,6588390188</text:p>
          </table:table-cell>
          <table:table-cell table:formula="of:=5+(1.1*[.B62]^1.2)" office:value-type="float" office:value="154.68358824756">
            <text:p>154,6835882476</text:p>
          </table:table-cell>
          <table:table-cell table:formula="of:=6+(2.8*[.B62]^0.89)" office:value-type="float" office:value="113.081055696931">
            <text:p>113,0810556969</text:p>
          </table:table-cell>
          <table:table-cell table:formula="of:=SUM([.E62:.J62])" office:value-type="float" office:value="913.455958883858">
            <text:p>913,4559588839</text:p>
          </table:table-cell>
        </table:table-row>
        <table:table-row table:style-name="ro1">
          <table:table-cell/>
          <table:table-cell table:formula="of:=[.B62]+1" office:value-type="float" office:value="61">
            <text:p>61</text:p>
          </table:table-cell>
          <table:table-cell table:formula="of:=226+(23*[.B63]^1.1)" office:value-type="float" office:value="2342.36540876134">
            <text:p>2342,3654087613</text:p>
          </table:table-cell>
          <table:table-cell table:formula="of:=25+(7*[.B63]^0.9)" office:value-type="float" office:value="308.070682179893">
            <text:p>308,0706821799</text:p>
          </table:table-cell>
          <table:table-cell table:formula="of:=9+(3.5*[.B63]^1.08)" office:value-type="float" office:value="305.636279987174">
            <text:p>305,6362799872</text:p>
          </table:table-cell>
          <table:table-cell table:formula="of:=4+(1.4*[.B63]^1.1)" office:value-type="float" office:value="132.822242272429">
            <text:p>132,8222422724</text:p>
          </table:table-cell>
          <table:table-cell table:formula="of:=1.8+(4.6*[.B63]^0.85)" office:value-type="float" office:value="153.256595877319">
            <text:p>153,2565958773</text:p>
          </table:table-cell>
          <table:table-cell table:formula="of:=3+(5.2*[.B63]^0.6)" office:value-type="float" office:value="64.2634210185082">
            <text:p>64,2634210185</text:p>
          </table:table-cell>
          <table:table-cell table:formula="of:=5+(1.1*[.B63]^1.2)" office:value-type="float" office:value="157.682227454885">
            <text:p>157,6822274549</text:p>
          </table:table-cell>
          <table:table-cell table:formula="of:=6+(2.8*[.B63]^0.89)" office:value-type="float" office:value="114.667977585427">
            <text:p>114,6679775854</text:p>
          </table:table-cell>
          <table:table-cell table:formula="of:=SUM([.E63:.J63])" office:value-type="float" office:value="928.328744195742">
            <text:p>928,3287441957</text:p>
          </table:table-cell>
        </table:table-row>
        <table:table-row table:style-name="ro1">
          <table:table-cell/>
          <table:table-cell table:formula="of:=[.B63]+1" office:value-type="float" office:value="62">
            <text:p>62</text:p>
          </table:table-cell>
          <table:table-cell table:formula="of:=226+(23*[.B64]^1.1)" office:value-type="float" office:value="2380.5605044296">
            <text:p>2380,5605044296</text:p>
          </table:table-cell>
          <table:table-cell table:formula="of:=25+(7*[.B64]^0.9)" office:value-type="float" office:value="312.243731947943">
            <text:p>312,2437319479</text:p>
          </table:table-cell>
          <table:table-cell table:formula="of:=9+(3.5*[.B64]^1.08)" office:value-type="float" office:value="310.891627713974">
            <text:p>310,891627714</text:p>
          </table:table-cell>
          <table:table-cell table:formula="of:=4+(1.4*[.B64]^1.1)" office:value-type="float" office:value="135.147161139193">
            <text:p>135,1471611392</text:p>
          </table:table-cell>
          <table:table-cell table:formula="of:=1.8+(4.6*[.B64]^0.85)" office:value-type="float" office:value="155.364477974824">
            <text:p>155,3644779748</text:p>
          </table:table-cell>
          <table:table-cell table:formula="of:=3+(5.2*[.B64]^0.6)" office:value-type="float" office:value="64.864051304313">
            <text:p>64,8640513043</text:p>
          </table:table-cell>
          <table:table-cell table:formula="of:=5+(1.1*[.B64]^1.2)" office:value-type="float" office:value="160.690714798851">
            <text:p>160,6907147989</text:p>
          </table:table-cell>
          <table:table-cell table:formula="of:=6+(2.8*[.B64]^0.89)" office:value-type="float" office:value="116.252040255141">
            <text:p>116,2520402551</text:p>
          </table:table-cell>
          <table:table-cell table:formula="of:=SUM([.E64:.J64])" office:value-type="float" office:value="943.210073186296">
            <text:p>943,2100731863</text:p>
          </table:table-cell>
        </table:table-row>
        <table:table-row table:style-name="ro1">
          <table:table-cell/>
          <table:table-cell table:formula="of:=[.B64]+1" office:value-type="float" office:value="63">
            <text:p>63</text:p>
          </table:table-cell>
          <table:table-cell table:formula="of:=226+(23*[.B65]^1.1)" office:value-type="float" office:value="2418.81725734089">
            <text:p>2418,8172573409</text:p>
          </table:table-cell>
          <table:table-cell table:formula="of:=25+(7*[.B65]^0.9)" office:value-type="float" office:value="316.410056109688">
            <text:p>316,4100561097</text:p>
          </table:table-cell>
          <table:table-cell table:formula="of:=9+(3.5*[.B65]^1.08)" office:value-type="float" office:value="316.153761194041">
            <text:p>316,153761194</text:p>
          </table:table-cell>
          <table:table-cell table:formula="of:=4+(1.4*[.B65]^1.1)" office:value-type="float" office:value="137.475833055532">
            <text:p>137,4758330555</text:p>
          </table:table-cell>
          <table:table-cell table:formula="of:=1.8+(4.6*[.B65]^0.85)" office:value-type="float" office:value="157.467266284468">
            <text:p>157,4672662845</text:p>
          </table:table-cell>
          <table:table-cell table:formula="of:=3+(5.2*[.B65]^0.6)" office:value-type="float" office:value="65.4608188289451">
            <text:p>65,4608188289</text:p>
          </table:table-cell>
          <table:table-cell table:formula="of:=5+(1.1*[.B65]^1.2)" office:value-type="float" office:value="163.708922990404">
            <text:p>163,7089229904</text:p>
          </table:table-cell>
          <table:table-cell table:formula="of:=6+(2.8*[.B65]^0.89)" office:value-type="float" office:value="117.833294854397">
            <text:p>117,8332948544</text:p>
          </table:table-cell>
          <table:table-cell table:formula="of:=SUM([.E65:.J65])" office:value-type="float" office:value="958.099897207787">
            <text:p>958,0998972078</text:p>
          </table:table-cell>
        </table:table-row>
        <table:table-row table:style-name="ro1">
          <table:table-cell/>
          <table:table-cell table:formula="of:=[.B65]+1" office:value-type="float" office:value="64">
            <text:p>64</text:p>
          </table:table-cell>
          <table:table-cell table:formula="of:=226+(23*[.B66]^1.1)" office:value-type="float" office:value="2457.13478590331">
            <text:p>2457,1347859033</text:p>
          </table:table-cell>
          <table:table-cell table:formula="of:=25+(7*[.B66]^0.9)" office:value-type="float" office:value="320.569772013128">
            <text:p>320,5697720131</text:p>
          </table:table-cell>
          <table:table-cell table:formula="of:=9+(3.5*[.B66]^1.08)" office:value-type="float" office:value="321.422581262491">
            <text:p>321,4225812625</text:p>
          </table:table-cell>
          <table:table-cell table:formula="of:=4+(1.4*[.B66]^1.1)" office:value-type="float" office:value="139.808204359332">
            <text:p>139,8082043593</text:p>
          </table:table-cell>
          <table:table-cell table:formula="of:=1.8+(4.6*[.B66]^0.85)" office:value-type="float" office:value="159.565053685342">
            <text:p>159,5650536853</text:p>
          </table:table-cell>
          <table:table-cell table:formula="of:=3+(5.2*[.B66]^0.6)" office:value-type="float" office:value="66.0538091668326">
            <text:p>66,0538091668</text:p>
          </table:table-cell>
          <table:table-cell table:formula="of:=5+(1.1*[.B66]^1.2)" office:value-type="float" office:value="166.736728383583">
            <text:p>166,7367283836</text:p>
          </table:table-cell>
          <table:table-cell table:formula="of:=6+(2.8*[.B66]^0.89)" office:value-type="float" office:value="119.411790819737">
            <text:p>119,4117908197</text:p>
          </table:table-cell>
          <table:table-cell table:formula="of:=SUM([.E66:.J66])" office:value-type="float" office:value="972.998167677317">
            <text:p>972,9981676773</text:p>
          </table:table-cell>
        </table:table-row>
        <table:table-row table:style-name="ro1">
          <table:table-cell/>
          <table:table-cell table:formula="of:=[.B66]+1" office:value-type="float" office:value="65">
            <text:p>65</text:p>
          </table:table-cell>
          <table:table-cell table:formula="of:=226+(23*[.B67]^1.1)" office:value-type="float" office:value="2495.51223472099">
            <text:p>2495,512234721</text:p>
          </table:table-cell>
          <table:table-cell table:formula="of:=25+(7*[.B67]^0.9)" office:value-type="float" office:value="324.722993158318">
            <text:p>324,7229931583</text:p>
          </table:table-cell>
          <table:table-cell table:formula="of:=9+(3.5*[.B67]^1.08)" office:value-type="float" office:value="326.69799173162">
            <text:p>326,6979917316</text:p>
          </table:table-cell>
          <table:table-cell table:formula="of:=4+(1.4*[.B67]^1.1)" office:value-type="float" office:value="142.144222983017">
            <text:p>142,144222983</text:p>
          </table:table-cell>
          <table:table-cell table:formula="of:=1.8+(4.6*[.B67]^0.85)" office:value-type="float" office:value="161.657929939659">
            <text:p>161,6579299397</text:p>
          </table:table-cell>
          <table:table-cell table:formula="of:=3+(5.2*[.B67]^0.6)" office:value-type="float" office:value="66.6431046930007">
            <text:p>66,643104693</text:p>
          </table:table-cell>
          <table:table-cell table:formula="of:=5+(1.1*[.B67]^1.2)" office:value-type="float" office:value="169.774010815853">
            <text:p>169,7740108159</text:p>
          </table:table-cell>
          <table:table-cell table:formula="of:=6+(2.8*[.B67]^0.89)" office:value-type="float" office:value="120.987575959043">
            <text:p>120,987575959</text:p>
          </table:table-cell>
          <table:table-cell table:formula="of:=SUM([.E67:.J67])" office:value-type="float" office:value="987.904836122192">
            <text:p>987,9048361222</text:p>
          </table:table-cell>
        </table:table-row>
        <table:table-row table:style-name="ro1">
          <table:table-cell/>
          <table:table-cell table:formula="of:=[.B67]+1" office:value-type="float" office:value="66">
            <text:p>66</text:p>
          </table:table-cell>
          <table:table-cell table:formula="of:=226+(23*[.B68]^1.1)" office:value-type="float" office:value="2533.94877342427">
            <text:p>2533,9487734243</text:p>
          </table:table-cell>
          <table:table-cell table:formula="of:=25+(7*[.B68]^0.9)" office:value-type="float" office:value="328.869829380775">
            <text:p>328,8698293808</text:p>
          </table:table-cell>
          <table:table-cell table:formula="of:=9+(3.5*[.B68]^1.08)" office:value-type="float" office:value="331.979899257059">
            <text:p>331,9798992571</text:p>
          </table:table-cell>
          <table:table-cell table:formula="of:=4+(1.4*[.B68]^1.1)" office:value-type="float" office:value="144.483838382347">
            <text:p>144,4838383823</text:p>
          </table:table-cell>
          <table:table-cell table:formula="of:=1.8+(4.6*[.B68]^0.85)" office:value-type="float" office:value="163.745981843646">
            <text:p>163,7459818436</text:p>
          </table:table-cell>
          <table:table-cell table:formula="of:=3+(5.2*[.B68]^0.6)" office:value-type="float" office:value="67.2287847499356">
            <text:p>67,2287847499</text:p>
          </table:table-cell>
          <table:table-cell table:formula="of:=5+(1.1*[.B68]^1.2)" office:value-type="float" office:value="172.8206534578">
            <text:p>172,8206534578</text:p>
          </table:table-cell>
          <table:table-cell table:formula="of:=6+(2.8*[.B68]^0.89)" office:value-type="float" office:value="122.560696529408">
            <text:p>122,5606965294</text:p>
          </table:table-cell>
          <table:table-cell table:formula="of:=SUM([.E68:.J68])" office:value-type="float" office:value="1002.8198542202">
            <text:p>1002,8198542202</text:p>
          </table:table-cell>
        </table:table-row>
        <table:table-row table:style-name="ro1">
          <table:table-cell/>
          <table:table-cell table:formula="of:=[.B68]+1" office:value-type="float" office:value="67">
            <text:p>67</text:p>
          </table:table-cell>
          <table:table-cell table:formula="of:=226+(23*[.B69]^1.1)" office:value-type="float" office:value="2572.44359556898">
            <text:p>2572,443595569</text:p>
          </table:table-cell>
          <table:table-cell table:formula="of:=25+(7*[.B69]^0.9)" office:value-type="float" office:value="333.010387023494">
            <text:p>333,0103870235</text:p>
          </table:table-cell>
          <table:table-cell table:formula="of:=9+(3.5*[.B69]^1.08)" office:value-type="float" office:value="337.268213211876">
            <text:p>337,2682132119</text:p>
          </table:table-cell>
          <table:table-cell table:formula="of:=4+(1.4*[.B69]^1.1)" office:value-type="float" office:value="146.827001469416">
            <text:p>146,8270014694</text:p>
          </table:table-cell>
          <table:table-cell table:formula="of:=1.8+(4.6*[.B69]^0.85)" office:value-type="float" office:value="165.829293368972">
            <text:p>165,829293369</text:p>
          </table:table-cell>
          <table:table-cell table:formula="of:=3+(5.2*[.B69]^0.6)" office:value-type="float" office:value="67.8109258033557">
            <text:p>67,8109258034</text:p>
          </table:table-cell>
          <table:table-cell table:formula="of:=5+(1.1*[.B69]^1.2)" office:value-type="float" office:value="175.876542671482">
            <text:p>175,8765426715</text:p>
          </table:table-cell>
          <table:table-cell table:formula="of:=6+(2.8*[.B69]^0.89)" office:value-type="float" office:value="124.131197310165">
            <text:p>124,1311973102</text:p>
          </table:table-cell>
          <table:table-cell table:formula="of:=SUM([.E69:.J69])" office:value-type="float" office:value="1017.74317383527">
            <text:p>1017,7431738353</text:p>
          </table:table-cell>
        </table:table-row>
        <table:table-row table:style-name="ro1">
          <table:table-cell/>
          <table:table-cell table:formula="of:=[.B69]+1" office:value-type="float" office:value="68">
            <text:p>68</text:p>
          </table:table-cell>
          <table:table-cell table:formula="of:=226+(23*[.B70]^1.1)" office:value-type="float" office:value="2610.99591760001">
            <text:p>2610,9959176</text:p>
          </table:table-cell>
          <table:table-cell table:formula="of:=25+(7*[.B70]^0.9)" office:value-type="float" office:value="337.14476909845">
            <text:p>337,1447690985</text:p>
          </table:table-cell>
          <table:table-cell table:formula="of:=9+(3.5*[.B70]^1.08)" office:value-type="float" office:value="342.56284556806">
            <text:p>342,5628455681</text:p>
          </table:table-cell>
          <table:table-cell table:formula="of:=4+(1.4*[.B70]^1.1)" office:value-type="float" office:value="149.173664549566">
            <text:p>149,1736645496</text:p>
          </table:table-cell>
          <table:table-cell table:formula="of:=1.8+(4.6*[.B70]^0.85)" office:value-type="float" office:value="167.907945795406">
            <text:p>167,9079457954</text:p>
          </table:table-cell>
          <table:table-cell table:formula="of:=3+(5.2*[.B70]^0.6)" office:value-type="float" office:value="68.3896015877815">
            <text:p>68,3896015878</text:p>
          </table:table-cell>
          <table:table-cell table:formula="of:=5+(1.1*[.B70]^1.2)" office:value-type="float" office:value="178.941567876837">
            <text:p>178,9415678768</text:p>
          </table:table-cell>
          <table:table-cell table:formula="of:=6+(2.8*[.B70]^0.89)" office:value-type="float" office:value="125.699121671431">
            <text:p>125,6991216714</text:p>
          </table:table-cell>
          <table:table-cell table:formula="of:=SUM([.E70:.J70])" office:value-type="float" office:value="1032.67474704908">
            <text:p>1032,6747470491</text:p>
          </table:table-cell>
        </table:table-row>
        <table:table-row table:style-name="ro1">
          <table:table-cell/>
          <table:table-cell table:formula="of:=[.B70]+1" office:value-type="float" office:value="69">
            <text:p>69</text:p>
          </table:table-cell>
          <table:table-cell table:formula="of:=226+(23*[.B71]^1.1)" office:value-type="float" office:value="2649.60497787424">
            <text:p>2649,6049778742</text:p>
          </table:table-cell>
          <table:table-cell table:formula="of:=25+(7*[.B71]^0.9)" office:value-type="float" office:value="341.273075438359">
            <text:p>341,2730754384</text:p>
          </table:table-cell>
          <table:table-cell table:formula="of:=9+(3.5*[.B71]^1.08)" office:value-type="float" office:value="347.863710784837">
            <text:p>347,8637107848</text:p>
          </table:table-cell>
          <table:table-cell table:formula="of:=4+(1.4*[.B71]^1.1)" office:value-type="float" office:value="151.52378126191">
            <text:p>151,5237812619</text:p>
          </table:table-cell>
          <table:table-cell table:formula="of:=1.8+(4.6*[.B71]^0.85)" office:value-type="float" office:value="169.982017835403">
            <text:p>169,9820178354</text:p>
          </table:table-cell>
          <table:table-cell table:formula="of:=3+(5.2*[.B71]^0.6)" office:value-type="float" office:value="68.9648832427128">
            <text:p>68,9648832427</text:p>
          </table:table-cell>
          <table:table-cell table:formula="of:=5+(1.1*[.B71]^1.2)" office:value-type="float" office:value="182.015621425562">
            <text:p>182,0156214256</text:p>
          </table:table-cell>
          <table:table-cell table:formula="of:=6+(2.8*[.B71]^0.89)" office:value-type="float" office:value="127.264511638518">
            <text:p>127,2645116385</text:p>
          </table:table-cell>
          <table:table-cell table:formula="of:=SUM([.E71:.J71])" office:value-type="float" office:value="1047.61452618894">
            <text:p>1047,614526189</text:p>
          </table:table-cell>
        </table:table-row>
        <table:table-row table:style-name="ro1">
          <table:table-cell/>
          <table:table-cell table:formula="of:=[.B71]+1" office:value-type="float" office:value="70">
            <text:p>70</text:p>
          </table:table-cell>
          <table:table-cell table:formula="of:=226+(23*[.B72]^1.1)" office:value-type="float" office:value="2688.2700357388">
            <text:p>2688,2700357388</text:p>
          </table:table-cell>
          <table:table-cell table:formula="of:=25+(7*[.B72]^0.9)" office:value-type="float" office:value="345.395402839433">
            <text:p>345,3954028394</text:p>
          </table:table-cell>
          <table:table-cell table:formula="of:=9+(3.5*[.B72]^1.08)" office:value-type="float" office:value="353.170725703335">
            <text:p>353,1707257033</text:p>
          </table:table-cell>
          <table:table-cell table:formula="of:=4+(1.4*[.B72]^1.1)" office:value-type="float" office:value="153.877306523232">
            <text:p>153,8773065232</text:p>
          </table:table-cell>
          <table:table-cell table:formula="of:=1.8+(4.6*[.B72]^0.85)" office:value-type="float" office:value="172.051585751192">
            <text:p>172,0515857512</text:p>
          </table:table-cell>
          <table:table-cell table:formula="of:=3+(5.2*[.B72]^0.6)" office:value-type="float" office:value="69.5368394401459">
            <text:p>69,5368394401</text:p>
          </table:table-cell>
          <table:table-cell table:formula="of:=5+(1.1*[.B72]^1.2)" office:value-type="float" office:value="185.098598481958">
            <text:p>185,098598482</text:p>
          </table:table-cell>
          <table:table-cell table:formula="of:=6+(2.8*[.B72]^0.89)" office:value-type="float" office:value="128.827407952503">
            <text:p>128,8274079525</text:p>
          </table:table-cell>
          <table:table-cell table:formula="of:=SUM([.E72:.J72])" office:value-type="float" office:value="1062.56246385237">
            <text:p>1062,5624638524</text:p>
          </table:table-cell>
        </table:table-row>
        <table:table-row table:style-name="ro1">
          <table:table-cell/>
          <table:table-cell table:formula="of:=[.B72]+1" office:value-type="float" office:value="71">
            <text:p>71</text:p>
          </table:table-cell>
          <table:table-cell table:formula="of:=226+(23*[.B73]^1.1)" office:value-type="float" office:value="2726.99037066078">
            <text:p>2726,9903706608</text:p>
          </table:table-cell>
          <table:table-cell table:formula="of:=25+(7*[.B73]^0.9)" office:value-type="float" office:value="349.511845195777">
            <text:p>349,5118451958</text:p>
          </table:table-cell>
          <table:table-cell table:formula="of:=9+(3.5*[.B73]^1.08)" office:value-type="float" office:value="358.483809447155">
            <text:p>358,4838094472</text:p>
          </table:table-cell>
          <table:table-cell table:formula="of:=4+(1.4*[.B73]^1.1)" office:value-type="float" office:value="156.234196475004">
            <text:p>156,234196475</text:p>
          </table:table-cell>
          <table:table-cell table:formula="of:=1.8+(4.6*[.B73]^0.85)" office:value-type="float" office:value="174.116723464933">
            <text:p>174,1167234649</text:p>
          </table:table-cell>
          <table:table-cell table:formula="of:=3+(5.2*[.B73]^0.6)" office:value-type="float" office:value="70.1055365040966">
            <text:p>70,1055365041</text:p>
          </table:table-cell>
          <table:table-cell table:formula="of:=5+(1.1*[.B73]^1.2)" office:value-type="float" office:value="188.190396910241">
            <text:p>188,1903969102</text:p>
          </table:table-cell>
          <table:table-cell table:formula="of:=6+(2.8*[.B73]^0.89)" office:value-type="float" office:value="130.387850127255">
            <text:p>130,3878501273</text:p>
          </table:table-cell>
          <table:table-cell table:formula="of:=SUM([.E73:.J73])" office:value-type="float" office:value="1077.51851292868">
            <text:p>1077,5185129287</text:p>
          </table:table-cell>
        </table:table-row>
        <table:table-row table:style-name="ro1">
          <table:table-cell/>
          <table:table-cell table:formula="of:=[.B73]+1" office:value-type="float" office:value="72">
            <text:p>72</text:p>
          </table:table-cell>
          <table:table-cell table:formula="of:=226+(23*[.B74]^1.1)" office:value-type="float" office:value="2765.76528140465">
            <text:p>2765,7652814047</text:p>
          </table:table-cell>
          <table:table-cell table:formula="of:=25+(7*[.B74]^0.9)" office:value-type="float" office:value="353.622493626025">
            <text:p>353,622493626</text:p>
          </table:table-cell>
          <table:table-cell table:formula="of:=9+(3.5*[.B74]^1.08)" office:value-type="float" office:value="363.802883328432">
            <text:p>363,8028833284</text:p>
          </table:table-cell>
          <table:table-cell table:formula="of:=4+(1.4*[.B74]^1.1)" office:value-type="float" office:value="158.594408433327">
            <text:p>158,5944084333</text:p>
          </table:table-cell>
          <table:table-cell table:formula="of:=1.8+(4.6*[.B74]^0.85)" office:value-type="float" office:value="176.177502662444">
            <text:p>176,1775026624</text:p>
          </table:table-cell>
          <table:table-cell table:formula="of:=3+(5.2*[.B74]^0.6)" office:value-type="float" office:value="70.6710385227364">
            <text:p>70,6710385227</text:p>
          </table:table-cell>
          <table:table-cell table:formula="of:=5+(1.1*[.B74]^1.2)" office:value-type="float" office:value="191.290917167908">
            <text:p>191,2909171679</text:p>
          </table:table-cell>
          <table:table-cell table:formula="of:=6+(2.8*[.B74]^0.89)" office:value-type="float" office:value="131.945876503146">
            <text:p>131,9458765031</text:p>
          </table:table-cell>
          <table:table-cell table:formula="of:=SUM([.E74:.J74])" office:value-type="float" office:value="1092.48262661799">
            <text:p>1092,482626618</text:p>
          </table:table-cell>
        </table:table-row>
        <table:table-row table:style-name="ro1">
          <table:table-cell/>
          <table:table-cell table:formula="of:=[.B74]+1" office:value-type="float" office:value="73">
            <text:p>73</text:p>
          </table:table-cell>
          <table:table-cell table:formula="of:=226+(23*[.B75]^1.1)" office:value-type="float" office:value="2804.59408525444">
            <text:p>2804,5940852544</text:p>
          </table:table-cell>
          <table:table-cell table:formula="of:=25+(7*[.B75]^0.9)" office:value-type="float" office:value="357.727436592775">
            <text:p>357,7274365928</text:p>
          </table:table-cell>
          <table:table-cell table:formula="of:=9+(3.5*[.B75]^1.08)" office:value-type="float" office:value="369.127870759021">
            <text:p>369,127870759</text:p>
          </table:table-cell>
          <table:table-cell table:formula="of:=4+(1.4*[.B75]^1.1)" office:value-type="float" office:value="160.957900841575">
            <text:p>160,9579008416</text:p>
          </table:table-cell>
          <table:table-cell table:formula="of:=1.8+(4.6*[.B75]^0.85)" office:value-type="float" office:value="178.233992890947">
            <text:p>178,2339928909</text:p>
          </table:table-cell>
          <table:table-cell table:formula="of:=3+(5.2*[.B75]^0.6)" office:value-type="float" office:value="71.2334074536935">
            <text:p>71,2334074537</text:p>
          </table:table-cell>
          <table:table-cell table:formula="of:=5+(1.1*[.B75]^1.2)" office:value-type="float" office:value="194.400062204731">
            <text:p>194,4000622047</text:p>
          </table:table-cell>
          <table:table-cell table:formula="of:=6+(2.8*[.B75]^0.89)" office:value-type="float" office:value="133.501524297717">
            <text:p>133,5015242977</text:p>
          </table:table-cell>
          <table:table-cell table:formula="of:=SUM([.E75:.J75])" office:value-type="float" office:value="1107.45475844768">
            <text:p>1107,4547584477</text:p>
          </table:table-cell>
        </table:table-row>
        <table:table-row table:style-name="ro1">
          <table:table-cell/>
          <table:table-cell table:formula="of:=[.B75]+1" office:value-type="float" office:value="74">
            <text:p>74</text:p>
          </table:table-cell>
          <table:table-cell table:formula="of:=226+(23*[.B76]^1.1)" office:value-type="float" office:value="2843.47611727738">
            <text:p>2843,4761172774</text:p>
          </table:table-cell>
          <table:table-cell table:formula="of:=25+(7*[.B76]^0.9)" office:value-type="float" office:value="361.826760015312">
            <text:p>361,8267600153</text:p>
          </table:table-cell>
          <table:table-cell table:formula="of:=9+(3.5*[.B76]^1.08)" office:value-type="float" office:value="374.458697166448">
            <text:p>374,4586971664</text:p>
          </table:table-cell>
          <table:table-cell table:formula="of:=4+(1.4*[.B76]^1.1)" office:value-type="float" office:value="163.32463322558">
            <text:p>163,3246332256</text:p>
          </table:table-cell>
          <table:table-cell table:formula="of:=1.8+(4.6*[.B76]^0.85)" office:value-type="float" office:value="180.28626165127">
            <text:p>180,2862616513</text:p>
          </table:table-cell>
          <table:table-cell table:formula="of:=3+(5.2*[.B76]^0.6)" office:value-type="float" office:value="71.7927032230238">
            <text:p>71,792703223</text:p>
          </table:table-cell>
          <table:table-cell table:formula="of:=5+(1.1*[.B76]^1.2)" office:value-type="float" office:value="197.517737367016">
            <text:p>197,517737367</text:p>
          </table:table-cell>
          <table:table-cell table:formula="of:=6+(2.8*[.B76]^0.89)" office:value-type="float" office:value="135.054829653474">
            <text:p>135,0548296535</text:p>
          </table:table-cell>
          <table:table-cell table:formula="of:=SUM([.E76:.J76])" office:value-type="float" office:value="1122.43486228681">
            <text:p>1122,4348622868</text:p>
          </table:table-cell>
        </table:table-row>
        <table:table-row table:style-name="ro1">
          <table:table-cell/>
          <table:table-cell table:formula="of:=[.B76]+1" office:value-type="float" office:value="75">
            <text:p>75</text:p>
          </table:table-cell>
          <table:table-cell table:formula="of:=226+(23*[.B77]^1.1)" office:value-type="float" office:value="2882.41072962646">
            <text:p>2882,4107296265</text:p>
          </table:table-cell>
          <table:table-cell table:formula="of:=25+(7*[.B77]^0.9)" office:value-type="float" office:value="365.920547376101">
            <text:p>365,9205473761</text:p>
          </table:table-cell>
          <table:table-cell table:formula="of:=9+(3.5*[.B77]^1.08)" office:value-type="float" office:value="379.79528991432">
            <text:p>379,7952899143</text:p>
          </table:table-cell>
          <table:table-cell table:formula="of:=4+(1.4*[.B77]^1.1)" office:value-type="float" office:value="165.694566151176">
            <text:p>165,6945661512</text:p>
          </table:table-cell>
          <table:table-cell table:formula="of:=1.8+(4.6*[.B77]^0.85)" office:value-type="float" office:value="182.334374484879">
            <text:p>182,3343744849</text:p>
          </table:table-cell>
          <table:table-cell table:formula="of:=3+(5.2*[.B77]^0.6)" office:value-type="float" office:value="72.3489838183116">
            <text:p>72,3489838183</text:p>
          </table:table-cell>
          <table:table-cell table:formula="of:=5+(1.1*[.B77]^1.2)" office:value-type="float" office:value="200.643850306793">
            <text:p>200,6438503068</text:p>
          </table:table-cell>
          <table:table-cell table:formula="of:=6+(2.8*[.B77]^0.89)" office:value-type="float" office:value="136.605827683049">
            <text:p>136,605827683</text:p>
          </table:table-cell>
          <table:table-cell table:formula="of:=SUM([.E77:.J77])" office:value-type="float" office:value="1137.42289235853">
            <text:p>1137,4228923585</text:p>
          </table:table-cell>
        </table:table-row>
        <table:table-row table:style-name="ro1">
          <table:table-cell/>
          <table:table-cell table:formula="of:=[.B77]+1" office:value-type="float" office:value="76">
            <text:p>76</text:p>
          </table:table-cell>
          <table:table-cell table:formula="of:=226+(23*[.B78]^1.1)" office:value-type="float" office:value="2921.39729087923">
            <text:p>2921,3972908792</text:p>
          </table:table-cell>
          <table:table-cell table:formula="of:=25+(7*[.B78]^0.9)" office:value-type="float" office:value="370.008879821445">
            <text:p>370,0088798214</text:p>
          </table:table-cell>
          <table:table-cell table:formula="of:=9+(3.5*[.B78]^1.08)" office:value-type="float" office:value="385.137578226898">
            <text:p>385,1375782269</text:p>
          </table:table-cell>
          <table:table-cell table:formula="of:=4+(1.4*[.B78]^1.1)" office:value-type="float" office:value="168.067661183953">
            <text:p>168,067661184</text:p>
          </table:table-cell>
          <table:table-cell table:formula="of:=1.8+(4.6*[.B78]^0.85)" office:value-type="float" office:value="184.378395056095">
            <text:p>184,3783950561</text:p>
          </table:table-cell>
          <table:table-cell table:formula="of:=3+(5.2*[.B78]^0.6)" office:value-type="float" office:value="72.9023053763232">
            <text:p>72,9023053763</text:p>
          </table:table-cell>
          <table:table-cell table:formula="of:=5+(1.1*[.B78]^1.2)" office:value-type="float" office:value="203.778310895607">
            <text:p>203,7783108956</text:p>
          </table:table-cell>
          <table:table-cell table:formula="of:=6+(2.8*[.B78]^0.89)" office:value-type="float" office:value="138.154552511874">
            <text:p>138,1545525119</text:p>
          </table:table-cell>
          <table:table-cell table:formula="of:=SUM([.E78:.J78])" office:value-type="float" office:value="1152.41880325075">
            <text:p>1152,4188032508</text:p>
          </table:table-cell>
        </table:table-row>
        <table:table-row table:style-name="ro1">
          <table:table-cell/>
          <table:table-cell table:formula="of:=[.B78]+1" office:value-type="float" office:value="77">
            <text:p>77</text:p>
          </table:table-cell>
          <table:table-cell table:formula="of:=226+(23*[.B79]^1.1)" office:value-type="float" office:value="2960.43518541062">
            <text:p>2960,4351854106</text:p>
          </table:table-cell>
          <table:table-cell table:formula="of:=25+(7*[.B79]^0.9)" office:value-type="float" office:value="374.091836256729">
            <text:p>374,0918362567</text:p>
          </table:table-cell>
          <table:table-cell table:formula="of:=9+(3.5*[.B79]^1.08)" office:value-type="float" office:value="390.485493117562">
            <text:p>390,4854931176</text:p>
          </table:table-cell>
          <table:table-cell table:formula="of:=4+(1.4*[.B79]^1.1)" office:value-type="float" office:value="170.443880851081">
            <text:p>170,4438808511</text:p>
          </table:table-cell>
          <table:table-cell table:formula="of:=1.8+(4.6*[.B79]^0.85)" office:value-type="float" office:value="186.418385229833">
            <text:p>186,4183852298</text:p>
          </table:table-cell>
          <table:table-cell table:formula="of:=3+(5.2*[.B79]^0.6)" office:value-type="float" office:value="73.4527222655972">
            <text:p>73,4527222656</text:p>
          </table:table-cell>
          <table:table-cell table:formula="of:=5+(1.1*[.B79]^1.2)" office:value-type="float" office:value="206.92103114263">
            <text:p>206,9210311426</text:p>
          </table:table-cell>
          <table:table-cell table:formula="of:=6+(2.8*[.B79]^0.89)" office:value-type="float" office:value="139.701037318554">
            <text:p>139,7010373186</text:p>
          </table:table-cell>
          <table:table-cell table:formula="of:=SUM([.E79:.J79])" office:value-type="float" office:value="1167.42254992526">
            <text:p>1167,4225499253</text:p>
          </table:table-cell>
        </table:table-row>
        <table:table-row table:style-name="ro1">
          <table:table-cell/>
          <table:table-cell table:formula="of:=[.B79]+1" office:value-type="float" office:value="78">
            <text:p>78</text:p>
          </table:table-cell>
          <table:table-cell table:formula="of:=226+(23*[.B80]^1.1)" office:value-type="float" office:value="2999.52381279748">
            <text:p>2999,5238127975</text:p>
          </table:table-cell>
          <table:table-cell table:formula="of:=25+(7*[.B80]^0.9)" office:value-type="float" office:value="378.169493436588">
            <text:p>378,1694934366</text:p>
          </table:table-cell>
          <table:table-cell table:formula="of:=9+(3.5*[.B80]^1.08)" office:value-type="float" office:value="395.838967320921">
            <text:p>395,8389673209</text:p>
          </table:table-cell>
          <table:table-cell table:formula="of:=4+(1.4*[.B80]^1.1)" office:value-type="float" office:value="172.823188605064">
            <text:p>172,8231886051</text:p>
          </table:table-cell>
          <table:table-cell table:formula="of:=1.8+(4.6*[.B80]^0.85)" office:value-type="float" office:value="188.454405145149">
            <text:p>188,4544051451</text:p>
          </table:table-cell>
          <table:table-cell table:formula="of:=3+(5.2*[.B80]^0.6)" office:value-type="float" office:value="74.0002871643281">
            <text:p>74,0002871643</text:p>
          </table:table-cell>
          <table:table-cell table:formula="of:=5+(1.1*[.B80]^1.2)" office:value-type="float" office:value="210.071925116818">
            <text:p>210,0719251168</text:p>
          </table:table-cell>
          <table:table-cell table:formula="of:=6+(2.8*[.B80]^0.89)" office:value-type="float" office:value="141.24531437309">
            <text:p>141,2453143731</text:p>
          </table:table-cell>
          <table:table-cell table:formula="of:=SUM([.E80:.J80])" office:value-type="float" office:value="1182.43408772537">
            <text:p>1182,4340877254</text:p>
          </table:table-cell>
        </table:table-row>
        <table:table-row table:style-name="ro1">
          <table:table-cell/>
          <table:table-cell table:formula="of:=[.B80]+1" office:value-type="float" office:value="79">
            <text:p>79</text:p>
          </table:table-cell>
          <table:table-cell table:formula="of:=226+(23*[.B81]^1.1)" office:value-type="float" office:value="3038.66258725299">
            <text:p>3038,662587253</text:p>
          </table:table-cell>
          <table:table-cell table:formula="of:=25+(7*[.B81]^0.9)" office:value-type="float" office:value="382.241926050344">
            <text:p>382,2419260503</text:p>
          </table:table-cell>
          <table:table-cell table:formula="of:=9+(3.5*[.B81]^1.08)" office:value-type="float" office:value="401.197935228337">
            <text:p>401,1979352283</text:p>
          </table:table-cell>
          <table:table-cell table:formula="of:=4+(1.4*[.B81]^1.1)" office:value-type="float" office:value="175.205548789312">
            <text:p>175,2055487893</text:p>
          </table:table-cell>
          <table:table-cell table:formula="of:=1.8+(4.6*[.B81]^0.85)" office:value-type="float" office:value="190.486513284877">
            <text:p>190,4865132849</text:p>
          </table:table-cell>
          <table:table-cell table:formula="of:=3+(5.2*[.B81]^0.6)" office:value-type="float" office:value="74.5450511338663">
            <text:p>74,5450511339</text:p>
          </table:table-cell>
          <table:table-cell table:formula="of:=5+(1.1*[.B81]^1.2)" office:value-type="float" office:value="213.230908872866">
            <text:p>213,2309088729</text:p>
          </table:table-cell>
          <table:table-cell table:formula="of:=6+(2.8*[.B81]^0.89)" office:value-type="float" office:value="142.787415073078">
            <text:p>142,7874150731</text:p>
          </table:table-cell>
          <table:table-cell table:formula="of:=SUM([.E81:.J81])" office:value-type="float" office:value="1197.45337238234">
            <text:p>1197,4533723823</text:p>
          </table:table-cell>
        </table:table-row>
        <table:table-row table:style-name="ro1">
          <table:table-cell/>
          <table:table-cell table:formula="of:=[.B81]+1" office:value-type="float" office:value="80">
            <text:p>80</text:p>
          </table:table-cell>
          <table:table-cell table:formula="of:=226+(23*[.B82]^1.1)" office:value-type="float" office:value="3077.85093708894">
            <text:p>3077,850937089</text:p>
          </table:table-cell>
          <table:table-cell table:formula="of:=25+(7*[.B82]^0.9)" office:value-type="float" office:value="386.309206803001">
            <text:p>386,309206803</text:p>
          </table:table-cell>
          <table:table-cell table:formula="of:=9+(3.5*[.B82]^1.08)" office:value-type="float" office:value="406.562332826649">
            <text:p>406,5623328266</text:p>
          </table:table-cell>
          <table:table-cell table:formula="of:=4+(1.4*[.B82]^1.1)" office:value-type="float" office:value="177.590926605414">
            <text:p>177,5909266054</text:p>
          </table:table-cell>
          <table:table-cell table:formula="of:=1.8+(4.6*[.B82]^0.85)" office:value-type="float" office:value="192.514766541615">
            <text:p>192,5147665416</text:p>
          </table:table-cell>
          <table:table-cell table:formula="of:=3+(5.2*[.B82]^0.6)" office:value-type="float" office:value="75.0870636881353">
            <text:p>75,0870636881</text:p>
          </table:table-cell>
          <table:table-cell table:formula="of:=5+(1.1*[.B82]^1.2)" office:value-type="float" office:value="216.397900380732">
            <text:p>216,3979003807</text:p>
          </table:table-cell>
          <table:table-cell table:formula="of:=6+(2.8*[.B82]^0.89)" office:value-type="float" office:value="144.327369978041">
            <text:p>144,327369978</text:p>
          </table:table-cell>
          <table:table-cell table:formula="of:=SUM([.E82:.J82])" office:value-type="float" office:value="1212.48036002059">
            <text:p>1212,4803600206</text:p>
          </table:table-cell>
        </table:table-row>
        <table:table-row table:style-name="ro1">
          <table:table-cell/>
          <table:table-cell table:formula="of:=[.B82]+1" office:value-type="float" office:value="81">
            <text:p>81</text:p>
          </table:table-cell>
          <table:table-cell table:formula="of:=226+(23*[.B83]^1.1)" office:value-type="float" office:value="3117.08830420432">
            <text:p>3117,0883042043</text:p>
          </table:table-cell>
          <table:table-cell table:formula="of:=25+(7*[.B83]^0.9)" office:value-type="float" office:value="390.371406492103">
            <text:p>390,3714064921</text:p>
          </table:table-cell>
          <table:table-cell table:formula="of:=9+(3.5*[.B83]^1.08)" office:value-type="float" office:value="411.932097639904">
            <text:p>411,9320976399</text:p>
          </table:table-cell>
          <table:table-cell table:formula="of:=4+(1.4*[.B83]^1.1)" office:value-type="float" office:value="179.979288082002">
            <text:p>179,979288082</text:p>
          </table:table-cell>
          <table:table-cell table:formula="of:=1.8+(4.6*[.B83]^0.85)" office:value-type="float" office:value="194.539220280288">
            <text:p>194,5392202803</text:p>
          </table:table-cell>
          <table:table-cell table:formula="of:=3+(5.2*[.B83]^0.6)" office:value-type="float" office:value="75.6263728592389">
            <text:p>75,6263728592</text:p>
          </table:table-cell>
          <table:table-cell table:formula="of:=5+(1.1*[.B83]^1.2)" office:value-type="float" office:value="219.57281945851">
            <text:p>219,5728194585</text:p>
          </table:table-cell>
          <table:table-cell table:formula="of:=6+(2.8*[.B83]^0.89)" office:value-type="float" office:value="145.865208841983">
            <text:p>145,865208842</text:p>
          </table:table-cell>
          <table:table-cell table:formula="of:=SUM([.E83:.J83])" office:value-type="float" office:value="1227.51500716193">
            <text:p>1227,5150071619</text:p>
          </table:table-cell>
        </table:table-row>
        <table:table-row table:style-name="ro1">
          <table:table-cell/>
          <table:table-cell table:formula="of:=[.B83]+1" office:value-type="float" office:value="82">
            <text:p>82</text:p>
          </table:table-cell>
          <table:table-cell table:formula="of:=226+(23*[.B84]^1.1)" office:value-type="float" office:value="3156.37414359846">
            <text:p>3156,3741435985</text:p>
          </table:table-cell>
          <table:table-cell table:formula="of:=25+(7*[.B84]^0.9)" office:value-type="float" office:value="394.428594080695">
            <text:p>394,4285940807</text:p>
          </table:table-cell>
          <table:table-cell table:formula="of:=9+(3.5*[.B84]^1.08)" office:value-type="float" office:value="417.30716867391">
            <text:p>417,3071686739</text:p>
          </table:table-cell>
          <table:table-cell table:formula="of:=4+(1.4*[.B84]^1.1)" office:value-type="float" office:value="182.370600045124">
            <text:p>182,3706000451</text:p>
          </table:table-cell>
          <table:table-cell table:formula="of:=1.8+(4.6*[.B84]^0.85)" office:value-type="float" office:value="196.559928397505">
            <text:p>196,5599283975</text:p>
          </table:table-cell>
          <table:table-cell table:formula="of:=3+(5.2*[.B84]^0.6)" office:value-type="float" office:value="76.1630252595138">
            <text:p>76,1630252595</text:p>
          </table:table-cell>
          <table:table-cell table:formula="of:=5+(1.1*[.B84]^1.2)" office:value-type="float" office:value="222.755587708457">
            <text:p>222,7555877085</text:p>
          </table:table-cell>
          <table:table-cell table:formula="of:=6+(2.8*[.B84]^0.89)" office:value-type="float" office:value="147.400960644303">
            <text:p>147,4009606443</text:p>
          </table:table-cell>
          <table:table-cell table:formula="of:=SUM([.E84:.J84])" office:value-type="float" office:value="1242.55727072881">
            <text:p>1242,5572707288</text:p>
          </table:table-cell>
        </table:table-row>
        <table:table-row table:style-name="ro1">
          <table:table-cell/>
          <table:table-cell table:formula="of:=[.B84]+1" office:value-type="float" office:value="83">
            <text:p>83</text:p>
          </table:table-cell>
          <table:table-cell table:formula="of:=226+(23*[.B85]^1.1)" office:value-type="float" office:value="3195.70792290746">
            <text:p>3195,7079229075</text:p>
          </table:table-cell>
          <table:table-cell table:formula="of:=25+(7*[.B85]^0.9)" office:value-type="float" office:value="398.480836766641">
            <text:p>398,4808367666</text:p>
          </table:table-cell>
          <table:table-cell table:formula="of:=9+(3.5*[.B85]^1.08)" office:value-type="float" office:value="422.687486363434">
            <text:p>422,6874863634</text:p>
          </table:table-cell>
          <table:table-cell table:formula="of:=4+(1.4*[.B85]^1.1)" office:value-type="float" office:value="184.764830090019">
            <text:p>184,76483009</text:p>
          </table:table-cell>
          <table:table-cell table:formula="of:=1.8+(4.6*[.B85]^0.85)" office:value-type="float" office:value="198.576943377923">
            <text:p>198,5769433779</text:p>
          </table:table-cell>
          <table:table-cell table:formula="of:=3+(5.2*[.B85]^0.6)" office:value-type="float" office:value="76.69706614026">
            <text:p>76,6970661403</text:p>
          </table:table-cell>
          <table:table-cell table:formula="of:=5+(1.1*[.B85]^1.2)" office:value-type="float" office:value="225.946128455992">
            <text:p>225,946128456</text:p>
          </table:table-cell>
          <table:table-cell table:formula="of:=6+(2.8*[.B85]^0.89)" office:value-type="float" office:value="148.934653619155">
            <text:p>148,9346536192</text:p>
          </table:table-cell>
          <table:table-cell table:formula="of:=SUM([.E85:.J85])" office:value-type="float" office:value="1257.60710804678">
            <text:p>1257,6071080468</text:p>
          </table:table-cell>
        </table:table-row>
        <table:table-row table:style-name="ro1">
          <table:table-cell/>
          <table:table-cell table:formula="of:=[.B85]+1" office:value-type="float" office:value="84">
            <text:p>84</text:p>
          </table:table-cell>
          <table:table-cell table:formula="of:=226+(23*[.B86]^1.1)" office:value-type="float" office:value="3235.08912196229">
            <text:p>3235,0891219623</text:p>
          </table:table-cell>
          <table:table-cell table:formula="of:=25+(7*[.B86]^0.9)" office:value-type="float" office:value="402.528200048518">
            <text:p>402,5282000485</text:p>
          </table:table-cell>
          <table:table-cell table:formula="of:=9+(3.5*[.B86]^1.08)" office:value-type="float" office:value="428.072992521907">
            <text:p>428,0729925219</text:p>
          </table:table-cell>
          <table:table-cell table:formula="of:=4+(1.4*[.B86]^1.1)" office:value-type="float" office:value="187.161946554226">
            <text:p>187,1619465542</text:p>
          </table:table-cell>
          <table:table-cell table:formula="of:=1.8+(4.6*[.B86]^0.85)" office:value-type="float" office:value="200.590316347787">
            <text:p>200,5903163478</text:p>
          </table:table-cell>
          <table:table-cell table:formula="of:=3+(5.2*[.B86]^0.6)" office:value-type="float" office:value="77.2285394473645">
            <text:p>77,2285394474</text:p>
          </table:table-cell>
          <table:table-cell table:formula="of:=5+(1.1*[.B86]^1.2)" office:value-type="float" office:value="229.144366691488">
            <text:p>229,1443666915</text:p>
          </table:table-cell>
          <table:table-cell table:formula="of:=6+(2.8*[.B86]^0.89)" office:value-type="float" office:value="150.466315283357">
            <text:p>150,4663152834</text:p>
          </table:table-cell>
          <table:table-cell table:formula="of:=SUM([.E86:.J86])" office:value-type="float" office:value="1272.66447684613">
            <text:p>1272,6644768461</text:p>
          </table:table-cell>
        </table:table-row>
        <table:table-row table:style-name="ro1">
          <table:table-cell/>
          <table:table-cell table:formula="of:=[.B86]+1" office:value-type="float" office:value="85">
            <text:p>85</text:p>
          </table:table-cell>
          <table:table-cell table:formula="of:=226+(23*[.B87]^1.1)" office:value-type="float" office:value="3274.51723236754">
            <text:p>3274,5172323675</text:p>
          </table:table-cell>
          <table:table-cell table:formula="of:=25+(7*[.B87]^0.9)" office:value-type="float" office:value="406.5707477883">
            <text:p>406,5707477883</text:p>
          </table:table-cell>
          <table:table-cell table:formula="of:=9+(3.5*[.B87]^1.08)" office:value-type="float" office:value="433.463630293469">
            <text:p>433,4636302935</text:p>
          </table:table-cell>
          <table:table-cell table:formula="of:=4+(1.4*[.B87]^1.1)" office:value-type="float" office:value="189.561918491937">
            <text:p>189,5619184919</text:p>
          </table:table-cell>
          <table:table-cell table:formula="of:=1.8+(4.6*[.B87]^0.85)" office:value-type="float" office:value="202.600097125828">
            <text:p>202,6000971258</text:p>
          </table:table-cell>
          <table:table-cell table:formula="of:=3+(5.2*[.B87]^0.6)" office:value-type="float" office:value="77.757487874019">
            <text:p>77,757487874</text:p>
          </table:table-cell>
          <table:table-cell table:formula="of:=5+(1.1*[.B87]^1.2)" office:value-type="float" office:value="232.3502290147">
            <text:p>232,3502290147</text:p>
          </table:table-cell>
          <table:table-cell table:formula="of:=6+(2.8*[.B87]^0.89)" office:value-type="float" office:value="151.995972462936">
            <text:p>151,9959724629</text:p>
          </table:table-cell>
          <table:table-cell table:formula="of:=SUM([.E87:.J87])" office:value-type="float" office:value="1287.72933526289">
            <text:p>1287,7293352629</text:p>
          </table:table-cell>
        </table:table-row>
        <table:table-row table:style-name="ro1">
          <table:table-cell/>
          <table:table-cell table:formula="of:=[.B87]+1" office:value-type="float" office:value="86">
            <text:p>86</text:p>
          </table:table-cell>
          <table:table-cell table:formula="of:=226+(23*[.B88]^1.1)" office:value-type="float" office:value="3313.9917570994">
            <text:p>3313,9917570994</text:p>
          </table:table-cell>
          <table:table-cell table:formula="of:=25+(7*[.B88]^0.9)" office:value-type="float" office:value="410.608542271012">
            <text:p>410,608542271</text:p>
          </table:table-cell>
          <table:table-cell table:formula="of:=9+(3.5*[.B88]^1.08)" office:value-type="float" office:value="438.859344107228">
            <text:p>438,8593441072</text:p>
          </table:table-cell>
          <table:table-cell table:formula="of:=4+(1.4*[.B88]^1.1)" office:value-type="float" office:value="191.964715649529">
            <text:p>191,9647156495</text:p>
          </table:table-cell>
          <table:table-cell table:formula="of:=1.8+(4.6*[.B88]^0.85)" office:value-type="float" office:value="204.606334271683">
            <text:p>204,6063342717</text:p>
          </table:table-cell>
          <table:table-cell table:formula="of:=3+(5.2*[.B88]^0.6)" office:value-type="float" office:value="78.2839529107136">
            <text:p>78,2839529107</text:p>
          </table:table-cell>
          <table:table-cell table:formula="of:=5+(1.1*[.B88]^1.2)" office:value-type="float" office:value="235.563643581686">
            <text:p>235,5636435817</text:p>
          </table:table-cell>
          <table:table-cell table:formula="of:=6+(2.8*[.B88]^0.89)" office:value-type="float" office:value="153.523651318386">
            <text:p>153,5236513184</text:p>
          </table:table-cell>
          <table:table-cell table:formula="of:=SUM([.E88:.J88])" office:value-type="float" office:value="1302.80164183923">
            <text:p>1302,8016418392</text:p>
          </table:table-cell>
        </table:table-row>
        <table:table-row table:style-name="ro1">
          <table:table-cell/>
          <table:table-cell table:formula="of:=[.B88]+1" office:value-type="float" office:value="87">
            <text:p>87</text:p>
          </table:table-cell>
          <table:table-cell table:formula="of:=226+(23*[.B89]^1.1)" office:value-type="float" office:value="3353.512210122">
            <text:p>3353,512210122</text:p>
          </table:table-cell>
          <table:table-cell table:formula="of:=25+(7*[.B89]^0.9)" office:value-type="float" office:value="414.641644261547">
            <text:p>414,6416442615</text:p>
          </table:table-cell>
          <table:table-cell table:formula="of:=9+(3.5*[.B89]^1.08)" office:value-type="float" office:value="444.260079633609">
            <text:p>444,2600796336</text:p>
          </table:table-cell>
          <table:table-cell table:formula="of:=4+(1.4*[.B89]^1.1)" office:value-type="float" office:value="194.370308442209">
            <text:p>194,3703084422</text:p>
          </table:table-cell>
          <table:table-cell table:formula="of:=1.8+(4.6*[.B89]^0.85)" office:value-type="float" office:value="206.609075131975">
            <text:p>206,609075132</text:p>
          </table:table-cell>
          <table:table-cell table:formula="of:=3+(5.2*[.B89]^0.6)" office:value-type="float" office:value="78.8079748926794">
            <text:p>78,8079748927</text:p>
          </table:table-cell>
          <table:table-cell table:formula="of:=5+(1.1*[.B89]^1.2)" office:value-type="float" office:value="238.784540054069">
            <text:p>238,7845400541</text:p>
          </table:table-cell>
          <table:table-cell table:formula="of:=6+(2.8*[.B89]^0.89)" office:value-type="float" office:value="155.049377368722">
            <text:p>155,0493773687</text:p>
          </table:table-cell>
          <table:table-cell table:formula="of:=SUM([.E89:.J89])" office:value-type="float" office:value="1317.88135552326">
            <text:p>1317,8813555233</text:p>
          </table:table-cell>
        </table:table-row>
        <table:table-row table:style-name="ro1">
          <table:table-cell/>
          <table:table-cell table:formula="of:=[.B89]+1" office:value-type="float" office:value="88">
            <text:p>88</text:p>
          </table:table-cell>
          <table:table-cell table:formula="of:=226+(23*[.B90]^1.1)" office:value-type="float" office:value="3393.07811602085">
            <text:p>3393,0781160209</text:p>
          </table:table-cell>
          <table:table-cell table:formula="of:=25+(7*[.B90]^0.9)" office:value-type="float" office:value="418.670113058807">
            <text:p>418,6701130588</text:p>
          </table:table-cell>
          <table:table-cell table:formula="of:=9+(3.5*[.B90]^1.08)" office:value-type="float" office:value="449.665783742666">
            <text:p>449,6657837427</text:p>
          </table:table-cell>
          <table:table-cell table:formula="of:=4+(1.4*[.B90]^1.1)" office:value-type="float" office:value="196.778667931704">
            <text:p>196,7786679317</text:p>
          </table:table-cell>
          <table:table-cell table:formula="of:=1.8+(4.6*[.B90]^0.85)" office:value-type="float" office:value="208.6083658842">
            <text:p>208,6083658842</text:p>
          </table:table-cell>
          <table:table-cell table:formula="of:=3+(5.2*[.B90]^0.6)" office:value-type="float" office:value="79.3295930449364">
            <text:p>79,3295930449</text:p>
          </table:table-cell>
          <table:table-cell table:formula="of:=5+(1.1*[.B90]^1.2)" office:value-type="float" office:value="242.012849550524">
            <text:p>242,0128495505</text:p>
          </table:table-cell>
          <table:table-cell table:formula="of:=6+(2.8*[.B90]^0.89)" office:value-type="float" office:value="156.573175514404">
            <text:p>156,5731755144</text:p>
          </table:table-cell>
          <table:table-cell table:formula="of:=SUM([.E90:.J90])" office:value-type="float" office:value="1332.96843566843">
            <text:p>1332,9684356684</text:p>
          </table:table-cell>
        </table:table-row>
        <table:table-row table:style-name="ro1">
          <table:table-cell/>
          <table:table-cell table:formula="of:=[.B90]+1" office:value-type="float" office:value="89">
            <text:p>89</text:p>
          </table:table-cell>
          <table:table-cell table:formula="of:=226+(23*[.B91]^1.1)" office:value-type="float" office:value="3432.68900965261">
            <text:p>3432,6890096526</text:p>
          </table:table-cell>
          <table:table-cell table:formula="of:=25+(7*[.B91]^0.9)" office:value-type="float" office:value="422.694006547318">
            <text:p>422,6940065473</text:p>
          </table:table-cell>
          <table:table-cell table:formula="of:=9+(3.5*[.B91]^1.08)" office:value-type="float" office:value="455.076404464257">
            <text:p>455,0764044643</text:p>
          </table:table-cell>
          <table:table-cell table:formula="of:=4+(1.4*[.B91]^1.1)" office:value-type="float" office:value="199.189765804942">
            <text:p>199,1897658049</text:p>
          </table:table-cell>
          <table:table-cell table:formula="of:=1.8+(4.6*[.B91]^0.85)" office:value-type="float" office:value="210.60425157854">
            <text:p>210,6042515785</text:p>
          </table:table-cell>
          <table:table-cell table:formula="of:=3+(5.2*[.B91]^0.6)" office:value-type="float" office:value="79.848845525094">
            <text:p>79,8488455251</text:p>
          </table:table-cell>
          <table:table-cell table:formula="of:=5+(1.1*[.B91]^1.2)" office:value-type="float" office:value="245.24850460036">
            <text:p>245,2485046004</text:p>
          </table:table-cell>
          <table:table-cell table:formula="of:=6+(2.8*[.B91]^0.89)" office:value-type="float" office:value="158.095070059178">
            <text:p>158,0950700592</text:p>
          </table:table-cell>
          <table:table-cell table:formula="of:=SUM([.E91:.J91])" office:value-type="float" office:value="1348.06284203237">
            <text:p>1348,0628420324</text:p>
          </table:table-cell>
        </table:table-row>
        <table:table-row table:style-name="ro1">
          <table:table-cell/>
          <table:table-cell table:formula="of:=[.B91]+1" office:value-type="float" office:value="90">
            <text:p>90</text:p>
          </table:table-cell>
          <table:table-cell table:formula="of:=226+(23*[.B92]^1.1)" office:value-type="float" office:value="3472.34443581022">
            <text:p>3472,3444358102</text:p>
          </table:table-cell>
          <table:table-cell table:formula="of:=25+(7*[.B92]^0.9)" office:value-type="float" office:value="426.713381246475">
            <text:p>426,7133812465</text:p>
          </table:table-cell>
          <table:table-cell table:formula="of:=9+(3.5*[.B92]^1.08)" office:value-type="float" office:value="460.49189094997">
            <text:p>460,49189095</text:p>
          </table:table-cell>
          <table:table-cell table:formula="of:=4+(1.4*[.B92]^1.1)" office:value-type="float" office:value="201.603574353665">
            <text:p>201,6035743537</text:p>
          </table:table-cell>
          <table:table-cell table:formula="of:=1.8+(4.6*[.B92]^0.85)" office:value-type="float" office:value="212.596776177738">
            <text:p>212,5967761777</text:p>
          </table:table-cell>
          <table:table-cell table:formula="of:=3+(5.2*[.B92]^0.6)" office:value-type="float" office:value="80.3657694640402">
            <text:p>80,365769464</text:p>
          </table:table-cell>
          <table:table-cell table:formula="of:=5+(1.1*[.B92]^1.2)" office:value-type="float" office:value="248.491439099087">
            <text:p>248,4914390991</text:p>
          </table:table-cell>
          <table:table-cell table:formula="of:=6+(2.8*[.B92]^0.89)" office:value-type="float" office:value="159.615084730921">
            <text:p>159,6150847309</text:p>
          </table:table-cell>
          <table:table-cell table:formula="of:=SUM([.E92:.J92])" office:value-type="float" office:value="1363.16453477542">
            <text:p>1363,1645347754</text:p>
          </table:table-cell>
        </table:table-row>
        <table:table-row table:style-name="ro1">
          <table:table-cell/>
          <table:table-cell table:formula="of:=[.B92]+1" office:value-type="float" office:value="91">
            <text:p>91</text:p>
          </table:table-cell>
          <table:table-cell table:formula="of:=226+(23*[.B93]^1.1)" office:value-type="float" office:value="3512.04394890245">
            <text:p>3512,0439489025</text:p>
          </table:table-cell>
          <table:table-cell table:formula="of:=25+(7*[.B93]^0.9)" office:value-type="float" office:value="430.728292357535">
            <text:p>430,7282923575</text:p>
          </table:table-cell>
          <table:table-cell table:formula="of:=9+(3.5*[.B93]^1.08)" office:value-type="float" office:value="465.912193436709">
            <text:p>465,9121934367</text:p>
          </table:table-cell>
          <table:table-cell table:formula="of:=4+(1.4*[.B93]^1.1)" office:value-type="float" office:value="204.020066454932">
            <text:p>204,0200664549</text:p>
          </table:table-cell>
          <table:table-cell table:formula="of:=1.8+(4.6*[.B93]^0.85)" office:value-type="float" office:value="214.585982595125">
            <text:p>214,5859825951</text:p>
          </table:table-cell>
          <table:table-cell table:formula="of:=3+(5.2*[.B93]^0.6)" office:value-type="float" office:value="80.8804010046456">
            <text:p>80,8804010046</text:p>
          </table:table-cell>
          <table:table-cell table:formula="of:=5+(1.1*[.B93]^1.2)" office:value-type="float" office:value="251.74158826586">
            <text:p>251,7415882659</text:p>
          </table:table-cell>
          <table:table-cell table:formula="of:=6+(2.8*[.B93]^0.89)" office:value-type="float" office:value="161.13324270153">
            <text:p>161,1332427015</text:p>
          </table:table-cell>
          <table:table-cell table:formula="of:=SUM([.E93:.J93])" office:value-type="float" office:value="1378.2734744588">
            <text:p>1378,2734744588</text:p>
          </table:table-cell>
        </table:table-row>
        <table:table-row table:style-name="ro1">
          <table:table-cell/>
          <table:table-cell table:formula="of:=[.B93]+1" office:value-type="float" office:value="92">
            <text:p>92</text:p>
          </table:table-cell>
          <table:table-cell table:formula="of:=226+(23*[.B94]^1.1)" office:value-type="float" office:value="3551.78711264735">
            <text:p>3551,7871126474</text:p>
          </table:table-cell>
          <table:table-cell table:formula="of:=25+(7*[.B94]^0.9)" office:value-type="float" office:value="434.738793808507">
            <text:p>434,7387938085</text:p>
          </table:table-cell>
          <table:table-cell table:formula="of:=9+(3.5*[.B94]^1.08)" office:value-type="float" office:value="471.337263211853">
            <text:p>471,3372632119</text:p>
          </table:table-cell>
          <table:table-cell table:formula="of:=4+(1.4*[.B94]^1.1)" office:value-type="float" office:value="206.439215552447">
            <text:p>206,4392155524</text:p>
          </table:table-cell>
          <table:table-cell table:formula="of:=1.8+(4.6*[.B94]^0.85)" office:value-type="float" office:value="216.571912730922">
            <text:p>216,5719127309</text:p>
          </table:table-cell>
          <table:table-cell table:formula="of:=3+(5.2*[.B94]^0.6)" office:value-type="float" office:value="81.3927753386002">
            <text:p>81,3927753386</text:p>
          </table:table-cell>
          <table:table-cell table:formula="of:=5+(1.1*[.B94]^1.2)" office:value-type="float" office:value="254.998888602702">
            <text:p>254,9988886027</text:p>
          </table:table-cell>
          <table:table-cell table:formula="of:=6+(2.8*[.B94]^0.89)" office:value-type="float" office:value="162.649566605911">
            <text:p>162,6495666059</text:p>
          </table:table-cell>
          <table:table-cell table:formula="of:=SUM([.E94:.J94])" office:value-type="float" office:value="1393.38962204244">
            <text:p>1393,3896220424</text:p>
          </table:table-cell>
        </table:table-row>
        <table:table-row table:style-name="ro1">
          <table:table-cell/>
          <table:table-cell table:formula="of:=[.B94]+1" office:value-type="float" office:value="93">
            <text:p>93</text:p>
          </table:table-cell>
          <table:table-cell table:formula="of:=226+(23*[.B95]^1.1)" office:value-type="float" office:value="3591.57349977858">
            <text:p>3591,5734997786</text:p>
          </table:table-cell>
          <table:table-cell table:formula="of:=25+(7*[.B95]^0.9)" office:value-type="float" office:value="438.744938297028">
            <text:p>438,744938297</text:p>
          </table:table-cell>
          <table:table-cell table:formula="of:=9+(3.5*[.B95]^1.08)" office:value-type="float" office:value="476.767052579894">
            <text:p>476,7670525799</text:p>
          </table:table-cell>
          <table:table-cell table:formula="of:=4+(1.4*[.B95]^1.1)" office:value-type="float" office:value="208.860995638696">
            <text:p>208,8609956387</text:p>
          </table:table-cell>
          <table:table-cell table:formula="of:=1.8+(4.6*[.B95]^0.85)" office:value-type="float" office:value="218.554607506899">
            <text:p>218,5546075069</text:p>
          </table:table-cell>
          <table:table-cell table:formula="of:=3+(5.2*[.B95]^0.6)" office:value-type="float" office:value="81.9029267414917">
            <text:p>81,9029267415</text:p>
          </table:table-cell>
          <table:table-cell table:formula="of:=5+(1.1*[.B95]^1.2)" office:value-type="float" office:value="258.263277855419">
            <text:p>258,2632778554</text:p>
          </table:table-cell>
          <table:table-cell table:formula="of:=6+(2.8*[.B95]^0.89)" office:value-type="float" office:value="164.164078560124">
            <text:p>164,1640785601</text:p>
          </table:table-cell>
          <table:table-cell table:formula="of:=SUM([.E95:.J95])" office:value-type="float" office:value="1408.51293888252">
            <text:p>1408,5129388825</text:p>
          </table:table-cell>
        </table:table-row>
        <table:table-row table:style-name="ro1">
          <table:table-cell/>
          <table:table-cell table:formula="of:=[.B95]+1" office:value-type="float" office:value="94">
            <text:p>94</text:p>
          </table:table-cell>
          <table:table-cell table:formula="of:=226+(23*[.B96]^1.1)" office:value-type="float" office:value="3631.40269176411">
            <text:p>3631,4026917641</text:p>
          </table:table-cell>
          <table:table-cell table:formula="of:=25+(7*[.B96]^0.9)" office:value-type="float" office:value="442.746777331361">
            <text:p>442,7467773314</text:p>
          </table:table-cell>
          <table:table-cell table:formula="of:=9+(3.5*[.B96]^1.08)" office:value-type="float" office:value="482.20151483049">
            <text:p>482,2015148305</text:p>
          </table:table-cell>
          <table:table-cell table:formula="of:=4+(1.4*[.B96]^1.1)" office:value-type="float" office:value="211.285381237816">
            <text:p>211,2853812378</text:p>
          </table:table-cell>
          <table:table-cell table:formula="of:=1.8+(4.6*[.B96]^0.85)" office:value-type="float" office:value="220.534106899497">
            <text:p>220,5341068995</text:p>
          </table:table-cell>
          <table:table-cell table:formula="of:=3+(5.2*[.B96]^0.6)" office:value-type="float" office:value="82.410888606228">
            <text:p>82,4108886062</text:p>
          </table:table-cell>
          <table:table-cell table:formula="of:=5+(1.1*[.B96]^1.2)" office:value-type="float" office:value="261.534694976103">
            <text:p>261,5346949761</text:p>
          </table:table-cell>
          <table:table-cell table:formula="of:=6+(2.8*[.B96]^0.89)" office:value-type="float" office:value="165.676800178722">
            <text:p>165,6768001787</text:p>
          </table:table-cell>
          <table:table-cell table:formula="of:=SUM([.E96:.J96])" office:value-type="float" office:value="1423.64338672886">
            <text:p>1423,6433867289</text:p>
          </table:table-cell>
        </table:table-row>
        <table:table-row table:style-name="ro1">
          <table:table-cell/>
          <table:table-cell table:formula="of:=[.B96]+1" office:value-type="float" office:value="95">
            <text:p>95</text:p>
          </table:table-cell>
          <table:table-cell table:formula="of:=226+(23*[.B97]^1.1)" office:value-type="float" office:value="3671.2742785366">
            <text:p>3671,2742785366</text:p>
          </table:table-cell>
          <table:table-cell table:formula="of:=25+(7*[.B97]^0.9)" office:value-type="float" office:value="446.7443612696">
            <text:p>446,7443612696</text:p>
          </table:table-cell>
          <table:table-cell table:formula="of:=9+(3.5*[.B97]^1.08)" office:value-type="float" office:value="487.64060420784">
            <text:p>487,6406042078</text:p>
          </table:table-cell>
          <table:table-cell table:formula="of:=4+(1.4*[.B97]^1.1)" office:value-type="float" office:value="213.712347389184">
            <text:p>213,7123473892</text:p>
          </table:table-cell>
          <table:table-cell table:formula="of:=1.8+(4.6*[.B97]^0.85)" office:value-type="float" office:value="222.510449971476">
            <text:p>222,5104499715</text:p>
          </table:table-cell>
          <table:table-cell table:formula="of:=3+(5.2*[.B97]^0.6)" office:value-type="float" office:value="82.9166934748983">
            <text:p>82,9166934749</text:p>
          </table:table-cell>
          <table:table-cell table:formula="of:=5+(1.1*[.B97]^1.2)" office:value-type="float" office:value="264.813080087165">
            <text:p>264,8130800872</text:p>
          </table:table-cell>
          <table:table-cell table:formula="of:=6+(2.8*[.B97]^0.89)" office:value-type="float" office:value="167.187752591339">
            <text:p>167,1877525913</text:p>
          </table:table-cell>
          <table:table-cell table:formula="of:=SUM([.E97:.J97])" office:value-type="float" office:value="1438.7809277219">
            <text:p>1438,7809277219</text:p>
          </table:table-cell>
        </table:table-row>
        <table:table-row table:style-name="ro1">
          <table:table-cell/>
          <table:table-cell table:formula="of:=[.B97]+1" office:value-type="float" office:value="96">
            <text:p>96</text:p>
          </table:table-cell>
          <table:table-cell table:formula="of:=226+(23*[.B98]^1.1)" office:value-type="float" office:value="3711.18785823482">
            <text:p>3711,1878582348</text:p>
          </table:table-cell>
          <table:table-cell table:formula="of:=25+(7*[.B98]^0.9)" office:value-type="float" office:value="450.737739357185">
            <text:p>450,7377393572</text:p>
          </table:table-cell>
          <table:table-cell table:formula="of:=9+(3.5*[.B98]^1.08)" office:value-type="float" office:value="493.084275881339">
            <text:p>493,0842758813</text:p>
          </table:table-cell>
          <table:table-cell table:formula="of:=4+(1.4*[.B98]^1.1)" office:value-type="float" office:value="216.141869631685">
            <text:p>216,1418696317</text:p>
          </table:table-cell>
          <table:table-cell table:formula="of:=1.8+(4.6*[.B98]^0.85)" office:value-type="float" office:value="224.483674902197">
            <text:p>224,4836749022</text:p>
          </table:table-cell>
          <table:table-cell table:formula="of:=3+(5.2*[.B98]^0.6)" office:value-type="float" office:value="83.4203730691614">
            <text:p>83,4203730692</text:p>
          </table:table-cell>
          <table:table-cell table:formula="of:=5+(1.1*[.B98]^1.2)" office:value-type="float" office:value="268.098374446797">
            <text:p>268,0983744468</text:p>
          </table:table-cell>
          <table:table-cell table:formula="of:=6+(2.8*[.B98]^0.89)" office:value-type="float" office:value="168.696956458553">
            <text:p>168,6969564586</text:p>
          </table:table-cell>
          <table:table-cell table:formula="of:=SUM([.E98:.J98])" office:value-type="float" office:value="1453.92552438973">
            <text:p>1453,9255243897</text:p>
          </table:table-cell>
        </table:table-row>
        <table:table-row table:style-name="ro1">
          <table:table-cell/>
          <table:table-cell table:formula="of:=[.B98]+1" office:value-type="float" office:value="97">
            <text:p>97</text:p>
          </table:table-cell>
          <table:table-cell table:formula="of:=226+(23*[.B99]^1.1)" office:value-type="float" office:value="3751.14303695566">
            <text:p>3751,1430369557</text:p>
          </table:table-cell>
          <table:table-cell table:formula="of:=25+(7*[.B99]^0.9)" office:value-type="float" office:value="454.726959762812">
            <text:p>454,7269597628</text:p>
          </table:table-cell>
          <table:table-cell table:formula="of:=9+(3.5*[.B99]^1.08)" office:value-type="float" office:value="498.532485917414">
            <text:p>498,5324859174</text:p>
          </table:table-cell>
          <table:table-cell table:formula="of:=4+(1.4*[.B99]^1.1)" office:value-type="float" office:value="218.573923988605">
            <text:p>218,5739239886</text:p>
          </table:table-cell>
          <table:table-cell table:formula="of:=1.8+(4.6*[.B99]^0.85)" office:value-type="float" office:value="226.453819016584">
            <text:p>226,4538190166</text:p>
          </table:table-cell>
          <table:table-cell table:formula="of:=3+(5.2*[.B99]^0.6)" office:value-type="float" office:value="83.921958319244">
            <text:p>83,9219583192</text:p>
          </table:table-cell>
          <table:table-cell table:formula="of:=5+(1.1*[.B99]^1.2)" office:value-type="float" office:value="271.390520415814">
            <text:p>271,3905204158</text:p>
          </table:table-cell>
          <table:table-cell table:formula="of:=6+(2.8*[.B99]^0.89)" office:value-type="float" office:value="170.204431987076">
            <text:p>170,2044319871</text:p>
          </table:table-cell>
          <table:table-cell table:formula="of:=SUM([.E99:.J99])" office:value-type="float" office:value="1469.07713964474">
            <text:p>1469,0771396447</text:p>
          </table:table-cell>
        </table:table-row>
        <table:table-row table:style-name="ro1">
          <table:table-cell/>
          <table:table-cell table:formula="of:=[.B99]+1" office:value-type="float" office:value="98">
            <text:p>98</text:p>
          </table:table-cell>
          <table:table-cell table:formula="of:=226+(23*[.B100]^1.1)" office:value-type="float" office:value="3791.13942851601">
            <text:p>3791,139428516</text:p>
          </table:table-cell>
          <table:table-cell table:formula="of:=25+(7*[.B100]^0.9)" office:value-type="float" office:value="458.712069612835">
            <text:p>458,7120696128</text:p>
          </table:table-cell>
          <table:table-cell table:formula="of:=9+(3.5*[.B100]^1.08)" office:value-type="float" office:value="503.985191252512">
            <text:p>503,9851912525</text:p>
          </table:table-cell>
          <table:table-cell table:formula="of:=4+(1.4*[.B100]^1.1)" office:value-type="float" office:value="221.008486953149">
            <text:p>221,0084869531</text:p>
          </table:table-cell>
          <table:table-cell table:formula="of:=1.8+(4.6*[.B100]^0.85)" office:value-type="float" office:value="228.420918812849">
            <text:p>228,4209188129</text:p>
          </table:table-cell>
          <table:table-cell table:formula="of:=3+(5.2*[.B100]^0.6)" office:value-type="float" office:value="84.4214793916266">
            <text:p>84,4214793916</text:p>
          </table:table-cell>
          <table:table-cell table:formula="of:=5+(1.1*[.B100]^1.2)" office:value-type="float" office:value="274.689461425783">
            <text:p>274,6894614258</text:p>
          </table:table-cell>
          <table:table-cell table:formula="of:=6+(2.8*[.B100]^0.89)" office:value-type="float" office:value="171.710198944298">
            <text:p>171,7101989443</text:p>
          </table:table-cell>
          <table:table-cell table:formula="of:=SUM([.E100:.J100])" office:value-type="float" office:value="1484.23573678022">
            <text:p>1484,2357367802</text:p>
          </table:table-cell>
        </table:table-row>
        <table:table-row table:style-name="ro1">
          <table:table-cell/>
          <table:table-cell table:formula="of:=[.B100]+1" office:value-type="float" office:value="99">
            <text:p>99</text:p>
          </table:table-cell>
          <table:table-cell table:formula="of:=226+(23*[.B101]^1.1)" office:value-type="float" office:value="3831.17665422424">
            <text:p>3831,1766542243</text:p>
          </table:table-cell>
          <table:table-cell table:formula="of:=25+(7*[.B101]^0.9)" office:value-type="float" office:value="462.693115024219">
            <text:p>462,6931150242</text:p>
          </table:table-cell>
          <table:table-cell table:formula="of:=9+(3.5*[.B101]^1.08)" office:value-type="float" office:value="509.442349667163">
            <text:p>509,4423496672</text:p>
          </table:table-cell>
          <table:table-cell table:formula="of:=4+(1.4*[.B101]^1.1)" office:value-type="float" office:value="223.445535474519">
            <text:p>223,4455354745</text:p>
          </table:table-cell>
          <table:table-cell table:formula="of:=1.8+(4.6*[.B101]^0.85)" office:value-type="float" office:value="230.385009989054">
            <text:p>230,3850099891</text:p>
          </table:table-cell>
          <table:table-cell table:formula="of:=3+(5.2*[.B101]^0.6)" office:value-type="float" office:value="84.9189657154881">
            <text:p>84,9189657155</text:p>
          </table:table-cell>
          <table:table-cell table:formula="of:=5+(1.1*[.B101]^1.2)" office:value-type="float" office:value="277.995141948404">
            <text:p>277,9951419484</text:p>
          </table:table-cell>
          <table:table-cell table:formula="of:=6+(2.8*[.B101]^0.89)" office:value-type="float" office:value="173.214276672222">
            <text:p>173,2142766722</text:p>
          </table:table-cell>
          <table:table-cell table:formula="of:=SUM([.E101:.J101])" office:value-type="float" office:value="1499.40127946685">
            <text:p>1499,4012794669</text:p>
          </table:table-cell>
        </table:table-row>
      </table:table>
      <table:table table:name="Kayle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2">
          <table:table-cell office:value-type="string">
            <text:p>Stats</text:p>
          </table:table-cell>
          <table:table-cell office:value-type="string">
            <text:p>LVL</text:p>
          </table:table-cell>
          <table:table-cell office:value-type="string">
            <text:p>HP</text:p>
          </table:table-cell>
          <table:table-cell office:value-type="string">
            <text:p>MP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office:value-type="string">
            <text:p>MAG</text:p>
          </table:table-cell>
          <table:table-cell office:value-type="string">
            <text:p>MDEF</text:p>
          </table:table-cell>
          <table:table-cell office:value-type="string">
            <text:p>AGI</text:p>
          </table:table-cell>
          <table:table-cell office:value-type="string">
            <text:p>LUK</text:p>
          </table:table-cell>
          <table:table-cell office:value-type="string">
            <text:p>Total (sans HP/MP)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26+(40*[.B3]^1.05)" office:value-type="float" office:value="366">
            <text:p>366</text:p>
          </table:table-cell>
          <table:table-cell table:formula="of:=45+(7*[.B3]^0.95)" office:value-type="float" office:value="52">
            <text:p>52</text:p>
          </table:table-cell>
          <table:table-cell table:formula="of:=6+(2.5*[.B3]^1.1)" office:value-type="float" office:value="8.5">
            <text:p>8,5</text:p>
          </table:table-cell>
          <table:table-cell table:formula="of:=2.4+(0.8*[.B3]^1.05)" office:value-type="float" office:value="3.2">
            <text:p>3,2</text:p>
          </table:table-cell>
          <table:table-cell table:formula="of:=4.2+(3.75*[.B3]^1.05)" office:value-type="float" office:value="7.95">
            <text:p>7,95</text:p>
          </table:table-cell>
          <table:table-cell table:formula="of:=2.8+(4.5*[.B3]^0.85)" office:value-type="float" office:value="7.3">
            <text:p>7,3</text:p>
          </table:table-cell>
          <table:table-cell table:formula="of:=9+(2.3*[.B3]^0.85)" office:value-type="float" office:value="11.3">
            <text:p>11,3</text:p>
          </table:table-cell>
          <table:table-cell table:formula="of:=7+(2.9*[.B3]^0.9)" office:value-type="float" office:value="9.9">
            <text:p>9,9</text:p>
          </table:table-cell>
          <table:table-cell table:formula="of:=SUM([.E3:.J3])" office:value-type="float" office:value="48.15">
            <text:p>48,15</text:p>
          </table:table-cell>
        </table:table-row>
        <table:table-row table:style-name="ro1">
          <table:table-cell/>
          <table:table-cell table:formula="of:=[.B3]+1" office:value-type="float" office:value="2">
            <text:p>2</text:p>
          </table:table-cell>
          <table:table-cell table:formula="of:=326+(40*[.B4]^1.05)" office:value-type="float" office:value="408.82119390731">
            <text:p>408,8211939073</text:p>
          </table:table-cell>
          <table:table-cell table:formula="of:=45+(7*[.B4]^0.95)" office:value-type="float" office:value="58.5231086049478">
            <text:p>58,5231086049</text:p>
          </table:table-cell>
          <table:table-cell table:formula="of:=6+(2.5*[.B4]^1.1)" office:value-type="float" office:value="11.3588673126815">
            <text:p>11,3588673127</text:p>
          </table:table-cell>
          <table:table-cell table:formula="of:=2.4+(0.8*[.B4]^1.05)" office:value-type="float" office:value="4.0564238781462">
            <text:p>4,0564238781</text:p>
          </table:table-cell>
          <table:table-cell table:formula="of:=4.2+(3.75*[.B4]^1.05)" office:value-type="float" office:value="11.9644869288103">
            <text:p>11,9644869288</text:p>
          </table:table-cell>
          <table:table-cell table:formula="of:=2.8+(4.5*[.B4]^0.85)" office:value-type="float" office:value="10.9112541634975">
            <text:p>10,9112541635</text:p>
          </table:table-cell>
          <table:table-cell table:formula="of:=9+(2.3*[.B4]^0.85)" office:value-type="float" office:value="13.1457521280098">
            <text:p>13,145752128</text:p>
          </table:table-cell>
          <table:table-cell table:formula="of:=7+(2.9*[.B4]^0.9)" office:value-type="float" office:value="12.4115913509135">
            <text:p>12,4115913509</text:p>
          </table:table-cell>
          <table:table-cell table:formula="of:=SUM([.E4:.J4])" office:value-type="float" office:value="63.8483757620588">
            <text:p>63,8483757621</text:p>
          </table:table-cell>
        </table:table-row>
        <table:table-row table:style-name="ro1">
          <table:table-cell/>
          <table:table-cell table:formula="of:=[.B4]+1" office:value-type="float" office:value="3">
            <text:p>3</text:p>
          </table:table-cell>
          <table:table-cell table:formula="of:=326+(40*[.B5]^1.05)" office:value-type="float" office:value="452.776077025945">
            <text:p>452,7760770259</text:p>
          </table:table-cell>
          <table:table-cell table:formula="of:=45+(7*[.B5]^0.95)" office:value-type="float" office:value="64.8775672754433">
            <text:p>64,8775672754</text:p>
          </table:table-cell>
          <table:table-cell table:formula="of:=6+(2.5*[.B5]^1.1)" office:value-type="float" office:value="14.3709238052543">
            <text:p>14,3709238053</text:p>
          </table:table-cell>
          <table:table-cell table:formula="of:=2.4+(0.8*[.B5]^1.05)" office:value-type="float" office:value="4.93552154051889">
            <text:p>4,9355215405</text:p>
          </table:table-cell>
          <table:table-cell table:formula="of:=4.2+(3.75*[.B5]^1.05)" office:value-type="float" office:value="16.0852572211823">
            <text:p>16,0852572212</text:p>
          </table:table-cell>
          <table:table-cell table:formula="of:=2.8+(4.5*[.B5]^0.85)" office:value-type="float" office:value="14.2489479323847">
            <text:p>14,2489479324</text:p>
          </table:table-cell>
          <table:table-cell table:formula="of:=9+(2.3*[.B5]^0.85)" office:value-type="float" office:value="14.8516844987744">
            <text:p>14,8516844988</text:p>
          </table:table-cell>
          <table:table-cell table:formula="of:=7+(2.9*[.B5]^0.9)" office:value-type="float" office:value="14.7948386006146">
            <text:p>14,7948386006</text:p>
          </table:table-cell>
          <table:table-cell table:formula="of:=SUM([.E5:.J5])" office:value-type="float" office:value="79.2871735987292">
            <text:p>79,2871735987</text:p>
          </table:table-cell>
        </table:table-row>
        <table:table-row table:style-name="ro1">
          <table:table-cell/>
          <table:table-cell table:formula="of:=[.B5]+1" office:value-type="float" office:value="4">
            <text:p>4</text:p>
          </table:table-cell>
          <table:table-cell table:formula="of:=326+(40*[.B6]^1.05)" office:value-type="float" office:value="497.483754005807">
            <text:p>497,4837540058</text:p>
          </table:table-cell>
          <table:table-cell table:formula="of:=45+(7*[.B6]^0.95)" office:value-type="float" office:value="71.1249237630306">
            <text:p>71,124923763</text:p>
          </table:table-cell>
          <table:table-cell table:formula="of:=6+(2.5*[.B6]^1.1)" office:value-type="float" office:value="17.4869835499704">
            <text:p>17,48698355</text:p>
          </table:table-cell>
          <table:table-cell table:formula="of:=2.4+(0.8*[.B6]^1.05)" office:value-type="float" office:value="5.82967508011614">
            <text:p>5,8296750801</text:p>
          </table:table-cell>
          <table:table-cell table:formula="of:=4.2+(3.75*[.B6]^1.05)" office:value-type="float" office:value="20.2766019380444">
            <text:p>20,276601938</text:p>
          </table:table-cell>
          <table:table-cell table:formula="of:=2.8+(4.5*[.B6]^0.85)" office:value-type="float" office:value="17.4205431344122">
            <text:p>17,4205431344</text:p>
          </table:table-cell>
          <table:table-cell table:formula="of:=9+(2.3*[.B6]^0.85)" office:value-type="float" office:value="16.4727220464774">
            <text:p>16,4727220465</text:p>
          </table:table-cell>
          <table:table-cell table:formula="of:=7+(2.9*[.B6]^0.9)" office:value-type="float" office:value="17.098386534235">
            <text:p>17,0983865342</text:p>
          </table:table-cell>
          <table:table-cell table:formula="of:=SUM([.E6:.J6])" office:value-type="float" office:value="94.5849122832555">
            <text:p>94,5849122833</text:p>
          </table:table-cell>
        </table:table-row>
        <table:table-row table:style-name="ro1">
          <table:table-cell/>
          <table:table-cell table:formula="of:=[.B6]+1" office:value-type="float" office:value="5">
            <text:p>5</text:p>
          </table:table-cell>
          <table:table-cell table:formula="of:=326+(40*[.B7]^1.05)" office:value-type="float" office:value="542.759677346874">
            <text:p>542,7596773469</text:p>
          </table:table-cell>
          <table:table-cell table:formula="of:=45+(7*[.B7]^0.95)" office:value-type="float" office:value="77.2938292106706">
            <text:p>77,2938292107</text:p>
          </table:table-cell>
          <table:table-cell table:formula="of:=6+(2.5*[.B7]^1.1)" office:value-type="float" office:value="20.6827367886002">
            <text:p>20,6827367886</text:p>
          </table:table-cell>
          <table:table-cell table:formula="of:=2.4+(0.8*[.B7]^1.05)" office:value-type="float" office:value="6.73519354693747">
            <text:p>6,7351935469</text:p>
          </table:table-cell>
          <table:table-cell table:formula="of:=4.2+(3.75*[.B7]^1.05)" office:value-type="float" office:value="24.5212197512694">
            <text:p>24,5212197513</text:p>
          </table:table-cell>
          <table:table-cell table:formula="of:=2.8+(4.5*[.B7]^0.85)" office:value-type="float" office:value="20.4740881802147">
            <text:p>20,4740881802</text:p>
          </table:table-cell>
          <table:table-cell table:formula="of:=9+(2.3*[.B7]^0.85)" office:value-type="float" office:value="18.0334228476653">
            <text:p>18,0334228477</text:p>
          </table:table-cell>
          <table:table-cell table:formula="of:=7+(2.9*[.B7]^0.9)" office:value-type="float" office:value="19.3444288765514">
            <text:p>19,3444288766</text:p>
          </table:table-cell>
          <table:table-cell table:formula="of:=SUM([.E7:.J7])" office:value-type="float" office:value="109.791089991238">
            <text:p>109,7910899912</text:p>
          </table:table-cell>
        </table:table-row>
        <table:table-row table:style-name="ro1">
          <table:table-cell/>
          <table:table-cell table:formula="of:=[.B7]+1" office:value-type="float" office:value="6">
            <text:p>6</text:p>
          </table:table-cell>
          <table:table-cell table:formula="of:=326+(40*[.B8]^1.05)" office:value-type="float" office:value="588.493651454346">
            <text:p>588,4936514543</text:p>
          </table:table-cell>
          <table:table-cell table:formula="of:=45+(7*[.B8]^0.95)" office:value-type="float" office:value="83.4009287239968">
            <text:p>83,400928724</text:p>
          </table:table-cell>
          <table:table-cell table:formula="of:=6+(2.5*[.B8]^1.1)" office:value-type="float" office:value="23.9434679827697">
            <text:p>23,9434679828</text:p>
          </table:table-cell>
          <table:table-cell table:formula="of:=2.4+(0.8*[.B8]^1.05)" office:value-type="float" office:value="7.64987302908692">
            <text:p>7,6498730291</text:p>
          </table:table-cell>
          <table:table-cell table:formula="of:=4.2+(3.75*[.B8]^1.05)" office:value-type="float" office:value="28.808779823845">
            <text:p>28,8087798238</text:p>
          </table:table-cell>
          <table:table-cell table:formula="of:=2.8+(4.5*[.B8]^0.85)" office:value-type="float" office:value="23.4367392409381">
            <text:p>23,4367392409</text:p>
          </table:table-cell>
          <table:table-cell table:formula="of:=9+(2.3*[.B8]^0.85)" office:value-type="float" office:value="19.5476667231461">
            <text:p>19,5476667231</text:p>
          </table:table-cell>
          <table:table-cell table:formula="of:=7+(2.9*[.B8]^0.9)" office:value-type="float" office:value="21.5456831561561">
            <text:p>21,5456831562</text:p>
          </table:table-cell>
          <table:table-cell table:formula="of:=SUM([.E8:.J8])" office:value-type="float" office:value="124.932209955942">
            <text:p>124,9322099559</text:p>
          </table:table-cell>
        </table:table-row>
        <table:table-row table:style-name="ro1">
          <table:table-cell/>
          <table:table-cell table:formula="of:=[.B8]+1" office:value-type="float" office:value="7">
            <text:p>7</text:p>
          </table:table-cell>
          <table:table-cell table:formula="of:=326+(40*[.B9]^1.05)" office:value-type="float" office:value="634.612088312598">
            <text:p>634,6120883126</text:p>
          </table:table-cell>
          <table:table-cell table:formula="of:=45+(7*[.B9]^0.95)" office:value-type="float" office:value="89.4571049533964">
            <text:p>89,4571049534</text:p>
          </table:table-cell>
          <table:table-cell table:formula="of:=6+(2.5*[.B9]^1.1)" office:value-type="float" office:value="27.2592457706837">
            <text:p>27,2592457707</text:p>
          </table:table-cell>
          <table:table-cell table:formula="of:=2.4+(0.8*[.B9]^1.05)" office:value-type="float" office:value="8.57224176625196">
            <text:p>8,5722417663</text:p>
          </table:table-cell>
          <table:table-cell table:formula="of:=4.2+(3.75*[.B9]^1.05)" office:value-type="float" office:value="33.1323832793061">
            <text:p>33,1323832793</text:p>
          </table:table-cell>
          <table:table-cell table:formula="of:=2.8+(4.5*[.B9]^0.85)" office:value-type="float" office:value="26.3258783928921">
            <text:p>26,3258783929</text:p>
          </table:table-cell>
          <table:table-cell table:formula="of:=9+(2.3*[.B9]^0.85)" office:value-type="float" office:value="21.0243378452559">
            <text:p>21,0243378453</text:p>
          </table:table-cell>
          <table:table-cell table:formula="of:=7+(2.9*[.B9]^0.9)" office:value-type="float" office:value="23.7103764560588">
            <text:p>23,7103764561</text:p>
          </table:table-cell>
          <table:table-cell table:formula="of:=SUM([.E9:.J9])" office:value-type="float" office:value="140.024463510449">
            <text:p>140,0244635104</text:p>
          </table:table-cell>
        </table:table-row>
        <table:table-row table:style-name="ro1">
          <table:table-cell/>
          <table:table-cell table:formula="of:=[.B9]+1" office:value-type="float" office:value="8">
            <text:p>8</text:p>
          </table:table-cell>
          <table:table-cell table:formula="of:=326+(40*[.B10]^1.05)" office:value-type="float" office:value="681.062231061711">
            <text:p>681,0622310617</text:p>
          </table:table-cell>
          <table:table-cell table:formula="of:=45+(7*[.B10]^0.95)" office:value-type="float" office:value="95.4700259062065">
            <text:p>95,4700259062</text:p>
          </table:table-cell>
          <table:table-cell table:formula="of:=6+(2.5*[.B10]^1.1)" office:value-type="float" office:value="30.6228882668983">
            <text:p>30,6228882669</text:p>
          </table:table-cell>
          <table:table-cell table:formula="of:=2.4+(0.8*[.B10]^1.05)" office:value-type="float" office:value="9.50124462123421">
            <text:p>9,5012446212</text:p>
          </table:table-cell>
          <table:table-cell table:formula="of:=4.2+(3.75*[.B10]^1.05)" office:value-type="float" office:value="37.4870841620354">
            <text:p>37,487084162</text:p>
          </table:table-cell>
          <table:table-cell table:formula="of:=2.8+(4.5*[.B10]^0.85)" office:value-type="float" office:value="29.1535425270213">
            <text:p>29,153542527</text:p>
          </table:table-cell>
          <table:table-cell table:formula="of:=9+(2.3*[.B10]^0.85)" office:value-type="float" office:value="22.4695884026998">
            <text:p>22,4695884027</text:p>
          </table:table-cell>
          <table:table-cell table:formula="of:=7+(2.9*[.B10]^0.9)" office:value-type="float" office:value="25.8442555954647">
            <text:p>25,8442555955</text:p>
          </table:table-cell>
          <table:table-cell table:formula="of:=SUM([.E10:.J10])" office:value-type="float" office:value="155.078603575354">
            <text:p>155,0786035754</text:p>
          </table:table-cell>
        </table:table-row>
        <table:table-row table:style-name="ro1">
          <table:table-cell/>
          <table:table-cell table:formula="of:=[.B10]+1" office:value-type="float" office:value="9">
            <text:p>9</text:p>
          </table:table-cell>
          <table:table-cell table:formula="of:=326+(40*[.B11]^1.05)" office:value-type="float" office:value="727.804342652206">
            <text:p>727,8043426522</text:p>
          </table:table-cell>
          <table:table-cell table:formula="of:=45+(7*[.B11]^0.95)" office:value-type="float" office:value="101.445382969968">
            <text:p>101,44538297</text:p>
          </table:table-cell>
          <table:table-cell table:formula="of:=6+(2.5*[.B11]^1.1)" office:value-type="float" office:value="34.0289461413491">
            <text:p>34,0289461413</text:p>
          </table:table-cell>
          <table:table-cell table:formula="of:=2.4+(0.8*[.B11]^1.05)" office:value-type="float" office:value="10.4360868530441">
            <text:p>10,436086853</text:p>
          </table:table-cell>
          <table:table-cell table:formula="of:=4.2+(3.75*[.B11]^1.05)" office:value-type="float" office:value="41.8691571236443">
            <text:p>41,8691571236</text:p>
          </table:table-cell>
          <table:table-cell table:formula="of:=2.8+(4.5*[.B11]^0.85)" office:value-type="float" office:value="31.928535279657">
            <text:p>31,9285352797</text:p>
          </table:table-cell>
          <table:table-cell table:formula="of:=9+(2.3*[.B11]^0.85)" office:value-type="float" office:value="23.8879180318247">
            <text:p>23,8879180318</text:p>
          </table:table-cell>
          <table:table-cell table:formula="of:=7+(2.9*[.B11]^0.9)" office:value-type="float" office:value="27.951554761942">
            <text:p>27,9515547619</text:p>
          </table:table-cell>
          <table:table-cell table:formula="of:=SUM([.E11:.J11])" office:value-type="float" office:value="170.102198191461">
            <text:p>170,1021981915</text:p>
          </table:table-cell>
        </table:table-row>
        <table:table-row table:style-name="ro1">
          <table:table-cell/>
          <table:table-cell table:formula="of:=[.B11]+1" office:value-type="float" office:value="10">
            <text:p>10</text:p>
          </table:table-cell>
          <table:table-cell table:formula="of:=326+(40*[.B12]^1.05)" office:value-type="float" office:value="774.807381720785">
            <text:p>774,8073817208</text:p>
          </table:table-cell>
          <table:table-cell table:formula="of:=45+(7*[.B12]^0.95)" office:value-type="float" office:value="107.387565669362">
            <text:p>107,3875656694</text:p>
          </table:table-cell>
          <table:table-cell table:formula="of:=6+(2.5*[.B12]^1.1)" office:value-type="float" office:value="37.4731352948542">
            <text:p>37,4731352949</text:p>
          </table:table-cell>
          <table:table-cell table:formula="of:=2.4+(0.8*[.B12]^1.05)" office:value-type="float" office:value="11.3761476344157">
            <text:p>11,3761476344</text:p>
          </table:table-cell>
          <table:table-cell table:formula="of:=4.2+(3.75*[.B12]^1.05)" office:value-type="float" office:value="46.2756920363236">
            <text:p>46,2756920363</text:p>
          </table:table-cell>
          <table:table-cell table:formula="of:=2.8+(4.5*[.B12]^0.85)" office:value-type="float" office:value="34.6575602972862">
            <text:p>34,6575602973</text:p>
          </table:table-cell>
          <table:table-cell table:formula="of:=9+(2.3*[.B12]^0.85)" office:value-type="float" office:value="25.2827530408352">
            <text:p>25,2827530408</text:p>
          </table:table-cell>
          <table:table-cell table:formula="of:=7+(2.9*[.B12]^0.9)" office:value-type="float" office:value="30.0355188070042">
            <text:p>30,035518807</text:p>
          </table:table-cell>
          <table:table-cell table:formula="of:=SUM([.E12:.J12])" office:value-type="float" office:value="185.100807110719">
            <text:p>185,1008071107</text:p>
          </table:table-cell>
        </table:table-row>
        <table:table-row table:style-name="ro1">
          <table:table-cell/>
          <table:table-cell table:formula="of:=[.B12]+1" office:value-type="float" office:value="11">
            <text:p>11</text:p>
          </table:table-cell>
          <table:table-cell table:formula="of:=326+(40*[.B13]^1.05)" office:value-type="float" office:value="822.046409829447">
            <text:p>822,0464098294</text:p>
          </table:table-cell>
          <table:table-cell table:formula="of:=45+(7*[.B13]^0.95)" office:value-type="float" office:value="113.300060898836">
            <text:p>113,3000608988</text:p>
          </table:table-cell>
          <table:table-cell table:formula="of:=6+(2.5*[.B13]^1.1)" office:value-type="float" office:value="40.9519944182789">
            <text:p>40,9519944183</text:p>
          </table:table-cell>
          <table:table-cell table:formula="of:=2.4+(0.8*[.B13]^1.05)" office:value-type="float" office:value="12.3209281965889">
            <text:p>12,3209281966</text:p>
          </table:table-cell>
          <table:table-cell table:formula="of:=4.2+(3.75*[.B13]^1.05)" office:value-type="float" office:value="50.7043509215106">
            <text:p>50,7043509215</text:p>
          </table:table-cell>
          <table:table-cell table:formula="of:=2.8+(4.5*[.B13]^0.85)" office:value-type="float" office:value="37.3458828679712">
            <text:p>37,345882868</text:p>
          </table:table-cell>
          <table:table-cell table:formula="of:=9+(2.3*[.B13]^0.85)" office:value-type="float" office:value="26.6567845769631">
            <text:p>26,656784577</text:p>
          </table:table-cell>
          <table:table-cell table:formula="of:=7+(2.9*[.B13]^0.9)" office:value-type="float" office:value="32.098710806077">
            <text:p>32,0987108061</text:p>
          </table:table-cell>
          <table:table-cell table:formula="of:=SUM([.E13:.J13])" office:value-type="float" office:value="200.07865178739">
            <text:p>200,0786517874</text:p>
          </table:table-cell>
        </table:table-row>
        <table:table-row table:style-name="ro1">
          <table:table-cell/>
          <table:table-cell table:formula="of:=[.B13]+1" office:value-type="float" office:value="12">
            <text:p>12</text:p>
          </table:table-cell>
          <table:table-cell table:formula="of:=326+(40*[.B14]^1.05)" office:value-type="float" office:value="869.500940163458">
            <text:p>869,5009401635</text:p>
          </table:table-cell>
          <table:table-cell table:formula="of:=45+(7*[.B14]^0.95)" office:value-type="float" office:value="119.185704237924">
            <text:p>119,1857042379</text:p>
          </table:table-cell>
          <table:table-cell table:formula="of:=6+(2.5*[.B14]^1.1)" office:value-type="float" office:value="44.4626656196045">
            <text:p>44,4626656196</text:p>
          </table:table-cell>
          <table:table-cell table:formula="of:=2.4+(0.8*[.B14]^1.05)" office:value-type="float" office:value="13.2700188032692">
            <text:p>13,2700188033</text:p>
          </table:table-cell>
          <table:table-cell table:formula="of:=4.2+(3.75*[.B14]^1.05)" office:value-type="float" office:value="55.1532131403242">
            <text:p>55,1532131403</text:p>
          </table:table-cell>
          <table:table-cell table:formula="of:=2.8+(4.5*[.B14]^0.85)" office:value-type="float" office:value="39.997741575349">
            <text:p>39,9977415753</text:p>
          </table:table-cell>
          <table:table-cell table:formula="of:=9+(2.3*[.B14]^0.85)" office:value-type="float" office:value="28.0121790274006">
            <text:p>28,0121790274</text:p>
          </table:table-cell>
          <table:table-cell table:formula="of:=7+(2.9*[.B14]^0.9)" office:value-type="float" office:value="34.1432045382698">
            <text:p>34,1432045383</text:p>
          </table:table-cell>
          <table:table-cell table:formula="of:=SUM([.E14:.J14])" office:value-type="float" office:value="215.039022704217">
            <text:p>215,0390227042</text:p>
          </table:table-cell>
        </table:table-row>
        <table:table-row table:style-name="ro1">
          <table:table-cell/>
          <table:table-cell table:formula="of:=[.B14]+1" office:value-type="float" office:value="13">
            <text:p>13</text:p>
          </table:table-cell>
          <table:table-cell table:formula="of:=326+(40*[.B15]^1.05)" office:value-type="float" office:value="917.153834884911">
            <text:p>917,1538348849</text:p>
          </table:table-cell>
          <table:table-cell table:formula="of:=45+(7*[.B15]^0.95)" office:value-type="float" office:value="125.046846028179">
            <text:p>125,0468460282</text:p>
          </table:table-cell>
          <table:table-cell table:formula="of:=6+(2.5*[.B15]^1.1)" office:value-type="float" office:value="48.002747175377">
            <text:p>48,0027471754</text:p>
          </table:table-cell>
          <table:table-cell table:formula="of:=2.4+(0.8*[.B15]^1.05)" office:value-type="float" office:value="14.2230766976982">
            <text:p>14,2230766977</text:p>
          </table:table-cell>
          <table:table-cell table:formula="of:=4.2+(3.75*[.B15]^1.05)" office:value-type="float" office:value="59.6206720204604">
            <text:p>59,6206720205</text:p>
          </table:table-cell>
          <table:table-cell table:formula="of:=2.8+(4.5*[.B15]^0.85)" office:value-type="float" office:value="42.6166175136141">
            <text:p>42,6166175136</text:p>
          </table:table-cell>
          <table:table-cell table:formula="of:=9+(2.3*[.B15]^0.85)" office:value-type="float" office:value="29.3507156180694">
            <text:p>29,3507156181</text:p>
          </table:table-cell>
          <table:table-cell table:formula="of:=7+(2.9*[.B15]^0.9)" office:value-type="float" office:value="36.1707110224035">
            <text:p>36,1707110224</text:p>
          </table:table-cell>
          <table:table-cell table:formula="of:=SUM([.E15:.J15])" office:value-type="float" office:value="229.984540047623">
            <text:p>229,9845400476</text:p>
          </table:table-cell>
        </table:table-row>
        <table:table-row table:style-name="ro1">
          <table:table-cell/>
          <table:table-cell table:formula="of:=[.B15]+1" office:value-type="float" office:value="14">
            <text:p>14</text:p>
          </table:table-cell>
          <table:table-cell table:formula="of:=326+(40*[.B16]^1.05)" office:value-type="float" office:value="964.990540206941">
            <text:p>964,9905402069</text:p>
          </table:table-cell>
          <table:table-cell table:formula="of:=45+(7*[.B16]^0.95)" office:value-type="float" office:value="130.885465506621">
            <text:p>130,8854655066</text:p>
          </table:table-cell>
          <table:table-cell table:formula="of:=6+(2.5*[.B16]^1.1)" office:value-type="float" office:value="51.5701909011114">
            <text:p>51,5701909011</text:p>
          </table:table-cell>
          <table:table-cell table:formula="of:=2.4+(0.8*[.B16]^1.05)" office:value-type="float" office:value="15.1798108041388">
            <text:p>15,1798108041</text:p>
          </table:table-cell>
          <table:table-cell table:formula="of:=4.2+(3.75*[.B16]^1.05)" office:value-type="float" office:value="64.1053631444007">
            <text:p>64,1053631444</text:p>
          </table:table-cell>
          <table:table-cell table:formula="of:=2.8+(4.5*[.B16]^0.85)" office:value-type="float" office:value="45.2054175698402">
            <text:p>45,2054175698</text:p>
          </table:table-cell>
          <table:table-cell table:formula="of:=9+(2.3*[.B16]^0.85)" office:value-type="float" office:value="30.6738800912517">
            <text:p>30,6738800913</text:p>
          </table:table-cell>
          <table:table-cell table:formula="of:=7+(2.9*[.B16]^0.9)" office:value-type="float" office:value="38.1826650690056">
            <text:p>38,182665069</text:p>
          </table:table-cell>
          <table:table-cell table:formula="of:=SUM([.E16:.J16])" office:value-type="float" office:value="244.917327579748">
            <text:p>244,9173275797</text:p>
          </table:table-cell>
        </table:table-row>
        <table:table-row table:style-name="ro1">
          <table:table-cell/>
          <table:table-cell table:formula="of:=[.B16]+1" office:value-type="float" office:value="15">
            <text:p>15</text:p>
          </table:table-cell>
          <table:table-cell table:formula="of:=326+(40*[.B17]^1.05)" office:value-type="float" office:value="1012.99853878615">
            <text:p>1012,9985387862</text:p>
          </table:table-cell>
          <table:table-cell table:formula="of:=45+(7*[.B17]^0.95)" office:value-type="float" office:value="136.703251816683">
            <text:p>136,7032518167</text:p>
          </table:table-cell>
          <table:table-cell table:formula="of:=6+(2.5*[.B17]^1.1)" office:value-type="float" office:value="55.1632283639906">
            <text:p>55,163228364</text:p>
          </table:table-cell>
          <table:table-cell table:formula="of:=2.4+(0.8*[.B17]^1.05)" office:value-type="float" office:value="16.1399707757231">
            <text:p>16,1399707757</text:p>
          </table:table-cell>
          <table:table-cell table:formula="of:=4.2+(3.75*[.B17]^1.05)" office:value-type="float" office:value="68.6061130112019">
            <text:p>68,6061130112</text:p>
          </table:table-cell>
          <table:table-cell table:formula="of:=2.8+(4.5*[.B17]^0.85)" office:value-type="float" office:value="47.7666034061454">
            <text:p>47,7666034061</text:p>
          </table:table-cell>
          <table:table-cell table:formula="of:=9+(2.3*[.B17]^0.85)" office:value-type="float" office:value="31.9829306298077">
            <text:p>31,9829306298</text:p>
          </table:table-cell>
          <table:table-cell table:formula="of:=7+(2.9*[.B17]^0.9)" office:value-type="float" office:value="40.1802864515464">
            <text:p>40,1802864515</text:p>
          </table:table-cell>
          <table:table-cell table:formula="of:=SUM([.E17:.J17])" office:value-type="float" office:value="259.839132638415">
            <text:p>259,8391326384</text:p>
          </table:table-cell>
        </table:table-row>
        <table:table-row table:style-name="ro1">
          <table:table-cell/>
          <table:table-cell table:formula="of:=[.B17]+1" office:value-type="float" office:value="16">
            <text:p>16</text:p>
          </table:table-cell>
          <table:table-cell table:formula="of:=326+(40*[.B18]^1.05)" office:value-type="float" office:value="1061.1669471981">
            <text:p>1061,1669471981</text:p>
          </table:table-cell>
          <table:table-cell table:formula="of:=45+(7*[.B18]^0.95)" office:value-type="float" office:value="142.501663089166">
            <text:p>142,5016630892</text:p>
          </table:table-cell>
          <table:table-cell table:formula="of:=6+(2.5*[.B18]^1.1)" office:value-type="float" office:value="58.7803164309158">
            <text:p>58,7803164309</text:p>
          </table:table-cell>
          <table:table-cell table:formula="of:=2.4+(0.8*[.B18]^1.05)" office:value-type="float" office:value="17.1033389439621">
            <text:p>17,103338944</text:p>
          </table:table-cell>
          <table:table-cell table:formula="of:=4.2+(3.75*[.B18]^1.05)" office:value-type="float" office:value="73.1219012998221">
            <text:p>73,1219012998</text:p>
          </table:table-cell>
          <table:table-cell table:formula="of:=2.8+(4.5*[.B18]^0.85)" office:value-type="float" office:value="50.3022847878242">
            <text:p>50,3022847878</text:p>
          </table:table-cell>
          <table:table-cell table:formula="of:=9+(2.3*[.B18]^0.85)" office:value-type="float" office:value="33.2789455582213">
            <text:p>33,2789455582</text:p>
          </table:table-cell>
          <table:table-cell table:formula="of:=7+(2.9*[.B18]^0.9)" office:value-type="float" office:value="42.1646243430412">
            <text:p>42,164624343</text:p>
          </table:table-cell>
          <table:table-cell table:formula="of:=SUM([.E18:.J18])" office:value-type="float" office:value="274.751411363787">
            <text:p>274,7514113638</text:p>
          </table:table-cell>
        </table:table-row>
        <table:table-row table:style-name="ro1">
          <table:table-cell/>
          <table:table-cell table:formula="of:=[.B18]+1" office:value-type="float" office:value="17">
            <text:p>17</text:p>
          </table:table-cell>
          <table:table-cell table:formula="of:=326+(40*[.B19]^1.05)" office:value-type="float" office:value="1109.48621332379">
            <text:p>1109,4862133238</text:p>
          </table:table-cell>
          <table:table-cell table:formula="of:=45+(7*[.B19]^0.95)" office:value-type="float" office:value="148.281970536166">
            <text:p>148,2819705362</text:p>
          </table:table-cell>
          <table:table-cell table:formula="of:=6+(2.5*[.B19]^1.1)" office:value-type="float" office:value="62.4200961827621">
            <text:p>62,4200961828</text:p>
          </table:table-cell>
          <table:table-cell table:formula="of:=2.4+(0.8*[.B19]^1.05)" office:value-type="float" office:value="18.0697242664758">
            <text:p>18,0697242665</text:p>
          </table:table-cell>
          <table:table-cell table:formula="of:=4.2+(3.75*[.B19]^1.05)" office:value-type="float" office:value="77.6518324991053">
            <text:p>77,6518324991</text:p>
          </table:table-cell>
          <table:table-cell table:formula="of:=2.8+(4.5*[.B19]^0.85)" office:value-type="float" office:value="52.814288731085">
            <text:p>52,8142887311</text:p>
          </table:table-cell>
          <table:table-cell table:formula="of:=9+(2.3*[.B19]^0.85)" office:value-type="float" office:value="34.5628586847768">
            <text:p>34,5628586848</text:p>
          </table:table-cell>
          <table:table-cell table:formula="of:=7+(2.9*[.B19]^0.9)" office:value-type="float" office:value="44.1365903598044">
            <text:p>44,1365903598</text:p>
          </table:table-cell>
          <table:table-cell table:formula="of:=SUM([.E19:.J19])" office:value-type="float" office:value="289.655390724009">
            <text:p>289,655390724</text:p>
          </table:table-cell>
        </table:table-row>
        <table:table-row table:style-name="ro1">
          <table:table-cell/>
          <table:table-cell table:formula="of:=[.B19]+1" office:value-type="float" office:value="18">
            <text:p>18</text:p>
          </table:table-cell>
          <table:table-cell table:formula="of:=326+(40*[.B20]^1.05)" office:value-type="float" office:value="1157.94788438994">
            <text:p>1157,9478843899</text:p>
          </table:table-cell>
          <table:table-cell table:formula="of:=45+(7*[.B20]^0.95)" office:value-type="float" office:value="154.045292021536">
            <text:p>154,0452920215</text:p>
          </table:table-cell>
          <table:table-cell table:formula="of:=6+(2.5*[.B20]^1.1)" office:value-type="float" office:value="66.0813613143141">
            <text:p>66,0813613143</text:p>
          </table:table-cell>
          <table:table-cell table:formula="of:=2.4+(0.8*[.B20]^1.05)" office:value-type="float" office:value="19.0389576877988">
            <text:p>19,0389576878</text:p>
          </table:table-cell>
          <table:table-cell table:formula="of:=4.2+(3.75*[.B20]^1.05)" office:value-type="float" office:value="82.195114161557">
            <text:p>82,1951141616</text:p>
          </table:table-cell>
          <table:table-cell table:formula="of:=2.8+(4.5*[.B20]^0.85)" office:value-type="float" office:value="55.3042117919335">
            <text:p>55,3042117919</text:p>
          </table:table-cell>
          <table:table-cell table:formula="of:=9+(2.3*[.B20]^0.85)" office:value-type="float" office:value="35.8354860269882">
            <text:p>35,835486027</text:p>
          </table:table-cell>
          <table:table-cell table:formula="of:=7+(2.9*[.B20]^0.9)" office:value-type="float" office:value="46.096983633764">
            <text:p>46,0969836338</text:p>
          </table:table-cell>
          <table:table-cell table:formula="of:=SUM([.E20:.J20])" office:value-type="float" office:value="304.552114616356">
            <text:p>304,5521146164</text:p>
          </table:table-cell>
        </table:table-row>
        <table:table-row table:style-name="ro1">
          <table:table-cell/>
          <table:table-cell table:formula="of:=[.B20]+1" office:value-type="float" office:value="19">
            <text:p>19</text:p>
          </table:table-cell>
          <table:table-cell table:formula="of:=326+(40*[.B21]^1.05)" office:value-type="float" office:value="1206.54442613403">
            <text:p>1206,544426134</text:p>
          </table:table-cell>
          <table:table-cell table:formula="of:=45+(7*[.B21]^0.95)" office:value-type="float" office:value="159.792618066739">
            <text:p>159,7926180667</text:p>
          </table:table-cell>
          <table:table-cell table:formula="of:=6+(2.5*[.B21]^1.1)" office:value-type="float" office:value="69.7630334207">
            <text:p>69,7630334207</text:p>
          </table:table-cell>
          <table:table-cell table:formula="of:=2.4+(0.8*[.B21]^1.05)" office:value-type="float" office:value="20.0108885226806">
            <text:p>20,0108885227</text:p>
          </table:table-cell>
          <table:table-cell table:formula="of:=4.2+(3.75*[.B21]^1.05)" office:value-type="float" office:value="86.7510399500655">
            <text:p>86,7510399501</text:p>
          </table:table-cell>
          <table:table-cell table:formula="of:=2.8+(4.5*[.B21]^0.85)" office:value-type="float" office:value="57.7734603162265">
            <text:p>57,7734603162</text:p>
          </table:table-cell>
          <table:table-cell table:formula="of:=9+(2.3*[.B21]^0.85)" office:value-type="float" office:value="37.0975463838491">
            <text:p>37,0975463838</text:p>
          </table:table-cell>
          <table:table-cell table:formula="of:=7+(2.9*[.B21]^0.9)" office:value-type="float" office:value="48.046510173563">
            <text:p>48,0465101736</text:p>
          </table:table-cell>
          <table:table-cell table:formula="of:=SUM([.E21:.J21])" office:value-type="float" office:value="319.442478767085">
            <text:p>319,4424787671</text:p>
          </table:table-cell>
        </table:table-row>
        <table:table-row table:style-name="ro1">
          <table:table-cell/>
          <table:table-cell table:formula="of:=[.B21]+1" office:value-type="float" office:value="20">
            <text:p>20</text:p>
          </table:table-cell>
          <table:table-cell table:formula="of:=326+(40*[.B22]^1.05)" office:value-type="float" office:value="1255.26907971323">
            <text:p>1255,2690797132</text:p>
          </table:table-cell>
          <table:table-cell table:formula="of:=45+(7*[.B22]^0.95)" office:value-type="float" office:value="165.524832306443">
            <text:p>165,5248323064</text:p>
          </table:table-cell>
          <table:table-cell table:formula="of:=6+(2.5*[.B22]^1.1)" office:value-type="float" office:value="73.4641423836782">
            <text:p>73,4641423837</text:p>
          </table:table-cell>
          <table:table-cell table:formula="of:=2.4+(0.8*[.B22]^1.05)" office:value-type="float" office:value="20.9853815942647">
            <text:p>20,9853815943</text:p>
          </table:table-cell>
          <table:table-cell table:formula="of:=4.2+(3.75*[.B22]^1.05)" office:value-type="float" office:value="91.3189762231157">
            <text:p>91,3189762231</text:p>
          </table:table-cell>
          <table:table-cell table:formula="of:=2.8+(4.5*[.B22]^0.85)" office:value-type="float" office:value="60.2232819111632">
            <text:p>60,2232819112</text:p>
          </table:table-cell>
          <table:table-cell table:formula="of:=9+(2.3*[.B22]^0.85)" office:value-type="float" office:value="38.3496774212612">
            <text:p>38,3496774213</text:p>
          </table:table-cell>
          <table:table-cell table:formula="of:=7+(2.9*[.B22]^0.9)" office:value-type="float" office:value="49.985798048203">
            <text:p>49,9857980482</text:p>
          </table:table-cell>
          <table:table-cell table:formula="of:=SUM([.E22:.J22])" office:value-type="float" office:value="334.327257581686">
            <text:p>334,3272575817</text:p>
          </table:table-cell>
        </table:table-row>
        <table:table-row table:style-name="ro1">
          <table:table-cell/>
          <table:table-cell table:formula="of:=[.B22]+1" office:value-type="float" office:value="21">
            <text:p>21</text:p>
          </table:table-cell>
          <table:table-cell table:formula="of:=326+(40*[.B23]^1.05)" office:value-type="float" office:value="1304.11574697639">
            <text:p>1304,1157469764</text:p>
          </table:table-cell>
          <table:table-cell table:formula="of:=45+(7*[.B23]^0.95)" office:value-type="float" office:value="171.242727797512">
            <text:p>171,2427277975</text:p>
          </table:table-cell>
          <table:table-cell table:formula="of:=6+(2.5*[.B23]^1.1)" office:value-type="float" office:value="77.183810601427">
            <text:p>77,1838106014</text:p>
          </table:table-cell>
          <table:table-cell table:formula="of:=2.4+(0.8*[.B23]^1.05)" office:value-type="float" office:value="21.9623149395278">
            <text:p>21,9623149395</text:p>
          </table:table-cell>
          <table:table-cell table:formula="of:=4.2+(3.75*[.B23]^1.05)" office:value-type="float" office:value="95.8983512790364">
            <text:p>95,898351279</text:p>
          </table:table-cell>
          <table:table-cell table:formula="of:=2.8+(4.5*[.B23]^0.85)" office:value-type="float" office:value="62.654790396408">
            <text:p>62,6547903964</text:p>
          </table:table-cell>
          <table:table-cell table:formula="of:=9+(2.3*[.B23]^0.85)" office:value-type="float" office:value="39.5924484248308">
            <text:p>39,5924484248</text:p>
          </table:table-cell>
          <table:table-cell table:formula="of:=7+(2.9*[.B23]^0.9)" office:value-type="float" office:value="51.9154094587893">
            <text:p>51,9154094588</text:p>
          </table:table-cell>
          <table:table-cell table:formula="of:=SUM([.E23:.J23])" office:value-type="float" office:value="349.207125100019">
            <text:p>349,2071251</text:p>
          </table:table-cell>
        </table:table-row>
        <table:table-row table:style-name="ro1">
          <table:table-cell/>
          <table:table-cell table:formula="of:=[.B23]+1" office:value-type="float" office:value="22">
            <text:p>22</text:p>
          </table:table-cell>
          <table:table-cell table:formula="of:=326+(40*[.B24]^1.05)" office:value-type="float" office:value="1353.07889738774">
            <text:p>1353,0788973878</text:p>
          </table:table-cell>
          <table:table-cell table:formula="of:=45+(7*[.B24]^0.95)" office:value-type="float" office:value="176.947020179929">
            <text:p>176,9470201799</text:p>
          </table:table-cell>
          <table:table-cell table:formula="of:=6+(2.5*[.B24]^1.1)" office:value-type="float" office:value="80.9212401604559">
            <text:p>80,9212401605</text:p>
          </table:table-cell>
          <table:table-cell table:formula="of:=2.4+(0.8*[.B24]^1.05)" office:value-type="float" office:value="22.9415779477548">
            <text:p>22,9415779478</text:p>
          </table:table-cell>
          <table:table-cell table:formula="of:=4.2+(3.75*[.B24]^1.05)" office:value-type="float" office:value="100.488646630101">
            <text:p>100,4886466301</text:p>
          </table:table-cell>
          <table:table-cell table:formula="of:=2.8+(4.5*[.B24]^0.85)" office:value-type="float" office:value="65.0689858321172">
            <text:p>65,0689858321</text:p>
          </table:table-cell>
          <table:table-cell table:formula="of:=9+(2.3*[.B24]^0.85)" office:value-type="float" office:value="40.8263705364155">
            <text:p>40,8263705364</text:p>
          </table:table-cell>
          <table:table-cell table:formula="of:=7+(2.9*[.B24]^0.9)" office:value-type="float" office:value="53.8358504542225">
            <text:p>53,8358504542</text:p>
          </table:table-cell>
          <table:table-cell table:formula="of:=SUM([.E24:.J24])" office:value-type="float" office:value="364.082671561067">
            <text:p>364,0826715611</text:p>
          </table:table-cell>
        </table:table-row>
        <table:table-row table:style-name="ro1">
          <table:table-cell/>
          <table:table-cell table:formula="of:=[.B24]+1" office:value-type="float" office:value="23">
            <text:p>23</text:p>
          </table:table-cell>
          <table:table-cell table:formula="of:=326+(40*[.B25]^1.05)" office:value-type="float" office:value="1402.15349171355">
            <text:p>1402,1534917136</text:p>
          </table:table-cell>
          <table:table-cell table:formula="of:=45+(7*[.B25]^0.95)" office:value-type="float" office:value="182.63835841312">
            <text:p>182,6383584131</text:p>
          </table:table-cell>
          <table:table-cell table:formula="of:=6+(2.5*[.B25]^1.1)" office:value-type="float" office:value="84.6757022912538">
            <text:p>84,6757022913</text:p>
          </table:table-cell>
          <table:table-cell table:formula="of:=2.4+(0.8*[.B25]^1.05)" office:value-type="float" office:value="23.9230698342709">
            <text:p>23,9230698343</text:p>
          </table:table-cell>
          <table:table-cell table:formula="of:=4.2+(3.75*[.B25]^1.05)" office:value-type="float" office:value="105.089389848145">
            <text:p>105,0893898481</text:p>
          </table:table-cell>
          <table:table-cell table:formula="of:=2.8+(4.5*[.B25]^0.85)" office:value-type="float" office:value="67.4667707749643">
            <text:p>67,466770775</text:p>
          </table:table-cell>
          <table:table-cell table:formula="of:=9+(2.3*[.B25]^0.85)" office:value-type="float" office:value="42.0519050627595">
            <text:p>42,0519050628</text:p>
          </table:table-cell>
          <table:table-cell table:formula="of:=7+(2.9*[.B25]^0.9)" office:value-type="float" office:value="55.7475788370097">
            <text:p>55,747578837</text:p>
          </table:table-cell>
          <table:table-cell table:formula="of:=SUM([.E25:.J25])" office:value-type="float" office:value="378.954416648403">
            <text:p>378,9544166484</text:p>
          </table:table-cell>
        </table:table-row>
        <table:table-row table:style-name="ro1">
          <table:table-cell/>
          <table:table-cell table:formula="of:=[.B25]+1" office:value-type="float" office:value="24">
            <text:p>24</text:p>
          </table:table-cell>
          <table:table-cell table:formula="of:=326+(40*[.B26]^1.05)" office:value-type="float" office:value="1451.33491885208">
            <text:p>1451,3349188521</text:p>
          </table:table-cell>
          <table:table-cell table:formula="of:=45+(7*[.B26]^0.95)" office:value-type="float" office:value="188.31733362057">
            <text:p>188,3173336206</text:p>
          </table:table-cell>
          <table:table-cell table:formula="of:=6+(2.5*[.B26]^1.1)" office:value-type="float" office:value="88.4465286189982">
            <text:p>88,446528619</text:p>
          </table:table-cell>
          <table:table-cell table:formula="of:=2.4+(0.8*[.B26]^1.05)" office:value-type="float" office:value="24.9066983770416">
            <text:p>24,906698377</text:p>
          </table:table-cell>
          <table:table-cell table:formula="of:=4.2+(3.75*[.B26]^1.05)" office:value-type="float" office:value="109.700148642382">
            <text:p>109,7001486424</text:p>
          </table:table-cell>
          <table:table-cell table:formula="of:=2.8+(4.5*[.B26]^0.85)" office:value-type="float" office:value="69.8489636057229">
            <text:p>69,8489636057</text:p>
          </table:table-cell>
          <table:table-cell table:formula="of:=9+(2.3*[.B26]^0.85)" office:value-type="float" office:value="43.2694702873695">
            <text:p>43,2694702874</text:p>
          </table:table-cell>
          <table:table-cell table:formula="of:=7+(2.9*[.B26]^0.9)" office:value-type="float" office:value="57.6510106604746">
            <text:p>57,6510106605</text:p>
          </table:table-cell>
          <table:table-cell table:formula="of:=SUM([.E26:.J26])" office:value-type="float" office:value="393.822820191989">
            <text:p>393,822820192</text:p>
          </table:table-cell>
        </table:table-row>
        <table:table-row table:style-name="ro1">
          <table:table-cell/>
          <table:table-cell table:formula="of:=[.B26]+1" office:value-type="float" office:value="25">
            <text:p>25</text:p>
          </table:table-cell>
          <table:table-cell table:formula="of:=326+(40*[.B27]^1.05)" office:value-type="float" office:value="1500.61894308802">
            <text:p>1500,618943088</text:p>
          </table:table-cell>
          <table:table-cell table:formula="of:=45+(7*[.B27]^0.95)" office:value-type="float" office:value="193.984486441137">
            <text:p>193,9844864411</text:p>
          </table:table-cell>
          <table:table-cell table:formula="of:=6+(2.5*[.B27]^1.1)" office:value-type="float" office:value="92.233103841326">
            <text:p>92,2331038413</text:p>
          </table:table-cell>
          <table:table-cell table:formula="of:=2.4+(0.8*[.B27]^1.05)" office:value-type="float" office:value="25.8923788617604">
            <text:p>25,8923788618</text:p>
          </table:table-cell>
          <table:table-cell table:formula="of:=4.2+(3.75*[.B27]^1.05)" office:value-type="float" office:value="114.320525914502">
            <text:p>114,3205259145</text:p>
          </table:table-cell>
          <table:table-cell table:formula="of:=2.8+(4.5*[.B27]^0.85)" office:value-type="float" office:value="72.2163095560011">
            <text:p>72,216309556</text:p>
          </table:table-cell>
          <table:table-cell table:formula="of:=9+(2.3*[.B27]^0.85)" office:value-type="float" office:value="44.4794471064006">
            <text:p>44,4794471064</text:p>
          </table:table-cell>
          <table:table-cell table:formula="of:=7+(2.9*[.B27]^0.9)" office:value-type="float" office:value="59.5465256166329">
            <text:p>59,5465256166</text:p>
          </table:table-cell>
          <table:table-cell table:formula="of:=SUM([.E27:.J27])" office:value-type="float" office:value="408.688290896623">
            <text:p>408,6882908966</text:p>
          </table:table-cell>
        </table:table-row>
        <table:table-row table:style-name="ro1">
          <table:table-cell/>
          <table:table-cell table:formula="of:=[.B27]+1" office:value-type="float" office:value="26">
            <text:p>26</text:p>
          </table:table-cell>
          <table:table-cell table:formula="of:=326+(40*[.B28]^1.05)" office:value-type="float" office:value="1550.00165970133">
            <text:p>1550,0016597013</text:p>
          </table:table-cell>
          <table:table-cell table:formula="of:=45+(7*[.B28]^0.95)" office:value-type="float" office:value="199.640313188943">
            <text:p>199,6403131889</text:p>
          </table:table-cell>
          <table:table-cell table:formula="of:=6+(2.5*[.B28]^1.1)" office:value-type="float" office:value="96.0348595523807">
            <text:p>96,0348595524</text:p>
          </table:table-cell>
          <table:table-cell table:formula="of:=2.4+(0.8*[.B28]^1.05)" office:value-type="float" office:value="26.8800331940266">
            <text:p>26,880033194</text:p>
          </table:table-cell>
          <table:table-cell table:formula="of:=4.2+(3.75*[.B28]^1.05)" office:value-type="float" office:value="118.950155597">
            <text:p>118,950155597</text:p>
          </table:table-cell>
          <table:table-cell table:formula="of:=2.8+(4.5*[.B28]^0.85)" office:value-type="float" office:value="74.5694899074864">
            <text:p>74,5694899075</text:p>
          </table:table-cell>
          <table:table-cell table:formula="of:=9+(2.3*[.B28]^0.85)" office:value-type="float" office:value="45.6821837304931">
            <text:p>45,6821837305</text:p>
          </table:table-cell>
          <table:table-cell table:formula="of:=7+(2.9*[.B28]^0.9)" office:value-type="float" office:value="61.4344715409778">
            <text:p>61,434471541</text:p>
          </table:table-cell>
          <table:table-cell table:formula="of:=SUM([.E28:.J28])" office:value-type="float" office:value="423.551193522365">
            <text:p>423,5511935224</text:p>
          </table:table-cell>
        </table:table-row>
        <table:table-row table:style-name="ro1">
          <table:table-cell/>
          <table:table-cell table:formula="of:=[.B28]+1" office:value-type="float" office:value="27">
            <text:p>27</text:p>
          </table:table-cell>
          <table:table-cell table:formula="of:=326+(40*[.B29]^1.05)" office:value-type="float" office:value="1599.47945733588">
            <text:p>1599,4794573359</text:p>
          </table:table-cell>
          <table:table-cell table:formula="of:=45+(7*[.B29]^0.95)" office:value-type="float" office:value="205.285271053386">
            <text:p>205,2852710534</text:p>
          </table:table-cell>
          <table:table-cell table:formula="of:=6+(2.5*[.B29]^1.1)" office:value-type="float" office:value="99.8512689963239">
            <text:p>99,8512689963</text:p>
          </table:table-cell>
          <table:table-cell table:formula="of:=2.4+(0.8*[.B29]^1.05)" office:value-type="float" office:value="27.8695891467175">
            <text:p>27,8695891467</text:p>
          </table:table-cell>
          <table:table-cell table:formula="of:=4.2+(3.75*[.B29]^1.05)" office:value-type="float" office:value="123.588699125238">
            <text:p>123,5886991252</text:p>
          </table:table-cell>
          <table:table-cell table:formula="of:=2.8+(4.5*[.B29]^0.85)" office:value-type="float" office:value="76.9091297252055">
            <text:p>76,9091297252</text:p>
          </table:table-cell>
          <table:table-cell table:formula="of:=9+(2.3*[.B29]^0.85)" office:value-type="float" office:value="46.8779996373272">
            <text:p>46,8779996373</text:p>
          </table:table-cell>
          <table:table-cell table:formula="of:=7+(2.9*[.B29]^0.9)" office:value-type="float" office:value="63.3151682073369">
            <text:p>63,3151682073</text:p>
          </table:table-cell>
          <table:table-cell table:formula="of:=SUM([.E29:.J29])" office:value-type="float" office:value="438.41185483815">
            <text:p>438,4118548382</text:p>
          </table:table-cell>
        </table:table-row>
        <table:table-row table:style-name="ro1">
          <table:table-cell/>
          <table:table-cell table:formula="of:=[.B29]+1" office:value-type="float" office:value="28">
            <text:p>28</text:p>
          </table:table-cell>
          <table:table-cell table:formula="of:=326+(40*[.B30]^1.05)" office:value-type="float" office:value="1649.0489858854">
            <text:p>1649,0489858854</text:p>
          </table:table-cell>
          <table:table-cell table:formula="of:=45+(7*[.B30]^0.95)" office:value-type="float" office:value="210.919782518933">
            <text:p>210,9197825189</text:p>
          </table:table-cell>
          <table:table-cell table:formula="of:=6+(2.5*[.B30]^1.1)" office:value-type="float" office:value="103.681842581048">
            <text:p>103,681842581</text:p>
          </table:table-cell>
          <table:table-cell table:formula="of:=2.4+(0.8*[.B30]^1.05)" office:value-type="float" office:value="28.860979717708">
            <text:p>28,8609797177</text:p>
          </table:table-cell>
          <table:table-cell table:formula="of:=4.2+(3.75*[.B30]^1.05)" office:value-type="float" office:value="128.235842426756">
            <text:p>128,2358424268</text:p>
          </table:table-cell>
          <table:table-cell table:formula="of:=2.8+(4.5*[.B30]^0.85)" office:value-type="float" office:value="79.2358044040479">
            <text:p>79,235804404</text:p>
          </table:table-cell>
          <table:table-cell table:formula="of:=9+(2.3*[.B30]^0.85)" office:value-type="float" office:value="48.0671889176245">
            <text:p>48,0671889176</text:p>
          </table:table-cell>
          <table:table-cell table:formula="of:=7+(2.9*[.B30]^0.9)" office:value-type="float" office:value="65.1889105468491">
            <text:p>65,1889105468</text:p>
          </table:table-cell>
          <table:table-cell table:formula="of:=SUM([.E30:.J30])" office:value-type="float" office:value="453.270568594034">
            <text:p>453,270568594</text:p>
          </table:table-cell>
        </table:table-row>
        <table:table-row table:style-name="ro1">
          <table:table-cell/>
          <table:table-cell table:formula="of:=[.B30]+1" office:value-type="float" office:value="29">
            <text:p>29</text:p>
          </table:table-cell>
          <table:table-cell table:formula="of:=326+(40*[.B31]^1.05)" office:value-type="float" office:value="1698.70712891924">
            <text:p>1698,7071289192</text:p>
          </table:table-cell>
          <table:table-cell table:formula="of:=45+(7*[.B31]^0.95)" office:value-type="float" office:value="216.54423914546">
            <text:p>216,5442391455</text:p>
          </table:table-cell>
          <table:table-cell table:formula="of:=6+(2.5*[.B31]^1.1)" office:value-type="float" office:value="107.526124018626">
            <text:p>107,5261240186</text:p>
          </table:table-cell>
          <table:table-cell table:formula="of:=2.4+(0.8*[.B31]^1.05)" office:value-type="float" office:value="29.8541425783848">
            <text:p>29,8541425784</text:p>
          </table:table-cell>
          <table:table-cell table:formula="of:=4.2+(3.75*[.B31]^1.05)" office:value-type="float" office:value="132.891293336179">
            <text:p>132,8912933362</text:p>
          </table:table-cell>
          <table:table-cell table:formula="of:=2.8+(4.5*[.B31]^0.85)" office:value-type="float" office:value="81.550045246537">
            <text:p>81,5500452465</text:p>
          </table:table-cell>
          <table:table-cell table:formula="of:=9+(2.3*[.B31]^0.85)" office:value-type="float" office:value="49.2500231260078">
            <text:p>49,250023126</text:p>
          </table:table-cell>
          <table:table-cell table:formula="of:=7+(2.9*[.B31]^0.9)" office:value-type="float" office:value="67.0559713959078">
            <text:p>67,0559713959</text:p>
          </table:table-cell>
          <table:table-cell table:formula="of:=SUM([.E31:.J31])" office:value-type="float" office:value="468.127599701642">
            <text:p>468,1275997016</text:p>
          </table:table-cell>
        </table:table-row>
        <table:table-row table:style-name="ro1">
          <table:table-cell/>
          <table:table-cell table:formula="of:=[.B31]+1" office:value-type="float" office:value="30">
            <text:p>30</text:p>
          </table:table-cell>
          <table:table-cell table:formula="of:=326+(40*[.B32]^1.05)" office:value-type="float" office:value="1748.45097987117">
            <text:p>1748,4509798712</text:p>
          </table:table-cell>
          <table:table-cell table:formula="of:=45+(7*[.B32]^0.95)" office:value-type="float" office:value="222.159004820555">
            <text:p>222,1590048206</text:p>
          </table:table-cell>
          <table:table-cell table:formula="of:=6+(2.5*[.B32]^1.1)" office:value-type="float" office:value="111.383686986273">
            <text:p>111,3836869863</text:p>
          </table:table-cell>
          <table:table-cell table:formula="of:=2.4+(0.8*[.B32]^1.05)" office:value-type="float" office:value="30.8490195974234">
            <text:p>30,8490195974</text:p>
          </table:table-cell>
          <table:table-cell table:formula="of:=4.2+(3.75*[.B32]^1.05)" office:value-type="float" office:value="137.554779362922">
            <text:p>137,5547793629</text:p>
          </table:table-cell>
          <table:table-cell table:formula="of:=2.8+(4.5*[.B32]^0.85)" office:value-type="float" office:value="83.8523442436526">
            <text:p>83,8523442437</text:p>
          </table:table-cell>
          <table:table-cell table:formula="of:=9+(2.3*[.B32]^0.85)" office:value-type="float" office:value="50.4267537245335">
            <text:p>50,4267537245</text:p>
          </table:table-cell>
          <table:table-cell table:formula="of:=7+(2.9*[.B32]^0.9)" office:value-type="float" office:value="68.9166038558691">
            <text:p>68,9166038559</text:p>
          </table:table-cell>
          <table:table-cell table:formula="of:=SUM([.E32:.J32])" office:value-type="float" office:value="482.983187770674">
            <text:p>482,9831877707</text:p>
          </table:table-cell>
        </table:table-row>
        <table:table-row table:style-name="ro1">
          <table:table-cell/>
          <table:table-cell table:formula="of:=[.B32]+1" office:value-type="float" office:value="31">
            <text:p>31</text:p>
          </table:table-cell>
          <table:table-cell table:formula="of:=326+(40*[.B33]^1.05)" office:value-type="float" office:value="1798.27782136915">
            <text:p>1798,2778213692</text:p>
          </table:table-cell>
          <table:table-cell table:formula="of:=45+(7*[.B33]^0.95)" office:value-type="float" office:value="227.764418572691">
            <text:p>227,7644185727</text:p>
          </table:table-cell>
          <table:table-cell table:formula="of:=6+(2.5*[.B33]^1.1)" office:value-type="float" office:value="115.254132222554">
            <text:p>115,2541322226</text:p>
          </table:table-cell>
          <table:table-cell table:formula="of:=2.4+(0.8*[.B33]^1.05)" office:value-type="float" office:value="31.8455564273829">
            <text:p>31,8455564274</text:p>
          </table:table-cell>
          <table:table-cell table:formula="of:=4.2+(3.75*[.B33]^1.05)" office:value-type="float" office:value="142.226045753357">
            <text:p>142,2260457534</text:p>
          </table:table-cell>
          <table:table-cell table:formula="of:=2.8+(4.5*[.B33]^0.85)" office:value-type="float" office:value="86.1431581953313">
            <text:p>86,1431581953</text:p>
          </table:table-cell>
          <table:table-cell table:formula="of:=9+(2.3*[.B33]^0.85)" office:value-type="float" office:value="51.5976141887249">
            <text:p>51,5976141887</text:p>
          </table:table-cell>
          <table:table-cell table:formula="of:=7+(2.9*[.B33]^0.9)" office:value-type="float" office:value="70.7710433304937">
            <text:p>70,7710433305</text:p>
          </table:table-cell>
          <table:table-cell table:formula="of:=SUM([.E33:.J33])" office:value-type="float" office:value="497.837550117845">
            <text:p>497,8375501178</text:p>
          </table:table-cell>
        </table:table-row>
        <table:table-row table:style-name="ro1">
          <table:table-cell/>
          <table:table-cell table:formula="of:=[.B33]+1" office:value-type="float" office:value="32">
            <text:p>32</text:p>
          </table:table-cell>
          <table:table-cell table:formula="of:=326+(40*[.B34]^1.05)" office:value-type="float" office:value="1848.18510720348">
            <text:p>1848,1851072035</text:p>
          </table:table-cell>
          <table:table-cell table:formula="of:=45+(7*[.B34]^0.95)" office:value-type="float" office:value="233.360797016832">
            <text:p>233,3607970168</text:p>
          </table:table-cell>
          <table:table-cell table:formula="of:=6+(2.5*[.B34]^1.1)" office:value-type="float" office:value="119.137084989848">
            <text:p>119,1370849898</text:p>
          </table:table-cell>
          <table:table-cell table:formula="of:=2.4+(0.8*[.B34]^1.05)" office:value-type="float" office:value="32.8437021440697">
            <text:p>32,8437021441</text:p>
          </table:table-cell>
          <table:table-cell table:formula="of:=4.2+(3.75*[.B34]^1.05)" office:value-type="float" office:value="146.904853800327">
            <text:p>146,9048538003</text:p>
          </table:table-cell>
          <table:table-cell table:formula="of:=2.8+(4.5*[.B34]^0.85)" office:value-type="float" office:value="88.4229122801959">
            <text:p>88,4229122802</text:p>
          </table:table-cell>
          <table:table-cell table:formula="of:=9+(2.3*[.B34]^0.85)" office:value-type="float" office:value="52.7628218321001">
            <text:p>52,7628218321</text:p>
          </table:table-cell>
          <table:table-cell table:formula="of:=7+(2.9*[.B34]^0.9)" office:value-type="float" office:value="72.6195092941116">
            <text:p>72,6195092941</text:p>
          </table:table-cell>
          <table:table-cell table:formula="of:=SUM([.E34:.J34])" office:value-type="float" office:value="512.690884340652">
            <text:p>512,6908843407</text:p>
          </table:table-cell>
        </table:table-row>
        <table:table-row table:style-name="ro1">
          <table:table-cell/>
          <table:table-cell table:formula="of:=[.B34]+1" office:value-type="float" office:value="33">
            <text:p>33</text:p>
          </table:table-cell>
          <table:table-cell table:formula="of:=326+(40*[.B35]^1.05)" office:value-type="float" office:value="1898.17044652453">
            <text:p>1898,1704465245</text:p>
          </table:table-cell>
          <table:table-cell table:formula="of:=45+(7*[.B35]^0.95)" office:value-type="float" office:value="238.948436490498">
            <text:p>238,9484364905</text:p>
          </table:table-cell>
          <table:table-cell table:formula="of:=6+(2.5*[.B35]^1.1)" office:value-type="float" office:value="123.032192846834">
            <text:p>123,0321928468</text:p>
          </table:table-cell>
          <table:table-cell table:formula="of:=2.4+(0.8*[.B35]^1.05)" office:value-type="float" office:value="33.8434089304906">
            <text:p>33,8434089305</text:p>
          </table:table-cell>
          <table:table-cell table:formula="of:=4.2+(3.75*[.B35]^1.05)" office:value-type="float" office:value="151.590979361675">
            <text:p>151,5909793617</text:p>
          </table:table-cell>
          <table:table-cell table:formula="of:=2.8+(4.5*[.B35]^0.85)" office:value-type="float" office:value="90.6920031630364">
            <text:p>90,692003163</text:p>
          </table:table-cell>
          <table:table-cell table:formula="of:=9+(2.3*[.B35]^0.85)" office:value-type="float" office:value="53.9225793944408">
            <text:p>53,9225793944</text:p>
          </table:table-cell>
          <table:table-cell table:formula="of:=7+(2.9*[.B35]^0.9)" office:value-type="float" office:value="74.4622068334044">
            <text:p>74,4622068334</text:p>
          </table:table-cell>
          <table:table-cell table:formula="of:=SUM([.E35:.J35])" office:value-type="float" office:value="527.543370529881">
            <text:p>527,5433705299</text:p>
          </table:table-cell>
        </table:table-row>
        <table:table-row table:style-name="ro1">
          <table:table-cell/>
          <table:table-cell table:formula="of:=[.B35]+1" office:value-type="float" office:value="34">
            <text:p>34</text:p>
          </table:table-cell>
          <table:table-cell table:formula="of:=326+(40*[.B36]^1.05)" office:value-type="float" office:value="1948.23158993485">
            <text:p>1948,2315899349</text:p>
          </table:table-cell>
          <table:table-cell table:formula="of:=45+(7*[.B36]^0.95)" office:value-type="float" office:value="244.527614927657">
            <text:p>244,5276149277</text:p>
          </table:table-cell>
          <table:table-cell table:formula="of:=6+(2.5*[.B36]^1.1)" office:value-type="float" office:value="126.939123684859">
            <text:p>126,9391236849</text:p>
          </table:table-cell>
          <table:table-cell table:formula="of:=2.4+(0.8*[.B36]^1.05)" office:value-type="float" office:value="34.8446317986969">
            <text:p>34,8446317987</text:p>
          </table:table-cell>
          <table:table-cell table:formula="of:=4.2+(3.75*[.B36]^1.05)" office:value-type="float" office:value="156.284211556392">
            <text:p>156,2842115564</text:p>
          </table:table-cell>
          <table:table-cell table:formula="of:=2.8+(4.5*[.B36]^0.85)" office:value-type="float" office:value="92.9508017120841">
            <text:p>92,9508017121</text:p>
          </table:table-cell>
          <table:table-cell table:formula="of:=9+(2.3*[.B36]^0.85)" office:value-type="float" office:value="55.0770764306207">
            <text:p>55,0770764306</text:p>
          </table:table-cell>
          <table:table-cell table:formula="of:=7+(2.9*[.B36]^0.9)" office:value-type="float" office:value="76.2993279977706">
            <text:p>76,2993279978</text:p>
          </table:table-cell>
          <table:table-cell table:formula="of:=SUM([.E36:.J36])" office:value-type="float" office:value="542.395173180423">
            <text:p>542,3951731804</text:p>
          </table:table-cell>
        </table:table-row>
        <table:table-row table:style-name="ro1">
          <table:table-cell/>
          <table:table-cell table:formula="of:=[.B36]+1" office:value-type="float" office:value="35">
            <text:p>35</text:p>
          </table:table-cell>
          <table:table-cell table:formula="of:=326+(40*[.B37]^1.05)" office:value-type="float" office:value="1998.36641719959">
            <text:p>1998,3664171996</text:p>
          </table:table-cell>
          <table:table-cell table:formula="of:=45+(7*[.B37]^0.95)" office:value-type="float" office:value="250.098593509406">
            <text:p>250,0985935094</text:p>
          </table:table-cell>
          <table:table-cell table:formula="of:=6+(2.5*[.B37]^1.1)" office:value-type="float" office:value="130.857563990045">
            <text:p>130,85756399</text:p>
          </table:table-cell>
          <table:table-cell table:formula="of:=2.4+(0.8*[.B37]^1.05)" office:value-type="float" office:value="35.8473283439918">
            <text:p>35,847328344</text:p>
          </table:table-cell>
          <table:table-cell table:formula="of:=4.2+(3.75*[.B37]^1.05)" office:value-type="float" office:value="160.984351612462">
            <text:p>160,9843516125</text:p>
          </table:table-cell>
          <table:table-cell table:formula="of:=2.8+(4.5*[.B37]^0.85)" office:value-type="float" office:value="95.1996553851071">
            <text:p>95,1996553851</text:p>
          </table:table-cell>
          <table:table-cell table:formula="of:=9+(2.3*[.B37]^0.85)" office:value-type="float" office:value="56.2264905301659">
            <text:p>56,2264905302</text:p>
          </table:table-cell>
          <table:table-cell table:formula="of:=7+(2.9*[.B37]^0.9)" office:value-type="float" office:value="78.1310529869712">
            <text:p>78,131052987</text:p>
          </table:table-cell>
          <table:table-cell table:formula="of:=SUM([.E37:.J37])" office:value-type="float" office:value="557.246442848742">
            <text:p>557,2464428487</text:p>
          </table:table-cell>
        </table:table-row>
        <table:table-row table:style-name="ro1">
          <table:table-cell/>
          <table:table-cell table:formula="of:=[.B37]+1" office:value-type="float" office:value="36">
            <text:p>36</text:p>
          </table:table-cell>
          <table:table-cell table:formula="of:=326+(40*[.B38]^1.05)" office:value-type="float" office:value="2048.57292634589">
            <text:p>2048,5729263459</text:p>
          </table:table-cell>
          <table:table-cell table:formula="of:=45+(7*[.B38]^0.95)" office:value-type="float" office:value="255.66161812364">
            <text:p>255,6616181236</text:p>
          </table:table-cell>
          <table:table-cell table:formula="of:=6+(2.5*[.B38]^1.1)" office:value-type="float" office:value="134.787217299473">
            <text:p>134,7872172995</text:p>
          </table:table-cell>
          <table:table-cell table:formula="of:=2.4+(0.8*[.B38]^1.05)" office:value-type="float" office:value="36.8514585269179">
            <text:p>36,8514585269</text:p>
          </table:table-cell>
          <table:table-cell table:formula="of:=4.2+(3.75*[.B38]^1.05)" office:value-type="float" office:value="165.691211844928">
            <text:p>165,6912118449</text:p>
          </table:table-cell>
          <table:table-cell table:formula="of:=2.8+(4.5*[.B38]^0.85)" office:value-type="float" office:value="97.4388903329942">
            <text:p>97,438890333</text:p>
          </table:table-cell>
          <table:table-cell table:formula="of:=9+(2.3*[.B38]^0.85)" office:value-type="float" office:value="57.3709883924193">
            <text:p>57,3709883924</text:p>
          </table:table-cell>
          <table:table-cell table:formula="of:=7+(2.9*[.B38]^0.9)" office:value-type="float" office:value="79.9575511997529">
            <text:p>79,9575511998</text:p>
          </table:table-cell>
          <table:table-cell table:formula="of:=SUM([.E38:.J38])" office:value-type="float" office:value="572.097317596485">
            <text:p>572,0973175965</text:p>
          </table:table-cell>
        </table:table-row>
        <table:table-row table:style-name="ro1">
          <table:table-cell/>
          <table:table-cell table:formula="of:=[.B38]+1" office:value-type="float" office:value="37">
            <text:p>37</text:p>
          </table:table-cell>
          <table:table-cell table:formula="of:=326+(40*[.B39]^1.05)" office:value-type="float" office:value="2098.84922395992">
            <text:p>2098,8492239599</text:p>
          </table:table-cell>
          <table:table-cell table:formula="of:=45+(7*[.B39]^0.95)" office:value-type="float" office:value="261.216920660516">
            <text:p>261,2169206605</text:p>
          </table:table-cell>
          <table:table-cell table:formula="of:=6+(2.5*[.B39]^1.1)" office:value-type="float" office:value="138.727802824971">
            <text:p>138,727802825</text:p>
          </table:table-cell>
          <table:table-cell table:formula="of:=2.4+(0.8*[.B39]^1.05)" office:value-type="float" office:value="37.8569844791985">
            <text:p>37,8569844792</text:p>
          </table:table-cell>
          <table:table-cell table:formula="of:=4.2+(3.75*[.B39]^1.05)" office:value-type="float" office:value="170.404614746243">
            <text:p>170,4046147462</text:p>
          </table:table-cell>
          <table:table-cell table:formula="of:=2.8+(4.5*[.B39]^0.85)" office:value-type="float" office:value="99.6688132611886">
            <text:p>99,6688132612</text:p>
          </table:table-cell>
          <table:table-cell table:formula="of:=9+(2.3*[.B39]^0.85)" office:value-type="float" office:value="58.5107267779408">
            <text:p>58,5107267779</text:p>
          </table:table-cell>
          <table:table-cell table:formula="of:=7+(2.9*[.B39]^0.9)" office:value-type="float" office:value="81.7789821631306">
            <text:p>81,7789821631</text:p>
          </table:table-cell>
          <table:table-cell table:formula="of:=SUM([.E39:.J39])" office:value-type="float" office:value="586.947924252672">
            <text:p>586,9479242527</text:p>
          </table:table-cell>
        </table:table-row>
        <table:table-row table:style-name="ro1">
          <table:table-cell/>
          <table:table-cell table:formula="of:=[.B39]+1" office:value-type="float" office:value="38">
            <text:p>38</text:p>
          </table:table-cell>
          <table:table-cell table:formula="of:=326+(40*[.B40]^1.05)" office:value-type="float" office:value="2149.1935165212">
            <text:p>2149,1935165212</text:p>
          </table:table-cell>
          <table:table-cell table:formula="of:=45+(7*[.B40]^0.95)" office:value-type="float" office:value="266.764720166116">
            <text:p>266,7647201661</text:p>
          </table:table-cell>
          <table:table-cell table:formula="of:=6+(2.5*[.B40]^1.1)" office:value-type="float" office:value="142.679054222242">
            <text:p>142,6790542222</text:p>
          </table:table-cell>
          <table:table-cell table:formula="of:=2.4+(0.8*[.B40]^1.05)" office:value-type="float" office:value="38.8638703304239">
            <text:p>38,8638703304</text:p>
          </table:table-cell>
          <table:table-cell table:formula="of:=4.2+(3.75*[.B40]^1.05)" office:value-type="float" office:value="175.124392173862">
            <text:p>175,1243921739</text:p>
          </table:table-cell>
          <table:table-cell table:formula="of:=2.8+(4.5*[.B40]^0.85)" office:value-type="float" office:value="101.889713082634">
            <text:p>101,8897130826</text:p>
          </table:table-cell>
          <table:table-cell table:formula="of:=9+(2.3*[.B40]^0.85)" office:value-type="float" office:value="59.6458533533465">
            <text:p>59,6458533533</text:p>
          </table:table-cell>
          <table:table-cell table:formula="of:=7+(2.9*[.B40]^0.9)" office:value-type="float" office:value="83.595496358771">
            <text:p>83,5954963588</text:p>
          </table:table-cell>
          <table:table-cell table:formula="of:=SUM([.E40:.J40])" office:value-type="float" office:value="601.79837952128">
            <text:p>601,7983795213</text:p>
          </table:table-cell>
        </table:table-row>
        <table:table-row table:style-name="ro1">
          <table:table-cell/>
          <table:table-cell table:formula="of:=[.B40]+1" office:value-type="float" office:value="39">
            <text:p>39</text:p>
          </table:table-cell>
          <table:table-cell table:formula="of:=326+(40*[.B41]^1.05)" office:value-type="float" office:value="2199.6041026388">
            <text:p>2199,6041026388</text:p>
          </table:table-cell>
          <table:table-cell table:formula="of:=45+(7*[.B41]^0.95)" office:value-type="float" office:value="272.305223873169">
            <text:p>272,3052238732</text:p>
          </table:table-cell>
          <table:table-cell table:formula="of:=6+(2.5*[.B41]^1.1)" office:value-type="float" office:value="146.640718486576">
            <text:p>146,6407184866</text:p>
          </table:table-cell>
          <table:table-cell table:formula="of:=2.4+(0.8*[.B41]^1.05)" office:value-type="float" office:value="39.872082052776">
            <text:p>39,8720820528</text:p>
          </table:table-cell>
          <table:table-cell table:formula="of:=4.2+(3.75*[.B41]^1.05)" office:value-type="float" office:value="179.850384622388">
            <text:p>179,8503846224</text:p>
          </table:table-cell>
          <table:table-cell table:formula="of:=2.8+(4.5*[.B41]^0.85)" office:value-type="float" office:value="104.101862390455">
            <text:p>104,1018623905</text:p>
          </table:table-cell>
          <table:table-cell table:formula="of:=9+(2.3*[.B41]^0.85)" office:value-type="float" office:value="60.7765074440102">
            <text:p>60,776507444</text:p>
          </table:table-cell>
          <table:table-cell table:formula="of:=7+(2.9*[.B41]^0.9)" office:value-type="float" office:value="85.4072359602779">
            <text:p>85,4072359603</text:p>
          </table:table-cell>
          <table:table-cell table:formula="of:=SUM([.E41:.J41])" office:value-type="float" office:value="616.648790956483">
            <text:p>616,6487909565</text:p>
          </table:table-cell>
        </table:table-row>
        <table:table-row table:style-name="ro1">
          <table:table-cell/>
          <table:table-cell table:formula="of:=[.B41]+1" office:value-type="float" office:value="40">
            <text:p>40</text:p>
          </table:table-cell>
          <table:table-cell table:formula="of:=326+(40*[.B42]^1.05)" office:value-type="float" office:value="2250.07936607494">
            <text:p>2250,0793660749</text:p>
          </table:table-cell>
          <table:table-cell table:formula="of:=45+(7*[.B42]^0.95)" office:value-type="float" office:value="277.838628124736">
            <text:p>277,8386281247</text:p>
          </table:table-cell>
          <table:table-cell table:formula="of:=6+(2.5*[.B42]^1.1)" office:value-type="float" office:value="150.612554959193">
            <text:p>150,6125549592</text:p>
          </table:table-cell>
          <table:table-cell table:formula="of:=2.4+(0.8*[.B42]^1.05)" office:value-type="float" office:value="40.8815873214987">
            <text:p>40,8815873215</text:p>
          </table:table-cell>
          <table:table-cell table:formula="of:=4.2+(3.75*[.B42]^1.05)" office:value-type="float" office:value="184.582440569525">
            <text:p>184,5824405695</text:p>
          </table:table-cell>
          <table:table-cell table:formula="of:=2.8+(4.5*[.B42]^0.85)" office:value-type="float" office:value="106.305518774136">
            <text:p>106,3055187741</text:p>
          </table:table-cell>
          <table:table-cell table:formula="of:=9+(2.3*[.B42]^0.85)" office:value-type="float" office:value="61.9028207067806">
            <text:p>61,9028207068</text:p>
          </table:table-cell>
          <table:table-cell table:formula="of:=7+(2.9*[.B42]^0.9)" office:value-type="float" office:value="87.2143354930238">
            <text:p>87,214335493</text:p>
          </table:table-cell>
          <table:table-cell table:formula="of:=SUM([.E42:.J42])" office:value-type="float" office:value="631.499257824157">
            <text:p>631,4992578242</text:p>
          </table:table-cell>
        </table:table-row>
        <table:table-row table:style-name="ro1">
          <table:table-cell/>
          <table:table-cell table:formula="of:=[.B42]+1" office:value-type="float" office:value="41">
            <text:p>41</text:p>
          </table:table-cell>
          <table:table-cell table:formula="of:=326+(40*[.B43]^1.05)" office:value-type="float" office:value="2300.61776945818">
            <text:p>2300,6177694582</text:p>
          </table:table-cell>
          <table:table-cell table:formula="of:=45+(7*[.B43]^0.95)" office:value-type="float" office:value="283.365119204387">
            <text:p>283,3651192044</text:p>
          </table:table-cell>
          <table:table-cell table:formula="of:=6+(2.5*[.B43]^1.1)" office:value-type="float" office:value="154.59433443064">
            <text:p>154,5943344306</text:p>
          </table:table-cell>
          <table:table-cell table:formula="of:=2.4+(0.8*[.B43]^1.05)" office:value-type="float" office:value="41.8923553891636">
            <text:p>41,8923553892</text:p>
          </table:table-cell>
          <table:table-cell table:formula="of:=4.2+(3.75*[.B43]^1.05)" office:value-type="float" office:value="189.320415886704">
            <text:p>189,3204158867</text:p>
          </table:table-cell>
          <table:table-cell table:formula="of:=2.8+(4.5*[.B43]^0.85)" office:value-type="float" office:value="108.500925999343">
            <text:p>108,5009259993</text:p>
          </table:table-cell>
          <table:table-cell table:formula="of:=9+(2.3*[.B43]^0.85)" office:value-type="float" office:value="63.0249177329977">
            <text:p>63,024917733</text:p>
          </table:table-cell>
          <table:table-cell table:formula="of:=7+(2.9*[.B43]^0.9)" office:value-type="float" office:value="89.0169224263976">
            <text:p>89,0169224264</text:p>
          </table:table-cell>
          <table:table-cell table:formula="of:=SUM([.E43:.J43])" office:value-type="float" office:value="646.349871865247">
            <text:p>646,3498718652</text:p>
          </table:table-cell>
        </table:table-row>
        <table:table-row table:style-name="ro1">
          <table:table-cell/>
          <table:table-cell table:formula="of:=[.B43]+1" office:value-type="float" office:value="42">
            <text:p>42</text:p>
          </table:table-cell>
          <table:table-cell table:formula="of:=326+(40*[.B44]^1.05)" office:value-type="float" office:value="2351.21784860313">
            <text:p>2351,2178486031</text:p>
          </table:table-cell>
          <table:table-cell table:formula="of:=45+(7*[.B44]^0.95)" office:value-type="float" office:value="288.884874084374">
            <text:p>288,8848740844</text:p>
          </table:table-cell>
          <table:table-cell table:formula="of:=6+(2.5*[.B44]^1.1)" office:value-type="float" office:value="158.585838329638">
            <text:p>158,5858383296</text:p>
          </table:table-cell>
          <table:table-cell table:formula="of:=2.4+(0.8*[.B44]^1.05)" office:value-type="float" office:value="42.9043569720625">
            <text:p>42,9043569721</text:p>
          </table:table-cell>
          <table:table-cell table:formula="of:=4.2+(3.75*[.B44]^1.05)" office:value-type="float" office:value="194.064173306543">
            <text:p>194,0641733065</text:p>
          </table:table-cell>
          <table:table-cell table:formula="of:=2.8+(4.5*[.B44]^0.85)" office:value-type="float" office:value="110.688315068474">
            <text:p>110,6883150685</text:p>
          </table:table-cell>
          <table:table-cell table:formula="of:=9+(2.3*[.B44]^0.85)" office:value-type="float" office:value="64.1429165905534">
            <text:p>64,1429165906</text:p>
          </table:table-cell>
          <table:table-cell table:formula="of:=7+(2.9*[.B44]^0.9)" office:value-type="float" office:value="90.8151177068696">
            <text:p>90,8151177069</text:p>
          </table:table-cell>
          <table:table-cell table:formula="of:=SUM([.E44:.J44])" office:value-type="float" office:value="661.200717974141">
            <text:p>661,2007179741</text:p>
          </table:table-cell>
        </table:table-row>
        <table:table-row table:style-name="ro1">
          <table:table-cell/>
          <table:table-cell table:formula="of:=[.B44]+1" office:value-type="float" office:value="43">
            <text:p>43</text:p>
          </table:table-cell>
          <table:table-cell table:formula="of:=326+(40*[.B45]^1.05)" office:value-type="float" office:value="2401.87820736482">
            <text:p>2401,8782073648</text:p>
          </table:table-cell>
          <table:table-cell table:formula="of:=45+(7*[.B45]^0.95)" office:value-type="float" office:value="294.398061101671">
            <text:p>294,3980611017</text:p>
          </table:table-cell>
          <table:table-cell table:formula="of:=6+(2.5*[.B45]^1.1)" office:value-type="float" office:value="162.586857987362">
            <text:p>162,5868579874</text:p>
          </table:table-cell>
          <table:table-cell table:formula="of:=2.4+(0.8*[.B45]^1.05)" office:value-type="float" office:value="43.9175641472965">
            <text:p>43,9175641473</text:p>
          </table:table-cell>
          <table:table-cell table:formula="of:=4.2+(3.75*[.B45]^1.05)" office:value-type="float" office:value="198.813581940452">
            <text:p>198,8135819405</text:p>
          </table:table-cell>
          <table:table-cell table:formula="of:=2.8+(4.5*[.B45]^0.85)" office:value-type="float" office:value="112.867905176555">
            <text:p>112,8679051766</text:p>
          </table:table-cell>
          <table:table-cell table:formula="of:=9+(2.3*[.B45]^0.85)" office:value-type="float" office:value="65.2569293124615">
            <text:p>65,2569293125</text:p>
          </table:table-cell>
          <table:table-cell table:formula="of:=7+(2.9*[.B45]^0.9)" office:value-type="float" office:value="92.6090362390562">
            <text:p>92,6090362391</text:p>
          </table:table-cell>
          <table:table-cell table:formula="of:=SUM([.E45:.J45])" office:value-type="float" office:value="676.051874803183">
            <text:p>676,0518748032</text:p>
          </table:table-cell>
        </table:table-row>
        <table:table-row table:style-name="ro1">
          <table:table-cell/>
          <table:table-cell table:formula="of:=[.B45]+1" office:value-type="float" office:value="44">
            <text:p>44</text:p>
          </table:table-cell>
          <table:table-cell table:formula="of:=326+(40*[.B46]^1.05)" office:value-type="float" office:value="2452.59751296641">
            <text:p>2452,5975129664</text:p>
          </table:table-cell>
          <table:table-cell table:formula="of:=45+(7*[.B46]^0.95)" office:value-type="float" office:value="299.904840570347">
            <text:p>299,9048405703</text:p>
          </table:table-cell>
          <table:table-cell table:formula="of:=6+(2.5*[.B46]^1.1)" office:value-type="float" office:value="166.59719396857">
            <text:p>166,5971939686</text:p>
          </table:table-cell>
          <table:table-cell table:formula="of:=2.4+(0.8*[.B46]^1.05)" office:value-type="float" office:value="44.9319502593283">
            <text:p>44,9319502593</text:p>
          </table:table-cell>
          <table:table-cell table:formula="of:=4.2+(3.75*[.B46]^1.05)" office:value-type="float" office:value="203.568516840601">
            <text:p>203,5685168406</text:p>
          </table:table-cell>
          <table:table-cell table:formula="of:=2.8+(4.5*[.B46]^0.85)" office:value-type="float" office:value="115.039904575006">
            <text:p>115,039904575</text:p>
          </table:table-cell>
          <table:table-cell table:formula="of:=9+(2.3*[.B46]^0.85)" office:value-type="float" office:value="66.3670623383363">
            <text:p>66,3670623383</text:p>
          </table:table-cell>
          <table:table-cell table:formula="of:=7+(2.9*[.B46]^0.9)" office:value-type="float" office:value="94.3987873209475">
            <text:p>94,3987873209</text:p>
          </table:table-cell>
          <table:table-cell table:formula="of:=SUM([.E46:.J46])" office:value-type="float" office:value="690.903415302789">
            <text:p>690,9034153028</text:p>
          </table:table-cell>
        </table:table-row>
        <table:table-row table:style-name="ro1">
          <table:table-cell/>
          <table:table-cell table:formula="of:=[.B46]+1" office:value-type="float" office:value="45">
            <text:p>45</text:p>
          </table:table-cell>
          <table:table-cell table:formula="of:=326+(40*[.B47]^1.05)" office:value-type="float" office:value="2503.37449174662">
            <text:p>2503,3744917466</text:p>
          </table:table-cell>
          <table:table-cell table:formula="of:=45+(7*[.B47]^0.95)" office:value-type="float" office:value="305.405365337577">
            <text:p>305,4053653376</text:p>
          </table:table-cell>
          <table:table-cell table:formula="of:=6+(2.5*[.B47]^1.1)" office:value-type="float" office:value="170.616655462113">
            <text:p>170,6166554621</text:p>
          </table:table-cell>
          <table:table-cell table:formula="of:=2.4+(0.8*[.B47]^1.05)" office:value-type="float" office:value="45.9474898349324">
            <text:p>45,9474898349</text:p>
          </table:table-cell>
          <table:table-cell table:formula="of:=4.2+(3.75*[.B47]^1.05)" office:value-type="float" office:value="208.328858601245">
            <text:p>208,3288586012</text:p>
          </table:table-cell>
          <table:table-cell table:formula="of:=2.8+(4.5*[.B47]^0.85)" office:value-type="float" office:value="117.204511354034">
            <text:p>117,204511354</text:p>
          </table:table-cell>
          <table:table-cell table:formula="of:=9+(2.3*[.B47]^0.85)" office:value-type="float" office:value="67.473416914284">
            <text:p>67,4734169143</text:p>
          </table:table-cell>
          <table:table-cell table:formula="of:=7+(2.9*[.B47]^0.9)" office:value-type="float" office:value="96.1844750386085">
            <text:p>96,1844750386</text:p>
          </table:table-cell>
          <table:table-cell table:formula="of:=SUM([.E47:.J47])" office:value-type="float" office:value="705.755407205217">
            <text:p>705,7554072052</text:p>
          </table:table-cell>
        </table:table-row>
        <table:table-row table:style-name="ro1">
          <table:table-cell/>
          <table:table-cell table:formula="of:=[.B47]+1" office:value-type="float" office:value="46">
            <text:p>46</text:p>
          </table:table-cell>
          <table:table-cell table:formula="of:=326+(40*[.B48]^1.05)" office:value-type="float" office:value="2554.20792528091">
            <text:p>2554,2079252809</text:p>
          </table:table-cell>
          <table:table-cell table:formula="of:=45+(7*[.B48]^0.95)" office:value-type="float" office:value="310.899781289623">
            <text:p>310,8997812896</text:p>
          </table:table-cell>
          <table:table-cell table:formula="of:=6+(2.5*[.B48]^1.1)" office:value-type="float" office:value="174.645059724343">
            <text:p>174,6450597243</text:p>
          </table:table-cell>
          <table:table-cell table:formula="of:=2.4+(0.8*[.B48]^1.05)" office:value-type="float" office:value="46.9641585056183">
            <text:p>46,9641585056</text:p>
          </table:table-cell>
          <table:table-cell table:formula="of:=4.2+(3.75*[.B48]^1.05)" office:value-type="float" office:value="213.094492995086">
            <text:p>213,0944929951</text:p>
          </table:table-cell>
          <table:table-cell table:formula="of:=2.8+(4.5*[.B48]^0.85)" office:value-type="float" office:value="119.36191415297">
            <text:p>119,361914153</text:p>
          </table:table-cell>
          <table:table-cell table:formula="of:=9+(2.3*[.B48]^0.85)" office:value-type="float" office:value="68.5760894559625">
            <text:p>68,576089456</text:p>
          </table:table-cell>
          <table:table-cell table:formula="of:=7+(2.9*[.B48]^0.9)" office:value-type="float" office:value="97.9661986249431">
            <text:p>97,9661986249</text:p>
          </table:table-cell>
          <table:table-cell table:formula="of:=SUM([.E48:.J48])" office:value-type="float" office:value="720.607913458923">
            <text:p>720,6079134589</text:p>
          </table:table-cell>
        </table:table-row>
        <table:table-row table:style-name="ro1">
          <table:table-cell/>
          <table:table-cell table:formula="of:=[.B48]+1" office:value-type="float" office:value="47">
            <text:p>47</text:p>
          </table:table-cell>
          <table:table-cell table:formula="of:=326+(40*[.B49]^1.05)" office:value-type="float" office:value="2605.09664683605">
            <text:p>2605,0966468361</text:p>
          </table:table-cell>
          <table:table-cell table:formula="of:=45+(7*[.B49]^0.95)" office:value-type="float" office:value="316.388227813269">
            <text:p>316,3882278133</text:p>
          </table:table-cell>
          <table:table-cell table:formula="of:=6+(2.5*[.B49]^1.1)" office:value-type="float" office:value="178.682231569792">
            <text:p>178,6822315698</text:p>
          </table:table-cell>
          <table:table-cell table:formula="of:=2.4+(0.8*[.B49]^1.05)" office:value-type="float" office:value="47.9819329367211">
            <text:p>47,9819329367</text:p>
          </table:table-cell>
          <table:table-cell table:formula="of:=4.2+(3.75*[.B49]^1.05)" office:value-type="float" office:value="217.86531064088">
            <text:p>217,8653106409</text:p>
          </table:table-cell>
          <table:table-cell table:formula="of:=2.8+(4.5*[.B49]^0.85)" office:value-type="float" office:value="121.512292806595">
            <text:p>121,5122928066</text:p>
          </table:table-cell>
          <table:table-cell table:formula="of:=9+(2.3*[.B49]^0.85)" office:value-type="float" office:value="69.6751718789266">
            <text:p>69,6751718789</text:p>
          </table:table-cell>
          <table:table-cell table:formula="of:=7+(2.9*[.B49]^0.9)" office:value-type="float" office:value="99.7440527865036">
            <text:p>99,7440527865</text:p>
          </table:table-cell>
          <table:table-cell table:formula="of:=SUM([.E49:.J49])" office:value-type="float" office:value="735.460992619418">
            <text:p>735,4609926194</text:p>
          </table:table-cell>
        </table:table-row>
        <table:table-row table:style-name="ro1">
          <table:table-cell/>
          <table:table-cell table:formula="of:=[.B49]+1" office:value-type="float" office:value="48">
            <text:p>48</text:p>
          </table:table-cell>
          <table:table-cell table:formula="of:=326+(40*[.B50]^1.05)" office:value-type="float" office:value="2656.03953812288">
            <text:p>2656,0395381229</text:p>
          </table:table-cell>
          <table:table-cell table:formula="of:=45+(7*[.B50]^0.95)" office:value-type="float" office:value="321.870838217501">
            <text:p>321,8708382175</text:p>
          </table:table-cell>
          <table:table-cell table:formula="of:=6+(2.5*[.B50]^1.1)" office:value-type="float" office:value="182.728002904163">
            <text:p>182,7280029042</text:p>
          </table:table-cell>
          <table:table-cell table:formula="of:=2.4+(0.8*[.B50]^1.05)" office:value-type="float" office:value="49.0007907624576">
            <text:p>49,0007907625</text:p>
          </table:table-cell>
          <table:table-cell table:formula="of:=4.2+(3.75*[.B50]^1.05)" office:value-type="float" office:value="222.64120669902">
            <text:p>222,641206699</text:p>
          </table:table-cell>
          <table:table-cell table:formula="of:=2.8+(4.5*[.B50]^0.85)" office:value-type="float" office:value="123.655818934469">
            <text:p>123,6558189345</text:p>
          </table:table-cell>
          <table:table-cell table:formula="of:=9+(2.3*[.B50]^0.85)" office:value-type="float" office:value="70.7707518998397">
            <text:p>70,7707518998</text:p>
          </table:table-cell>
          <table:table-cell table:formula="of:=7+(2.9*[.B50]^0.9)" office:value-type="float" office:value="101.518128001811">
            <text:p>101,5181280018</text:p>
          </table:table-cell>
          <table:table-cell table:formula="of:=SUM([.E50:.J50])" office:value-type="float" office:value="750.314699201759">
            <text:p>750,3146992018</text:p>
          </table:table-cell>
        </table:table-row>
        <table:table-row table:style-name="ro1">
          <table:table-cell/>
          <table:table-cell table:formula="of:=[.B50]+1" office:value-type="float" office:value="49">
            <text:p>49</text:p>
          </table:table-cell>
          <table:table-cell table:formula="of:=326+(40*[.B51]^1.05)" office:value-type="float" office:value="2707.03552631657">
            <text:p>2707,0355263166</text:p>
          </table:table-cell>
          <table:table-cell table:formula="of:=45+(7*[.B51]^0.95)" office:value-type="float" office:value="327.347740119614">
            <text:p>327,3477401196</text:p>
          </table:table-cell>
          <table:table-cell table:formula="of:=6+(2.5*[.B51]^1.1)" office:value-type="float" office:value="186.782212295333">
            <text:p>186,7822122953</text:p>
          </table:table-cell>
          <table:table-cell table:formula="of:=2.4+(0.8*[.B51]^1.05)" office:value-type="float" office:value="50.0207105263314">
            <text:p>50,0207105263</text:p>
          </table:table-cell>
          <table:table-cell table:formula="of:=4.2+(3.75*[.B51]^1.05)" office:value-type="float" office:value="227.422080592179">
            <text:p>227,4220805922</text:p>
          </table:table-cell>
          <table:table-cell table:formula="of:=2.8+(4.5*[.B51]^0.85)" office:value-type="float" office:value="125.792656479366">
            <text:p>125,7926564794</text:p>
          </table:table-cell>
          <table:table-cell table:formula="of:=9+(2.3*[.B51]^0.85)" office:value-type="float" office:value="71.8629133116758">
            <text:p>71,8629133117</text:p>
          </table:table-cell>
          <table:table-cell table:formula="of:=7+(2.9*[.B51]^0.9)" office:value-type="float" office:value="103.288510794208">
            <text:p>103,2885107942</text:p>
          </table:table-cell>
          <table:table-cell table:formula="of:=SUM([.E51:.J51])" office:value-type="float" office:value="765.169083999093">
            <text:p>765,1690839991</text:p>
          </table:table-cell>
        </table:table-row>
        <table:table-row table:style-name="ro1">
          <table:table-cell/>
          <table:table-cell table:formula="of:=[.B51]+1" office:value-type="float" office:value="50">
            <text:p>50</text:p>
          </table:table-cell>
          <table:table-cell table:formula="of:=326+(40*[.B52]^1.05)" office:value-type="float" office:value="2758.08358131731">
            <text:p>2758,0835813173</text:p>
          </table:table-cell>
          <table:table-cell table:formula="of:=45+(7*[.B52]^0.95)" office:value-type="float" office:value="332.819055799411">
            <text:p>332,8190557994</text:p>
          </table:table-cell>
          <table:table-cell table:formula="of:=6+(2.5*[.B52]^1.1)" office:value-type="float" office:value="190.844704578539">
            <text:p>190,8447045785</text:p>
          </table:table-cell>
          <table:table-cell table:formula="of:=2.4+(0.8*[.B52]^1.05)" office:value-type="float" office:value="51.0416716263463">
            <text:p>51,0416716263</text:p>
          </table:table-cell>
          <table:table-cell table:formula="of:=4.2+(3.75*[.B52]^1.05)" office:value-type="float" office:value="232.207835748498">
            <text:p>232,2078357485</text:p>
          </table:table-cell>
          <table:table-cell table:formula="of:=2.8+(4.5*[.B52]^0.85)" office:value-type="float" office:value="127.922962200165">
            <text:p>127,9229622002</text:p>
          </table:table-cell>
          <table:table-cell table:formula="of:=9+(2.3*[.B52]^0.85)" office:value-type="float" office:value="72.9517362356399">
            <text:p>72,9517362356</text:p>
          </table:table-cell>
          <table:table-cell table:formula="of:=7+(2.9*[.B52]^0.9)" office:value-type="float" office:value="105.055283981905">
            <text:p>105,0552839819</text:p>
          </table:table-cell>
          <table:table-cell table:formula="of:=SUM([.E52:.J52])" office:value-type="float" office:value="780.024194371094">
            <text:p>780,0241943711</text:p>
          </table:table-cell>
        </table:table-row>
        <table:table-row table:style-name="ro1">
          <table:table-cell/>
          <table:table-cell table:formula="of:=[.B52]+1" office:value-type="float" office:value="51">
            <text:p>51</text:p>
          </table:table-cell>
          <table:table-cell table:formula="of:=326+(40*[.B53]^1.05)" office:value-type="float" office:value="2809.18271322756">
            <text:p>2809,1827132276</text:p>
          </table:table-cell>
          <table:table-cell table:formula="of:=45+(7*[.B53]^0.95)" office:value-type="float" office:value="338.284902524714">
            <text:p>338,2849025247</text:p>
          </table:table-cell>
          <table:table-cell table:formula="of:=6+(2.5*[.B53]^1.1)" office:value-type="float" office:value="194.915330492408">
            <text:p>194,9153304924</text:p>
          </table:table-cell>
          <table:table-cell table:formula="of:=2.4+(0.8*[.B53]^1.05)" office:value-type="float" office:value="52.0636542645512">
            <text:p>52,0636542646</text:p>
          </table:table-cell>
          <table:table-cell table:formula="of:=4.2+(3.75*[.B53]^1.05)" office:value-type="float" office:value="236.998379365084">
            <text:p>236,9983793651</text:p>
          </table:table-cell>
          <table:table-cell table:formula="of:=2.8+(4.5*[.B53]^0.85)" office:value-type="float" office:value="130.046886123878">
            <text:p>130,0468861239</text:p>
          </table:table-cell>
          <table:table-cell table:formula="of:=9+(2.3*[.B53]^0.85)" office:value-type="float" office:value="74.0372973522041">
            <text:p>74,0372973522</text:p>
          </table:table-cell>
          <table:table-cell table:formula="of:=7+(2.9*[.B53]^0.9)" office:value-type="float" office:value="106.818526907523">
            <text:p>106,8185269075</text:p>
          </table:table-cell>
          <table:table-cell table:formula="of:=SUM([.E53:.J53])" office:value-type="float" office:value="794.880074505647">
            <text:p>794,8800745056</text:p>
          </table:table-cell>
        </table:table-row>
        <table:table-row table:style-name="ro1">
          <table:table-cell/>
          <table:table-cell table:formula="of:=[.B53]+1" office:value-type="float" office:value="52">
            <text:p>52</text:p>
          </table:table-cell>
          <table:table-cell table:formula="of:=326+(40*[.B54]^1.05)" office:value-type="float" office:value="2860.33197002484">
            <text:p>2860,3319700248</text:p>
          </table:table-cell>
          <table:table-cell table:formula="of:=45+(7*[.B54]^0.95)" office:value-type="float" office:value="343.745392851032">
            <text:p>343,745392851</text:p>
          </table:table-cell>
          <table:table-cell table:formula="of:=6+(2.5*[.B54]^1.1)" office:value-type="float" office:value="198.993946342848">
            <text:p>198,9939463428</text:p>
          </table:table-cell>
          <table:table-cell table:formula="of:=2.4+(0.8*[.B54]^1.05)" office:value-type="float" office:value="53.0866394004968">
            <text:p>53,0866394005</text:p>
          </table:table-cell>
          <table:table-cell table:formula="of:=4.2+(3.75*[.B54]^1.05)" office:value-type="float" office:value="241.793622189829">
            <text:p>241,7936221898</text:p>
          </table:table-cell>
          <table:table-cell table:formula="of:=2.8+(4.5*[.B54]^0.85)" office:value-type="float" office:value="132.164571960931">
            <text:p>132,1645719609</text:p>
          </table:table-cell>
          <table:table-cell table:formula="of:=9+(2.3*[.B54]^0.85)" office:value-type="float" office:value="75.1196701133647">
            <text:p>75,1196701134</text:p>
          </table:table-cell>
          <table:table-cell table:formula="of:=7+(2.9*[.B54]^0.9)" office:value-type="float" office:value="108.578315649207">
            <text:p>108,5783156492</text:p>
          </table:table-cell>
          <table:table-cell table:formula="of:=SUM([.E54:.J54])" office:value-type="float" office:value="809.736765656676">
            <text:p>809,7367656567</text:p>
          </table:table-cell>
        </table:table-row>
        <table:table-row table:style-name="ro1">
          <table:table-cell/>
          <table:table-cell table:formula="of:=[.B54]+1" office:value-type="float" office:value="53">
            <text:p>53</text:p>
          </table:table-cell>
          <table:table-cell table:formula="of:=326+(40*[.B55]^1.05)" office:value-type="float" office:value="2911.53043541149">
            <text:p>2911,5304354115</text:p>
          </table:table-cell>
          <table:table-cell table:formula="of:=45+(7*[.B55]^0.95)" office:value-type="float" office:value="349.200634897893">
            <text:p>349,2006348979</text:p>
          </table:table-cell>
          <table:table-cell table:formula="of:=6+(2.5*[.B55]^1.1)" office:value-type="float" office:value="203.080413692191">
            <text:p>203,0804136922</text:p>
          </table:table-cell>
          <table:table-cell table:formula="of:=2.4+(0.8*[.B55]^1.05)" office:value-type="float" office:value="54.1106087082297">
            <text:p>54,1106087082</text:p>
          </table:table-cell>
          <table:table-cell table:formula="of:=4.2+(3.75*[.B55]^1.05)" office:value-type="float" office:value="246.593478319827">
            <text:p>246,5934783198</text:p>
          </table:table-cell>
          <table:table-cell table:formula="of:=2.8+(4.5*[.B55]^0.85)" office:value-type="float" office:value="134.276157487352">
            <text:p>134,2761574874</text:p>
          </table:table-cell>
          <table:table-cell table:formula="of:=9+(2.3*[.B55]^0.85)" office:value-type="float" office:value="76.1989249379799">
            <text:p>76,198924938</text:p>
          </table:table-cell>
          <table:table-cell table:formula="of:=7+(2.9*[.B55]^0.9)" office:value-type="float" office:value="110.3347232151">
            <text:p>110,3347232151</text:p>
          </table:table-cell>
          <table:table-cell table:formula="of:=SUM([.E55:.J55])" office:value-type="float" office:value="824.59430636068">
            <text:p>824,5943063607</text:p>
          </table:table-cell>
        </table:table-row>
        <table:table-row table:style-name="ro1">
          <table:table-cell/>
          <table:table-cell table:formula="of:=[.B55]+1" office:value-type="float" office:value="54">
            <text:p>54</text:p>
          </table:table-cell>
          <table:table-cell table:formula="of:=326+(40*[.B56]^1.05)" office:value-type="float" office:value="2962.77722682477">
            <text:p>2962,7772268248</text:p>
          </table:table-cell>
          <table:table-cell table:formula="of:=45+(7*[.B56]^0.95)" office:value-type="float" office:value="354.650732604063">
            <text:p>354,6507326041</text:p>
          </table:table-cell>
          <table:table-cell table:formula="of:=6+(2.5*[.B56]^1.1)" office:value-type="float" office:value="207.17459907123">
            <text:p>207,1745990712</text:p>
          </table:table-cell>
          <table:table-cell table:formula="of:=2.4+(0.8*[.B56]^1.05)" office:value-type="float" office:value="55.1355445364954">
            <text:p>55,1355445365</text:p>
          </table:table-cell>
          <table:table-cell table:formula="of:=4.2+(3.75*[.B56]^1.05)" office:value-type="float" office:value="251.397865014822">
            <text:p>251,3978650148</text:p>
          </table:table-cell>
          <table:table-cell table:formula="of:=2.8+(4.5*[.B56]^0.85)" office:value-type="float" office:value="136.381774897055">
            <text:p>136,3817748971</text:p>
          </table:table-cell>
          <table:table-cell table:formula="of:=9+(2.3*[.B56]^0.85)" office:value-type="float" office:value="77.2751293918281">
            <text:p>77,2751293918</text:p>
          </table:table-cell>
          <table:table-cell table:formula="of:=7+(2.9*[.B56]^0.9)" office:value-type="float" office:value="112.08781972278">
            <text:p>112,0878197228</text:p>
          </table:table-cell>
          <table:table-cell table:formula="of:=SUM([.E56:.J56])" office:value-type="float" office:value="839.452732634211">
            <text:p>839,4527326342</text:p>
          </table:table-cell>
        </table:table-row>
        <table:table-row table:style-name="ro1">
          <table:table-cell/>
          <table:table-cell table:formula="of:=[.B56]+1" office:value-type="float" office:value="55">
            <text:p>55</text:p>
          </table:table-cell>
          <table:table-cell table:formula="of:=326+(40*[.B57]^1.05)" office:value-type="float" office:value="3014.07149359265">
            <text:p>3014,0714935927</text:p>
          </table:table-cell>
          <table:table-cell table:formula="of:=45+(7*[.B57]^0.95)" office:value-type="float" office:value="360.095785963629">
            <text:p>360,0957859636</text:p>
          </table:table-cell>
          <table:table-cell table:formula="of:=6+(2.5*[.B57]^1.1)" office:value-type="float" office:value="211.276373712085">
            <text:p>211,2763737121</text:p>
          </table:table-cell>
          <table:table-cell table:formula="of:=2.4+(0.8*[.B57]^1.05)" office:value-type="float" office:value="56.1614298718529">
            <text:p>56,1614298719</text:p>
          </table:table-cell>
          <table:table-cell table:formula="of:=4.2+(3.75*[.B57]^1.05)" office:value-type="float" office:value="256.206702524311">
            <text:p>256,2067025243</text:p>
          </table:table-cell>
          <table:table-cell table:formula="of:=2.8+(4.5*[.B57]^0.85)" office:value-type="float" office:value="138.481551127087">
            <text:p>138,4815511271</text:p>
          </table:table-cell>
          <table:table-cell table:formula="of:=9+(2.3*[.B57]^0.85)" office:value-type="float" office:value="78.3483483538444">
            <text:p>78,3483483538</text:p>
          </table:table-cell>
          <table:table-cell table:formula="of:=7+(2.9*[.B57]^0.9)" office:value-type="float" office:value="113.837672565086">
            <text:p>113,8376725651</text:p>
          </table:table-cell>
          <table:table-cell table:formula="of:=SUM([.E57:.J57])" office:value-type="float" office:value="854.312078154266">
            <text:p>854,3120781543</text:p>
          </table:table-cell>
        </table:table-row>
        <table:table-row table:style-name="ro1">
          <table:table-cell/>
          <table:table-cell table:formula="of:=[.B57]+1" office:value-type="float" office:value="56">
            <text:p>56</text:p>
          </table:table-cell>
          <table:table-cell table:formula="of:=326+(40*[.B58]^1.05)" office:value-type="float" office:value="3065.41241522212">
            <text:p>3065,4124152221</text:p>
          </table:table-cell>
          <table:table-cell table:formula="of:=45+(7*[.B58]^0.95)" office:value-type="float" office:value="365.535891244694">
            <text:p>365,5358912447</text:p>
          </table:table-cell>
          <table:table-cell table:formula="of:=6+(2.5*[.B58]^1.1)" office:value-type="float" office:value="215.38561330003">
            <text:p>215,3856133</text:p>
          </table:table-cell>
          <table:table-cell table:formula="of:=2.4+(0.8*[.B58]^1.05)" office:value-type="float" office:value="57.1882483044424">
            <text:p>57,1882483044</text:p>
          </table:table-cell>
          <table:table-cell table:formula="of:=4.2+(3.75*[.B58]^1.05)" office:value-type="float" office:value="261.019913927074">
            <text:p>261,0199139271</text:p>
          </table:table-cell>
          <table:table-cell table:formula="of:=2.8+(4.5*[.B58]^0.85)" office:value-type="float" office:value="140.575608158358">
            <text:p>140,5756081584</text:p>
          </table:table-cell>
          <table:table-cell table:formula="of:=9+(2.3*[.B58]^0.85)" office:value-type="float" office:value="79.4186441698275">
            <text:p>79,4186441698</text:p>
          </table:table-cell>
          <table:table-cell table:formula="of:=7+(2.9*[.B58]^0.9)" office:value-type="float" office:value="115.584346563589">
            <text:p>115,5843465636</text:p>
          </table:table-cell>
          <table:table-cell table:formula="of:=SUM([.E58:.J58])" office:value-type="float" office:value="869.17237442332">
            <text:p>869,1723744233</text:p>
          </table:table-cell>
        </table:table-row>
        <table:table-row table:style-name="ro1">
          <table:table-cell/>
          <table:table-cell table:formula="of:=[.B58]+1" office:value-type="float" office:value="57">
            <text:p>57</text:p>
          </table:table-cell>
          <table:table-cell table:formula="of:=326+(40*[.B59]^1.05)" office:value-type="float" office:value="3116.79919980835">
            <text:p>3116,7991998084</text:p>
          </table:table-cell>
          <table:table-cell table:formula="of:=45+(7*[.B59]^0.95)" office:value-type="float" office:value="370.971141192269">
            <text:p>370,9711411923</text:p>
          </table:table-cell>
          <table:table-cell table:formula="of:=6+(2.5*[.B59]^1.1)" office:value-type="float" office:value="219.502197742625">
            <text:p>219,5021977426</text:p>
          </table:table-cell>
          <table:table-cell table:formula="of:=2.4+(0.8*[.B59]^1.05)" office:value-type="float" office:value="58.2159839961671">
            <text:p>58,2159839962</text:p>
          </table:table-cell>
          <table:table-cell table:formula="of:=4.2+(3.75*[.B59]^1.05)" office:value-type="float" office:value="265.837424982033">
            <text:p>265,837424982</text:p>
          </table:table-cell>
          <table:table-cell table:formula="of:=2.8+(4.5*[.B59]^0.85)" office:value-type="float" office:value="142.66406329411">
            <text:p>142,6640632941</text:p>
          </table:table-cell>
          <table:table-cell table:formula="of:=9+(2.3*[.B59]^0.85)" office:value-type="float" office:value="80.4860767947673">
            <text:p>80,4860767948</text:p>
          </table:table-cell>
          <table:table-cell table:formula="of:=7+(2.9*[.B59]^0.9)" office:value-type="float" office:value="117.327904110831">
            <text:p>117,3279041108</text:p>
          </table:table-cell>
          <table:table-cell table:formula="of:=SUM([.E59:.J59])" office:value-type="float" office:value="884.033650920534">
            <text:p>884,0336509205</text:p>
          </table:table-cell>
        </table:table-row>
        <table:table-row table:style-name="ro1">
          <table:table-cell/>
          <table:table-cell table:formula="of:=[.B59]+1" office:value-type="float" office:value="58">
            <text:p>58</text:p>
          </table:table-cell>
          <table:table-cell table:formula="of:=326+(40*[.B60]^1.05)" office:value-type="float" office:value="3168.23108255419">
            <text:p>3168,2310825542</text:p>
          </table:table-cell>
          <table:table-cell table:formula="of:=45+(7*[.B60]^0.95)" office:value-type="float" office:value="376.401625216743">
            <text:p>376,4016252167</text:p>
          </table:table-cell>
          <table:table-cell table:formula="of:=6+(2.5*[.B60]^1.1)" office:value-type="float" office:value="223.626010954664">
            <text:p>223,6260109547</text:p>
          </table:table-cell>
          <table:table-cell table:formula="of:=2.4+(0.8*[.B60]^1.05)" office:value-type="float" office:value="59.2446216510837">
            <text:p>59,2446216511</text:p>
          </table:table-cell>
          <table:table-cell table:formula="of:=4.2+(3.75*[.B60]^1.05)" office:value-type="float" office:value="270.659163989455">
            <text:p>270,6591639895</text:p>
          </table:table-cell>
          <table:table-cell table:formula="of:=2.8+(4.5*[.B60]^0.85)" office:value-type="float" office:value="144.747029418131">
            <text:p>144,7470294181</text:p>
          </table:table-cell>
          <table:table-cell table:formula="of:=9+(2.3*[.B60]^0.85)" office:value-type="float" office:value="81.5507039248223">
            <text:p>81,5507039248</text:p>
          </table:table-cell>
          <table:table-cell table:formula="of:=7+(2.9*[.B60]^0.9)" office:value-type="float" office:value="119.068405302346">
            <text:p>119,0684053023</text:p>
          </table:table-cell>
          <table:table-cell table:formula="of:=SUM([.E60:.J60])" office:value-type="float" office:value="898.895935240501">
            <text:p>898,8959352405</text:p>
          </table:table-cell>
        </table:table-row>
        <table:table-row table:style-name="ro1">
          <table:table-cell/>
          <table:table-cell table:formula="of:=[.B60]+1" office:value-type="float" office:value="59">
            <text:p>59</text:p>
          </table:table-cell>
          <table:table-cell table:formula="of:=326+(40*[.B61]^1.05)" office:value-type="float" office:value="3219.70732439046">
            <text:p>3219,7073243905</text:p>
          </table:table-cell>
          <table:table-cell table:formula="of:=45+(7*[.B61]^0.95)" office:value-type="float" office:value="381.827429569198">
            <text:p>381,8274295692</text:p>
          </table:table-cell>
          <table:table-cell table:formula="of:=6+(2.5*[.B61]^1.1)" office:value-type="float" office:value="227.7569406576">
            <text:p>227,7569406576</text:p>
          </table:table-cell>
          <table:table-cell table:formula="of:=2.4+(0.8*[.B61]^1.05)" office:value-type="float" office:value="60.2741464878092">
            <text:p>60,2741464878</text:p>
          </table:table-cell>
          <table:table-cell table:formula="of:=4.2+(3.75*[.B61]^1.05)" office:value-type="float" office:value="275.485061661605">
            <text:p>275,4850616616</text:p>
          </table:table-cell>
          <table:table-cell table:formula="of:=2.8+(4.5*[.B61]^0.85)" office:value-type="float" office:value="146.824615234513">
            <text:p>146,8246152345</text:p>
          </table:table-cell>
          <table:table-cell table:formula="of:=9+(2.3*[.B61]^0.85)" office:value-type="float" office:value="82.6125811198622">
            <text:p>82,6125811199</text:p>
          </table:table-cell>
          <table:table-cell table:formula="of:=7+(2.9*[.B61]^0.9)" office:value-type="float" office:value="120.805908059343">
            <text:p>120,8059080593</text:p>
          </table:table-cell>
          <table:table-cell table:formula="of:=SUM([.E61:.J61])" office:value-type="float" office:value="913.759253220733">
            <text:p>913,7592532207</text:p>
          </table:table-cell>
        </table:table-row>
        <table:table-row table:style-name="ro1">
          <table:table-cell/>
          <table:table-cell table:formula="of:=[.B61]+1" office:value-type="float" office:value="60">
            <text:p>60</text:p>
          </table:table-cell>
          <table:table-cell table:formula="of:=326+(40*[.B62]^1.05)" office:value-type="float" office:value="3271.22721068884">
            <text:p>3271,2272106888</text:p>
          </table:table-cell>
          <table:table-cell table:formula="of:=45+(7*[.B62]^0.95)" office:value-type="float" office:value="387.248637504692">
            <text:p>387,2486375047</text:p>
          </table:table-cell>
          <table:table-cell table:formula="of:=6+(2.5*[.B62]^1.1)" office:value-type="float" office:value="231.894878192238">
            <text:p>231,8948781922</text:p>
          </table:table-cell>
          <table:table-cell table:formula="of:=2.4+(0.8*[.B62]^1.05)" office:value-type="float" office:value="61.3045442137768">
            <text:p>61,3045442138</text:p>
          </table:table-cell>
          <table:table-cell table:formula="of:=4.2+(3.75*[.B62]^1.05)" office:value-type="float" office:value="280.315051002079">
            <text:p>280,3150510021</text:p>
          </table:table-cell>
          <table:table-cell table:formula="of:=2.8+(4.5*[.B62]^0.85)" office:value-type="float" office:value="148.896925490568">
            <text:p>148,8969254906</text:p>
          </table:table-cell>
          <table:table-cell table:formula="of:=9+(2.3*[.B62]^0.85)" office:value-type="float" office:value="83.6717619174016">
            <text:p>83,6717619174</text:p>
          </table:table-cell>
          <table:table-cell table:formula="of:=7+(2.9*[.B62]^0.9)" office:value-type="float" office:value="122.540468242882">
            <text:p>122,5404682429</text:p>
          </table:table-cell>
          <table:table-cell table:formula="of:=SUM([.E62:.J62])" office:value-type="float" office:value="928.623629058946">
            <text:p>928,6236290589</text:p>
          </table:table-cell>
        </table:table-row>
        <table:table-row table:style-name="ro1">
          <table:table-cell/>
          <table:table-cell table:formula="of:=[.B62]+1" office:value-type="float" office:value="61">
            <text:p>61</text:p>
          </table:table-cell>
          <table:table-cell table:formula="of:=326+(40*[.B63]^1.05)" office:value-type="float" office:value="3322.79005005941">
            <text:p>3322,7900500594</text:p>
          </table:table-cell>
          <table:table-cell table:formula="of:=45+(7*[.B63]^0.95)" office:value-type="float" office:value="392.665329434522">
            <text:p>392,6653294345</text:p>
          </table:table-cell>
          <table:table-cell table:formula="of:=6+(2.5*[.B63]^1.1)" office:value-type="float" office:value="236.039718343623">
            <text:p>236,0397183436</text:p>
          </table:table-cell>
          <table:table-cell table:formula="of:=2.4+(0.8*[.B63]^1.05)" office:value-type="float" office:value="62.3358010011881">
            <text:p>62,3358010012</text:p>
          </table:table-cell>
          <table:table-cell table:formula="of:=4.2+(3.75*[.B63]^1.05)" office:value-type="float" office:value="285.149067193069">
            <text:p>285,1490671931</text:p>
          </table:table-cell>
          <table:table-cell table:formula="of:=2.8+(4.5*[.B63]^0.85)" office:value-type="float" office:value="150.964061184334">
            <text:p>150,9640611843</text:p>
          </table:table-cell>
          <table:table-cell table:formula="of:=9+(2.3*[.B63]^0.85)" office:value-type="float" office:value="84.7282979386594">
            <text:p>84,7282979387</text:p>
          </table:table-cell>
          <table:table-cell table:formula="of:=7+(2.9*[.B63]^0.9)" office:value-type="float" office:value="124.272139760242">
            <text:p>124,2721397602</text:p>
          </table:table-cell>
          <table:table-cell table:formula="of:=SUM([.E63:.J63])" office:value-type="float" office:value="943.489085421115">
            <text:p>943,4890854211</text:p>
          </table:table-cell>
        </table:table-row>
        <table:table-row table:style-name="ro1">
          <table:table-cell/>
          <table:table-cell table:formula="of:=[.B63]+1" office:value-type="float" office:value="62">
            <text:p>62</text:p>
          </table:table-cell>
          <table:table-cell table:formula="of:=326+(40*[.B64]^1.05)" office:value-type="float" office:value="3374.39517322616">
            <text:p>3374,3951732262</text:p>
          </table:table-cell>
          <table:table-cell table:formula="of:=45+(7*[.B64]^0.95)" office:value-type="float" office:value="398.077583068378">
            <text:p>398,0775830684</text:p>
          </table:table-cell>
          <table:table-cell table:formula="of:=6+(2.5*[.B64]^1.1)" office:value-type="float" office:value="240.19135917713">
            <text:p>240,1913591771</text:p>
          </table:table-cell>
          <table:table-cell table:formula="of:=2.4+(0.8*[.B64]^1.05)" office:value-type="float" office:value="63.3679034645231">
            <text:p>63,3679034645</text:p>
          </table:table-cell>
          <table:table-cell table:formula="of:=4.2+(3.75*[.B64]^1.05)" office:value-type="float" office:value="289.987047489952">
            <text:p>289,98704749</text:p>
          </table:table-cell>
          <table:table-cell table:formula="of:=2.8+(4.5*[.B64]^0.85)" office:value-type="float" office:value="153.02611975798">
            <text:p>153,026119758</text:p>
          </table:table-cell>
          <table:table-cell table:formula="of:=9+(2.3*[.B64]^0.85)" office:value-type="float" office:value="85.7822389874119">
            <text:p>85,7822389874</text:p>
          </table:table-cell>
          <table:table-cell table:formula="of:=7+(2.9*[.B64]^0.9)" office:value-type="float" office:value="126.000974664148">
            <text:p>126,0009746641</text:p>
          </table:table-cell>
          <table:table-cell table:formula="of:=SUM([.E64:.J64])" office:value-type="float" office:value="958.355643541145">
            <text:p>958,3556435411</text:p>
          </table:table-cell>
        </table:table-row>
        <table:table-row table:style-name="ro1">
          <table:table-cell/>
          <table:table-cell table:formula="of:=[.B64]+1" office:value-type="float" office:value="63">
            <text:p>63</text:p>
          </table:table-cell>
          <table:table-cell table:formula="of:=326+(40*[.B65]^1.05)" office:value-type="float" office:value="3426.0419319742">
            <text:p>3426,0419319742</text:p>
          </table:table-cell>
          <table:table-cell table:formula="of:=45+(7*[.B65]^0.95)" office:value-type="float" office:value="403.485473547217">
            <text:p>403,4854735472</text:p>
          </table:table-cell>
          <table:table-cell table:formula="of:=6+(2.5*[.B65]^1.1)" office:value-type="float" office:value="244.349701884879">
            <text:p>244,3497018849</text:p>
          </table:table-cell>
          <table:table-cell table:formula="of:=2.4+(0.8*[.B65]^1.05)" office:value-type="float" office:value="64.400838639484">
            <text:p>64,4008386395</text:p>
          </table:table-cell>
          <table:table-cell table:formula="of:=4.2+(3.75*[.B65]^1.05)" office:value-type="float" office:value="294.828931122581">
            <text:p>294,8289311226</text:p>
          </table:table-cell>
          <table:table-cell table:formula="of:=2.8+(4.5*[.B65]^0.85)" office:value-type="float" office:value="155.083195278284">
            <text:p>155,0831952783</text:p>
          </table:table-cell>
          <table:table-cell table:formula="of:=9+(2.3*[.B65]^0.85)" office:value-type="float" office:value="86.8336331422339">
            <text:p>86,8336331422</text:p>
          </table:table-cell>
          <table:table-cell table:formula="of:=7+(2.9*[.B65]^0.9)" office:value-type="float" office:value="127.727023245442">
            <text:p>127,7270232454</text:p>
          </table:table-cell>
          <table:table-cell table:formula="of:=SUM([.E65:.J65])" office:value-type="float" office:value="973.223323312904">
            <text:p>973,2233233129</text:p>
          </table:table-cell>
        </table:table-row>
        <table:table-row table:style-name="ro1">
          <table:table-cell/>
          <table:table-cell table:formula="of:=[.B65]+1" office:value-type="float" office:value="64">
            <text:p>64</text:p>
          </table:table-cell>
          <table:table-cell table:formula="of:=326+(40*[.B66]^1.05)" office:value-type="float" office:value="3477.72969816299">
            <text:p>3477,729698163</text:p>
          </table:table-cell>
          <table:table-cell table:formula="of:=45+(7*[.B66]^0.95)" office:value-type="float" office:value="408.889073567594">
            <text:p>408,8890735676</text:p>
          </table:table-cell>
          <table:table-cell table:formula="of:=6+(2.5*[.B66]^1.1)" office:value-type="float" office:value="248.514650641664">
            <text:p>248,5146506417</text:p>
          </table:table-cell>
          <table:table-cell table:formula="of:=2.4+(0.8*[.B66]^1.05)" office:value-type="float" office:value="65.4345939632597">
            <text:p>65,4345939633</text:p>
          </table:table-cell>
          <table:table-cell table:formula="of:=4.2+(3.75*[.B66]^1.05)" office:value-type="float" office:value="299.67465920278">
            <text:p>299,6746592028</text:p>
          </table:table-cell>
          <table:table-cell table:formula="of:=2.8+(4.5*[.B66]^0.85)" office:value-type="float" office:value="157.135378605226">
            <text:p>157,1353786052</text:p>
          </table:table-cell>
          <table:table-cell table:formula="of:=9+(2.3*[.B66]^0.85)" office:value-type="float" office:value="87.8825268426712">
            <text:p>87,8825268427</text:p>
          </table:table-cell>
          <table:table-cell table:formula="of:=7+(2.9*[.B66]^0.9)" office:value-type="float" office:value="129.450334119725">
            <text:p>129,4503341197</text:p>
          </table:table-cell>
          <table:table-cell table:formula="of:=SUM([.E66:.J66])" office:value-type="float" office:value="988.092143375325">
            <text:p>988,0921433753</text:p>
          </table:table-cell>
        </table:table-row>
        <table:table-row table:style-name="ro1">
          <table:table-cell/>
          <table:table-cell table:formula="of:=[.B66]+1" office:value-type="float" office:value="65">
            <text:p>65</text:p>
          </table:table-cell>
          <table:table-cell table:formula="of:=326+(40*[.B67]^1.05)" office:value-type="float" office:value="3529.45786280051">
            <text:p>3529,4578628005</text:p>
          </table:table-cell>
          <table:table-cell table:formula="of:=45+(7*[.B67]^0.95)" office:value-type="float" office:value="414.288453498122">
            <text:p>414,2884534981</text:p>
          </table:table-cell>
          <table:table-cell table:formula="of:=6+(2.5*[.B67]^1.1)" office:value-type="float" office:value="252.686112469673">
            <text:p>252,6861124697</text:p>
          </table:table-cell>
          <table:table-cell table:formula="of:=2.4+(0.8*[.B67]^1.05)" office:value-type="float" office:value="66.4691572560102">
            <text:p>66,469157256</text:p>
          </table:table-cell>
          <table:table-cell table:formula="of:=4.2+(3.75*[.B67]^1.05)" office:value-type="float" office:value="304.524174637548">
            <text:p>304,5241746375</text:p>
          </table:table-cell>
          <table:table-cell table:formula="of:=2.8+(4.5*[.B67]^0.85)" office:value-type="float" office:value="159.182757549666">
            <text:p>159,1827575497</text:p>
          </table:table-cell>
          <table:table-cell table:formula="of:=9+(2.3*[.B67]^0.85)" office:value-type="float" office:value="88.9289649698293">
            <text:p>88,9289649698</text:p>
          </table:table-cell>
          <table:table-cell table:formula="of:=7+(2.9*[.B67]^0.9)" office:value-type="float" office:value="131.170954308446">
            <text:p>131,1709543084</text:p>
          </table:table-cell>
          <table:table-cell table:formula="of:=SUM([.E67:.J67])" office:value-type="float" office:value="1002.96212119117">
            <text:p>1002,9621211912</text:p>
          </table:table-cell>
        </table:table-row>
        <table:table-row table:style-name="ro1">
          <table:table-cell/>
          <table:table-cell table:formula="of:=[.B67]+1" office:value-type="float" office:value="66">
            <text:p>66</text:p>
          </table:table-cell>
          <table:table-cell table:formula="of:=326+(40*[.B68]^1.05)" office:value-type="float" office:value="3581.22583517376">
            <text:p>3581,2258351738</text:p>
          </table:table-cell>
          <table:table-cell table:formula="of:=45+(7*[.B68]^0.95)" office:value-type="float" office:value="419.68368148869">
            <text:p>419,6836814887</text:p>
          </table:table-cell>
          <table:table-cell table:formula="of:=6+(2.5*[.B68]^1.1)" office:value-type="float" office:value="256.863997111333">
            <text:p>256,8639971113</text:p>
          </table:table-cell>
          <table:table-cell table:formula="of:=2.4+(0.8*[.B68]^1.05)" office:value-type="float" office:value="67.5045167034753">
            <text:p>67,5045167035</text:p>
          </table:table-cell>
          <table:table-cell table:formula="of:=4.2+(3.75*[.B68]^1.05)" office:value-type="float" office:value="309.37742204754">
            <text:p>309,3774220475</text:p>
          </table:table-cell>
          <table:table-cell table:formula="of:=2.8+(4.5*[.B68]^0.85)" office:value-type="float" office:value="161.225417020958">
            <text:p>161,225417021</text:p>
          </table:table-cell>
          <table:table-cell table:formula="of:=9+(2.3*[.B68]^0.85)" office:value-type="float" office:value="89.9729909218231">
            <text:p>89,9729909218</text:p>
          </table:table-cell>
          <table:table-cell table:formula="of:=7+(2.9*[.B68]^0.9)" office:value-type="float" office:value="132.888929314892">
            <text:p>132,8889293149</text:p>
          </table:table-cell>
          <table:table-cell table:formula="of:=SUM([.E68:.J68])" office:value-type="float" office:value="1017.83327312002">
            <text:p>1017,83327312</text:p>
          </table:table-cell>
        </table:table-row>
        <table:table-row table:style-name="ro1">
          <table:table-cell/>
          <table:table-cell table:formula="of:=[.B68]+1" office:value-type="float" office:value="67">
            <text:p>67</text:p>
          </table:table-cell>
          <table:table-cell table:formula="of:=326+(40*[.B69]^1.05)" office:value-type="float" office:value="3633.03304203129">
            <text:p>3633,0330420313</text:p>
          </table:table-cell>
          <table:table-cell table:formula="of:=45+(7*[.B69]^0.95)" office:value-type="float" office:value="425.074823572963">
            <text:p>425,074823573</text:p>
          </table:table-cell>
          <table:table-cell table:formula="of:=6+(2.5*[.B69]^1.1)" office:value-type="float" office:value="261.048216909672">
            <text:p>261,0482169097</text:p>
          </table:table-cell>
          <table:table-cell table:formula="of:=2.4+(0.8*[.B69]^1.05)" office:value-type="float" office:value="68.5406608406258">
            <text:p>68,5406608406</text:p>
          </table:table-cell>
          <table:table-cell table:formula="of:=4.2+(3.75*[.B69]^1.05)" office:value-type="float" office:value="314.234347690433">
            <text:p>314,2343476904</text:p>
          </table:table-cell>
          <table:table-cell table:formula="of:=2.8+(4.5*[.B69]^0.85)" office:value-type="float" office:value="163.263439165298">
            <text:p>163,2634391653</text:p>
          </table:table-cell>
          <table:table-cell table:formula="of:=9+(2.3*[.B69]^0.85)" office:value-type="float" office:value="91.0146466844859">
            <text:p>91,0146466845</text:p>
          </table:table-cell>
          <table:table-cell table:formula="of:=7+(2.9*[.B69]^0.9)" office:value-type="float" office:value="134.604303195447">
            <text:p>134,6043031954</text:p>
          </table:table-cell>
          <table:table-cell table:formula="of:=SUM([.E69:.J69])" office:value-type="float" office:value="1032.70561448596">
            <text:p>1032,705614486</text:p>
          </table:table-cell>
        </table:table-row>
        <table:table-row table:style-name="ro1">
          <table:table-cell/>
          <table:table-cell table:formula="of:=[.B69]+1" office:value-type="float" office:value="68">
            <text:p>68</text:p>
          </table:table-cell>
          <table:table-cell table:formula="of:=326+(40*[.B70]^1.05)" office:value-type="float" office:value="3684.87892681395">
            <text:p>3684,878926814</text:p>
          </table:table-cell>
          <table:table-cell table:formula="of:=45+(7*[.B70]^0.95)" office:value-type="float" office:value="430.461943764702">
            <text:p>430,4619437647</text:p>
          </table:table-cell>
          <table:table-cell table:formula="of:=6+(2.5*[.B70]^1.1)" office:value-type="float" office:value="265.238686695653">
            <text:p>265,2386866957</text:p>
          </table:table-cell>
          <table:table-cell table:formula="of:=2.4+(0.8*[.B70]^1.05)" office:value-type="float" office:value="69.577578536279">
            <text:p>69,5775785363</text:p>
          </table:table-cell>
          <table:table-cell table:formula="of:=4.2+(3.75*[.B70]^1.05)" office:value-type="float" office:value="319.094899388808">
            <text:p>319,0948993888</text:p>
          </table:table-cell>
          <table:table-cell table:formula="of:=2.8+(4.5*[.B70]^0.85)" office:value-type="float" office:value="165.296903495506">
            <text:p>165,2969034955</text:p>
          </table:table-cell>
          <table:table-cell table:formula="of:=9+(2.3*[.B70]^0.85)" office:value-type="float" office:value="92.0539728977031">
            <text:p>92,0539728977</text:p>
          </table:table-cell>
          <table:table-cell table:formula="of:=7+(2.9*[.B70]^0.9)" office:value-type="float" office:value="136.317118626501">
            <text:p>136,3171186265</text:p>
          </table:table-cell>
          <table:table-cell table:formula="of:=SUM([.E70:.J70])" office:value-type="float" office:value="1047.57915964045">
            <text:p>1047,5791596405</text:p>
          </table:table-cell>
        </table:table-row>
        <table:table-row table:style-name="ro1">
          <table:table-cell/>
          <table:table-cell table:formula="of:=[.B70]+1" office:value-type="float" office:value="69">
            <text:p>69</text:p>
          </table:table-cell>
          <table:table-cell table:formula="of:=326+(40*[.B71]^1.05)" office:value-type="float" office:value="3736.76294893039">
            <text:p>3736,7629489304</text:p>
          </table:table-cell>
          <table:table-cell table:formula="of:=45+(7*[.B71]^0.95)" office:value-type="float" office:value="435.845104148341">
            <text:p>435,8451041483</text:p>
          </table:table-cell>
          <table:table-cell table:formula="of:=6+(2.5*[.B71]^1.1)" office:value-type="float" office:value="269.435323681982">
            <text:p>269,435323682</text:p>
          </table:table-cell>
          <table:table-cell table:formula="of:=2.4+(0.8*[.B71]^1.05)" office:value-type="float" office:value="70.6152589786078">
            <text:p>70,6152589786</text:p>
          </table:table-cell>
          <table:table-cell table:formula="of:=4.2+(3.75*[.B71]^1.05)" office:value-type="float" office:value="323.959026462224">
            <text:p>323,9590264622</text:p>
          </table:table-cell>
          <table:table-cell table:formula="of:=2.8+(4.5*[.B71]^0.85)" office:value-type="float" office:value="167.325887012894">
            <text:p>167,3258870129</text:p>
          </table:table-cell>
          <table:table-cell table:formula="of:=9+(2.3*[.B71]^0.85)" office:value-type="float" office:value="93.0910089177016">
            <text:p>93,0910089177</text:p>
          </table:table-cell>
          <table:table-cell table:formula="of:=7+(2.9*[.B71]^0.9)" office:value-type="float" office:value="138.02741696732">
            <text:p>138,0274169673</text:p>
          </table:table-cell>
          <table:table-cell table:formula="of:=SUM([.E71:.J71])" office:value-type="float" office:value="1062.45392202073">
            <text:p>1062,4539220207</text:p>
          </table:table-cell>
        </table:table-row>
        <table:table-row table:style-name="ro1">
          <table:table-cell/>
          <table:table-cell table:formula="of:=[.B71]+1" office:value-type="float" office:value="70">
            <text:p>70</text:p>
          </table:table-cell>
          <table:table-cell table:formula="of:=326+(40*[.B72]^1.05)" office:value-type="float" office:value="3788.68458307402">
            <text:p>3788,684583074</text:p>
          </table:table-cell>
          <table:table-cell table:formula="of:=45+(7*[.B72]^0.95)" office:value-type="float" office:value="441.224364964249">
            <text:p>441,2243649642</text:p>
          </table:table-cell>
          <table:table-cell table:formula="of:=6+(2.5*[.B72]^1.1)" office:value-type="float" office:value="273.638047362914">
            <text:p>273,6380473629</text:p>
          </table:table-cell>
          <table:table-cell table:formula="of:=2.4+(0.8*[.B72]^1.05)" office:value-type="float" office:value="71.6536916614805">
            <text:p>71,6536916615</text:p>
          </table:table-cell>
          <table:table-cell table:formula="of:=4.2+(3.75*[.B72]^1.05)" office:value-type="float" office:value="328.82667966319">
            <text:p>328,8266796632</text:p>
          </table:table-cell>
          <table:table-cell table:formula="of:=2.8+(4.5*[.B72]^0.85)" office:value-type="float" office:value="169.350464321818">
            <text:p>169,3504643218</text:p>
          </table:table-cell>
          <table:table-cell table:formula="of:=9+(2.3*[.B72]^0.85)" office:value-type="float" office:value="94.1257928755959">
            <text:p>94,1257928756</text:p>
          </table:table-cell>
          <table:table-cell table:formula="of:=7+(2.9*[.B72]^0.9)" office:value-type="float" office:value="139.735238319194">
            <text:p>139,7352383192</text:p>
          </table:table-cell>
          <table:table-cell table:formula="of:=SUM([.E72:.J72])" office:value-type="float" office:value="1077.32991420419">
            <text:p>1077,3299142042</text:p>
          </table:table-cell>
        </table:table-row>
        <table:table-row table:style-name="ro1">
          <table:table-cell/>
          <table:table-cell table:formula="of:=[.B72]+1" office:value-type="float" office:value="71">
            <text:p>71</text:p>
          </table:table-cell>
          <table:table-cell table:formula="of:=326+(40*[.B73]^1.05)" office:value-type="float" office:value="3840.64331857856">
            <text:p>3840,6433185786</text:p>
          </table:table-cell>
          <table:table-cell table:formula="of:=45+(7*[.B73]^0.95)" office:value-type="float" office:value="446.599784689063">
            <text:p>446,5997846891</text:p>
          </table:table-cell>
          <table:table-cell table:formula="of:=6+(2.5*[.B73]^1.1)" office:value-type="float" office:value="277.84677941965">
            <text:p>277,8467794197</text:p>
          </table:table-cell>
          <table:table-cell table:formula="of:=2.4+(0.8*[.B73]^1.05)" office:value-type="float" office:value="72.6928663715712">
            <text:p>72,6928663716</text:p>
          </table:table-cell>
          <table:table-cell table:formula="of:=4.2+(3.75*[.B73]^1.05)" office:value-type="float" office:value="333.69781111674">
            <text:p>333,6978111167</text:p>
          </table:table-cell>
          <table:table-cell table:formula="of:=2.8+(4.5*[.B73]^0.85)" office:value-type="float" office:value="171.370707737435">
            <text:p>171,3707077374</text:p>
          </table:table-cell>
          <table:table-cell table:formula="of:=9+(2.3*[.B73]^0.85)" office:value-type="float" office:value="95.1583617324666">
            <text:p>95,1583617325</text:p>
          </table:table-cell>
          <table:table-cell table:formula="of:=7+(2.9*[.B73]^0.9)" office:value-type="float" office:value="141.440621581108">
            <text:p>141,4406215811</text:p>
          </table:table-cell>
          <table:table-cell table:formula="of:=SUM([.E73:.J73])" office:value-type="float" office:value="1092.20714795897">
            <text:p>1092,207147959</text:p>
          </table:table-cell>
        </table:table-row>
        <table:table-row table:style-name="ro1">
          <table:table-cell/>
          <table:table-cell table:formula="of:=[.B73]+1" office:value-type="float" office:value="72">
            <text:p>72</text:p>
          </table:table-cell>
          <table:table-cell table:formula="of:=326+(40*[.B74]^1.05)" office:value-type="float" office:value="3892.6386588094">
            <text:p>3892,6386588094</text:p>
          </table:table-cell>
          <table:table-cell table:formula="of:=45+(7*[.B74]^0.95)" office:value-type="float" office:value="451.971420111433">
            <text:p>451,9714201114</text:p>
          </table:table-cell>
          <table:table-cell table:formula="of:=6+(2.5*[.B74]^1.1)" office:value-type="float" office:value="282.06144363094">
            <text:p>282,0614436309</text:p>
          </table:table-cell>
          <table:table-cell table:formula="of:=2.4+(0.8*[.B74]^1.05)" office:value-type="float" office:value="73.7327731761881">
            <text:p>73,7327731762</text:p>
          </table:table-cell>
          <table:table-cell table:formula="of:=4.2+(3.75*[.B74]^1.05)" office:value-type="float" office:value="338.572374263381">
            <text:p>338,5723742634</text:p>
          </table:table-cell>
          <table:table-cell table:formula="of:=2.8+(4.5*[.B74]^0.85)" office:value-type="float" office:value="173.386687387173">
            <text:p>173,3866873872</text:p>
          </table:table-cell>
          <table:table-cell table:formula="of:=9+(2.3*[.B74]^0.85)" office:value-type="float" office:value="96.1887513312219">
            <text:p>96,1887513312</text:p>
          </table:table-cell>
          <table:table-cell table:formula="of:=7+(2.9*[.B74]^0.9)" office:value-type="float" office:value="143.14360450221">
            <text:p>143,1436045022</text:p>
          </table:table-cell>
          <table:table-cell table:formula="of:=SUM([.E74:.J74])" office:value-type="float" office:value="1107.08563429112">
            <text:p>1107,0856342911</text:p>
          </table:table-cell>
        </table:table-row>
        <table:table-row table:style-name="ro1">
          <table:table-cell/>
          <table:table-cell table:formula="of:=[.B74]+1" office:value-type="float" office:value="73">
            <text:p>73</text:p>
          </table:table-cell>
          <table:table-cell table:formula="of:=326+(40*[.B75]^1.05)" office:value-type="float" office:value="3944.67012058849">
            <text:p>3944,6701205885</text:p>
          </table:table-cell>
          <table:table-cell table:formula="of:=45+(7*[.B75]^0.95)" office:value-type="float" office:value="457.339326403519">
            <text:p>457,3393264035</text:p>
          </table:table-cell>
          <table:table-cell table:formula="of:=6+(2.5*[.B75]^1.1)" office:value-type="float" office:value="286.281965788526">
            <text:p>286,2819657885</text:p>
          </table:table-cell>
          <table:table-cell table:formula="of:=2.4+(0.8*[.B75]^1.05)" office:value-type="float" office:value="74.7734024117699">
            <text:p>74,7734024118</text:p>
          </table:table-cell>
          <table:table-cell table:formula="of:=4.2+(3.75*[.B75]^1.05)" office:value-type="float" office:value="343.450323805171">
            <text:p>343,4503238052</text:p>
          </table:table-cell>
          <table:table-cell table:formula="of:=2.8+(4.5*[.B75]^0.85)" office:value-type="float" office:value="175.398471306361">
            <text:p>175,3984713064</text:p>
          </table:table-cell>
          <table:table-cell table:formula="of:=9+(2.3*[.B75]^0.85)" office:value-type="float" office:value="97.2169964454735">
            <text:p>97,2169964455</text:p>
          </table:table-cell>
          <table:table-cell table:formula="of:=7+(2.9*[.B75]^0.9)" office:value-type="float" office:value="144.844223731292">
            <text:p>144,8442237313</text:p>
          </table:table-cell>
          <table:table-cell table:formula="of:=SUM([.E75:.J75])" office:value-type="float" office:value="1121.96538348859">
            <text:p>1121,9653834886</text:p>
          </table:table-cell>
        </table:table-row>
        <table:table-row table:style-name="ro1">
          <table:table-cell/>
          <table:table-cell table:formula="of:=[.B75]+1" office:value-type="float" office:value="74">
            <text:p>74</text:p>
          </table:table-cell>
          <table:table-cell table:formula="of:=326+(40*[.B76]^1.05)" office:value-type="float" office:value="3996.73723365023">
            <text:p>3996,7372336502</text:p>
          </table:table-cell>
          <table:table-cell table:formula="of:=45+(7*[.B76]^0.95)" office:value-type="float" office:value="462.703557188507">
            <text:p>462,7035571885</text:p>
          </table:table-cell>
          <table:table-cell table:formula="of:=6+(2.5*[.B76]^1.1)" office:value-type="float" office:value="290.508273617107">
            <text:p>290,5082736171</text:p>
          </table:table-cell>
          <table:table-cell table:formula="of:=2.4+(0.8*[.B76]^1.05)" office:value-type="float" office:value="75.8147446730047">
            <text:p>75,814744673</text:p>
          </table:table-cell>
          <table:table-cell table:formula="of:=4.2+(3.75*[.B76]^1.05)" office:value-type="float" office:value="348.331615654709">
            <text:p>348,3316156547</text:p>
          </table:table-cell>
          <table:table-cell table:formula="of:=2.8+(4.5*[.B76]^0.85)" office:value-type="float" office:value="177.406125528417">
            <text:p>177,4061255284</text:p>
          </table:table-cell>
          <table:table-cell table:formula="of:=9+(2.3*[.B76]^0.85)" office:value-type="float" office:value="98.2431308256352">
            <text:p>98,2431308256</text:p>
          </table:table-cell>
          <table:table-cell table:formula="of:=7+(2.9*[.B76]^0.9)" office:value-type="float" office:value="146.542514863487">
            <text:p>146,5425148635</text:p>
          </table:table-cell>
          <table:table-cell table:formula="of:=SUM([.E76:.J76])" office:value-type="float" office:value="1136.84640516236">
            <text:p>1136,8464051624</text:p>
          </table:table-cell>
        </table:table-row>
        <table:table-row table:style-name="ro1">
          <table:table-cell/>
          <table:table-cell table:formula="of:=[.B76]+1" office:value-type="float" office:value="75">
            <text:p>75</text:p>
          </table:table-cell>
          <table:table-cell table:formula="of:=326+(40*[.B77]^1.05)" office:value-type="float" office:value="4048.83954012651">
            <text:p>4048,8395401265</text:p>
          </table:table-cell>
          <table:table-cell table:formula="of:=45+(7*[.B77]^0.95)" office:value-type="float" office:value="468.064164604441">
            <text:p>468,0641646044</text:p>
          </table:table-cell>
          <table:table-cell table:formula="of:=6+(2.5*[.B77]^1.1)" office:value-type="float" office:value="294.740296698528">
            <text:p>294,7402966985</text:p>
          </table:table-cell>
          <table:table-cell table:formula="of:=2.4+(0.8*[.B77]^1.05)" office:value-type="float" office:value="76.8567908025302">
            <text:p>76,8567908025</text:p>
          </table:table-cell>
          <table:table-cell table:formula="of:=4.2+(3.75*[.B77]^1.05)" office:value-type="float" office:value="353.21620688686">
            <text:p>353,2162068869</text:p>
          </table:table-cell>
          <table:table-cell table:formula="of:=2.8+(4.5*[.B77]^0.85)" office:value-type="float" office:value="179.40971416999">
            <text:p>179,40971417</text:p>
          </table:table-cell>
          <table:table-cell table:formula="of:=9+(2.3*[.B77]^0.85)" office:value-type="float" office:value="99.2671872424395">
            <text:p>99,2671872424</text:p>
          </table:table-cell>
          <table:table-cell table:formula="of:=7+(2.9*[.B77]^0.9)" office:value-type="float" office:value="148.238512484385">
            <text:p>148,2385124844</text:p>
          </table:table-cell>
          <table:table-cell table:formula="of:=SUM([.E77:.J77])" office:value-type="float" office:value="1151.72870828473">
            <text:p>1151,7287082847</text:p>
          </table:table-cell>
        </table:table-row>
        <table:table-row table:style-name="ro1">
          <table:table-cell/>
          <table:table-cell table:formula="of:=[.B77]+1" office:value-type="float" office:value="76">
            <text:p>76</text:p>
          </table:table-cell>
          <table:table-cell table:formula="of:=326+(40*[.B78]^1.05)" office:value-type="float" office:value="4100.97659405882">
            <text:p>4100,9765940588</text:p>
          </table:table-cell>
          <table:table-cell table:formula="of:=45+(7*[.B78]^0.95)" office:value-type="float" office:value="473.421199364608">
            <text:p>473,4211993646</text:p>
          </table:table-cell>
          <table:table-cell table:formula="of:=6+(2.5*[.B78]^1.1)" office:value-type="float" office:value="298.977966399916">
            <text:p>298,9779663999</text:p>
          </table:table-cell>
          <table:table-cell table:formula="of:=2.4+(0.8*[.B78]^1.05)" office:value-type="float" office:value="77.8995318811764">
            <text:p>77,8995318812</text:p>
          </table:table-cell>
          <table:table-cell table:formula="of:=4.2+(3.75*[.B78]^1.05)" office:value-type="float" office:value="358.104055693014">
            <text:p>358,104055693</text:p>
          </table:table-cell>
          <table:table-cell table:formula="of:=2.8+(4.5*[.B78]^0.85)" office:value-type="float" office:value="181.409299511397">
            <text:p>181,4092995114</text:p>
          </table:table-cell>
          <table:table-cell table:formula="of:=9+(2.3*[.B78]^0.85)" office:value-type="float" office:value="100.289197528048">
            <text:p>100,289197528</text:p>
          </table:table-cell>
          <table:table-cell table:formula="of:=7+(2.9*[.B78]^0.9)" office:value-type="float" office:value="149.932250211741">
            <text:p>149,9322502117</text:p>
          </table:table-cell>
          <table:table-cell table:formula="of:=SUM([.E78:.J78])" office:value-type="float" office:value="1166.61230122529">
            <text:p>1166,6123012253</text:p>
          </table:table-cell>
        </table:table-row>
        <table:table-row table:style-name="ro1">
          <table:table-cell/>
          <table:table-cell table:formula="of:=[.B78]+1" office:value-type="float" office:value="77">
            <text:p>77</text:p>
          </table:table-cell>
          <table:table-cell table:formula="of:=326+(40*[.B79]^1.05)" office:value-type="float" office:value="4153.14796093581">
            <text:p>4153,1479609358</text:p>
          </table:table-cell>
          <table:table-cell table:formula="of:=45+(7*[.B79]^0.95)" office:value-type="float" office:value="478.7747108147">
            <text:p>478,7747108147</text:p>
          </table:table-cell>
          <table:table-cell table:formula="of:=6+(2.5*[.B79]^1.1)" office:value-type="float" office:value="303.221215805502">
            <text:p>303,2212158055</text:p>
          </table:table-cell>
          <table:table-cell table:formula="of:=2.4+(0.8*[.B79]^1.05)" office:value-type="float" office:value="78.9429592187162">
            <text:p>78,9429592187</text:p>
          </table:table-cell>
          <table:table-cell table:formula="of:=4.2+(3.75*[.B79]^1.05)" office:value-type="float" office:value="362.995121337732">
            <text:p>362,9951213377</text:p>
          </table:table-cell>
          <table:table-cell table:formula="of:=2.8+(4.5*[.B79]^0.85)" office:value-type="float" office:value="183.404942072663">
            <text:p>183,4049420727</text:p>
          </table:table-cell>
          <table:table-cell table:formula="of:=9+(2.3*[.B79]^0.85)" office:value-type="float" office:value="101.309192614917">
            <text:p>101,3091926149</text:p>
          </table:table-cell>
          <table:table-cell table:formula="of:=7+(2.9*[.B79]^0.9)" office:value-type="float" office:value="151.62376073493">
            <text:p>151,6237607349</text:p>
          </table:table-cell>
          <table:table-cell table:formula="of:=SUM([.E79:.J79])" office:value-type="float" office:value="1181.49719178446">
            <text:p>1181,4971917845</text:p>
          </table:table-cell>
        </table:table-row>
        <table:table-row table:style-name="ro1">
          <table:table-cell/>
          <table:table-cell table:formula="of:=[.B79]+1" office:value-type="float" office:value="78">
            <text:p>78</text:p>
          </table:table-cell>
          <table:table-cell table:formula="of:=326+(40*[.B80]^1.05)" office:value-type="float" office:value="4205.3532172545">
            <text:p>4205,3532172545</text:p>
          </table:table-cell>
          <table:table-cell table:formula="of:=45+(7*[.B80]^0.95)" office:value-type="float" office:value="484.124746986978">
            <text:p>484,124746987</text:p>
          </table:table-cell>
          <table:table-cell table:formula="of:=6+(2.5*[.B80]^1.1)" office:value-type="float" office:value="307.4699796519">
            <text:p>307,4699796519</text:p>
          </table:table-cell>
          <table:table-cell table:formula="of:=2.4+(0.8*[.B80]^1.05)" office:value-type="float" office:value="79.98706434509">
            <text:p>79,9870643451</text:p>
          </table:table-cell>
          <table:table-cell table:formula="of:=4.2+(3.75*[.B80]^1.05)" office:value-type="float" office:value="367.889364117609">
            <text:p>367,8893641176</text:p>
          </table:table-cell>
          <table:table-cell table:formula="of:=2.8+(4.5*[.B80]^0.85)" office:value-type="float" office:value="185.396700685472">
            <text:p>185,3967006855</text:p>
          </table:table-cell>
          <table:table-cell table:formula="of:=9+(2.3*[.B80]^0.85)" office:value-type="float" office:value="102.327202572575">
            <text:p>102,3272025726</text:p>
          </table:table-cell>
          <table:table-cell table:formula="of:=7+(2.9*[.B80]^0.9)" office:value-type="float" office:value="153.313075852301">
            <text:p>153,3130758523</text:p>
          </table:table-cell>
          <table:table-cell table:formula="of:=SUM([.E80:.J80])" office:value-type="float" office:value="1196.38338722495">
            <text:p>1196,383387225</text:p>
          </table:table-cell>
        </table:table-row>
        <table:table-row table:style-name="ro1">
          <table:table-cell/>
          <table:table-cell table:formula="of:=[.B80]+1" office:value-type="float" office:value="79">
            <text:p>79</text:p>
          </table:table-cell>
          <table:table-cell table:formula="of:=326+(40*[.B81]^1.05)" office:value-type="float" office:value="4257.59195010377">
            <text:p>4257,5919501038</text:p>
          </table:table-cell>
          <table:table-cell table:formula="of:=45+(7*[.B81]^0.95)" office:value-type="float" office:value="489.471354651613">
            <text:p>489,4713546516</text:p>
          </table:table-cell>
          <table:table-cell table:formula="of:=6+(2.5*[.B81]^1.1)" office:value-type="float" office:value="311.724194266629">
            <text:p>311,7241942666</text:p>
          </table:table-cell>
          <table:table-cell table:formula="of:=2.4+(0.8*[.B81]^1.05)" office:value-type="float" office:value="81.0318390020754">
            <text:p>81,0318390021</text:p>
          </table:table-cell>
          <table:table-cell table:formula="of:=4.2+(3.75*[.B81]^1.05)" office:value-type="float" office:value="372.786745322228">
            <text:p>372,7867453222</text:p>
          </table:table-cell>
          <table:table-cell table:formula="of:=2.8+(4.5*[.B81]^0.85)" office:value-type="float" office:value="187.384632561293">
            <text:p>187,3846325613</text:p>
          </table:table-cell>
          <table:table-cell table:formula="of:=9+(2.3*[.B81]^0.85)" office:value-type="float" office:value="103.343256642439">
            <text:p>103,3432566424</text:p>
          </table:table-cell>
          <table:table-cell table:formula="of:=7+(2.9*[.B81]^0.9)" office:value-type="float" office:value="155.000226506571">
            <text:p>155,0002265066</text:p>
          </table:table-cell>
          <table:table-cell table:formula="of:=SUM([.E81:.J81])" office:value-type="float" office:value="1211.27089430124">
            <text:p>1211,2708943012</text:p>
          </table:table-cell>
        </table:table-row>
        <table:table-row table:style-name="ro1">
          <table:table-cell/>
          <table:table-cell table:formula="of:=[.B81]+1" office:value-type="float" office:value="80">
            <text:p>80</text:p>
          </table:table-cell>
          <table:table-cell table:formula="of:=326+(40*[.B82]^1.05)" office:value-type="float" office:value="4309.86375676867">
            <text:p>4309,8637567687</text:p>
          </table:table-cell>
          <table:table-cell table:formula="of:=45+(7*[.B82]^0.95)" office:value-type="float" office:value="494.81457936541">
            <text:p>494,8145793654</text:p>
          </table:table-cell>
          <table:table-cell table:formula="of:=6+(2.5*[.B82]^1.1)" office:value-type="float" office:value="315.983797509668">
            <text:p>315,9837975097</text:p>
          </table:table-cell>
          <table:table-cell table:formula="of:=2.4+(0.8*[.B82]^1.05)" office:value-type="float" office:value="82.0772751353734">
            <text:p>82,0772751354</text:p>
          </table:table-cell>
          <table:table-cell table:formula="of:=4.2+(3.75*[.B82]^1.05)" office:value-type="float" office:value="377.687227197063">
            <text:p>377,6872271971</text:p>
          </table:table-cell>
          <table:table-cell table:formula="of:=2.8+(4.5*[.B82]^0.85)" office:value-type="float" office:value="189.368793355928">
            <text:p>189,3687933559</text:p>
          </table:table-cell>
          <table:table-cell table:formula="of:=9+(2.3*[.B82]^0.85)" office:value-type="float" office:value="104.357383270808">
            <text:p>104,3573832708</text:p>
          </table:table-cell>
          <table:table-cell table:formula="of:=7+(2.9*[.B82]^0.9)" office:value-type="float" office:value="156.685242818386">
            <text:p>156,6852428184</text:p>
          </table:table-cell>
          <table:table-cell table:formula="of:=SUM([.E82:.J82])" office:value-type="float" office:value="1226.15971928723">
            <text:p>1226,1597192872</text:p>
          </table:table-cell>
        </table:table-row>
        <table:table-row table:style-name="ro1">
          <table:table-cell/>
          <table:table-cell table:formula="of:=[.B82]+1" office:value-type="float" office:value="81">
            <text:p>81</text:p>
          </table:table-cell>
          <table:table-cell table:formula="of:=326+(40*[.B83]^1.05)" office:value-type="float" office:value="4362.16824435428">
            <text:p>4362,1682443543</text:p>
          </table:table-cell>
          <table:table-cell table:formula="of:=45+(7*[.B83]^0.95)" office:value-type="float" office:value="500.154465518051">
            <text:p>500,1544655181</text:p>
          </table:table-cell>
          <table:table-cell table:formula="of:=6+(2.5*[.B83]^1.1)" office:value-type="float" office:value="320.24872871786">
            <text:p>320,2487287179</text:p>
          </table:table-cell>
          <table:table-cell table:formula="of:=2.4+(0.8*[.B83]^1.05)" office:value-type="float" office:value="83.1233648870856">
            <text:p>83,1233648871</text:p>
          </table:table-cell>
          <table:table-cell table:formula="of:=4.2+(3.75*[.B83]^1.05)" office:value-type="float" office:value="382.590772908213">
            <text:p>382,5907729082</text:p>
          </table:table-cell>
          <table:table-cell table:formula="of:=2.8+(4.5*[.B83]^0.85)" office:value-type="float" office:value="191.349237230716">
            <text:p>191,3492372307</text:p>
          </table:table-cell>
          <table:table-cell table:formula="of:=9+(2.3*[.B83]^0.85)" office:value-type="float" office:value="105.369610140144">
            <text:p>105,3696101401</text:p>
          </table:table-cell>
          <table:table-cell table:formula="of:=7+(2.9*[.B83]^0.9)" office:value-type="float" office:value="158.368154118157">
            <text:p>158,3681541182</text:p>
          </table:table-cell>
          <table:table-cell table:formula="of:=SUM([.E83:.J83])" office:value-type="float" office:value="1241.04986800218">
            <text:p>1241,0498680022</text:p>
          </table:table-cell>
        </table:table-row>
        <table:table-row table:style-name="ro1">
          <table:table-cell/>
          <table:table-cell table:formula="of:=[.B83]+1" office:value-type="float" office:value="82">
            <text:p>82</text:p>
          </table:table-cell>
          <table:table-cell table:formula="of:=326+(40*[.B84]^1.05)" office:value-type="float" office:value="4414.50502942791">
            <text:p>4414,5050294279</text:p>
          </table:table-cell>
          <table:table-cell table:formula="of:=45+(7*[.B84]^0.95)" office:value-type="float" office:value="505.491056376038">
            <text:p>505,491056376</text:p>
          </table:table-cell>
          <table:table-cell table:formula="of:=6+(2.5*[.B84]^1.1)" office:value-type="float" office:value="324.518928652007">
            <text:p>324,518928652</text:p>
          </table:table-cell>
          <table:table-cell table:formula="of:=2.4+(0.8*[.B84]^1.05)" office:value-type="float" office:value="84.1701005885582">
            <text:p>84,1701005886</text:p>
          </table:table-cell>
          <table:table-cell table:formula="of:=4.2+(3.75*[.B84]^1.05)" office:value-type="float" office:value="387.497346508866">
            <text:p>387,4973465089</text:p>
          </table:table-cell>
          <table:table-cell table:formula="of:=2.8+(4.5*[.B84]^0.85)" office:value-type="float" office:value="193.326016910603">
            <text:p>193,3260169106</text:p>
          </table:table-cell>
          <table:table-cell table:formula="of:=9+(2.3*[.B84]^0.85)" office:value-type="float" office:value="106.379964198752">
            <text:p>106,3799641988</text:p>
          </table:table-cell>
          <table:table-cell table:formula="of:=7+(2.9*[.B84]^0.9)" office:value-type="float" office:value="160.048988976288">
            <text:p>160,0489889763</text:p>
          </table:table-cell>
          <table:table-cell table:formula="of:=SUM([.E84:.J84])" office:value-type="float" office:value="1255.94134583507">
            <text:p>1255,9413458351</text:p>
          </table:table-cell>
        </table:table-row>
        <table:table-row table:style-name="ro1">
          <table:table-cell/>
          <table:table-cell table:formula="of:=[.B84]+1" office:value-type="float" office:value="83">
            <text:p>83</text:p>
          </table:table-cell>
          <table:table-cell table:formula="of:=326+(40*[.B85]^1.05)" office:value-type="float" office:value="4466.87373767857">
            <text:p>4466,8737376786</text:p>
          </table:table-cell>
          <table:table-cell table:formula="of:=45+(7*[.B85]^0.95)" office:value-type="float" office:value="510.824394124458">
            <text:p>510,8243941245</text:p>
          </table:table-cell>
          <table:table-cell table:formula="of:=6+(2.5*[.B85]^1.1)" office:value-type="float" office:value="328.794339446463">
            <text:p>328,7943394465</text:p>
          </table:table-cell>
          <table:table-cell table:formula="of:=2.4+(0.8*[.B85]^1.05)" office:value-type="float" office:value="85.2174747535715">
            <text:p>85,2174747536</text:p>
          </table:table-cell>
          <table:table-cell table:formula="of:=4.2+(3.75*[.B85]^1.05)" office:value-type="float" office:value="392.406912907366">
            <text:p>392,4069129074</text:p>
          </table:table-cell>
          <table:table-cell table:formula="of:=2.8+(4.5*[.B85]^0.85)" office:value-type="float" office:value="195.299183739273">
            <text:p>195,2991837393</text:p>
          </table:table-cell>
          <table:table-cell table:formula="of:=9+(2.3*[.B85]^0.85)" office:value-type="float" office:value="107.388471688962">
            <text:p>107,388471689</text:p>
          </table:table-cell>
          <table:table-cell table:formula="of:=7+(2.9*[.B85]^0.9)" office:value-type="float" office:value="161.727775231894">
            <text:p>161,7277752319</text:p>
          </table:table-cell>
          <table:table-cell table:formula="of:=SUM([.E85:.J85])" office:value-type="float" office:value="1270.83415776753">
            <text:p>1270,8341577675</text:p>
          </table:table-cell>
        </table:table-row>
        <table:table-row table:style-name="ro1">
          <table:table-cell/>
          <table:table-cell table:formula="of:=[.B85]+1" office:value-type="float" office:value="84">
            <text:p>84</text:p>
          </table:table-cell>
          <table:table-cell table:formula="of:=326+(40*[.B86]^1.05)" office:value-type="float" office:value="4519.27400359263">
            <text:p>4519,2740035926</text:p>
          </table:table-cell>
          <table:table-cell table:formula="of:=45+(7*[.B86]^0.95)" office:value-type="float" office:value="516.154519906717">
            <text:p>516,1545199067</text:p>
          </table:table-cell>
          <table:table-cell table:formula="of:=6+(2.5*[.B86]^1.1)" office:value-type="float" office:value="333.074904561119">
            <text:p>333,0749045611</text:p>
          </table:table-cell>
          <table:table-cell table:formula="of:=2.4+(0.8*[.B86]^1.05)" office:value-type="float" office:value="86.2654800718526">
            <text:p>86,2654800719</text:p>
          </table:table-cell>
          <table:table-cell table:formula="of:=4.2+(3.75*[.B86]^1.05)" office:value-type="float" office:value="397.319437836809">
            <text:p>397,3194378368</text:p>
          </table:table-cell>
          <table:table-cell table:formula="of:=2.8+(4.5*[.B86]^0.85)" office:value-type="float" office:value="197.26878773153">
            <text:p>197,2687877315</text:p>
          </table:table-cell>
          <table:table-cell table:formula="of:=9+(2.3*[.B86]^0.85)" office:value-type="float" office:value="108.395158173893">
            <text:p>108,3951581739</text:p>
          </table:table-cell>
          <table:table-cell table:formula="of:=7+(2.9*[.B86]^0.9)" office:value-type="float" office:value="163.4045400201">
            <text:p>163,4045400201</text:p>
          </table:table-cell>
          <table:table-cell table:formula="of:=SUM([.E86:.J86])" office:value-type="float" office:value="1285.7283083953">
            <text:p>1285,7283083953</text:p>
          </table:table-cell>
        </table:table-row>
        <table:table-row table:style-name="ro1">
          <table:table-cell/>
          <table:table-cell table:formula="of:=[.B86]+1" office:value-type="float" office:value="85">
            <text:p>85</text:p>
          </table:table-cell>
          <table:table-cell table:formula="of:=326+(40*[.B87]^1.05)" office:value-type="float" office:value="4571.70547014471">
            <text:p>4571,7054701447</text:p>
          </table:table-cell>
          <table:table-cell table:formula="of:=45+(7*[.B87]^0.95)" office:value-type="float" office:value="521.481473862352">
            <text:p>521,4814738624</text:p>
          </table:table-cell>
          <table:table-cell table:formula="of:=6+(2.5*[.B87]^1.1)" office:value-type="float" office:value="337.360568735602">
            <text:p>337,3605687356</text:p>
          </table:table-cell>
          <table:table-cell table:formula="of:=2.4+(0.8*[.B87]^1.05)" office:value-type="float" office:value="87.3141094028943">
            <text:p>87,3141094029</text:p>
          </table:table-cell>
          <table:table-cell table:formula="of:=4.2+(3.75*[.B87]^1.05)" office:value-type="float" office:value="402.234887826067">
            <text:p>402,2348878261</text:p>
          </table:table-cell>
          <table:table-cell table:formula="of:=2.8+(4.5*[.B87]^0.85)" office:value-type="float" office:value="199.234877623092">
            <text:p>199,2348776231</text:p>
          </table:table-cell>
          <table:table-cell table:formula="of:=9+(2.3*[.B87]^0.85)" office:value-type="float" office:value="109.400048562914">
            <text:p>109,4000485629</text:p>
          </table:table-cell>
          <table:table-cell table:formula="of:=7+(2.9*[.B87]^0.9)" office:value-type="float" office:value="165.07930979801">
            <text:p>165,079309798</text:p>
          </table:table-cell>
          <table:table-cell table:formula="of:=SUM([.E87:.J87])" office:value-type="float" office:value="1300.62380194858">
            <text:p>1300,6238019486</text:p>
          </table:table-cell>
        </table:table-row>
        <table:table-row table:style-name="ro1">
          <table:table-cell/>
          <table:table-cell table:formula="of:=[.B87]+1" office:value-type="float" office:value="86">
            <text:p>86</text:p>
          </table:table-cell>
          <table:table-cell table:formula="of:=326+(40*[.B88]^1.05)" office:value-type="float" office:value="4624.16778850304">
            <text:p>4624,167788503</text:p>
          </table:table-cell>
          <table:table-cell table:formula="of:=45+(7*[.B88]^0.95)" office:value-type="float" office:value="526.805295163045">
            <text:p>526,805295163</text:p>
          </table:table-cell>
          <table:table-cell table:formula="of:=6+(2.5*[.B88]^1.1)" office:value-type="float" office:value="341.651277945587">
            <text:p>341,6512779456</text:p>
          </table:table-cell>
          <table:table-cell table:formula="of:=2.4+(0.8*[.B88]^1.05)" office:value-type="float" office:value="88.3633557700608">
            <text:p>88,3633557701</text:p>
          </table:table-cell>
          <table:table-cell table:formula="of:=4.2+(3.75*[.B88]^1.05)" office:value-type="float" office:value="407.15323017216">
            <text:p>407,1532301722</text:p>
          </table:table-cell>
          <table:table-cell table:formula="of:=2.8+(4.5*[.B88]^0.85)" office:value-type="float" office:value="201.197500917951">
            <text:p>201,197500918</text:p>
          </table:table-cell>
          <table:table-cell table:formula="of:=9+(2.3*[.B88]^0.85)" office:value-type="float" office:value="110.403167135841">
            <text:p>110,4031671358</text:p>
          </table:table-cell>
          <table:table-cell table:formula="of:=7+(2.9*[.B88]^0.9)" office:value-type="float" office:value="166.752110369419">
            <text:p>166,7521103694</text:p>
          </table:table-cell>
          <table:table-cell table:formula="of:=SUM([.E88:.J88])" office:value-type="float" office:value="1315.52064231102">
            <text:p>1315,520642311</text:p>
          </table:table-cell>
        </table:table-row>
        <table:table-row table:style-name="ro1">
          <table:table-cell/>
          <table:table-cell table:formula="of:=[.B88]+1" office:value-type="float" office:value="87">
            <text:p>87</text:p>
          </table:table-cell>
          <table:table-cell table:formula="of:=326+(40*[.B89]^1.05)" office:value-type="float" office:value="4676.66061774822">
            <text:p>4676,6606177482</text:p>
          </table:table-cell>
          <table:table-cell table:formula="of:=45+(7*[.B89]^0.95)" office:value-type="float" office:value="532.126022046947">
            <text:p>532,1260220469</text:p>
          </table:table-cell>
          <table:table-cell table:formula="of:=6+(2.5*[.B89]^1.1)" office:value-type="float" office:value="345.946979361087">
            <text:p>345,9469793611</text:p>
          </table:table-cell>
          <table:table-cell table:formula="of:=2.4+(0.8*[.B89]^1.05)" office:value-type="float" office:value="89.4132123549644">
            <text:p>89,413212355</text:p>
          </table:table-cell>
          <table:table-cell table:formula="of:=4.2+(3.75*[.B89]^1.05)" office:value-type="float" office:value="412.074432913896">
            <text:p>412,0744329139</text:p>
          </table:table-cell>
          <table:table-cell table:formula="of:=2.8+(4.5*[.B89]^0.85)" office:value-type="float" office:value="203.156703933454">
            <text:p>203,1567039335</text:p>
          </table:table-cell>
          <table:table-cell table:formula="of:=9+(2.3*[.B89]^0.85)" office:value-type="float" office:value="111.404537565988">
            <text:p>111,404537566</text:p>
          </table:table-cell>
          <table:table-cell table:formula="of:=7+(2.9*[.B89]^0.9)" office:value-type="float" office:value="168.422966908355">
            <text:p>168,4229669084</text:p>
          </table:table-cell>
          <table:table-cell table:formula="of:=SUM([.E89:.J89])" office:value-type="float" office:value="1330.41883303774">
            <text:p>1330,4188330378</text:p>
          </table:table-cell>
        </table:table-row>
        <table:table-row table:style-name="ro1">
          <table:table-cell/>
          <table:table-cell table:formula="of:=[.B89]+1" office:value-type="float" office:value="88">
            <text:p>88</text:p>
          </table:table-cell>
          <table:table-cell table:formula="of:=326+(40*[.B90]^1.05)" office:value-type="float" office:value="4729.18362460487">
            <text:p>4729,1836246049</text:p>
          </table:table-cell>
          <table:table-cell table:formula="of:=45+(7*[.B90]^0.95)" office:value-type="float" office:value="537.443691851388">
            <text:p>537,4436918514</text:p>
          </table:table-cell>
          <table:table-cell table:formula="of:=6+(2.5*[.B90]^1.1)" office:value-type="float" office:value="350.247621306614">
            <text:p>350,2476213066</text:p>
          </table:table-cell>
          <table:table-cell table:formula="of:=2.4+(0.8*[.B90]^1.05)" office:value-type="float" office:value="90.4636724920975">
            <text:p>90,4636724921</text:p>
          </table:table-cell>
          <table:table-cell table:formula="of:=4.2+(3.75*[.B90]^1.05)" office:value-type="float" office:value="416.998464806707">
            <text:p>416,9984648067</text:p>
          </table:table-cell>
          <table:table-cell table:formula="of:=2.8+(4.5*[.B90]^0.85)" office:value-type="float" office:value="205.112531843239">
            <text:p>205,1125318432</text:p>
          </table:table-cell>
          <table:table-cell table:formula="of:=9+(2.3*[.B90]^0.85)" office:value-type="float" office:value="112.4041829421">
            <text:p>112,4041829421</text:p>
          </table:table-cell>
          <table:table-cell table:formula="of:=7+(2.9*[.B90]^0.9)" office:value-type="float" office:value="170.091903981506">
            <text:p>170,0919039815</text:p>
          </table:table-cell>
          <table:table-cell table:formula="of:=SUM([.E90:.J90])" office:value-type="float" office:value="1345.31837737226">
            <text:p>1345,3183773723</text:p>
          </table:table-cell>
        </table:table-row>
        <table:table-row table:style-name="ro1">
          <table:table-cell/>
          <table:table-cell table:formula="of:=[.B90]+1" office:value-type="float" office:value="89">
            <text:p>89</text:p>
          </table:table-cell>
          <table:table-cell table:formula="of:=326+(40*[.B91]^1.05)" office:value-type="float" office:value="4781.73648318528">
            <text:p>4781,7364831853</text:p>
          </table:table-cell>
          <table:table-cell table:formula="of:=45+(7*[.B91]^0.95)" office:value-type="float" office:value="542.758341044105">
            <text:p>542,7583410441</text:p>
          </table:table-cell>
          <table:table-cell table:formula="of:=6+(2.5*[.B91]^1.1)" office:value-type="float" office:value="354.55315322311">
            <text:p>354,5531532231</text:p>
          </table:table-cell>
          <table:table-cell table:formula="of:=2.4+(0.8*[.B91]^1.05)" office:value-type="float" office:value="91.5147296637057">
            <text:p>91,5147296637</text:p>
          </table:table-cell>
          <table:table-cell table:formula="of:=4.2+(3.75*[.B91]^1.05)" office:value-type="float" office:value="421.92529529862">
            <text:p>421,9252952986</text:p>
          </table:table-cell>
          <table:table-cell table:formula="of:=2.8+(4.5*[.B91]^0.85)" office:value-type="float" office:value="207.065028718137">
            <text:p>207,0650287181</text:p>
          </table:table-cell>
          <table:table-cell table:formula="of:=9+(2.3*[.B91]^0.85)" office:value-type="float" office:value="113.40212578927">
            <text:p>113,4021257893</text:p>
          </table:table-cell>
          <table:table-cell table:formula="of:=7+(2.9*[.B91]^0.9)" office:value-type="float" office:value="171.758945569603">
            <text:p>171,7589455696</text:p>
          </table:table-cell>
          <table:table-cell table:formula="of:=SUM([.E91:.J91])" office:value-type="float" office:value="1360.21927826245">
            <text:p>1360,2192782625</text:p>
          </table:table-cell>
        </table:table-row>
        <table:table-row table:style-name="ro1">
          <table:table-cell/>
          <table:table-cell table:formula="of:=[.B91]+1" office:value-type="float" office:value="90">
            <text:p>90</text:p>
          </table:table-cell>
          <table:table-cell table:formula="of:=326+(40*[.B92]^1.05)" office:value-type="float" office:value="4834.31887474444">
            <text:p>4834,3188747445</text:p>
          </table:table-cell>
          <table:table-cell table:formula="of:=45+(7*[.B92]^0.95)" office:value-type="float" office:value="548.070005253026">
            <text:p>548,070005253</text:p>
          </table:table-cell>
          <table:table-cell table:formula="of:=6+(2.5*[.B92]^1.1)" office:value-type="float" office:value="358.863525631545">
            <text:p>358,8635256315</text:p>
          </table:table-cell>
          <table:table-cell table:formula="of:=2.4+(0.8*[.B92]^1.05)" office:value-type="float" office:value="92.5663774948889">
            <text:p>92,5663774949</text:p>
          </table:table-cell>
          <table:table-cell table:formula="of:=4.2+(3.75*[.B92]^1.05)" office:value-type="float" office:value="426.854894507292">
            <text:p>426,8548945073</text:p>
          </table:table-cell>
          <table:table-cell table:formula="of:=2.8+(4.5*[.B92]^0.85)" office:value-type="float" office:value="209.014237565178">
            <text:p>209,0142375652</text:p>
          </table:table-cell>
          <table:table-cell table:formula="of:=9+(2.3*[.B92]^0.85)" office:value-type="float" office:value="114.398388088869">
            <text:p>114,3983880889</text:p>
          </table:table-cell>
          <table:table-cell table:formula="of:=7+(2.9*[.B92]^0.9)" office:value-type="float" office:value="173.424115087825">
            <text:p>173,4241150878</text:p>
          </table:table-cell>
          <table:table-cell table:formula="of:=SUM([.E92:.J92])" office:value-type="float" office:value="1375.1215383756">
            <text:p>1375,1215383756</text:p>
          </table:table-cell>
        </table:table-row>
        <table:table-row table:style-name="ro1">
          <table:table-cell/>
          <table:table-cell table:formula="of:=[.B92]+1" office:value-type="float" office:value="91">
            <text:p>91</text:p>
          </table:table-cell>
          <table:table-cell table:formula="of:=326+(40*[.B93]^1.05)" office:value-type="float" office:value="4886.93048744583">
            <text:p>4886,9304874458</text:p>
          </table:table-cell>
          <table:table-cell table:formula="of:=45+(7*[.B93]^0.95)" office:value-type="float" office:value="553.37871929473">
            <text:p>553,3787192947</text:p>
          </table:table-cell>
          <table:table-cell table:formula="of:=6+(2.5*[.B93]^1.1)" office:value-type="float" office:value="363.178690098092">
            <text:p>363,1786900981</text:p>
          </table:table-cell>
          <table:table-cell table:formula="of:=2.4+(0.8*[.B93]^1.05)" office:value-type="float" office:value="93.6186097489167">
            <text:p>93,6186097489</text:p>
          </table:table-cell>
          <table:table-cell table:formula="of:=4.2+(3.75*[.B93]^1.05)" office:value-type="float" office:value="431.787233198047">
            <text:p>431,787233198</text:p>
          </table:table-cell>
          <table:table-cell table:formula="of:=2.8+(4.5*[.B93]^0.85)" office:value-type="float" office:value="210.960200364796">
            <text:p>210,9602003648</text:p>
          </table:table-cell>
          <table:table-cell table:formula="of:=9+(2.3*[.B93]^0.85)" office:value-type="float" office:value="115.392991297562">
            <text:p>115,3929912976</text:p>
          </table:table-cell>
          <table:table-cell table:formula="of:=7+(2.9*[.B93]^0.9)" office:value-type="float" office:value="175.087435405264">
            <text:p>175,0874354053</text:p>
          </table:table-cell>
          <table:table-cell table:formula="of:=SUM([.E93:.J93])" office:value-type="float" office:value="1390.02516011268">
            <text:p>1390,0251601127</text:p>
          </table:table-cell>
        </table:table-row>
        <table:table-row table:style-name="ro1">
          <table:table-cell/>
          <table:table-cell table:formula="of:=[.B93]+1" office:value-type="float" office:value="92">
            <text:p>92</text:p>
          </table:table-cell>
          <table:table-cell table:formula="of:=326+(40*[.B94]^1.05)" office:value-type="float" office:value="4939.5710161374">
            <text:p>4939,5710161374</text:p>
          </table:table-cell>
          <table:table-cell table:formula="of:=45+(7*[.B94]^0.95)" office:value-type="float" office:value="558.684517201637">
            <text:p>558,6845172016</text:p>
          </table:table-cell>
          <table:table-cell table:formula="of:=6+(2.5*[.B94]^1.1)" office:value-type="float" office:value="367.498599200799">
            <text:p>367,4985992008</text:p>
          </table:table-cell>
          <table:table-cell table:formula="of:=2.4+(0.8*[.B94]^1.05)" office:value-type="float" office:value="94.6714203227479">
            <text:p>94,6714203227</text:p>
          </table:table-cell>
          <table:table-cell table:formula="of:=4.2+(3.75*[.B94]^1.05)" office:value-type="float" office:value="436.722282762881">
            <text:p>436,7222827629</text:p>
          </table:table-cell>
          <table:table-cell table:formula="of:=2.8+(4.5*[.B94]^0.85)" office:value-type="float" office:value="212.902958106337">
            <text:p>212,9029581063</text:p>
          </table:table-cell>
          <table:table-cell table:formula="of:=9+(2.3*[.B94]^0.85)" office:value-type="float" office:value="116.385956365461">
            <text:p>116,3859563655</text:p>
          </table:table-cell>
          <table:table-cell table:formula="of:=7+(2.9*[.B94]^0.9)" office:value-type="float" office:value="176.748928863524">
            <text:p>176,7489288635</text:p>
          </table:table-cell>
          <table:table-cell table:formula="of:=SUM([.E94:.J94])" office:value-type="float" office:value="1404.93014562175">
            <text:p>1404,9301456218</text:p>
          </table:table-cell>
        </table:table-row>
        <table:table-row table:style-name="ro1">
          <table:table-cell/>
          <table:table-cell table:formula="of:=[.B94]+1" office:value-type="float" office:value="93">
            <text:p>93</text:p>
          </table:table-cell>
          <table:table-cell table:formula="of:=326+(40*[.B95]^1.05)" office:value-type="float" office:value="4992.24016213712">
            <text:p>4992,2401621371</text:p>
          </table:table-cell>
          <table:table-cell table:formula="of:=45+(7*[.B95]^0.95)" office:value-type="float" office:value="563.987432247993">
            <text:p>563,987432248</text:p>
          </table:table-cell>
          <table:table-cell table:formula="of:=6+(2.5*[.B95]^1.1)" office:value-type="float" office:value="371.823206497672">
            <text:p>371,8232064977</text:p>
          </table:table-cell>
          <table:table-cell table:formula="of:=2.4+(0.8*[.B95]^1.05)" office:value-type="float" office:value="95.7248032427424">
            <text:p>95,7248032427</text:p>
          </table:table-cell>
          <table:table-cell table:formula="of:=4.2+(3.75*[.B95]^1.05)" office:value-type="float" office:value="441.660015200355">
            <text:p>441,6600152004</text:p>
          </table:table-cell>
          <table:table-cell table:formula="of:=2.8+(4.5*[.B95]^0.85)" office:value-type="float" office:value="214.842550821967">
            <text:p>214,842550822</text:p>
          </table:table-cell>
          <table:table-cell table:formula="of:=9+(2.3*[.B95]^0.85)" office:value-type="float" office:value="117.37730375345">
            <text:p>117,3773037535</text:p>
          </table:table-cell>
          <table:table-cell table:formula="of:=7+(2.9*[.B95]^0.9)" office:value-type="float" office:value="178.408617294483">
            <text:p>178,4086172945</text:p>
          </table:table-cell>
          <table:table-cell table:formula="of:=SUM([.E95:.J95])" office:value-type="float" office:value="1419.83649681067">
            <text:p>1419,8364968107</text:p>
          </table:table-cell>
        </table:table-row>
        <table:table-row table:style-name="ro1">
          <table:table-cell/>
          <table:table-cell table:formula="of:=[.B95]+1" office:value-type="float" office:value="94">
            <text:p>94</text:p>
          </table:table-cell>
          <table:table-cell table:formula="of:=326+(40*[.B96]^1.05)" office:value-type="float" office:value="5044.93763302773">
            <text:p>5044,9376330277</text:p>
          </table:table-cell>
          <table:table-cell table:formula="of:=45+(7*[.B96]^0.95)" office:value-type="float" office:value="569.287496974738">
            <text:p>569,2874969747</text:p>
          </table:table-cell>
          <table:table-cell table:formula="of:=6+(2.5*[.B96]^1.1)" office:value-type="float" office:value="376.152466496099">
            <text:p>376,1524664961</text:p>
          </table:table-cell>
          <table:table-cell table:formula="of:=2.4+(0.8*[.B96]^1.05)" office:value-type="float" office:value="96.7787526605546">
            <text:p>96,7787526606</text:p>
          </table:table-cell>
          <table:table-cell table:formula="of:=4.2+(3.75*[.B96]^1.05)" office:value-type="float" office:value="446.60040309635">
            <text:p>446,6004030964</text:p>
          </table:table-cell>
          <table:table-cell table:formula="of:=2.8+(4.5*[.B96]^0.85)" office:value-type="float" office:value="216.779017619073">
            <text:p>216,7790176191</text:p>
          </table:table-cell>
          <table:table-cell table:formula="of:=9+(2.3*[.B96]^0.85)" office:value-type="float" office:value="118.367053449748">
            <text:p>118,3670534497</text:p>
          </table:table-cell>
          <table:table-cell table:formula="of:=7+(2.9*[.B96]^0.9)" office:value-type="float" office:value="180.066522037278">
            <text:p>180,0665220373</text:p>
          </table:table-cell>
          <table:table-cell table:formula="of:=SUM([.E96:.J96])" office:value-type="float" office:value="1434.7442153591">
            <text:p>1434,7442153591</text:p>
          </table:table-cell>
        </table:table-row>
        <table:table-row table:style-name="ro1">
          <table:table-cell/>
          <table:table-cell table:formula="of:=[.B96]+1" office:value-type="float" office:value="95">
            <text:p>95</text:p>
          </table:table-cell>
          <table:table-cell table:formula="of:=326+(40*[.B97]^1.05)" office:value-type="float" office:value="5097.66314246002">
            <text:p>5097,66314246</text:p>
          </table:table-cell>
          <table:table-cell table:formula="of:=45+(7*[.B97]^0.95)" office:value-type="float" office:value="574.584743213288">
            <text:p>574,5847432133</text:p>
          </table:table-cell>
          <table:table-cell table:formula="of:=6+(2.5*[.B97]^1.1)" office:value-type="float" office:value="380.486334623543">
            <text:p>380,4863346235</text:p>
          </table:table-cell>
          <table:table-cell table:formula="of:=2.4+(0.8*[.B97]^1.05)" office:value-type="float" office:value="97.8332628492004">
            <text:p>97,8332628492</text:p>
          </table:table-cell>
          <table:table-cell table:formula="of:=4.2+(3.75*[.B97]^1.05)" office:value-type="float" office:value="451.543419605627">
            <text:p>451,5434196056</text:p>
          </table:table-cell>
          <table:table-cell table:formula="of:=2.8+(4.5*[.B97]^0.85)" office:value-type="float" office:value="218.712396711227">
            <text:p>218,7123967112</text:p>
          </table:table-cell>
          <table:table-cell table:formula="of:=9+(2.3*[.B97]^0.85)" office:value-type="float" office:value="119.355224985738">
            <text:p>119,3552249857</text:p>
          </table:table-cell>
          <table:table-cell table:formula="of:=7+(2.9*[.B97]^0.9)" office:value-type="float" office:value="181.722663954549">
            <text:p>181,7226639545</text:p>
          </table:table-cell>
          <table:table-cell table:formula="of:=SUM([.E97:.J97])" office:value-type="float" office:value="1449.65330272988">
            <text:p>1449,6533027299</text:p>
          </table:table-cell>
        </table:table-row>
        <table:table-row table:style-name="ro1">
          <table:table-cell/>
          <table:table-cell table:formula="of:=[.B97]+1" office:value-type="float" office:value="96">
            <text:p>96</text:p>
          </table:table-cell>
          <table:table-cell table:formula="of:=326+(40*[.B98]^1.05)" office:value-type="float" office:value="5150.41640996436">
            <text:p>5150,4164099644</text:p>
          </table:table-cell>
          <table:table-cell table:formula="of:=45+(7*[.B98]^0.95)" office:value-type="float" office:value="579.879202108315">
            <text:p>579,8792021083</text:p>
          </table:table-cell>
          <table:table-cell table:formula="of:=6+(2.5*[.B98]^1.1)" office:value-type="float" office:value="384.824767199437">
            <text:p>384,8247671994</text:p>
          </table:table-cell>
          <table:table-cell table:formula="of:=2.4+(0.8*[.B98]^1.05)" office:value-type="float" office:value="98.8883281992872">
            <text:p>98,8883281993</text:p>
          </table:table-cell>
          <table:table-cell table:formula="of:=4.2+(3.75*[.B98]^1.05)" office:value-type="float" office:value="456.489038434159">
            <text:p>456,4890384342</text:p>
          </table:table-cell>
          <table:table-cell table:formula="of:=2.8+(4.5*[.B98]^0.85)" office:value-type="float" office:value="220.642725447802">
            <text:p>220,6427254478</text:p>
          </table:table-cell>
          <table:table-cell table:formula="of:=9+(2.3*[.B98]^0.85)" office:value-type="float" office:value="120.341837451099">
            <text:p>120,3418374511</text:p>
          </table:table-cell>
          <table:table-cell table:formula="of:=7+(2.9*[.B98]^0.9)" office:value-type="float" office:value="183.377063447976">
            <text:p>183,377063448</text:p>
          </table:table-cell>
          <table:table-cell table:formula="of:=SUM([.E98:.J98])" office:value-type="float" office:value="1464.56376017976">
            <text:p>1464,5637601798</text:p>
          </table:table-cell>
        </table:table-row>
        <table:table-row table:style-name="ro1">
          <table:table-cell/>
          <table:table-cell table:formula="of:=[.B98]+1" office:value-type="float" office:value="97">
            <text:p>97</text:p>
          </table:table-cell>
          <table:table-cell table:formula="of:=326+(40*[.B99]^1.05)" office:value-type="float" office:value="5203.19716076996">
            <text:p>5203,19716077</text:p>
          </table:table-cell>
          <table:table-cell table:formula="of:=45+(7*[.B99]^0.95)" office:value-type="float" office:value="585.17090413956">
            <text:p>585,1709041396</text:p>
          </table:table-cell>
          <table:table-cell table:formula="of:=6+(2.5*[.B99]^1.1)" office:value-type="float" office:value="389.167721408224">
            <text:p>389,1677214082</text:p>
          </table:table-cell>
          <table:table-cell table:formula="of:=2.4+(0.8*[.B99]^1.05)" office:value-type="float" office:value="99.9439432153992">
            <text:p>99,9439432154</text:p>
          </table:table-cell>
          <table:table-cell table:formula="of:=4.2+(3.75*[.B99]^1.05)" office:value-type="float" office:value="461.437233822184">
            <text:p>461,4372338222</text:p>
          </table:table-cell>
          <table:table-cell table:formula="of:=2.8+(4.5*[.B99]^0.85)" office:value-type="float" office:value="222.57004034231">
            <text:p>222,5700403423</text:p>
          </table:table-cell>
          <table:table-cell table:formula="of:=9+(2.3*[.B99]^0.85)" office:value-type="float" office:value="121.326909508292">
            <text:p>121,3269095083</text:p>
          </table:table-cell>
          <table:table-cell table:formula="of:=7+(2.9*[.B99]^0.9)" office:value-type="float" office:value="185.029740473165">
            <text:p>185,0297404732</text:p>
          </table:table-cell>
          <table:table-cell table:formula="of:=SUM([.E99:.J99])" office:value-type="float" office:value="1479.47558876957">
            <text:p>1479,4755887696</text:p>
          </table:table-cell>
        </table:table-row>
        <table:table-row table:style-name="ro1">
          <table:table-cell/>
          <table:table-cell table:formula="of:=[.B99]+1" office:value-type="float" office:value="98">
            <text:p>98</text:p>
          </table:table-cell>
          <table:table-cell table:formula="of:=326+(40*[.B100]^1.05)" office:value-type="float" office:value="5256.00512563148">
            <text:p>5256,0051256315</text:p>
          </table:table-cell>
          <table:table-cell table:formula="of:=45+(7*[.B100]^0.95)" office:value-type="float" office:value="590.459879142733">
            <text:p>590,4598791427</text:p>
          </table:table-cell>
          <table:table-cell table:formula="of:=6+(2.5*[.B100]^1.1)" office:value-type="float" office:value="393.51515527348">
            <text:p>393,5151552735</text:p>
          </table:table-cell>
          <table:table-cell table:formula="of:=2.4+(0.8*[.B100]^1.05)" office:value-type="float" office:value="101.00010251263">
            <text:p>101,0001025126</text:p>
          </table:table-cell>
          <table:table-cell table:formula="of:=4.2+(3.75*[.B100]^1.05)" office:value-type="float" office:value="466.387980527951">
            <text:p>466,387980528</text:p>
          </table:table-cell>
          <table:table-cell table:formula="of:=2.8+(4.5*[.B100]^0.85)" office:value-type="float" office:value="224.494377099527">
            <text:p>224,4943770995</text:p>
          </table:table-cell>
          <table:table-cell table:formula="of:=9+(2.3*[.B100]^0.85)" office:value-type="float" office:value="122.310459406425">
            <text:p>122,3104594064</text:p>
          </table:table-cell>
          <table:table-cell table:formula="of:=7+(2.9*[.B100]^0.9)" office:value-type="float" office:value="186.680714553889">
            <text:p>186,6807145539</text:p>
          </table:table-cell>
          <table:table-cell table:formula="of:=SUM([.E100:.J100])" office:value-type="float" office:value="1494.3887893739">
            <text:p>1494,3887893739</text:p>
          </table:table-cell>
        </table:table-row>
        <table:table-row table:style-name="ro1">
          <table:table-cell/>
          <table:table-cell table:formula="of:=[.B100]+1" office:value-type="float" office:value="99">
            <text:p>99</text:p>
          </table:table-cell>
          <table:table-cell table:formula="of:=326+(40*[.B101]^1.05)" office:value-type="float" office:value="5308.84004066268">
            <text:p>5308,8400406627</text:p>
          </table:table-cell>
          <table:table-cell table:formula="of:=45+(7*[.B101]^0.95)" office:value-type="float" office:value="595.74615632956">
            <text:p>595,7461563296</text:p>
          </table:table-cell>
          <table:table-cell table:formula="of:=6+(2.5*[.B101]^1.1)" office:value-type="float" office:value="397.86702763307">
            <text:p>397,8670276331</text:p>
          </table:table-cell>
          <table:table-cell table:formula="of:=2.4+(0.8*[.B101]^1.05)" office:value-type="float" office:value="102.056800813254">
            <text:p>102,0568008133</text:p>
          </table:table-cell>
          <table:table-cell table:formula="of:=4.2+(3.75*[.B101]^1.05)" office:value-type="float" office:value="471.341253812127">
            <text:p>471,3412538121</text:p>
          </table:table-cell>
          <table:table-cell table:formula="of:=2.8+(4.5*[.B101]^0.85)" office:value-type="float" office:value="226.415770641466">
            <text:p>226,4157706415</text:p>
          </table:table-cell>
          <table:table-cell table:formula="of:=9+(2.3*[.B101]^0.85)" office:value-type="float" office:value="123.292504994527">
            <text:p>123,2925049945</text:p>
          </table:table-cell>
          <table:table-cell table:formula="of:=7+(2.9*[.B101]^0.9)" office:value-type="float" office:value="188.330004795748">
            <text:p>188,3300047957</text:p>
          </table:table-cell>
          <table:table-cell table:formula="of:=SUM([.E101:.J101])" office:value-type="float" office:value="1509.30336269019">
            <text:p>1509,3033626902</text:p>
          </table:table-cell>
        </table:table-row>
      </table:table>
      <table:table table:name="Kristina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2">
          <table:table-cell office:value-type="string">
            <text:p>Stats</text:p>
          </table:table-cell>
          <table:table-cell office:value-type="string">
            <text:p>LVL</text:p>
          </table:table-cell>
          <table:table-cell office:value-type="string">
            <text:p>HP</text:p>
          </table:table-cell>
          <table:table-cell office:value-type="string">
            <text:p>MP</text:p>
          </table:table-cell>
          <table:table-cell office:value-type="string">
            <text:p>ATK</text:p>
          </table:table-cell>
          <table:table-cell office:value-type="string">
            <text:p>DEF</text:p>
          </table:table-cell>
          <table:table-cell office:value-type="string">
            <text:p>MAG</text:p>
          </table:table-cell>
          <table:table-cell office:value-type="string">
            <text:p>MDEF</text:p>
          </table:table-cell>
          <table:table-cell office:value-type="string">
            <text:p>AGI</text:p>
          </table:table-cell>
          <table:table-cell office:value-type="string">
            <text:p>LUK</text:p>
          </table:table-cell>
          <table:table-cell office:value-type="string">
            <text:p>Total (sans HP/MP)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24+(32*[.B3]^1.05)" office:value-type="float" office:value="256">
            <text:p>256</text:p>
          </table:table-cell>
          <table:table-cell table:formula="of:=32+(5*[.B3]^0.85)" office:value-type="float" office:value="37">
            <text:p>37</text:p>
          </table:table-cell>
          <table:table-cell table:formula="of:=7.5+(2.6*[.B3]^1.1)" office:value-type="float" office:value="10.1">
            <text:p>10,1</text:p>
          </table:table-cell>
          <table:table-cell table:formula="of:=2.4+(1.3*[.B3]^1.05)" office:value-type="float" office:value="3.7">
            <text:p>3,7</text:p>
          </table:table-cell>
          <table:table-cell table:formula="of:=1.9+(2.6*[.B3]^0.92)" office:value-type="float" office:value="4.5">
            <text:p>4,5</text:p>
          </table:table-cell>
          <table:table-cell table:formula="of:=2.4+(3.2*[.B3]^0.9)" office:value-type="float" office:value="5.6">
            <text:p>5,6</text:p>
          </table:table-cell>
          <table:table-cell table:formula="of:=12+(3.1*[.B3]^1.05)" office:value-type="float" office:value="15.1">
            <text:p>15,1</text:p>
          </table:table-cell>
          <table:table-cell table:formula="of:=4+(2.4*[.B3]^0.9)" office:value-type="float" office:value="6.4">
            <text:p>6,4</text:p>
          </table:table-cell>
          <table:table-cell table:formula="of:=SUM([.E3:.J3])" office:value-type="float" office:value="45.4">
            <text:p>45,4</text:p>
          </table:table-cell>
        </table:table-row>
        <table:table-row table:style-name="ro1">
          <table:table-cell/>
          <table:table-cell table:formula="of:=[.B3]+1" office:value-type="float" office:value="2">
            <text:p>2</text:p>
          </table:table-cell>
          <table:table-cell table:formula="of:=224+(32*[.B4]^1.05)" office:value-type="float" office:value="290.256955125848">
            <text:p>290,2569551258</text:p>
          </table:table-cell>
          <table:table-cell table:formula="of:=32+(5*[.B4]^0.85)" office:value-type="float" office:value="41.0125046261083">
            <text:p>41,0125046261</text:p>
          </table:table-cell>
          <table:table-cell table:formula="of:=7.5+(2.6*[.B4]^1.1)" office:value-type="float" office:value="13.0732220051887">
            <text:p>13,0732220052</text:p>
          </table:table-cell>
          <table:table-cell table:formula="of:=2.4+(1.3*[.B4]^1.05)" office:value-type="float" office:value="5.09168880198758">
            <text:p>5,091688802</text:p>
          </table:table-cell>
          <table:table-cell table:formula="of:=1.9+(2.6*[.B4]^0.92)" office:value-type="float" office:value="6.8194997629731">
            <text:p>6,819499763</text:p>
          </table:table-cell>
          <table:table-cell table:formula="of:=2.4+(3.2*[.B4]^0.9)" office:value-type="float" office:value="8.37141114583557">
            <text:p>8,3714111458</text:p>
          </table:table-cell>
          <table:table-cell table:formula="of:=12+(3.1*[.B4]^1.05)" office:value-type="float" office:value="18.4186425278165">
            <text:p>18,4186425278</text:p>
          </table:table-cell>
          <table:table-cell table:formula="of:=4+(2.4*[.B4]^0.9)" office:value-type="float" office:value="8.47855835937668">
            <text:p>8,4785583594</text:p>
          </table:table-cell>
          <table:table-cell table:formula="of:=SUM([.E4:.J4])" office:value-type="float" office:value="60.2530226031782">
            <text:p>60,2530226032</text:p>
          </table:table-cell>
        </table:table-row>
        <table:table-row table:style-name="ro1">
          <table:table-cell/>
          <table:table-cell table:formula="of:=[.B4]+1" office:value-type="float" office:value="3">
            <text:p>3</text:p>
          </table:table-cell>
          <table:table-cell table:formula="of:=224+(32*[.B5]^1.05)" office:value-type="float" office:value="325.420861620756">
            <text:p>325,4208616208</text:p>
          </table:table-cell>
          <table:table-cell table:formula="of:=32+(5*[.B5]^0.85)" office:value-type="float" office:value="44.7210532582053">
            <text:p>44,7210532582</text:p>
          </table:table-cell>
          <table:table-cell table:formula="of:=7.5+(2.6*[.B5]^1.1)" office:value-type="float" office:value="16.2057607574645">
            <text:p>16,2057607575</text:p>
          </table:table-cell>
          <table:table-cell table:formula="of:=2.4+(1.3*[.B5]^1.05)" office:value-type="float" office:value="6.5202225033432">
            <text:p>6,5202225033</text:p>
          </table:table-cell>
          <table:table-cell table:formula="of:=1.9+(2.6*[.B5]^0.92)" office:value-type="float" office:value="9.04372786899049">
            <text:p>9,043727869</text:p>
          </table:table-cell>
          <table:table-cell table:formula="of:=2.4+(3.2*[.B5]^0.9)" office:value-type="float" office:value="11.0012012144713">
            <text:p>11,0012012145</text:p>
          </table:table-cell>
          <table:table-cell table:formula="of:=12+(3.1*[.B5]^1.05)" office:value-type="float" office:value="21.8251459695107">
            <text:p>21,8251459695</text:p>
          </table:table-cell>
          <table:table-cell table:formula="of:=4+(2.4*[.B5]^0.9)" office:value-type="float" office:value="10.4509009108535">
            <text:p>10,4509009109</text:p>
          </table:table-cell>
          <table:table-cell table:formula="of:=SUM([.E5:.J5])" office:value-type="float" office:value="75.0469592246336">
            <text:p>75,0469592246</text:p>
          </table:table-cell>
        </table:table-row>
        <table:table-row table:style-name="ro1">
          <table:table-cell/>
          <table:table-cell table:formula="of:=[.B5]+1" office:value-type="float" office:value="4">
            <text:p>4</text:p>
          </table:table-cell>
          <table:table-cell table:formula="of:=224+(32*[.B6]^1.05)" office:value-type="float" office:value="361.187003204646">
            <text:p>361,1870032046</text:p>
          </table:table-cell>
          <table:table-cell table:formula="of:=32+(5*[.B6]^0.85)" office:value-type="float" office:value="48.2450479271247">
            <text:p>48,2450479271</text:p>
          </table:table-cell>
          <table:table-cell table:formula="of:=7.5+(2.6*[.B6]^1.1)" office:value-type="float" office:value="19.4464628919692">
            <text:p>19,446462892</text:p>
          </table:table-cell>
          <table:table-cell table:formula="of:=2.4+(1.3*[.B6]^1.05)" office:value-type="float" office:value="7.97322200518872">
            <text:p>7,9732220052</text:p>
          </table:table-cell>
          <table:table-cell table:formula="of:=1.9+(2.6*[.B6]^0.92)" office:value-type="float" office:value="11.2082607376509">
            <text:p>11,2082607377</text:p>
          </table:table-cell>
          <table:table-cell table:formula="of:=2.4+(3.2*[.B6]^0.9)" office:value-type="float" office:value="13.5430472101904">
            <text:p>13,5430472102</text:p>
          </table:table-cell>
          <table:table-cell table:formula="of:=12+(3.1*[.B6]^1.05)" office:value-type="float" office:value="25.28999093545">
            <text:p>25,2899909355</text:p>
          </table:table-cell>
          <table:table-cell table:formula="of:=4+(2.4*[.B6]^0.9)" office:value-type="float" office:value="12.3572854076428">
            <text:p>12,3572854076</text:p>
          </table:table-cell>
          <table:table-cell table:formula="of:=SUM([.E6:.J6])" office:value-type="float" office:value="89.818269188092">
            <text:p>89,8182691881</text:p>
          </table:table-cell>
        </table:table-row>
        <table:table-row table:style-name="ro1">
          <table:table-cell/>
          <table:table-cell table:formula="of:=[.B6]+1" office:value-type="float" office:value="5">
            <text:p>5</text:p>
          </table:table-cell>
          <table:table-cell table:formula="of:=224+(32*[.B7]^1.05)" office:value-type="float" office:value="397.407741877499">
            <text:p>397,4077418775</text:p>
          </table:table-cell>
          <table:table-cell table:formula="of:=32+(5*[.B7]^0.85)" office:value-type="float" office:value="51.6378757557941">
            <text:p>51,6378757558</text:p>
          </table:table-cell>
          <table:table-cell table:formula="of:=7.5+(2.6*[.B7]^1.1)" office:value-type="float" office:value="22.7700462601442">
            <text:p>22,7700462601</text:p>
          </table:table-cell>
          <table:table-cell table:formula="of:=2.4+(1.3*[.B7]^1.05)" office:value-type="float" office:value="9.44468951377339">
            <text:p>9,4446895138</text:p>
          </table:table-cell>
          <table:table-cell table:formula="of:=1.9+(2.6*[.B7]^0.92)" office:value-type="float" office:value="13.3294610500316">
            <text:p>13,32946105</text:p>
          </table:table-cell>
          <table:table-cell table:formula="of:=2.4+(3.2*[.B7]^0.9)" office:value-type="float" office:value="16.0214387603326">
            <text:p>16,0214387603</text:p>
          </table:table-cell>
          <table:table-cell table:formula="of:=12+(3.1*[.B7]^1.05)" office:value-type="float" office:value="28.7988749943827">
            <text:p>28,7988749944</text:p>
          </table:table-cell>
          <table:table-cell table:formula="of:=4+(2.4*[.B7]^0.9)" office:value-type="float" office:value="14.2160790702494">
            <text:p>14,2160790702</text:p>
          </table:table-cell>
          <table:table-cell table:formula="of:=SUM([.E7:.J7])" office:value-type="float" office:value="104.580589648914">
            <text:p>104,5805896489</text:p>
          </table:table-cell>
        </table:table-row>
        <table:table-row table:style-name="ro1">
          <table:table-cell/>
          <table:table-cell table:formula="of:=[.B7]+1" office:value-type="float" office:value="6">
            <text:p>6</text:p>
          </table:table-cell>
          <table:table-cell table:formula="of:=224+(32*[.B8]^1.05)" office:value-type="float" office:value="433.994921163477">
            <text:p>433,9949211635</text:p>
          </table:table-cell>
          <table:table-cell table:formula="of:=32+(5*[.B8]^0.85)" office:value-type="float" office:value="54.929710267709">
            <text:p>54,9297102677</text:p>
          </table:table-cell>
          <table:table-cell table:formula="of:=7.5+(2.6*[.B8]^1.1)" office:value-type="float" office:value="26.1612067020805">
            <text:p>26,1612067021</text:p>
          </table:table-cell>
          <table:table-cell table:formula="of:=2.4+(1.3*[.B8]^1.05)" office:value-type="float" office:value="10.9310436722663">
            <text:p>10,9310436723</text:p>
          </table:table-cell>
          <table:table-cell table:formula="of:=1.9+(2.6*[.B8]^0.92)" office:value-type="float" office:value="15.4167567531704">
            <text:p>15,4167567532</text:p>
          </table:table-cell>
          <table:table-cell table:formula="of:=2.4+(3.2*[.B8]^0.9)" office:value-type="float" office:value="18.4504089998964">
            <text:p>18,4504089999</text:p>
          </table:table-cell>
          <table:table-cell table:formula="of:=12+(3.1*[.B8]^1.05)" office:value-type="float" office:value="32.3432579877118">
            <text:p>32,3432579877</text:p>
          </table:table-cell>
          <table:table-cell table:formula="of:=4+(2.4*[.B8]^0.9)" office:value-type="float" office:value="16.0378067499223">
            <text:p>16,0378067499</text:p>
          </table:table-cell>
          <table:table-cell table:formula="of:=SUM([.E8:.J8])" office:value-type="float" office:value="119.340480865048">
            <text:p>119,340480865</text:p>
          </table:table-cell>
        </table:table-row>
        <table:table-row table:style-name="ro1">
          <table:table-cell/>
          <table:table-cell table:formula="of:=[.B8]+1" office:value-type="float" office:value="7">
            <text:p>7</text:p>
          </table:table-cell>
          <table:table-cell table:formula="of:=224+(32*[.B9]^1.05)" office:value-type="float" office:value="470.889670650079">
            <text:p>470,8896706501</text:p>
          </table:table-cell>
          <table:table-cell table:formula="of:=32+(5*[.B9]^0.85)" office:value-type="float" office:value="58.1398648809912">
            <text:p>58,139864881</text:p>
          </table:table-cell>
          <table:table-cell table:formula="of:=7.5+(2.6*[.B9]^1.1)" office:value-type="float" office:value="29.609615601511">
            <text:p>29,6096156015</text:p>
          </table:table-cell>
          <table:table-cell table:formula="of:=2.4+(1.3*[.B9]^1.05)" office:value-type="float" office:value="12.4298928701594">
            <text:p>12,4298928702</text:p>
          </table:table-cell>
          <table:table-cell table:formula="of:=1.9+(2.6*[.B9]^0.92)" office:value-type="float" office:value="17.4762728018303">
            <text:p>17,4762728018</text:p>
          </table:table-cell>
          <table:table-cell table:formula="of:=2.4+(3.2*[.B9]^0.9)" office:value-type="float" office:value="20.8390360894442">
            <text:p>20,8390360894</text:p>
          </table:table-cell>
          <table:table-cell table:formula="of:=12+(3.1*[.B9]^1.05)" office:value-type="float" office:value="35.9174368442264">
            <text:p>35,9174368442</text:p>
          </table:table-cell>
          <table:table-cell table:formula="of:=4+(2.4*[.B9]^0.9)" office:value-type="float" office:value="17.8292770670831">
            <text:p>17,8292770671</text:p>
          </table:table-cell>
          <table:table-cell table:formula="of:=SUM([.E9:.J9])" office:value-type="float" office:value="134.101531274254">
            <text:p>134,1015312743</text:p>
          </table:table-cell>
        </table:table-row>
        <table:table-row table:style-name="ro1">
          <table:table-cell/>
          <table:table-cell table:formula="of:=[.B9]+1" office:value-type="float" office:value="8">
            <text:p>8</text:p>
          </table:table-cell>
          <table:table-cell table:formula="of:=224+(32*[.B10]^1.05)" office:value-type="float" office:value="508.049784849368">
            <text:p>508,0497848494</text:p>
          </table:table-cell>
          <table:table-cell table:formula="of:=32+(5*[.B10]^0.85)" office:value-type="float" office:value="61.2817139189125">
            <text:p>61,2817139189</text:p>
          </table:table-cell>
          <table:table-cell table:formula="of:=7.5+(2.6*[.B10]^1.1)" office:value-type="float" office:value="33.1078037975743">
            <text:p>33,1078037976</text:p>
          </table:table-cell>
          <table:table-cell table:formula="of:=2.4+(1.3*[.B10]^1.05)" office:value-type="float" office:value="13.9395225095056">
            <text:p>13,9395225095</text:p>
          </table:table-cell>
          <table:table-cell table:formula="of:=1.9+(2.6*[.B10]^0.92)" office:value-type="float" office:value="19.5123024971406">
            <text:p>19,5123024971</text:p>
          </table:table-cell>
          <table:table-cell table:formula="of:=2.4+(3.2*[.B10]^0.9)" office:value-type="float" office:value="23.1936613467196">
            <text:p>23,1936613467</text:p>
          </table:table-cell>
          <table:table-cell table:formula="of:=12+(3.1*[.B10]^1.05)" office:value-type="float" office:value="39.5173229072826">
            <text:p>39,5173229073</text:p>
          </table:table-cell>
          <table:table-cell table:formula="of:=4+(2.4*[.B10]^0.9)" office:value-type="float" office:value="19.5952460100397">
            <text:p>19,59524601</text:p>
          </table:table-cell>
          <table:table-cell table:formula="of:=SUM([.E10:.J10])" office:value-type="float" office:value="148.865859068262">
            <text:p>148,8658590683</text:p>
          </table:table-cell>
        </table:table-row>
        <table:table-row table:style-name="ro1">
          <table:table-cell/>
          <table:table-cell table:formula="of:=[.B10]+1" office:value-type="float" office:value="9">
            <text:p>9</text:p>
          </table:table-cell>
          <table:table-cell table:formula="of:=224+(32*[.B11]^1.05)" office:value-type="float" office:value="545.443474121764">
            <text:p>545,4434741218</text:p>
          </table:table-cell>
          <table:table-cell table:formula="of:=32+(5*[.B11]^0.85)" office:value-type="float" office:value="64.3650391996189">
            <text:p>64,3650391996</text:p>
          </table:table-cell>
          <table:table-cell table:formula="of:=7.5+(2.6*[.B11]^1.1)" office:value-type="float" office:value="36.6501039870031">
            <text:p>36,650103987</text:p>
          </table:table-cell>
          <table:table-cell table:formula="of:=2.4+(1.3*[.B11]^1.05)" office:value-type="float" office:value="15.4586411361967">
            <text:p>15,4586411362</text:p>
          </table:table-cell>
          <table:table-cell table:formula="of:=1.9+(2.6*[.B11]^0.92)" office:value-type="float" office:value="21.5280184100736">
            <text:p>21,5280184101</text:p>
          </table:table-cell>
          <table:table-cell table:formula="of:=2.4+(3.2*[.B11]^0.9)" office:value-type="float" office:value="25.5189569786946">
            <text:p>25,5189569787</text:p>
          </table:table-cell>
          <table:table-cell table:formula="of:=12+(3.1*[.B11]^1.05)" office:value-type="float" office:value="43.1398365555459">
            <text:p>43,1398365555</text:p>
          </table:table-cell>
          <table:table-cell table:formula="of:=4+(2.4*[.B11]^0.9)" office:value-type="float" office:value="21.339217734021">
            <text:p>21,339217734</text:p>
          </table:table-cell>
          <table:table-cell table:formula="of:=SUM([.E11:.J11])" office:value-type="float" office:value="163.634774801535">
            <text:p>163,6347748015</text:p>
          </table:table-cell>
        </table:table-row>
        <table:table-row table:style-name="ro1">
          <table:table-cell/>
          <table:table-cell table:formula="of:=[.B11]+1" office:value-type="float" office:value="10">
            <text:p>10</text:p>
          </table:table-cell>
          <table:table-cell table:formula="of:=224+(32*[.B12]^1.05)" office:value-type="float" office:value="583.045905376628">
            <text:p>583,0459053766</text:p>
          </table:table-cell>
          <table:table-cell table:formula="of:=32+(5*[.B12]^0.85)" office:value-type="float" office:value="67.3972892192069">
            <text:p>67,3972892192</text:p>
          </table:table-cell>
          <table:table-cell table:formula="of:=7.5+(2.6*[.B12]^1.1)" office:value-type="float" office:value="40.2320607066484">
            <text:p>40,2320607066</text:p>
          </table:table-cell>
          <table:table-cell table:formula="of:=2.4+(1.3*[.B12]^1.05)" office:value-type="float" office:value="16.9862399059255">
            <text:p>16,9862399059</text:p>
          </table:table-cell>
          <table:table-cell table:formula="of:=1.9+(2.6*[.B12]^0.92)" office:value-type="float" office:value="23.5258580486694">
            <text:p>23,5258580487</text:p>
          </table:table-cell>
          <table:table-cell table:formula="of:=2.4+(3.2*[.B12]^0.9)" office:value-type="float" office:value="27.818503511177">
            <text:p>27,8185035112</text:p>
          </table:table-cell>
          <table:table-cell table:formula="of:=12+(3.1*[.B12]^1.05)" office:value-type="float" office:value="46.7825720833609">
            <text:p>46,7825720834</text:p>
          </table:table-cell>
          <table:table-cell table:formula="of:=4+(2.4*[.B12]^0.9)" office:value-type="float" office:value="23.0638776333828">
            <text:p>23,0638776334</text:p>
          </table:table-cell>
          <table:table-cell table:formula="of:=SUM([.E12:.J12])" office:value-type="float" office:value="178.409111889164">
            <text:p>178,4091118892</text:p>
          </table:table-cell>
        </table:table-row>
        <table:table-row table:style-name="ro1">
          <table:table-cell/>
          <table:table-cell table:formula="of:=[.B12]+1" office:value-type="float" office:value="11">
            <text:p>11</text:p>
          </table:table-cell>
          <table:table-cell table:formula="of:=224+(32*[.B13]^1.05)" office:value-type="float" office:value="620.837127863557">
            <text:p>620,8371278636</text:p>
          </table:table-cell>
          <table:table-cell table:formula="of:=32+(5*[.B13]^0.85)" office:value-type="float" office:value="70.3843142977458">
            <text:p>70,3843142977</text:p>
          </table:table-cell>
          <table:table-cell table:formula="of:=7.5+(2.6*[.B13]^1.1)" office:value-type="float" office:value="43.85007419501">
            <text:p>43,850074195</text:p>
          </table:table-cell>
          <table:table-cell table:formula="of:=2.4+(1.3*[.B13]^1.05)" office:value-type="float" office:value="18.521508319457">
            <text:p>18,5215083195</text:p>
          </table:table-cell>
          <table:table-cell table:formula="of:=1.9+(2.6*[.B13]^0.92)" office:value-type="float" office:value="25.5077511343053">
            <text:p>25,5077511343</text:p>
          </table:table-cell>
          <table:table-cell table:formula="of:=2.4+(3.2*[.B13]^0.9)" office:value-type="float" office:value="30.0951291653264">
            <text:p>30,0951291653</text:p>
          </table:table-cell>
          <table:table-cell table:formula="of:=12+(3.1*[.B13]^1.05)" office:value-type="float" office:value="50.4435967617821">
            <text:p>50,4435967618</text:p>
          </table:table-cell>
          <table:table-cell table:formula="of:=4+(2.4*[.B13]^0.9)" office:value-type="float" office:value="24.7713468739948">
            <text:p>24,771346874</text:p>
          </table:table-cell>
          <table:table-cell table:formula="of:=SUM([.E13:.J13])" office:value-type="float" office:value="193.189406449876">
            <text:p>193,1894064499</text:p>
          </table:table-cell>
        </table:table-row>
        <table:table-row table:style-name="ro1">
          <table:table-cell/>
          <table:table-cell table:formula="of:=[.B13]+1" office:value-type="float" office:value="12">
            <text:p>12</text:p>
          </table:table-cell>
          <table:table-cell table:formula="of:=224+(32*[.B14]^1.05)" office:value-type="float" office:value="658.800752130766">
            <text:p>658,8007521308</text:p>
          </table:table-cell>
          <table:table-cell table:formula="of:=32+(5*[.B14]^0.85)" office:value-type="float" office:value="73.3308239726101">
            <text:p>73,3308239726</text:p>
          </table:table-cell>
          <table:table-cell table:formula="of:=7.5+(2.6*[.B14]^1.1)" office:value-type="float" office:value="47.5011722443887">
            <text:p>47,5011722444</text:p>
          </table:table-cell>
          <table:table-cell table:formula="of:=2.4+(1.3*[.B14]^1.05)" office:value-type="float" office:value="20.0637805553124">
            <text:p>20,0637805553</text:p>
          </table:table-cell>
          <table:table-cell table:formula="of:=1.9+(2.6*[.B14]^0.92)" office:value-type="float" office:value="27.4752621705334">
            <text:p>27,4752621705</text:p>
          </table:table-cell>
          <table:table-cell table:formula="of:=2.4+(3.2*[.B14]^0.9)" office:value-type="float" office:value="32.3511222491253">
            <text:p>32,3511222491</text:p>
          </table:table-cell>
          <table:table-cell table:formula="of:=12+(3.1*[.B14]^1.05)" office:value-type="float" office:value="54.121322862668">
            <text:p>54,1213228627</text:p>
          </table:table-cell>
          <table:table-cell table:formula="of:=4+(2.4*[.B14]^0.9)" office:value-type="float" office:value="26.4633416868439">
            <text:p>26,4633416868</text:p>
          </table:table-cell>
          <table:table-cell table:formula="of:=SUM([.E14:.J14])" office:value-type="float" office:value="207.976001768872">
            <text:p>207,9760017689</text:p>
          </table:table-cell>
        </table:table-row>
        <table:table-row table:style-name="ro1">
          <table:table-cell/>
          <table:table-cell table:formula="of:=[.B14]+1" office:value-type="float" office:value="13">
            <text:p>13</text:p>
          </table:table-cell>
          <table:table-cell table:formula="of:=224+(32*[.B15]^1.05)" office:value-type="float" office:value="696.923067907929">
            <text:p>696,9230679079</text:p>
          </table:table-cell>
          <table:table-cell table:formula="of:=32+(5*[.B15]^0.85)" office:value-type="float" office:value="76.2406861262379">
            <text:p>76,2406861262</text:p>
          </table:table-cell>
          <table:table-cell table:formula="of:=7.5+(2.6*[.B15]^1.1)" office:value-type="float" office:value="51.1828570623921">
            <text:p>51,1828570624</text:p>
          </table:table-cell>
          <table:table-cell table:formula="of:=2.4+(1.3*[.B15]^1.05)" office:value-type="float" office:value="21.6124996337596">
            <text:p>21,6124996338</text:p>
          </table:table-cell>
          <table:table-cell table:formula="of:=1.9+(2.6*[.B15]^0.92)" office:value-type="float" office:value="29.4296843631338">
            <text:p>29,4296843631</text:p>
          </table:table-cell>
          <table:table-cell table:formula="of:=2.4+(3.2*[.B15]^0.9)" office:value-type="float" office:value="34.5883707833418">
            <text:p>34,5883707833</text:p>
          </table:table-cell>
          <table:table-cell table:formula="of:=12+(3.1*[.B15]^1.05)" office:value-type="float" office:value="57.8144222035806">
            <text:p>57,8144222036</text:p>
          </table:table-cell>
          <table:table-cell table:formula="of:=4+(2.4*[.B15]^0.9)" office:value-type="float" office:value="28.1412780875064">
            <text:p>28,1412780875</text:p>
          </table:table-cell>
          <table:table-cell table:formula="of:=SUM([.E15:.J15])" office:value-type="float" office:value="222.769112133714">
            <text:p>222,7691121337</text:p>
          </table:table-cell>
        </table:table-row>
        <table:table-row table:style-name="ro1">
          <table:table-cell/>
          <table:table-cell table:formula="of:=[.B15]+1" office:value-type="float" office:value="14">
            <text:p>14</text:p>
          </table:table-cell>
          <table:table-cell table:formula="of:=224+(32*[.B16]^1.05)" office:value-type="float" office:value="735.192432165553">
            <text:p>735,1924321656</text:p>
          </table:table-cell>
          <table:table-cell table:formula="of:=32+(5*[.B16]^0.85)" office:value-type="float" office:value="79.1171306331558">
            <text:p>79,1171306332</text:p>
          </table:table-cell>
          <table:table-cell table:formula="of:=7.5+(2.6*[.B16]^1.1)" office:value-type="float" office:value="54.8929985371558">
            <text:p>54,8929985372</text:p>
          </table:table-cell>
          <table:table-cell table:formula="of:=2.4+(1.3*[.B16]^1.05)" office:value-type="float" office:value="23.1671925567256">
            <text:p>23,1671925567</text:p>
          </table:table-cell>
          <table:table-cell table:formula="of:=1.9+(2.6*[.B16]^0.92)" office:value-type="float" office:value="31.3721039833109">
            <text:p>31,3721039833</text:p>
          </table:table-cell>
          <table:table-cell table:formula="of:=2.4+(3.2*[.B16]^0.9)" office:value-type="float" office:value="36.8084580071785">
            <text:p>36,8084580072</text:p>
          </table:table-cell>
          <table:table-cell table:formula="of:=12+(3.1*[.B16]^1.05)" office:value-type="float" office:value="61.5217668660379">
            <text:p>61,521766866</text:p>
          </table:table-cell>
          <table:table-cell table:formula="of:=4+(2.4*[.B16]^0.9)" office:value-type="float" office:value="29.8063435053839">
            <text:p>29,8063435054</text:p>
          </table:table-cell>
          <table:table-cell table:formula="of:=SUM([.E16:.J16])" office:value-type="float" office:value="237.568863455793">
            <text:p>237,5688634558</text:p>
          </table:table-cell>
        </table:table-row>
        <table:table-row table:style-name="ro1">
          <table:table-cell/>
          <table:table-cell table:formula="of:=[.B16]+1" office:value-type="float" office:value="15">
            <text:p>15</text:p>
          </table:table-cell>
          <table:table-cell table:formula="of:=224+(32*[.B17]^1.05)" office:value-type="float" office:value="773.598831028923">
            <text:p>773,5988310289</text:p>
          </table:table-cell>
          <table:table-cell table:formula="of:=32+(5*[.B17]^0.85)" office:value-type="float" office:value="81.9628926734949">
            <text:p>81,9628926735</text:p>
          </table:table-cell>
          <table:table-cell table:formula="of:=7.5+(2.6*[.B17]^1.1)" office:value-type="float" office:value="58.6297574985503">
            <text:p>58,6297574986</text:p>
          </table:table-cell>
          <table:table-cell table:formula="of:=2.4+(1.3*[.B17]^1.05)" office:value-type="float" office:value="24.72745251055">
            <text:p>24,7274525106</text:p>
          </table:table-cell>
          <table:table-cell table:formula="of:=1.9+(2.6*[.B17]^0.92)" office:value-type="float" office:value="33.3034459348661">
            <text:p>33,3034459349</text:p>
          </table:table-cell>
          <table:table-cell table:formula="of:=2.4+(3.2*[.B17]^0.9)" office:value-type="float" office:value="39.0127298775684">
            <text:p>39,0127298776</text:p>
          </table:table-cell>
          <table:table-cell table:formula="of:=12+(3.1*[.B17]^1.05)" office:value-type="float" office:value="65.2423867559269">
            <text:p>65,2423867559</text:p>
          </table:table-cell>
          <table:table-cell table:formula="of:=4+(2.4*[.B17]^0.9)" office:value-type="float" office:value="31.4595474081763">
            <text:p>31,4595474082</text:p>
          </table:table-cell>
          <table:table-cell table:formula="of:=SUM([.E17:.J17])" office:value-type="float" office:value="252.375319985638">
            <text:p>252,3753199856</text:p>
          </table:table-cell>
        </table:table-row>
        <table:table-row table:style-name="ro1">
          <table:table-cell/>
          <table:table-cell table:formula="of:=[.B17]+1" office:value-type="float" office:value="16">
            <text:p>16</text:p>
          </table:table-cell>
          <table:table-cell table:formula="of:=224+(32*[.B18]^1.05)" office:value-type="float" office:value="812.133557758482">
            <text:p>812,1335577585</text:p>
          </table:table-cell>
          <table:table-cell table:formula="of:=32+(5*[.B18]^0.85)" office:value-type="float" office:value="84.7803164309158">
            <text:p>84,7803164309</text:p>
          </table:table-cell>
          <table:table-cell table:formula="of:=7.5+(2.6*[.B18]^1.1)" office:value-type="float" office:value="62.3915290881524">
            <text:p>62,3915290882</text:p>
          </table:table-cell>
          <table:table-cell table:formula="of:=2.4+(1.3*[.B18]^1.05)" office:value-type="float" office:value="26.2929257839383">
            <text:p>26,2929257839</text:p>
          </table:table-cell>
          <table:table-cell table:formula="of:=1.9+(2.6*[.B18]^0.92)" office:value-type="float" office:value="35.2245069077283">
            <text:p>35,2245069077</text:p>
          </table:table-cell>
          <table:table-cell table:formula="of:=2.4+(3.2*[.B18]^0.9)" office:value-type="float" office:value="41.2023441026662">
            <text:p>41,2023441027</text:p>
          </table:table-cell>
          <table:table-cell table:formula="of:=12+(3.1*[.B18]^1.05)" office:value-type="float" office:value="68.9754384078529">
            <text:p>68,9754384079</text:p>
          </table:table-cell>
          <table:table-cell table:formula="of:=4+(2.4*[.B18]^0.9)" office:value-type="float" office:value="33.1017580769996">
            <text:p>33,101758077</text:p>
          </table:table-cell>
          <table:table-cell table:formula="of:=SUM([.E18:.J18])" office:value-type="float" office:value="267.188502367338">
            <text:p>267,1885023673</text:p>
          </table:table-cell>
        </table:table-row>
        <table:table-row table:style-name="ro1">
          <table:table-cell/>
          <table:table-cell table:formula="of:=[.B18]+1" office:value-type="float" office:value="17">
            <text:p>17</text:p>
          </table:table-cell>
          <table:table-cell table:formula="of:=224+(32*[.B19]^1.05)" office:value-type="float" office:value="850.788970659032">
            <text:p>850,788970659</text:p>
          </table:table-cell>
          <table:table-cell table:formula="of:=32+(5*[.B19]^0.85)" office:value-type="float" office:value="87.5714319234278">
            <text:p>87,5714319234</text:p>
          </table:table-cell>
          <table:table-cell table:formula="of:=7.5+(2.6*[.B19]^1.1)" office:value-type="float" office:value="66.1769000300726">
            <text:p>66,1769000301</text:p>
          </table:table-cell>
          <table:table-cell table:formula="of:=2.4+(1.3*[.B19]^1.05)" office:value-type="float" office:value="27.8633019330232">
            <text:p>27,863301933</text:p>
          </table:table-cell>
          <table:table-cell table:formula="of:=1.9+(2.6*[.B19]^0.92)" office:value-type="float" office:value="37.1359800674094">
            <text:p>37,1359800674</text:p>
          </table:table-cell>
          <table:table-cell table:formula="of:=2.4+(3.2*[.B19]^0.9)" office:value-type="float" office:value="43.3783066039221">
            <text:p>43,3783066039</text:p>
          </table:table-cell>
          <table:table-cell table:formula="of:=12+(3.1*[.B19]^1.05)" office:value-type="float" office:value="72.7201815325937">
            <text:p>72,7201815326</text:p>
          </table:table-cell>
          <table:table-cell table:formula="of:=4+(2.4*[.B19]^0.9)" office:value-type="float" office:value="34.7337299529416">
            <text:p>34,7337299529</text:p>
          </table:table-cell>
          <table:table-cell table:formula="of:=SUM([.E19:.J19])" office:value-type="float" office:value="282.008400119963">
            <text:p>282,00840012</text:p>
          </table:table-cell>
        </table:table-row>
        <table:table-row table:style-name="ro1">
          <table:table-cell/>
          <table:table-cell table:formula="of:=[.B19]+1" office:value-type="float" office:value="18">
            <text:p>18</text:p>
          </table:table-cell>
          <table:table-cell table:formula="of:=224+(32*[.B20]^1.05)" office:value-type="float" office:value="889.558307511953">
            <text:p>889,558307512</text:p>
          </table:table-cell>
          <table:table-cell table:formula="of:=32+(5*[.B20]^0.85)" office:value-type="float" office:value="90.3380131021484">
            <text:p>90,3380131021</text:p>
          </table:table-cell>
          <table:table-cell table:formula="of:=7.5+(2.6*[.B20]^1.1)" office:value-type="float" office:value="69.9846157668867">
            <text:p>69,9846157669</text:p>
          </table:table-cell>
          <table:table-cell table:formula="of:=2.4+(1.3*[.B20]^1.05)" office:value-type="float" office:value="29.4383062426731">
            <text:p>29,4383062427</text:p>
          </table:table-cell>
          <table:table-cell table:formula="of:=1.9+(2.6*[.B20]^0.92)" office:value-type="float" office:value="39.0384738138418">
            <text:p>39,0384738138</text:p>
          </table:table-cell>
          <table:table-cell table:formula="of:=2.4+(3.2*[.B20]^0.9)" office:value-type="float" office:value="45.5414991820844">
            <text:p>45,5414991821</text:p>
          </table:table-cell>
          <table:table-cell table:formula="of:=12+(3.1*[.B20]^1.05)" office:value-type="float" office:value="76.4759610402204">
            <text:p>76,4759610402</text:p>
          </table:table-cell>
          <table:table-cell table:formula="of:=4+(2.4*[.B20]^0.9)" office:value-type="float" office:value="36.3561243865633">
            <text:p>36,3561243866</text:p>
          </table:table-cell>
          <table:table-cell table:formula="of:=SUM([.E20:.J20])" office:value-type="float" office:value="296.83498043227">
            <text:p>296,8349804323</text:p>
          </table:table-cell>
        </table:table-row>
        <table:table-row table:style-name="ro1">
          <table:table-cell/>
          <table:table-cell table:formula="of:=[.B20]+1" office:value-type="float" office:value="19">
            <text:p>19</text:p>
          </table:table-cell>
          <table:table-cell table:formula="of:=224+(32*[.B21]^1.05)" office:value-type="float" office:value="928.435540907226">
            <text:p>928,4355409072</text:p>
          </table:table-cell>
          <table:table-cell table:formula="of:=32+(5*[.B21]^0.85)" office:value-type="float" office:value="93.081622573585">
            <text:p>93,0816225736</text:p>
          </table:table-cell>
          <table:table-cell table:formula="of:=7.5+(2.6*[.B21]^1.1)" office:value-type="float" office:value="73.813554757528">
            <text:p>73,8135547575</text:p>
          </table:table-cell>
          <table:table-cell table:formula="of:=2.4+(1.3*[.B21]^1.05)" office:value-type="float" office:value="31.017693849356">
            <text:p>31,0176938494</text:p>
          </table:table-cell>
          <table:table-cell table:formula="of:=1.9+(2.6*[.B21]^0.92)" office:value-type="float" office:value="40.9325262855491">
            <text:p>40,9325262855</text:p>
          </table:table-cell>
          <table:table-cell table:formula="of:=2.4+(3.2*[.B21]^0.9)" office:value-type="float" office:value="47.692700881173">
            <text:p>47,6927008812</text:p>
          </table:table-cell>
          <table:table-cell table:formula="of:=12+(3.1*[.B21]^1.05)" office:value-type="float" office:value="80.2421930253875">
            <text:p>80,2421930254</text:p>
          </table:table-cell>
          <table:table-cell table:formula="of:=4+(2.4*[.B21]^0.9)" office:value-type="float" office:value="37.9695256608797">
            <text:p>37,9695256609</text:p>
          </table:table-cell>
          <table:table-cell table:formula="of:=SUM([.E21:.J21])" office:value-type="float" office:value="311.668194459873">
            <text:p>311,6681944599</text:p>
          </table:table-cell>
        </table:table-row>
        <table:table-row table:style-name="ro1">
          <table:table-cell/>
          <table:table-cell table:formula="of:=[.B21]+1" office:value-type="float" office:value="20">
            <text:p>20</text:p>
          </table:table-cell>
          <table:table-cell table:formula="of:=224+(32*[.B22]^1.05)" office:value-type="float" office:value="967.415263770587">
            <text:p>967,4152637706</text:p>
          </table:table-cell>
          <table:table-cell table:formula="of:=32+(5*[.B22]^0.85)" office:value-type="float" office:value="95.8036465679591">
            <text:p>95,803646568</text:p>
          </table:table-cell>
          <table:table-cell table:formula="of:=7.5+(2.6*[.B22]^1.1)" office:value-type="float" office:value="77.6627080790253">
            <text:p>77,662708079</text:p>
          </table:table-cell>
          <table:table-cell table:formula="of:=2.4+(1.3*[.B22]^1.05)" office:value-type="float" office:value="32.6012450906801">
            <text:p>32,6012450907</text:p>
          </table:table-cell>
          <table:table-cell table:formula="of:=1.9+(2.6*[.B22]^0.92)" office:value-type="float" office:value="42.818616747892">
            <text:p>42,8186167479</text:p>
          </table:table-cell>
          <table:table-cell table:formula="of:=2.4+(3.2*[.B22]^0.9)" office:value-type="float" office:value="49.8326047428447">
            <text:p>49,8326047428</text:p>
          </table:table-cell>
          <table:table-cell table:formula="of:=12+(3.1*[.B22]^1.05)" office:value-type="float" office:value="84.0183536777756">
            <text:p>84,0183536778</text:p>
          </table:table-cell>
          <table:table-cell table:formula="of:=4+(2.4*[.B22]^0.9)" office:value-type="float" office:value="39.5744535571335">
            <text:p>39,5744535571</text:p>
          </table:table-cell>
          <table:table-cell table:formula="of:=SUM([.E22:.J22])" office:value-type="float" office:value="326.507981895351">
            <text:p>326,5079818954</text:p>
          </table:table-cell>
        </table:table-row>
        <table:table-row table:style-name="ro1">
          <table:table-cell/>
          <table:table-cell table:formula="of:=[.B22]+1" office:value-type="float" office:value="21">
            <text:p>21</text:p>
          </table:table-cell>
          <table:table-cell table:formula="of:=224+(32*[.B23]^1.05)" office:value-type="float" office:value="1006.49259758111">
            <text:p>1006,4925975811</text:p>
          </table:table-cell>
          <table:table-cell table:formula="of:=32+(5*[.B23]^0.85)" office:value-type="float" office:value="98.5053226626756">
            <text:p>98,5053226627</text:p>
          </table:table-cell>
          <table:table-cell table:formula="of:=7.5+(2.6*[.B23]^1.1)" office:value-type="float" office:value="81.5311630254841">
            <text:p>81,5311630255</text:p>
          </table:table-cell>
          <table:table-cell table:formula="of:=2.4+(1.3*[.B23]^1.05)" office:value-type="float" office:value="34.1887617767326">
            <text:p>34,1887617767</text:p>
          </table:table-cell>
          <table:table-cell table:formula="of:=1.9+(2.6*[.B23]^0.92)" office:value-type="float" office:value="44.6971746574744">
            <text:p>44,6971746575</text:p>
          </table:table-cell>
          <table:table-cell table:formula="of:=2.4+(3.2*[.B23]^0.9)" office:value-type="float" office:value="51.96183112694">
            <text:p>51,9618311269</text:p>
          </table:table-cell>
          <table:table-cell table:formula="of:=12+(3.1*[.B23]^1.05)" office:value-type="float" office:value="87.8039703906701">
            <text:p>87,8039703907</text:p>
          </table:table-cell>
          <table:table-cell table:formula="of:=4+(2.4*[.B23]^0.9)" office:value-type="float" office:value="41.171373345205">
            <text:p>41,1713733452</text:p>
          </table:table-cell>
          <table:table-cell table:formula="of:=SUM([.E23:.J23])" office:value-type="float" office:value="341.354274322506">
            <text:p>341,3542743225</text:p>
          </table:table-cell>
        </table:table-row>
        <table:table-row table:style-name="ro1">
          <table:table-cell/>
          <table:table-cell table:formula="of:=[.B23]+1" office:value-type="float" office:value="22">
            <text:p>22</text:p>
          </table:table-cell>
          <table:table-cell table:formula="of:=224+(32*[.B24]^1.05)" office:value-type="float" office:value="1045.66311791019">
            <text:p>1045,6631179102</text:p>
          </table:table-cell>
          <table:table-cell table:formula="of:=32+(5*[.B24]^0.85)" office:value-type="float" office:value="101.187762035686">
            <text:p>101,1877620357</text:p>
          </table:table-cell>
          <table:table-cell table:formula="of:=7.5+(2.6*[.B24]^1.1)" office:value-type="float" office:value="85.4180897668741">
            <text:p>85,4180897669</text:p>
          </table:table-cell>
          <table:table-cell table:formula="of:=2.4+(1.3*[.B24]^1.05)" office:value-type="float" office:value="35.7800641651016">
            <text:p>35,7800641651</text:p>
          </table:table-cell>
          <table:table-cell table:formula="of:=1.9+(2.6*[.B24]^0.92)" office:value-type="float" office:value="46.5685869652087">
            <text:p>46,5685869652</text:p>
          </table:table-cell>
          <table:table-cell table:formula="of:=2.4+(3.2*[.B24]^0.9)" office:value-type="float" office:value="54.0809384322455">
            <text:p>54,0809384322</text:p>
          </table:table-cell>
          <table:table-cell table:formula="of:=12+(3.1*[.B24]^1.05)" office:value-type="float" office:value="91.59861454755">
            <text:p>91,5986145476</text:p>
          </table:table-cell>
          <table:table-cell table:formula="of:=4+(2.4*[.B24]^0.9)" office:value-type="float" office:value="42.7607038241841">
            <text:p>42,7607038242</text:p>
          </table:table-cell>
          <table:table-cell table:formula="of:=SUM([.E24:.J24])" office:value-type="float" office:value="356.206997701164">
            <text:p>356,2069977012</text:p>
          </table:table-cell>
        </table:table-row>
        <table:table-row table:style-name="ro1">
          <table:table-cell/>
          <table:table-cell table:formula="of:=[.B24]+1" office:value-type="float" office:value="23">
            <text:p>23</text:p>
          </table:table-cell>
          <table:table-cell table:formula="of:=224+(32*[.B25]^1.05)" office:value-type="float" office:value="1084.92279337084">
            <text:p>1084,9227933708</text:p>
          </table:table-cell>
          <table:table-cell table:formula="of:=32+(5*[.B25]^0.85)" office:value-type="float" office:value="103.851967527738">
            <text:p>103,8519675277</text:p>
          </table:table-cell>
          <table:table-cell table:formula="of:=7.5+(2.6*[.B25]^1.1)" office:value-type="float" office:value="89.322730382904">
            <text:p>89,3227303829</text:p>
          </table:table-cell>
          <table:table-cell table:formula="of:=2.4+(1.3*[.B25]^1.05)" office:value-type="float" office:value="37.3749884806902">
            <text:p>37,3749884807</text:p>
          </table:table-cell>
          <table:table-cell table:formula="of:=1.9+(2.6*[.B25]^0.92)" office:value-type="float" office:value="48.4332040649409">
            <text:p>48,4332040649</text:p>
          </table:table-cell>
          <table:table-cell table:formula="of:=2.4+(3.2*[.B25]^0.9)" office:value-type="float" office:value="56.1904318201487">
            <text:p>56,1904318201</text:p>
          </table:table-cell>
          <table:table-cell table:formula="of:=12+(3.1*[.B25]^1.05)" office:value-type="float" office:value="95.4018956077998">
            <text:p>95,4018956078</text:p>
          </table:table-cell>
          <table:table-cell table:formula="of:=4+(2.4*[.B25]^0.9)" office:value-type="float" office:value="44.3428238651115">
            <text:p>44,3428238651</text:p>
          </table:table-cell>
          <table:table-cell table:formula="of:=SUM([.E25:.J25])" office:value-type="float" office:value="371.066074221595">
            <text:p>371,0660742216</text:p>
          </table:table-cell>
        </table:table-row>
        <table:table-row table:style-name="ro1">
          <table:table-cell/>
          <table:table-cell table:formula="of:=[.B25]+1" office:value-type="float" office:value="24">
            <text:p>24</text:p>
          </table:table-cell>
          <table:table-cell table:formula="of:=224+(32*[.B26]^1.05)" office:value-type="float" office:value="1124.26793508166">
            <text:p>1124,2679350817</text:p>
          </table:table-cell>
          <table:table-cell table:formula="of:=32+(5*[.B26]^0.85)" office:value-type="float" office:value="106.498848450803">
            <text:p>106,4988484508</text:p>
          </table:table-cell>
          <table:table-cell table:formula="of:=7.5+(2.6*[.B26]^1.1)" office:value-type="float" office:value="93.2443897637582">
            <text:p>93,2443897638</text:p>
          </table:table-cell>
          <table:table-cell table:formula="of:=2.4+(1.3*[.B26]^1.05)" office:value-type="float" office:value="38.9733848626925">
            <text:p>38,9733848627</text:p>
          </table:table-cell>
          <table:table-cell table:formula="of:=1.9+(2.6*[.B26]^0.92)" office:value-type="float" office:value="50.2913446868899">
            <text:p>50,2913446869</text:p>
          </table:table-cell>
          <table:table-cell table:formula="of:=2.4+(3.2*[.B26]^0.9)" office:value-type="float" office:value="58.2907703839719">
            <text:p>58,290770384</text:p>
          </table:table-cell>
          <table:table-cell table:formula="of:=12+(3.1*[.B26]^1.05)" office:value-type="float" office:value="99.2134562110361">
            <text:p>99,213456211</text:p>
          </table:table-cell>
          <table:table-cell table:formula="of:=4+(2.4*[.B26]^0.9)" office:value-type="float" office:value="45.918077787979">
            <text:p>45,918077788</text:p>
          </table:table-cell>
          <table:table-cell table:formula="of:=SUM([.E26:.J26])" office:value-type="float" office:value="385.931423696328">
            <text:p>385,9314236963</text:p>
          </table:table-cell>
        </table:table-row>
        <table:table-row table:style-name="ro1">
          <table:table-cell/>
          <table:table-cell table:formula="of:=[.B26]+1" office:value-type="float" office:value="25">
            <text:p>25</text:p>
          </table:table-cell>
          <table:table-cell table:formula="of:=224+(32*[.B27]^1.05)" office:value-type="float" office:value="1163.69515447042">
            <text:p>1163,6951544704</text:p>
          </table:table-cell>
          <table:table-cell table:formula="of:=32+(5*[.B27]^0.85)" office:value-type="float" office:value="109.129232840001">
            <text:p>109,12923284</text:p>
          </table:table-cell>
          <table:table-cell table:formula="of:=7.5+(2.6*[.B27]^1.1)" office:value-type="float" office:value="97.182427994979">
            <text:p>97,182427995</text:p>
          </table:table-cell>
          <table:table-cell table:formula="of:=2.4+(1.3*[.B27]^1.05)" office:value-type="float" office:value="40.5751156503606">
            <text:p>40,5751156504</text:p>
          </table:table-cell>
          <table:table-cell table:formula="of:=1.9+(2.6*[.B27]^0.92)" office:value-type="float" office:value="52.1432999593034">
            <text:p>52,1432999593</text:p>
          </table:table-cell>
          <table:table-cell table:formula="of:=2.4+(3.2*[.B27]^0.9)" office:value-type="float" office:value="60.3823730942156">
            <text:p>60,3823730942</text:p>
          </table:table-cell>
          <table:table-cell table:formula="of:=12+(3.1*[.B27]^1.05)" office:value-type="float" office:value="103.032968089321">
            <text:p>103,0329680893</text:p>
          </table:table-cell>
          <table:table-cell table:formula="of:=4+(2.4*[.B27]^0.9)" office:value-type="float" office:value="47.4867798206617">
            <text:p>47,4867798207</text:p>
          </table:table-cell>
          <table:table-cell table:formula="of:=SUM([.E27:.J27])" office:value-type="float" office:value="400.802964608842">
            <text:p>400,8029646088</text:p>
          </table:table-cell>
        </table:table-row>
        <table:table-row table:style-name="ro1">
          <table:table-cell/>
          <table:table-cell table:formula="of:=[.B27]+1" office:value-type="float" office:value="26">
            <text:p>26</text:p>
          </table:table-cell>
          <table:table-cell table:formula="of:=224+(32*[.B28]^1.05)" office:value-type="float" office:value="1203.20132776107">
            <text:p>1203,2013277611</text:p>
          </table:table-cell>
          <table:table-cell table:formula="of:=32+(5*[.B28]^0.85)" office:value-type="float" office:value="111.743877674985">
            <text:p>111,743877675</text:p>
          </table:table-cell>
          <table:table-cell table:formula="of:=7.5+(2.6*[.B28]^1.1)" office:value-type="float" office:value="101.136253934476">
            <text:p>101,1362539345</text:p>
          </table:table-cell>
          <table:table-cell table:formula="of:=2.4+(1.3*[.B28]^1.05)" office:value-type="float" office:value="42.1800539402933">
            <text:p>42,1800539403</text:p>
          </table:table-cell>
          <table:table-cell table:formula="of:=1.9+(2.6*[.B28]^0.92)" office:value-type="float" office:value="53.9893368073695">
            <text:p>53,9893368074</text:p>
          </table:table-cell>
          <table:table-cell table:formula="of:=2.4+(3.2*[.B28]^0.9)" office:value-type="float" office:value="62.4656237693548">
            <text:p>62,4656237694</text:p>
          </table:table-cell>
          <table:table-cell table:formula="of:=12+(3.1*[.B28]^1.05)" office:value-type="float" office:value="106.860128626853">
            <text:p>106,8601286269</text:p>
          </table:table-cell>
          <table:table-cell table:formula="of:=4+(2.4*[.B28]^0.9)" office:value-type="float" office:value="49.0492178270161">
            <text:p>49,049217827</text:p>
          </table:table-cell>
          <table:table-cell table:formula="of:=SUM([.E28:.J28])" office:value-type="float" office:value="415.680614905363">
            <text:p>415,6806149054</text:p>
          </table:table-cell>
        </table:table-row>
        <table:table-row table:style-name="ro1">
          <table:table-cell/>
          <table:table-cell table:formula="of:=[.B28]+1" office:value-type="float" office:value="27">
            <text:p>27</text:p>
          </table:table-cell>
          <table:table-cell table:formula="of:=224+(32*[.B29]^1.05)" office:value-type="float" office:value="1242.7835658687">
            <text:p>1242,7835658687</text:p>
          </table:table-cell>
          <table:table-cell table:formula="of:=32+(5*[.B29]^0.85)" office:value-type="float" office:value="114.343477472451">
            <text:p>114,3434774725</text:p>
          </table:table-cell>
          <table:table-cell table:formula="of:=7.5+(2.6*[.B29]^1.1)" office:value-type="float" office:value="105.105319756177">
            <text:p>105,1053197562</text:p>
          </table:table-cell>
          <table:table-cell table:formula="of:=2.4+(1.3*[.B29]^1.05)" office:value-type="float" office:value="43.788082363416">
            <text:p>43,7880823634</text:p>
          </table:table-cell>
          <table:table-cell table:formula="of:=1.9+(2.6*[.B29]^0.92)" office:value-type="float" office:value="55.829700818885">
            <text:p>55,8297008189</text:p>
          </table:table-cell>
          <table:table-cell table:formula="of:=2.4+(3.2*[.B29]^0.9)" office:value-type="float" office:value="64.5408752632683">
            <text:p>64,5408752633</text:p>
          </table:table-cell>
          <table:table-cell table:formula="of:=12+(3.1*[.B29]^1.05)" office:value-type="float" office:value="110.69465794353">
            <text:p>110,6946579435</text:p>
          </table:table-cell>
          <table:table-cell table:formula="of:=4+(2.4*[.B29]^0.9)" office:value-type="float" office:value="50.6056564474512">
            <text:p>50,6056564475</text:p>
          </table:table-cell>
          <table:table-cell table:formula="of:=SUM([.E29:.J29])" office:value-type="float" office:value="430.564292592728">
            <text:p>430,5642925927</text:p>
          </table:table-cell>
        </table:table-row>
        <table:table-row table:style-name="ro1">
          <table:table-cell/>
          <table:table-cell table:formula="of:=[.B29]+1" office:value-type="float" office:value="28">
            <text:p>28</text:p>
          </table:table-cell>
          <table:table-cell table:formula="of:=224+(32*[.B30]^1.05)" office:value-type="float" office:value="1282.43918870832">
            <text:p>1282,4391887083</text:p>
          </table:table-cell>
          <table:table-cell table:formula="of:=32+(5*[.B30]^0.85)" office:value-type="float" office:value="116.928671560053">
            <text:p>116,9286715601</text:p>
          </table:table-cell>
          <table:table-cell table:formula="of:=7.5+(2.6*[.B30]^1.1)" office:value-type="float" office:value="109.08911628429">
            <text:p>109,0891162843</text:p>
          </table:table-cell>
          <table:table-cell table:formula="of:=2.4+(1.3*[.B30]^1.05)" office:value-type="float" office:value="45.3990920412755">
            <text:p>45,3990920413</text:p>
          </table:table-cell>
          <table:table-cell table:formula="of:=1.9+(2.6*[.B30]^0.92)" office:value-type="float" office:value="57.6646186770063">
            <text:p>57,664618677</text:p>
          </table:table-cell>
          <table:table-cell table:formula="of:=2.4+(3.2*[.B30]^0.9)" office:value-type="float" office:value="66.6084530172128">
            <text:p>66,6084530172</text:p>
          </table:table-cell>
          <table:table-cell table:formula="of:=12+(3.1*[.B30]^1.05)" office:value-type="float" office:value="114.536296406118">
            <text:p>114,5362964061</text:p>
          </table:table-cell>
          <table:table-cell table:formula="of:=4+(2.4*[.B30]^0.9)" office:value-type="float" office:value="52.1563397629096">
            <text:p>52,1563397629</text:p>
          </table:table-cell>
          <table:table-cell table:formula="of:=SUM([.E30:.J30])" office:value-type="float" office:value="445.453916188813">
            <text:p>445,4539161888</text:p>
          </table:table-cell>
        </table:table-row>
        <table:table-row table:style-name="ro1">
          <table:table-cell/>
          <table:table-cell table:formula="of:=[.B30]+1" office:value-type="float" office:value="29">
            <text:p>29</text:p>
          </table:table-cell>
          <table:table-cell table:formula="of:=224+(32*[.B31]^1.05)" office:value-type="float" office:value="1322.16570313539">
            <text:p>1322,1657031354</text:p>
          </table:table-cell>
          <table:table-cell table:formula="of:=32+(5*[.B31]^0.85)" office:value-type="float" office:value="119.50005027393">
            <text:p>119,5000502739</text:p>
          </table:table-cell>
          <table:table-cell table:formula="of:=7.5+(2.6*[.B31]^1.1)" office:value-type="float" office:value="113.087168979371">
            <text:p>113,0871689794</text:p>
          </table:table-cell>
          <table:table-cell table:formula="of:=2.4+(1.3*[.B31]^1.05)" office:value-type="float" office:value="47.0129816898753">
            <text:p>47,0129816899</text:p>
          </table:table-cell>
          <table:table-cell table:formula="of:=1.9+(2.6*[.B31]^0.92)" office:value-type="float" office:value="59.4943002386235">
            <text:p>59,4943002386</text:p>
          </table:table-cell>
          <table:table-cell table:formula="of:=2.4+(3.2*[.B31]^0.9)" office:value-type="float" office:value="68.6686580920362">
            <text:p>68,668658092</text:p>
          </table:table-cell>
          <table:table-cell table:formula="of:=12+(3.1*[.B31]^1.05)" office:value-type="float" office:value="118.384802491241">
            <text:p>118,3848024912</text:p>
          </table:table-cell>
          <table:table-cell table:formula="of:=4+(2.4*[.B31]^0.9)" office:value-type="float" office:value="53.7014935690271">
            <text:p>53,701493569</text:p>
          </table:table-cell>
          <table:table-cell table:formula="of:=SUM([.E31:.J31])" office:value-type="float" office:value="460.349405060174">
            <text:p>460,3494050602</text:p>
          </table:table-cell>
        </table:table-row>
        <table:table-row table:style-name="ro1">
          <table:table-cell/>
          <table:table-cell table:formula="of:=[.B31]+1" office:value-type="float" office:value="30">
            <text:p>30</text:p>
          </table:table-cell>
          <table:table-cell table:formula="of:=224+(32*[.B32]^1.05)" office:value-type="float" office:value="1361.96078389694">
            <text:p>1361,9607838969</text:p>
          </table:table-cell>
          <table:table-cell table:formula="of:=32+(5*[.B32]^0.85)" office:value-type="float" office:value="122.058160270725">
            <text:p>122,0581602707</text:p>
          </table:table-cell>
          <table:table-cell table:formula="of:=7.5+(2.6*[.B32]^1.1)" office:value-type="float" office:value="117.099034465724">
            <text:p>117,0990344657</text:p>
          </table:table-cell>
          <table:table-cell table:formula="of:=2.4+(1.3*[.B32]^1.05)" office:value-type="float" office:value="48.629656845813">
            <text:p>48,6296568458</text:p>
          </table:table-cell>
          <table:table-cell table:formula="of:=1.9+(2.6*[.B32]^0.92)" office:value-type="float" office:value="61.3189403204277">
            <text:p>61,3189403204</text:p>
          </table:table-cell>
          <table:table-cell table:formula="of:=2.4+(3.2*[.B32]^0.9)" office:value-type="float" office:value="70.7217697719935">
            <text:p>70,721769772</text:p>
          </table:table-cell>
          <table:table-cell table:formula="of:=12+(3.1*[.B32]^1.05)" office:value-type="float" office:value="122.239950940016">
            <text:p>122,23995094</text:p>
          </table:table-cell>
          <table:table-cell table:formula="of:=4+(2.4*[.B32]^0.9)" office:value-type="float" office:value="55.2413273289951">
            <text:p>55,241327329</text:p>
          </table:table-cell>
          <table:table-cell table:formula="of:=SUM([.E32:.J32])" office:value-type="float" office:value="475.250679672969">
            <text:p>475,250679673</text:p>
          </table:table-cell>
        </table:table-row>
        <table:table-row table:style-name="ro1">
          <table:table-cell/>
          <table:table-cell table:formula="of:=[.B32]+1" office:value-type="float" office:value="31">
            <text:p>31</text:p>
          </table:table-cell>
          <table:table-cell table:formula="of:=224+(32*[.B33]^1.05)" office:value-type="float" office:value="1401.82225709532">
            <text:p>1401,8222570953</text:p>
          </table:table-cell>
          <table:table-cell table:formula="of:=32+(5*[.B33]^0.85)" office:value-type="float" office:value="124.603509105924">
            <text:p>124,6035091059</text:p>
          </table:table-cell>
          <table:table-cell table:formula="of:=7.5+(2.6*[.B33]^1.1)" office:value-type="float" office:value="121.124297511457">
            <text:p>121,1242975115</text:p>
          </table:table-cell>
          <table:table-cell table:formula="of:=2.4+(1.3*[.B33]^1.05)" office:value-type="float" office:value="50.2490291944973">
            <text:p>50,2490291945</text:p>
          </table:table-cell>
          <table:table-cell table:formula="of:=1.9+(2.6*[.B33]^0.92)" office:value-type="float" office:value="63.138720242161">
            <text:p>63,1387202422</text:p>
          </table:table-cell>
          <table:table-cell table:formula="of:=2.4+(3.2*[.B33]^0.9)" office:value-type="float" office:value="72.7680478129585">
            <text:p>72,768047813</text:p>
          </table:table-cell>
          <table:table-cell table:formula="of:=12+(3.1*[.B33]^1.05)" office:value-type="float" office:value="126.101531156109">
            <text:p>126,1015311561</text:p>
          </table:table-cell>
          <table:table-cell table:formula="of:=4+(2.4*[.B33]^0.9)" office:value-type="float" office:value="56.7760358597189">
            <text:p>56,7760358597</text:p>
          </table:table-cell>
          <table:table-cell table:formula="of:=SUM([.E33:.J33])" office:value-type="float" office:value="490.157661776901">
            <text:p>490,1576617769</text:p>
          </table:table-cell>
        </table:table-row>
        <table:table-row table:style-name="ro1">
          <table:table-cell/>
          <table:table-cell table:formula="of:=[.B33]+1" office:value-type="float" office:value="32">
            <text:p>32</text:p>
          </table:table-cell>
          <table:table-cell table:formula="of:=224+(32*[.B34]^1.05)" office:value-type="float" office:value="1441.74808576279">
            <text:p>1441,7480857628</text:p>
          </table:table-cell>
          <table:table-cell table:formula="of:=32+(5*[.B34]^0.85)" office:value-type="float" office:value="127.136569200218">
            <text:p>127,1365692002</text:p>
          </table:table-cell>
          <table:table-cell table:formula="of:=7.5+(2.6*[.B34]^1.1)" office:value-type="float" office:value="125.162568389442">
            <text:p>125,1625683894</text:p>
          </table:table-cell>
          <table:table-cell table:formula="of:=2.4+(1.3*[.B34]^1.05)" office:value-type="float" office:value="51.8710159841132">
            <text:p>51,8710159841</text:p>
          </table:table-cell>
          <table:table-cell table:formula="of:=1.9+(2.6*[.B34]^0.92)" office:value-type="float" office:value="64.9538091668326">
            <text:p>64,9538091668</text:p>
          </table:table-cell>
          <table:table-cell table:formula="of:=2.4+(3.2*[.B34]^0.9)" office:value-type="float" office:value="74.8077343935025">
            <text:p>74,8077343935</text:p>
          </table:table-cell>
          <table:table-cell table:formula="of:=12+(3.1*[.B34]^1.05)" office:value-type="float" office:value="129.96934580827">
            <text:p>129,9693458083</text:p>
          </table:table-cell>
          <table:table-cell table:formula="of:=4+(2.4*[.B34]^0.9)" office:value-type="float" office:value="58.3058007951269">
            <text:p>58,3058007951</text:p>
          </table:table-cell>
          <table:table-cell table:formula="of:=SUM([.E34:.J34])" office:value-type="float" office:value="505.070274537287">
            <text:p>505,0702745373</text:p>
          </table:table-cell>
        </table:table-row>
        <table:table-row table:style-name="ro1">
          <table:table-cell/>
          <table:table-cell table:formula="of:=[.B34]+1" office:value-type="float" office:value="33">
            <text:p>33</text:p>
          </table:table-cell>
          <table:table-cell table:formula="of:=224+(32*[.B35]^1.05)" office:value-type="float" office:value="1481.73635721962">
            <text:p>1481,7363572196</text:p>
          </table:table-cell>
          <table:table-cell table:formula="of:=32+(5*[.B35]^0.85)" office:value-type="float" office:value="129.657781292263">
            <text:p>129,6577812923</text:p>
          </table:table-cell>
          <table:table-cell table:formula="of:=7.5+(2.6*[.B35]^1.1)" office:value-type="float" office:value="129.213480560708">
            <text:p>129,2134805607</text:p>
          </table:table-cell>
          <table:table-cell table:formula="of:=2.4+(1.3*[.B35]^1.05)" office:value-type="float" office:value="53.4955395120472">
            <text:p>53,495539512</text:p>
          </table:table-cell>
          <table:table-cell table:formula="of:=1.9+(2.6*[.B35]^0.92)" office:value-type="float" office:value="66.7643652701263">
            <text:p>66,7643652701</text:p>
          </table:table-cell>
          <table:table-cell table:formula="of:=2.4+(3.2*[.B35]^0.9)" office:value-type="float" office:value="76.8410558161704">
            <text:p>76,8410558162</text:p>
          </table:table-cell>
          <table:table-cell table:formula="of:=12+(3.1*[.B35]^1.05)" office:value-type="float" office:value="133.843209605651">
            <text:p>133,8432096057</text:p>
          </table:table-cell>
          <table:table-cell table:formula="of:=4+(2.4*[.B35]^0.9)" office:value-type="float" office:value="59.8307918621278">
            <text:p>59,8307918621</text:p>
          </table:table-cell>
          <table:table-cell table:formula="of:=SUM([.E35:.J35])" office:value-type="float" office:value="519.98844262683">
            <text:p>519,9884426268</text:p>
          </table:table-cell>
        </table:table-row>
        <table:table-row table:style-name="ro1">
          <table:table-cell/>
          <table:table-cell table:formula="of:=[.B35]+1" office:value-type="float" office:value="34">
            <text:p>34</text:p>
          </table:table-cell>
          <table:table-cell table:formula="of:=224+(32*[.B36]^1.05)" office:value-type="float" office:value="1521.78527194788">
            <text:p>1521,7852719479</text:p>
          </table:table-cell>
          <table:table-cell table:formula="of:=32+(5*[.B36]^0.85)" office:value-type="float" office:value="132.167557457871">
            <text:p>132,1675574579</text:p>
          </table:table-cell>
          <table:table-cell table:formula="of:=7.5+(2.6*[.B36]^1.1)" office:value-type="float" office:value="133.276688632254">
            <text:p>133,2766886323</text:p>
          </table:table-cell>
          <table:table-cell table:formula="of:=2.4+(1.3*[.B36]^1.05)" office:value-type="float" office:value="55.1225266728825">
            <text:p>55,1225266729</text:p>
          </table:table-cell>
          <table:table-cell table:formula="of:=1.9+(2.6*[.B36]^0.92)" office:value-type="float" office:value="68.5705367652867">
            <text:p>68,5705367653</text:p>
          </table:table-cell>
          <table:table-cell table:formula="of:=2.4+(3.2*[.B36]^0.9)" office:value-type="float" office:value="78.8682239975399">
            <text:p>78,8682239975</text:p>
          </table:table-cell>
          <table:table-cell table:formula="of:=12+(3.1*[.B36]^1.05)" office:value-type="float" office:value="137.722948219951">
            <text:p>137,72294822</text:p>
          </table:table-cell>
          <table:table-cell table:formula="of:=4+(2.4*[.B36]^0.9)" office:value-type="float" office:value="61.351167998155">
            <text:p>61,3511679982</text:p>
          </table:table-cell>
          <table:table-cell table:formula="of:=SUM([.E36:.J36])" office:value-type="float" office:value="534.912092286068">
            <text:p>534,9120922861</text:p>
          </table:table-cell>
        </table:table-row>
        <table:table-row table:style-name="ro1">
          <table:table-cell/>
          <table:table-cell table:formula="of:=[.B36]+1" office:value-type="float" office:value="35">
            <text:p>35</text:p>
          </table:table-cell>
          <table:table-cell table:formula="of:=224+(32*[.B37]^1.05)" office:value-type="float" office:value="1561.89313375967">
            <text:p>1561,8931337597</text:p>
          </table:table-cell>
          <table:table-cell table:formula="of:=32+(5*[.B37]^0.85)" office:value-type="float" office:value="134.66628376123">
            <text:p>134,6662837612</text:p>
          </table:table-cell>
          <table:table-cell table:formula="of:=7.5+(2.6*[.B37]^1.1)" office:value-type="float" office:value="137.351866549646">
            <text:p>137,3518665496</text:p>
          </table:table-cell>
          <table:table-cell table:formula="of:=2.4+(1.3*[.B37]^1.05)" office:value-type="float" office:value="56.7519085589867">
            <text:p>56,751908559</text:p>
          </table:table-cell>
          <table:table-cell table:formula="of:=1.9+(2.6*[.B37]^0.92)" office:value-type="float" office:value="70.3724628050712">
            <text:p>70,3724628051</text:p>
          </table:table-cell>
          <table:table-cell table:formula="of:=2.4+(3.2*[.B37]^0.9)" office:value-type="float" office:value="80.8894377787269">
            <text:p>80,8894377787</text:p>
          </table:table-cell>
          <table:table-cell table:formula="of:=12+(3.1*[.B37]^1.05)" office:value-type="float" office:value="141.608397332968">
            <text:p>141,608397333</text:p>
          </table:table-cell>
          <table:table-cell table:formula="of:=4+(2.4*[.B37]^0.9)" office:value-type="float" office:value="62.8670783340451">
            <text:p>62,867078334</text:p>
          </table:table-cell>
          <table:table-cell table:formula="of:=SUM([.E37:.J37])" office:value-type="float" office:value="549.841151359444">
            <text:p>549,8411513594</text:p>
          </table:table-cell>
        </table:table-row>
        <table:table-row table:style-name="ro1">
          <table:table-cell/>
          <table:table-cell table:formula="of:=[.B37]+1" office:value-type="float" office:value="36">
            <text:p>36</text:p>
          </table:table-cell>
          <table:table-cell table:formula="of:=224+(32*[.B38]^1.05)" office:value-type="float" office:value="1602.05834107672">
            <text:p>1602,0583410767</text:p>
          </table:table-cell>
          <table:table-cell table:formula="of:=32+(5*[.B38]^0.85)" office:value-type="float" office:value="137.154322592216">
            <text:p>137,1543225922</text:p>
          </table:table-cell>
          <table:table-cell table:formula="of:=7.5+(2.6*[.B38]^1.1)" office:value-type="float" office:value="141.438705991452">
            <text:p>141,4387059915</text:p>
          </table:table-cell>
          <table:table-cell table:formula="of:=2.4+(1.3*[.B38]^1.05)" office:value-type="float" office:value="58.3836201062416">
            <text:p>58,3836201062</text:p>
          </table:table-cell>
          <table:table-cell table:formula="of:=1.9+(2.6*[.B38]^0.92)" office:value-type="float" office:value="72.1702742786067">
            <text:p>72,1702742786</text:p>
          </table:table-cell>
          <table:table-cell table:formula="of:=2.4+(3.2*[.B38]^0.9)" office:value-type="float" office:value="82.904884082486">
            <text:p>82,9048840825</text:p>
          </table:table-cell>
          <table:table-cell table:formula="of:=12+(3.1*[.B38]^1.05)" office:value-type="float" office:value="145.499401791807">
            <text:p>145,4994017918</text:p>
          </table:table-cell>
          <table:table-cell table:formula="of:=4+(2.4*[.B38]^0.9)" office:value-type="float" office:value="64.3786630618645">
            <text:p>64,3786630619</text:p>
          </table:table-cell>
          <table:table-cell table:formula="of:=SUM([.E38:.J38])" office:value-type="float" office:value="564.775549312458">
            <text:p>564,7755493125</text:p>
          </table:table-cell>
        </table:table-row>
        <table:table-row table:style-name="ro1">
          <table:table-cell/>
          <table:table-cell table:formula="of:=[.B38]+1" office:value-type="float" office:value="37">
            <text:p>37</text:p>
          </table:table-cell>
          <table:table-cell table:formula="of:=224+(32*[.B39]^1.05)" office:value-type="float" office:value="1642.27937916794">
            <text:p>1642,2793791679</text:p>
          </table:table-cell>
          <table:table-cell table:formula="of:=32+(5*[.B39]^0.85)" office:value-type="float" office:value="139.632014734654">
            <text:p>139,6320147347</text:p>
          </table:table-cell>
          <table:table-cell table:formula="of:=7.5+(2.6*[.B39]^1.1)" office:value-type="float" office:value="145.53691493797">
            <text:p>145,536914938</text:p>
          </table:table-cell>
          <table:table-cell table:formula="of:=2.4+(1.3*[.B39]^1.05)" office:value-type="float" office:value="60.0175997786976">
            <text:p>60,0175997787</text:p>
          </table:table-cell>
          <table:table-cell table:formula="of:=1.9+(2.6*[.B39]^0.92)" office:value-type="float" office:value="73.9640945179759">
            <text:p>73,964094518</text:p>
          </table:table-cell>
          <table:table-cell table:formula="of:=2.4+(3.2*[.B39]^0.9)" office:value-type="float" office:value="84.9147389386269">
            <text:p>84,9147389386</text:p>
          </table:table-cell>
          <table:table-cell table:formula="of:=12+(3.1*[.B39]^1.05)" office:value-type="float" office:value="149.395814856894">
            <text:p>149,3958148569</text:p>
          </table:table-cell>
          <table:table-cell table:formula="of:=4+(2.4*[.B39]^0.9)" office:value-type="float" office:value="65.8860542039701">
            <text:p>65,886054204</text:p>
          </table:table-cell>
          <table:table-cell table:formula="of:=SUM([.E39:.J39])" office:value-type="float" office:value="579.715217234134">
            <text:p>579,7152172341</text:p>
          </table:table-cell>
        </table:table-row>
        <table:table-row table:style-name="ro1">
          <table:table-cell/>
          <table:table-cell table:formula="of:=[.B39]+1" office:value-type="float" office:value="38">
            <text:p>38</text:p>
          </table:table-cell>
          <table:table-cell table:formula="of:=224+(32*[.B40]^1.05)" office:value-type="float" office:value="1682.55481321696">
            <text:p>1682,554813217</text:p>
          </table:table-cell>
          <table:table-cell table:formula="of:=32+(5*[.B40]^0.85)" office:value-type="float" office:value="142.099681202927">
            <text:p>142,0996812029</text:p>
          </table:table-cell>
          <table:table-cell table:formula="of:=7.5+(2.6*[.B40]^1.1)" office:value-type="float" office:value="149.646216391132">
            <text:p>149,6462163911</text:p>
          </table:table-cell>
          <table:table-cell table:formula="of:=2.4+(1.3*[.B40]^1.05)" office:value-type="float" office:value="61.6537892869389">
            <text:p>61,6537892869</text:p>
          </table:table-cell>
          <table:table-cell table:formula="of:=1.9+(2.6*[.B40]^0.92)" office:value-type="float" office:value="75.7540399269232">
            <text:p>75,7540399269</text:p>
          </table:table-cell>
          <table:table-cell table:formula="of:=2.4+(3.2*[.B40]^0.9)" office:value-type="float" office:value="86.9191683958853">
            <text:p>86,9191683959</text:p>
          </table:table-cell>
          <table:table-cell table:formula="of:=12+(3.1*[.B40]^1.05)" office:value-type="float" office:value="153.297497530393">
            <text:p>153,2974975304</text:p>
          </table:table-cell>
          <table:table-cell table:formula="of:=4+(2.4*[.B40]^0.9)" office:value-type="float" office:value="67.3893762969139">
            <text:p>67,3893762969</text:p>
          </table:table-cell>
          <table:table-cell table:formula="of:=SUM([.E40:.J40])" office:value-type="float" office:value="594.660087828186">
            <text:p>594,6600878282</text:p>
          </table:table-cell>
        </table:table-row>
        <table:table-row table:style-name="ro1">
          <table:table-cell/>
          <table:table-cell table:formula="of:=[.B40]+1" office:value-type="float" office:value="39">
            <text:p>39</text:p>
          </table:table-cell>
          <table:table-cell table:formula="of:=224+(32*[.B41]^1.05)" office:value-type="float" office:value="1722.88328211104">
            <text:p>1722,883282111</text:p>
          </table:table-cell>
          <table:table-cell table:formula="of:=32+(5*[.B41]^0.85)" office:value-type="float" office:value="144.557624878283">
            <text:p>144,5576248783</text:p>
          </table:table-cell>
          <table:table-cell table:formula="of:=7.5+(2.6*[.B41]^1.1)" office:value-type="float" office:value="153.766347226039">
            <text:p>153,766347226</text:p>
          </table:table-cell>
          <table:table-cell table:formula="of:=2.4+(1.3*[.B41]^1.05)" office:value-type="float" office:value="63.292133335761">
            <text:p>63,2921333358</text:p>
          </table:table-cell>
          <table:table-cell table:formula="of:=1.9+(2.6*[.B41]^0.92)" office:value-type="float" office:value="77.5402205420885">
            <text:p>77,5402205421</text:p>
          </table:table-cell>
          <table:table-cell table:formula="of:=2.4+(3.2*[.B41]^0.9)" office:value-type="float" office:value="88.9183293354791">
            <text:p>88,9183293355</text:p>
          </table:table-cell>
          <table:table-cell table:formula="of:=12+(3.1*[.B41]^1.05)" office:value-type="float" office:value="157.204317954507">
            <text:p>157,2043179545</text:p>
          </table:table-cell>
          <table:table-cell table:formula="of:=4+(2.4*[.B41]^0.9)" office:value-type="float" office:value="68.8887470016093">
            <text:p>68,8887470016</text:p>
          </table:table-cell>
          <table:table-cell table:formula="of:=SUM([.E41:.J41])" office:value-type="float" office:value="609.610095395484">
            <text:p>609,6100953955</text:p>
          </table:table-cell>
        </table:table-row>
        <table:table-row table:style-name="ro1">
          <table:table-cell/>
          <table:table-cell table:formula="of:=[.B41]+1" office:value-type="float" office:value="40">
            <text:p>40</text:p>
          </table:table-cell>
          <table:table-cell table:formula="of:=224+(32*[.B42]^1.05)" office:value-type="float" office:value="1763.26349285995">
            <text:p>1763,26349286</text:p>
          </table:table-cell>
          <table:table-cell table:formula="of:=32+(5*[.B42]^0.85)" office:value-type="float" office:value="147.006131971262">
            <text:p>147,0061319713</text:p>
          </table:table-cell>
          <table:table-cell table:formula="of:=7.5+(2.6*[.B42]^1.1)" office:value-type="float" office:value="157.89705715756">
            <text:p>157,8970571576</text:p>
          </table:table-cell>
          <table:table-cell table:formula="of:=2.4+(1.3*[.B42]^1.05)" office:value-type="float" office:value="64.9325793974354">
            <text:p>64,9325793974</text:p>
          </table:table-cell>
          <table:table-cell table:formula="of:=1.9+(2.6*[.B42]^0.92)" office:value-type="float" office:value="79.3227405355546">
            <text:p>79,3227405356</text:p>
          </table:table-cell>
          <table:table-cell table:formula="of:=2.4+(3.2*[.B42]^0.9)" office:value-type="float" office:value="90.9123701991986">
            <text:p>90,9123701992</text:p>
          </table:table-cell>
          <table:table-cell table:formula="of:=12+(3.1*[.B42]^1.05)" office:value-type="float" office:value="161.116150870808">
            <text:p>161,1161508708</text:p>
          </table:table-cell>
          <table:table-cell table:formula="of:=4+(2.4*[.B42]^0.9)" office:value-type="float" office:value="70.384277649399">
            <text:p>70,3842776494</text:p>
          </table:table-cell>
          <table:table-cell table:formula="of:=SUM([.E42:.J42])" office:value-type="float" office:value="624.565175809955">
            <text:p>624,56517581</text:p>
          </table:table-cell>
        </table:table-row>
        <table:table-row table:style-name="ro1">
          <table:table-cell/>
          <table:table-cell table:formula="of:=[.B42]+1" office:value-type="float" office:value="41">
            <text:p>41</text:p>
          </table:table-cell>
          <table:table-cell table:formula="of:=224+(32*[.B43]^1.05)" office:value-type="float" office:value="1803.69421556654">
            <text:p>1803,6942155666</text:p>
          </table:table-cell>
          <table:table-cell table:formula="of:=32+(5*[.B43]^0.85)" office:value-type="float" office:value="149.445473332604">
            <text:p>149,4454733326</text:p>
          </table:table-cell>
          <table:table-cell table:formula="of:=7.5+(2.6*[.B43]^1.1)" office:value-type="float" office:value="162.038107807866">
            <text:p>162,0381078079</text:p>
          </table:table-cell>
          <table:table-cell table:formula="of:=2.4+(1.3*[.B43]^1.05)" office:value-type="float" office:value="66.5750775073909">
            <text:p>66,5750775074</text:p>
          </table:table-cell>
          <table:table-cell table:formula="of:=1.9+(2.6*[.B43]^0.92)" office:value-type="float" office:value="81.1016986661576">
            <text:p>81,1016986662</text:p>
          </table:table-cell>
          <table:table-cell table:formula="of:=2.4+(3.2*[.B43]^0.9)" office:value-type="float" office:value="92.9014316429215">
            <text:p>92,9014316429</text:p>
          </table:table-cell>
          <table:table-cell table:formula="of:=12+(3.1*[.B43]^1.05)" office:value-type="float" office:value="165.032877133009">
            <text:p>165,032877133</text:p>
          </table:table-cell>
          <table:table-cell table:formula="of:=4+(2.4*[.B43]^0.9)" office:value-type="float" office:value="71.8760737321911">
            <text:p>71,8760737322</text:p>
          </table:table-cell>
          <table:table-cell table:formula="of:=SUM([.E43:.J43])" office:value-type="float" office:value="639.525266489536">
            <text:p>639,5252664895</text:p>
          </table:table-cell>
        </table:table-row>
        <table:table-row table:style-name="ro1">
          <table:table-cell/>
          <table:table-cell table:formula="of:=[.B43]+1" office:value-type="float" office:value="42">
            <text:p>42</text:p>
          </table:table-cell>
          <table:table-cell table:formula="of:=224+(32*[.B44]^1.05)" office:value-type="float" office:value="1844.1742788825">
            <text:p>1844,1742788825</text:p>
          </table:table-cell>
          <table:table-cell table:formula="of:=32+(5*[.B44]^0.85)" office:value-type="float" office:value="151.875905631638">
            <text:p>151,8759056316</text:p>
          </table:table-cell>
          <table:table-cell table:formula="of:=7.5+(2.6*[.B44]^1.1)" office:value-type="float" office:value="166.189271862824">
            <text:p>166,1892718628</text:p>
          </table:table-cell>
          <table:table-cell table:formula="of:=2.4+(1.3*[.B44]^1.05)" office:value-type="float" office:value="68.2195800796016">
            <text:p>68,2195800796</text:p>
          </table:table-cell>
          <table:table-cell table:formula="of:=1.9+(2.6*[.B44]^0.92)" office:value-type="float" office:value="82.877188685909">
            <text:p>82,8771886859</text:p>
          </table:table-cell>
          <table:table-cell table:formula="of:=2.4+(3.2*[.B44]^0.9)" office:value-type="float" office:value="94.8856471248217">
            <text:p>94,8856471248</text:p>
          </table:table-cell>
          <table:table-cell table:formula="of:=12+(3.1*[.B44]^1.05)" office:value-type="float" office:value="168.954383266742">
            <text:p>168,9543832667</text:p>
          </table:table-cell>
          <table:table-cell table:formula="of:=4+(2.4*[.B44]^0.9)" office:value-type="float" office:value="73.3642353436163">
            <text:p>73,3642353436</text:p>
          </table:table-cell>
          <table:table-cell table:formula="of:=SUM([.E44:.J44])" office:value-type="float" office:value="654.490306363515">
            <text:p>654,4903063635</text:p>
          </table:table-cell>
        </table:table-row>
        <table:table-row table:style-name="ro1">
          <table:table-cell/>
          <table:table-cell table:formula="of:=[.B44]+1" office:value-type="float" office:value="43">
            <text:p>43</text:p>
          </table:table-cell>
          <table:table-cell table:formula="of:=224+(32*[.B45]^1.05)" office:value-type="float" office:value="1884.70256589186">
            <text:p>1884,7025658919</text:p>
          </table:table-cell>
          <table:table-cell table:formula="of:=32+(5*[.B45]^0.85)" office:value-type="float" office:value="154.297672418395">
            <text:p>154,2976724184</text:p>
          </table:table-cell>
          <table:table-cell table:formula="of:=7.5+(2.6*[.B45]^1.1)" office:value-type="float" office:value="170.350332306856">
            <text:p>170,3503323069</text:p>
          </table:table-cell>
          <table:table-cell table:formula="of:=2.4+(1.3*[.B45]^1.05)" office:value-type="float" office:value="69.8660417393568">
            <text:p>69,8660417394</text:p>
          </table:table-cell>
          <table:table-cell table:formula="of:=1.9+(2.6*[.B45]^0.92)" office:value-type="float" office:value="84.6492997069535">
            <text:p>84,649299707</text:p>
          </table:table-cell>
          <table:table-cell table:formula="of:=2.4+(3.2*[.B45]^0.9)" office:value-type="float" office:value="96.8651434362">
            <text:p>96,8651434362</text:p>
          </table:table-cell>
          <table:table-cell table:formula="of:=12+(3.1*[.B45]^1.05)" office:value-type="float" office:value="172.880561070774">
            <text:p>172,8805610708</text:p>
          </table:table-cell>
          <table:table-cell table:formula="of:=4+(2.4*[.B45]^0.9)" office:value-type="float" office:value="74.84885757715">
            <text:p>74,8488575772</text:p>
          </table:table-cell>
          <table:table-cell table:formula="of:=SUM([.E45:.J45])" office:value-type="float" office:value="669.46023583729">
            <text:p>669,4602358373</text:p>
          </table:table-cell>
        </table:table-row>
        <table:table-row table:style-name="ro1">
          <table:table-cell/>
          <table:table-cell table:formula="of:=[.B45]+1" office:value-type="float" office:value="44">
            <text:p>44</text:p>
          </table:table-cell>
          <table:table-cell table:formula="of:=224+(32*[.B46]^1.05)" office:value-type="float" office:value="1925.27801037313">
            <text:p>1925,2780103731</text:p>
          </table:table-cell>
          <table:table-cell table:formula="of:=32+(5*[.B46]^0.85)" office:value-type="float" office:value="156.71100508334">
            <text:p>156,7110050833</text:p>
          </table:table-cell>
          <table:table-cell table:formula="of:=7.5+(2.6*[.B46]^1.1)" office:value-type="float" office:value="174.521081727313">
            <text:p>174,5210817273</text:p>
          </table:table-cell>
          <table:table-cell table:formula="of:=2.4+(1.3*[.B46]^1.05)" office:value-type="float" office:value="71.5144191714084">
            <text:p>71,5144191714</text:p>
          </table:table-cell>
          <table:table-cell table:formula="of:=1.9+(2.6*[.B46]^0.92)" office:value-type="float" office:value="86.418116533726">
            <text:p>86,4181165337</text:p>
          </table:table-cell>
          <table:table-cell table:formula="of:=2.4+(3.2*[.B46]^0.9)" office:value-type="float" office:value="98.8400411817352">
            <text:p>98,8400411817</text:p>
          </table:table-cell>
          <table:table-cell table:formula="of:=12+(3.1*[.B46]^1.05)" office:value-type="float" office:value="176.811307254897">
            <text:p>176,8113072549</text:p>
          </table:table-cell>
          <table:table-cell table:formula="of:=4+(2.4*[.B46]^0.9)" office:value-type="float" office:value="76.3300308863014">
            <text:p>76,3300308863</text:p>
          </table:table-cell>
          <table:table-cell table:formula="of:=SUM([.E46:.J46])" office:value-type="float" office:value="684.434996755381">
            <text:p>684,4349967554</text:p>
          </table:table-cell>
        </table:table-row>
        <table:table-row table:style-name="ro1">
          <table:table-cell/>
          <table:table-cell table:formula="of:=[.B46]+1" office:value-type="float" office:value="45">
            <text:p>45</text:p>
          </table:table-cell>
          <table:table-cell table:formula="of:=224+(32*[.B47]^1.05)" office:value-type="float" office:value="1965.8995933973">
            <text:p>1965,8995933973</text:p>
          </table:table-cell>
          <table:table-cell table:formula="of:=32+(5*[.B47]^0.85)" office:value-type="float" office:value="159.116123726704">
            <text:p>159,1161237267</text:p>
          </table:table-cell>
          <table:table-cell table:formula="of:=7.5+(2.6*[.B47]^1.1)" office:value-type="float" office:value="178.701321680597">
            <text:p>178,7013216806</text:p>
          </table:table-cell>
          <table:table-cell table:formula="of:=2.4+(1.3*[.B47]^1.05)" office:value-type="float" office:value="73.1646709817651">
            <text:p>73,1646709818</text:p>
          </table:table-cell>
          <table:table-cell table:formula="of:=1.9+(2.6*[.B47]^0.92)" office:value-type="float" office:value="88.1837199643226">
            <text:p>88,1837199643</text:p>
          </table:table-cell>
          <table:table-cell table:formula="of:=2.4+(3.2*[.B47]^0.9)" office:value-type="float" office:value="100.810455215016">
            <text:p>100,810455215</text:p>
          </table:table-cell>
          <table:table-cell table:formula="of:=12+(3.1*[.B47]^1.05)" office:value-type="float" office:value="180.746523110363">
            <text:p>180,7465231104</text:p>
          </table:table-cell>
          <table:table-cell table:formula="of:=4+(2.4*[.B47]^0.9)" office:value-type="float" office:value="77.8078414112622">
            <text:p>77,8078414113</text:p>
          </table:table-cell>
          <table:table-cell table:formula="of:=SUM([.E47:.J47])" office:value-type="float" office:value="699.414532363326">
            <text:p>699,4145323633</text:p>
          </table:table-cell>
        </table:table-row>
        <table:table-row table:style-name="ro1">
          <table:table-cell/>
          <table:table-cell table:formula="of:=[.B47]+1" office:value-type="float" office:value="46">
            <text:p>46</text:p>
          </table:table-cell>
          <table:table-cell table:formula="of:=224+(32*[.B48]^1.05)" office:value-type="float" office:value="2006.56634022473">
            <text:p>2006,5663402247</text:p>
          </table:table-cell>
          <table:table-cell table:formula="of:=32+(5*[.B48]^0.85)" office:value-type="float" office:value="161.513237947745">
            <text:p>161,5132379477</text:p>
          </table:table-cell>
          <table:table-cell table:formula="of:=7.5+(2.6*[.B48]^1.1)" office:value-type="float" office:value="182.890862113317">
            <text:p>182,8908621133</text:p>
          </table:table-cell>
          <table:table-cell table:formula="of:=2.4+(1.3*[.B48]^1.05)" office:value-type="float" office:value="74.8167575716297">
            <text:p>74,8167575716</text:p>
          </table:table-cell>
          <table:table-cell table:formula="of:=1.9+(2.6*[.B48]^0.92)" office:value-type="float" office:value="89.9461870645598">
            <text:p>89,9461870646</text:p>
          </table:table-cell>
          <table:table-cell table:formula="of:=2.4+(3.2*[.B48]^0.9)" office:value-type="float" office:value="102.77649503442">
            <text:p>102,7764950344</text:p>
          </table:table-cell>
          <table:table-cell table:formula="of:=12+(3.1*[.B48]^1.05)" office:value-type="float" office:value="184.686114209271">
            <text:p>184,6861142093</text:p>
          </table:table-cell>
          <table:table-cell table:formula="of:=4+(2.4*[.B48]^0.9)" office:value-type="float" office:value="79.282371275815">
            <text:p>79,2823712758</text:p>
          </table:table-cell>
          <table:table-cell table:formula="of:=SUM([.E48:.J48])" office:value-type="float" office:value="714.398787269012">
            <text:p>714,398787269</text:p>
          </table:table-cell>
        </table:table-row>
        <table:table-row table:style-name="ro1">
          <table:table-cell/>
          <table:table-cell table:formula="of:=[.B48]+1" office:value-type="float" office:value="47">
            <text:p>47</text:p>
          </table:table-cell>
          <table:table-cell table:formula="of:=224+(32*[.B49]^1.05)" office:value-type="float" office:value="2047.27731746884">
            <text:p>2047,2773174689</text:p>
          </table:table-cell>
          <table:table-cell table:formula="of:=32+(5*[.B49]^0.85)" office:value-type="float" office:value="163.902547562884">
            <text:p>163,9025475629</text:p>
          </table:table-cell>
          <table:table-cell table:formula="of:=7.5+(2.6*[.B49]^1.1)" office:value-type="float" office:value="187.089520832583">
            <text:p>187,0895208326</text:p>
          </table:table-cell>
          <table:table-cell table:formula="of:=2.4+(1.3*[.B49]^1.05)" office:value-type="float" office:value="76.4706410221717">
            <text:p>76,4706410222</text:p>
          </table:table-cell>
          <table:table-cell table:formula="of:=1.9+(2.6*[.B49]^0.92)" office:value-type="float" office:value="91.705591417738">
            <text:p>91,7055914177</text:p>
          </table:table-cell>
          <table:table-cell table:formula="of:=2.4+(3.2*[.B49]^0.9)" office:value-type="float" office:value="104.738265143728">
            <text:p>104,7382651437</text:p>
          </table:table-cell>
          <table:table-cell table:formula="of:=12+(3.1*[.B49]^1.05)" office:value-type="float" office:value="188.629990129794">
            <text:p>188,6299901298</text:p>
          </table:table-cell>
          <table:table-cell table:formula="of:=4+(2.4*[.B49]^0.9)" office:value-type="float" office:value="80.7536988577961">
            <text:p>80,7536988578</text:p>
          </table:table-cell>
          <table:table-cell table:formula="of:=SUM([.E49:.J49])" office:value-type="float" office:value="729.387707403811">
            <text:p>729,3877074038</text:p>
          </table:table-cell>
        </table:table-row>
        <table:table-row table:style-name="ro1">
          <table:table-cell/>
          <table:table-cell table:formula="of:=[.B49]+1" office:value-type="float" office:value="48">
            <text:p>48</text:p>
          </table:table-cell>
          <table:table-cell table:formula="of:=224+(32*[.B50]^1.05)" office:value-type="float" office:value="2088.0316304983">
            <text:p>2088,0316304983</text:p>
          </table:table-cell>
          <table:table-cell table:formula="of:=32+(5*[.B50]^0.85)" office:value-type="float" office:value="166.284243260521">
            <text:p>166,2842432605</text:p>
          </table:table-cell>
          <table:table-cell table:formula="of:=7.5+(2.6*[.B50]^1.1)" office:value-type="float" office:value="191.297123020329">
            <text:p>191,2971230203</text:p>
          </table:table-cell>
          <table:table-cell table:formula="of:=2.4+(1.3*[.B50]^1.05)" office:value-type="float" office:value="78.1262849889936">
            <text:p>78,126284989</text:p>
          </table:table-cell>
          <table:table-cell table:formula="of:=1.9+(2.6*[.B50]^0.92)" office:value-type="float" office:value="93.4620033527325">
            <text:p>93,4620033527</text:p>
          </table:table-cell>
          <table:table-cell table:formula="of:=2.4+(3.2*[.B50]^0.9)" office:value-type="float" office:value="106.695865381308">
            <text:p>106,6958653813</text:p>
          </table:table-cell>
          <table:table-cell table:formula="of:=12+(3.1*[.B50]^1.05)" office:value-type="float" office:value="192.578064204523">
            <text:p>192,5780642045</text:p>
          </table:table-cell>
          <table:table-cell table:formula="of:=4+(2.4*[.B50]^0.9)" office:value-type="float" office:value="82.2218990359812">
            <text:p>82,221899036</text:p>
          </table:table-cell>
          <table:table-cell table:formula="of:=SUM([.E50:.J50])" office:value-type="float" office:value="744.381239983868">
            <text:p>744,3812399839</text:p>
          </table:table-cell>
        </table:table-row>
        <table:table-row table:style-name="ro1">
          <table:table-cell/>
          <table:table-cell table:formula="of:=[.B50]+1" office:value-type="float" office:value="49">
            <text:p>49</text:p>
          </table:table-cell>
          <table:table-cell table:formula="of:=224+(32*[.B51]^1.05)" office:value-type="float" office:value="2128.82842105326">
            <text:p>2128,8284210533</text:p>
          </table:table-cell>
          <table:table-cell table:formula="of:=32+(5*[.B51]^0.85)" office:value-type="float" office:value="168.658507199295">
            <text:p>168,6585071993</text:p>
          </table:table-cell>
          <table:table-cell table:formula="of:=7.5+(2.6*[.B51]^1.1)" office:value-type="float" office:value="195.513500787146">
            <text:p>195,5135007871</text:p>
          </table:table-cell>
          <table:table-cell table:formula="of:=2.4+(1.3*[.B51]^1.05)" office:value-type="float" office:value="79.7836546052886">
            <text:p>79,7836546053</text:p>
          </table:table-cell>
          <table:table-cell table:formula="of:=1.9+(2.6*[.B51]^0.92)" office:value-type="float" office:value="95.2154901527065">
            <text:p>95,2154901527</text:p>
          </table:table-cell>
          <table:table-cell table:formula="of:=2.4+(3.2*[.B51]^0.9)" office:value-type="float" office:value="108.649391221195">
            <text:p>108,6493912212</text:p>
          </table:table-cell>
          <table:table-cell table:formula="of:=12+(3.1*[.B51]^1.05)" office:value-type="float" office:value="196.530253289534">
            <text:p>196,5302532895</text:p>
          </table:table-cell>
          <table:table-cell table:formula="of:=4+(2.4*[.B51]^0.9)" office:value-type="float" office:value="83.6870434158966">
            <text:p>83,6870434159</text:p>
          </table:table-cell>
          <table:table-cell table:formula="of:=SUM([.E51:.J51])" office:value-type="float" office:value="759.379333471767">
            <text:p>759,3793334718</text:p>
          </table:table-cell>
        </table:table-row>
        <table:table-row table:style-name="ro1">
          <table:table-cell/>
          <table:table-cell table:formula="of:=[.B51]+1" office:value-type="float" office:value="50">
            <text:p>50</text:p>
          </table:table-cell>
          <table:table-cell table:formula="of:=224+(32*[.B52]^1.05)" office:value-type="float" office:value="2169.66686505385">
            <text:p>2169,6668650539</text:p>
          </table:table-cell>
          <table:table-cell table:formula="of:=32+(5*[.B52]^0.85)" office:value-type="float" office:value="171.025513555739">
            <text:p>171,0255135557</text:p>
          </table:table-cell>
          <table:table-cell table:formula="of:=7.5+(2.6*[.B52]^1.1)" office:value-type="float" office:value="199.738492761681">
            <text:p>199,7384927617</text:p>
          </table:table-cell>
          <table:table-cell table:formula="of:=2.4+(1.3*[.B52]^1.05)" office:value-type="float" office:value="81.4427163928128">
            <text:p>81,4427163928</text:p>
          </table:table-cell>
          <table:table-cell table:formula="of:=1.9+(2.6*[.B52]^0.92)" office:value-type="float" office:value="96.9661162464535">
            <text:p>96,9661162465</text:p>
          </table:table-cell>
          <table:table-cell table:formula="of:=2.4+(3.2*[.B52]^0.9)" office:value-type="float" office:value="110.598934048999">
            <text:p>110,598934049</text:p>
          </table:table-cell>
          <table:table-cell table:formula="of:=12+(3.1*[.B52]^1.05)" office:value-type="float" office:value="200.486477552092">
            <text:p>200,4864775521</text:p>
          </table:table-cell>
          <table:table-cell table:formula="of:=4+(2.4*[.B52]^0.9)" office:value-type="float" office:value="85.149200536749">
            <text:p>85,1492005367</text:p>
          </table:table-cell>
          <table:table-cell table:formula="of:=SUM([.E52:.J52])" office:value-type="float" office:value="774.381937538787">
            <text:p>774,3819375388</text:p>
          </table:table-cell>
        </table:table-row>
        <table:table-row table:style-name="ro1">
          <table:table-cell/>
          <table:table-cell table:formula="of:=[.B52]+1" office:value-type="float" office:value="51">
            <text:p>51</text:p>
          </table:table-cell>
          <table:table-cell table:formula="of:=224+(32*[.B53]^1.05)" office:value-type="float" office:value="2210.54617058205">
            <text:p>2210,5461705821</text:p>
          </table:table-cell>
          <table:table-cell table:formula="of:=32+(5*[.B53]^0.85)" office:value-type="float" office:value="173.385429026531">
            <text:p>173,3854290265</text:p>
          </table:table-cell>
          <table:table-cell table:formula="of:=7.5+(2.6*[.B53]^1.1)" office:value-type="float" office:value="203.971943712104">
            <text:p>203,9719437121</text:p>
          </table:table-cell>
          <table:table-cell table:formula="of:=2.4+(1.3*[.B53]^1.05)" office:value-type="float" office:value="83.1034381798957">
            <text:p>83,1034381799</text:p>
          </table:table-cell>
          <table:table-cell table:formula="of:=1.9+(2.6*[.B53]^0.92)" office:value-type="float" office:value="98.713943384133">
            <text:p>98,7139433841</text:p>
          </table:table-cell>
          <table:table-cell table:formula="of:=2.4+(3.2*[.B53]^0.9)" office:value-type="float" office:value="112.544581415198">
            <text:p>112,5445814152</text:p>
          </table:table-cell>
          <table:table-cell table:formula="of:=12+(3.1*[.B53]^1.05)" office:value-type="float" office:value="204.446660275136">
            <text:p>204,4466602751</text:p>
          </table:table-cell>
          <table:table-cell table:formula="of:=4+(2.4*[.B53]^0.9)" office:value-type="float" office:value="86.6084360613984">
            <text:p>86,6084360614</text:p>
          </table:table-cell>
          <table:table-cell table:formula="of:=SUM([.E53:.J53])" office:value-type="float" office:value="789.389003027865">
            <text:p>789,3890030279</text:p>
          </table:table-cell>
        </table:table-row>
        <table:table-row table:style-name="ro1">
          <table:table-cell/>
          <table:table-cell table:formula="of:=[.B53]+1" office:value-type="float" office:value="52">
            <text:p>52</text:p>
          </table:table-cell>
          <table:table-cell table:formula="of:=224+(32*[.B54]^1.05)" office:value-type="float" office:value="2251.46557601987">
            <text:p>2251,4655760199</text:p>
          </table:table-cell>
          <table:table-cell table:formula="of:=32+(5*[.B54]^0.85)" office:value-type="float" office:value="175.738413289923">
            <text:p>175,7384132899</text:p>
          </table:table-cell>
          <table:table-cell table:formula="of:=7.5+(2.6*[.B54]^1.1)" office:value-type="float" office:value="208.213704196562">
            <text:p>208,2137041966</text:p>
          </table:table-cell>
          <table:table-cell table:formula="of:=2.4+(1.3*[.B54]^1.05)" office:value-type="float" office:value="84.7657890258073">
            <text:p>84,7657890258</text:p>
          </table:table-cell>
          <table:table-cell table:formula="of:=1.9+(2.6*[.B54]^0.92)" office:value-type="float" office:value="100.459030798954">
            <text:p>100,459030799</text:p>
          </table:table-cell>
          <table:table-cell table:formula="of:=2.4+(3.2*[.B54]^0.9)" office:value-type="float" office:value="114.486417268091">
            <text:p>114,4864172681</text:p>
          </table:table-cell>
          <table:table-cell table:formula="of:=12+(3.1*[.B54]^1.05)" office:value-type="float" office:value="208.410727676925">
            <text:p>208,4107276769</text:p>
          </table:table-cell>
          <table:table-cell table:formula="of:=4+(2.4*[.B54]^0.9)" office:value-type="float" office:value="88.0648129510682">
            <text:p>88,0648129511</text:p>
          </table:table-cell>
          <table:table-cell table:formula="of:=SUM([.E54:.J54])" office:value-type="float" office:value="804.400481917407">
            <text:p>804,4004819174</text:p>
          </table:table-cell>
        </table:table-row>
        <table:table-row table:style-name="ro1">
          <table:table-cell/>
          <table:table-cell table:formula="of:=[.B54]+1" office:value-type="float" office:value="53">
            <text:p>53</text:p>
          </table:table-cell>
          <table:table-cell table:formula="of:=224+(32*[.B55]^1.05)" office:value-type="float" office:value="2292.42434832919">
            <text:p>2292,4243483292</text:p>
          </table:table-cell>
          <table:table-cell table:formula="of:=32+(5*[.B55]^0.85)" office:value-type="float" office:value="178.084619430391">
            <text:p>178,0846194304</text:p>
          </table:table-cell>
          <table:table-cell table:formula="of:=7.5+(2.6*[.B55]^1.1)" office:value-type="float" office:value="212.463630239879">
            <text:p>212,4636302399</text:p>
          </table:table-cell>
          <table:table-cell table:formula="of:=2.4+(1.3*[.B55]^1.05)" office:value-type="float" office:value="86.4297391508734">
            <text:p>86,4297391509</text:p>
          </table:table-cell>
          <table:table-cell table:formula="of:=1.9+(2.6*[.B55]^0.92)" office:value-type="float" office:value="102.201435356178">
            <text:p>102,2014353562</text:p>
          </table:table-cell>
          <table:table-cell table:formula="of:=2.4+(3.2*[.B55]^0.9)" office:value-type="float" office:value="116.424522168387">
            <text:p>116,4245221684</text:p>
          </table:table-cell>
          <table:table-cell table:formula="of:=12+(3.1*[.B55]^1.05)" office:value-type="float" office:value="212.37860874439">
            <text:p>212,3786087444</text:p>
          </table:table-cell>
          <table:table-cell table:formula="of:=4+(2.4*[.B55]^0.9)" office:value-type="float" office:value="89.5183916262899">
            <text:p>89,5183916263</text:p>
          </table:table-cell>
          <table:table-cell table:formula="of:=SUM([.E55:.J55])" office:value-type="float" office:value="819.416327285997">
            <text:p>819,416327286</text:p>
          </table:table-cell>
        </table:table-row>
        <table:table-row table:style-name="ro1">
          <table:table-cell/>
          <table:table-cell table:formula="of:=[.B55]+1" office:value-type="float" office:value="54">
            <text:p>54</text:p>
          </table:table-cell>
          <table:table-cell table:formula="of:=224+(32*[.B56]^1.05)" office:value-type="float" office:value="2333.42178145981">
            <text:p>2333,4217814598</text:p>
          </table:table-cell>
          <table:table-cell table:formula="of:=32+(5*[.B56]^0.85)" office:value-type="float" office:value="180.424194330061">
            <text:p>180,4241943301</text:p>
          </table:table-cell>
          <table:table-cell table:formula="of:=7.5+(2.6*[.B56]^1.1)" office:value-type="float" office:value="216.721583034079">
            <text:p>216,7215830341</text:p>
          </table:table-cell>
          <table:table-cell table:formula="of:=2.4+(1.3*[.B56]^1.05)" office:value-type="float" office:value="88.095259871805">
            <text:p>88,0952598718</text:p>
          </table:table-cell>
          <table:table-cell table:formula="of:=1.9+(2.6*[.B56]^0.92)" office:value-type="float" office:value="103.94121169066">
            <text:p>103,9412116907</text:p>
          </table:table-cell>
          <table:table-cell table:formula="of:=2.4+(3.2*[.B56]^0.9)" office:value-type="float" office:value="118.358973487206">
            <text:p>118,3589734872</text:p>
          </table:table-cell>
          <table:table-cell table:formula="of:=12+(3.1*[.B56]^1.05)" office:value-type="float" office:value="216.35023507892">
            <text:p>216,3502350789</text:p>
          </table:table-cell>
          <table:table-cell table:formula="of:=4+(2.4*[.B56]^0.9)" office:value-type="float" office:value="90.9692301154042">
            <text:p>90,9692301154</text:p>
          </table:table-cell>
          <table:table-cell table:formula="of:=SUM([.E56:.J56])" office:value-type="float" office:value="834.436493278074">
            <text:p>834,4364932781</text:p>
          </table:table-cell>
        </table:table-row>
        <table:table-row table:style-name="ro1">
          <table:table-cell/>
          <table:table-cell table:formula="of:=[.B56]+1" office:value-type="float" office:value="55">
            <text:p>55</text:p>
          </table:table-cell>
          <table:table-cell table:formula="of:=224+(32*[.B57]^1.05)" office:value-type="float" office:value="2374.45719487412">
            <text:p>2374,4571948741</text:p>
          </table:table-cell>
          <table:table-cell table:formula="of:=32+(5*[.B57]^0.85)" office:value-type="float" office:value="182.757279030097">
            <text:p>182,7572790301</text:p>
          </table:table-cell>
          <table:table-cell table:formula="of:=7.5+(2.6*[.B57]^1.1)" office:value-type="float" office:value="220.987428660569">
            <text:p>220,9874286606</text:p>
          </table:table-cell>
          <table:table-cell table:formula="of:=2.4+(1.3*[.B57]^1.05)" office:value-type="float" office:value="89.762323541761">
            <text:p>89,7623235418</text:p>
          </table:table-cell>
          <table:table-cell table:formula="of:=1.9+(2.6*[.B57]^0.92)" office:value-type="float" office:value="105.678412333993">
            <text:p>105,678412334</text:p>
          </table:table-cell>
          <table:table-cell table:formula="of:=2.4+(3.2*[.B57]^0.9)" office:value-type="float" office:value="120.28984558906">
            <text:p>120,2898455891</text:p>
          </table:table-cell>
          <table:table-cell table:formula="of:=12+(3.1*[.B57]^1.05)" office:value-type="float" office:value="220.32554075343">
            <text:p>220,3255407534</text:p>
          </table:table-cell>
          <table:table-cell table:formula="of:=4+(2.4*[.B57]^0.9)" office:value-type="float" office:value="92.4173841917953">
            <text:p>92,4173841918</text:p>
          </table:table-cell>
          <table:table-cell table:formula="of:=SUM([.E57:.J57])" office:value-type="float" office:value="849.460935070609">
            <text:p>849,4609350706</text:p>
          </table:table-cell>
        </table:table-row>
        <table:table-row table:style-name="ro1">
          <table:table-cell/>
          <table:table-cell table:formula="of:=[.B57]+1" office:value-type="float" office:value="56">
            <text:p>56</text:p>
          </table:table-cell>
          <table:table-cell table:formula="of:=224+(32*[.B58]^1.05)" office:value-type="float" office:value="2415.52993217769">
            <text:p>2415,5299321777</text:p>
          </table:table-cell>
          <table:table-cell table:formula="of:=32+(5*[.B58]^0.85)" office:value-type="float" office:value="185.084009064842">
            <text:p>185,0840090648</text:p>
          </table:table-cell>
          <table:table-cell table:formula="of:=7.5+(2.6*[.B58]^1.1)" office:value-type="float" office:value="225.261037832031">
            <text:p>225,261037832</text:p>
          </table:table-cell>
          <table:table-cell table:formula="of:=2.4+(1.3*[.B58]^1.05)" office:value-type="float" office:value="91.4309034947188">
            <text:p>91,4309034947</text:p>
          </table:table-cell>
          <table:table-cell table:formula="of:=1.9+(2.6*[.B58]^0.92)" office:value-type="float" office:value="107.413087832238">
            <text:p>107,4130878322</text:p>
          </table:table-cell>
          <table:table-cell table:formula="of:=2.4+(3.2*[.B58]^0.9)" office:value-type="float" office:value="122.217210001201">
            <text:p>122,2172100012</text:p>
          </table:table-cell>
          <table:table-cell table:formula="of:=12+(3.1*[.B58]^1.05)" office:value-type="float" office:value="224.304462179714">
            <text:p>224,3044621797</text:p>
          </table:table-cell>
          <table:table-cell table:formula="of:=4+(2.4*[.B58]^0.9)" office:value-type="float" office:value="93.8629075009009">
            <text:p>93,8629075009</text:p>
          </table:table-cell>
          <table:table-cell table:formula="of:=SUM([.E58:.J58])" office:value-type="float" office:value="864.489608840804">
            <text:p>864,4896088408</text:p>
          </table:table-cell>
        </table:table-row>
        <table:table-row table:style-name="ro1">
          <table:table-cell/>
          <table:table-cell table:formula="of:=[.B58]+1" office:value-type="float" office:value="57">
            <text:p>57</text:p>
          </table:table-cell>
          <table:table-cell table:formula="of:=224+(32*[.B59]^1.05)" office:value-type="float" office:value="2456.63935984668">
            <text:p>2456,6393598467</text:p>
          </table:table-cell>
          <table:table-cell table:formula="of:=32+(5*[.B59]^0.85)" office:value-type="float" office:value="187.404514771233">
            <text:p>187,4045147712</text:p>
          </table:table-cell>
          <table:table-cell table:formula="of:=7.5+(2.6*[.B59]^1.1)" office:value-type="float" office:value="229.54228565233">
            <text:p>229,5422856523</text:p>
          </table:table-cell>
          <table:table-cell table:formula="of:=2.4+(1.3*[.B59]^1.05)" office:value-type="float" office:value="93.1009739937715">
            <text:p>93,1009739938</text:p>
          </table:table-cell>
          <table:table-cell table:formula="of:=1.9+(2.6*[.B59]^0.92)" office:value-type="float" office:value="109.14528685507">
            <text:p>109,1452868551</text:p>
          </table:table-cell>
          <table:table-cell table:formula="of:=2.4+(3.2*[.B59]^0.9)" office:value-type="float" office:value="124.141135570572">
            <text:p>124,1411355706</text:p>
          </table:table-cell>
          <table:table-cell table:formula="of:=12+(3.1*[.B59]^1.05)" office:value-type="float" office:value="228.286937985147">
            <text:p>228,2869379851</text:p>
          </table:table-cell>
          <table:table-cell table:formula="of:=4+(2.4*[.B59]^0.9)" office:value-type="float" office:value="95.3058516779292">
            <text:p>95,3058516779</text:p>
          </table:table-cell>
          <table:table-cell table:formula="of:=SUM([.E59:.J59])" office:value-type="float" office:value="879.52247173482">
            <text:p>879,5224717348</text:p>
          </table:table-cell>
        </table:table-row>
        <table:table-row table:style-name="ro1">
          <table:table-cell/>
          <table:table-cell table:formula="of:=[.B59]+1" office:value-type="float" office:value="58">
            <text:p>58</text:p>
          </table:table-cell>
          <table:table-cell table:formula="of:=224+(32*[.B60]^1.05)" office:value-type="float" office:value="2497.78486604335">
            <text:p>2497,7848660434</text:p>
          </table:table-cell>
          <table:table-cell table:formula="of:=32+(5*[.B60]^0.85)" office:value-type="float" office:value="189.718921575701">
            <text:p>189,7189215757</text:p>
          </table:table-cell>
          <table:table-cell table:formula="of:=7.5+(2.6*[.B60]^1.1)" office:value-type="float" office:value="233.831051392851">
            <text:p>233,8310513929</text:p>
          </table:table-cell>
          <table:table-cell table:formula="of:=2.4+(1.3*[.B60]^1.05)" office:value-type="float" office:value="94.7725101830111">
            <text:p>94,772510183</text:p>
          </table:table-cell>
          <table:table-cell table:formula="of:=1.9+(2.6*[.B60]^0.92)" office:value-type="float" office:value="110.875056297119">
            <text:p>110,8750562971</text:p>
          </table:table-cell>
          <table:table-cell table:formula="of:=2.4+(3.2*[.B60]^0.9)" office:value-type="float" office:value="126.061688609485">
            <text:p>126,0616886095</text:p>
          </table:table-cell>
          <table:table-cell table:formula="of:=12+(3.1*[.B60]^1.05)" office:value-type="float" office:value="232.272908897949">
            <text:p>232,272908898</text:p>
          </table:table-cell>
          <table:table-cell table:formula="of:=4+(2.4*[.B60]^0.9)" office:value-type="float" office:value="96.7462664571135">
            <text:p>96,7462664571</text:p>
          </table:table-cell>
          <table:table-cell table:formula="of:=SUM([.E60:.J60])" office:value-type="float" office:value="894.559481837529">
            <text:p>894,5594818375</text:p>
          </table:table-cell>
        </table:table-row>
        <table:table-row table:style-name="ro1">
          <table:table-cell/>
          <table:table-cell table:formula="of:=[.B60]+1" office:value-type="float" office:value="59">
            <text:p>59</text:p>
          </table:table-cell>
          <table:table-cell table:formula="of:=224+(32*[.B61]^1.05)" office:value-type="float" office:value="2538.96585951237">
            <text:p>2538,9658595124</text:p>
          </table:table-cell>
          <table:table-cell table:formula="of:=32+(5*[.B61]^0.85)" office:value-type="float" office:value="192.02735026057">
            <text:p>192,0273502606</text:p>
          </table:table-cell>
          <table:table-cell table:formula="of:=7.5+(2.6*[.B61]^1.1)" office:value-type="float" office:value="238.127218283904">
            <text:p>238,1272182839</text:p>
          </table:table-cell>
          <table:table-cell table:formula="of:=2.4+(1.3*[.B61]^1.05)" office:value-type="float" office:value="96.4454880426899">
            <text:p>96,4454880427</text:p>
          </table:table-cell>
          <table:table-cell table:formula="of:=1.9+(2.6*[.B61]^0.92)" office:value-type="float" office:value="112.602441372187">
            <text:p>112,6024413722</text:p>
          </table:table-cell>
          <table:table-cell table:formula="of:=2.4+(3.2*[.B61]^0.9)" office:value-type="float" office:value="127.978933030999">
            <text:p>127,978933031</text:p>
          </table:table-cell>
          <table:table-cell table:formula="of:=12+(3.1*[.B61]^1.05)" office:value-type="float" office:value="236.262317640261">
            <text:p>236,2623176403</text:p>
          </table:table-cell>
          <table:table-cell table:formula="of:=4+(2.4*[.B61]^0.9)" office:value-type="float" office:value="98.1841997732493">
            <text:p>98,1841997732</text:p>
          </table:table-cell>
          <table:table-cell table:formula="of:=SUM([.E61:.J61])" office:value-type="float" office:value="909.60059814329">
            <text:p>909,6005981433</text:p>
          </table:table-cell>
        </table:table-row>
        <table:table-row table:style-name="ro1">
          <table:table-cell/>
          <table:table-cell table:formula="of:=[.B61]+1" office:value-type="float" office:value="60">
            <text:p>60</text:p>
          </table:table-cell>
          <table:table-cell table:formula="of:=224+(32*[.B62]^1.05)" office:value-type="float" office:value="2580.18176855107">
            <text:p>2580,1817685511</text:p>
          </table:table-cell>
          <table:table-cell table:formula="of:=32+(5*[.B62]^0.85)" office:value-type="float" office:value="194.329917211743">
            <text:p>194,3299172117</text:p>
          </table:table-cell>
          <table:table-cell table:formula="of:=7.5+(2.6*[.B62]^1.1)" office:value-type="float" office:value="242.430673319928">
            <text:p>242,4306733199</text:p>
          </table:table-cell>
          <table:table-cell table:formula="of:=2.4+(1.3*[.B62]^1.05)" office:value-type="float" office:value="98.1198843473873">
            <text:p>98,1198843474</text:p>
          </table:table-cell>
          <table:table-cell table:formula="of:=1.9+(2.6*[.B62]^0.92)" office:value-type="float" office:value="114.327485700945">
            <text:p>114,3274857009</text:p>
          </table:table-cell>
          <table:table-cell table:formula="of:=2.4+(3.2*[.B62]^0.9)" office:value-type="float" office:value="129.892930474904">
            <text:p>129,8929304749</text:p>
          </table:table-cell>
          <table:table-cell table:formula="of:=12+(3.1*[.B62]^1.05)" office:value-type="float" office:value="240.255108828385">
            <text:p>240,2551088284</text:p>
          </table:table-cell>
          <table:table-cell table:formula="of:=4+(2.4*[.B62]^0.9)" office:value-type="float" office:value="99.6196978561781">
            <text:p>99,6196978562</text:p>
          </table:table-cell>
          <table:table-cell table:formula="of:=SUM([.E62:.J62])" office:value-type="float" office:value="924.645780527728">
            <text:p>924,6457805277</text:p>
          </table:table-cell>
        </table:table-row>
        <table:table-row table:style-name="ro1">
          <table:table-cell/>
          <table:table-cell table:formula="of:=[.B62]+1" office:value-type="float" office:value="61">
            <text:p>61</text:p>
          </table:table-cell>
          <table:table-cell table:formula="of:=224+(32*[.B63]^1.05)" office:value-type="float" office:value="2621.43204004752">
            <text:p>2621,4320400475</text:p>
          </table:table-cell>
          <table:table-cell table:formula="of:=32+(5*[.B63]^0.85)" office:value-type="float" office:value="196.62673464926">
            <text:p>196,6267346493</text:p>
          </table:table-cell>
          <table:table-cell table:formula="of:=7.5+(2.6*[.B63]^1.1)" office:value-type="float" office:value="246.741307077368">
            <text:p>246,7413070774</text:p>
          </table:table-cell>
          <table:table-cell table:formula="of:=2.4+(1.3*[.B63]^1.05)" office:value-type="float" office:value="99.7956766269307">
            <text:p>99,7956766269</text:p>
          </table:table-cell>
          <table:table-cell table:formula="of:=1.9+(2.6*[.B63]^0.92)" office:value-type="float" office:value="116.050231392681">
            <text:p>116,0502313927</text:p>
          </table:table-cell>
          <table:table-cell table:formula="of:=2.4+(3.2*[.B63]^0.9)" office:value-type="float" office:value="131.803740425094">
            <text:p>131,8037404251</text:p>
          </table:table-cell>
          <table:table-cell table:formula="of:=12+(3.1*[.B63]^1.05)" office:value-type="float" office:value="244.251228879604">
            <text:p>244,2512288796</text:p>
          </table:table-cell>
          <table:table-cell table:formula="of:=4+(2.4*[.B63]^0.9)" office:value-type="float" office:value="101.052805318821">
            <text:p>101,0528053188</text:p>
          </table:table-cell>
          <table:table-cell table:formula="of:=SUM([.E63:.J63])" office:value-type="float" office:value="939.694989720499">
            <text:p>939,6949897205</text:p>
          </table:table-cell>
        </table:table-row>
        <table:table-row table:style-name="ro1">
          <table:table-cell/>
          <table:table-cell table:formula="of:=[.B63]+1" office:value-type="float" office:value="62">
            <text:p>62</text:p>
          </table:table-cell>
          <table:table-cell table:formula="of:=224+(32*[.B64]^1.05)" office:value-type="float" office:value="2662.71613858093">
            <text:p>2662,7161385809</text:p>
          </table:table-cell>
          <table:table-cell table:formula="of:=32+(5*[.B64]^0.85)" office:value-type="float" office:value="198.9179108422">
            <text:p>198,9179108422</text:p>
          </table:table-cell>
          <table:table-cell table:formula="of:=7.5+(2.6*[.B64]^1.1)" office:value-type="float" office:value="251.059013544216">
            <text:p>251,0590135442</text:p>
          </table:table-cell>
          <table:table-cell table:formula="of:=2.4+(1.3*[.B64]^1.05)" office:value-type="float" office:value="101.47284312985">
            <text:p>101,4728431299</text:p>
          </table:table-cell>
          <table:table-cell table:formula="of:=1.9+(2.6*[.B64]^0.92)" office:value-type="float" office:value="117.770719121572">
            <text:p>117,7707191216</text:p>
          </table:table-cell>
          <table:table-cell table:formula="of:=2.4+(3.2*[.B64]^0.9)" office:value-type="float" office:value="133.71142031906">
            <text:p>133,7114203191</text:p>
          </table:table-cell>
          <table:table-cell table:formula="of:=12+(3.1*[.B64]^1.05)" office:value-type="float" office:value="248.250625925027">
            <text:p>248,250625925</text:p>
          </table:table-cell>
          <table:table-cell table:formula="of:=4+(2.4*[.B64]^0.9)" office:value-type="float" office:value="102.483565239295">
            <text:p>102,4835652393</text:p>
          </table:table-cell>
          <table:table-cell table:formula="of:=SUM([.E64:.J64])" office:value-type="float" office:value="954.748187279019">
            <text:p>954,748187279</text:p>
          </table:table-cell>
        </table:table-row>
        <table:table-row table:style-name="ro1">
          <table:table-cell/>
          <table:table-cell table:formula="of:=[.B64]+1" office:value-type="float" office:value="63">
            <text:p>63</text:p>
          </table:table-cell>
          <table:table-cell table:formula="of:=224+(32*[.B65]^1.05)" office:value-type="float" office:value="2704.03354557936">
            <text:p>2704,0335455794</text:p>
          </table:table-cell>
          <table:table-cell table:formula="of:=32+(5*[.B65]^0.85)" office:value-type="float" office:value="201.203550309204">
            <text:p>201,2035503092</text:p>
          </table:table-cell>
          <table:table-cell table:formula="of:=7.5+(2.6*[.B65]^1.1)" office:value-type="float" office:value="255.383689960274">
            <text:p>255,3836899603</text:p>
          </table:table-cell>
          <table:table-cell table:formula="of:=2.4+(1.3*[.B65]^1.05)" office:value-type="float" office:value="103.151362789161">
            <text:p>103,1513627892</text:p>
          </table:table-cell>
          <table:table-cell table:formula="of:=1.9+(2.6*[.B65]^0.92)" office:value-type="float" office:value="119.488988197943">
            <text:p>119,4889881979</text:p>
          </table:table-cell>
          <table:table-cell table:formula="of:=2.4+(3.2*[.B65]^0.9)" office:value-type="float" office:value="135.616025650143">
            <text:p>135,6160256501</text:p>
          </table:table-cell>
          <table:table-cell table:formula="of:=12+(3.1*[.B65]^1.05)" office:value-type="float" office:value="252.253249728">
            <text:p>252,253249728</text:p>
          </table:table-cell>
          <table:table-cell table:formula="of:=4+(2.4*[.B65]^0.9)" office:value-type="float" office:value="103.912019237607">
            <text:p>103,9120192376</text:p>
          </table:table-cell>
          <table:table-cell table:formula="of:=SUM([.E65:.J65])" office:value-type="float" office:value="969.80533556313">
            <text:p>969,8053355631</text:p>
          </table:table-cell>
        </table:table-row>
        <table:table-row table:style-name="ro1">
          <table:table-cell/>
          <table:table-cell table:formula="of:=[.B65]+1" office:value-type="float" office:value="64">
            <text:p>64</text:p>
          </table:table-cell>
          <table:table-cell table:formula="of:=224+(32*[.B66]^1.05)" office:value-type="float" office:value="2745.38375853039">
            <text:p>2745,3837585304</text:p>
          </table:table-cell>
          <table:table-cell table:formula="of:=32+(5*[.B66]^0.85)" office:value-type="float" office:value="203.483754005807">
            <text:p>203,4837540058</text:p>
          </table:table-cell>
          <table:table-cell table:formula="of:=7.5+(2.6*[.B66]^1.1)" office:value-type="float" office:value="259.71523666733">
            <text:p>259,7152366673</text:p>
          </table:table-cell>
          <table:table-cell table:formula="of:=2.4+(1.3*[.B66]^1.05)" office:value-type="float" office:value="104.831215190297">
            <text:p>104,8312151903</text:p>
          </table:table-cell>
          <table:table-cell table:formula="of:=1.9+(2.6*[.B66]^0.92)" office:value-type="float" office:value="121.205076634917">
            <text:p>121,2050766349</text:p>
          </table:table-cell>
          <table:table-cell table:formula="of:=2.4+(3.2*[.B66]^0.9)" office:value-type="float" office:value="137.517610063144">
            <text:p>137,5176100631</text:p>
          </table:table-cell>
          <table:table-cell table:formula="of:=12+(3.1*[.B66]^1.05)" office:value-type="float" office:value="256.259051607631">
            <text:p>256,2590516076</text:p>
          </table:table-cell>
          <table:table-cell table:formula="of:=4+(2.4*[.B66]^0.9)" office:value-type="float" office:value="105.338207547358">
            <text:p>105,3382075474</text:p>
          </table:table-cell>
          <table:table-cell table:formula="of:=SUM([.E66:.J66])" office:value-type="float" office:value="984.866397710679">
            <text:p>984,8663977107</text:p>
          </table:table-cell>
        </table:table-row>
        <table:table-row table:style-name="ro1">
          <table:table-cell/>
          <table:table-cell table:formula="of:=[.B66]+1" office:value-type="float" office:value="65">
            <text:p>65</text:p>
          </table:table-cell>
          <table:table-cell table:formula="of:=224+(32*[.B67]^1.05)" office:value-type="float" office:value="2786.76629024041">
            <text:p>2786,7662902404</text:p>
          </table:table-cell>
          <table:table-cell table:formula="of:=32+(5*[.B67]^0.85)" office:value-type="float" office:value="205.758619499629">
            <text:p>205,7586194996</text:p>
          </table:table-cell>
          <table:table-cell table:formula="of:=7.5+(2.6*[.B67]^1.1)" office:value-type="float" office:value="264.05355696846">
            <text:p>264,0535569685</text:p>
          </table:table-cell>
          <table:table-cell table:formula="of:=2.4+(1.3*[.B67]^1.05)" office:value-type="float" office:value="106.512380541017">
            <text:p>106,512380541</text:p>
          </table:table-cell>
          <table:table-cell table:formula="of:=1.9+(2.6*[.B67]^0.92)" office:value-type="float" office:value="122.919021210808">
            <text:p>122,9190212108</text:p>
          </table:table-cell>
          <table:table-cell table:formula="of:=2.4+(3.2*[.B67]^0.9)" office:value-type="float" office:value="139.416225443803">
            <text:p>139,4162254438</text:p>
          </table:table-cell>
          <table:table-cell table:formula="of:=12+(3.1*[.B67]^1.05)" office:value-type="float" office:value="260.267984367039">
            <text:p>260,267984367</text:p>
          </table:table-cell>
          <table:table-cell table:formula="of:=4+(2.4*[.B67]^0.9)" office:value-type="float" office:value="106.762169082852">
            <text:p>106,7621690829</text:p>
          </table:table-cell>
          <table:table-cell table:formula="of:=SUM([.E67:.J67])" office:value-type="float" office:value="999.931337613979">
            <text:p>999,931337614</text:p>
          </table:table-cell>
        </table:table-row>
        <table:table-row table:style-name="ro1">
          <table:table-cell/>
          <table:table-cell table:formula="of:=[.B67]+1" office:value-type="float" office:value="66">
            <text:p>66</text:p>
          </table:table-cell>
          <table:table-cell table:formula="of:=224+(32*[.B68]^1.05)" office:value-type="float" office:value="2828.18066813901">
            <text:p>2828,180668139</text:p>
          </table:table-cell>
          <table:table-cell table:formula="of:=32+(5*[.B68]^0.85)" office:value-type="float" office:value="208.028241134398">
            <text:p>208,0282411344</text:p>
          </table:table-cell>
          <table:table-cell table:formula="of:=7.5+(2.6*[.B68]^1.1)" office:value-type="float" office:value="268.398556995787">
            <text:p>268,3985569958</text:p>
          </table:table-cell>
          <table:table-cell table:formula="of:=2.4+(1.3*[.B68]^1.05)" office:value-type="float" office:value="108.194839643147">
            <text:p>108,1948396431</text:p>
          </table:table-cell>
          <table:table-cell table:formula="of:=1.9+(2.6*[.B68]^0.92)" office:value-type="float" office:value="124.63085752761">
            <text:p>124,6308575276</text:p>
          </table:table-cell>
          <table:table-cell table:formula="of:=2.4+(3.2*[.B68]^0.9)" office:value-type="float" office:value="141.31192200264">
            <text:p>141,3119220026</text:p>
          </table:table-cell>
          <table:table-cell table:formula="of:=12+(3.1*[.B68]^1.05)" office:value-type="float" office:value="264.280002225967">
            <text:p>264,280002226</text:p>
          </table:table-cell>
          <table:table-cell table:formula="of:=4+(2.4*[.B68]^0.9)" office:value-type="float" office:value="108.18394150198">
            <text:p>108,183941502</text:p>
          </table:table-cell>
          <table:table-cell table:formula="of:=SUM([.E68:.J68])" office:value-type="float" office:value="1015.00011989713">
            <text:p>1015,0001198971</text:p>
          </table:table-cell>
        </table:table-row>
        <table:table-row table:style-name="ro1">
          <table:table-cell/>
          <table:table-cell table:formula="of:=[.B68]+1" office:value-type="float" office:value="67">
            <text:p>67</text:p>
          </table:table-cell>
          <table:table-cell table:formula="of:=224+(32*[.B69]^1.05)" office:value-type="float" office:value="2869.62643362503">
            <text:p>2869,626433625</text:p>
          </table:table-cell>
          <table:table-cell table:formula="of:=32+(5*[.B69]^0.85)" office:value-type="float" office:value="210.292710183665">
            <text:p>210,2927101837</text:p>
          </table:table-cell>
          <table:table-cell table:formula="of:=7.5+(2.6*[.B69]^1.1)" office:value-type="float" office:value="272.750145586059">
            <text:p>272,7501455861</text:p>
          </table:table-cell>
          <table:table-cell table:formula="of:=2.4+(1.3*[.B69]^1.05)" office:value-type="float" office:value="109.878573866017">
            <text:p>109,878573866</text:p>
          </table:table-cell>
          <table:table-cell table:formula="of:=1.9+(2.6*[.B69]^0.92)" office:value-type="float" office:value="126.340620065867">
            <text:p>126,3406200659</text:p>
          </table:table-cell>
          <table:table-cell table:formula="of:=2.4+(3.2*[.B69]^0.9)" office:value-type="float" office:value="143.204748353597">
            <text:p>143,2047483536</text:p>
          </table:table-cell>
          <table:table-cell table:formula="of:=12+(3.1*[.B69]^1.05)" office:value-type="float" office:value="268.295060757425">
            <text:p>268,2950607574</text:p>
          </table:table-cell>
          <table:table-cell table:formula="of:=4+(2.4*[.B69]^0.9)" office:value-type="float" office:value="109.603561265198">
            <text:p>109,6035612652</text:p>
          </table:table-cell>
          <table:table-cell table:formula="of:=SUM([.E69:.J69])" office:value-type="float" office:value="1030.07270989416">
            <text:p>1030,0727098942</text:p>
          </table:table-cell>
        </table:table-row>
        <table:table-row table:style-name="ro1">
          <table:table-cell/>
          <table:table-cell table:formula="of:=[.B69]+1" office:value-type="float" office:value="68">
            <text:p>68</text:p>
          </table:table-cell>
          <table:table-cell table:formula="of:=224+(32*[.B70]^1.05)" office:value-type="float" office:value="2911.10314145116">
            <text:p>2911,1031414512</text:p>
          </table:table-cell>
          <table:table-cell table:formula="of:=32+(5*[.B70]^0.85)" office:value-type="float" office:value="212.552114995007">
            <text:p>212,552114995</text:p>
          </table:table-cell>
          <table:table-cell table:formula="of:=7.5+(2.6*[.B70]^1.1)" office:value-type="float" office:value="277.108234163479">
            <text:p>277,1082341635</text:p>
          </table:table-cell>
          <table:table-cell table:formula="of:=2.4+(1.3*[.B70]^1.05)" office:value-type="float" office:value="111.563565121453">
            <text:p>111,5635651215</text:p>
          </table:table-cell>
          <table:table-cell table:formula="of:=1.9+(2.6*[.B70]^0.92)" office:value-type="float" office:value="128.048342236199">
            <text:p>128,0483422362</text:p>
          </table:table-cell>
          <table:table-cell table:formula="of:=2.4+(3.2*[.B70]^0.9)" office:value-type="float" office:value="145.094751587863">
            <text:p>145,0947515879</text:p>
          </table:table-cell>
          <table:table-cell table:formula="of:=12+(3.1*[.B70]^1.05)" office:value-type="float" office:value="272.313116828081">
            <text:p>272,3131168281</text:p>
          </table:table-cell>
          <table:table-cell table:formula="of:=4+(2.4*[.B70]^0.9)" office:value-type="float" office:value="111.021063690897">
            <text:p>111,0210636909</text:p>
          </table:table-cell>
          <table:table-cell table:formula="of:=SUM([.E70:.J70])" office:value-type="float" office:value="1045.14907362797">
            <text:p>1045,149073628</text:p>
          </table:table-cell>
        </table:table-row>
        <table:table-row table:style-name="ro1">
          <table:table-cell/>
          <table:table-cell table:formula="of:=[.B70]+1" office:value-type="float" office:value="69">
            <text:p>69</text:p>
          </table:table-cell>
          <table:table-cell table:formula="of:=224+(32*[.B71]^1.05)" office:value-type="float" office:value="2952.61035914431">
            <text:p>2952,6103591443</text:p>
          </table:table-cell>
          <table:table-cell table:formula="of:=32+(5*[.B71]^0.85)" office:value-type="float" office:value="214.806541125438">
            <text:p>214,8065411254</text:p>
          </table:table-cell>
          <table:table-cell table:formula="of:=7.5+(2.6*[.B71]^1.1)" office:value-type="float" office:value="281.472736629262">
            <text:p>281,4727366293</text:p>
          </table:table-cell>
          <table:table-cell table:formula="of:=2.4+(1.3*[.B71]^1.05)" office:value-type="float" office:value="113.249795840238">
            <text:p>113,2497958402</text:p>
          </table:table-cell>
          <table:table-cell table:formula="of:=1.9+(2.6*[.B71]^0.92)" office:value-type="float" office:value="129.754056427746">
            <text:p>129,7540564277</text:p>
          </table:table-cell>
          <table:table-cell table:formula="of:=2.4+(3.2*[.B71]^0.9)" office:value-type="float" office:value="146.98197734325">
            <text:p>146,9819773433</text:p>
          </table:table-cell>
          <table:table-cell table:formula="of:=12+(3.1*[.B71]^1.05)" office:value-type="float" office:value="276.334128542105">
            <text:p>276,3341285421</text:p>
          </table:table-cell>
          <table:table-cell table:formula="of:=4+(2.4*[.B71]^0.9)" office:value-type="float" office:value="112.436483007437">
            <text:p>112,4364830074</text:p>
          </table:table-cell>
          <table:table-cell table:formula="of:=SUM([.E71:.J71])" office:value-type="float" office:value="1060.22917779004">
            <text:p>1060,22917779</text:p>
          </table:table-cell>
        </table:table-row>
        <table:table-row table:style-name="ro1">
          <table:table-cell/>
          <table:table-cell table:formula="of:=[.B71]+1" office:value-type="float" office:value="70">
            <text:p>70</text:p>
          </table:table-cell>
          <table:table-cell table:formula="of:=224+(32*[.B72]^1.05)" office:value-type="float" office:value="2994.14766645922">
            <text:p>2994,1476664592</text:p>
          </table:table-cell>
          <table:table-cell table:formula="of:=32+(5*[.B72]^0.85)" office:value-type="float" office:value="217.056071468687">
            <text:p>217,0560714687</text:p>
          </table:table-cell>
          <table:table-cell table:formula="of:=7.5+(2.6*[.B72]^1.1)" office:value-type="float" office:value="285.84356925743">
            <text:p>285,8435692574</text:p>
          </table:table-cell>
          <table:table-cell table:formula="of:=2.4+(1.3*[.B72]^1.05)" office:value-type="float" office:value="114.937248949906">
            <text:p>114,9372489499</text:p>
          </table:table-cell>
          <table:table-cell table:formula="of:=1.9+(2.6*[.B72]^0.92)" office:value-type="float" office:value="131.457794053743">
            <text:p>131,4577940537</text:p>
          </table:table-cell>
          <table:table-cell table:formula="of:=2.4+(3.2*[.B72]^0.9)" office:value-type="float" office:value="148.866469869455">
            <text:p>148,8664698695</text:p>
          </table:table-cell>
          <table:table-cell table:formula="of:=12+(3.1*[.B72]^1.05)" office:value-type="float" office:value="280.358055188237">
            <text:p>280,3580551882</text:p>
          </table:table-cell>
          <table:table-cell table:formula="of:=4+(2.4*[.B72]^0.9)" office:value-type="float" office:value="113.849852402091">
            <text:p>113,8498524021</text:p>
          </table:table-cell>
          <table:table-cell table:formula="of:=SUM([.E72:.J72])" office:value-type="float" office:value="1075.31298972086">
            <text:p>1075,3129897209</text:p>
          </table:table-cell>
        </table:table-row>
        <table:table-row table:style-name="ro1">
          <table:table-cell/>
          <table:table-cell table:formula="of:=[.B72]+1" office:value-type="float" office:value="71">
            <text:p>71</text:p>
          </table:table-cell>
          <table:table-cell table:formula="of:=224+(32*[.B73]^1.05)" office:value-type="float" office:value="3035.71465486285">
            <text:p>3035,7146548629</text:p>
          </table:table-cell>
          <table:table-cell table:formula="of:=32+(5*[.B73]^0.85)" office:value-type="float" office:value="219.300786374927">
            <text:p>219,3007863749</text:p>
          </table:table-cell>
          <table:table-cell table:formula="of:=7.5+(2.6*[.B73]^1.1)" office:value-type="float" office:value="290.220650596436">
            <text:p>290,2206505964</text:p>
          </table:table-cell>
          <table:table-cell table:formula="of:=2.4+(1.3*[.B73]^1.05)" office:value-type="float" office:value="116.625907853803">
            <text:p>116,6259078538</text:p>
          </table:table-cell>
          <table:table-cell table:formula="of:=1.9+(2.6*[.B73]^0.92)" office:value-type="float" office:value="133.159585594441">
            <text:p>133,1595855944</text:p>
          </table:table-cell>
          <table:table-cell table:formula="of:=2.4+(3.2*[.B73]^0.9)" office:value-type="float" office:value="150.748272089498">
            <text:p>150,7482720895</text:p>
          </table:table-cell>
          <table:table-cell table:formula="of:=12+(3.1*[.B73]^1.05)" office:value-type="float" office:value="284.384857189838">
            <text:p>284,3848571898</text:p>
          </table:table-cell>
          <table:table-cell table:formula="of:=4+(2.4*[.B73]^0.9)" office:value-type="float" office:value="115.261204067124">
            <text:p>115,2612040671</text:p>
          </table:table-cell>
          <table:table-cell table:formula="of:=SUM([.E73:.J73])" office:value-type="float" office:value="1090.40047739114">
            <text:p>1090,4004773911</text:p>
          </table:table-cell>
        </table:table-row>
        <table:table-row table:style-name="ro1">
          <table:table-cell/>
          <table:table-cell table:formula="of:=[.B73]+1" office:value-type="float" office:value="72">
            <text:p>72</text:p>
          </table:table-cell>
          <table:table-cell table:formula="of:=224+(32*[.B74]^1.05)" office:value-type="float" office:value="3077.31092704752">
            <text:p>3077,3109270475</text:p>
          </table:table-cell>
          <table:table-cell table:formula="of:=32+(5*[.B74]^0.85)" office:value-type="float" office:value="221.540763763526">
            <text:p>221,5407637635</text:p>
          </table:table-cell>
          <table:table-cell table:formula="of:=7.5+(2.6*[.B74]^1.1)" office:value-type="float" office:value="294.603901376178">
            <text:p>294,6039013762</text:p>
          </table:table-cell>
          <table:table-cell table:formula="of:=2.4+(1.3*[.B74]^1.05)" office:value-type="float" office:value="118.315756411306">
            <text:p>118,3157564113</text:p>
          </table:table-cell>
          <table:table-cell table:formula="of:=1.9+(2.6*[.B74]^0.92)" office:value-type="float" office:value="134.859460637562">
            <text:p>134,8594606376</text:p>
          </table:table-cell>
          <table:table-cell table:formula="of:=2.4+(3.2*[.B74]^0.9)" office:value-type="float" office:value="152.627425657612">
            <text:p>152,6274256576</text:p>
          </table:table-cell>
          <table:table-cell table:formula="of:=12+(3.1*[.B74]^1.05)" office:value-type="float" office:value="288.414496057729">
            <text:p>288,4144960577</text:p>
          </table:table-cell>
          <table:table-cell table:formula="of:=4+(2.4*[.B74]^0.9)" office:value-type="float" office:value="116.670569243209">
            <text:p>116,6705692432</text:p>
          </table:table-cell>
          <table:table-cell table:formula="of:=SUM([.E74:.J74])" office:value-type="float" office:value="1105.49160938359">
            <text:p>1105,4916093836</text:p>
          </table:table-cell>
        </table:table-row>
        <table:table-row table:style-name="ro1">
          <table:table-cell/>
          <table:table-cell table:formula="of:=[.B74]+1" office:value-type="float" office:value="73">
            <text:p>73</text:p>
          </table:table-cell>
          <table:table-cell table:formula="of:=224+(32*[.B75]^1.05)" office:value-type="float" office:value="3118.93609647079">
            <text:p>3118,9360964708</text:p>
          </table:table-cell>
          <table:table-cell table:formula="of:=32+(5*[.B75]^0.85)" office:value-type="float" office:value="223.77607922929">
            <text:p>223,7760792293</text:p>
          </table:table-cell>
          <table:table-cell table:formula="of:=7.5+(2.6*[.B75]^1.1)" office:value-type="float" office:value="298.993244420067">
            <text:p>298,9932444201</text:p>
          </table:table-cell>
          <table:table-cell table:formula="of:=2.4+(1.3*[.B75]^1.05)" office:value-type="float" office:value="120.006778919126">
            <text:p>120,0067789191</text:p>
          </table:table-cell>
          <table:table-cell table:formula="of:=1.9+(2.6*[.B75]^0.92)" office:value-type="float" office:value="136.557447916464">
            <text:p>136,5574479165</text:p>
          </table:table-cell>
          <table:table-cell table:formula="of:=2.4+(3.2*[.B75]^0.9)" office:value-type="float" office:value="154.50397101384">
            <text:p>154,5039710138</text:p>
          </table:table-cell>
          <table:table-cell table:formula="of:=12+(3.1*[.B75]^1.05)" office:value-type="float" office:value="292.446934345608">
            <text:p>292,4469343456</text:p>
          </table:table-cell>
          <table:table-cell table:formula="of:=4+(2.4*[.B75]^0.9)" office:value-type="float" office:value="118.07797826038">
            <text:p>118,0779782604</text:p>
          </table:table-cell>
          <table:table-cell table:formula="of:=SUM([.E75:.J75])" office:value-type="float" office:value="1120.58635487549">
            <text:p>1120,5863548755</text:p>
          </table:table-cell>
        </table:table-row>
        <table:table-row table:style-name="ro1">
          <table:table-cell/>
          <table:table-cell table:formula="of:=[.B75]+1" office:value-type="float" office:value="74">
            <text:p>74</text:p>
          </table:table-cell>
          <table:table-cell table:formula="of:=224+(32*[.B76]^1.05)" office:value-type="float" office:value="3160.58978692019">
            <text:p>3160,5897869202</text:p>
          </table:table-cell>
          <table:table-cell table:formula="of:=32+(5*[.B76]^0.85)" office:value-type="float" office:value="226.006806142685">
            <text:p>226,0068061427</text:p>
          </table:table-cell>
          <table:table-cell table:formula="of:=7.5+(2.6*[.B76]^1.1)" office:value-type="float" office:value="303.388604561791">
            <text:p>303,3886045618</text:p>
          </table:table-cell>
          <table:table-cell table:formula="of:=2.4+(1.3*[.B76]^1.05)" office:value-type="float" office:value="121.698960093633">
            <text:p>121,6989600936</text:p>
          </table:table-cell>
          <table:table-cell table:formula="of:=1.9+(2.6*[.B76]^0.92)" office:value-type="float" office:value="138.253575346174">
            <text:p>138,2535753462</text:p>
          </table:table-cell>
          <table:table-cell table:formula="of:=2.4+(3.2*[.B76]^0.9)" office:value-type="float" office:value="156.377947435571">
            <text:p>156,3779474356</text:p>
          </table:table-cell>
          <table:table-cell table:formula="of:=12+(3.1*[.B76]^1.05)" office:value-type="float" office:value="296.482135607893">
            <text:p>296,4821356079</text:p>
          </table:table-cell>
          <table:table-cell table:formula="of:=4+(2.4*[.B76]^0.9)" office:value-type="float" office:value="119.483460576679">
            <text:p>119,4834605767</text:p>
          </table:table-cell>
          <table:table-cell table:formula="of:=SUM([.E76:.J76])" office:value-type="float" office:value="1135.68468362174">
            <text:p>1135,6846836217</text:p>
          </table:table-cell>
        </table:table-row>
        <table:table-row table:style-name="ro1">
          <table:table-cell/>
          <table:table-cell table:formula="of:=[.B76]+1" office:value-type="float" office:value="75">
            <text:p>75</text:p>
          </table:table-cell>
          <table:table-cell table:formula="of:=224+(32*[.B77]^1.05)" office:value-type="float" office:value="3202.27163210121">
            <text:p>3202,2716321012</text:p>
          </table:table-cell>
          <table:table-cell table:formula="of:=32+(5*[.B77]^0.85)" office:value-type="float" office:value="228.233015744434">
            <text:p>228,2330157444</text:p>
          </table:table-cell>
          <table:table-cell table:formula="of:=7.5+(2.6*[.B77]^1.1)" office:value-type="float" office:value="307.789908566469">
            <text:p>307,7899085665</text:p>
          </table:table-cell>
          <table:table-cell table:formula="of:=2.4+(1.3*[.B77]^1.05)" office:value-type="float" office:value="123.392285054112">
            <text:p>123,3922850541</text:p>
          </table:table-cell>
          <table:table-cell table:formula="of:=1.9+(2.6*[.B77]^0.92)" office:value-type="float" office:value="139.947870057432">
            <text:p>139,9478700574</text:p>
          </table:table-cell>
          <table:table-cell table:formula="of:=2.4+(3.2*[.B77]^0.9)" office:value-type="float" office:value="158.249393086218">
            <text:p>158,2493930862</text:p>
          </table:table-cell>
          <table:table-cell table:formula="of:=12+(3.1*[.B77]^1.05)" office:value-type="float" office:value="300.520064359804">
            <text:p>300,5200643598</text:p>
          </table:table-cell>
          <table:table-cell table:formula="of:=4+(2.4*[.B77]^0.9)" office:value-type="float" office:value="120.887044814663">
            <text:p>120,8870448147</text:p>
          </table:table-cell>
          <table:table-cell table:formula="of:=SUM([.E77:.J77])" office:value-type="float" office:value="1150.7865659387">
            <text:p>1150,7865659387</text:p>
          </table:table-cell>
        </table:table-row>
        <table:table-row table:style-name="ro1">
          <table:table-cell/>
          <table:table-cell table:formula="of:=[.B77]+1" office:value-type="float" office:value="76">
            <text:p>76</text:p>
          </table:table-cell>
          <table:table-cell table:formula="of:=224+(32*[.B78]^1.05)" office:value-type="float" office:value="3243.98127524706">
            <text:p>3243,9812752471</text:p>
          </table:table-cell>
          <table:table-cell table:formula="of:=32+(5*[.B78]^0.85)" office:value-type="float" office:value="230.454777234886">
            <text:p>230,4547772349</text:p>
          </table:table-cell>
          <table:table-cell table:formula="of:=7.5+(2.6*[.B78]^1.1)" office:value-type="float" office:value="312.197085055913">
            <text:p>312,1970850559</text:p>
          </table:table-cell>
          <table:table-cell table:formula="of:=2.4+(1.3*[.B78]^1.05)" office:value-type="float" office:value="125.086739306912">
            <text:p>125,0867393069</text:p>
          </table:table-cell>
          <table:table-cell table:formula="of:=1.9+(2.6*[.B78]^0.92)" office:value-type="float" office:value="141.640358428886">
            <text:p>141,6403584289</text:p>
          </table:table-cell>
          <table:table-cell table:formula="of:=2.4+(3.2*[.B78]^0.9)" office:value-type="float" office:value="160.118345061232">
            <text:p>160,1183450612</text:p>
          </table:table-cell>
          <table:table-cell table:formula="of:=12+(3.1*[.B78]^1.05)" office:value-type="float" office:value="304.560686039559">
            <text:p>304,5606860396</text:p>
          </table:table-cell>
          <table:table-cell table:formula="of:=4+(2.4*[.B78]^0.9)" office:value-type="float" office:value="122.288758795924">
            <text:p>122,2887587959</text:p>
          </table:table-cell>
          <table:table-cell table:formula="of:=SUM([.E78:.J78])" office:value-type="float" office:value="1165.89197268843">
            <text:p>1165,8919726884</text:p>
          </table:table-cell>
        </table:table-row>
        <table:table-row table:style-name="ro1">
          <table:table-cell/>
          <table:table-cell table:formula="of:=[.B78]+1" office:value-type="float" office:value="77">
            <text:p>77</text:p>
          </table:table-cell>
          <table:table-cell table:formula="of:=224+(32*[.B79]^1.05)" office:value-type="float" office:value="3285.71836874865">
            <text:p>3285,7183687487</text:p>
          </table:table-cell>
          <table:table-cell table:formula="of:=32+(5*[.B79]^0.85)" office:value-type="float" office:value="232.672157858515">
            <text:p>232,6721578585</text:p>
          </table:table-cell>
          <table:table-cell table:formula="of:=7.5+(2.6*[.B79]^1.1)" office:value-type="float" office:value="316.610064437722">
            <text:p>316,6100644377</text:p>
          </table:table-cell>
          <table:table-cell table:formula="of:=2.4+(1.3*[.B79]^1.05)" office:value-type="float" office:value="126.782308730414">
            <text:p>126,7823087304</text:p>
          </table:table-cell>
          <table:table-cell table:formula="of:=1.9+(2.6*[.B79]^0.92)" office:value-type="float" office:value="143.33106611756">
            <text:p>143,3310661176</text:p>
          </table:table-cell>
          <table:table-cell table:formula="of:=2.4+(3.2*[.B79]^0.9)" office:value-type="float" office:value="161.984839431647">
            <text:p>161,9848394316</text:p>
          </table:table-cell>
          <table:table-cell table:formula="of:=12+(3.1*[.B79]^1.05)" office:value-type="float" office:value="308.603966972525">
            <text:p>308,6039669725</text:p>
          </table:table-cell>
          <table:table-cell table:formula="of:=4+(2.4*[.B79]^0.9)" office:value-type="float" office:value="123.688629573736">
            <text:p>123,6886295737</text:p>
          </table:table-cell>
          <table:table-cell table:formula="of:=SUM([.E79:.J79])" office:value-type="float" office:value="1181.0008752636">
            <text:p>1181,0008752636</text:p>
          </table:table-cell>
        </table:table-row>
        <table:table-row table:style-name="ro1">
          <table:table-cell/>
          <table:table-cell table:formula="of:=[.B79]+1" office:value-type="float" office:value="78">
            <text:p>78</text:p>
          </table:table-cell>
          <table:table-cell table:formula="of:=224+(32*[.B80]^1.05)" office:value-type="float" office:value="3327.4825738036">
            <text:p>3327,4825738036</text:p>
          </table:table-cell>
          <table:table-cell table:formula="of:=32+(5*[.B80]^0.85)" office:value-type="float" office:value="234.885222983858">
            <text:p>234,8852229839</text:p>
          </table:table-cell>
          <table:table-cell table:formula="of:=7.5+(2.6*[.B80]^1.1)" office:value-type="float" office:value="321.028778837976">
            <text:p>321,028778838</text:p>
          </table:table-cell>
          <table:table-cell table:formula="of:=2.4+(1.3*[.B80]^1.05)" office:value-type="float" office:value="128.478979560771">
            <text:p>128,4789795608</text:p>
          </table:table-cell>
          <table:table-cell table:formula="of:=1.9+(2.6*[.B80]^0.92)" office:value-type="float" office:value="145.020018087707">
            <text:p>145,0200180877</text:p>
          </table:table-cell>
          <table:table-cell table:formula="of:=2.4+(3.2*[.B80]^0.9)" office:value-type="float" office:value="163.848911285297">
            <text:p>163,8489112853</text:p>
          </table:table-cell>
          <table:table-cell table:formula="of:=12+(3.1*[.B80]^1.05)" office:value-type="float" office:value="312.649874337224">
            <text:p>312,6498743372</text:p>
          </table:table-cell>
          <table:table-cell table:formula="of:=4+(2.4*[.B80]^0.9)" office:value-type="float" office:value="125.086683463973">
            <text:p>125,086683464</text:p>
          </table:table-cell>
          <table:table-cell table:formula="of:=SUM([.E80:.J80])" office:value-type="float" office:value="1196.11324557295">
            <text:p>1196,113245573</text:p>
          </table:table-cell>
        </table:table-row>
        <table:table-row table:style-name="ro1">
          <table:table-cell/>
          <table:table-cell table:formula="of:=[.B80]+1" office:value-type="float" office:value="79">
            <text:p>79</text:p>
          </table:table-cell>
          <table:table-cell table:formula="of:=224+(32*[.B81]^1.05)" office:value-type="float" office:value="3369.27356008302">
            <text:p>3369,273560083</text:p>
          </table:table-cell>
          <table:table-cell table:formula="of:=32+(5*[.B81]^0.85)" office:value-type="float" office:value="237.094036179214">
            <text:p>237,0940361792</text:p>
          </table:table-cell>
          <table:table-cell table:formula="of:=7.5+(2.6*[.B81]^1.1)" office:value-type="float" office:value="325.453162037294">
            <text:p>325,4531620373</text:p>
          </table:table-cell>
          <table:table-cell table:formula="of:=2.4+(1.3*[.B81]^1.05)" office:value-type="float" office:value="130.176738378373">
            <text:p>130,1767383784</text:p>
          </table:table-cell>
          <table:table-cell table:formula="of:=1.9+(2.6*[.B81]^0.92)" office:value-type="float" office:value="146.707238638151">
            <text:p>146,7072386382</text:p>
          </table:table-cell>
          <table:table-cell table:formula="of:=2.4+(3.2*[.B81]^0.9)" office:value-type="float" office:value="165.710594765871">
            <text:p>165,7105947659</text:p>
          </table:table-cell>
          <table:table-cell table:formula="of:=12+(3.1*[.B81]^1.05)" office:value-type="float" office:value="316.698376133042">
            <text:p>316,698376133</text:p>
          </table:table-cell>
          <table:table-cell table:formula="of:=4+(2.4*[.B81]^0.9)" office:value-type="float" office:value="126.482946074404">
            <text:p>126,4829460744</text:p>
          </table:table-cell>
          <table:table-cell table:formula="of:=SUM([.E81:.J81])" office:value-type="float" office:value="1211.22905602714">
            <text:p>1211,2290560271</text:p>
          </table:table-cell>
        </table:table-row>
        <table:table-row table:style-name="ro1">
          <table:table-cell/>
          <table:table-cell table:formula="of:=[.B81]+1" office:value-type="float" office:value="80">
            <text:p>80</text:p>
          </table:table-cell>
          <table:table-cell table:formula="of:=224+(32*[.B82]^1.05)" office:value-type="float" office:value="3411.09100541494">
            <text:p>3411,0910054149</text:p>
          </table:table-cell>
          <table:table-cell table:formula="of:=32+(5*[.B82]^0.85)" office:value-type="float" office:value="239.298659284364">
            <text:p>239,2986592844</text:p>
          </table:table-cell>
          <table:table-cell table:formula="of:=7.5+(2.6*[.B82]^1.1)" office:value-type="float" office:value="329.883149410054">
            <text:p>329,8831494101</text:p>
          </table:table-cell>
          <table:table-cell table:formula="of:=2.4+(1.3*[.B82]^1.05)" office:value-type="float" office:value="131.875572094982">
            <text:p>131,875572095</text:p>
          </table:table-cell>
          <table:table-cell table:formula="of:=1.9+(2.6*[.B82]^0.92)" office:value-type="float" office:value="148.392751428226">
            <text:p>148,3927514282</text:p>
          </table:table-cell>
          <table:table-cell table:formula="of:=2.4+(3.2*[.B82]^0.9)" office:value-type="float" office:value="167.569923109943">
            <text:p>167,5699231099</text:p>
          </table:table-cell>
          <table:table-cell table:formula="of:=12+(3.1*[.B82]^1.05)" office:value-type="float" office:value="320.749441149572">
            <text:p>320,7494411496</text:p>
          </table:table-cell>
          <table:table-cell table:formula="of:=4+(2.4*[.B82]^0.9)" office:value-type="float" office:value="127.877442332457">
            <text:p>127,8774423325</text:p>
          </table:table-cell>
          <table:table-cell table:formula="of:=SUM([.E82:.J82])" office:value-type="float" office:value="1226.34827952524">
            <text:p>1226,3482795252</text:p>
          </table:table-cell>
        </table:table-row>
        <table:table-row table:style-name="ro1">
          <table:table-cell/>
          <table:table-cell table:formula="of:=[.B82]+1" office:value-type="float" office:value="81">
            <text:p>81</text:p>
          </table:table-cell>
          <table:table-cell table:formula="of:=224+(32*[.B83]^1.05)" office:value-type="float" office:value="3452.93459548342">
            <text:p>3452,9345954834</text:p>
          </table:table-cell>
          <table:table-cell table:formula="of:=32+(5*[.B83]^0.85)" office:value-type="float" office:value="241.499152478574">
            <text:p>241,4991524786</text:p>
          </table:table-cell>
          <table:table-cell table:formula="of:=7.5+(2.6*[.B83]^1.1)" office:value-type="float" office:value="334.318677866575">
            <text:p>334,3186778666</text:p>
          </table:table-cell>
          <table:table-cell table:formula="of:=2.4+(1.3*[.B83]^1.05)" office:value-type="float" office:value="133.575467941514">
            <text:p>133,5754679415</text:p>
          </table:table-cell>
          <table:table-cell table:formula="of:=1.9+(2.6*[.B83]^0.92)" office:value-type="float" office:value="150.07657950238">
            <text:p>150,0765795024</text:p>
          </table:table-cell>
          <table:table-cell table:formula="of:=2.4+(3.2*[.B83]^0.9)" office:value-type="float" office:value="169.426928682104">
            <text:p>169,4269286821</text:p>
          </table:table-cell>
          <table:table-cell table:formula="of:=12+(3.1*[.B83]^1.05)" office:value-type="float" office:value="324.803038937456">
            <text:p>324,8030389375</text:p>
          </table:table-cell>
          <table:table-cell table:formula="of:=4+(2.4*[.B83]^0.9)" office:value-type="float" office:value="129.270196511578">
            <text:p>129,2701965116</text:p>
          </table:table-cell>
          <table:table-cell table:formula="of:=SUM([.E83:.J83])" office:value-type="float" office:value="1241.47088944161">
            <text:p>1241,4708894416</text:p>
          </table:table-cell>
        </table:table-row>
        <table:table-row table:style-name="ro1">
          <table:table-cell/>
          <table:table-cell table:formula="of:=[.B83]+1" office:value-type="float" office:value="82">
            <text:p>82</text:p>
          </table:table-cell>
          <table:table-cell table:formula="of:=224+(32*[.B84]^1.05)" office:value-type="float" office:value="3494.80402354233">
            <text:p>3494,8040235423</text:p>
          </table:table-cell>
          <table:table-cell table:formula="of:=32+(5*[.B84]^0.85)" office:value-type="float" office:value="243.695574345114">
            <text:p>243,6955743451</text:p>
          </table:table-cell>
          <table:table-cell table:formula="of:=7.5+(2.6*[.B84]^1.1)" office:value-type="float" office:value="338.759685798087">
            <text:p>338,7596857981</text:p>
          </table:table-cell>
          <table:table-cell table:formula="of:=2.4+(1.3*[.B84]^1.05)" office:value-type="float" office:value="135.276413456407">
            <text:p>135,2764134564</text:p>
          </table:table-cell>
          <table:table-cell table:formula="of:=1.9+(2.6*[.B84]^0.92)" office:value-type="float" office:value="151.75874531355">
            <text:p>151,7587453136</text:p>
          </table:table-cell>
          <table:table-cell table:formula="of:=2.4+(3.2*[.B84]^0.9)" office:value-type="float" office:value="171.281643008318">
            <text:p>171,2816430083</text:p>
          </table:table-cell>
          <table:table-cell table:formula="of:=12+(3.1*[.B84]^1.05)" office:value-type="float" office:value="328.859139780663">
            <text:p>328,8591397807</text:p>
          </table:table-cell>
          <table:table-cell table:formula="of:=4+(2.4*[.B84]^0.9)" office:value-type="float" office:value="130.661232256238">
            <text:p>130,6612322562</text:p>
          </table:table-cell>
          <table:table-cell table:formula="of:=SUM([.E84:.J84])" office:value-type="float" office:value="1256.59685961326">
            <text:p>1256,5968596133</text:p>
          </table:table-cell>
        </table:table-row>
        <table:table-row table:style-name="ro1">
          <table:table-cell/>
          <table:table-cell table:formula="of:=[.B84]+1" office:value-type="float" office:value="83">
            <text:p>83</text:p>
          </table:table-cell>
          <table:table-cell table:formula="of:=224+(32*[.B85]^1.05)" office:value-type="float" office:value="3536.69899014286">
            <text:p>3536,6989901429</text:p>
          </table:table-cell>
          <table:table-cell table:formula="of:=32+(5*[.B85]^0.85)" office:value-type="float" office:value="245.887981932525">
            <text:p>245,8879819325</text:p>
          </table:table-cell>
          <table:table-cell table:formula="of:=7.5+(2.6*[.B85]^1.1)" office:value-type="float" office:value="343.206113024321">
            <text:p>343,2061130243</text:p>
          </table:table-cell>
          <table:table-cell table:formula="of:=2.4+(1.3*[.B85]^1.05)" office:value-type="float" office:value="136.978396474554">
            <text:p>136,9783964746</text:p>
          </table:table-cell>
          <table:table-cell table:formula="of:=1.9+(2.6*[.B85]^0.92)" office:value-type="float" office:value="153.43927074537">
            <text:p>153,4392707454</text:p>
          </table:table-cell>
          <table:table-cell table:formula="of:=2.4+(3.2*[.B85]^0.9)" office:value-type="float" office:value="173.134096807607">
            <text:p>173,1340968076</text:p>
          </table:table-cell>
          <table:table-cell table:formula="of:=12+(3.1*[.B85]^1.05)" office:value-type="float" office:value="332.917714670089">
            <text:p>332,9177146701</text:p>
          </table:table-cell>
          <table:table-cell table:formula="of:=4+(2.4*[.B85]^0.9)" office:value-type="float" office:value="132.050572605705">
            <text:p>132,0505726057</text:p>
          </table:table-cell>
          <table:table-cell table:formula="of:=SUM([.E85:.J85])" office:value-type="float" office:value="1271.72616432765">
            <text:p>1271,7261643277</text:p>
          </table:table-cell>
        </table:table-row>
        <table:table-row table:style-name="ro1">
          <table:table-cell/>
          <table:table-cell table:formula="of:=[.B85]+1" office:value-type="float" office:value="84">
            <text:p>84</text:p>
          </table:table-cell>
          <table:table-cell table:formula="of:=224+(32*[.B86]^1.05)" office:value-type="float" office:value="3578.6192028741">
            <text:p>3578,6192028741</text:p>
          </table:table-cell>
          <table:table-cell table:formula="of:=32+(5*[.B86]^0.85)" office:value-type="float" office:value="248.076430812812">
            <text:p>248,0764308128</text:p>
          </table:table-cell>
          <table:table-cell table:formula="of:=7.5+(2.6*[.B86]^1.1)" office:value-type="float" office:value="347.657900743563">
            <text:p>347,6579007436</text:p>
          </table:table-cell>
          <table:table-cell table:formula="of:=2.4+(1.3*[.B86]^1.05)" office:value-type="float" office:value="138.68140511676">
            <text:p>138,6814051168</text:p>
          </table:table-cell>
          <table:table-cell table:formula="of:=1.9+(2.6*[.B86]^0.92)" office:value-type="float" office:value="155.118177133291">
            <text:p>155,1181771333</text:p>
          </table:table-cell>
          <table:table-cell table:formula="of:=2.4+(3.2*[.B86]^0.9)" office:value-type="float" office:value="174.98432002218">
            <text:p>174,9843200222</text:p>
          </table:table-cell>
          <table:table-cell table:formula="of:=12+(3.1*[.B86]^1.05)" office:value-type="float" office:value="336.978735278429">
            <text:p>336,9787352784</text:p>
          </table:table-cell>
          <table:table-cell table:formula="of:=4+(2.4*[.B86]^0.9)" office:value-type="float" office:value="133.438240016635">
            <text:p>133,4382400166</text:p>
          </table:table-cell>
          <table:table-cell table:formula="of:=SUM([.E86:.J86])" office:value-type="float" office:value="1286.85877831086">
            <text:p>1286,8587783109</text:p>
          </table:table-cell>
        </table:table-row>
        <table:table-row table:style-name="ro1">
          <table:table-cell/>
          <table:table-cell table:formula="of:=[.B86]+1" office:value-type="float" office:value="85">
            <text:p>85</text:p>
          </table:table-cell>
          <table:table-cell table:formula="of:=224+(32*[.B87]^1.05)" office:value-type="float" office:value="3620.56437611577">
            <text:p>3620,5643761158</text:p>
          </table:table-cell>
          <table:table-cell table:formula="of:=32+(5*[.B87]^0.85)" office:value-type="float" office:value="250.260975136769">
            <text:p>250,2609751368</text:p>
          </table:table-cell>
          <table:table-cell table:formula="of:=7.5+(2.6*[.B87]^1.1)" office:value-type="float" office:value="352.114991485026">
            <text:p>352,114991485</text:p>
          </table:table-cell>
          <table:table-cell table:formula="of:=2.4+(1.3*[.B87]^1.05)" office:value-type="float" office:value="140.385427779703">
            <text:p>140,3854277797</text:p>
          </table:table-cell>
          <table:table-cell table:formula="of:=1.9+(2.6*[.B87]^0.92)" office:value-type="float" office:value="156.795485284671">
            <text:p>156,7954852847</text:p>
          </table:table-cell>
          <table:table-cell table:formula="of:=2.4+(3.2*[.B87]^0.9)" office:value-type="float" office:value="176.83234184608">
            <text:p>176,8323418461</text:p>
          </table:table-cell>
          <table:table-cell table:formula="of:=12+(3.1*[.B87]^1.05)" office:value-type="float" office:value="341.042173936215">
            <text:p>341,0421739362</text:p>
          </table:table-cell>
          <table:table-cell table:formula="of:=4+(2.4*[.B87]^0.9)" office:value-type="float" office:value="134.82425638456">
            <text:p>134,8242563846</text:p>
          </table:table-cell>
          <table:table-cell table:formula="of:=SUM([.E87:.J87])" office:value-type="float" office:value="1301.99467671626">
            <text:p>1301,9946767163</text:p>
          </table:table-cell>
        </table:table-row>
        <table:table-row table:style-name="ro1">
          <table:table-cell/>
          <table:table-cell table:formula="of:=[.B87]+1" office:value-type="float" office:value="86">
            <text:p>86</text:p>
          </table:table-cell>
          <table:table-cell table:formula="of:=224+(32*[.B88]^1.05)" office:value-type="float" office:value="3662.53423080243">
            <text:p>3662,5342308024</text:p>
          </table:table-cell>
          <table:table-cell table:formula="of:=32+(5*[.B88]^0.85)" office:value-type="float" office:value="252.441667686612">
            <text:p>252,4416676866</text:p>
          </table:table-cell>
          <table:table-cell table:formula="of:=7.5+(2.6*[.B88]^1.1)" office:value-type="float" office:value="356.577329063411">
            <text:p>356,5773290634</text:p>
          </table:table-cell>
          <table:table-cell table:formula="of:=2.4+(1.3*[.B88]^1.05)" office:value-type="float" office:value="142.090453126349">
            <text:p>142,0904531263</text:p>
          </table:table-cell>
          <table:table-cell table:formula="of:=1.9+(2.6*[.B88]^0.92)" office:value-type="float" office:value="158.471215497903">
            <text:p>158,4712154979</text:p>
          </table:table-cell>
          <table:table-cell table:formula="of:=2.4+(3.2*[.B88]^0.9)" office:value-type="float" office:value="178.678190752463">
            <text:p>178,6781907525</text:p>
          </table:table-cell>
          <table:table-cell table:formula="of:=12+(3.1*[.B88]^1.05)" office:value-type="float" office:value="345.108003608986">
            <text:p>345,108003609</text:p>
          </table:table-cell>
          <table:table-cell table:formula="of:=4+(2.4*[.B88]^0.9)" office:value-type="float" office:value="136.208643064347">
            <text:p>136,2086430643</text:p>
          </table:table-cell>
          <table:table-cell table:formula="of:=SUM([.E88:.J88])" office:value-type="float" office:value="1317.13383511346">
            <text:p>1317,1338351135</text:p>
          </table:table-cell>
        </table:table-row>
        <table:table-row table:style-name="ro1">
          <table:table-cell/>
          <table:table-cell table:formula="of:=[.B88]+1" office:value-type="float" office:value="87">
            <text:p>87</text:p>
          </table:table-cell>
          <table:table-cell table:formula="of:=224+(32*[.B89]^1.05)" office:value-type="float" office:value="3704.52849419858">
            <text:p>3704,5284941986</text:p>
          </table:table-cell>
          <table:table-cell table:formula="of:=32+(5*[.B89]^0.85)" office:value-type="float" office:value="254.61855992606">
            <text:p>254,6185599261</text:p>
          </table:table-cell>
          <table:table-cell table:formula="of:=7.5+(2.6*[.B89]^1.1)" office:value-type="float" office:value="361.04485853553">
            <text:p>361,0448585355</text:p>
          </table:table-cell>
          <table:table-cell table:formula="of:=2.4+(1.3*[.B89]^1.05)" office:value-type="float" office:value="143.796470076817">
            <text:p>143,7964700768</text:p>
          </table:table-cell>
          <table:table-cell table:formula="of:=1.9+(2.6*[.B89]^0.92)" office:value-type="float" office:value="160.145387580639">
            <text:p>160,1453875806</text:p>
          </table:table-cell>
          <table:table-cell table:formula="of:=2.4+(3.2*[.B89]^0.9)" office:value-type="float" office:value="180.521894519564">
            <text:p>180,5218945196</text:p>
          </table:table-cell>
          <table:table-cell table:formula="of:=12+(3.1*[.B89]^1.05)" office:value-type="float" office:value="349.176197875487">
            <text:p>349,1761978755</text:p>
          </table:table-cell>
          <table:table-cell table:formula="of:=4+(2.4*[.B89]^0.9)" office:value-type="float" office:value="137.591420889673">
            <text:p>137,5914208897</text:p>
          </table:table-cell>
          <table:table-cell table:formula="of:=SUM([.E89:.J89])" office:value-type="float" office:value="1332.27622947771">
            <text:p>1332,2762294777</text:p>
          </table:table-cell>
        </table:table-row>
        <table:table-row table:style-name="ro1">
          <table:table-cell/>
          <table:table-cell table:formula="of:=[.B89]+1" office:value-type="float" office:value="88">
            <text:p>88</text:p>
          </table:table-cell>
          <table:table-cell table:formula="of:=224+(32*[.B90]^1.05)" office:value-type="float" office:value="3746.5468996839">
            <text:p>3746,5468996839</text:p>
          </table:table-cell>
          <table:table-cell table:formula="of:=32+(5*[.B90]^0.85)" office:value-type="float" office:value="256.791702048043">
            <text:p>256,791702048</text:p>
          </table:table-cell>
          <table:table-cell table:formula="of:=7.5+(2.6*[.B90]^1.1)" office:value-type="float" office:value="365.517526158878">
            <text:p>365,5175261589</text:p>
          </table:table-cell>
          <table:table-cell table:formula="of:=2.4+(1.3*[.B90]^1.05)" office:value-type="float" office:value="145.503467799658">
            <text:p>145,5034677997</text:p>
          </table:table-cell>
          <table:table-cell table:formula="of:=1.9+(2.6*[.B90]^0.92)" office:value-type="float" office:value="161.818020867153">
            <text:p>161,8180208672</text:p>
          </table:table-cell>
          <table:table-cell table:formula="of:=2.4+(3.2*[.B90]^0.9)" office:value-type="float" office:value="182.363480255455">
            <text:p>182,3634802555</text:p>
          </table:table-cell>
          <table:table-cell table:formula="of:=12+(3.1*[.B90]^1.05)" office:value-type="float" office:value="353.246730906878">
            <text:p>353,2467309069</text:p>
          </table:table-cell>
          <table:table-cell table:formula="of:=4+(2.4*[.B90]^0.9)" office:value-type="float" office:value="138.972610191591">
            <text:p>138,9726101916</text:p>
          </table:table-cell>
          <table:table-cell table:formula="of:=SUM([.E90:.J90])" office:value-type="float" office:value="1347.42183617961">
            <text:p>1347,4218361796</text:p>
          </table:table-cell>
        </table:table-row>
        <table:table-row table:style-name="ro1">
          <table:table-cell/>
          <table:table-cell table:formula="of:=[.B90]+1" office:value-type="float" office:value="89">
            <text:p>89</text:p>
          </table:table-cell>
          <table:table-cell table:formula="of:=224+(32*[.B91]^1.05)" office:value-type="float" office:value="3788.58918654823">
            <text:p>3788,5891865482</text:p>
          </table:table-cell>
          <table:table-cell table:formula="of:=32+(5*[.B91]^0.85)" office:value-type="float" office:value="258.961143020152">
            <text:p>258,9611430202</text:p>
          </table:table-cell>
          <table:table-cell table:formula="of:=7.5+(2.6*[.B91]^1.1)" office:value-type="float" office:value="369.995279352035">
            <text:p>369,995279352</text:p>
          </table:table-cell>
          <table:table-cell table:formula="of:=2.4+(1.3*[.B91]^1.05)" office:value-type="float" office:value="147.211435703522">
            <text:p>147,2114357035</text:p>
          </table:table-cell>
          <table:table-cell table:formula="of:=1.9+(2.6*[.B91]^0.92)" office:value-type="float" office:value="163.489134234908">
            <text:p>163,4891342349</text:p>
          </table:table-cell>
          <table:table-cell table:formula="of:=2.4+(3.2*[.B91]^0.9)" office:value-type="float" office:value="184.202974421631">
            <text:p>184,2029744216</text:p>
          </table:table-cell>
          <table:table-cell table:formula="of:=12+(3.1*[.B91]^1.05)" office:value-type="float" office:value="357.31957744686">
            <text:p>357,3195774469</text:p>
          </table:table-cell>
          <table:table-cell table:formula="of:=4+(2.4*[.B91]^0.9)" office:value-type="float" office:value="140.352230816223">
            <text:p>140,3522308162</text:p>
          </table:table-cell>
          <table:table-cell table:formula="of:=SUM([.E91:.J91])" office:value-type="float" office:value="1362.57063197518">
            <text:p>1362,5706319752</text:p>
          </table:table-cell>
        </table:table-row>
        <table:table-row table:style-name="ro1">
          <table:table-cell/>
          <table:table-cell table:formula="of:=[.B91]+1" office:value-type="float" office:value="90">
            <text:p>90</text:p>
          </table:table-cell>
          <table:table-cell table:formula="of:=224+(32*[.B92]^1.05)" office:value-type="float" office:value="3830.65509979555">
            <text:p>3830,6550997956</text:p>
          </table:table-cell>
          <table:table-cell table:formula="of:=32+(5*[.B92]^0.85)" office:value-type="float" office:value="261.126930627976">
            <text:p>261,126930628</text:p>
          </table:table-cell>
          <table:table-cell table:formula="of:=7.5+(2.6*[.B92]^1.1)" office:value-type="float" office:value="374.478066656807">
            <text:p>374,4780666568</text:p>
          </table:table-cell>
          <table:table-cell table:formula="of:=2.4+(1.3*[.B92]^1.05)" office:value-type="float" office:value="148.920363429194">
            <text:p>148,9203634292</text:p>
          </table:table-cell>
          <table:table-cell table:formula="of:=1.9+(2.6*[.B92]^0.92)" office:value-type="float" office:value="165.158746120355">
            <text:p>165,1587461204</text:p>
          </table:table-cell>
          <table:table-cell table:formula="of:=2.4+(3.2*[.B92]^0.9)" office:value-type="float" office:value="186.040402855531">
            <text:p>186,0404028555</text:p>
          </table:table-cell>
          <table:table-cell table:formula="of:=12+(3.1*[.B92]^1.05)" office:value-type="float" office:value="361.394712792694">
            <text:p>361,3947127927</text:p>
          </table:table-cell>
          <table:table-cell table:formula="of:=4+(2.4*[.B92]^0.9)" office:value-type="float" office:value="141.730302141648">
            <text:p>141,7303021416</text:p>
          </table:table-cell>
          <table:table-cell table:formula="of:=SUM([.E92:.J92])" office:value-type="float" office:value="1377.72259399623">
            <text:p>1377,7225939962</text:p>
          </table:table-cell>
        </table:table-row>
        <table:table-row table:style-name="ro1">
          <table:table-cell/>
          <table:table-cell table:formula="of:=[.B92]+1" office:value-type="float" office:value="91">
            <text:p>91</text:p>
          </table:table-cell>
          <table:table-cell table:formula="of:=224+(32*[.B93]^1.05)" office:value-type="float" office:value="3872.74438995667">
            <text:p>3872,7443899567</text:p>
          </table:table-cell>
          <table:table-cell table:formula="of:=32+(5*[.B93]^0.85)" office:value-type="float" office:value="263.28911151644">
            <text:p>263,2891115164</text:p>
          </table:table-cell>
          <table:table-cell table:formula="of:=7.5+(2.6*[.B93]^1.1)" office:value-type="float" office:value="378.965837702016">
            <text:p>378,965837702</text:p>
          </table:table-cell>
          <table:table-cell table:formula="of:=2.4+(1.3*[.B93]^1.05)" office:value-type="float" office:value="150.63024084199">
            <text:p>150,630240842</text:p>
          </table:table-cell>
          <table:table-cell table:formula="of:=1.9+(2.6*[.B93]^0.92)" office:value-type="float" office:value="166.82687453402">
            <text:p>166,826874534</text:p>
          </table:table-cell>
          <table:table-cell table:formula="of:=2.4+(3.2*[.B93]^0.9)" office:value-type="float" office:value="187.875790792016">
            <text:p>187,875790792</text:p>
          </table:table-cell>
          <table:table-cell table:formula="of:=12+(3.1*[.B93]^1.05)" office:value-type="float" office:value="365.472112777052">
            <text:p>365,4721127771</text:p>
          </table:table-cell>
          <table:table-cell table:formula="of:=4+(2.4*[.B93]^0.9)" office:value-type="float" office:value="143.106843094012">
            <text:p>143,106843094</text:p>
          </table:table-cell>
          <table:table-cell table:formula="of:=SUM([.E93:.J93])" office:value-type="float" office:value="1392.87769974111">
            <text:p>1392,8776997411</text:p>
          </table:table-cell>
        </table:table-row>
        <table:table-row table:style-name="ro1">
          <table:table-cell/>
          <table:table-cell table:formula="of:=[.B93]+1" office:value-type="float" office:value="92">
            <text:p>92</text:p>
          </table:table-cell>
          <table:table-cell table:formula="of:=224+(32*[.B94]^1.05)" office:value-type="float" office:value="3914.85681290992">
            <text:p>3914,8568129099</text:p>
          </table:table-cell>
          <table:table-cell table:formula="of:=32+(5*[.B94]^0.85)" office:value-type="float" office:value="265.447731229263">
            <text:p>265,4477312293</text:p>
          </table:table-cell>
          <table:table-cell table:formula="of:=7.5+(2.6*[.B94]^1.1)" office:value-type="float" office:value="383.458543168831">
            <text:p>383,4585431688</text:p>
          </table:table-cell>
          <table:table-cell table:formula="of:=2.4+(1.3*[.B94]^1.05)" office:value-type="float" office:value="152.341058024465">
            <text:p>152,3410580245</text:p>
          </table:table-cell>
          <table:table-cell table:formula="of:=1.9+(2.6*[.B94]^0.92)" office:value-type="float" office:value="168.493537074918">
            <text:p>168,4935370749</text:p>
          </table:table-cell>
          <table:table-cell table:formula="of:=2.4+(3.2*[.B94]^0.9)" office:value-type="float" office:value="189.709162883889">
            <text:p>189,7091628839</text:p>
          </table:table-cell>
          <table:table-cell table:formula="of:=12+(3.1*[.B94]^1.05)" office:value-type="float" office:value="369.551753750648">
            <text:p>369,5517537506</text:p>
          </table:table-cell>
          <table:table-cell table:formula="of:=4+(2.4*[.B94]^0.9)" office:value-type="float" office:value="144.481872162917">
            <text:p>144,4818721629</text:p>
          </table:table-cell>
          <table:table-cell table:formula="of:=SUM([.E94:.J94])" office:value-type="float" office:value="1408.03592706567">
            <text:p>1408,0359270657</text:p>
          </table:table-cell>
        </table:table-row>
        <table:table-row table:style-name="ro1">
          <table:table-cell/>
          <table:table-cell table:formula="of:=[.B94]+1" office:value-type="float" office:value="93">
            <text:p>93</text:p>
          </table:table-cell>
          <table:table-cell table:formula="of:=224+(32*[.B95]^1.05)" office:value-type="float" office:value="3956.99212970969">
            <text:p>3956,9921297097</text:p>
          </table:table-cell>
          <table:table-cell table:formula="of:=32+(5*[.B95]^0.85)" office:value-type="float" office:value="267.60283424663">
            <text:p>267,6028342466</text:p>
          </table:table-cell>
          <table:table-cell table:formula="of:=7.5+(2.6*[.B95]^1.1)" office:value-type="float" office:value="387.956134757579">
            <text:p>387,9561347576</text:p>
          </table:table-cell>
          <table:table-cell table:formula="of:=2.4+(1.3*[.B95]^1.05)" office:value-type="float" office:value="154.052805269456">
            <text:p>154,0528052695</text:p>
          </table:table-cell>
          <table:table-cell table:formula="of:=1.9+(2.6*[.B95]^0.92)" office:value-type="float" office:value="170.158750944322">
            <text:p>170,1587509443</text:p>
          </table:table-cell>
          <table:table-cell table:formula="of:=2.4+(3.2*[.B95]^0.9)" office:value-type="float" office:value="191.540543221498">
            <text:p>191,5405432215</text:p>
          </table:table-cell>
          <table:table-cell table:formula="of:=12+(3.1*[.B95]^1.05)" office:value-type="float" office:value="373.633612565627">
            <text:p>373,6336125656</text:p>
          </table:table-cell>
          <table:table-cell table:formula="of:=4+(2.4*[.B95]^0.9)" office:value-type="float" office:value="145.855407416124">
            <text:p>145,8554074161</text:p>
          </table:table-cell>
          <table:table-cell table:formula="of:=SUM([.E95:.J95])" office:value-type="float" office:value="1423.19725417461">
            <text:p>1423,1972541746</text:p>
          </table:table-cell>
        </table:table-row>
        <table:table-row table:style-name="ro1">
          <table:table-cell/>
          <table:table-cell table:formula="of:=[.B95]+1" office:value-type="float" office:value="94">
            <text:p>94</text:p>
          </table:table-cell>
          <table:table-cell table:formula="of:=224+(32*[.B96]^1.05)" office:value-type="float" office:value="3999.15010642218">
            <text:p>3999,1501064222</text:p>
          </table:table-cell>
          <table:table-cell table:formula="of:=32+(5*[.B96]^0.85)" office:value-type="float" office:value="269.754464021192">
            <text:p>269,7544640212</text:p>
          </table:table-cell>
          <table:table-cell table:formula="of:=7.5+(2.6*[.B96]^1.1)" office:value-type="float" office:value="392.458565155943">
            <text:p>392,4585651559</text:p>
          </table:table-cell>
          <table:table-cell table:formula="of:=2.4+(1.3*[.B96]^1.05)" office:value-type="float" office:value="155.765473073401">
            <text:p>155,7654730734</text:p>
          </table:table-cell>
          <table:table-cell table:formula="of:=1.9+(2.6*[.B96]^0.92)" office:value-type="float" office:value="171.822532958931">
            <text:p>171,8225329589</text:p>
          </table:table-cell>
          <table:table-cell table:formula="of:=2.4+(3.2*[.B96]^0.9)" office:value-type="float" office:value="193.369955351479">
            <text:p>193,3699553515</text:p>
          </table:table-cell>
          <table:table-cell table:formula="of:=12+(3.1*[.B96]^1.05)" office:value-type="float" office:value="377.717666559649">
            <text:p>377,7176665596</text:p>
          </table:table-cell>
          <table:table-cell table:formula="of:=4+(2.4*[.B96]^0.9)" office:value-type="float" office:value="147.227466513609">
            <text:p>147,2274665136</text:p>
          </table:table-cell>
          <table:table-cell table:formula="of:=SUM([.E96:.J96])" office:value-type="float" office:value="1438.36165961301">
            <text:p>1438,361659613</text:p>
          </table:table-cell>
        </table:table-row>
        <table:table-row table:style-name="ro1">
          <table:table-cell/>
          <table:table-cell table:formula="of:=[.B96]+1" office:value-type="float" office:value="95">
            <text:p>95</text:p>
          </table:table-cell>
          <table:table-cell table:formula="of:=224+(32*[.B97]^1.05)" office:value-type="float" office:value="4041.33051396802">
            <text:p>4041,330513968</text:p>
          </table:table-cell>
          <table:table-cell table:formula="of:=32+(5*[.B97]^0.85)" office:value-type="float" office:value="271.902663012474">
            <text:p>271,9026630125</text:p>
          </table:table-cell>
          <table:table-cell table:formula="of:=7.5+(2.6*[.B97]^1.1)" office:value-type="float" office:value="396.965788008485">
            <text:p>396,9657880085</text:p>
          </table:table-cell>
          <table:table-cell table:formula="of:=2.4+(1.3*[.B97]^1.05)" office:value-type="float" office:value="157.479052129951">
            <text:p>157,47905213</text:p>
          </table:table-cell>
          <table:table-cell table:formula="of:=1.9+(2.6*[.B97]^0.92)" office:value-type="float" office:value="173.484899563468">
            <text:p>173,4848995635</text:p>
          </table:table-cell>
          <table:table-cell table:formula="of:=2.4+(3.2*[.B97]^0.9)" office:value-type="float" office:value="195.197422294674">
            <text:p>195,1974222947</text:p>
          </table:table-cell>
          <table:table-cell table:formula="of:=12+(3.1*[.B97]^1.05)" office:value-type="float" office:value="381.803893540652">
            <text:p>381,8038935407</text:p>
          </table:table-cell>
          <table:table-cell table:formula="of:=4+(2.4*[.B97]^0.9)" office:value-type="float" office:value="148.598066721006">
            <text:p>148,598066721</text:p>
          </table:table-cell>
          <table:table-cell table:formula="of:=SUM([.E97:.J97])" office:value-type="float" office:value="1453.52912225824">
            <text:p>1453,5291222582</text:p>
          </table:table-cell>
        </table:table-row>
        <table:table-row table:style-name="ro1">
          <table:table-cell/>
          <table:table-cell table:formula="of:=[.B97]+1" office:value-type="float" office:value="96">
            <text:p>96</text:p>
          </table:table-cell>
          <table:table-cell table:formula="of:=224+(32*[.B98]^1.05)" office:value-type="float" office:value="4083.53312797149">
            <text:p>4083,5331279715</text:p>
          </table:table-cell>
          <table:table-cell table:formula="of:=32+(5*[.B98]^0.85)" office:value-type="float" office:value="274.04747271978">
            <text:p>274,0474727198</text:p>
          </table:table-cell>
          <table:table-cell table:formula="of:=7.5+(2.6*[.B98]^1.1)" office:value-type="float" office:value="401.477757887415">
            <text:p>401,4777578874</text:p>
          </table:table-cell>
          <table:table-cell table:formula="of:=2.4+(1.3*[.B98]^1.05)" office:value-type="float" office:value="159.193533323842">
            <text:p>159,1935333238</text:p>
          </table:table-cell>
          <table:table-cell table:formula="of:=1.9+(2.6*[.B98]^0.92)" office:value-type="float" office:value="175.145866842734">
            <text:p>175,1458668427</text:p>
          </table:table-cell>
          <table:table-cell table:formula="of:=2.4+(3.2*[.B98]^0.9)" office:value-type="float" office:value="197.022966563284">
            <text:p>197,0229665633</text:p>
          </table:table-cell>
          <table:table-cell table:formula="of:=12+(3.1*[.B98]^1.05)" office:value-type="float" office:value="385.892271772238">
            <text:p>385,8922717722</text:p>
          </table:table-cell>
          <table:table-cell table:formula="of:=4+(2.4*[.B98]^0.9)" office:value-type="float" office:value="149.967224922463">
            <text:p>149,9672249225</text:p>
          </table:table-cell>
          <table:table-cell table:formula="of:=SUM([.E98:.J98])" office:value-type="float" office:value="1468.69962131198">
            <text:p>1468,699621312</text:p>
          </table:table-cell>
        </table:table-row>
        <table:table-row table:style-name="ro1">
          <table:table-cell/>
          <table:table-cell table:formula="of:=[.B98]+1" office:value-type="float" office:value="97">
            <text:p>97</text:p>
          </table:table-cell>
          <table:table-cell table:formula="of:=224+(32*[.B99]^1.05)" office:value-type="float" office:value="4125.75772861597">
            <text:p>4125,757728616</text:p>
          </table:table-cell>
          <table:table-cell table:formula="of:=32+(5*[.B99]^0.85)" office:value-type="float" office:value="276.188933713678">
            <text:p>276,1889337137</text:p>
          </table:table-cell>
          <table:table-cell table:formula="of:=7.5+(2.6*[.B99]^1.1)" office:value-type="float" office:value="405.994430264553">
            <text:p>405,9944302646</text:p>
          </table:table-cell>
          <table:table-cell table:formula="of:=2.4+(1.3*[.B99]^1.05)" office:value-type="float" office:value="160.908907725024">
            <text:p>160,908907725</text:p>
          </table:table-cell>
          <table:table-cell table:formula="of:=1.9+(2.6*[.B99]^0.92)" office:value-type="float" office:value="176.805450533154">
            <text:p>176,8054505332</text:p>
          </table:table-cell>
          <table:table-cell table:formula="of:=2.4+(3.2*[.B99]^0.9)" office:value-type="float" office:value="198.846610177285">
            <text:p>198,8466101773</text:p>
          </table:table-cell>
          <table:table-cell table:formula="of:=12+(3.1*[.B99]^1.05)" office:value-type="float" office:value="389.982779959672">
            <text:p>389,9827799597</text:p>
          </table:table-cell>
          <table:table-cell table:formula="of:=4+(2.4*[.B99]^0.9)" office:value-type="float" office:value="151.334957632964">
            <text:p>151,334957633</text:p>
          </table:table-cell>
          <table:table-cell table:formula="of:=SUM([.E99:.J99])" office:value-type="float" office:value="1483.87313629265">
            <text:p>1483,8731362927</text:p>
          </table:table-cell>
        </table:table-row>
        <table:table-row table:style-name="ro1">
          <table:table-cell/>
          <table:table-cell table:formula="of:=[.B99]+1" office:value-type="float" office:value="98">
            <text:p>98</text:p>
          </table:table-cell>
          <table:table-cell table:formula="of:=224+(32*[.B100]^1.05)" office:value-type="float" office:value="4168.00410050518">
            <text:p>4168,0041005052</text:p>
          </table:table-cell>
          <table:table-cell table:formula="of:=32+(5*[.B100]^0.85)" office:value-type="float" office:value="278.327085666141">
            <text:p>278,3270856661</text:p>
          </table:table-cell>
          <table:table-cell table:formula="of:=7.5+(2.6*[.B100]^1.1)" office:value-type="float" office:value="410.515761484419">
            <text:p>410,5157614844</text:p>
          </table:table-cell>
          <table:table-cell table:formula="of:=2.4+(1.3*[.B100]^1.05)" office:value-type="float" office:value="162.625166583023">
            <text:p>162,625166583</text:p>
          </table:table-cell>
          <table:table-cell table:formula="of:=1.9+(2.6*[.B100]^0.92)" office:value-type="float" office:value="178.46366603383">
            <text:p>178,4636660338</text:p>
          </table:table-cell>
          <table:table-cell table:formula="of:=2.4+(3.2*[.B100]^0.9)" office:value-type="float" office:value="200.668374680153">
            <text:p>200,6683746802</text:p>
          </table:table-cell>
          <table:table-cell table:formula="of:=12+(3.1*[.B100]^1.05)" office:value-type="float" office:value="394.07539723644">
            <text:p>394,0753972364</text:p>
          </table:table-cell>
          <table:table-cell table:formula="of:=4+(2.4*[.B100]^0.9)" office:value-type="float" office:value="152.701281010115">
            <text:p>152,7012810101</text:p>
          </table:table-cell>
          <table:table-cell table:formula="of:=SUM([.E100:.J100])" office:value-type="float" office:value="1499.04964702798">
            <text:p>1499,049647028</text:p>
          </table:table-cell>
        </table:table-row>
        <table:table-row table:style-name="ro1">
          <table:table-cell/>
          <table:table-cell table:formula="of:=[.B100]+1" office:value-type="float" office:value="99">
            <text:p>99</text:p>
          </table:table-cell>
          <table:table-cell table:formula="of:=224+(32*[.B101]^1.05)" office:value-type="float" office:value="4210.27203253015">
            <text:p>4210,2720325302</text:p>
          </table:table-cell>
          <table:table-cell table:formula="of:=32+(5*[.B101]^0.85)" office:value-type="float" office:value="280.461967379407">
            <text:p>280,4619673794</text:p>
          </table:table-cell>
          <table:table-cell table:formula="of:=7.5+(2.6*[.B101]^1.1)" office:value-type="float" office:value="415.041708738393">
            <text:p>415,0417087384</text:p>
          </table:table-cell>
          <table:table-cell table:formula="of:=2.4+(1.3*[.B101]^1.05)" office:value-type="float" office:value="164.342301321537">
            <text:p>164,3423013215</text:p>
          </table:table-cell>
          <table:table-cell table:formula="of:=1.9+(2.6*[.B101]^0.92)" office:value-type="float" office:value="180.120528417146">
            <text:p>180,1205284171</text:p>
          </table:table-cell>
          <table:table-cell table:formula="of:=2.4+(3.2*[.B101]^0.9)" office:value-type="float" office:value="202.488281153929">
            <text:p>202,4882811539</text:p>
          </table:table-cell>
          <table:table-cell table:formula="of:=12+(3.1*[.B101]^1.05)" office:value-type="float" office:value="398.170103151358">
            <text:p>398,1701031514</text:p>
          </table:table-cell>
          <table:table-cell table:formula="of:=4+(2.4*[.B101]^0.9)" office:value-type="float" office:value="154.066210865447">
            <text:p>154,0662108654</text:p>
          </table:table-cell>
          <table:table-cell table:formula="of:=SUM([.E101:.J101])" office:value-type="float" office:value="1514.22913364781">
            <text:p>1514,22913364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1">01/11/2021</text:date>, <text:time>21:1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1T20:08:07.61</meta:creation-date>
    <dc:date>2021-11-01T21:16:04.08</dc:date>
    <meta:editing-duration>PT6M35S</meta:editing-duration>
    <meta:editing-cycles>1</meta:editing-cycles>
    <meta:document-statistic meta:table-count="7" meta:cell-count="7007" meta:object-count="0"/>
    <meta:generator>OpenOffice/4.1.6$Win32 OpenOffice.org_project/416m1$Build-9790</meta:generator>
  </office:meta>
</office:document-meta>
</file>